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85208333333333cm" style:use-optimal-column-width="true"/>
    </style:style>
    <style:style style:name="co2" style:family="table-column">
      <style:table-column-properties fo:break-before="auto" style:column-width="2.2225cm" style:use-optimal-column-width="true"/>
    </style:style>
    <style:style style:name="co3" style:family="table-column">
      <style:table-column-properties fo:break-before="auto" style:column-width="2.35479166666667cm" style:use-optimal-column-width="true"/>
    </style:style>
    <style:style style:name="co4" style:family="table-column">
      <style:table-column-properties fo:break-before="auto" style:column-width="3.730625cm" style:use-optimal-column-width="true"/>
    </style:style>
    <style:style style:name="co5" style:family="table-column">
      <style:table-column-properties fo:break-before="auto" style:column-width="4.70958333333333cm" style:use-optimal-column-width="true"/>
    </style:style>
    <style:style style:name="co6" style:family="table-column">
      <style:table-column-properties fo:break-before="auto" style:column-width="5.159375cm" style:use-optimal-column-width="true"/>
    </style:style>
    <style:style style:name="co7" style:family="table-column">
      <style:table-column-properties fo:break-before="auto" style:column-width="6.08541666666667cm" style:use-optimal-column-width="true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Graph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6377" table:default-cell-style-name="ce2"/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<text:s/>Quad.GPS.X</text:p>
          </table:table-cell>
          <table:table-cell office:value-type="string" table:style-name="ce1">
            <text:p>Mean</text:p>
          </table:table-cell>
          <table:table-cell office:value-type="string" table:style-name="ce1">
            <text:p><text:s/>(Quad.GPS.X-Mean)²</text:p>
          </table:table-cell>
          <table:table-cell office:value-type="string" table:style-name="ce1">
            <text:p>sum( (Quad.GPS.X-Mean)²)</text:p>
          </table:table-cell>
          <table:table-cell office:value-type="string" table:style-name="ce1">
            <text:p>sum( (Quad.GPS.X-Mean)²)/N</text:p>
          </table:table-cell>
          <table:table-cell office:value-type="string" table:style-name="ce1">
            <text:p>sqrt(sum( (Quad.GPS.X-Mean)²)/N)</text:p>
          </table:table-cell>
          <table:table-cell table:number-columns-repeated="16377"/>
        </table:table-row>
        <table:table-row table:style-name="ro1">
          <table:table-cell office:value-type="float" office:value="5.0000000000000001E-3" table:style-name="ce2">
            <text:p>0.005</text:p>
          </table:table-cell>
          <table:table-cell office:value-type="float" office:value="0.55212499999999998" table:style-name="ce2">
            <text:p>0.552125</text:p>
          </table:table-cell>
          <table:table-cell office:value-type="float" office:value="-2.2622767676767665E-2" table:formula="of:=AVERAGE([.B2:.B100])" table:style-name="ce2">
            <text:p>-0.022622768</text:p>
          </table:table-cell>
          <table:table-cell office:value-type="float" office:value="0.33033499644942765" table:formula="of:=POWER(([.B2]-[.C2]);2)" table:style-name="ce2">
            <text:p>0.330334996</text:p>
          </table:table-cell>
          <table:table-cell office:value-type="float" office:value="25.869150323294434" table:formula="of:=SUM([.D2:.D100])" table:style-name="ce2">
            <text:p>25.86915032</text:p>
          </table:table-cell>
          <table:table-cell office:value-type="float" office:value="0.2613045487201458" table:formula="of:=[.E2]/COUNT([.D2:.D100])" table:style-name="ce2">
            <text:p>0.261304549</text:p>
          </table:table-cell>
          <table:table-cell office:value-type="float" office:value="0.51117956602366821" table:formula="of:=SQRT([.F2])" table:style-name="ce2">
            <text:p>0.511179566</text:p>
          </table:table-cell>
          <table:table-cell table:number-columns-repeated="16377"/>
        </table:table-row>
        <table:table-row table:style-name="ro1">
          <table:table-cell office:value-type="float" office:value="0.01" table:style-name="ce2">
            <text:p>0.01</text:p>
          </table:table-cell>
          <table:table-cell office:value-type="float" office:value="7.4001999999999998E-2" table:style-name="ce2">
            <text:p>0.074002</text:p>
          </table:table-cell>
          <table:table-cell table:style-name="ce2"/>
          <table:table-cell office:value-type="float" office:value="5.4762960039999994E-3" table:formula="of:=POWER(([.B3]-[.C3]);2)" table:style-name="ce2">
            <text:p>0.005476296</text:p>
          </table:table-cell>
          <table:table-cell table:number-columns-repeated="16380" table:style-name="ce2"/>
        </table:table-row>
        <table:table-row table:style-name="ro1">
          <table:table-cell office:value-type="float" office:value="1.4999999999999999E-2" table:style-name="ce2">
            <text:p>0.015</text:p>
          </table:table-cell>
          <table:table-cell office:value-type="float" office:value="0.523563" table:style-name="ce2">
            <text:p>0.523563</text:p>
          </table:table-cell>
          <table:table-cell table:style-name="ce2"/>
          <table:table-cell office:value-type="float" office:value="0.27411821496900002" table:formula="of:=POWER(([.B4]-[.C4]);2)" table:style-name="ce2">
            <text:p>0.274118215</text:p>
          </table:table-cell>
          <table:table-cell table:number-columns-repeated="16380" table:style-name="ce2"/>
        </table:table-row>
        <table:table-row table:style-name="ro1">
          <table:table-cell office:value-type="float" office:value="0.02" table:style-name="ce2">
            <text:p>0.02</text:p>
          </table:table-cell>
          <table:table-cell office:value-type="float" office:value="-0.426176" table:style-name="ce2">
            <text:p>-0.426176</text:p>
          </table:table-cell>
          <table:table-cell table:style-name="ce2"/>
          <table:table-cell office:value-type="float" office:value="0.18162598297599999" table:formula="of:=POWER(([.B5]-[.C5]);2)" table:style-name="ce2">
            <text:p>0.181625983</text:p>
          </table:table-cell>
          <table:table-cell table:number-columns-repeated="16380" table:style-name="ce2"/>
        </table:table-row>
        <table:table-row table:style-name="ro1">
          <table:table-cell office:value-type="float" office:value="2.5000000000000001E-2" table:style-name="ce2">
            <text:p>0.025</text:p>
          </table:table-cell>
          <table:table-cell office:value-type="float" office:value="0.91674299999999997" table:style-name="ce2">
            <text:p>0.916743</text:p>
          </table:table-cell>
          <table:table-cell table:style-name="ce2"/>
          <table:table-cell office:value-type="float" office:value="0.84041772804899995" table:formula="of:=POWER(([.B6]-[.C6]);2)" table:style-name="ce2">
            <text:p>0.840417728</text:p>
          </table:table-cell>
          <table:table-cell table:number-columns-repeated="16380" table:style-name="ce2"/>
        </table:table-row>
        <table:table-row table:style-name="ro1">
          <table:table-cell office:value-type="float" office:value="0.03" table:style-name="ce2">
            <text:p>0.03</text:p>
          </table:table-cell>
          <table:table-cell office:value-type="float" office:value="-0.29561799999999999" table:style-name="ce2">
            <text:p>-0.295618</text:p>
          </table:table-cell>
          <table:table-cell table:style-name="ce2"/>
          <table:table-cell office:value-type="float" office:value="8.7390001923999996E-2" table:formula="of:=POWER(([.B7]-[.C7]);2)" table:style-name="ce2">
            <text:p>0.087390002</text:p>
          </table:table-cell>
          <table:table-cell table:number-columns-repeated="16380" table:style-name="ce2"/>
        </table:table-row>
        <table:table-row table:style-name="ro1">
          <table:table-cell office:value-type="float" office:value="3.5000000000000003E-2" table:style-name="ce2">
            <text:p>0.035</text:p>
          </table:table-cell>
          <table:table-cell office:value-type="float" office:value="0.184364" table:style-name="ce2">
            <text:p>0.184364</text:p>
          </table:table-cell>
          <table:table-cell table:style-name="ce2"/>
          <table:table-cell office:value-type="float" office:value="3.3990084496000002E-2" table:formula="of:=POWER(([.B8]-[.C8]);2)" table:style-name="ce2">
            <text:p>0.033990084</text:p>
          </table:table-cell>
          <table:table-cell table:number-columns-repeated="16380" table:style-name="ce2"/>
        </table:table-row>
        <table:table-row table:style-name="ro1">
          <table:table-cell office:value-type="float" office:value="0.04" table:style-name="ce2">
            <text:p>0.04</text:p>
          </table:table-cell>
          <table:table-cell office:value-type="float" office:value="-0.56670200000000004" table:style-name="ce2">
            <text:p>-0.566702</text:p>
          </table:table-cell>
          <table:table-cell table:style-name="ce2"/>
          <table:table-cell office:value-type="float" office:value="0.32115115680400003" table:formula="of:=POWER(([.B9]-[.C9]);2)" table:style-name="ce2">
            <text:p>0.321151157</text:p>
          </table:table-cell>
          <table:table-cell table:number-columns-repeated="16380" table:style-name="ce2"/>
        </table:table-row>
        <table:table-row table:style-name="ro1">
          <table:table-cell office:value-type="float" office:value="4.4999999999999998E-2" table:style-name="ce2">
            <text:p>0.045</text:p>
          </table:table-cell>
          <table:table-cell office:value-type="float" office:value="0.31413099999999999" table:style-name="ce2">
            <text:p>0.314131</text:p>
          </table:table-cell>
          <table:table-cell table:style-name="ce2"/>
          <table:table-cell office:value-type="float" office:value="9.8678285160999996E-2" table:formula="of:=POWER(([.B10]-[.C10]);2)" table:style-name="ce2">
            <text:p>0.098678285</text:p>
          </table:table-cell>
          <table:table-cell table:number-columns-repeated="16380" table:style-name="ce2"/>
        </table:table-row>
        <table:table-row table:style-name="ro1">
          <table:table-cell office:value-type="float" office:value="0.05" table:style-name="ce2">
            <text:p>0.05</text:p>
          </table:table-cell>
          <table:table-cell office:value-type="float" office:value="-1.080225" table:style-name="ce2">
            <text:p>-1.080225</text:p>
          </table:table-cell>
          <table:table-cell table:style-name="ce2"/>
          <table:table-cell office:value-type="float" office:value="1.1668860506250001" table:formula="of:=POWER(([.B11]-[.C11]);2)" table:style-name="ce2">
            <text:p>1.166886051</text:p>
          </table:table-cell>
          <table:table-cell table:number-columns-repeated="16380" table:style-name="ce2"/>
        </table:table-row>
        <table:table-row table:style-name="ro1">
          <table:table-cell office:value-type="float" office:value="5.5E-2" table:style-name="ce2">
            <text:p>0.055</text:p>
          </table:table-cell>
          <table:table-cell office:value-type="float" office:value="8.201E-3" table:style-name="ce2">
            <text:p>0.008201</text:p>
          </table:table-cell>
          <table:table-cell table:style-name="ce2"/>
          <table:table-cell office:value-type="float" office:value="6.7256401000000005E-5" table:formula="of:=POWER(([.B12]-[.C12]);2)" table:style-name="ce2">
            <text:p>6.72564E-05</text:p>
          </table:table-cell>
          <table:table-cell table:number-columns-repeated="16380" table:style-name="ce2"/>
        </table:table-row>
        <table:table-row table:style-name="ro1">
          <table:table-cell office:value-type="float" office:value="0.06" table:style-name="ce2">
            <text:p>0.06</text:p>
          </table:table-cell>
          <table:table-cell office:value-type="float" office:value="0.41994399999999998" table:style-name="ce2">
            <text:p>0.419944</text:p>
          </table:table-cell>
          <table:table-cell table:style-name="ce2"/>
          <table:table-cell office:value-type="float" office:value="0.17635296313599999" table:formula="of:=POWER(([.B13]-[.C13]);2)" table:style-name="ce2">
            <text:p>0.176352963</text:p>
          </table:table-cell>
          <table:table-cell table:number-columns-repeated="16380" table:style-name="ce2"/>
        </table:table-row>
        <table:table-row table:style-name="ro1">
          <table:table-cell office:value-type="float" office:value="6.5000000000000002E-2" table:style-name="ce2">
            <text:p>0.065</text:p>
          </table:table-cell>
          <table:table-cell office:value-type="float" office:value="-0.78776500000000005" table:style-name="ce2">
            <text:p>-0.787765</text:p>
          </table:table-cell>
          <table:table-cell table:style-name="ce2"/>
          <table:table-cell office:value-type="float" office:value="0.62057369522500005" table:formula="of:=POWER(([.B14]-[.C14]);2)" table:style-name="ce2">
            <text:p>0.620573695</text:p>
          </table:table-cell>
          <table:table-cell table:number-columns-repeated="16380" table:style-name="ce2"/>
        </table:table-row>
        <table:table-row table:style-name="ro1">
          <table:table-cell office:value-type="float" office:value="7.0000000000000007E-2" table:style-name="ce2">
            <text:p>0.07</text:p>
          </table:table-cell>
          <table:table-cell office:value-type="float" office:value="0.99038499999999996" table:style-name="ce2">
            <text:p>0.990385</text:p>
          </table:table-cell>
          <table:table-cell table:style-name="ce2"/>
          <table:table-cell office:value-type="float" office:value="0.98086244822499991" table:formula="of:=POWER(([.B15]-[.C15]);2)" table:style-name="ce2">
            <text:p>0.980862448</text:p>
          </table:table-cell>
          <table:table-cell table:number-columns-repeated="16380" table:style-name="ce2"/>
        </table:table-row>
        <table:table-row table:style-name="ro1">
          <table:table-cell office:value-type="float" office:value="7.4999999999999997E-2" table:style-name="ce2">
            <text:p>0.075</text:p>
          </table:table-cell>
          <table:table-cell office:value-type="float" office:value="0.61724599999999996" table:style-name="ce2">
            <text:p>0.617246</text:p>
          </table:table-cell>
          <table:table-cell table:style-name="ce2"/>
          <table:table-cell office:value-type="float" office:value="0.38099262451599997" table:formula="of:=POWER(([.B16]-[.C16]);2)" table:style-name="ce2">
            <text:p>0.380992625</text:p>
          </table:table-cell>
          <table:table-cell table:number-columns-repeated="16380" table:style-name="ce2"/>
        </table:table-row>
        <table:table-row table:style-name="ro1">
          <table:table-cell office:value-type="float" office:value="0.08" table:style-name="ce2">
            <text:p>0.08</text:p>
          </table:table-cell>
          <table:table-cell office:value-type="float" office:value="0.198741" table:style-name="ce2">
            <text:p>0.198741</text:p>
          </table:table-cell>
          <table:table-cell table:style-name="ce2"/>
          <table:table-cell office:value-type="float" office:value="3.9497985080999998E-2" table:formula="of:=POWER(([.B17]-[.C17]);2)" table:style-name="ce2">
            <text:p>0.039497985</text:p>
          </table:table-cell>
          <table:table-cell table:number-columns-repeated="16380"/>
        </table:table-row>
        <table:table-row table:style-name="ro1">
          <table:table-cell office:value-type="float" office:value="8.5000000000000006E-2" table:style-name="ce2">
            <text:p>0.085</text:p>
          </table:table-cell>
          <table:table-cell office:value-type="float" office:value="0.51958700000000002" table:style-name="ce2">
            <text:p>0.519587</text:p>
          </table:table-cell>
          <table:table-cell table:style-name="ce2"/>
          <table:table-cell office:value-type="float" office:value="0.26997065056900005" table:formula="of:=POWER(([.B18]-[.C18]);2)" table:style-name="ce2">
            <text:p>0.269970651</text:p>
          </table:table-cell>
          <table:table-cell table:number-columns-repeated="16380"/>
        </table:table-row>
        <table:table-row table:style-name="ro1">
          <table:table-cell office:value-type="float" office:value="0.09" table:style-name="ce2">
            <text:p>0.09</text:p>
          </table:table-cell>
          <table:table-cell office:value-type="float" office:value="0.79217300000000002" table:style-name="ce2">
            <text:p>0.792173</text:p>
          </table:table-cell>
          <table:table-cell table:style-name="ce2"/>
          <table:table-cell office:value-type="float" office:value="0.62753806192900008" table:formula="of:=POWER(([.B19]-[.C19]);2)" table:style-name="ce2">
            <text:p>0.627538062</text:p>
          </table:table-cell>
          <table:table-cell table:number-columns-repeated="16380"/>
        </table:table-row>
        <table:table-row table:style-name="ro1">
          <table:table-cell office:value-type="float" office:value="9.5000000000000001E-2" table:style-name="ce2">
            <text:p>0.095</text:p>
          </table:table-cell>
          <table:table-cell office:value-type="float" office:value="-1.1464E-2" table:style-name="ce2">
            <text:p>-0.011464</text:p>
          </table:table-cell>
          <table:table-cell table:style-name="ce2"/>
          <table:table-cell office:value-type="float" office:value="1.3142329600000002E-4" table:formula="of:=POWER(([.B20]-[.C20]);2)" table:style-name="ce2">
            <text:p>0.000131423</text:p>
          </table:table-cell>
          <table:table-cell table:number-columns-repeated="16380"/>
        </table:table-row>
        <table:table-row table:style-name="ro1">
          <table:table-cell office:value-type="float" office:value="0.1" table:style-name="ce2">
            <text:p>0.1</text:p>
          </table:table-cell>
          <table:table-cell office:value-type="float" office:value="0.86148400000000003" table:style-name="ce2">
            <text:p>0.861484</text:p>
          </table:table-cell>
          <table:table-cell table:style-name="ce2"/>
          <table:table-cell office:value-type="float" office:value="0.74215468225600001" table:formula="of:=POWER(([.B21]-[.C21]);2)" table:style-name="ce2">
            <text:p>0.742154682</text:p>
          </table:table-cell>
          <table:table-cell table:number-columns-repeated="16380"/>
        </table:table-row>
        <table:table-row table:style-name="ro1">
          <table:table-cell office:value-type="float" office:value="0.105" table:style-name="ce2">
            <text:p>0.105</text:p>
          </table:table-cell>
          <table:table-cell office:value-type="float" office:value="1.0780940000000001" table:style-name="ce2">
            <text:p>1.078094</text:p>
          </table:table-cell>
          <table:table-cell table:style-name="ce2"/>
          <table:table-cell office:value-type="float" office:value="1.1622866728360002" table:formula="of:=POWER(([.B22]-[.C22]);2)" table:style-name="ce2">
            <text:p>1.162286673</text:p>
          </table:table-cell>
          <table:table-cell table:number-columns-repeated="16380"/>
        </table:table-row>
        <table:table-row table:style-name="ro1">
          <table:table-cell office:value-type="float" office:value="0.11" table:style-name="ce2">
            <text:p>0.11</text:p>
          </table:table-cell>
          <table:table-cell office:value-type="float" office:value="0.337731" table:style-name="ce2">
            <text:p>0.337731</text:p>
          </table:table-cell>
          <table:table-cell table:style-name="ce2"/>
          <table:table-cell office:value-type="float" office:value="0.114062228361" table:formula="of:=POWER(([.B23]-[.C23]);2)" table:style-name="ce2">
            <text:p>0.114062228</text:p>
          </table:table-cell>
          <table:table-cell table:number-columns-repeated="16380"/>
        </table:table-row>
        <table:table-row table:style-name="ro1">
          <table:table-cell office:value-type="float" office:value="0.115" table:style-name="ce2">
            <text:p>0.115</text:p>
          </table:table-cell>
          <table:table-cell office:value-type="float" office:value="7.1290000000000006E-2" table:style-name="ce2">
            <text:p>0.07129</text:p>
          </table:table-cell>
          <table:table-cell table:style-name="ce2"/>
          <table:table-cell office:value-type="float" office:value="5.0822641000000009E-3" table:formula="of:=POWER(([.B24]-[.C24]);2)" table:style-name="ce2">
            <text:p>0.005082264</text:p>
          </table:table-cell>
          <table:table-cell table:number-columns-repeated="16380"/>
        </table:table-row>
        <table:table-row table:style-name="ro1">
          <table:table-cell office:value-type="float" office:value="0.12" table:style-name="ce2">
            <text:p>0.12</text:p>
          </table:table-cell>
          <table:table-cell office:value-type="float" office:value="-0.130443" table:style-name="ce2">
            <text:p>-0.130443</text:p>
          </table:table-cell>
          <table:table-cell table:style-name="ce2"/>
          <table:table-cell office:value-type="float" office:value="1.7015376249E-2" table:formula="of:=POWER(([.B25]-[.C25]);2)" table:style-name="ce2">
            <text:p>0.017015376</text:p>
          </table:table-cell>
          <table:table-cell table:number-columns-repeated="16380"/>
        </table:table-row>
        <table:table-row table:style-name="ro1">
          <table:table-cell office:value-type="float" office:value="0.125" table:style-name="ce2">
            <text:p>0.125</text:p>
          </table:table-cell>
          <table:table-cell office:value-type="float" office:value="-9.0915999999999997E-2" table:style-name="ce2">
            <text:p>-0.090916</text:p>
          </table:table-cell>
          <table:table-cell table:style-name="ce2"/>
          <table:table-cell office:value-type="float" office:value="8.2657190559999993E-3" table:formula="of:=POWER(([.B26]-[.C26]);2)" table:style-name="ce2">
            <text:p>0.008265719</text:p>
          </table:table-cell>
          <table:table-cell table:number-columns-repeated="16380"/>
        </table:table-row>
        <table:table-row table:style-name="ro1">
          <table:table-cell office:value-type="float" office:value="0.13" table:style-name="ce2">
            <text:p>0.13</text:p>
          </table:table-cell>
          <table:table-cell office:value-type="float" office:value="-1.001066" table:style-name="ce2">
            <text:p>-1.001066</text:p>
          </table:table-cell>
          <table:table-cell table:style-name="ce2"/>
          <table:table-cell office:value-type="float" office:value="1.002133136356" table:formula="of:=POWER(([.B27]-[.C27]);2)" table:style-name="ce2">
            <text:p>1.002133136</text:p>
          </table:table-cell>
          <table:table-cell table:number-columns-repeated="16380"/>
        </table:table-row>
        <table:table-row table:style-name="ro1">
          <table:table-cell office:value-type="float" office:value="0.13500000000000001" table:style-name="ce2">
            <text:p>0.135</text:p>
          </table:table-cell>
          <table:table-cell office:value-type="float" office:value="-6.5762000000000001E-2" table:style-name="ce2">
            <text:p>-0.065762</text:p>
          </table:table-cell>
          <table:table-cell table:style-name="ce2"/>
          <table:table-cell office:value-type="float" office:value="4.3246406440000003E-3" table:formula="of:=POWER(([.B28]-[.C28]);2)" table:style-name="ce2">
            <text:p>0.004324641</text:p>
          </table:table-cell>
          <table:table-cell table:number-columns-repeated="16380"/>
        </table:table-row>
        <table:table-row table:style-name="ro1">
          <table:table-cell office:value-type="float" office:value="0.14000000000000001" table:style-name="ce2">
            <text:p>0.14</text:p>
          </table:table-cell>
          <table:table-cell office:value-type="float" office:value="6.4309000000000005E-2" table:style-name="ce2">
            <text:p>0.064309</text:p>
          </table:table-cell>
          <table:table-cell table:style-name="ce2"/>
          <table:table-cell office:value-type="float" office:value="4.1356474810000004E-3" table:formula="of:=POWER(([.B29]-[.C29]);2)" table:style-name="ce2">
            <text:p>0.004135647</text:p>
          </table:table-cell>
          <table:table-cell table:number-columns-repeated="16380"/>
        </table:table-row>
        <table:table-row table:style-name="ro1">
          <table:table-cell office:value-type="float" office:value="0.14499999999999999" table:style-name="ce2">
            <text:p>0.145</text:p>
          </table:table-cell>
          <table:table-cell office:value-type="float" office:value="0.40337600000000001" table:style-name="ce2">
            <text:p>0.403376</text:p>
          </table:table-cell>
          <table:table-cell table:style-name="ce2"/>
          <table:table-cell office:value-type="float" office:value="0.16271219737600001" table:formula="of:=POWER(([.B30]-[.C30]);2)" table:style-name="ce2">
            <text:p>0.162712197</text:p>
          </table:table-cell>
          <table:table-cell table:number-columns-repeated="16380"/>
        </table:table-row>
        <table:table-row table:style-name="ro1">
          <table:table-cell office:value-type="float" office:value="0.15" table:style-name="ce2">
            <text:p>0.15</text:p>
          </table:table-cell>
          <table:table-cell office:value-type="float" office:value="0.235177" table:style-name="ce2">
            <text:p>0.235177</text:p>
          </table:table-cell>
          <table:table-cell table:style-name="ce2"/>
          <table:table-cell office:value-type="float" office:value="5.5308221328999999E-2" table:formula="of:=POWER(([.B31]-[.C31]);2)" table:style-name="ce2">
            <text:p>0.055308221</text:p>
          </table:table-cell>
          <table:table-cell table:number-columns-repeated="16380"/>
        </table:table-row>
        <table:table-row table:style-name="ro1">
          <table:table-cell office:value-type="float" office:value="0.155" table:style-name="ce2">
            <text:p>0.155</text:p>
          </table:table-cell>
          <table:table-cell office:value-type="float" office:value="-0.63516399999999995" table:style-name="ce2">
            <text:p>-0.635164</text:p>
          </table:table-cell>
          <table:table-cell table:style-name="ce2"/>
          <table:table-cell office:value-type="float" office:value="0.40343330689599993" table:formula="of:=POWER(([.B32]-[.C32]);2)" table:style-name="ce2">
            <text:p>0.403433307</text:p>
          </table:table-cell>
          <table:table-cell table:number-columns-repeated="16380"/>
        </table:table-row>
        <table:table-row table:style-name="ro1">
          <table:table-cell office:value-type="float" office:value="0.16" table:style-name="ce2">
            <text:p>0.16</text:p>
          </table:table-cell>
          <table:table-cell office:value-type="float" office:value="0.40914099999999998" table:style-name="ce2">
            <text:p>0.409141</text:p>
          </table:table-cell>
          <table:table-cell table:style-name="ce2"/>
          <table:table-cell office:value-type="float" office:value="0.16739635788099999" table:formula="of:=POWER(([.B33]-[.C33]);2)" table:style-name="ce2">
            <text:p>0.167396358</text:p>
          </table:table-cell>
          <table:table-cell table:number-columns-repeated="16380"/>
        </table:table-row>
        <table:table-row table:style-name="ro1">
          <table:table-cell office:value-type="float" office:value="0.16500000000000001" table:style-name="ce2">
            <text:p>0.165</text:p>
          </table:table-cell>
          <table:table-cell office:value-type="float" office:value="-0.11311" table:style-name="ce2">
            <text:p>-0.11311</text:p>
          </table:table-cell>
          <table:table-cell table:style-name="ce2"/>
          <table:table-cell office:value-type="float" office:value="1.2793872100000001E-2" table:formula="of:=POWER(([.B34]-[.C34]);2)" table:style-name="ce2">
            <text:p>0.012793872</text:p>
          </table:table-cell>
          <table:table-cell table:number-columns-repeated="16380"/>
        </table:table-row>
        <table:table-row table:style-name="ro1">
          <table:table-cell office:value-type="float" office:value="0.17" table:style-name="ce2">
            <text:p>0.17</text:p>
          </table:table-cell>
          <table:table-cell office:value-type="float" office:value="0.27291300000000002" table:style-name="ce2">
            <text:p>0.272913</text:p>
          </table:table-cell>
          <table:table-cell table:style-name="ce2"/>
          <table:table-cell office:value-type="float" office:value="7.4481505569000003E-2" table:formula="of:=POWER(([.B35]-[.C35]);2)" table:style-name="ce2">
            <text:p>0.074481506</text:p>
          </table:table-cell>
          <table:table-cell table:number-columns-repeated="16380"/>
        </table:table-row>
        <table:table-row table:style-name="ro1">
          <table:table-cell office:value-type="float" office:value="0.17499999999999999" table:style-name="ce2">
            <text:p>0.175</text:p>
          </table:table-cell>
          <table:table-cell office:value-type="float" office:value="0.83700399999999997" table:style-name="ce2">
            <text:p>0.837004</text:p>
          </table:table-cell>
          <table:table-cell table:style-name="ce2"/>
          <table:table-cell office:value-type="float" office:value="0.700575696016" table:formula="of:=POWER(([.B36]-[.C36]);2)" table:style-name="ce2">
            <text:p>0.700575696</text:p>
          </table:table-cell>
          <table:table-cell table:number-columns-repeated="16380"/>
        </table:table-row>
        <table:table-row table:style-name="ro1">
          <table:table-cell office:value-type="float" office:value="0.18" table:style-name="ce2">
            <text:p>0.18</text:p>
          </table:table-cell>
          <table:table-cell office:value-type="float" office:value="1.4164E-2" table:style-name="ce2">
            <text:p>0.014164</text:p>
          </table:table-cell>
          <table:table-cell table:style-name="ce2"/>
          <table:table-cell office:value-type="float" office:value="2.0061889599999998E-4" table:formula="of:=POWER(([.B37]-[.C37]);2)" table:style-name="ce2">
            <text:p>0.000200619</text:p>
          </table:table-cell>
          <table:table-cell table:number-columns-repeated="16380"/>
        </table:table-row>
        <table:table-row table:style-name="ro1">
          <table:table-cell office:value-type="float" office:value="0.185" table:style-name="ce2">
            <text:p>0.185</text:p>
          </table:table-cell>
          <table:table-cell office:value-type="float" office:value="-0.69665500000000002" table:style-name="ce2">
            <text:p>-0.696655</text:p>
          </table:table-cell>
          <table:table-cell table:style-name="ce2"/>
          <table:table-cell office:value-type="float" office:value="0.48532818902500002" table:formula="of:=POWER(([.B38]-[.C38]);2)" table:style-name="ce2">
            <text:p>0.485328189</text:p>
          </table:table-cell>
          <table:table-cell table:number-columns-repeated="16380"/>
        </table:table-row>
        <table:table-row table:style-name="ro1">
          <table:table-cell office:value-type="float" office:value="0.19" table:style-name="ce2">
            <text:p>0.19</text:p>
          </table:table-cell>
          <table:table-cell office:value-type="float" office:value="-0.72746500000000003" table:style-name="ce2">
            <text:p>-0.727465</text:p>
          </table:table-cell>
          <table:table-cell table:style-name="ce2"/>
          <table:table-cell office:value-type="float" office:value="0.52920532622500005" table:formula="of:=POWER(([.B39]-[.C39]);2)" table:style-name="ce2">
            <text:p>0.529205326</text:p>
          </table:table-cell>
          <table:table-cell table:number-columns-repeated="16380"/>
        </table:table-row>
        <table:table-row table:style-name="ro1">
          <table:table-cell office:value-type="float" office:value="0.19500000000000001" table:style-name="ce2">
            <text:p>0.195</text:p>
          </table:table-cell>
          <table:table-cell office:value-type="float" office:value="-6.8946999999999994E-2" table:style-name="ce2">
            <text:p>-0.068947</text:p>
          </table:table-cell>
          <table:table-cell table:style-name="ce2"/>
          <table:table-cell office:value-type="float" office:value="4.7536888089999996E-3" table:formula="of:=POWER(([.B40]-[.C40]);2)" table:style-name="ce2">
            <text:p>0.004753689</text:p>
          </table:table-cell>
          <table:table-cell table:number-columns-repeated="16380"/>
        </table:table-row>
        <table:table-row table:style-name="ro1">
          <table:table-cell office:value-type="float" office:value="0.2" table:style-name="ce2">
            <text:p>0.2</text:p>
          </table:table-cell>
          <table:table-cell office:value-type="float" office:value="0.65163400000000005" table:style-name="ce2">
            <text:p>0.651634</text:p>
          </table:table-cell>
          <table:table-cell table:style-name="ce2"/>
          <table:table-cell office:value-type="float" office:value="0.42462686995600007" table:formula="of:=POWER(([.B41]-[.C41]);2)" table:style-name="ce2">
            <text:p>0.42462687</text:p>
          </table:table-cell>
          <table:table-cell table:number-columns-repeated="16380"/>
        </table:table-row>
        <table:table-row table:style-name="ro1">
          <table:table-cell office:value-type="float" office:value="0.20499999999999999" table:style-name="ce2">
            <text:p>0.205</text:p>
          </table:table-cell>
          <table:table-cell office:value-type="float" office:value="-0.70409299999999997" table:style-name="ce2">
            <text:p>-0.704093</text:p>
          </table:table-cell>
          <table:table-cell table:style-name="ce2"/>
          <table:table-cell office:value-type="float" office:value="0.49574695264899998" table:formula="of:=POWER(([.B42]-[.C42]);2)" table:style-name="ce2">
            <text:p>0.495746953</text:p>
          </table:table-cell>
          <table:table-cell table:number-columns-repeated="16380"/>
        </table:table-row>
        <table:table-row table:style-name="ro1">
          <table:table-cell office:value-type="float" office:value="0.21" table:style-name="ce2">
            <text:p>0.21</text:p>
          </table:table-cell>
          <table:table-cell office:value-type="float" office:value="-0.53765700000000005" table:style-name="ce2">
            <text:p>-0.537657</text:p>
          </table:table-cell>
          <table:table-cell table:style-name="ce2"/>
          <table:table-cell office:value-type="float" office:value="0.28907504964900005" table:formula="of:=POWER(([.B43]-[.C43]);2)" table:style-name="ce2">
            <text:p>0.28907505</text:p>
          </table:table-cell>
          <table:table-cell table:number-columns-repeated="16380"/>
        </table:table-row>
        <table:table-row table:style-name="ro1">
          <table:table-cell office:value-type="float" office:value="0.215" table:style-name="ce2">
            <text:p>0.215</text:p>
          </table:table-cell>
          <table:table-cell office:value-type="float" office:value="0.119103" table:style-name="ce2">
            <text:p>0.119103</text:p>
          </table:table-cell>
          <table:table-cell table:style-name="ce2"/>
          <table:table-cell office:value-type="float" office:value="1.4185524608999999E-2" table:formula="of:=POWER(([.B44]-[.C44]);2)" table:style-name="ce2">
            <text:p>0.014185525</text:p>
          </table:table-cell>
          <table:table-cell table:number-columns-repeated="16380"/>
        </table:table-row>
        <table:table-row table:style-name="ro1">
          <table:table-cell office:value-type="float" office:value="0.22" table:style-name="ce2">
            <text:p>0.22</text:p>
          </table:table-cell>
          <table:table-cell office:value-type="float" office:value="-0.78031600000000001" table:style-name="ce2">
            <text:p>-0.780316</text:p>
          </table:table-cell>
          <table:table-cell table:style-name="ce2"/>
          <table:table-cell office:value-type="float" office:value="0.60889305985600006" table:formula="of:=POWER(([.B45]-[.C45]);2)" table:style-name="ce2">
            <text:p>0.60889306</text:p>
          </table:table-cell>
          <table:table-cell table:number-columns-repeated="16380"/>
        </table:table-row>
        <table:table-row table:style-name="ro1">
          <table:table-cell office:value-type="float" office:value="0.22500000000000001" table:style-name="ce2">
            <text:p>0.225</text:p>
          </table:table-cell>
          <table:table-cell office:value-type="float" office:value="-0.221003" table:style-name="ce2">
            <text:p>-0.221003</text:p>
          </table:table-cell>
          <table:table-cell table:style-name="ce2"/>
          <table:table-cell office:value-type="float" office:value="4.8842326009000001E-2" table:formula="of:=POWER(([.B46]-[.C46]);2)" table:style-name="ce2">
            <text:p>0.048842326</text:p>
          </table:table-cell>
          <table:table-cell table:number-columns-repeated="16380"/>
        </table:table-row>
        <table:table-row table:style-name="ro1">
          <table:table-cell office:value-type="float" office:value="0.23" table:style-name="ce2">
            <text:p>0.23</text:p>
          </table:table-cell>
          <table:table-cell office:value-type="float" office:value="4.5710000000000001E-2" table:style-name="ce2">
            <text:p>0.04571</text:p>
          </table:table-cell>
          <table:table-cell table:style-name="ce2"/>
          <table:table-cell office:value-type="float" office:value="2.0894041E-3" table:formula="of:=POWER(([.B47]-[.C47]);2)" table:style-name="ce2">
            <text:p>0.002089404</text:p>
          </table:table-cell>
          <table:table-cell table:number-columns-repeated="16380"/>
        </table:table-row>
        <table:table-row table:style-name="ro1">
          <table:table-cell office:value-type="float" office:value="0.23499999999999999" table:style-name="ce2">
            <text:p>0.235</text:p>
          </table:table-cell>
          <table:table-cell office:value-type="float" office:value="-0.33242100000000002" table:style-name="ce2">
            <text:p>-0.332421</text:p>
          </table:table-cell>
          <table:table-cell table:style-name="ce2"/>
          <table:table-cell office:value-type="float" office:value="0.11050372124100001" table:formula="of:=POWER(([.B48]-[.C48]);2)" table:style-name="ce2">
            <text:p>0.110503721</text:p>
          </table:table-cell>
          <table:table-cell table:number-columns-repeated="16380"/>
        </table:table-row>
        <table:table-row table:style-name="ro1">
          <table:table-cell office:value-type="float" office:value="0.24" table:style-name="ce2">
            <text:p>0.24</text:p>
          </table:table-cell>
          <table:table-cell office:value-type="float" office:value="-0.28280100000000002" table:style-name="ce2">
            <text:p>-0.282801</text:p>
          </table:table-cell>
          <table:table-cell table:style-name="ce2"/>
          <table:table-cell office:value-type="float" office:value="7.9976405601000014E-2" table:formula="of:=POWER(([.B49]-[.C49]);2)" table:style-name="ce2">
            <text:p>0.079976406</text:p>
          </table:table-cell>
          <table:table-cell table:number-columns-repeated="16380"/>
        </table:table-row>
        <table:table-row table:style-name="ro1">
          <table:table-cell office:value-type="float" office:value="0.245" table:style-name="ce2">
            <text:p>0.245</text:p>
          </table:table-cell>
          <table:table-cell office:value-type="float" office:value="-0.56589999999999996" table:style-name="ce2">
            <text:p>-0.5659</text:p>
          </table:table-cell>
          <table:table-cell table:style-name="ce2"/>
          <table:table-cell office:value-type="float" office:value="0.32024280999999993" table:formula="of:=POWER(([.B50]-[.C50]);2)" table:style-name="ce2">
            <text:p>0.32024281</text:p>
          </table:table-cell>
          <table:table-cell table:number-columns-repeated="16380"/>
        </table:table-row>
        <table:table-row table:style-name="ro1">
          <table:table-cell office:value-type="float" office:value="0.25" table:style-name="ce2">
            <text:p>0.25</text:p>
          </table:table-cell>
          <table:table-cell office:value-type="float" office:value="-0.10872" table:style-name="ce2">
            <text:p>-0.10872</text:p>
          </table:table-cell>
          <table:table-cell table:style-name="ce2"/>
          <table:table-cell office:value-type="float" office:value="1.18200384E-2" table:formula="of:=POWER(([.B51]-[.C51]);2)" table:style-name="ce2">
            <text:p>0.011820038</text:p>
          </table:table-cell>
          <table:table-cell table:number-columns-repeated="16380"/>
        </table:table-row>
        <table:table-row table:style-name="ro1">
          <table:table-cell office:value-type="float" office:value="0.255" table:style-name="ce2">
            <text:p>0.255</text:p>
          </table:table-cell>
          <table:table-cell office:value-type="float" office:value="-0.71218300000000001" table:style-name="ce2">
            <text:p>-0.712183</text:p>
          </table:table-cell>
          <table:table-cell table:style-name="ce2"/>
          <table:table-cell office:value-type="float" office:value="0.50720462548900003" table:formula="of:=POWER(([.B52]-[.C52]);2)" table:style-name="ce2">
            <text:p>0.507204625</text:p>
          </table:table-cell>
          <table:table-cell table:number-columns-repeated="16380"/>
        </table:table-row>
        <table:table-row table:style-name="ro1">
          <table:table-cell office:value-type="float" office:value="0.26" table:style-name="ce2">
            <text:p>0.26</text:p>
          </table:table-cell>
          <table:table-cell office:value-type="float" office:value="0.172653" table:style-name="ce2">
            <text:p>0.172653</text:p>
          </table:table-cell>
          <table:table-cell table:style-name="ce2"/>
          <table:table-cell office:value-type="float" office:value="2.9809058409E-2" table:formula="of:=POWER(([.B53]-[.C53]);2)" table:style-name="ce2">
            <text:p>0.029809058</text:p>
          </table:table-cell>
          <table:table-cell table:number-columns-repeated="16380"/>
        </table:table-row>
        <table:table-row table:style-name="ro1">
          <table:table-cell office:value-type="float" office:value="0.26500000000000001" table:style-name="ce2">
            <text:p>0.265</text:p>
          </table:table-cell>
          <table:table-cell office:value-type="float" office:value="-0.286136" table:style-name="ce2">
            <text:p>-0.286136</text:p>
          </table:table-cell>
          <table:table-cell table:style-name="ce2"/>
          <table:table-cell office:value-type="float" office:value="8.1873810495999996E-2" table:formula="of:=POWER(([.B54]-[.C54]);2)" table:style-name="ce2">
            <text:p>0.08187381</text:p>
          </table:table-cell>
          <table:table-cell table:number-columns-repeated="16380"/>
        </table:table-row>
        <table:table-row table:style-name="ro1">
          <table:table-cell office:value-type="float" office:value="0.27" table:style-name="ce2">
            <text:p>0.27</text:p>
          </table:table-cell>
          <table:table-cell office:value-type="float" office:value="-0.42315700000000001" table:style-name="ce2">
            <text:p>-0.423157</text:p>
          </table:table-cell>
          <table:table-cell table:style-name="ce2"/>
          <table:table-cell office:value-type="float" office:value="0.17906184664900002" table:formula="of:=POWER(([.B55]-[.C55]);2)" table:style-name="ce2">
            <text:p>0.179061847</text:p>
          </table:table-cell>
          <table:table-cell table:number-columns-repeated="16380"/>
        </table:table-row>
        <table:table-row table:style-name="ro1">
          <table:table-cell office:value-type="float" office:value="0.27500000000000002" table:style-name="ce2">
            <text:p>0.275</text:p>
          </table:table-cell>
          <table:table-cell office:value-type="float" office:value="-0.51729899999999995" table:style-name="ce2">
            <text:p>-0.517299</text:p>
          </table:table-cell>
          <table:table-cell table:style-name="ce2"/>
          <table:table-cell office:value-type="float" office:value="0.26759825540099996" table:formula="of:=POWER(([.B56]-[.C56]);2)" table:style-name="ce2">
            <text:p>0.267598255</text:p>
          </table:table-cell>
          <table:table-cell table:number-columns-repeated="16380"/>
        </table:table-row>
        <table:table-row table:style-name="ro1">
          <table:table-cell office:value-type="float" office:value="0.28000000000000003" table:style-name="ce2">
            <text:p>0.28</text:p>
          </table:table-cell>
          <table:table-cell office:value-type="float" office:value="8.1477999999999995E-2" table:style-name="ce2">
            <text:p>0.081478</text:p>
          </table:table-cell>
          <table:table-cell table:style-name="ce2"/>
          <table:table-cell office:value-type="float" office:value="6.6386644839999988E-3" table:formula="of:=POWER(([.B57]-[.C57]);2)" table:style-name="ce2">
            <text:p>0.006638664</text:p>
          </table:table-cell>
          <table:table-cell table:number-columns-repeated="16380"/>
        </table:table-row>
        <table:table-row table:style-name="ro1">
          <table:table-cell office:value-type="float" office:value="0.28499999999999998" table:style-name="ce2">
            <text:p>0.285</text:p>
          </table:table-cell>
          <table:table-cell office:value-type="float" office:value="0.24740699999999999" table:style-name="ce2">
            <text:p>0.247407</text:p>
          </table:table-cell>
          <table:table-cell table:style-name="ce2"/>
          <table:table-cell office:value-type="float" office:value="6.1210223648999994E-2" table:formula="of:=POWER(([.B58]-[.C58]);2)" table:style-name="ce2">
            <text:p>0.061210224</text:p>
          </table:table-cell>
          <table:table-cell table:number-columns-repeated="16380"/>
        </table:table-row>
        <table:table-row table:style-name="ro1">
          <table:table-cell office:value-type="float" office:value="0.28999999999999998" table:style-name="ce2">
            <text:p>0.29</text:p>
          </table:table-cell>
          <table:table-cell office:value-type="float" office:value="-0.52300000000000002" table:style-name="ce2">
            <text:p>-0.523</text:p>
          </table:table-cell>
          <table:table-cell table:style-name="ce2"/>
          <table:table-cell office:value-type="float" office:value="0.27352900000000002" table:formula="of:=POWER(([.B59]-[.C59]);2)" table:style-name="ce2">
            <text:p>0.273529</text:p>
          </table:table-cell>
          <table:table-cell table:number-columns-repeated="16380"/>
        </table:table-row>
        <table:table-row table:style-name="ro1">
          <table:table-cell office:value-type="float" office:value="0.29499999999999998" table:style-name="ce2">
            <text:p>0.295</text:p>
          </table:table-cell>
          <table:table-cell office:value-type="float" office:value="-0.28486099999999998" table:style-name="ce2">
            <text:p>-0.284861</text:p>
          </table:table-cell>
          <table:table-cell table:style-name="ce2"/>
          <table:table-cell office:value-type="float" office:value="8.1145789320999986E-2" table:formula="of:=POWER(([.B60]-[.C60]);2)" table:style-name="ce2">
            <text:p>0.081145789</text:p>
          </table:table-cell>
          <table:table-cell table:number-columns-repeated="16380"/>
        </table:table-row>
        <table:table-row table:style-name="ro1">
          <table:table-cell office:value-type="float" office:value="0.3" table:style-name="ce2">
            <text:p>0.3</text:p>
          </table:table-cell>
          <table:table-cell office:value-type="float" office:value="-3.0145000000000002E-2" table:style-name="ce2">
            <text:p>-0.030145</text:p>
          </table:table-cell>
          <table:table-cell table:style-name="ce2"/>
          <table:table-cell office:value-type="float" office:value="9.0872102500000015E-4" table:formula="of:=POWER(([.B61]-[.C61]);2)" table:style-name="ce2">
            <text:p>0.000908721</text:p>
          </table:table-cell>
          <table:table-cell table:number-columns-repeated="16380"/>
        </table:table-row>
        <table:table-row table:style-name="ro1">
          <table:table-cell office:value-type="float" office:value="0.30499999999999999" table:style-name="ce2">
            <text:p>0.305</text:p>
          </table:table-cell>
          <table:table-cell office:value-type="float" office:value="-0.309562" table:style-name="ce2">
            <text:p>-0.309562</text:p>
          </table:table-cell>
          <table:table-cell table:style-name="ce2"/>
          <table:table-cell office:value-type="float" office:value="9.5828631844000006E-2" table:formula="of:=POWER(([.B62]-[.C62]);2)" table:style-name="ce2">
            <text:p>0.095828632</text:p>
          </table:table-cell>
          <table:table-cell table:number-columns-repeated="16380"/>
        </table:table-row>
        <table:table-row table:style-name="ro1">
          <table:table-cell office:value-type="float" office:value="0.31" table:style-name="ce2">
            <text:p>0.31</text:p>
          </table:table-cell>
          <table:table-cell office:value-type="float" office:value="0.60416199999999998" table:style-name="ce2">
            <text:p>0.604162</text:p>
          </table:table-cell>
          <table:table-cell table:style-name="ce2"/>
          <table:table-cell office:value-type="float" office:value="0.36501172224399997" table:formula="of:=POWER(([.B63]-[.C63]);2)" table:style-name="ce2">
            <text:p>0.365011722</text:p>
          </table:table-cell>
          <table:table-cell table:number-columns-repeated="16380"/>
        </table:table-row>
        <table:table-row table:style-name="ro1">
          <table:table-cell office:value-type="float" office:value="0.31499899999999997" table:style-name="ce2">
            <text:p>0.314999</text:p>
          </table:table-cell>
          <table:table-cell office:value-type="float" office:value="-1.4135999999999999E-2" table:style-name="ce2">
            <text:p>-0.014136</text:p>
          </table:table-cell>
          <table:table-cell table:style-name="ce2"/>
          <table:table-cell office:value-type="float" office:value="1.9982649599999998E-4" table:formula="of:=POWER(([.B64]-[.C64]);2)" table:style-name="ce2">
            <text:p>0.000199826</text:p>
          </table:table-cell>
          <table:table-cell table:number-columns-repeated="16380"/>
        </table:table-row>
        <table:table-row table:style-name="ro1">
          <table:table-cell office:value-type="float" office:value="0.31999899999999998" table:style-name="ce2">
            <text:p>0.319999</text:p>
          </table:table-cell>
          <table:table-cell office:value-type="float" office:value="0.53825599999999996" table:style-name="ce2">
            <text:p>0.538256</text:p>
          </table:table-cell>
          <table:table-cell table:style-name="ce2"/>
          <table:table-cell office:value-type="float" office:value="0.28971952153599995" table:formula="of:=POWER(([.B65]-[.C65]);2)" table:style-name="ce2">
            <text:p>0.289719522</text:p>
          </table:table-cell>
          <table:table-cell table:number-columns-repeated="16380"/>
        </table:table-row>
        <table:table-row table:style-name="ro1">
          <table:table-cell office:value-type="float" office:value="0.32499899999999998" table:style-name="ce2">
            <text:p>0.324999</text:p>
          </table:table-cell>
          <table:table-cell office:value-type="float" office:value="0.52855600000000003" table:style-name="ce2">
            <text:p>0.528556</text:p>
          </table:table-cell>
          <table:table-cell table:style-name="ce2"/>
          <table:table-cell office:value-type="float" office:value="0.27937144513600004" table:formula="of:=POWER(([.B66]-[.C66]);2)" table:style-name="ce2">
            <text:p>0.279371445</text:p>
          </table:table-cell>
          <table:table-cell table:number-columns-repeated="16380"/>
        </table:table-row>
        <table:table-row table:style-name="ro1">
          <table:table-cell office:value-type="float" office:value="0.32999899999999999" table:style-name="ce2">
            <text:p>0.329999</text:p>
          </table:table-cell>
          <table:table-cell office:value-type="float" office:value="0.60399599999999998" table:style-name="ce2">
            <text:p>0.603996</text:p>
          </table:table-cell>
          <table:table-cell table:style-name="ce2"/>
          <table:table-cell office:value-type="float" office:value="0.364811168016" table:formula="of:=POWER(([.B67]-[.C67]);2)" table:style-name="ce2">
            <text:p>0.364811168</text:p>
          </table:table-cell>
          <table:table-cell table:number-columns-repeated="16380"/>
        </table:table-row>
        <table:table-row table:style-name="ro1">
          <table:table-cell office:value-type="float" office:value="0.33499899999999999" table:style-name="ce2">
            <text:p>0.334999</text:p>
          </table:table-cell>
          <table:table-cell office:value-type="float" office:value="-0.10087400000000001" table:style-name="ce2">
            <text:p>-0.100874</text:p>
          </table:table-cell>
          <table:table-cell table:style-name="ce2"/>
          <table:table-cell office:value-type="float" office:value="1.0175563876E-2" table:formula="of:=POWER(([.B68]-[.C68]);2)" table:style-name="ce2">
            <text:p>0.010175564</text:p>
          </table:table-cell>
          <table:table-cell table:number-columns-repeated="16380"/>
        </table:table-row>
        <table:table-row table:style-name="ro1">
          <table:table-cell office:value-type="float" office:value="0.339999" table:style-name="ce2">
            <text:p>0.339999</text:p>
          </table:table-cell>
          <table:table-cell office:value-type="float" office:value="-0.25851000000000002" table:style-name="ce2">
            <text:p>-0.25851</text:p>
          </table:table-cell>
          <table:table-cell table:style-name="ce2"/>
          <table:table-cell office:value-type="float" office:value="6.6827420100000007E-2" table:formula="of:=POWER(([.B69]-[.C69]);2)" table:style-name="ce2">
            <text:p>0.06682742</text:p>
          </table:table-cell>
          <table:table-cell table:number-columns-repeated="16380"/>
        </table:table-row>
        <table:table-row table:style-name="ro1">
          <table:table-cell office:value-type="float" office:value="0.344999" table:style-name="ce2">
            <text:p>0.344999</text:p>
          </table:table-cell>
          <table:table-cell office:value-type="float" office:value="-3.1574999999999999E-2" table:style-name="ce2">
            <text:p>-0.031575</text:p>
          </table:table-cell>
          <table:table-cell table:style-name="ce2"/>
          <table:table-cell office:value-type="float" office:value="9.9698062499999985E-4" table:formula="of:=POWER(([.B70]-[.C70]);2)" table:style-name="ce2">
            <text:p>0.000996981</text:p>
          </table:table-cell>
          <table:table-cell table:number-columns-repeated="16380"/>
        </table:table-row>
        <table:table-row table:style-name="ro1">
          <table:table-cell office:value-type="float" office:value="0.349999" table:style-name="ce2">
            <text:p>0.349999</text:p>
          </table:table-cell>
          <table:table-cell office:value-type="float" office:value="-0.61160300000000001" table:style-name="ce2">
            <text:p>-0.611603</text:p>
          </table:table-cell>
          <table:table-cell table:style-name="ce2"/>
          <table:table-cell office:value-type="float" office:value="0.37405822960900004" table:formula="of:=POWER(([.B71]-[.C71]);2)" table:style-name="ce2">
            <text:p>0.37405823</text:p>
          </table:table-cell>
          <table:table-cell table:number-columns-repeated="16380"/>
        </table:table-row>
        <table:table-row table:style-name="ro1">
          <table:table-cell office:value-type="float" office:value="0.35499900000000001" table:style-name="ce2">
            <text:p>0.354999</text:p>
          </table:table-cell>
          <table:table-cell office:value-type="float" office:value="-0.19119" table:style-name="ce2">
            <text:p>-0.19119</text:p>
          </table:table-cell>
          <table:table-cell table:style-name="ce2"/>
          <table:table-cell office:value-type="float" office:value="3.6553616099999998E-2" table:formula="of:=POWER(([.B72]-[.C72]);2)" table:style-name="ce2">
            <text:p>0.036553616</text:p>
          </table:table-cell>
          <table:table-cell table:number-columns-repeated="16380"/>
        </table:table-row>
        <table:table-row table:style-name="ro1">
          <table:table-cell office:value-type="float" office:value="0.35999900000000001" table:style-name="ce2">
            <text:p>0.359999</text:p>
          </table:table-cell>
          <table:table-cell office:value-type="float" office:value="0.132435" table:style-name="ce2">
            <text:p>0.132435</text:p>
          </table:table-cell>
          <table:table-cell table:style-name="ce2"/>
          <table:table-cell office:value-type="float" office:value="1.7539029224999999E-2" table:formula="of:=POWER(([.B73]-[.C73]);2)" table:style-name="ce2">
            <text:p>0.017539029</text:p>
          </table:table-cell>
          <table:table-cell table:number-columns-repeated="16380"/>
        </table:table-row>
        <table:table-row table:style-name="ro1">
          <table:table-cell office:value-type="float" office:value="0.36499900000000002" table:style-name="ce2">
            <text:p>0.364999</text:p>
          </table:table-cell>
          <table:table-cell office:value-type="float" office:value="0.50768000000000002" table:style-name="ce2">
            <text:p>0.50768</text:p>
          </table:table-cell>
          <table:table-cell table:style-name="ce2"/>
          <table:table-cell office:value-type="float" office:value="0.25773898240000004" table:formula="of:=POWER(([.B74]-[.C74]);2)" table:style-name="ce2">
            <text:p>0.257738982</text:p>
          </table:table-cell>
          <table:table-cell table:number-columns-repeated="16380"/>
        </table:table-row>
        <table:table-row table:style-name="ro1">
          <table:table-cell office:value-type="float" office:value="0.36999900000000002" table:style-name="ce2">
            <text:p>0.369999</text:p>
          </table:table-cell>
          <table:table-cell office:value-type="float" office:value="1.160649" table:style-name="ce2">
            <text:p>1.160649</text:p>
          </table:table-cell>
          <table:table-cell table:style-name="ce2"/>
          <table:table-cell office:value-type="float" office:value="1.3471061012010002" table:formula="of:=POWER(([.B75]-[.C75]);2)" table:style-name="ce2">
            <text:p>1.347106101</text:p>
          </table:table-cell>
          <table:table-cell table:number-columns-repeated="16380"/>
        </table:table-row>
        <table:table-row table:style-name="ro1">
          <table:table-cell office:value-type="float" office:value="0.37499900000000003" table:style-name="ce2">
            <text:p>0.374999</text:p>
          </table:table-cell>
          <table:table-cell office:value-type="float" office:value="0.26128400000000002" table:style-name="ce2">
            <text:p>0.261284</text:p>
          </table:table-cell>
          <table:table-cell table:style-name="ce2"/>
          <table:table-cell office:value-type="float" office:value="6.8269328656000008E-2" table:formula="of:=POWER(([.B76]-[.C76]);2)" table:style-name="ce2">
            <text:p>0.068269329</text:p>
          </table:table-cell>
          <table:table-cell table:number-columns-repeated="16380"/>
        </table:table-row>
        <table:table-row table:style-name="ro1">
          <table:table-cell office:value-type="float" office:value="0.37999899999999998" table:style-name="ce2">
            <text:p>0.379999</text:p>
          </table:table-cell>
          <table:table-cell office:value-type="float" office:value="-0.181002" table:style-name="ce2">
            <text:p>-0.181002</text:p>
          </table:table-cell>
          <table:table-cell table:style-name="ce2"/>
          <table:table-cell office:value-type="float" office:value="3.2761724004000001E-2" table:formula="of:=POWER(([.B77]-[.C77]);2)" table:style-name="ce2">
            <text:p>0.032761724</text:p>
          </table:table-cell>
          <table:table-cell table:number-columns-repeated="16380"/>
        </table:table-row>
        <table:table-row table:style-name="ro1">
          <table:table-cell office:value-type="float" office:value="0.38499899999999998" table:style-name="ce2">
            <text:p>0.384999</text:p>
          </table:table-cell>
          <table:table-cell office:value-type="float" office:value="-0.63222400000000001" table:style-name="ce2">
            <text:p>-0.632224</text:p>
          </table:table-cell>
          <table:table-cell table:style-name="ce2"/>
          <table:table-cell office:value-type="float" office:value="0.39970718617599998" table:formula="of:=POWER(([.B78]-[.C78]);2)" table:style-name="ce2">
            <text:p>0.399707186</text:p>
          </table:table-cell>
          <table:table-cell table:number-columns-repeated="16380"/>
        </table:table-row>
        <table:table-row table:style-name="ro1">
          <table:table-cell office:value-type="float" office:value="0.38999899999999998" table:style-name="ce2">
            <text:p>0.389999</text:p>
          </table:table-cell>
          <table:table-cell office:value-type="float" office:value="0.28174199999999999" table:style-name="ce2">
            <text:p>0.281742</text:p>
          </table:table-cell>
          <table:table-cell table:style-name="ce2"/>
          <table:table-cell office:value-type="float" office:value="7.937855456399999E-2" table:formula="of:=POWER(([.B79]-[.C79]);2)" table:style-name="ce2">
            <text:p>0.079378555</text:p>
          </table:table-cell>
          <table:table-cell table:number-columns-repeated="16380"/>
        </table:table-row>
        <table:table-row table:style-name="ro1">
          <table:table-cell office:value-type="float" office:value="0.39499800000000002" table:style-name="ce2">
            <text:p>0.394998</text:p>
          </table:table-cell>
          <table:table-cell office:value-type="float" office:value="0.170511" table:style-name="ce2">
            <text:p>0.170511</text:p>
          </table:table-cell>
          <table:table-cell table:style-name="ce2"/>
          <table:table-cell office:value-type="float" office:value="2.9074001121E-2" table:formula="of:=POWER(([.B80]-[.C80]);2)" table:style-name="ce2">
            <text:p>0.029074001</text:p>
          </table:table-cell>
          <table:table-cell table:number-columns-repeated="16380"/>
        </table:table-row>
        <table:table-row table:style-name="ro1">
          <table:table-cell office:value-type="float" office:value="0.39999800000000002" table:style-name="ce2">
            <text:p>0.399998</text:p>
          </table:table-cell>
          <table:table-cell office:value-type="float" office:value="-2.4244999999999999E-2" table:style-name="ce2">
            <text:p>-0.024245</text:p>
          </table:table-cell>
          <table:table-cell table:style-name="ce2"/>
          <table:table-cell office:value-type="float" office:value="5.8782002499999997E-4" table:formula="of:=POWER(([.B81]-[.C81]);2)" table:style-name="ce2">
            <text:p>0.00058782</text:p>
          </table:table-cell>
          <table:table-cell table:number-columns-repeated="16380"/>
        </table:table-row>
        <table:table-row table:style-name="ro1">
          <table:table-cell office:value-type="float" office:value="0.40499800000000002" table:style-name="ce2">
            <text:p>0.404998</text:p>
          </table:table-cell>
          <table:table-cell office:value-type="float" office:value="-0.82953200000000005" table:style-name="ce2">
            <text:p>-0.829532</text:p>
          </table:table-cell>
          <table:table-cell table:style-name="ce2"/>
          <table:table-cell office:value-type="float" office:value="0.68812333902400002" table:formula="of:=POWER(([.B82]-[.C82]);2)" table:style-name="ce2">
            <text:p>0.688123339</text:p>
          </table:table-cell>
          <table:table-cell table:number-columns-repeated="16380"/>
        </table:table-row>
        <table:table-row table:style-name="ro1">
          <table:table-cell office:value-type="float" office:value="0.40999799999999997" table:style-name="ce2">
            <text:p>0.409998</text:p>
          </table:table-cell>
          <table:table-cell office:value-type="float" office:value="0.235151" table:style-name="ce2">
            <text:p>0.235151</text:p>
          </table:table-cell>
          <table:table-cell table:style-name="ce2"/>
          <table:table-cell office:value-type="float" office:value="5.5295992800999998E-2" table:formula="of:=POWER(([.B83]-[.C83]);2)" table:style-name="ce2">
            <text:p>0.055295993</text:p>
          </table:table-cell>
          <table:table-cell table:number-columns-repeated="16380"/>
        </table:table-row>
        <table:table-row table:style-name="ro1">
          <table:table-cell office:value-type="float" office:value="0.41499799999999998" table:style-name="ce2">
            <text:p>0.414998</text:p>
          </table:table-cell>
          <table:table-cell office:value-type="float" office:value="-0.22667699999999999" table:style-name="ce2">
            <text:p>-0.226677</text:p>
          </table:table-cell>
          <table:table-cell table:style-name="ce2"/>
          <table:table-cell office:value-type="float" office:value="5.1382462328999998E-2" table:formula="of:=POWER(([.B84]-[.C84]);2)" table:style-name="ce2">
            <text:p>0.051382462</text:p>
          </table:table-cell>
          <table:table-cell table:number-columns-repeated="16380"/>
        </table:table-row>
        <table:table-row table:style-name="ro1">
          <table:table-cell office:value-type="float" office:value="0.41999799999999998" table:style-name="ce2">
            <text:p>0.419998</text:p>
          </table:table-cell>
          <table:table-cell office:value-type="float" office:value="0.43867400000000001" table:style-name="ce2">
            <text:p>0.438674</text:p>
          </table:table-cell>
          <table:table-cell table:style-name="ce2"/>
          <table:table-cell office:value-type="float" office:value="0.192434878276" table:formula="of:=POWER(([.B85]-[.C85]);2)" table:style-name="ce2">
            <text:p>0.192434878</text:p>
          </table:table-cell>
          <table:table-cell table:number-columns-repeated="16380"/>
        </table:table-row>
        <table:table-row table:style-name="ro1">
          <table:table-cell office:value-type="float" office:value="0.42499799999999999" table:style-name="ce2">
            <text:p>0.424998</text:p>
          </table:table-cell>
          <table:table-cell office:value-type="float" office:value="9.9575999999999998E-2" table:style-name="ce2">
            <text:p>0.099576</text:p>
          </table:table-cell>
          <table:table-cell table:style-name="ce2"/>
          <table:table-cell office:value-type="float" office:value="9.9153797759999988E-3" table:formula="of:=POWER(([.B86]-[.C86]);2)" table:style-name="ce2">
            <text:p>0.00991538</text:p>
          </table:table-cell>
          <table:table-cell table:number-columns-repeated="16380"/>
        </table:table-row>
        <table:table-row table:style-name="ro1">
          <table:table-cell office:value-type="float" office:value="0.42999799999999999" table:style-name="ce2">
            <text:p>0.429998</text:p>
          </table:table-cell>
          <table:table-cell office:value-type="float" office:value="-0.54091500000000003" table:style-name="ce2">
            <text:p>-0.540915</text:p>
          </table:table-cell>
          <table:table-cell table:style-name="ce2"/>
          <table:table-cell office:value-type="float" office:value="0.29258903722500001" table:formula="of:=POWER(([.B87]-[.C87]);2)" table:style-name="ce2">
            <text:p>0.292589037</text:p>
          </table:table-cell>
          <table:table-cell table:number-columns-repeated="16380"/>
        </table:table-row>
        <table:table-row table:style-name="ro1">
          <table:table-cell office:value-type="float" office:value="0.434998" table:style-name="ce2">
            <text:p>0.434998</text:p>
          </table:table-cell>
          <table:table-cell office:value-type="float" office:value="-0.31967899999999999" table:style-name="ce2">
            <text:p>-0.319679</text:p>
          </table:table-cell>
          <table:table-cell table:style-name="ce2"/>
          <table:table-cell office:value-type="float" office:value="0.102194663041" table:formula="of:=POWER(([.B88]-[.C88]);2)" table:style-name="ce2">
            <text:p>0.102194663</text:p>
          </table:table-cell>
          <table:table-cell table:number-columns-repeated="16380"/>
        </table:table-row>
        <table:table-row table:style-name="ro1">
          <table:table-cell office:value-type="float" office:value="0.439998" table:style-name="ce2">
            <text:p>0.439998</text:p>
          </table:table-cell>
          <table:table-cell office:value-type="float" office:value="-0.20894199999999999" table:style-name="ce2">
            <text:p>-0.208942</text:p>
          </table:table-cell>
          <table:table-cell table:style-name="ce2"/>
          <table:table-cell office:value-type="float" office:value="4.3656759363999993E-2" table:formula="of:=POWER(([.B89]-[.C89]);2)" table:style-name="ce2">
            <text:p>0.043656759</text:p>
          </table:table-cell>
          <table:table-cell table:number-columns-repeated="16380"/>
        </table:table-row>
        <table:table-row table:style-name="ro1">
          <table:table-cell office:value-type="float" office:value="0.444998" table:style-name="ce2">
            <text:p>0.444998</text:p>
          </table:table-cell>
          <table:table-cell office:value-type="float" office:value="6.0934000000000002E-2" table:style-name="ce2">
            <text:p>0.060934</text:p>
          </table:table-cell>
          <table:table-cell table:style-name="ce2"/>
          <table:table-cell office:value-type="float" office:value="3.7129523560000001E-3" table:formula="of:=POWER(([.B90]-[.C90]);2)" table:style-name="ce2">
            <text:p>0.003712952</text:p>
          </table:table-cell>
          <table:table-cell table:number-columns-repeated="16380"/>
        </table:table-row>
        <table:table-row table:style-name="ro1">
          <table:table-cell office:value-type="float" office:value="0.44999800000000001" table:style-name="ce2">
            <text:p>0.449998</text:p>
          </table:table-cell>
          <table:table-cell office:value-type="float" office:value="-0.97884199999999999" table:style-name="ce2">
            <text:p>-0.978842</text:p>
          </table:table-cell>
          <table:table-cell table:style-name="ce2"/>
          <table:table-cell office:value-type="float" office:value="0.95813166096399993" table:formula="of:=POWER(([.B91]-[.C91]);2)" table:style-name="ce2">
            <text:p>0.958131661</text:p>
          </table:table-cell>
          <table:table-cell table:number-columns-repeated="16380"/>
        </table:table-row>
        <table:table-row table:style-name="ro1">
          <table:table-cell office:value-type="float" office:value="0.45499800000000001" table:style-name="ce2">
            <text:p>0.454998</text:p>
          </table:table-cell>
          <table:table-cell office:value-type="float" office:value="-1.204005" table:style-name="ce2">
            <text:p>-1.204005</text:p>
          </table:table-cell>
          <table:table-cell table:style-name="ce2"/>
          <table:table-cell office:value-type="float" office:value="1.4496280400249999" table:formula="of:=POWER(([.B92]-[.C92]);2)" table:style-name="ce2">
            <text:p>1.44962804</text:p>
          </table:table-cell>
          <table:table-cell table:number-columns-repeated="16380"/>
        </table:table-row>
        <table:table-row table:style-name="ro1">
          <table:table-cell office:value-type="float" office:value="0.45999800000000002" table:style-name="ce2">
            <text:p>0.459998</text:p>
          </table:table-cell>
          <table:table-cell office:value-type="float" office:value="5.1997000000000002E-2" table:style-name="ce2">
            <text:p>0.051997</text:p>
          </table:table-cell>
          <table:table-cell table:style-name="ce2"/>
          <table:table-cell office:value-type="float" office:value="2.7036880090000001E-3" table:formula="of:=POWER(([.B93]-[.C93]);2)" table:style-name="ce2">
            <text:p>0.002703688</text:p>
          </table:table-cell>
          <table:table-cell table:number-columns-repeated="16380"/>
        </table:table-row>
        <table:table-row table:style-name="ro1">
          <table:table-cell office:value-type="float" office:value="0.46499800000000002" table:style-name="ce2">
            <text:p>0.464998</text:p>
          </table:table-cell>
          <table:table-cell office:value-type="float" office:value="0.37404199999999999" table:style-name="ce2">
            <text:p>0.374042</text:p>
          </table:table-cell>
          <table:table-cell table:style-name="ce2"/>
          <table:table-cell office:value-type="float" office:value="0.13990741776399998" table:formula="of:=POWER(([.B94]-[.C94]);2)" table:style-name="ce2">
            <text:p>0.139907418</text:p>
          </table:table-cell>
          <table:table-cell table:number-columns-repeated="16380"/>
        </table:table-row>
        <table:table-row table:style-name="ro1">
          <table:table-cell office:value-type="float" office:value="0.469997" table:style-name="ce2">
            <text:p>0.469997</text:p>
          </table:table-cell>
          <table:table-cell office:value-type="float" office:value="-0.54816799999999999" table:style-name="ce2">
            <text:p>-0.548168</text:p>
          </table:table-cell>
          <table:table-cell table:style-name="ce2"/>
          <table:table-cell office:value-type="float" office:value="0.30048815622399999" table:formula="of:=POWER(([.B95]-[.C95]);2)" table:style-name="ce2">
            <text:p>0.300488156</text:p>
          </table:table-cell>
          <table:table-cell table:number-columns-repeated="16380"/>
        </table:table-row>
        <table:table-row table:style-name="ro1">
          <table:table-cell office:value-type="float" office:value="0.474997" table:style-name="ce2">
            <text:p>0.474997</text:p>
          </table:table-cell>
          <table:table-cell office:value-type="float" office:value="-0.48996200000000001" table:style-name="ce2">
            <text:p>-0.489962</text:p>
          </table:table-cell>
          <table:table-cell table:style-name="ce2"/>
          <table:table-cell office:value-type="float" office:value="0.24006276144400002" table:formula="of:=POWER(([.B96]-[.C96]);2)" table:style-name="ce2">
            <text:p>0.240062761</text:p>
          </table:table-cell>
          <table:table-cell table:number-columns-repeated="16380"/>
        </table:table-row>
        <table:table-row table:style-name="ro1">
          <table:table-cell office:value-type="float" office:value="0.47999700000000001" table:style-name="ce2">
            <text:p>0.479997</text:p>
          </table:table-cell>
          <table:table-cell office:value-type="float" office:value="0.904138" table:style-name="ce2">
            <text:p>0.904138</text:p>
          </table:table-cell>
          <table:table-cell table:style-name="ce2"/>
          <table:table-cell office:value-type="float" office:value="0.817465523044" table:formula="of:=POWER(([.B97]-[.C97]);2)" table:style-name="ce2">
            <text:p>0.817465523</text:p>
          </table:table-cell>
          <table:table-cell table:number-columns-repeated="16380"/>
        </table:table-row>
        <table:table-row table:style-name="ro1">
          <table:table-cell office:value-type="float" office:value="0.48499700000000001" table:style-name="ce2">
            <text:p>0.484997</text:p>
          </table:table-cell>
          <table:table-cell office:value-type="float" office:value="0.20932700000000001" table:style-name="ce2">
            <text:p>0.209327</text:p>
          </table:table-cell>
          <table:table-cell table:style-name="ce2"/>
          <table:table-cell office:value-type="float" office:value="4.3817792929000003E-2" table:formula="of:=POWER(([.B98]-[.C98]);2)" table:style-name="ce2">
            <text:p>0.043817793</text:p>
          </table:table-cell>
          <table:table-cell table:number-columns-repeated="16380"/>
        </table:table-row>
        <table:table-row table:style-name="ro1">
          <table:table-cell office:value-type="float" office:value="0.48999700000000002" table:style-name="ce2">
            <text:p>0.489997</text:p>
          </table:table-cell>
          <table:table-cell office:value-type="float" office:value="-0.60363999999999995" table:style-name="ce2">
            <text:p>-0.60364</text:p>
          </table:table-cell>
          <table:table-cell table:style-name="ce2"/>
          <table:table-cell office:value-type="float" office:value="0.36438124959999996" table:formula="of:=POWER(([.B99]-[.C99]);2)" table:style-name="ce2">
            <text:p>0.36438125</text:p>
          </table:table-cell>
          <table:table-cell table:number-columns-repeated="16380"/>
        </table:table-row>
        <table:table-row table:style-name="ro1">
          <table:table-cell office:value-type="float" office:value="0.49499700000000002" table:style-name="ce2">
            <text:p>0.494997</text:p>
          </table:table-cell>
          <table:table-cell office:value-type="float" office:value="-0.104184" table:style-name="ce2">
            <text:p>-0.104184</text:p>
          </table:table-cell>
          <table:table-cell table:style-name="ce2"/>
          <table:table-cell office:value-type="float" office:value="1.0854305856E-2" table:formula="of:=POWER(([.B100]-[.C100]);2)" table:style-name="ce2">
            <text:p>0.010854306</text:p>
          </table:table-cell>
          <table:table-cell table:number-columns-repeated="16380"/>
        </table:table-row>
        <table:table-row table:style-name="ro1">
          <table:table-cell office:value-type="float" office:value="0.49999700000000002" table:style-name="ce2">
            <text:p>0.499997</text:p>
          </table:table-cell>
          <table:table-cell office:value-type="float" office:value="-0.25503799999999999" table:style-name="ce2">
            <text:p>-0.255038</text:p>
          </table:table-cell>
          <table:table-cell table:style-name="ce2"/>
          <table:table-cell office:value-type="float" office:value="6.5044381443999988E-2" table:formula="of:=POWER(([.B101]-[.C101]);2)" table:style-name="ce2">
            <text:p>0.065044381</text:p>
          </table:table-cell>
          <table:table-cell table:number-columns-repeated="16380"/>
        </table:table-row>
        <table:table-row table:style-name="ro1">
          <table:table-cell office:value-type="float" office:value="0.50499700000000003" table:style-name="ce2">
            <text:p>0.504997</text:p>
          </table:table-cell>
          <table:table-cell office:value-type="float" office:value="0.34722199999999998" table:style-name="ce2">
            <text:p>0.347222</text:p>
          </table:table-cell>
          <table:table-cell table:style-name="ce2"/>
          <table:table-cell office:value-type="float" office:value="0.12056311728399999" table:formula="of:=POWER(([.B102]-[.C102]);2)" table:style-name="ce2">
            <text:p>0.120563117</text:p>
          </table:table-cell>
          <table:table-cell table:number-columns-repeated="16380"/>
        </table:table-row>
        <table:table-row table:style-name="ro1">
          <table:table-cell office:value-type="float" office:value="0.50999700000000003" table:style-name="ce2">
            <text:p>0.509997</text:p>
          </table:table-cell>
          <table:table-cell office:value-type="float" office:value="-0.35792800000000002" table:style-name="ce2">
            <text:p>-0.357928</text:p>
          </table:table-cell>
          <table:table-cell table:style-name="ce2"/>
          <table:table-cell office:value-type="float" office:value="0.12811245318400002" table:formula="of:=POWER(([.B103]-[.C103]);2)" table:style-name="ce2">
            <text:p>0.128112453</text:p>
          </table:table-cell>
          <table:table-cell table:number-columns-repeated="16380"/>
        </table:table-row>
        <table:table-row table:style-name="ro1">
          <table:table-cell office:value-type="float" office:value="0.51499700000000004" table:style-name="ce2">
            <text:p>0.514997</text:p>
          </table:table-cell>
          <table:table-cell office:value-type="float" office:value="0.25629200000000002" table:style-name="ce2">
            <text:p>0.256292</text:p>
          </table:table-cell>
          <table:table-cell table:style-name="ce2"/>
          <table:table-cell office:value-type="float" office:value="6.5685589264000005E-2" table:formula="of:=POWER(([.B104]-[.C104]);2)" table:style-name="ce2">
            <text:p>0.065685589</text:p>
          </table:table-cell>
          <table:table-cell table:number-columns-repeated="16380"/>
        </table:table-row>
        <table:table-row table:style-name="ro1">
          <table:table-cell office:value-type="float" office:value="0.51999700000000004" table:style-name="ce2">
            <text:p>0.519997</text:p>
          </table:table-cell>
          <table:table-cell office:value-type="float" office:value="-6.1849000000000001E-2" table:style-name="ce2">
            <text:p>-0.061849</text:p>
          </table:table-cell>
          <table:table-cell table:style-name="ce2"/>
          <table:table-cell office:value-type="float" office:value="3.8252988010000002E-3" table:formula="of:=POWER(([.B105]-[.C105]);2)" table:style-name="ce2">
            <text:p>0.003825299</text:p>
          </table:table-cell>
          <table:table-cell table:number-columns-repeated="16380"/>
        </table:table-row>
        <table:table-row table:style-name="ro1">
          <table:table-cell office:value-type="float" office:value="0.52499700000000005" table:style-name="ce2">
            <text:p>0.524997</text:p>
          </table:table-cell>
          <table:table-cell office:value-type="float" office:value="5.6353E-2" table:style-name="ce2">
            <text:p>0.056353</text:p>
          </table:table-cell>
          <table:table-cell table:style-name="ce2"/>
          <table:table-cell office:value-type="float" office:value="3.175660609E-3" table:formula="of:=POWER(([.B106]-[.C106]);2)" table:style-name="ce2">
            <text:p>0.003175661</text:p>
          </table:table-cell>
          <table:table-cell table:number-columns-repeated="16380"/>
        </table:table-row>
        <table:table-row table:style-name="ro1">
          <table:table-cell office:value-type="float" office:value="0.52999700000000005" table:style-name="ce2">
            <text:p>0.529997</text:p>
          </table:table-cell>
          <table:table-cell office:value-type="float" office:value="-0.58687500000000004" table:style-name="ce2">
            <text:p>-0.586875</text:p>
          </table:table-cell>
          <table:table-cell table:style-name="ce2"/>
          <table:table-cell office:value-type="float" office:value="0.34442226562500006" table:formula="of:=POWER(([.B107]-[.C107]);2)" table:style-name="ce2">
            <text:p>0.344422266</text:p>
          </table:table-cell>
          <table:table-cell table:number-columns-repeated="16380"/>
        </table:table-row>
        <table:table-row table:style-name="ro1">
          <table:table-cell office:value-type="float" office:value="0.53499699999999994" table:style-name="ce2">
            <text:p>0.534997</text:p>
          </table:table-cell>
          <table:table-cell office:value-type="float" office:value="0.144202" table:style-name="ce2">
            <text:p>0.144202</text:p>
          </table:table-cell>
          <table:table-cell table:style-name="ce2"/>
          <table:table-cell office:value-type="float" office:value="2.0794216803999999E-2" table:formula="of:=POWER(([.B108]-[.C108]);2)" table:style-name="ce2">
            <text:p>0.020794217</text:p>
          </table:table-cell>
          <table:table-cell table:number-columns-repeated="16380"/>
        </table:table-row>
        <table:table-row table:style-name="ro1">
          <table:table-cell office:value-type="float" office:value="0.53999699999999995" table:style-name="ce2">
            <text:p>0.539997</text:p>
          </table:table-cell>
          <table:table-cell office:value-type="float" office:value="0.43806" table:style-name="ce2">
            <text:p>0.43806</text:p>
          </table:table-cell>
          <table:table-cell table:style-name="ce2"/>
          <table:table-cell office:value-type="float" office:value="0.19189656360000001" table:formula="of:=POWER(([.B109]-[.C109]);2)" table:style-name="ce2">
            <text:p>0.191896564</text:p>
          </table:table-cell>
          <table:table-cell table:number-columns-repeated="16380"/>
        </table:table-row>
        <table:table-row table:style-name="ro1">
          <table:table-cell office:value-type="float" office:value="0.54499699999999995" table:style-name="ce2">
            <text:p>0.544997</text:p>
          </table:table-cell>
          <table:table-cell office:value-type="float" office:value="0.24579300000000001" table:style-name="ce2">
            <text:p>0.245793</text:p>
          </table:table-cell>
          <table:table-cell table:style-name="ce2"/>
          <table:table-cell office:value-type="float" office:value="6.0414198849000005E-2" table:formula="of:=POWER(([.B110]-[.C110]);2)" table:style-name="ce2">
            <text:p>0.060414199</text:p>
          </table:table-cell>
          <table:table-cell table:number-columns-repeated="16380"/>
        </table:table-row>
        <table:table-row table:style-name="ro1">
          <table:table-cell office:value-type="float" office:value="0.54999600000000004" table:style-name="ce2">
            <text:p>0.549996</text:p>
          </table:table-cell>
          <table:table-cell office:value-type="float" office:value="-0.56643399999999999" table:style-name="ce2">
            <text:p>-0.566434</text:p>
          </table:table-cell>
          <table:table-cell table:style-name="ce2"/>
          <table:table-cell office:value-type="float" office:value="0.32084747635599997" table:formula="of:=POWER(([.B111]-[.C111]);2)" table:style-name="ce2">
            <text:p>0.320847476</text:p>
          </table:table-cell>
          <table:table-cell table:number-columns-repeated="16380"/>
        </table:table-row>
        <table:table-row table:style-name="ro1">
          <table:table-cell office:value-type="float" office:value="0.55499600000000004" table:style-name="ce2">
            <text:p>0.554996</text:p>
          </table:table-cell>
          <table:table-cell office:value-type="float" office:value="0.10391499999999999" table:style-name="ce2">
            <text:p>0.103915</text:p>
          </table:table-cell>
          <table:table-cell table:style-name="ce2"/>
          <table:table-cell office:value-type="float" office:value="1.0798327224999999E-2" table:formula="of:=POWER(([.B112]-[.C112]);2)" table:style-name="ce2">
            <text:p>0.010798327</text:p>
          </table:table-cell>
          <table:table-cell table:number-columns-repeated="16380"/>
        </table:table-row>
        <table:table-row table:style-name="ro1">
          <table:table-cell office:value-type="float" office:value="0.55999600000000005" table:style-name="ce2">
            <text:p>0.559996</text:p>
          </table:table-cell>
          <table:table-cell office:value-type="float" office:value="-0.449658" table:style-name="ce2">
            <text:p>-0.449658</text:p>
          </table:table-cell>
          <table:table-cell table:style-name="ce2"/>
          <table:table-cell office:value-type="float" office:value="0.202192316964" table:formula="of:=POWER(([.B113]-[.C113]);2)" table:style-name="ce2">
            <text:p>0.202192317</text:p>
          </table:table-cell>
          <table:table-cell table:number-columns-repeated="16380"/>
        </table:table-row>
        <table:table-row table:style-name="ro1">
          <table:table-cell office:value-type="float" office:value="0.56499600000000005" table:style-name="ce2">
            <text:p>0.564996</text:p>
          </table:table-cell>
          <table:table-cell office:value-type="float" office:value="0.43037399999999998" table:style-name="ce2">
            <text:p>0.430374</text:p>
          </table:table-cell>
          <table:table-cell table:style-name="ce2"/>
          <table:table-cell office:value-type="float" office:value="0.18522177987599997" table:formula="of:=POWER(([.B114]-[.C114]);2)" table:style-name="ce2">
            <text:p>0.18522178</text:p>
          </table:table-cell>
          <table:table-cell table:number-columns-repeated="16380"/>
        </table:table-row>
        <table:table-row table:style-name="ro1">
          <table:table-cell office:value-type="float" office:value="0.56999599999999995" table:style-name="ce2">
            <text:p>0.569996</text:p>
          </table:table-cell>
          <table:table-cell office:value-type="float" office:value="-0.84305300000000005" table:style-name="ce2">
            <text:p>-0.843053</text:p>
          </table:table-cell>
          <table:table-cell table:style-name="ce2"/>
          <table:table-cell office:value-type="float" office:value="0.7107383608090001" table:formula="of:=POWER(([.B115]-[.C115]);2)" table:style-name="ce2">
            <text:p>0.710738361</text:p>
          </table:table-cell>
          <table:table-cell table:number-columns-repeated="16380"/>
        </table:table-row>
        <table:table-row table:style-name="ro1">
          <table:table-cell office:value-type="float" office:value="0.57499599999999995" table:style-name="ce2">
            <text:p>0.574996</text:p>
          </table:table-cell>
          <table:table-cell office:value-type="float" office:value="-1.8138000000000001E-2" table:style-name="ce2">
            <text:p>-0.018138</text:p>
          </table:table-cell>
          <table:table-cell table:style-name="ce2"/>
          <table:table-cell office:value-type="float" office:value="3.2898704400000003E-4" table:formula="of:=POWER(([.B116]-[.C116]);2)" table:style-name="ce2">
            <text:p>0.000328987</text:p>
          </table:table-cell>
          <table:table-cell table:number-columns-repeated="16380"/>
        </table:table-row>
        <table:table-row table:style-name="ro1">
          <table:table-cell office:value-type="float" office:value="0.57999599999999996" table:style-name="ce2">
            <text:p>0.579996</text:p>
          </table:table-cell>
          <table:table-cell office:value-type="float" office:value="-5.0501999999999998E-2" table:style-name="ce2">
            <text:p>-0.050502</text:p>
          </table:table-cell>
          <table:table-cell table:style-name="ce2"/>
          <table:table-cell office:value-type="float" office:value="2.5504520039999999E-3" table:formula="of:=POWER(([.B117]-[.C117]);2)" table:style-name="ce2">
            <text:p>0.002550452</text:p>
          </table:table-cell>
          <table:table-cell table:number-columns-repeated="16380"/>
        </table:table-row>
        <table:table-row table:style-name="ro1">
          <table:table-cell office:value-type="float" office:value="0.58499599999999996" table:style-name="ce2">
            <text:p>0.584996</text:p>
          </table:table-cell>
          <table:table-cell office:value-type="float" office:value="-3.7834E-2" table:style-name="ce2">
            <text:p>-0.037834</text:p>
          </table:table-cell>
          <table:table-cell table:style-name="ce2"/>
          <table:table-cell office:value-type="float" office:value="1.431411556E-3" table:formula="of:=POWER(([.B118]-[.C118]);2)" table:style-name="ce2">
            <text:p>0.001431412</text:p>
          </table:table-cell>
          <table:table-cell table:number-columns-repeated="16380"/>
        </table:table-row>
        <table:table-row table:style-name="ro1">
          <table:table-cell office:value-type="float" office:value="0.58999599999999996" table:style-name="ce2">
            <text:p>0.589996</text:p>
          </table:table-cell>
          <table:table-cell office:value-type="float" office:value="0.38356800000000002" table:style-name="ce2">
            <text:p>0.383568</text:p>
          </table:table-cell>
          <table:table-cell table:style-name="ce2"/>
          <table:table-cell office:value-type="float" office:value="0.147124410624" table:formula="of:=POWER(([.B119]-[.C119]);2)" table:style-name="ce2">
            <text:p>0.147124411</text:p>
          </table:table-cell>
          <table:table-cell table:number-columns-repeated="16380"/>
        </table:table-row>
        <table:table-row table:style-name="ro1">
          <table:table-cell office:value-type="float" office:value="0.59499599999999997" table:style-name="ce2">
            <text:p>0.594996</text:p>
          </table:table-cell>
          <table:table-cell office:value-type="float" office:value="0.45192900000000003" table:style-name="ce2">
            <text:p>0.451929</text:p>
          </table:table-cell>
          <table:table-cell table:style-name="ce2"/>
          <table:table-cell office:value-type="float" office:value="0.20423982104100002" table:formula="of:=POWER(([.B120]-[.C120]);2)" table:style-name="ce2">
            <text:p>0.204239821</text:p>
          </table:table-cell>
          <table:table-cell table:number-columns-repeated="16380"/>
        </table:table-row>
        <table:table-row table:style-name="ro1">
          <table:table-cell office:value-type="float" office:value="0.59999599999999997" table:style-name="ce2">
            <text:p>0.599996</text:p>
          </table:table-cell>
          <table:table-cell office:value-type="float" office:value="-0.95751900000000001" table:style-name="ce2">
            <text:p>-0.957519</text:p>
          </table:table-cell>
          <table:table-cell table:style-name="ce2"/>
          <table:table-cell office:value-type="float" office:value="0.91684263536099997" table:formula="of:=POWER(([.B121]-[.C121]);2)" table:style-name="ce2">
            <text:p>0.916842635</text:p>
          </table:table-cell>
          <table:table-cell table:number-columns-repeated="16380"/>
        </table:table-row>
        <table:table-row table:style-name="ro1">
          <table:table-cell office:value-type="float" office:value="0.60499599999999998" table:style-name="ce2">
            <text:p>0.604996</text:p>
          </table:table-cell>
          <table:table-cell office:value-type="float" office:value="7.0732000000000003E-2" table:style-name="ce2">
            <text:p>0.070732</text:p>
          </table:table-cell>
          <table:table-cell table:style-name="ce2"/>
          <table:table-cell office:value-type="float" office:value="5.0030158240000006E-3" table:formula="of:=POWER(([.B122]-[.C122]);2)" table:style-name="ce2">
            <text:p>0.005003016</text:p>
          </table:table-cell>
          <table:table-cell table:number-columns-repeated="16380"/>
        </table:table-row>
        <table:table-row table:style-name="ro1">
          <table:table-cell office:value-type="float" office:value="0.60999599999999998" table:style-name="ce2">
            <text:p>0.609996</text:p>
          </table:table-cell>
          <table:table-cell office:value-type="float" office:value="-0.29174800000000001" table:style-name="ce2">
            <text:p>-0.291748</text:p>
          </table:table-cell>
          <table:table-cell table:style-name="ce2"/>
          <table:table-cell office:value-type="float" office:value="8.5116895504000006E-2" table:formula="of:=POWER(([.B123]-[.C123]);2)" table:style-name="ce2">
            <text:p>0.085116896</text:p>
          </table:table-cell>
          <table:table-cell table:number-columns-repeated="16380"/>
        </table:table-row>
        <table:table-row table:style-name="ro1">
          <table:table-cell office:value-type="float" office:value="0.61499599999999999" table:style-name="ce2">
            <text:p>0.614996</text:p>
          </table:table-cell>
          <table:table-cell office:value-type="float" office:value="0.111888" table:style-name="ce2">
            <text:p>0.111888</text:p>
          </table:table-cell>
          <table:table-cell table:style-name="ce2"/>
          <table:table-cell office:value-type="float" office:value="1.2518924544E-2" table:formula="of:=POWER(([.B124]-[.C124]);2)" table:style-name="ce2">
            <text:p>0.012518925</text:p>
          </table:table-cell>
          <table:table-cell table:number-columns-repeated="16380"/>
        </table:table-row>
        <table:table-row table:style-name="ro1">
          <table:table-cell office:value-type="float" office:value="0.61999599999999999" table:style-name="ce2">
            <text:p>0.619996</text:p>
          </table:table-cell>
          <table:table-cell office:value-type="float" office:value="0.36390800000000001" table:style-name="ce2">
            <text:p>0.363908</text:p>
          </table:table-cell>
          <table:table-cell table:style-name="ce2"/>
          <table:table-cell office:value-type="float" office:value="0.13242903246400001" table:formula="of:=POWER(([.B125]-[.C125]);2)" table:style-name="ce2">
            <text:p>0.132429032</text:p>
          </table:table-cell>
          <table:table-cell table:number-columns-repeated="16380"/>
        </table:table-row>
        <table:table-row table:style-name="ro1">
          <table:table-cell office:value-type="float" office:value="0.624996" table:style-name="ce2">
            <text:p>0.624996</text:p>
          </table:table-cell>
          <table:table-cell office:value-type="float" office:value="-0.25629800000000003" table:style-name="ce2">
            <text:p>-0.256298</text:p>
          </table:table-cell>
          <table:table-cell table:style-name="ce2"/>
          <table:table-cell office:value-type="float" office:value="6.5688664804000013E-2" table:formula="of:=POWER(([.B126]-[.C126]);2)" table:style-name="ce2">
            <text:p>0.065688665</text:p>
          </table:table-cell>
          <table:table-cell table:number-columns-repeated="16380"/>
        </table:table-row>
        <table:table-row table:style-name="ro1">
          <table:table-cell office:value-type="float" office:value="0.62999499999999997" table:style-name="ce2">
            <text:p>0.629995</text:p>
          </table:table-cell>
          <table:table-cell office:value-type="float" office:value="0.50848599999999999" table:style-name="ce2">
            <text:p>0.508486</text:p>
          </table:table-cell>
          <table:table-cell table:style-name="ce2"/>
          <table:table-cell office:value-type="float" office:value="0.258558012196" table:formula="of:=POWER(([.B127]-[.C127]);2)" table:style-name="ce2">
            <text:p>0.258558012</text:p>
          </table:table-cell>
          <table:table-cell table:number-columns-repeated="16380"/>
        </table:table-row>
        <table:table-row table:style-name="ro1">
          <table:table-cell office:value-type="float" office:value="0.63499499999999998" table:style-name="ce2">
            <text:p>0.634995</text:p>
          </table:table-cell>
          <table:table-cell office:value-type="float" office:value="9.5374E-2" table:style-name="ce2">
            <text:p>0.095374</text:p>
          </table:table-cell>
          <table:table-cell table:style-name="ce2"/>
          <table:table-cell office:value-type="float" office:value="9.0961998759999992E-3" table:formula="of:=POWER(([.B128]-[.C128]);2)" table:style-name="ce2">
            <text:p>0.0090962</text:p>
          </table:table-cell>
          <table:table-cell table:number-columns-repeated="16380"/>
        </table:table-row>
        <table:table-row table:style-name="ro1">
          <table:table-cell office:value-type="float" office:value="0.63999499999999998" table:style-name="ce2">
            <text:p>0.639995</text:p>
          </table:table-cell>
          <table:table-cell office:value-type="float" office:value="-1.061733" table:style-name="ce2">
            <text:p>-1.061733</text:p>
          </table:table-cell>
          <table:table-cell table:style-name="ce2"/>
          <table:table-cell office:value-type="float" office:value="1.1272769632890001" table:formula="of:=POWER(([.B129]-[.C129]);2)" table:style-name="ce2">
            <text:p>1.127276963</text:p>
          </table:table-cell>
          <table:table-cell table:number-columns-repeated="16380"/>
        </table:table-row>
        <table:table-row table:style-name="ro1">
          <table:table-cell office:value-type="float" office:value="0.64499499999999999" table:style-name="ce2">
            <text:p>0.644995</text:p>
          </table:table-cell>
          <table:table-cell office:value-type="float" office:value="-0.101325" table:style-name="ce2">
            <text:p>-0.101325</text:p>
          </table:table-cell>
          <table:table-cell table:style-name="ce2"/>
          <table:table-cell office:value-type="float" office:value="1.0266755625E-2" table:formula="of:=POWER(([.B130]-[.C130]);2)" table:style-name="ce2">
            <text:p>0.010266756</text:p>
          </table:table-cell>
          <table:table-cell table:number-columns-repeated="16380"/>
        </table:table-row>
        <table:table-row table:style-name="ro1">
          <table:table-cell office:value-type="float" office:value="0.64999499999999999" table:style-name="ce2">
            <text:p>0.649995</text:p>
          </table:table-cell>
          <table:table-cell office:value-type="float" office:value="0.30770799999999998" table:style-name="ce2">
            <text:p>0.307708</text:p>
          </table:table-cell>
          <table:table-cell table:style-name="ce2"/>
          <table:table-cell office:value-type="float" office:value="9.4684213263999992E-2" table:formula="of:=POWER(([.B131]-[.C131]);2)" table:style-name="ce2">
            <text:p>0.094684213</text:p>
          </table:table-cell>
          <table:table-cell table:number-columns-repeated="16380"/>
        </table:table-row>
        <table:table-row table:style-name="ro1">
          <table:table-cell office:value-type="float" office:value="0.65499499999999999" table:style-name="ce2">
            <text:p>0.654995</text:p>
          </table:table-cell>
          <table:table-cell office:value-type="float" office:value="0.62184499999999998" table:style-name="ce2">
            <text:p>0.621845</text:p>
          </table:table-cell>
          <table:table-cell table:style-name="ce2"/>
          <table:table-cell office:value-type="float" office:value="0.38669120402499996" table:formula="of:=POWER(([.B132]-[.C132]);2)" table:style-name="ce2">
            <text:p>0.386691204</text:p>
          </table:table-cell>
          <table:table-cell table:number-columns-repeated="16380"/>
        </table:table-row>
        <table:table-row table:style-name="ro1">
          <table:table-cell office:value-type="float" office:value="0.659995" table:style-name="ce2">
            <text:p>0.659995</text:p>
          </table:table-cell>
          <table:table-cell office:value-type="float" office:value="-8.2202999999999998E-2" table:style-name="ce2">
            <text:p>-0.082203</text:p>
          </table:table-cell>
          <table:table-cell table:style-name="ce2"/>
          <table:table-cell office:value-type="float" office:value="6.7573332089999995E-3" table:formula="of:=POWER(([.B133]-[.C133]);2)" table:style-name="ce2">
            <text:p>0.006757333</text:p>
          </table:table-cell>
          <table:table-cell table:number-columns-repeated="16380"/>
        </table:table-row>
        <table:table-row table:style-name="ro1">
          <table:table-cell office:value-type="float" office:value="0.664995" table:style-name="ce2">
            <text:p>0.664995</text:p>
          </table:table-cell>
          <table:table-cell office:value-type="float" office:value="0.574658" table:style-name="ce2">
            <text:p>0.574658</text:p>
          </table:table-cell>
          <table:table-cell table:style-name="ce2"/>
          <table:table-cell office:value-type="float" office:value="0.330231816964" table:formula="of:=POWER(([.B134]-[.C134]);2)" table:style-name="ce2">
            <text:p>0.330231817</text:p>
          </table:table-cell>
          <table:table-cell table:number-columns-repeated="16380"/>
        </table:table-row>
        <table:table-row table:style-name="ro1">
          <table:table-cell office:value-type="float" office:value="0.66999500000000001" table:style-name="ce2">
            <text:p>0.669995</text:p>
          </table:table-cell>
          <table:table-cell office:value-type="float" office:value="4.9350999999999999E-2" table:style-name="ce2">
            <text:p>0.049351</text:p>
          </table:table-cell>
          <table:table-cell table:style-name="ce2"/>
          <table:table-cell office:value-type="float" office:value="2.435521201E-3" table:formula="of:=POWER(([.B135]-[.C135]);2)" table:style-name="ce2">
            <text:p>0.002435521</text:p>
          </table:table-cell>
          <table:table-cell table:number-columns-repeated="16380"/>
        </table:table-row>
        <table:table-row table:style-name="ro1">
          <table:table-cell office:value-type="float" office:value="0.67499500000000001" table:style-name="ce2">
            <text:p>0.674995</text:p>
          </table:table-cell>
          <table:table-cell office:value-type="float" office:value="0.18267800000000001" table:style-name="ce2">
            <text:p>0.182678</text:p>
          </table:table-cell>
          <table:table-cell table:style-name="ce2"/>
          <table:table-cell office:value-type="float" office:value="3.3371251684E-2" table:formula="of:=POWER(([.B136]-[.C136]);2)" table:style-name="ce2">
            <text:p>0.033371252</text:p>
          </table:table-cell>
          <table:table-cell table:number-columns-repeated="16380"/>
        </table:table-row>
        <table:table-row table:style-name="ro1">
          <table:table-cell office:value-type="float" office:value="0.67999500000000002" table:style-name="ce2">
            <text:p>0.679995</text:p>
          </table:table-cell>
          <table:table-cell office:value-type="float" office:value="-0.61341800000000002" table:style-name="ce2">
            <text:p>-0.613418</text:p>
          </table:table-cell>
          <table:table-cell table:style-name="ce2"/>
          <table:table-cell office:value-type="float" office:value="0.376281642724" table:formula="of:=POWER(([.B137]-[.C137]);2)" table:style-name="ce2">
            <text:p>0.376281643</text:p>
          </table:table-cell>
          <table:table-cell table:number-columns-repeated="16380"/>
        </table:table-row>
        <table:table-row table:style-name="ro1">
          <table:table-cell office:value-type="float" office:value="0.68499500000000002" table:style-name="ce2">
            <text:p>0.684995</text:p>
          </table:table-cell>
          <table:table-cell office:value-type="float" office:value="4.4775000000000002E-2" table:style-name="ce2">
            <text:p>0.044775</text:p>
          </table:table-cell>
          <table:table-cell table:style-name="ce2"/>
          <table:table-cell office:value-type="float" office:value="2.0048006250000003E-3" table:formula="of:=POWER(([.B138]-[.C138]);2)" table:style-name="ce2">
            <text:p>0.002004801</text:p>
          </table:table-cell>
          <table:table-cell table:number-columns-repeated="16380"/>
        </table:table-row>
        <table:table-row table:style-name="ro1">
          <table:table-cell office:value-type="float" office:value="0.68999500000000002" table:style-name="ce2">
            <text:p>0.689995</text:p>
          </table:table-cell>
          <table:table-cell office:value-type="float" office:value="1.2281E-2" table:style-name="ce2">
            <text:p>0.012281</text:p>
          </table:table-cell>
          <table:table-cell table:style-name="ce2"/>
          <table:table-cell office:value-type="float" office:value="1.5082296100000001E-4" table:formula="of:=POWER(([.B139]-[.C139]);2)" table:style-name="ce2">
            <text:p>0.000150823</text:p>
          </table:table-cell>
          <table:table-cell table:number-columns-repeated="16380"/>
        </table:table-row>
        <table:table-row table:style-name="ro1">
          <table:table-cell office:value-type="float" office:value="0.69499500000000003" table:style-name="ce2">
            <text:p>0.694995</text:p>
          </table:table-cell>
          <table:table-cell office:value-type="float" office:value="0.57370299999999996" table:style-name="ce2">
            <text:p>0.573703</text:p>
          </table:table-cell>
          <table:table-cell table:style-name="ce2"/>
          <table:table-cell office:value-type="float" office:value="0.32913513220899998" table:formula="of:=POWER(([.B140]-[.C140]);2)" table:style-name="ce2">
            <text:p>0.329135132</text:p>
          </table:table-cell>
          <table:table-cell table:number-columns-repeated="16380"/>
        </table:table-row>
        <table:table-row table:style-name="ro1">
          <table:table-cell office:value-type="float" office:value="0.69999500000000003" table:style-name="ce2">
            <text:p>0.699995</text:p>
          </table:table-cell>
          <table:table-cell office:value-type="float" office:value="0.57117399999999996" table:style-name="ce2">
            <text:p>0.571174</text:p>
          </table:table-cell>
          <table:table-cell table:style-name="ce2"/>
          <table:table-cell office:value-type="float" office:value="0.32623973827599995" table:formula="of:=POWER(([.B141]-[.C141]);2)" table:style-name="ce2">
            <text:p>0.326239738</text:p>
          </table:table-cell>
          <table:table-cell table:number-columns-repeated="16380"/>
        </table:table-row>
        <table:table-row table:style-name="ro1">
          <table:table-cell office:value-type="float" office:value="0.70499400000000001" table:style-name="ce2">
            <text:p>0.704994</text:p>
          </table:table-cell>
          <table:table-cell office:value-type="float" office:value="-0.232655" table:style-name="ce2">
            <text:p>-0.232655</text:p>
          </table:table-cell>
          <table:table-cell table:style-name="ce2"/>
          <table:table-cell office:value-type="float" office:value="5.4128349025000001E-2" table:formula="of:=POWER(([.B142]-[.C142]);2)" table:style-name="ce2">
            <text:p>0.054128349</text:p>
          </table:table-cell>
          <table:table-cell table:number-columns-repeated="16380"/>
        </table:table-row>
        <table:table-row table:style-name="ro1">
          <table:table-cell office:value-type="float" office:value="0.70999400000000001" table:style-name="ce2">
            <text:p>0.709994</text:p>
          </table:table-cell>
          <table:table-cell office:value-type="float" office:value="0.62083699999999997" table:style-name="ce2">
            <text:p>0.620837</text:p>
          </table:table-cell>
          <table:table-cell table:style-name="ce2"/>
          <table:table-cell office:value-type="float" office:value="0.38543858056899999" table:formula="of:=POWER(([.B143]-[.C143]);2)" table:style-name="ce2">
            <text:p>0.385438581</text:p>
          </table:table-cell>
          <table:table-cell table:number-columns-repeated="16380"/>
        </table:table-row>
        <table:table-row table:style-name="ro1">
          <table:table-cell office:value-type="float" office:value="0.71499400000000002" table:style-name="ce2">
            <text:p>0.714994</text:p>
          </table:table-cell>
          <table:table-cell office:value-type="float" office:value="-0.26210299999999997" table:style-name="ce2">
            <text:p>-0.262103</text:p>
          </table:table-cell>
          <table:table-cell table:style-name="ce2"/>
          <table:table-cell office:value-type="float" office:value="6.869798260899998E-2" table:formula="of:=POWER(([.B144]-[.C144]);2)" table:style-name="ce2">
            <text:p>0.068697983</text:p>
          </table:table-cell>
          <table:table-cell table:number-columns-repeated="16380"/>
        </table:table-row>
        <table:table-row table:style-name="ro1">
          <table:table-cell office:value-type="float" office:value="0.71999400000000002" table:style-name="ce2">
            <text:p>0.719994</text:p>
          </table:table-cell>
          <table:table-cell office:value-type="float" office:value="-3.0950999999999999E-2" table:style-name="ce2">
            <text:p>-0.030951</text:p>
          </table:table-cell>
          <table:table-cell table:style-name="ce2"/>
          <table:table-cell office:value-type="float" office:value="9.5796440099999997E-4" table:formula="of:=POWER(([.B145]-[.C145]);2)" table:style-name="ce2">
            <text:p>0.000957964</text:p>
          </table:table-cell>
          <table:table-cell table:number-columns-repeated="16380"/>
        </table:table-row>
        <table:table-row table:style-name="ro1">
          <table:table-cell office:value-type="float" office:value="0.72499400000000003" table:style-name="ce2">
            <text:p>0.724994</text:p>
          </table:table-cell>
          <table:table-cell office:value-type="float" office:value="0.73853199999999997" table:style-name="ce2">
            <text:p>0.738532</text:p>
          </table:table-cell>
          <table:table-cell table:style-name="ce2"/>
          <table:table-cell office:value-type="float" office:value="0.54542951502399994" table:formula="of:=POWER(([.B146]-[.C146]);2)" table:style-name="ce2">
            <text:p>0.545429515</text:p>
          </table:table-cell>
          <table:table-cell table:number-columns-repeated="16380"/>
        </table:table-row>
        <table:table-row table:style-name="ro1">
          <table:table-cell office:value-type="float" office:value="0.72999400000000003" table:style-name="ce2">
            <text:p>0.729994</text:p>
          </table:table-cell>
          <table:table-cell office:value-type="float" office:value="2.2346000000000001E-2" table:style-name="ce2">
            <text:p>0.022346</text:p>
          </table:table-cell>
          <table:table-cell table:style-name="ce2"/>
          <table:table-cell office:value-type="float" office:value="4.9934371600000003E-4" table:formula="of:=POWER(([.B147]-[.C147]);2)" table:style-name="ce2">
            <text:p>0.000499344</text:p>
          </table:table-cell>
          <table:table-cell table:number-columns-repeated="16380"/>
        </table:table-row>
        <table:table-row table:style-name="ro1">
          <table:table-cell office:value-type="float" office:value="0.73499400000000004" table:style-name="ce2">
            <text:p>0.734994</text:p>
          </table:table-cell>
          <table:table-cell office:value-type="float" office:value="0.60247200000000001" table:style-name="ce2">
            <text:p>0.602472</text:p>
          </table:table-cell>
          <table:table-cell table:style-name="ce2"/>
          <table:table-cell office:value-type="float" office:value="0.362972510784" table:formula="of:=POWER(([.B148]-[.C148]);2)" table:style-name="ce2">
            <text:p>0.362972511</text:p>
          </table:table-cell>
          <table:table-cell table:number-columns-repeated="16380"/>
        </table:table-row>
        <table:table-row table:style-name="ro1">
          <table:table-cell office:value-type="float" office:value="0.73999400000000004" table:style-name="ce2">
            <text:p>0.739994</text:p>
          </table:table-cell>
          <table:table-cell office:value-type="float" office:value="-0.69962800000000003" table:style-name="ce2">
            <text:p>-0.699628</text:p>
          </table:table-cell>
          <table:table-cell table:style-name="ce2"/>
          <table:table-cell office:value-type="float" office:value="0.48947933838400004" table:formula="of:=POWER(([.B149]-[.C149]);2)" table:style-name="ce2">
            <text:p>0.489479338</text:p>
          </table:table-cell>
          <table:table-cell table:number-columns-repeated="16380"/>
        </table:table-row>
        <table:table-row table:style-name="ro1">
          <table:table-cell office:value-type="float" office:value="0.74499400000000005" table:style-name="ce2">
            <text:p>0.744994</text:p>
          </table:table-cell>
          <table:table-cell office:value-type="float" office:value="0.60323499999999997" table:style-name="ce2">
            <text:p>0.603235</text:p>
          </table:table-cell>
          <table:table-cell table:style-name="ce2"/>
          <table:table-cell office:value-type="float" office:value="0.36389246522499996" table:formula="of:=POWER(([.B150]-[.C150]);2)" table:style-name="ce2">
            <text:p>0.363892465</text:p>
          </table:table-cell>
          <table:table-cell table:number-columns-repeated="16380"/>
        </table:table-row>
        <table:table-row table:style-name="ro1">
          <table:table-cell office:value-type="float" office:value="0.74999400000000005" table:style-name="ce2">
            <text:p>0.749994</text:p>
          </table:table-cell>
          <table:table-cell office:value-type="float" office:value="-6.5250000000000002E-2" table:style-name="ce2">
            <text:p>-0.06525</text:p>
          </table:table-cell>
          <table:table-cell table:style-name="ce2"/>
          <table:table-cell office:value-type="float" office:value="4.2575625000000001E-3" table:formula="of:=POWER(([.B151]-[.C151]);2)" table:style-name="ce2">
            <text:p>0.004257563</text:p>
          </table:table-cell>
          <table:table-cell table:number-columns-repeated="16380"/>
        </table:table-row>
        <table:table-row table:style-name="ro1">
          <table:table-cell office:value-type="float" office:value="0.75499400000000005" table:style-name="ce2">
            <text:p>0.754994</text:p>
          </table:table-cell>
          <table:table-cell office:value-type="float" office:value="-0.23107800000000001" table:style-name="ce2">
            <text:p>-0.231078</text:p>
          </table:table-cell>
          <table:table-cell table:style-name="ce2"/>
          <table:table-cell office:value-type="float" office:value="5.3397042084E-2" table:formula="of:=POWER(([.B152]-[.C152]);2)" table:style-name="ce2">
            <text:p>0.053397042</text:p>
          </table:table-cell>
          <table:table-cell table:number-columns-repeated="16380"/>
        </table:table-row>
        <table:table-row table:style-name="ro1">
          <table:table-cell office:value-type="float" office:value="0.75999399999999995" table:style-name="ce2">
            <text:p>0.759994</text:p>
          </table:table-cell>
          <table:table-cell office:value-type="float" office:value="0.21579300000000001" table:style-name="ce2">
            <text:p>0.215793</text:p>
          </table:table-cell>
          <table:table-cell table:style-name="ce2"/>
          <table:table-cell office:value-type="float" office:value="4.6566618849000006E-2" table:formula="of:=POWER(([.B153]-[.C153]);2)" table:style-name="ce2">
            <text:p>0.046566619</text:p>
          </table:table-cell>
          <table:table-cell table:number-columns-repeated="16380"/>
        </table:table-row>
        <table:table-row table:style-name="ro1">
          <table:table-cell office:value-type="float" office:value="0.76499399999999995" table:style-name="ce2">
            <text:p>0.764994</text:p>
          </table:table-cell>
          <table:table-cell office:value-type="float" office:value="0.37455699999999997" table:style-name="ce2">
            <text:p>0.374557</text:p>
          </table:table-cell>
          <table:table-cell table:style-name="ce2"/>
          <table:table-cell office:value-type="float" office:value="0.14029294624899999" table:formula="of:=POWER(([.B154]-[.C154]);2)" table:style-name="ce2">
            <text:p>0.140292946</text:p>
          </table:table-cell>
          <table:table-cell table:number-columns-repeated="16380"/>
        </table:table-row>
        <table:table-row table:style-name="ro1">
          <table:table-cell office:value-type="float" office:value="0.76999399999999996" table:style-name="ce2">
            <text:p>0.769994</text:p>
          </table:table-cell>
          <table:table-cell office:value-type="float" office:value="-0.51119899999999996" table:style-name="ce2">
            <text:p>-0.511199</text:p>
          </table:table-cell>
          <table:table-cell table:style-name="ce2"/>
          <table:table-cell office:value-type="float" office:value="0.26132441760099995" table:formula="of:=POWER(([.B155]-[.C155]);2)" table:style-name="ce2">
            <text:p>0.261324418</text:p>
          </table:table-cell>
          <table:table-cell table:number-columns-repeated="16380"/>
        </table:table-row>
        <table:table-row table:style-name="ro1">
          <table:table-cell office:value-type="float" office:value="0.77499399999999996" table:style-name="ce2">
            <text:p>0.774994</text:p>
          </table:table-cell>
          <table:table-cell office:value-type="float" office:value="0.68465399999999998" table:style-name="ce2">
            <text:p>0.684654</text:p>
          </table:table-cell>
          <table:table-cell table:style-name="ce2"/>
          <table:table-cell office:value-type="float" office:value="0.46875109971599999" table:formula="of:=POWER(([.B156]-[.C156]);2)" table:style-name="ce2">
            <text:p>0.4687511</text:p>
          </table:table-cell>
          <table:table-cell table:number-columns-repeated="16380"/>
        </table:table-row>
        <table:table-row table:style-name="ro1">
          <table:table-cell office:value-type="float" office:value="0.77999399999999997" table:style-name="ce2">
            <text:p>0.779994</text:p>
          </table:table-cell>
          <table:table-cell office:value-type="float" office:value="-0.14549899999999999" table:style-name="ce2">
            <text:p>-0.145499</text:p>
          </table:table-cell>
          <table:table-cell table:style-name="ce2"/>
          <table:table-cell office:value-type="float" office:value="2.1169959000999997E-2" table:formula="of:=POWER(([.B157]-[.C157]);2)" table:style-name="ce2">
            <text:p>0.021169959</text:p>
          </table:table-cell>
          <table:table-cell table:number-columns-repeated="16380"/>
        </table:table-row>
        <table:table-row table:style-name="ro1">
          <table:table-cell office:value-type="float" office:value="0.78499300000000005" table:style-name="ce2">
            <text:p>0.784993</text:p>
          </table:table-cell>
          <table:table-cell office:value-type="float" office:value="-0.18343300000000001" table:style-name="ce2">
            <text:p>-0.183433</text:p>
          </table:table-cell>
          <table:table-cell table:style-name="ce2"/>
          <table:table-cell office:value-type="float" office:value="3.3647665489000007E-2" table:formula="of:=POWER(([.B158]-[.C158]);2)" table:style-name="ce2">
            <text:p>0.033647665</text:p>
          </table:table-cell>
          <table:table-cell table:number-columns-repeated="16380"/>
        </table:table-row>
        <table:table-row table:style-name="ro1">
          <table:table-cell office:value-type="float" office:value="0.78999299999999995" table:style-name="ce2">
            <text:p>0.789993</text:p>
          </table:table-cell>
          <table:table-cell office:value-type="float" office:value="0.47978199999999999" table:style-name="ce2">
            <text:p>0.479782</text:p>
          </table:table-cell>
          <table:table-cell table:style-name="ce2"/>
          <table:table-cell office:value-type="float" office:value="0.230190767524" table:formula="of:=POWER(([.B159]-[.C159]);2)" table:style-name="ce2">
            <text:p>0.230190768</text:p>
          </table:table-cell>
          <table:table-cell table:number-columns-repeated="16380"/>
        </table:table-row>
        <table:table-row table:style-name="ro1">
          <table:table-cell office:value-type="float" office:value="0.79499299999999995" table:style-name="ce2">
            <text:p>0.794993</text:p>
          </table:table-cell>
          <table:table-cell office:value-type="float" office:value="-1.001644" table:style-name="ce2">
            <text:p>-1.001644</text:p>
          </table:table-cell>
          <table:table-cell table:style-name="ce2"/>
          <table:table-cell office:value-type="float" office:value="1.0032907027359999" table:formula="of:=POWER(([.B160]-[.C160]);2)" table:style-name="ce2">
            <text:p>1.003290703</text:p>
          </table:table-cell>
          <table:table-cell table:number-columns-repeated="16380"/>
        </table:table-row>
        <table:table-row table:style-name="ro1">
          <table:table-cell office:value-type="float" office:value="0.79999299999999995" table:style-name="ce2">
            <text:p>0.799993</text:p>
          </table:table-cell>
          <table:table-cell office:value-type="float" office:value="-0.190387" table:style-name="ce2">
            <text:p>-0.190387</text:p>
          </table:table-cell>
          <table:table-cell table:style-name="ce2"/>
          <table:table-cell office:value-type="float" office:value="3.6247209768999998E-2" table:formula="of:=POWER(([.B161]-[.C161]);2)" table:style-name="ce2">
            <text:p>0.03624721</text:p>
          </table:table-cell>
          <table:table-cell table:number-columns-repeated="16380"/>
        </table:table-row>
        <table:table-row table:style-name="ro1">
          <table:table-cell office:value-type="float" office:value="0.80499299999999996" table:style-name="ce2">
            <text:p>0.804993</text:p>
          </table:table-cell>
          <table:table-cell office:value-type="float" office:value="7.3268E-2" table:style-name="ce2">
            <text:p>0.073268</text:p>
          </table:table-cell>
          <table:table-cell table:style-name="ce2"/>
          <table:table-cell office:value-type="float" office:value="5.3681998239999999E-3" table:formula="of:=POWER(([.B162]-[.C162]);2)" table:style-name="ce2">
            <text:p>0.0053682</text:p>
          </table:table-cell>
          <table:table-cell table:number-columns-repeated="16380"/>
        </table:table-row>
        <table:table-row table:style-name="ro1">
          <table:table-cell office:value-type="float" office:value="0.80999299999999996" table:style-name="ce2">
            <text:p>0.809993</text:p>
          </table:table-cell>
          <table:table-cell office:value-type="float" office:value="-0.46328799999999998" table:style-name="ce2">
            <text:p>-0.463288</text:p>
          </table:table-cell>
          <table:table-cell table:style-name="ce2"/>
          <table:table-cell office:value-type="float" office:value="0.21463577094399999" table:formula="of:=POWER(([.B163]-[.C163]);2)" table:style-name="ce2">
            <text:p>0.214635771</text:p>
          </table:table-cell>
          <table:table-cell table:number-columns-repeated="16380"/>
        </table:table-row>
        <table:table-row table:style-name="ro1">
          <table:table-cell office:value-type="float" office:value="0.81499299999999997" table:style-name="ce2">
            <text:p>0.814993</text:p>
          </table:table-cell>
          <table:table-cell office:value-type="float" office:value="-0.30751600000000001" table:style-name="ce2">
            <text:p>-0.307516</text:p>
          </table:table-cell>
          <table:table-cell table:style-name="ce2"/>
          <table:table-cell office:value-type="float" office:value="9.4566090256000004E-2" table:formula="of:=POWER(([.B164]-[.C164]);2)" table:style-name="ce2">
            <text:p>0.09456609</text:p>
          </table:table-cell>
          <table:table-cell table:number-columns-repeated="16380"/>
        </table:table-row>
        <table:table-row table:style-name="ro1">
          <table:table-cell office:value-type="float" office:value="0.81999299999999997" table:style-name="ce2">
            <text:p>0.819993</text:p>
          </table:table-cell>
          <table:table-cell office:value-type="float" office:value="-0.25391900000000001" table:style-name="ce2">
            <text:p>-0.253919</text:p>
          </table:table-cell>
          <table:table-cell table:style-name="ce2"/>
          <table:table-cell office:value-type="float" office:value="6.4474858561000006E-2" table:formula="of:=POWER(([.B165]-[.C165]);2)" table:style-name="ce2">
            <text:p>0.064474859</text:p>
          </table:table-cell>
          <table:table-cell table:number-columns-repeated="16380"/>
        </table:table-row>
        <table:table-row table:style-name="ro1">
          <table:table-cell office:value-type="float" office:value="0.82499299999999998" table:style-name="ce2">
            <text:p>0.824993</text:p>
          </table:table-cell>
          <table:table-cell office:value-type="float" office:value="0.37429600000000002" table:style-name="ce2">
            <text:p>0.374296</text:p>
          </table:table-cell>
          <table:table-cell table:style-name="ce2"/>
          <table:table-cell office:value-type="float" office:value="0.14009749561600002" table:formula="of:=POWER(([.B166]-[.C166]);2)" table:style-name="ce2">
            <text:p>0.140097496</text:p>
          </table:table-cell>
          <table:table-cell table:number-columns-repeated="16380"/>
        </table:table-row>
        <table:table-row table:style-name="ro1">
          <table:table-cell office:value-type="float" office:value="0.82999299999999998" table:style-name="ce2">
            <text:p>0.829993</text:p>
          </table:table-cell>
          <table:table-cell office:value-type="float" office:value="-1.4293999999999999E-2" table:style-name="ce2">
            <text:p>-0.014294</text:p>
          </table:table-cell>
          <table:table-cell table:style-name="ce2"/>
          <table:table-cell office:value-type="float" office:value="2.0431843599999998E-4" table:formula="of:=POWER(([.B167]-[.C167]);2)" table:style-name="ce2">
            <text:p>0.000204318</text:p>
          </table:table-cell>
          <table:table-cell table:number-columns-repeated="16380"/>
        </table:table-row>
        <table:table-row table:style-name="ro1">
          <table:table-cell office:value-type="float" office:value="0.83499299999999999" table:style-name="ce2">
            <text:p>0.834993</text:p>
          </table:table-cell>
          <table:table-cell office:value-type="float" office:value="0.23346700000000001" table:style-name="ce2">
            <text:p>0.233467</text:p>
          </table:table-cell>
          <table:table-cell table:style-name="ce2"/>
          <table:table-cell office:value-type="float" office:value="5.4506840089000003E-2" table:formula="of:=POWER(([.B168]-[.C168]);2)" table:style-name="ce2">
            <text:p>0.05450684</text:p>
          </table:table-cell>
          <table:table-cell table:number-columns-repeated="16380"/>
        </table:table-row>
        <table:table-row table:style-name="ro1">
          <table:table-cell office:value-type="float" office:value="0.83999299999999999" table:style-name="ce2">
            <text:p>0.839993</text:p>
          </table:table-cell>
          <table:table-cell office:value-type="float" office:value="-1.6649000000000001E-2" table:style-name="ce2">
            <text:p>-0.016649</text:p>
          </table:table-cell>
          <table:table-cell table:style-name="ce2"/>
          <table:table-cell office:value-type="float" office:value="2.7718920100000002E-4" table:formula="of:=POWER(([.B169]-[.C169]);2)" table:style-name="ce2">
            <text:p>0.000277189</text:p>
          </table:table-cell>
          <table:table-cell table:number-columns-repeated="16380"/>
        </table:table-row>
        <table:table-row table:style-name="ro1">
          <table:table-cell office:value-type="float" office:value="0.84499299999999999" table:style-name="ce2">
            <text:p>0.844993</text:p>
          </table:table-cell>
          <table:table-cell office:value-type="float" office:value="0.56478300000000004" table:style-name="ce2">
            <text:p>0.564783</text:p>
          </table:table-cell>
          <table:table-cell table:style-name="ce2"/>
          <table:table-cell office:value-type="float" office:value="0.31897983708900002" table:formula="of:=POWER(([.B170]-[.C170]);2)" table:style-name="ce2">
            <text:p>0.318979837</text:p>
          </table:table-cell>
          <table:table-cell table:number-columns-repeated="16380"/>
        </table:table-row>
        <table:table-row table:style-name="ro1">
          <table:table-cell office:value-type="float" office:value="0.849993" table:style-name="ce2">
            <text:p>0.849993</text:p>
          </table:table-cell>
          <table:table-cell office:value-type="float" office:value="-0.148037" table:style-name="ce2">
            <text:p>-0.148037</text:p>
          </table:table-cell>
          <table:table-cell table:style-name="ce2"/>
          <table:table-cell office:value-type="float" office:value="2.1914953369000002E-2" table:formula="of:=POWER(([.B171]-[.C171]);2)" table:style-name="ce2">
            <text:p>0.021914953</text:p>
          </table:table-cell>
          <table:table-cell table:number-columns-repeated="16380"/>
        </table:table-row>
        <table:table-row table:style-name="ro1">
          <table:table-cell office:value-type="float" office:value="0.854993" table:style-name="ce2">
            <text:p>0.854993</text:p>
          </table:table-cell>
          <table:table-cell office:value-type="float" office:value="-0.167132" table:style-name="ce2">
            <text:p>-0.167132</text:p>
          </table:table-cell>
          <table:table-cell table:style-name="ce2"/>
          <table:table-cell office:value-type="float" office:value="2.7933105424000002E-2" table:formula="of:=POWER(([.B172]-[.C172]);2)" table:style-name="ce2">
            <text:p>0.027933105</text:p>
          </table:table-cell>
          <table:table-cell table:number-columns-repeated="16380"/>
        </table:table-row>
        <table:table-row table:style-name="ro1">
          <table:table-cell office:value-type="float" office:value="0.85999300000000001" table:style-name="ce2">
            <text:p>0.859993</text:p>
          </table:table-cell>
          <table:table-cell office:value-type="float" office:value="-0.40387099999999998" table:style-name="ce2">
            <text:p>-0.403871</text:p>
          </table:table-cell>
          <table:table-cell table:style-name="ce2"/>
          <table:table-cell office:value-type="float" office:value="0.16311178464099998" table:formula="of:=POWER(([.B173]-[.C173]);2)" table:style-name="ce2">
            <text:p>0.163111785</text:p>
          </table:table-cell>
          <table:table-cell table:number-columns-repeated="16380"/>
        </table:table-row>
        <table:table-row table:style-name="ro1">
          <table:table-cell office:value-type="float" office:value="0.86499199999999998" table:style-name="ce2">
            <text:p>0.864992</text:p>
          </table:table-cell>
          <table:table-cell office:value-type="float" office:value="-0.221497" table:style-name="ce2">
            <text:p>-0.221497</text:p>
          </table:table-cell>
          <table:table-cell table:style-name="ce2"/>
          <table:table-cell office:value-type="float" office:value="4.9060921009000003E-2" table:formula="of:=POWER(([.B174]-[.C174]);2)" table:style-name="ce2">
            <text:p>0.049060921</text:p>
          </table:table-cell>
          <table:table-cell table:number-columns-repeated="16380"/>
        </table:table-row>
        <table:table-row table:style-name="ro1">
          <table:table-cell office:value-type="float" office:value="0.86999199999999999" table:style-name="ce2">
            <text:p>0.869992</text:p>
          </table:table-cell>
          <table:table-cell office:value-type="float" office:value="-0.52199399999999996" table:style-name="ce2">
            <text:p>-0.521994</text:p>
          </table:table-cell>
          <table:table-cell table:style-name="ce2"/>
          <table:table-cell office:value-type="float" office:value="0.27247773603599995" table:formula="of:=POWER(([.B175]-[.C175]);2)" table:style-name="ce2">
            <text:p>0.272477736</text:p>
          </table:table-cell>
          <table:table-cell table:number-columns-repeated="16380"/>
        </table:table-row>
        <table:table-row table:style-name="ro1">
          <table:table-cell office:value-type="float" office:value="0.87499199999999999" table:style-name="ce2">
            <text:p>0.874992</text:p>
          </table:table-cell>
          <table:table-cell office:value-type="float" office:value="6.4945000000000003E-2" table:style-name="ce2">
            <text:p>0.064945</text:p>
          </table:table-cell>
          <table:table-cell table:style-name="ce2"/>
          <table:table-cell office:value-type="float" office:value="4.217853025E-3" table:formula="of:=POWER(([.B176]-[.C176]);2)" table:style-name="ce2">
            <text:p>0.004217853</text:p>
          </table:table-cell>
          <table:table-cell table:number-columns-repeated="16380"/>
        </table:table-row>
        <table:table-row table:style-name="ro1">
          <table:table-cell office:value-type="float" office:value="0.879992" table:style-name="ce2">
            <text:p>0.879992</text:p>
          </table:table-cell>
          <table:table-cell office:value-type="float" office:value="-0.13636999999999999" table:style-name="ce2">
            <text:p>-0.13637</text:p>
          </table:table-cell>
          <table:table-cell table:style-name="ce2"/>
          <table:table-cell office:value-type="float" office:value="1.8596776899999997E-2" table:formula="of:=POWER(([.B177]-[.C177]);2)" table:style-name="ce2">
            <text:p>0.018596777</text:p>
          </table:table-cell>
          <table:table-cell table:number-columns-repeated="16380"/>
        </table:table-row>
        <table:table-row table:style-name="ro1">
          <table:table-cell office:value-type="float" office:value="0.884992" table:style-name="ce2">
            <text:p>0.884992</text:p>
          </table:table-cell>
          <table:table-cell office:value-type="float" office:value="-0.430983" table:style-name="ce2">
            <text:p>-0.430983</text:p>
          </table:table-cell>
          <table:table-cell table:style-name="ce2"/>
          <table:table-cell office:value-type="float" office:value="0.185746346289" table:formula="of:=POWER(([.B178]-[.C178]);2)" table:style-name="ce2">
            <text:p>0.185746346</text:p>
          </table:table-cell>
          <table:table-cell table:number-columns-repeated="16380"/>
        </table:table-row>
        <table:table-row table:style-name="ro1">
          <table:table-cell office:value-type="float" office:value="0.88999200000000001" table:style-name="ce2">
            <text:p>0.889992</text:p>
          </table:table-cell>
          <table:table-cell office:value-type="float" office:value="-0.706538" table:style-name="ce2">
            <text:p>-0.706538</text:p>
          </table:table-cell>
          <table:table-cell table:style-name="ce2"/>
          <table:table-cell office:value-type="float" office:value="0.49919594544399998" table:formula="of:=POWER(([.B179]-[.C179]);2)" table:style-name="ce2">
            <text:p>0.499195945</text:p>
          </table:table-cell>
          <table:table-cell table:number-columns-repeated="16380"/>
        </table:table-row>
        <table:table-row table:style-name="ro1">
          <table:table-cell office:value-type="float" office:value="0.89499200000000001" table:style-name="ce2">
            <text:p>0.894992</text:p>
          </table:table-cell>
          <table:table-cell office:value-type="float" office:value="-0.73043599999999997" table:style-name="ce2">
            <text:p>-0.730436</text:p>
          </table:table-cell>
          <table:table-cell table:style-name="ce2"/>
          <table:table-cell office:value-type="float" office:value="0.53353675009599999" table:formula="of:=POWER(([.B180]-[.C180]);2)" table:style-name="ce2">
            <text:p>0.53353675</text:p>
          </table:table-cell>
          <table:table-cell table:number-columns-repeated="16380"/>
        </table:table-row>
        <table:table-row table:style-name="ro1">
          <table:table-cell office:value-type="float" office:value="0.89999200000000001" table:style-name="ce2">
            <text:p>0.899992</text:p>
          </table:table-cell>
          <table:table-cell office:value-type="float" office:value="0.44621300000000003" table:style-name="ce2">
            <text:p>0.446213</text:p>
          </table:table-cell>
          <table:table-cell table:style-name="ce2"/>
          <table:table-cell office:value-type="float" office:value="0.19910604136900004" table:formula="of:=POWER(([.B181]-[.C181]);2)" table:style-name="ce2">
            <text:p>0.199106041</text:p>
          </table:table-cell>
          <table:table-cell table:number-columns-repeated="16380"/>
        </table:table-row>
        <table:table-row table:style-name="ro1">
          <table:table-cell office:value-type="float" office:value="0.90499200000000002" table:style-name="ce2">
            <text:p>0.904992</text:p>
          </table:table-cell>
          <table:table-cell office:value-type="float" office:value="-3.9416E-2" table:style-name="ce2">
            <text:p>-0.039416</text:p>
          </table:table-cell>
          <table:table-cell table:style-name="ce2"/>
          <table:table-cell office:value-type="float" office:value="1.553621056E-3" table:formula="of:=POWER(([.B182]-[.C182]);2)" table:style-name="ce2">
            <text:p>0.001553621</text:p>
          </table:table-cell>
          <table:table-cell table:number-columns-repeated="16380"/>
        </table:table-row>
        <table:table-row table:style-name="ro1">
          <table:table-cell office:value-type="float" office:value="0.90999200000000002" table:style-name="ce2">
            <text:p>0.909992</text:p>
          </table:table-cell>
          <table:table-cell office:value-type="float" office:value="0.17335600000000001" table:style-name="ce2">
            <text:p>0.173356</text:p>
          </table:table-cell>
          <table:table-cell table:style-name="ce2"/>
          <table:table-cell office:value-type="float" office:value="3.0052302736000003E-2" table:formula="of:=POWER(([.B183]-[.C183]);2)" table:style-name="ce2">
            <text:p>0.030052303</text:p>
          </table:table-cell>
          <table:table-cell table:number-columns-repeated="16380"/>
        </table:table-row>
        <table:table-row table:style-name="ro1">
          <table:table-cell office:value-type="float" office:value="0.91499200000000003" table:style-name="ce2">
            <text:p>0.914992</text:p>
          </table:table-cell>
          <table:table-cell office:value-type="float" office:value="-0.344217" table:style-name="ce2">
            <text:p>-0.344217</text:p>
          </table:table-cell>
          <table:table-cell table:style-name="ce2"/>
          <table:table-cell office:value-type="float" office:value="0.11848534308899999" table:formula="of:=POWER(([.B184]-[.C184]);2)" table:style-name="ce2">
            <text:p>0.118485343</text:p>
          </table:table-cell>
          <table:table-cell table:number-columns-repeated="16380"/>
        </table:table-row>
        <table:table-row table:style-name="ro1">
          <table:table-cell office:value-type="float" office:value="0.91999200000000003" table:style-name="ce2">
            <text:p>0.919992</text:p>
          </table:table-cell>
          <table:table-cell office:value-type="float" office:value="-0.38337500000000002" table:style-name="ce2">
            <text:p>-0.383375</text:p>
          </table:table-cell>
          <table:table-cell table:style-name="ce2"/>
          <table:table-cell office:value-type="float" office:value="0.14697639062500001" table:formula="of:=POWER(([.B185]-[.C185]);2)" table:style-name="ce2">
            <text:p>0.146976391</text:p>
          </table:table-cell>
          <table:table-cell table:number-columns-repeated="16380"/>
        </table:table-row>
        <table:table-row table:style-name="ro1">
          <table:table-cell office:value-type="float" office:value="0.92499200000000004" table:style-name="ce2">
            <text:p>0.924992</text:p>
          </table:table-cell>
          <table:table-cell office:value-type="float" office:value="-0.26675300000000002" table:style-name="ce2">
            <text:p>-0.266753</text:p>
          </table:table-cell>
          <table:table-cell table:style-name="ce2"/>
          <table:table-cell office:value-type="float" office:value="7.1157163009000005E-2" table:formula="of:=POWER(([.B186]-[.C186]);2)" table:style-name="ce2">
            <text:p>0.071157163</text:p>
          </table:table-cell>
          <table:table-cell table:number-columns-repeated="16380"/>
        </table:table-row>
        <table:table-row table:style-name="ro1">
          <table:table-cell office:value-type="float" office:value="0.92999200000000004" table:style-name="ce2">
            <text:p>0.929992</text:p>
          </table:table-cell>
          <table:table-cell office:value-type="float" office:value="0.46815099999999998" table:style-name="ce2">
            <text:p>0.468151</text:p>
          </table:table-cell>
          <table:table-cell table:style-name="ce2"/>
          <table:table-cell office:value-type="float" office:value="0.21916535880099999" table:formula="of:=POWER(([.B187]-[.C187]);2)" table:style-name="ce2">
            <text:p>0.219165359</text:p>
          </table:table-cell>
          <table:table-cell table:number-columns-repeated="16380"/>
        </table:table-row>
        <table:table-row table:style-name="ro1">
          <table:table-cell office:value-type="float" office:value="0.93499200000000005" table:style-name="ce2">
            <text:p>0.934992</text:p>
          </table:table-cell>
          <table:table-cell office:value-type="float" office:value="-0.44603900000000002" table:style-name="ce2">
            <text:p>-0.446039</text:p>
          </table:table-cell>
          <table:table-cell table:style-name="ce2"/>
          <table:table-cell office:value-type="float" office:value="0.19895078952100001" table:formula="of:=POWER(([.B188]-[.C188]);2)" table:style-name="ce2">
            <text:p>0.19895079</text:p>
          </table:table-cell>
          <table:table-cell table:number-columns-repeated="16380"/>
        </table:table-row>
        <table:table-row table:style-name="ro1">
          <table:table-cell office:value-type="float" office:value="0.93999100000000002" table:style-name="ce2">
            <text:p>0.939991</text:p>
          </table:table-cell>
          <table:table-cell office:value-type="float" office:value="0.30430600000000002" table:style-name="ce2">
            <text:p>0.304306</text:p>
          </table:table-cell>
          <table:table-cell table:style-name="ce2"/>
          <table:table-cell office:value-type="float" office:value="9.2602141636000015E-2" table:formula="of:=POWER(([.B189]-[.C189]);2)" table:style-name="ce2">
            <text:p>0.092602142</text:p>
          </table:table-cell>
          <table:table-cell table:number-columns-repeated="16380"/>
        </table:table-row>
        <table:table-row table:style-name="ro1">
          <table:table-cell office:value-type="float" office:value="0.94499100000000003" table:style-name="ce2">
            <text:p>0.944991</text:p>
          </table:table-cell>
          <table:table-cell office:value-type="float" office:value="-0.23192299999999999" table:style-name="ce2">
            <text:p>-0.231923</text:p>
          </table:table-cell>
          <table:table-cell table:style-name="ce2"/>
          <table:table-cell office:value-type="float" office:value="5.3788277928999997E-2" table:formula="of:=POWER(([.B190]-[.C190]);2)" table:style-name="ce2">
            <text:p>0.053788278</text:p>
          </table:table-cell>
          <table:table-cell table:number-columns-repeated="16380"/>
        </table:table-row>
        <table:table-row table:style-name="ro1">
          <table:table-cell office:value-type="float" office:value="0.94999100000000003" table:style-name="ce2">
            <text:p>0.949991</text:p>
          </table:table-cell>
          <table:table-cell office:value-type="float" office:value="1.261374" table:style-name="ce2">
            <text:p>1.261374</text:p>
          </table:table-cell>
          <table:table-cell table:style-name="ce2"/>
          <table:table-cell office:value-type="float" office:value="1.5910643678759999" table:formula="of:=POWER(([.B191]-[.C191]);2)" table:style-name="ce2">
            <text:p>1.591064368</text:p>
          </table:table-cell>
          <table:table-cell table:number-columns-repeated="16380"/>
        </table:table-row>
        <table:table-row table:style-name="ro1">
          <table:table-cell office:value-type="float" office:value="0.95499100000000003" table:style-name="ce2">
            <text:p>0.954991</text:p>
          </table:table-cell>
          <table:table-cell office:value-type="float" office:value="-0.64888800000000002" table:style-name="ce2">
            <text:p>-0.648888</text:p>
          </table:table-cell>
          <table:table-cell table:style-name="ce2"/>
          <table:table-cell office:value-type="float" office:value="0.42105563654400002" table:formula="of:=POWER(([.B192]-[.C192]);2)" table:style-name="ce2">
            <text:p>0.421055637</text:p>
          </table:table-cell>
          <table:table-cell table:number-columns-repeated="16380"/>
        </table:table-row>
        <table:table-row table:style-name="ro1">
          <table:table-cell office:value-type="float" office:value="0.95999100000000004" table:style-name="ce2">
            <text:p>0.959991</text:p>
          </table:table-cell>
          <table:table-cell office:value-type="float" office:value="0.49532300000000001" table:style-name="ce2">
            <text:p>0.495323</text:p>
          </table:table-cell>
          <table:table-cell table:style-name="ce2"/>
          <table:table-cell office:value-type="float" office:value="0.24534487432900001" table:formula="of:=POWER(([.B193]-[.C193]);2)" table:style-name="ce2">
            <text:p>0.245344874</text:p>
          </table:table-cell>
          <table:table-cell table:number-columns-repeated="16380"/>
        </table:table-row>
        <table:table-row table:style-name="ro1">
          <table:table-cell office:value-type="float" office:value="0.96499100000000004" table:style-name="ce2">
            <text:p>0.964991</text:p>
          </table:table-cell>
          <table:table-cell office:value-type="float" office:value="1.2059040000000001" table:style-name="ce2">
            <text:p>1.205904</text:p>
          </table:table-cell>
          <table:table-cell table:style-name="ce2"/>
          <table:table-cell office:value-type="float" office:value="1.4542044572160002" table:formula="of:=POWER(([.B194]-[.C194]);2)" table:style-name="ce2">
            <text:p>1.454204457</text:p>
          </table:table-cell>
          <table:table-cell table:number-columns-repeated="16380"/>
        </table:table-row>
        <table:table-row table:style-name="ro1">
          <table:table-cell office:value-type="float" office:value="0.96999100000000005" table:style-name="ce2">
            <text:p>0.969991</text:p>
          </table:table-cell>
          <table:table-cell office:value-type="float" office:value="-0.71063100000000001" table:style-name="ce2">
            <text:p>-0.710631</text:p>
          </table:table-cell>
          <table:table-cell table:style-name="ce2"/>
          <table:table-cell office:value-type="float" office:value="0.50499641816100005" table:formula="of:=POWER(([.B195]-[.C195]);2)" table:style-name="ce2">
            <text:p>0.504996418</text:p>
          </table:table-cell>
          <table:table-cell table:number-columns-repeated="16380"/>
        </table:table-row>
        <table:table-row table:style-name="ro1">
          <table:table-cell office:value-type="float" office:value="0.97499100000000005" table:style-name="ce2">
            <text:p>0.974991</text:p>
          </table:table-cell>
          <table:table-cell office:value-type="float" office:value="0.989402" table:style-name="ce2">
            <text:p>0.989402</text:p>
          </table:table-cell>
          <table:table-cell table:style-name="ce2"/>
          <table:table-cell office:value-type="float" office:value="0.978916317604" table:formula="of:=POWER(([.B196]-[.C196]);2)" table:style-name="ce2">
            <text:p>0.978916318</text:p>
          </table:table-cell>
          <table:table-cell table:number-columns-repeated="16380"/>
        </table:table-row>
        <table:table-row table:style-name="ro1">
          <table:table-cell office:value-type="float" office:value="0.97999099999999995" table:style-name="ce2">
            <text:p>0.979991</text:p>
          </table:table-cell>
          <table:table-cell office:value-type="float" office:value="-0.655416" table:style-name="ce2">
            <text:p>-0.655416</text:p>
          </table:table-cell>
          <table:table-cell table:style-name="ce2"/>
          <table:table-cell office:value-type="float" office:value="0.429570133056" table:formula="of:=POWER(([.B197]-[.C197]);2)" table:style-name="ce2">
            <text:p>0.429570133</text:p>
          </table:table-cell>
          <table:table-cell table:number-columns-repeated="16380"/>
        </table:table-row>
        <table:table-row table:style-name="ro1">
          <table:table-cell office:value-type="float" office:value="0.98499099999999995" table:style-name="ce2">
            <text:p>0.984991</text:p>
          </table:table-cell>
          <table:table-cell office:value-type="float" office:value="0.21024499999999999" table:style-name="ce2">
            <text:p>0.210245</text:p>
          </table:table-cell>
          <table:table-cell table:style-name="ce2"/>
          <table:table-cell office:value-type="float" office:value="4.4202960024999995E-2" table:formula="of:=POWER(([.B198]-[.C198]);2)" table:style-name="ce2">
            <text:p>0.04420296</text:p>
          </table:table-cell>
          <table:table-cell table:number-columns-repeated="16380"/>
        </table:table-row>
        <table:table-row table:style-name="ro1">
          <table:table-cell office:value-type="float" office:value="0.98999099999999995" table:style-name="ce2">
            <text:p>0.989991</text:p>
          </table:table-cell>
          <table:table-cell office:value-type="float" office:value="0.66964500000000005" table:style-name="ce2">
            <text:p>0.669645</text:p>
          </table:table-cell>
          <table:table-cell table:style-name="ce2"/>
          <table:table-cell office:value-type="float" office:value="0.44842442602500004" table:formula="of:=POWER(([.B199]-[.C199]);2)" table:style-name="ce2">
            <text:p>0.448424426</text:p>
          </table:table-cell>
          <table:table-cell table:number-columns-repeated="16380"/>
        </table:table-row>
        <table:table-row table:style-name="ro1">
          <table:table-cell office:value-type="float" office:value="0.99499099999999996" table:style-name="ce2">
            <text:p>0.994991</text:p>
          </table:table-cell>
          <table:table-cell office:value-type="float" office:value="-0.56832700000000003" table:style-name="ce2">
            <text:p>-0.568327</text:p>
          </table:table-cell>
          <table:table-cell table:style-name="ce2"/>
          <table:table-cell office:value-type="float" office:value="0.32299557892900005" table:formula="of:=POWER(([.B200]-[.C200]);2)" table:style-name="ce2">
            <text:p>0.322995579</text:p>
          </table:table-cell>
          <table:table-cell table:number-columns-repeated="16380"/>
        </table:table-row>
        <table:table-row table:style-name="ro1">
          <table:table-cell office:value-type="float" office:value="0.99999099999999996" table:style-name="ce2">
            <text:p>0.999991</text:p>
          </table:table-cell>
          <table:table-cell office:value-type="float" office:value="0.28766999999999998" table:style-name="ce2">
            <text:p>0.28767</text:p>
          </table:table-cell>
          <table:table-cell table:style-name="ce2"/>
          <table:table-cell office:value-type="float" office:value="8.2754028899999985E-2" table:formula="of:=POWER(([.B201]-[.C201]);2)" table:style-name="ce2">
            <text:p>0.082754029</text:p>
          </table:table-cell>
          <table:table-cell table:number-columns-repeated="16380"/>
        </table:table-row>
        <table:table-row table:style-name="ro1">
          <table:table-cell office:value-type="float" office:value="1.004991" table:style-name="ce2">
            <text:p>1.004991</text:p>
          </table:table-cell>
          <table:table-cell office:value-type="float" office:value="0.19422500000000001" table:style-name="ce2">
            <text:p>0.194225</text:p>
          </table:table-cell>
          <table:table-cell table:style-name="ce2"/>
          <table:table-cell office:value-type="float" office:value="3.7723350625000006E-2" table:formula="of:=POWER(([.B202]-[.C202]);2)" table:style-name="ce2">
            <text:p>0.037723351</text:p>
          </table:table-cell>
          <table:table-cell table:number-columns-repeated="16380"/>
        </table:table-row>
        <table:table-row table:style-name="ro1">
          <table:table-cell office:value-type="float" office:value="1.0099910000000001" table:style-name="ce2">
            <text:p>1.009991</text:p>
          </table:table-cell>
          <table:table-cell office:value-type="float" office:value="4.8828999999999997E-2" table:style-name="ce2">
            <text:p>0.048829</text:p>
          </table:table-cell>
          <table:table-cell table:style-name="ce2"/>
          <table:table-cell office:value-type="float" office:value="2.3842712409999998E-3" table:formula="of:=POWER(([.B203]-[.C203]);2)" table:style-name="ce2">
            <text:p>0.002384271</text:p>
          </table:table-cell>
          <table:table-cell table:number-columns-repeated="16380"/>
        </table:table-row>
        <table:table-row table:style-name="ro1">
          <table:table-cell office:value-type="float" office:value="1.014991" table:style-name="ce2">
            <text:p>1.014991</text:p>
          </table:table-cell>
          <table:table-cell office:value-type="float" office:value="0.97979700000000003" table:style-name="ce2">
            <text:p>0.979797</text:p>
          </table:table-cell>
          <table:table-cell table:style-name="ce2"/>
          <table:table-cell office:value-type="float" office:value="0.96000216120900006" table:formula="of:=POWER(([.B204]-[.C204]);2)" table:style-name="ce2">
            <text:p>0.960002161</text:p>
          </table:table-cell>
          <table:table-cell table:number-columns-repeated="16380"/>
        </table:table-row>
        <table:table-row table:style-name="ro1">
          <table:table-cell office:value-type="float" office:value="1.019992" table:style-name="ce2">
            <text:p>1.019992</text:p>
          </table:table-cell>
          <table:table-cell office:value-type="float" office:value="0.65033799999999997" table:style-name="ce2">
            <text:p>0.650338</text:p>
          </table:table-cell>
          <table:table-cell table:style-name="ce2"/>
          <table:table-cell office:value-type="float" office:value="0.42293951424399995" table:formula="of:=POWER(([.B205]-[.C205]);2)" table:style-name="ce2">
            <text:p>0.422939514</text:p>
          </table:table-cell>
          <table:table-cell table:number-columns-repeated="16380"/>
        </table:table-row>
        <table:table-row table:style-name="ro1">
          <table:table-cell office:value-type="float" office:value="1.0249919999999999" table:style-name="ce2">
            <text:p>1.024992</text:p>
          </table:table-cell>
          <table:table-cell office:value-type="float" office:value="-4.8148000000000003E-2" table:style-name="ce2">
            <text:p>-0.048148</text:p>
          </table:table-cell>
          <table:table-cell table:style-name="ce2"/>
          <table:table-cell office:value-type="float" office:value="2.3182299040000005E-3" table:formula="of:=POWER(([.B206]-[.C206]);2)" table:style-name="ce2">
            <text:p>0.00231823</text:p>
          </table:table-cell>
          <table:table-cell table:number-columns-repeated="16380"/>
        </table:table-row>
        <table:table-row table:style-name="ro1">
          <table:table-cell office:value-type="float" office:value="1.029992" table:style-name="ce2">
            <text:p>1.029992</text:p>
          </table:table-cell>
          <table:table-cell office:value-type="float" office:value="-0.63933499999999999" table:style-name="ce2">
            <text:p>-0.639335</text:p>
          </table:table-cell>
          <table:table-cell table:style-name="ce2"/>
          <table:table-cell office:value-type="float" office:value="0.40874924222499998" table:formula="of:=POWER(([.B207]-[.C207]);2)" table:style-name="ce2">
            <text:p>0.408749242</text:p>
          </table:table-cell>
          <table:table-cell table:number-columns-repeated="16380"/>
        </table:table-row>
        <table:table-row table:style-name="ro1">
          <table:table-cell office:value-type="float" office:value="1.0349919999999999" table:style-name="ce2">
            <text:p>1.034992</text:p>
          </table:table-cell>
          <table:table-cell office:value-type="float" office:value="5.0821999999999999E-2" table:style-name="ce2">
            <text:p>0.050822</text:p>
          </table:table-cell>
          <table:table-cell table:style-name="ce2"/>
          <table:table-cell office:value-type="float" office:value="2.582875684E-3" table:formula="of:=POWER(([.B208]-[.C208]);2)" table:style-name="ce2">
            <text:p>0.002582876</text:p>
          </table:table-cell>
          <table:table-cell table:number-columns-repeated="16380"/>
        </table:table-row>
        <table:table-row table:style-name="ro1">
          <table:table-cell office:value-type="float" office:value="1.0399929999999999" table:style-name="ce2">
            <text:p>1.039993</text:p>
          </table:table-cell>
          <table:table-cell office:value-type="float" office:value="3.1975000000000003E-2" table:style-name="ce2">
            <text:p>0.031975</text:p>
          </table:table-cell>
          <table:table-cell table:style-name="ce2"/>
          <table:table-cell office:value-type="float" office:value="1.0224006250000002E-3" table:formula="of:=POWER(([.B209]-[.C209]);2)" table:style-name="ce2">
            <text:p>0.001022401</text:p>
          </table:table-cell>
          <table:table-cell table:number-columns-repeated="16380"/>
        </table:table-row>
        <table:table-row table:style-name="ro1">
          <table:table-cell office:value-type="float" office:value="1.0449930000000001" table:style-name="ce2">
            <text:p>1.044993</text:p>
          </table:table-cell>
          <table:table-cell office:value-type="float" office:value="-1.2175999999999999E-2" table:style-name="ce2">
            <text:p>-0.012176</text:p>
          </table:table-cell>
          <table:table-cell table:style-name="ce2"/>
          <table:table-cell office:value-type="float" office:value="1.4825497599999998E-4" table:formula="of:=POWER(([.B210]-[.C210]);2)" table:style-name="ce2">
            <text:p>0.000148255</text:p>
          </table:table-cell>
          <table:table-cell table:number-columns-repeated="16380"/>
        </table:table-row>
        <table:table-row table:style-name="ro1">
          <table:table-cell office:value-type="float" office:value="1.049993" table:style-name="ce2">
            <text:p>1.049993</text:p>
          </table:table-cell>
          <table:table-cell office:value-type="float" office:value="0.75153700000000001" table:style-name="ce2">
            <text:p>0.751537</text:p>
          </table:table-cell>
          <table:table-cell table:style-name="ce2"/>
          <table:table-cell office:value-type="float" office:value="0.56480786236900005" table:formula="of:=POWER(([.B211]-[.C211]);2)" table:style-name="ce2">
            <text:p>0.564807862</text:p>
          </table:table-cell>
          <table:table-cell table:number-columns-repeated="16380"/>
        </table:table-row>
        <table:table-row table:style-name="ro1">
          <table:table-cell office:value-type="float" office:value="1.0549930000000001" table:style-name="ce2">
            <text:p>1.054993</text:p>
          </table:table-cell>
          <table:table-cell office:value-type="float" office:value="-3.6139999999999999E-2" table:style-name="ce2">
            <text:p>-0.03614</text:p>
          </table:table-cell>
          <table:table-cell table:style-name="ce2"/>
          <table:table-cell office:value-type="float" office:value="1.3060995999999998E-3" table:formula="of:=POWER(([.B212]-[.C212]);2)" table:style-name="ce2">
            <text:p>0.0013061</text:p>
          </table:table-cell>
          <table:table-cell table:number-columns-repeated="16380"/>
        </table:table-row>
        <table:table-row table:style-name="ro1">
          <table:table-cell office:value-type="float" office:value="1.0599940000000001" table:style-name="ce2">
            <text:p>1.059994</text:p>
          </table:table-cell>
          <table:table-cell office:value-type="float" office:value="-0.11942899999999999" table:style-name="ce2">
            <text:p>-0.119429</text:p>
          </table:table-cell>
          <table:table-cell table:style-name="ce2"/>
          <table:table-cell office:value-type="float" office:value="1.4263286040999999E-2" table:formula="of:=POWER(([.B213]-[.C213]);2)" table:style-name="ce2">
            <text:p>0.014263286</text:p>
          </table:table-cell>
          <table:table-cell table:number-columns-repeated="16380"/>
        </table:table-row>
        <table:table-row table:style-name="ro1">
          <table:table-cell office:value-type="float" office:value="1.064994" table:style-name="ce2">
            <text:p>1.064994</text:p>
          </table:table-cell>
          <table:table-cell office:value-type="float" office:value="-2.2953000000000001E-2" table:style-name="ce2">
            <text:p>-0.022953</text:p>
          </table:table-cell>
          <table:table-cell table:style-name="ce2"/>
          <table:table-cell office:value-type="float" office:value="5.2684020900000002E-4" table:formula="of:=POWER(([.B214]-[.C214]);2)" table:style-name="ce2">
            <text:p>0.00052684</text:p>
          </table:table-cell>
          <table:table-cell table:number-columns-repeated="16380"/>
        </table:table-row>
        <table:table-row table:style-name="ro1">
          <table:table-cell office:value-type="float" office:value="1.0699939999999999" table:style-name="ce2">
            <text:p>1.069994</text:p>
          </table:table-cell>
          <table:table-cell office:value-type="float" office:value="-0.25300099999999998" table:style-name="ce2">
            <text:p>-0.253001</text:p>
          </table:table-cell>
          <table:table-cell table:style-name="ce2"/>
          <table:table-cell office:value-type="float" office:value="6.4009506000999986E-2" table:formula="of:=POWER(([.B215]-[.C215]);2)" table:style-name="ce2">
            <text:p>0.064009506</text:p>
          </table:table-cell>
          <table:table-cell table:number-columns-repeated="16380"/>
        </table:table-row>
        <table:table-row table:style-name="ro1">
          <table:table-cell office:value-type="float" office:value="1.074994" table:style-name="ce2">
            <text:p>1.074994</text:p>
          </table:table-cell>
          <table:table-cell office:value-type="float" office:value="-0.13523199999999999" table:style-name="ce2">
            <text:p>-0.135232</text:p>
          </table:table-cell>
          <table:table-cell table:style-name="ce2"/>
          <table:table-cell office:value-type="float" office:value="1.8287693823999997E-2" table:formula="of:=POWER(([.B216]-[.C216]);2)" table:style-name="ce2">
            <text:p>0.018287694</text:p>
          </table:table-cell>
          <table:table-cell table:number-columns-repeated="16380"/>
        </table:table-row>
        <table:table-row table:style-name="ro1">
          <table:table-cell office:value-type="float" office:value="1.0799939999999999" table:style-name="ce2">
            <text:p>1.079994</text:p>
          </table:table-cell>
          <table:table-cell office:value-type="float" office:value="0.59508799999999995" table:style-name="ce2">
            <text:p>0.595088</text:p>
          </table:table-cell>
          <table:table-cell table:style-name="ce2"/>
          <table:table-cell office:value-type="float" office:value="0.35412972774399992" table:formula="of:=POWER(([.B217]-[.C217]);2)" table:style-name="ce2">
            <text:p>0.354129728</text:p>
          </table:table-cell>
          <table:table-cell table:number-columns-repeated="16380"/>
        </table:table-row>
        <table:table-row table:style-name="ro1">
          <table:table-cell office:value-type="float" office:value="1.0849949999999999" table:style-name="ce2">
            <text:p>1.084995</text:p>
          </table:table-cell>
          <table:table-cell office:value-type="float" office:value="0.15367900000000001" table:style-name="ce2">
            <text:p>0.153679</text:p>
          </table:table-cell>
          <table:table-cell table:style-name="ce2"/>
          <table:table-cell office:value-type="float" office:value="2.3617235041000002E-2" table:formula="of:=POWER(([.B218]-[.C218]);2)" table:style-name="ce2">
            <text:p>0.023617235</text:p>
          </table:table-cell>
          <table:table-cell table:number-columns-repeated="16380"/>
        </table:table-row>
        <table:table-row table:style-name="ro1">
          <table:table-cell office:value-type="float" office:value="1.089995" table:style-name="ce2">
            <text:p>1.089995</text:p>
          </table:table-cell>
          <table:table-cell office:value-type="float" office:value="-9.3798000000000006E-2" table:style-name="ce2">
            <text:p>-0.093798</text:p>
          </table:table-cell>
          <table:table-cell table:style-name="ce2"/>
          <table:table-cell office:value-type="float" office:value="8.7980648040000015E-3" table:formula="of:=POWER(([.B219]-[.C219]);2)" table:style-name="ce2">
            <text:p>0.008798065</text:p>
          </table:table-cell>
          <table:table-cell table:number-columns-repeated="16380"/>
        </table:table-row>
        <table:table-row table:style-name="ro1">
          <table:table-cell office:value-type="float" office:value="1.0949949999999999" table:style-name="ce2">
            <text:p>1.094995</text:p>
          </table:table-cell>
          <table:table-cell office:value-type="float" office:value="-6.9258E-2" table:style-name="ce2">
            <text:p>-0.069258</text:p>
          </table:table-cell>
          <table:table-cell table:style-name="ce2"/>
          <table:table-cell office:value-type="float" office:value="4.7966705639999998E-3" table:formula="of:=POWER(([.B220]-[.C220]);2)" table:style-name="ce2">
            <text:p>0.004796671</text:p>
          </table:table-cell>
          <table:table-cell table:number-columns-repeated="16380"/>
        </table:table-row>
        <table:table-row table:style-name="ro1">
          <table:table-cell office:value-type="float" office:value="1.0999950000000001" table:style-name="ce2">
            <text:p>1.099995</text:p>
          </table:table-cell>
          <table:table-cell office:value-type="float" office:value="0.49099799999999999" table:style-name="ce2">
            <text:p>0.490998</text:p>
          </table:table-cell>
          <table:table-cell table:style-name="ce2"/>
          <table:table-cell office:value-type="float" office:value="0.24107903600399999" table:formula="of:=POWER(([.B221]-[.C221]);2)" table:style-name="ce2">
            <text:p>0.241079036</text:p>
          </table:table-cell>
          <table:table-cell table:number-columns-repeated="16380"/>
        </table:table-row>
        <table:table-row table:style-name="ro1">
          <table:table-cell office:value-type="float" office:value="1.1049960000000001" table:style-name="ce2">
            <text:p>1.104996</text:p>
          </table:table-cell>
          <table:table-cell office:value-type="float" office:value="-0.11100699999999999" table:style-name="ce2">
            <text:p>-0.111007</text:p>
          </table:table-cell>
          <table:table-cell table:style-name="ce2"/>
          <table:table-cell office:value-type="float" office:value="1.2322554048999998E-2" table:formula="of:=POWER(([.B222]-[.C222]);2)" table:style-name="ce2">
            <text:p>0.012322554</text:p>
          </table:table-cell>
          <table:table-cell table:number-columns-repeated="16380"/>
        </table:table-row>
        <table:table-row table:style-name="ro1">
          <table:table-cell office:value-type="float" office:value="1.109996" table:style-name="ce2">
            <text:p>1.109996</text:p>
          </table:table-cell>
          <table:table-cell office:value-type="float" office:value="0.53535699999999997" table:style-name="ce2">
            <text:p>0.535357</text:p>
          </table:table-cell>
          <table:table-cell table:style-name="ce2"/>
          <table:table-cell office:value-type="float" office:value="0.28660711744899997" table:formula="of:=POWER(([.B223]-[.C223]);2)" table:style-name="ce2">
            <text:p>0.286607117</text:p>
          </table:table-cell>
          <table:table-cell table:number-columns-repeated="16380"/>
        </table:table-row>
        <table:table-row table:style-name="ro1">
          <table:table-cell office:value-type="float" office:value="1.1149960000000001" table:style-name="ce2">
            <text:p>1.114996</text:p>
          </table:table-cell>
          <table:table-cell office:value-type="float" office:value="-0.242505" table:style-name="ce2">
            <text:p>-0.242505</text:p>
          </table:table-cell>
          <table:table-cell table:style-name="ce2"/>
          <table:table-cell office:value-type="float" office:value="5.8808675025E-2" table:formula="of:=POWER(([.B224]-[.C224]);2)" table:style-name="ce2">
            <text:p>0.058808675</text:p>
          </table:table-cell>
          <table:table-cell table:number-columns-repeated="16380"/>
        </table:table-row>
        <table:table-row table:style-name="ro1">
          <table:table-cell office:value-type="float" office:value="1.119996" table:style-name="ce2">
            <text:p>1.119996</text:p>
          </table:table-cell>
          <table:table-cell office:value-type="float" office:value="-0.107502" table:style-name="ce2">
            <text:p>-0.107502</text:p>
          </table:table-cell>
          <table:table-cell table:style-name="ce2"/>
          <table:table-cell office:value-type="float" office:value="1.1556680004E-2" table:formula="of:=POWER(([.B225]-[.C225]);2)" table:style-name="ce2">
            <text:p>0.01155668</text:p>
          </table:table-cell>
          <table:table-cell table:number-columns-repeated="16380"/>
        </table:table-row>
        <table:table-row table:style-name="ro1">
          <table:table-cell office:value-type="float" office:value="1.124997" table:style-name="ce2">
            <text:p>1.124997</text:p>
          </table:table-cell>
          <table:table-cell office:value-type="float" office:value="-0.339922" table:style-name="ce2">
            <text:p>-0.339922</text:p>
          </table:table-cell>
          <table:table-cell table:style-name="ce2"/>
          <table:table-cell office:value-type="float" office:value="0.115546966084" table:formula="of:=POWER(([.B226]-[.C226]);2)" table:style-name="ce2">
            <text:p>0.115546966</text:p>
          </table:table-cell>
          <table:table-cell table:number-columns-repeated="16380"/>
        </table:table-row>
        <table:table-row table:style-name="ro1">
          <table:table-cell office:value-type="float" office:value="1.1299969999999999" table:style-name="ce2">
            <text:p>1.129997</text:p>
          </table:table-cell>
          <table:table-cell office:value-type="float" office:value="-0.79483199999999998" table:style-name="ce2">
            <text:p>-0.794832</text:p>
          </table:table-cell>
          <table:table-cell table:style-name="ce2"/>
          <table:table-cell office:value-type="float" office:value="0.63175790822400002" table:formula="of:=POWER(([.B227]-[.C227]);2)" table:style-name="ce2">
            <text:p>0.631757908</text:p>
          </table:table-cell>
          <table:table-cell table:number-columns-repeated="16380"/>
        </table:table-row>
        <table:table-row table:style-name="ro1">
          <table:table-cell office:value-type="float" office:value="1.134997" table:style-name="ce2">
            <text:p>1.134997</text:p>
          </table:table-cell>
          <table:table-cell office:value-type="float" office:value="0.35771399999999998" table:style-name="ce2">
            <text:p>0.357714</text:p>
          </table:table-cell>
          <table:table-cell table:style-name="ce2"/>
          <table:table-cell office:value-type="float" office:value="0.12795930579599998" table:formula="of:=POWER(([.B228]-[.C228]);2)" table:style-name="ce2">
            <text:p>0.127959306</text:p>
          </table:table-cell>
          <table:table-cell table:number-columns-repeated="16380"/>
        </table:table-row>
        <table:table-row table:style-name="ro1">
          <table:table-cell office:value-type="float" office:value="1.1399969999999999" table:style-name="ce2">
            <text:p>1.139997</text:p>
          </table:table-cell>
          <table:table-cell office:value-type="float" office:value="0.152314" table:style-name="ce2">
            <text:p>0.152314</text:p>
          </table:table-cell>
          <table:table-cell table:style-name="ce2"/>
          <table:table-cell office:value-type="float" office:value="2.3199554596E-2" table:formula="of:=POWER(([.B229]-[.C229]);2)" table:style-name="ce2">
            <text:p>0.023199555</text:p>
          </table:table-cell>
          <table:table-cell table:number-columns-repeated="16380"/>
        </table:table-row>
        <table:table-row table:style-name="ro1">
          <table:table-cell office:value-type="float" office:value="1.144997" table:style-name="ce2">
            <text:p>1.144997</text:p>
          </table:table-cell>
          <table:table-cell office:value-type="float" office:value="-0.33707999999999999" table:style-name="ce2">
            <text:p>-0.33708</text:p>
          </table:table-cell>
          <table:table-cell table:style-name="ce2"/>
          <table:table-cell office:value-type="float" office:value="0.11362292639999999" table:formula="of:=POWER(([.B230]-[.C230]);2)" table:style-name="ce2">
            <text:p>0.113622926</text:p>
          </table:table-cell>
          <table:table-cell table:number-columns-repeated="16380"/>
        </table:table-row>
        <table:table-row table:style-name="ro1">
          <table:table-cell office:value-type="float" office:value="1.1499980000000001" table:style-name="ce2">
            <text:p>1.149998</text:p>
          </table:table-cell>
          <table:table-cell office:value-type="float" office:value="1.0115909999999999" table:style-name="ce2">
            <text:p>1.011591</text:p>
          </table:table-cell>
          <table:table-cell table:style-name="ce2"/>
          <table:table-cell office:value-type="float" office:value="1.0233163512809997" table:formula="of:=POWER(([.B231]-[.C231]);2)" table:style-name="ce2">
            <text:p>1.023316351</text:p>
          </table:table-cell>
          <table:table-cell table:number-columns-repeated="16380"/>
        </table:table-row>
        <table:table-row table:style-name="ro1">
          <table:table-cell office:value-type="float" office:value="1.154998" table:style-name="ce2">
            <text:p>1.154998</text:p>
          </table:table-cell>
          <table:table-cell office:value-type="float" office:value="0.36772199999999999" table:style-name="ce2">
            <text:p>0.367722</text:p>
          </table:table-cell>
          <table:table-cell table:style-name="ce2"/>
          <table:table-cell office:value-type="float" office:value="0.135219469284" table:formula="of:=POWER(([.B232]-[.C232]);2)" table:style-name="ce2">
            <text:p>0.135219469</text:p>
          </table:table-cell>
          <table:table-cell table:number-columns-repeated="16380"/>
        </table:table-row>
        <table:table-row table:style-name="ro1">
          <table:table-cell office:value-type="float" office:value="1.1599980000000001" table:style-name="ce2">
            <text:p>1.159998</text:p>
          </table:table-cell>
          <table:table-cell office:value-type="float" office:value="-2.7477999999999999E-2" table:style-name="ce2">
            <text:p>-0.027478</text:p>
          </table:table-cell>
          <table:table-cell table:style-name="ce2"/>
          <table:table-cell office:value-type="float" office:value="7.5504048399999992E-4" table:formula="of:=POWER(([.B233]-[.C233]);2)" table:style-name="ce2">
            <text:p>0.00075504</text:p>
          </table:table-cell>
          <table:table-cell table:number-columns-repeated="16380"/>
        </table:table-row>
        <table:table-row table:style-name="ro1">
          <table:table-cell office:value-type="float" office:value="1.164998" table:style-name="ce2">
            <text:p>1.164998</text:p>
          </table:table-cell>
          <table:table-cell office:value-type="float" office:value="-0.40252700000000002" table:style-name="ce2">
            <text:p>-0.402527</text:p>
          </table:table-cell>
          <table:table-cell table:style-name="ce2"/>
          <table:table-cell office:value-type="float" office:value="0.16202798572900001" table:formula="of:=POWER(([.B234]-[.C234]);2)" table:style-name="ce2">
            <text:p>0.162027986</text:p>
          </table:table-cell>
          <table:table-cell table:number-columns-repeated="16380"/>
        </table:table-row>
        <table:table-row table:style-name="ro1">
          <table:table-cell office:value-type="float" office:value="1.169999" table:style-name="ce2">
            <text:p>1.169999</text:p>
          </table:table-cell>
          <table:table-cell office:value-type="float" office:value="-0.160246" table:style-name="ce2">
            <text:p>-0.160246</text:p>
          </table:table-cell>
          <table:table-cell table:style-name="ce2"/>
          <table:table-cell office:value-type="float" office:value="2.5678780516000001E-2" table:formula="of:=POWER(([.B235]-[.C235]);2)" table:style-name="ce2">
            <text:p>0.025678781</text:p>
          </table:table-cell>
          <table:table-cell table:number-columns-repeated="16380"/>
        </table:table-row>
        <table:table-row table:style-name="ro1">
          <table:table-cell office:value-type="float" office:value="1.1749989999999999" table:style-name="ce2">
            <text:p>1.174999</text:p>
          </table:table-cell>
          <table:table-cell office:value-type="float" office:value="0.42171700000000001" table:style-name="ce2">
            <text:p>0.421717</text:p>
          </table:table-cell>
          <table:table-cell table:style-name="ce2"/>
          <table:table-cell office:value-type="float" office:value="0.177845228089" table:formula="of:=POWER(([.B236]-[.C236]);2)" table:style-name="ce2">
            <text:p>0.177845228</text:p>
          </table:table-cell>
          <table:table-cell table:number-columns-repeated="16380"/>
        </table:table-row>
        <table:table-row table:style-name="ro1">
          <table:table-cell office:value-type="float" office:value="1.179999" table:style-name="ce2">
            <text:p>1.179999</text:p>
          </table:table-cell>
          <table:table-cell office:value-type="float" office:value="0.22302900000000001" table:style-name="ce2">
            <text:p>0.223029</text:p>
          </table:table-cell>
          <table:table-cell table:style-name="ce2"/>
          <table:table-cell office:value-type="float" office:value="4.9741934841E-2" table:formula="of:=POWER(([.B237]-[.C237]);2)" table:style-name="ce2">
            <text:p>0.049741935</text:p>
          </table:table-cell>
          <table:table-cell table:number-columns-repeated="16380"/>
        </table:table-row>
        <table:table-row table:style-name="ro1">
          <table:table-cell office:value-type="float" office:value="1.1849989999999999" table:style-name="ce2">
            <text:p>1.184999</text:p>
          </table:table-cell>
          <table:table-cell office:value-type="float" office:value="-0.50104700000000002" table:style-name="ce2">
            <text:p>-0.501047</text:p>
          </table:table-cell>
          <table:table-cell table:style-name="ce2"/>
          <table:table-cell office:value-type="float" office:value="0.25104809620900004" table:formula="of:=POWER(([.B238]-[.C238]);2)" table:style-name="ce2">
            <text:p>0.251048096</text:p>
          </table:table-cell>
          <table:table-cell table:number-columns-repeated="16380"/>
        </table:table-row>
        <table:table-row table:style-name="ro1">
          <table:table-cell office:value-type="float" office:value="1.19" table:style-name="ce2">
            <text:p>1.19</text:p>
          </table:table-cell>
          <table:table-cell office:value-type="float" office:value="-0.47155000000000002" table:style-name="ce2">
            <text:p>-0.47155</text:p>
          </table:table-cell>
          <table:table-cell table:style-name="ce2"/>
          <table:table-cell office:value-type="float" office:value="0.22235940250000003" table:formula="of:=POWER(([.B239]-[.C239]);2)" table:style-name="ce2">
            <text:p>0.222359403</text:p>
          </table:table-cell>
          <table:table-cell table:number-columns-repeated="16380"/>
        </table:table-row>
        <table:table-row table:style-name="ro1">
          <table:table-cell office:value-type="float" office:value="1.1950000000000001" table:style-name="ce2">
            <text:p>1.195</text:p>
          </table:table-cell>
          <table:table-cell office:value-type="float" office:value="-7.4051000000000006E-2" table:style-name="ce2">
            <text:p>-0.074051</text:p>
          </table:table-cell>
          <table:table-cell table:style-name="ce2"/>
          <table:table-cell office:value-type="float" office:value="5.4835506010000009E-3" table:formula="of:=POWER(([.B240]-[.C240]);2)" table:style-name="ce2">
            <text:p>0.005483551</text:p>
          </table:table-cell>
          <table:table-cell table:number-columns-repeated="16380"/>
        </table:table-row>
        <table:table-row table:style-name="ro1">
          <table:table-cell office:value-type="float" office:value="1.2" table:style-name="ce2">
            <text:p>1.2</text:p>
          </table:table-cell>
          <table:table-cell office:value-type="float" office:value="-0.204572" table:style-name="ce2">
            <text:p>-0.204572</text:p>
          </table:table-cell>
          <table:table-cell table:style-name="ce2"/>
          <table:table-cell office:value-type="float" office:value="4.1849703184000005E-2" table:formula="of:=POWER(([.B241]-[.C241]);2)" table:style-name="ce2">
            <text:p>0.041849703</text:p>
          </table:table-cell>
          <table:table-cell table:number-columns-repeated="16380"/>
        </table:table-row>
        <table:table-row table:style-name="ro1">
          <table:table-cell office:value-type="float" office:value="1.2050000000000001" table:style-name="ce2">
            <text:p>1.205</text:p>
          </table:table-cell>
          <table:table-cell office:value-type="float" office:value="3.5496E-2" table:style-name="ce2">
            <text:p>0.035496</text:p>
          </table:table-cell>
          <table:table-cell table:style-name="ce2"/>
          <table:table-cell office:value-type="float" office:value="1.2599660159999999E-3" table:formula="of:=POWER(([.B242]-[.C242]);2)" table:style-name="ce2">
            <text:p>0.001259966</text:p>
          </table:table-cell>
          <table:table-cell table:number-columns-repeated="16380"/>
        </table:table-row>
        <table:table-row table:style-name="ro1">
          <table:table-cell office:value-type="float" office:value="1.2100010000000001" table:style-name="ce2">
            <text:p>1.210001</text:p>
          </table:table-cell>
          <table:table-cell office:value-type="float" office:value="5.8382000000000003E-2" table:style-name="ce2">
            <text:p>0.058382</text:p>
          </table:table-cell>
          <table:table-cell table:style-name="ce2"/>
          <table:table-cell office:value-type="float" office:value="3.4084579240000004E-3" table:formula="of:=POWER(([.B243]-[.C243]);2)" table:style-name="ce2">
            <text:p>0.003408458</text:p>
          </table:table-cell>
          <table:table-cell table:number-columns-repeated="16380"/>
        </table:table-row>
        <table:table-row table:style-name="ro1">
          <table:table-cell office:value-type="float" office:value="1.215001" table:style-name="ce2">
            <text:p>1.215001</text:p>
          </table:table-cell>
          <table:table-cell office:value-type="float" office:value="-0.236571" table:style-name="ce2">
            <text:p>-0.236571</text:p>
          </table:table-cell>
          <table:table-cell table:style-name="ce2"/>
          <table:table-cell office:value-type="float" office:value="5.5965838040999999E-2" table:formula="of:=POWER(([.B244]-[.C244]);2)" table:style-name="ce2">
            <text:p>0.055965838</text:p>
          </table:table-cell>
          <table:table-cell table:number-columns-repeated="16380"/>
        </table:table-row>
        <table:table-row table:style-name="ro1">
          <table:table-cell office:value-type="float" office:value="1.2200009999999999" table:style-name="ce2">
            <text:p>1.220001</text:p>
          </table:table-cell>
          <table:table-cell office:value-type="float" office:value="-0.86329400000000001" table:style-name="ce2">
            <text:p>-0.863294</text:p>
          </table:table-cell>
          <table:table-cell table:style-name="ce2"/>
          <table:table-cell office:value-type="float" office:value="0.74527653043600006" table:formula="of:=POWER(([.B245]-[.C245]);2)" table:style-name="ce2">
            <text:p>0.74527653</text:p>
          </table:table-cell>
          <table:table-cell table:number-columns-repeated="16380"/>
        </table:table-row>
        <table:table-row table:style-name="ro1">
          <table:table-cell office:value-type="float" office:value="1.225001" table:style-name="ce2">
            <text:p>1.225001</text:p>
          </table:table-cell>
          <table:table-cell office:value-type="float" office:value="0.67477900000000002" table:style-name="ce2">
            <text:p>0.674779</text:p>
          </table:table-cell>
          <table:table-cell table:style-name="ce2"/>
          <table:table-cell office:value-type="float" office:value="0.45532669884100002" table:formula="of:=POWER(([.B246]-[.C246]);2)" table:style-name="ce2">
            <text:p>0.455326699</text:p>
          </table:table-cell>
          <table:table-cell table:number-columns-repeated="16380"/>
        </table:table-row>
        <table:table-row table:style-name="ro1">
          <table:table-cell office:value-type="float" office:value="1.2300009999999999" table:style-name="ce2">
            <text:p>1.230001</text:p>
          </table:table-cell>
          <table:table-cell office:value-type="float" office:value="-1.9549E-2" table:style-name="ce2">
            <text:p>-0.019549</text:p>
          </table:table-cell>
          <table:table-cell table:style-name="ce2"/>
          <table:table-cell office:value-type="float" office:value="3.82163401E-4" table:formula="of:=POWER(([.B247]-[.C247]);2)" table:style-name="ce2">
            <text:p>0.000382163</text:p>
          </table:table-cell>
          <table:table-cell table:number-columns-repeated="16380"/>
        </table:table-row>
        <table:table-row table:style-name="ro1">
          <table:table-cell office:value-type="float" office:value="1.2350019999999999" table:style-name="ce2">
            <text:p>1.235002</text:p>
          </table:table-cell>
          <table:table-cell office:value-type="float" office:value="-0.50056999999999996" table:style-name="ce2">
            <text:p>-0.50057</text:p>
          </table:table-cell>
          <table:table-cell table:style-name="ce2"/>
          <table:table-cell office:value-type="float" office:value="0.25057032489999997" table:formula="of:=POWER(([.B248]-[.C248]);2)" table:style-name="ce2">
            <text:p>0.250570325</text:p>
          </table:table-cell>
          <table:table-cell table:number-columns-repeated="16380"/>
        </table:table-row>
        <table:table-row table:style-name="ro1">
          <table:table-cell office:value-type="float" office:value="1.240002" table:style-name="ce2">
            <text:p>1.240002</text:p>
          </table:table-cell>
          <table:table-cell office:value-type="float" office:value="-0.57203499999999996" table:style-name="ce2">
            <text:p>-0.572035</text:p>
          </table:table-cell>
          <table:table-cell table:style-name="ce2"/>
          <table:table-cell office:value-type="float" office:value="0.32722404122499993" table:formula="of:=POWER(([.B249]-[.C249]);2)" table:style-name="ce2">
            <text:p>0.327224041</text:p>
          </table:table-cell>
          <table:table-cell table:number-columns-repeated="16380"/>
        </table:table-row>
        <table:table-row table:style-name="ro1">
          <table:table-cell office:value-type="float" office:value="1.2450019999999999" table:style-name="ce2">
            <text:p>1.245002</text:p>
          </table:table-cell>
          <table:table-cell office:value-type="float" office:value="-0.27635399999999999" table:style-name="ce2">
            <text:p>-0.276354</text:p>
          </table:table-cell>
          <table:table-cell table:style-name="ce2"/>
          <table:table-cell office:value-type="float" office:value="7.6371533315999995E-2" table:formula="of:=POWER(([.B250]-[.C250]);2)" table:style-name="ce2">
            <text:p>0.076371533</text:p>
          </table:table-cell>
          <table:table-cell table:number-columns-repeated="16380"/>
        </table:table-row>
        <table:table-row table:style-name="ro1">
          <table:table-cell office:value-type="float" office:value="1.2500020000000001" table:style-name="ce2">
            <text:p>1.250002</text:p>
          </table:table-cell>
          <table:table-cell office:value-type="float" office:value="-1.057186" table:style-name="ce2">
            <text:p>-1.057186</text:p>
          </table:table-cell>
          <table:table-cell table:style-name="ce2"/>
          <table:table-cell office:value-type="float" office:value="1.1176422385959999" table:formula="of:=POWER(([.B251]-[.C251]);2)" table:style-name="ce2">
            <text:p>1.117642239</text:p>
          </table:table-cell>
          <table:table-cell table:number-columns-repeated="16380"/>
        </table:table-row>
        <table:table-row table:style-name="ro1">
          <table:table-cell office:value-type="float" office:value="1.2550030000000001" table:style-name="ce2">
            <text:p>1.255003</text:p>
          </table:table-cell>
          <table:table-cell office:value-type="float" office:value="0.22834199999999999" table:style-name="ce2">
            <text:p>0.228342</text:p>
          </table:table-cell>
          <table:table-cell table:style-name="ce2"/>
          <table:table-cell office:value-type="float" office:value="5.2140068963999996E-2" table:formula="of:=POWER(([.B252]-[.C252]);2)" table:style-name="ce2">
            <text:p>0.052140069</text:p>
          </table:table-cell>
          <table:table-cell table:number-columns-repeated="16380"/>
        </table:table-row>
        <table:table-row table:style-name="ro1">
          <table:table-cell office:value-type="float" office:value="1.260003" table:style-name="ce2">
            <text:p>1.260003</text:p>
          </table:table-cell>
          <table:table-cell office:value-type="float" office:value="0.89277200000000001" table:style-name="ce2">
            <text:p>0.892772</text:p>
          </table:table-cell>
          <table:table-cell table:style-name="ce2"/>
          <table:table-cell office:value-type="float" office:value="0.79704184398400002" table:formula="of:=POWER(([.B253]-[.C253]);2)" table:style-name="ce2">
            <text:p>0.797041844</text:p>
          </table:table-cell>
          <table:table-cell table:number-columns-repeated="16380"/>
        </table:table-row>
        <table:table-row table:style-name="ro1">
          <table:table-cell office:value-type="float" office:value="1.2650030000000001" table:style-name="ce2">
            <text:p>1.265003</text:p>
          </table:table-cell>
          <table:table-cell office:value-type="float" office:value="-0.37689299999999998" table:style-name="ce2">
            <text:p>-0.376893</text:p>
          </table:table-cell>
          <table:table-cell table:style-name="ce2"/>
          <table:table-cell office:value-type="float" office:value="0.14204833344899997" table:formula="of:=POWER(([.B254]-[.C254]);2)" table:style-name="ce2">
            <text:p>0.142048333</text:p>
          </table:table-cell>
          <table:table-cell table:number-columns-repeated="16380"/>
        </table:table-row>
        <table:table-row table:style-name="ro1">
          <table:table-cell office:value-type="float" office:value="1.270003" table:style-name="ce2">
            <text:p>1.270003</text:p>
          </table:table-cell>
          <table:table-cell office:value-type="float" office:value="-7.1556999999999996E-2" table:style-name="ce2">
            <text:p>-0.071557</text:p>
          </table:table-cell>
          <table:table-cell table:style-name="ce2"/>
          <table:table-cell office:value-type="float" office:value="5.1204042489999997E-3" table:formula="of:=POWER(([.B255]-[.C255]);2)" table:style-name="ce2">
            <text:p>0.005120404</text:p>
          </table:table-cell>
          <table:table-cell table:number-columns-repeated="16380"/>
        </table:table-row>
        <table:table-row table:style-name="ro1">
          <table:table-cell office:value-type="float" office:value="1.275004" table:style-name="ce2">
            <text:p>1.275004</text:p>
          </table:table-cell>
          <table:table-cell office:value-type="float" office:value="0.49684800000000001" table:style-name="ce2">
            <text:p>0.496848</text:p>
          </table:table-cell>
          <table:table-cell table:style-name="ce2"/>
          <table:table-cell office:value-type="float" office:value="0.246857935104" table:formula="of:=POWER(([.B256]-[.C256]);2)" table:style-name="ce2">
            <text:p>0.246857935</text:p>
          </table:table-cell>
          <table:table-cell table:number-columns-repeated="16380"/>
        </table:table-row>
        <table:table-row table:style-name="ro1">
          <table:table-cell office:value-type="float" office:value="1.2800039999999999" table:style-name="ce2">
            <text:p>1.280004</text:p>
          </table:table-cell>
          <table:table-cell office:value-type="float" office:value="0.43318299999999998" table:style-name="ce2">
            <text:p>0.433183</text:p>
          </table:table-cell>
          <table:table-cell table:style-name="ce2"/>
          <table:table-cell office:value-type="float" office:value="0.187647511489" table:formula="of:=POWER(([.B257]-[.C257]);2)" table:style-name="ce2">
            <text:p>0.187647511</text:p>
          </table:table-cell>
          <table:table-cell table:number-columns-repeated="16380"/>
        </table:table-row>
        <table:table-row table:style-name="ro1">
          <table:table-cell office:value-type="float" office:value="1.285004" table:style-name="ce2">
            <text:p>1.285004</text:p>
          </table:table-cell>
          <table:table-cell office:value-type="float" office:value="0.28115400000000002" table:style-name="ce2">
            <text:p>0.281154</text:p>
          </table:table-cell>
          <table:table-cell table:style-name="ce2"/>
          <table:table-cell office:value-type="float" office:value="7.9047571716000006E-2" table:formula="of:=POWER(([.B258]-[.C258]);2)" table:style-name="ce2">
            <text:p>0.079047572</text:p>
          </table:table-cell>
          <table:table-cell table:number-columns-repeated="16380"/>
        </table:table-row>
        <table:table-row table:style-name="ro1">
          <table:table-cell office:value-type="float" office:value="1.2900039999999999" table:style-name="ce2">
            <text:p>1.290004</text:p>
          </table:table-cell>
          <table:table-cell office:value-type="float" office:value="-0.90973099999999996" table:style-name="ce2">
            <text:p>-0.909731</text:p>
          </table:table-cell>
          <table:table-cell table:style-name="ce2"/>
          <table:table-cell office:value-type="float" office:value="0.82761049236099993" table:formula="of:=POWER(([.B259]-[.C259]);2)" table:style-name="ce2">
            <text:p>0.827610492</text:p>
          </table:table-cell>
          <table:table-cell table:number-columns-repeated="16380"/>
        </table:table-row>
        <table:table-row table:style-name="ro1">
          <table:table-cell office:value-type="float" office:value="1.295004" table:style-name="ce2">
            <text:p>1.295004</text:p>
          </table:table-cell>
          <table:table-cell office:value-type="float" office:value="9.8873000000000003E-2" table:style-name="ce2">
            <text:p>0.098873</text:p>
          </table:table-cell>
          <table:table-cell table:style-name="ce2"/>
          <table:table-cell office:value-type="float" office:value="9.7758701290000007E-3" table:formula="of:=POWER(([.B260]-[.C260]);2)" table:style-name="ce2">
            <text:p>0.00977587</text:p>
          </table:table-cell>
          <table:table-cell table:number-columns-repeated="16380"/>
        </table:table-row>
        <table:table-row table:style-name="ro1">
          <table:table-cell office:value-type="float" office:value="1.3000050000000001" table:style-name="ce2">
            <text:p>1.300005</text:p>
          </table:table-cell>
          <table:table-cell office:value-type="float" office:value="0.22825699999999999" table:style-name="ce2">
            <text:p>0.228257</text:p>
          </table:table-cell>
          <table:table-cell table:style-name="ce2"/>
          <table:table-cell office:value-type="float" office:value="5.2101258048999996E-2" table:formula="of:=POWER(([.B261]-[.C261]);2)" table:style-name="ce2">
            <text:p>0.052101258</text:p>
          </table:table-cell>
          <table:table-cell table:number-columns-repeated="16380"/>
        </table:table-row>
        <table:table-row table:style-name="ro1">
          <table:table-cell office:value-type="float" office:value="1.305005" table:style-name="ce2">
            <text:p>1.305005</text:p>
          </table:table-cell>
          <table:table-cell office:value-type="float" office:value="5.3886999999999997E-2" table:style-name="ce2">
            <text:p>0.053887</text:p>
          </table:table-cell>
          <table:table-cell table:style-name="ce2"/>
          <table:table-cell office:value-type="float" office:value="2.9038087689999999E-3" table:formula="of:=POWER(([.B262]-[.C262]);2)" table:style-name="ce2">
            <text:p>0.002903809</text:p>
          </table:table-cell>
          <table:table-cell table:number-columns-repeated="16380"/>
        </table:table-row>
        <table:table-row table:style-name="ro1">
          <table:table-cell office:value-type="float" office:value="1.3100050000000001" table:style-name="ce2">
            <text:p>1.310005</text:p>
          </table:table-cell>
          <table:table-cell office:value-type="float" office:value="-0.53528799999999999" table:style-name="ce2">
            <text:p>-0.535288</text:p>
          </table:table-cell>
          <table:table-cell table:style-name="ce2"/>
          <table:table-cell office:value-type="float" office:value="0.28653324294400001" table:formula="of:=POWER(([.B263]-[.C263]);2)" table:style-name="ce2">
            <text:p>0.286533243</text:p>
          </table:table-cell>
          <table:table-cell table:number-columns-repeated="16380"/>
        </table:table-row>
        <table:table-row table:style-name="ro1">
          <table:table-cell office:value-type="float" office:value="1.315005" table:style-name="ce2">
            <text:p>1.315005</text:p>
          </table:table-cell>
          <table:table-cell office:value-type="float" office:value="4.6642000000000003E-2" table:style-name="ce2">
            <text:p>0.046642</text:p>
          </table:table-cell>
          <table:table-cell table:style-name="ce2"/>
          <table:table-cell office:value-type="float" office:value="2.1754761640000002E-3" table:formula="of:=POWER(([.B264]-[.C264]);2)" table:style-name="ce2">
            <text:p>0.002175476</text:p>
          </table:table-cell>
          <table:table-cell table:number-columns-repeated="16380"/>
        </table:table-row>
        <table:table-row table:style-name="ro1">
          <table:table-cell office:value-type="float" office:value="1.320006" table:style-name="ce2">
            <text:p>1.320006</text:p>
          </table:table-cell>
          <table:table-cell office:value-type="float" office:value="-0.17020399999999999" table:style-name="ce2">
            <text:p>-0.170204</text:p>
          </table:table-cell>
          <table:table-cell table:style-name="ce2"/>
          <table:table-cell office:value-type="float" office:value="2.8969401615999996E-2" table:formula="of:=POWER(([.B265]-[.C265]);2)" table:style-name="ce2">
            <text:p>0.028969402</text:p>
          </table:table-cell>
          <table:table-cell table:number-columns-repeated="16380"/>
        </table:table-row>
        <table:table-row table:style-name="ro1">
          <table:table-cell office:value-type="float" office:value="1.3250059999999999" table:style-name="ce2">
            <text:p>1.325006</text:p>
          </table:table-cell>
          <table:table-cell office:value-type="float" office:value="0.364591" table:style-name="ce2">
            <text:p>0.364591</text:p>
          </table:table-cell>
          <table:table-cell table:style-name="ce2"/>
          <table:table-cell office:value-type="float" office:value="0.13292659728100001" table:formula="of:=POWER(([.B266]-[.C266]);2)" table:style-name="ce2">
            <text:p>0.132926597</text:p>
          </table:table-cell>
          <table:table-cell table:number-columns-repeated="16380"/>
        </table:table-row>
        <table:table-row table:style-name="ro1">
          <table:table-cell office:value-type="float" office:value="1.330006" table:style-name="ce2">
            <text:p>1.330006</text:p>
          </table:table-cell>
          <table:table-cell office:value-type="float" office:value="1.302E-2" table:style-name="ce2">
            <text:p>0.01302</text:p>
          </table:table-cell>
          <table:table-cell table:style-name="ce2"/>
          <table:table-cell office:value-type="float" office:value="1.6952040000000002E-4" table:formula="of:=POWER(([.B267]-[.C267]);2)" table:style-name="ce2">
            <text:p>0.00016952</text:p>
          </table:table-cell>
          <table:table-cell table:number-columns-repeated="16380"/>
        </table:table-row>
        <table:table-row table:style-name="ro1">
          <table:table-cell office:value-type="float" office:value="1.3350059999999999" table:style-name="ce2">
            <text:p>1.335006</text:p>
          </table:table-cell>
          <table:table-cell office:value-type="float" office:value="-0.261687" table:style-name="ce2">
            <text:p>-0.261687</text:p>
          </table:table-cell>
          <table:table-cell table:style-name="ce2"/>
          <table:table-cell office:value-type="float" office:value="6.8480085969000001E-2" table:formula="of:=POWER(([.B268]-[.C268]);2)" table:style-name="ce2">
            <text:p>0.068480086</text:p>
          </table:table-cell>
          <table:table-cell table:number-columns-repeated="16380"/>
        </table:table-row>
        <table:table-row table:style-name="ro1">
          <table:table-cell office:value-type="float" office:value="1.3400069999999999" table:style-name="ce2">
            <text:p>1.340007</text:p>
          </table:table-cell>
          <table:table-cell office:value-type="float" office:value="0.23621200000000001" table:style-name="ce2">
            <text:p>0.236212</text:p>
          </table:table-cell>
          <table:table-cell table:style-name="ce2"/>
          <table:table-cell office:value-type="float" office:value="5.5796108944E-2" table:formula="of:=POWER(([.B269]-[.C269]);2)" table:style-name="ce2">
            <text:p>0.055796109</text:p>
          </table:table-cell>
          <table:table-cell table:number-columns-repeated="16380"/>
        </table:table-row>
        <table:table-row table:style-name="ro1">
          <table:table-cell office:value-type="float" office:value="1.3450070000000001" table:style-name="ce2">
            <text:p>1.345007</text:p>
          </table:table-cell>
          <table:table-cell office:value-type="float" office:value="-0.42664099999999999" table:style-name="ce2">
            <text:p>-0.426641</text:p>
          </table:table-cell>
          <table:table-cell table:style-name="ce2"/>
          <table:table-cell office:value-type="float" office:value="0.182022542881" table:formula="of:=POWER(([.B270]-[.C270]);2)" table:style-name="ce2">
            <text:p>0.182022543</text:p>
          </table:table-cell>
          <table:table-cell table:number-columns-repeated="16380"/>
        </table:table-row>
        <table:table-row table:style-name="ro1">
          <table:table-cell office:value-type="float" office:value="1.350007" table:style-name="ce2">
            <text:p>1.350007</text:p>
          </table:table-cell>
          <table:table-cell office:value-type="float" office:value="0.121408" table:style-name="ce2">
            <text:p>0.121408</text:p>
          </table:table-cell>
          <table:table-cell table:style-name="ce2"/>
          <table:table-cell office:value-type="float" office:value="1.4739902464000001E-2" table:formula="of:=POWER(([.B271]-[.C271]);2)" table:style-name="ce2">
            <text:p>0.014739902</text:p>
          </table:table-cell>
          <table:table-cell table:number-columns-repeated="16380"/>
        </table:table-row>
        <table:table-row table:style-name="ro1">
          <table:table-cell office:value-type="float" office:value="1.3550070000000001" table:style-name="ce2">
            <text:p>1.355007</text:p>
          </table:table-cell>
          <table:table-cell office:value-type="float" office:value="-0.73383299999999996" table:style-name="ce2">
            <text:p>-0.733833</text:p>
          </table:table-cell>
          <table:table-cell table:style-name="ce2"/>
          <table:table-cell office:value-type="float" office:value="0.53851087188899993" table:formula="of:=POWER(([.B272]-[.C272]);2)" table:style-name="ce2">
            <text:p>0.538510872</text:p>
          </table:table-cell>
          <table:table-cell table:number-columns-repeated="16380"/>
        </table:table-row>
        <table:table-row table:style-name="ro1">
          <table:table-cell office:value-type="float" office:value="1.3600080000000001" table:style-name="ce2">
            <text:p>1.360008</text:p>
          </table:table-cell>
          <table:table-cell office:value-type="float" office:value="-0.23421600000000001" table:style-name="ce2">
            <text:p>-0.234216</text:p>
          </table:table-cell>
          <table:table-cell table:style-name="ce2"/>
          <table:table-cell office:value-type="float" office:value="5.4857134656000006E-2" table:formula="of:=POWER(([.B273]-[.C273]);2)" table:style-name="ce2">
            <text:p>0.054857135</text:p>
          </table:table-cell>
          <table:table-cell table:number-columns-repeated="16380"/>
        </table:table-row>
        <table:table-row table:style-name="ro1">
          <table:table-cell office:value-type="float" office:value="1.365008" table:style-name="ce2">
            <text:p>1.365008</text:p>
          </table:table-cell>
          <table:table-cell office:value-type="float" office:value="-0.16208" table:style-name="ce2">
            <text:p>-0.16208</text:p>
          </table:table-cell>
          <table:table-cell table:style-name="ce2"/>
          <table:table-cell office:value-type="float" office:value="2.6269926400000001E-2" table:formula="of:=POWER(([.B274]-[.C274]);2)" table:style-name="ce2">
            <text:p>0.026269926</text:p>
          </table:table-cell>
          <table:table-cell table:number-columns-repeated="16380"/>
        </table:table-row>
        <table:table-row table:style-name="ro1">
          <table:table-cell office:value-type="float" office:value="1.3700079999999999" table:style-name="ce2">
            <text:p>1.370008</text:p>
          </table:table-cell>
          <table:table-cell office:value-type="float" office:value="-0.28795999999999999" table:style-name="ce2">
            <text:p>-0.28796</text:p>
          </table:table-cell>
          <table:table-cell table:style-name="ce2"/>
          <table:table-cell office:value-type="float" office:value="8.2920961599999995E-2" table:formula="of:=POWER(([.B275]-[.C275]);2)" table:style-name="ce2">
            <text:p>0.082920962</text:p>
          </table:table-cell>
          <table:table-cell table:number-columns-repeated="16380"/>
        </table:table-row>
        <table:table-row table:style-name="ro1">
          <table:table-cell office:value-type="float" office:value="1.375008" table:style-name="ce2">
            <text:p>1.375008</text:p>
          </table:table-cell>
          <table:table-cell office:value-type="float" office:value="1.2155769999999999" table:style-name="ce2">
            <text:p>1.215577</text:p>
          </table:table-cell>
          <table:table-cell table:style-name="ce2"/>
          <table:table-cell office:value-type="float" office:value="1.4776274429289997" table:formula="of:=POWER(([.B276]-[.C276]);2)" table:style-name="ce2">
            <text:p>1.477627443</text:p>
          </table:table-cell>
          <table:table-cell table:number-columns-repeated="16380"/>
        </table:table-row>
        <table:table-row table:style-name="ro1">
          <table:table-cell office:value-type="float" office:value="1.3800079999999999" table:style-name="ce2">
            <text:p>1.380008</text:p>
          </table:table-cell>
          <table:table-cell office:value-type="float" office:value="-0.56711699999999998" table:style-name="ce2">
            <text:p>-0.567117</text:p>
          </table:table-cell>
          <table:table-cell table:style-name="ce2"/>
          <table:table-cell office:value-type="float" office:value="0.32162169168899996" table:formula="of:=POWER(([.B277]-[.C277]);2)" table:style-name="ce2">
            <text:p>0.321621692</text:p>
          </table:table-cell>
          <table:table-cell table:number-columns-repeated="16380"/>
        </table:table-row>
        <table:table-row table:style-name="ro1">
          <table:table-cell office:value-type="float" office:value="1.3850089999999999" table:style-name="ce2">
            <text:p>1.385009</text:p>
          </table:table-cell>
          <table:table-cell office:value-type="float" office:value="0.22743099999999999" table:style-name="ce2">
            <text:p>0.227431</text:p>
          </table:table-cell>
          <table:table-cell table:style-name="ce2"/>
          <table:table-cell office:value-type="float" office:value="5.1724859760999997E-2" table:formula="of:=POWER(([.B278]-[.C278]);2)" table:style-name="ce2">
            <text:p>0.05172486</text:p>
          </table:table-cell>
          <table:table-cell table:number-columns-repeated="16380"/>
        </table:table-row>
        <table:table-row table:style-name="ro1">
          <table:table-cell office:value-type="float" office:value="1.3900090000000001" table:style-name="ce2">
            <text:p>1.390009</text:p>
          </table:table-cell>
          <table:table-cell office:value-type="float" office:value="-0.120906" table:style-name="ce2">
            <text:p>-0.120906</text:p>
          </table:table-cell>
          <table:table-cell table:style-name="ce2"/>
          <table:table-cell office:value-type="float" office:value="1.4618260835999999E-2" table:formula="of:=POWER(([.B279]-[.C279]);2)" table:style-name="ce2">
            <text:p>0.014618261</text:p>
          </table:table-cell>
          <table:table-cell table:number-columns-repeated="16380"/>
        </table:table-row>
        <table:table-row table:style-name="ro1">
          <table:table-cell office:value-type="float" office:value="1.3950089999999999" table:style-name="ce2">
            <text:p>1.395009</text:p>
          </table:table-cell>
          <table:table-cell office:value-type="float" office:value="0.19820399999999999" table:style-name="ce2">
            <text:p>0.198204</text:p>
          </table:table-cell>
          <table:table-cell table:style-name="ce2"/>
          <table:table-cell office:value-type="float" office:value="3.9284825615999996E-2" table:formula="of:=POWER(([.B280]-[.C280]);2)" table:style-name="ce2">
            <text:p>0.039284826</text:p>
          </table:table-cell>
          <table:table-cell table:number-columns-repeated="16380"/>
        </table:table-row>
        <table:table-row table:style-name="ro1">
          <table:table-cell office:value-type="float" office:value="1.4000090000000001" table:style-name="ce2">
            <text:p>1.400009</text:p>
          </table:table-cell>
          <table:table-cell office:value-type="float" office:value="7.175E-3" table:style-name="ce2">
            <text:p>0.007175</text:p>
          </table:table-cell>
          <table:table-cell table:style-name="ce2"/>
          <table:table-cell office:value-type="float" office:value="5.1480624999999998E-5" table:formula="of:=POWER(([.B281]-[.C281]);2)" table:style-name="ce2">
            <text:p>5.14806E-05</text:p>
          </table:table-cell>
          <table:table-cell table:number-columns-repeated="16380"/>
        </table:table-row>
        <table:table-row table:style-name="ro1">
          <table:table-cell office:value-type="float" office:value="1.4050100000000001" table:style-name="ce2">
            <text:p>1.40501</text:p>
          </table:table-cell>
          <table:table-cell office:value-type="float" office:value="1.1908589999999999" table:style-name="ce2">
            <text:p>1.190859</text:p>
          </table:table-cell>
          <table:table-cell table:style-name="ce2"/>
          <table:table-cell office:value-type="float" office:value="1.4181451578809998" table:formula="of:=POWER(([.B282]-[.C282]);2)" table:style-name="ce2">
            <text:p>1.418145158</text:p>
          </table:table-cell>
          <table:table-cell table:number-columns-repeated="16380"/>
        </table:table-row>
        <table:table-row table:style-name="ro1">
          <table:table-cell office:value-type="float" office:value="1.41001" table:style-name="ce2">
            <text:p>1.41001</text:p>
          </table:table-cell>
          <table:table-cell office:value-type="float" office:value="-0.126999" table:style-name="ce2">
            <text:p>-0.126999</text:p>
          </table:table-cell>
          <table:table-cell table:style-name="ce2"/>
          <table:table-cell office:value-type="float" office:value="1.6128746001000002E-2" table:formula="of:=POWER(([.B283]-[.C283]);2)" table:style-name="ce2">
            <text:p>0.016128746</text:p>
          </table:table-cell>
          <table:table-cell table:number-columns-repeated="16380"/>
        </table:table-row>
        <table:table-row table:style-name="ro1">
          <table:table-cell office:value-type="float" office:value="1.4150100000000001" table:style-name="ce2">
            <text:p>1.41501</text:p>
          </table:table-cell>
          <table:table-cell office:value-type="float" office:value="-0.338528" table:style-name="ce2">
            <text:p>-0.338528</text:p>
          </table:table-cell>
          <table:table-cell table:style-name="ce2"/>
          <table:table-cell office:value-type="float" office:value="0.114601206784" table:formula="of:=POWER(([.B284]-[.C284]);2)" table:style-name="ce2">
            <text:p>0.114601207</text:p>
          </table:table-cell>
          <table:table-cell table:number-columns-repeated="16380"/>
        </table:table-row>
        <table:table-row table:style-name="ro1">
          <table:table-cell office:value-type="float" office:value="1.42001" table:style-name="ce2">
            <text:p>1.42001</text:p>
          </table:table-cell>
          <table:table-cell office:value-type="float" office:value="0.487201" table:style-name="ce2">
            <text:p>0.487201</text:p>
          </table:table-cell>
          <table:table-cell table:style-name="ce2"/>
          <table:table-cell office:value-type="float" office:value="0.23736481440099999" table:formula="of:=POWER(([.B285]-[.C285]);2)" table:style-name="ce2">
            <text:p>0.237364814</text:p>
          </table:table-cell>
          <table:table-cell table:number-columns-repeated="16380"/>
        </table:table-row>
        <table:table-row table:style-name="ro1">
          <table:table-cell office:value-type="float" office:value="1.425011" table:style-name="ce2">
            <text:p>1.425011</text:p>
          </table:table-cell>
          <table:table-cell office:value-type="float" office:value="-0.333206" table:style-name="ce2">
            <text:p>-0.333206</text:p>
          </table:table-cell>
          <table:table-cell table:style-name="ce2"/>
          <table:table-cell office:value-type="float" office:value="0.111026238436" table:formula="of:=POWER(([.B286]-[.C286]);2)" table:style-name="ce2">
            <text:p>0.111026238</text:p>
          </table:table-cell>
          <table:table-cell table:number-columns-repeated="16380"/>
        </table:table-row>
        <table:table-row table:style-name="ro1">
          <table:table-cell office:value-type="float" office:value="1.4300109999999999" table:style-name="ce2">
            <text:p>1.430011</text:p>
          </table:table-cell>
          <table:table-cell office:value-type="float" office:value="0.93259899999999996" table:style-name="ce2">
            <text:p>0.932599</text:p>
          </table:table-cell>
          <table:table-cell table:style-name="ce2"/>
          <table:table-cell office:value-type="float" office:value="0.86974089480099992" table:formula="of:=POWER(([.B287]-[.C287]);2)" table:style-name="ce2">
            <text:p>0.869740895</text:p>
          </table:table-cell>
          <table:table-cell table:number-columns-repeated="16380"/>
        </table:table-row>
        <table:table-row table:style-name="ro1">
          <table:table-cell office:value-type="float" office:value="1.435011" table:style-name="ce2">
            <text:p>1.435011</text:p>
          </table:table-cell>
          <table:table-cell office:value-type="float" office:value="-1.2274999999999999E-2" table:style-name="ce2">
            <text:p>-0.012275</text:p>
          </table:table-cell>
          <table:table-cell table:style-name="ce2"/>
          <table:table-cell office:value-type="float" office:value="1.5067562499999999E-4" table:formula="of:=POWER(([.B288]-[.C288]);2)" table:style-name="ce2">
            <text:p>0.000150676</text:p>
          </table:table-cell>
          <table:table-cell table:number-columns-repeated="16380"/>
        </table:table-row>
        <table:table-row table:style-name="ro1">
          <table:table-cell office:value-type="float" office:value="1.4400109999999999" table:style-name="ce2">
            <text:p>1.440011</text:p>
          </table:table-cell>
          <table:table-cell office:value-type="float" office:value="-9.6955E-2" table:style-name="ce2">
            <text:p>-0.096955</text:p>
          </table:table-cell>
          <table:table-cell table:style-name="ce2"/>
          <table:table-cell office:value-type="float" office:value="9.4002720249999998E-3" table:formula="of:=POWER(([.B289]-[.C289]);2)" table:style-name="ce2">
            <text:p>0.009400272</text:p>
          </table:table-cell>
          <table:table-cell table:number-columns-repeated="16380"/>
        </table:table-row>
        <table:table-row table:style-name="ro1">
          <table:table-cell office:value-type="float" office:value="1.445011" table:style-name="ce2">
            <text:p>1.445011</text:p>
          </table:table-cell>
          <table:table-cell office:value-type="float" office:value="0.53969500000000004" table:style-name="ce2">
            <text:p>0.539695</text:p>
          </table:table-cell>
          <table:table-cell table:style-name="ce2"/>
          <table:table-cell office:value-type="float" office:value="0.29127069302500003" table:formula="of:=POWER(([.B290]-[.C290]);2)" table:style-name="ce2">
            <text:p>0.291270693</text:p>
          </table:table-cell>
          <table:table-cell table:number-columns-repeated="16380"/>
        </table:table-row>
        <table:table-row table:style-name="ro1">
          <table:table-cell office:value-type="float" office:value="1.4500120000000001" table:style-name="ce2">
            <text:p>1.450012</text:p>
          </table:table-cell>
          <table:table-cell office:value-type="float" office:value="4.5880999999999998E-2" table:style-name="ce2">
            <text:p>0.045881</text:p>
          </table:table-cell>
          <table:table-cell table:style-name="ce2"/>
          <table:table-cell office:value-type="float" office:value="2.1050661609999998E-3" table:formula="of:=POWER(([.B291]-[.C291]);2)" table:style-name="ce2">
            <text:p>0.002105066</text:p>
          </table:table-cell>
          <table:table-cell table:number-columns-repeated="16380"/>
        </table:table-row>
        <table:table-row table:style-name="ro1">
          <table:table-cell office:value-type="float" office:value="1.455012" table:style-name="ce2">
            <text:p>1.455012</text:p>
          </table:table-cell>
          <table:table-cell office:value-type="float" office:value="-0.60488299999999995" table:style-name="ce2">
            <text:p>-0.604883</text:p>
          </table:table-cell>
          <table:table-cell table:style-name="ce2"/>
          <table:table-cell office:value-type="float" office:value="0.36588344368899994" table:formula="of:=POWER(([.B292]-[.C292]);2)" table:style-name="ce2">
            <text:p>0.365883444</text:p>
          </table:table-cell>
          <table:table-cell table:number-columns-repeated="16380"/>
        </table:table-row>
        <table:table-row table:style-name="ro1">
          <table:table-cell office:value-type="float" office:value="1.4600120000000001" table:style-name="ce2">
            <text:p>1.460012</text:p>
          </table:table-cell>
          <table:table-cell office:value-type="float" office:value="-0.16381499999999999" table:style-name="ce2">
            <text:p>-0.163815</text:p>
          </table:table-cell>
          <table:table-cell table:style-name="ce2"/>
          <table:table-cell office:value-type="float" office:value="2.6835354224999997E-2" table:formula="of:=POWER(([.B293]-[.C293]);2)" table:style-name="ce2">
            <text:p>0.026835354</text:p>
          </table:table-cell>
          <table:table-cell table:number-columns-repeated="16380"/>
        </table:table-row>
        <table:table-row table:style-name="ro1">
          <table:table-cell office:value-type="float" office:value="1.465012" table:style-name="ce2">
            <text:p>1.465012</text:p>
          </table:table-cell>
          <table:table-cell office:value-type="float" office:value="0.27164899999999997" table:style-name="ce2">
            <text:p>0.271649</text:p>
          </table:table-cell>
          <table:table-cell table:style-name="ce2"/>
          <table:table-cell office:value-type="float" office:value="7.3793179200999981E-2" table:formula="of:=POWER(([.B294]-[.C294]);2)" table:style-name="ce2">
            <text:p>0.073793179</text:p>
          </table:table-cell>
          <table:table-cell table:number-columns-repeated="16380"/>
        </table:table-row>
        <table:table-row table:style-name="ro1">
          <table:table-cell office:value-type="float" office:value="1.470013" table:style-name="ce2">
            <text:p>1.470013</text:p>
          </table:table-cell>
          <table:table-cell office:value-type="float" office:value="0.26091799999999998" table:style-name="ce2">
            <text:p>0.260918</text:p>
          </table:table-cell>
          <table:table-cell table:style-name="ce2"/>
          <table:table-cell office:value-type="float" office:value="6.8078202723999989E-2" table:formula="of:=POWER(([.B295]-[.C295]);2)" table:style-name="ce2">
            <text:p>0.068078203</text:p>
          </table:table-cell>
          <table:table-cell table:number-columns-repeated="16380"/>
        </table:table-row>
        <table:table-row table:style-name="ro1">
          <table:table-cell office:value-type="float" office:value="1.4750129999999999" table:style-name="ce2">
            <text:p>1.475013</text:p>
          </table:table-cell>
          <table:table-cell office:value-type="float" office:value="0.73728199999999999" table:style-name="ce2">
            <text:p>0.737282</text:p>
          </table:table-cell>
          <table:table-cell table:style-name="ce2"/>
          <table:table-cell office:value-type="float" office:value="0.54358474752399999" table:formula="of:=POWER(([.B296]-[.C296]);2)" table:style-name="ce2">
            <text:p>0.543584748</text:p>
          </table:table-cell>
          <table:table-cell table:number-columns-repeated="16380"/>
        </table:table-row>
        <table:table-row table:style-name="ro1">
          <table:table-cell office:value-type="float" office:value="1.480013" table:style-name="ce2">
            <text:p>1.480013</text:p>
          </table:table-cell>
          <table:table-cell office:value-type="float" office:value="-0.79736899999999999" table:style-name="ce2">
            <text:p>-0.797369</text:p>
          </table:table-cell>
          <table:table-cell table:style-name="ce2"/>
          <table:table-cell office:value-type="float" office:value="0.63579732216100004" table:formula="of:=POWER(([.B297]-[.C297]);2)" table:style-name="ce2">
            <text:p>0.635797322</text:p>
          </table:table-cell>
          <table:table-cell table:number-columns-repeated="16380"/>
        </table:table-row>
        <table:table-row table:style-name="ro1">
          <table:table-cell office:value-type="float" office:value="1.4850129999999999" table:style-name="ce2">
            <text:p>1.485013</text:p>
          </table:table-cell>
          <table:table-cell office:value-type="float" office:value="-0.39403899999999997" table:style-name="ce2">
            <text:p>-0.394039</text:p>
          </table:table-cell>
          <table:table-cell table:style-name="ce2"/>
          <table:table-cell office:value-type="float" office:value="0.15526673352099998" table:formula="of:=POWER(([.B298]-[.C298]);2)" table:style-name="ce2">
            <text:p>0.155266734</text:p>
          </table:table-cell>
          <table:table-cell table:number-columns-repeated="16380"/>
        </table:table-row>
        <table:table-row table:style-name="ro1">
          <table:table-cell office:value-type="float" office:value="1.4900139999999999" table:style-name="ce2">
            <text:p>1.490014</text:p>
          </table:table-cell>
          <table:table-cell office:value-type="float" office:value="0.49388599999999999" table:style-name="ce2">
            <text:p>0.493886</text:p>
          </table:table-cell>
          <table:table-cell table:style-name="ce2"/>
          <table:table-cell office:value-type="float" office:value="0.243923380996" table:formula="of:=POWER(([.B299]-[.C299]);2)" table:style-name="ce2">
            <text:p>0.243923381</text:p>
          </table:table-cell>
          <table:table-cell table:number-columns-repeated="16380"/>
        </table:table-row>
        <table:table-row table:style-name="ro1">
          <table:table-cell office:value-type="float" office:value="1.4950140000000001" table:style-name="ce2">
            <text:p>1.495014</text:p>
          </table:table-cell>
          <table:table-cell office:value-type="float" office:value="0.62641400000000003" table:style-name="ce2">
            <text:p>0.626414</text:p>
          </table:table-cell>
          <table:table-cell table:style-name="ce2"/>
          <table:table-cell office:value-type="float" office:value="0.39239449939600002" table:formula="of:=POWER(([.B300]-[.C300]);2)" table:style-name="ce2">
            <text:p>0.392394499</text:p>
          </table:table-cell>
          <table:table-cell table:number-columns-repeated="16380"/>
        </table:table-row>
        <table:table-row table:style-name="ro1">
          <table:table-cell office:value-type="float" office:value="1.500014" table:style-name="ce2">
            <text:p>1.500014</text:p>
          </table:table-cell>
          <table:table-cell office:value-type="float" office:value="0.207208" table:style-name="ce2">
            <text:p>0.207208</text:p>
          </table:table-cell>
          <table:table-cell table:style-name="ce2"/>
          <table:table-cell office:value-type="float" office:value="4.2935155263999998E-2" table:formula="of:=POWER(([.B301]-[.C301]);2)" table:style-name="ce2">
            <text:p>0.042935155</text:p>
          </table:table-cell>
          <table:table-cell table:number-columns-repeated="16380"/>
        </table:table-row>
        <table:table-row table:style-name="ro1">
          <table:table-cell office:value-type="float" office:value="1.5050140000000001" table:style-name="ce2">
            <text:p>1.505014</text:p>
          </table:table-cell>
          <table:table-cell office:value-type="float" office:value="0.121256" table:style-name="ce2">
            <text:p>0.121256</text:p>
          </table:table-cell>
          <table:table-cell table:style-name="ce2"/>
          <table:table-cell office:value-type="float" office:value="1.4703017536E-2" table:formula="of:=POWER(([.B302]-[.C302]);2)" table:style-name="ce2">
            <text:p>0.014703018</text:p>
          </table:table-cell>
          <table:table-cell table:number-columns-repeated="16380"/>
        </table:table-row>
        <table:table-row table:style-name="ro1">
          <table:table-cell office:value-type="float" office:value="1.5100150000000001" table:style-name="ce2">
            <text:p>1.510015</text:p>
          </table:table-cell>
          <table:table-cell office:value-type="float" office:value="0.51802099999999995" table:style-name="ce2">
            <text:p>0.518021</text:p>
          </table:table-cell>
          <table:table-cell table:style-name="ce2"/>
          <table:table-cell office:value-type="float" office:value="0.26834575644099995" table:formula="of:=POWER(([.B303]-[.C303]);2)" table:style-name="ce2">
            <text:p>0.268345756</text:p>
          </table:table-cell>
          <table:table-cell table:number-columns-repeated="16380"/>
        </table:table-row>
        <table:table-row table:style-name="ro1">
          <table:table-cell office:value-type="float" office:value="1.515015" table:style-name="ce2">
            <text:p>1.515015</text:p>
          </table:table-cell>
          <table:table-cell office:value-type="float" office:value="2.2390000000000001E-3" table:style-name="ce2">
            <text:p>0.002239</text:p>
          </table:table-cell>
          <table:table-cell table:style-name="ce2"/>
          <table:table-cell office:value-type="float" office:value="5.0131210000000003E-6" table:formula="of:=POWER(([.B304]-[.C304]);2)" table:style-name="ce2">
            <text:p>5.01312E-06</text:p>
          </table:table-cell>
          <table:table-cell table:number-columns-repeated="16380"/>
        </table:table-row>
        <table:table-row table:style-name="ro1">
          <table:table-cell office:value-type="float" office:value="1.5200149999999999" table:style-name="ce2">
            <text:p>1.520015</text:p>
          </table:table-cell>
          <table:table-cell office:value-type="float" office:value="0.22992899999999999" table:style-name="ce2">
            <text:p>0.229929</text:p>
          </table:table-cell>
          <table:table-cell table:style-name="ce2"/>
          <table:table-cell office:value-type="float" office:value="5.2867345040999998E-2" table:formula="of:=POWER(([.B305]-[.C305]);2)" table:style-name="ce2">
            <text:p>0.052867345</text:p>
          </table:table-cell>
          <table:table-cell table:number-columns-repeated="16380"/>
        </table:table-row>
        <table:table-row table:style-name="ro1">
          <table:table-cell office:value-type="float" office:value="1.525015" table:style-name="ce2">
            <text:p>1.525015</text:p>
          </table:table-cell>
          <table:table-cell office:value-type="float" office:value="0.56618400000000002" table:style-name="ce2">
            <text:p>0.566184</text:p>
          </table:table-cell>
          <table:table-cell table:style-name="ce2"/>
          <table:table-cell office:value-type="float" office:value="0.32056432185600003" table:formula="of:=POWER(([.B306]-[.C306]);2)" table:style-name="ce2">
            <text:p>0.320564322</text:p>
          </table:table-cell>
          <table:table-cell table:number-columns-repeated="16380"/>
        </table:table-row>
        <table:table-row table:style-name="ro1">
          <table:table-cell office:value-type="float" office:value="1.5300149999999999" table:style-name="ce2">
            <text:p>1.530015</text:p>
          </table:table-cell>
          <table:table-cell office:value-type="float" office:value="0.25241000000000002" table:style-name="ce2">
            <text:p>0.25241</text:p>
          </table:table-cell>
          <table:table-cell table:style-name="ce2"/>
          <table:table-cell office:value-type="float" office:value="6.3710808100000016E-2" table:formula="of:=POWER(([.B307]-[.C307]);2)" table:style-name="ce2">
            <text:p>0.063710808</text:p>
          </table:table-cell>
          <table:table-cell table:number-columns-repeated="16380"/>
        </table:table-row>
        <table:table-row table:style-name="ro1">
          <table:table-cell office:value-type="float" office:value="1.5350159999999999" table:style-name="ce2">
            <text:p>1.535016</text:p>
          </table:table-cell>
          <table:table-cell office:value-type="float" office:value="-0.80390099999999998" table:style-name="ce2">
            <text:p>-0.803901</text:p>
          </table:table-cell>
          <table:table-cell table:style-name="ce2"/>
          <table:table-cell office:value-type="float" office:value="0.64625681780099997" table:formula="of:=POWER(([.B308]-[.C308]);2)" table:style-name="ce2">
            <text:p>0.646256818</text:p>
          </table:table-cell>
          <table:table-cell table:number-columns-repeated="16380"/>
        </table:table-row>
        <table:table-row table:style-name="ro1">
          <table:table-cell office:value-type="float" office:value="1.5400160000000001" table:style-name="ce2">
            <text:p>1.540016</text:p>
          </table:table-cell>
          <table:table-cell office:value-type="float" office:value="5.4793000000000001E-2" table:style-name="ce2">
            <text:p>0.054793</text:p>
          </table:table-cell>
          <table:table-cell table:style-name="ce2"/>
          <table:table-cell office:value-type="float" office:value="3.0022728490000004E-3" table:formula="of:=POWER(([.B309]-[.C309]);2)" table:style-name="ce2">
            <text:p>0.003002273</text:p>
          </table:table-cell>
          <table:table-cell table:number-columns-repeated="16380"/>
        </table:table-row>
        <table:table-row table:style-name="ro1">
          <table:table-cell office:value-type="float" office:value="1.5450159999999999" table:style-name="ce2">
            <text:p>1.545016</text:p>
          </table:table-cell>
          <table:table-cell office:value-type="float" office:value="-0.14669399999999999" table:style-name="ce2">
            <text:p>-0.146694</text:p>
          </table:table-cell>
          <table:table-cell table:style-name="ce2"/>
          <table:table-cell office:value-type="float" office:value="2.1519129635999997E-2" table:formula="of:=POWER(([.B310]-[.C310]);2)" table:style-name="ce2">
            <text:p>0.02151913</text:p>
          </table:table-cell>
          <table:table-cell table:number-columns-repeated="16380"/>
        </table:table-row>
        <table:table-row table:style-name="ro1">
          <table:table-cell office:value-type="float" office:value="1.5500160000000001" table:style-name="ce2">
            <text:p>1.550016</text:p>
          </table:table-cell>
          <table:table-cell office:value-type="float" office:value="0.40725099999999997" table:style-name="ce2">
            <text:p>0.407251</text:p>
          </table:table-cell>
          <table:table-cell table:style-name="ce2"/>
          <table:table-cell office:value-type="float" office:value="0.16585337700099997" table:formula="of:=POWER(([.B311]-[.C311]);2)" table:style-name="ce2">
            <text:p>0.165853377</text:p>
          </table:table-cell>
          <table:table-cell table:number-columns-repeated="16380"/>
        </table:table-row>
        <table:table-row table:style-name="ro1">
          <table:table-cell office:value-type="float" office:value="1.5550170000000001" table:style-name="ce2">
            <text:p>1.555017</text:p>
          </table:table-cell>
          <table:table-cell office:value-type="float" office:value="0.23449" table:style-name="ce2">
            <text:p>0.23449</text:p>
          </table:table-cell>
          <table:table-cell table:style-name="ce2"/>
          <table:table-cell office:value-type="float" office:value="5.4985560100000004E-2" table:formula="of:=POWER(([.B312]-[.C312]);2)" table:style-name="ce2">
            <text:p>0.05498556</text:p>
          </table:table-cell>
          <table:table-cell table:number-columns-repeated="16380"/>
        </table:table-row>
        <table:table-row table:style-name="ro1">
          <table:table-cell office:value-type="float" office:value="1.560017" table:style-name="ce2">
            <text:p>1.560017</text:p>
          </table:table-cell>
          <table:table-cell office:value-type="float" office:value="0.57147999999999999" table:style-name="ce2">
            <text:p>0.57148</text:p>
          </table:table-cell>
          <table:table-cell table:style-name="ce2"/>
          <table:table-cell office:value-type="float" office:value="0.32658939040000001" table:formula="of:=POWER(([.B313]-[.C313]);2)" table:style-name="ce2">
            <text:p>0.32658939</text:p>
          </table:table-cell>
          <table:table-cell table:number-columns-repeated="16380"/>
        </table:table-row>
        <table:table-row table:style-name="ro1">
          <table:table-cell office:value-type="float" office:value="1.5650170000000001" table:style-name="ce2">
            <text:p>1.565017</text:p>
          </table:table-cell>
          <table:table-cell office:value-type="float" office:value="0.69284999999999997" table:style-name="ce2">
            <text:p>0.69285</text:p>
          </table:table-cell>
          <table:table-cell table:style-name="ce2"/>
          <table:table-cell office:value-type="float" office:value="0.48004112249999997" table:formula="of:=POWER(([.B314]-[.C314]);2)" table:style-name="ce2">
            <text:p>0.480041123</text:p>
          </table:table-cell>
          <table:table-cell table:number-columns-repeated="16380"/>
        </table:table-row>
        <table:table-row table:style-name="ro1">
          <table:table-cell office:value-type="float" office:value="1.570017" table:style-name="ce2">
            <text:p>1.570017</text:p>
          </table:table-cell>
          <table:table-cell office:value-type="float" office:value="0.42602099999999998" table:style-name="ce2">
            <text:p>0.426021</text:p>
          </table:table-cell>
          <table:table-cell table:style-name="ce2"/>
          <table:table-cell office:value-type="float" office:value="0.18149389244099998" table:formula="of:=POWER(([.B315]-[.C315]);2)" table:style-name="ce2">
            <text:p>0.181493892</text:p>
          </table:table-cell>
          <table:table-cell table:number-columns-repeated="16380"/>
        </table:table-row>
        <table:table-row table:style-name="ro1">
          <table:table-cell office:value-type="float" office:value="1.575018" table:style-name="ce2">
            <text:p>1.575018</text:p>
          </table:table-cell>
          <table:table-cell office:value-type="float" office:value="-0.85856299999999997" table:style-name="ce2">
            <text:p>-0.858563</text:p>
          </table:table-cell>
          <table:table-cell table:style-name="ce2"/>
          <table:table-cell office:value-type="float" office:value="0.73713042496899994" table:formula="of:=POWER(([.B316]-[.C316]);2)" table:style-name="ce2">
            <text:p>0.737130425</text:p>
          </table:table-cell>
          <table:table-cell table:number-columns-repeated="16380"/>
        </table:table-row>
        <table:table-row table:style-name="ro1">
          <table:table-cell office:value-type="float" office:value="1.5800179999999999" table:style-name="ce2">
            <text:p>1.580018</text:p>
          </table:table-cell>
          <table:table-cell office:value-type="float" office:value="-0.153507" table:style-name="ce2">
            <text:p>-0.153507</text:p>
          </table:table-cell>
          <table:table-cell table:style-name="ce2"/>
          <table:table-cell office:value-type="float" office:value="2.3564399049000002E-2" table:formula="of:=POWER(([.B317]-[.C317]);2)" table:style-name="ce2">
            <text:p>0.023564399</text:p>
          </table:table-cell>
          <table:table-cell table:number-columns-repeated="16380"/>
        </table:table-row>
        <table:table-row table:style-name="ro1">
          <table:table-cell office:value-type="float" office:value="1.585018" table:style-name="ce2">
            <text:p>1.585018</text:p>
          </table:table-cell>
          <table:table-cell office:value-type="float" office:value="-0.60504100000000005" table:style-name="ce2">
            <text:p>-0.605041</text:p>
          </table:table-cell>
          <table:table-cell table:style-name="ce2"/>
          <table:table-cell office:value-type="float" office:value="0.36607461168100008" table:formula="of:=POWER(([.B318]-[.C318]);2)" table:style-name="ce2">
            <text:p>0.366074612</text:p>
          </table:table-cell>
          <table:table-cell table:number-columns-repeated="16380"/>
        </table:table-row>
        <table:table-row table:style-name="ro1">
          <table:table-cell office:value-type="float" office:value="1.5900179999999999" table:style-name="ce2">
            <text:p>1.590018</text:p>
          </table:table-cell>
          <table:table-cell office:value-type="float" office:value="-1.0638999999999999E-2" table:style-name="ce2">
            <text:p>-0.010639</text:p>
          </table:table-cell>
          <table:table-cell table:style-name="ce2"/>
          <table:table-cell office:value-type="float" office:value="1.1318832099999998E-4" table:formula="of:=POWER(([.B319]-[.C319]);2)" table:style-name="ce2">
            <text:p>0.000113188</text:p>
          </table:table-cell>
          <table:table-cell table:number-columns-repeated="16380"/>
        </table:table-row>
        <table:table-row table:style-name="ro1">
          <table:table-cell office:value-type="float" office:value="1.595019" table:style-name="ce2">
            <text:p>1.595019</text:p>
          </table:table-cell>
          <table:table-cell office:value-type="float" office:value="-0.12194199999999999" table:style-name="ce2">
            <text:p>-0.121942</text:p>
          </table:table-cell>
          <table:table-cell table:style-name="ce2"/>
          <table:table-cell office:value-type="float" office:value="1.4869851363999998E-2" table:formula="of:=POWER(([.B320]-[.C320]);2)" table:style-name="ce2">
            <text:p>0.014869851</text:p>
          </table:table-cell>
          <table:table-cell table:number-columns-repeated="16380"/>
        </table:table-row>
        <table:table-row table:style-name="ro1">
          <table:table-cell office:value-type="float" office:value="1.6000190000000001" table:style-name="ce2">
            <text:p>1.600019</text:p>
          </table:table-cell>
          <table:table-cell office:value-type="float" office:value="-0.73133199999999998" table:style-name="ce2">
            <text:p>-0.731332</text:p>
          </table:table-cell>
          <table:table-cell table:style-name="ce2"/>
          <table:table-cell office:value-type="float" office:value="0.53484649422399999" table:formula="of:=POWER(([.B321]-[.C321]);2)" table:style-name="ce2">
            <text:p>0.534846494</text:p>
          </table:table-cell>
          <table:table-cell table:number-columns-repeated="16380"/>
        </table:table-row>
        <table:table-row table:style-name="ro1">
          <table:table-cell office:value-type="float" office:value="1.605019" table:style-name="ce2">
            <text:p>1.605019</text:p>
          </table:table-cell>
          <table:table-cell office:value-type="float" office:value="5.3266000000000001E-2" table:style-name="ce2">
            <text:p>0.053266</text:p>
          </table:table-cell>
          <table:table-cell table:style-name="ce2"/>
          <table:table-cell office:value-type="float" office:value="2.8372667560000002E-3" table:formula="of:=POWER(([.B322]-[.C322]);2)" table:style-name="ce2">
            <text:p>0.002837267</text:p>
          </table:table-cell>
          <table:table-cell table:number-columns-repeated="16380"/>
        </table:table-row>
        <table:table-row table:style-name="ro1">
          <table:table-cell office:value-type="float" office:value="1.6100190000000001" table:style-name="ce2">
            <text:p>1.610019</text:p>
          </table:table-cell>
          <table:table-cell office:value-type="float" office:value="5.2859999999999997E-2" table:style-name="ce2">
            <text:p>0.05286</text:p>
          </table:table-cell>
          <table:table-cell table:style-name="ce2"/>
          <table:table-cell office:value-type="float" office:value="2.7941795999999997E-3" table:formula="of:=POWER(([.B323]-[.C323]);2)" table:style-name="ce2">
            <text:p>0.00279418</text:p>
          </table:table-cell>
          <table:table-cell table:number-columns-repeated="16380"/>
        </table:table-row>
        <table:table-row table:style-name="ro1">
          <table:table-cell office:value-type="float" office:value="1.615019" table:style-name="ce2">
            <text:p>1.615019</text:p>
          </table:table-cell>
          <table:table-cell office:value-type="float" office:value="0.14525199999999999" table:style-name="ce2">
            <text:p>0.145252</text:p>
          </table:table-cell>
          <table:table-cell table:style-name="ce2"/>
          <table:table-cell office:value-type="float" office:value="2.1098143503999998E-2" table:formula="of:=POWER(([.B324]-[.C324]);2)" table:style-name="ce2">
            <text:p>0.021098144</text:p>
          </table:table-cell>
          <table:table-cell table:number-columns-repeated="16380"/>
        </table:table-row>
        <table:table-row table:style-name="ro1">
          <table:table-cell office:value-type="float" office:value="1.62002" table:style-name="ce2">
            <text:p>1.62002</text:p>
          </table:table-cell>
          <table:table-cell office:value-type="float" office:value="-1.0546990000000001" table:style-name="ce2">
            <text:p>-1.054699</text:p>
          </table:table-cell>
          <table:table-cell table:style-name="ce2"/>
          <table:table-cell office:value-type="float" office:value="1.112389980601" table:formula="of:=POWER(([.B325]-[.C325]);2)" table:style-name="ce2">
            <text:p>1.112389981</text:p>
          </table:table-cell>
          <table:table-cell table:number-columns-repeated="16380"/>
        </table:table-row>
        <table:table-row table:style-name="ro1">
          <table:table-cell office:value-type="float" office:value="1.6250199999999999" table:style-name="ce2">
            <text:p>1.62502</text:p>
          </table:table-cell>
          <table:table-cell office:value-type="float" office:value="-0.111565" table:style-name="ce2">
            <text:p>-0.111565</text:p>
          </table:table-cell>
          <table:table-cell table:style-name="ce2"/>
          <table:table-cell office:value-type="float" office:value="1.2446749225E-2" table:formula="of:=POWER(([.B326]-[.C326]);2)" table:style-name="ce2">
            <text:p>0.012446749</text:p>
          </table:table-cell>
          <table:table-cell table:number-columns-repeated="16380"/>
        </table:table-row>
        <table:table-row table:style-name="ro1">
          <table:table-cell office:value-type="float" office:value="1.63002" table:style-name="ce2">
            <text:p>1.63002</text:p>
          </table:table-cell>
          <table:table-cell office:value-type="float" office:value="-0.42774299999999998" table:style-name="ce2">
            <text:p>-0.427743</text:p>
          </table:table-cell>
          <table:table-cell table:style-name="ce2"/>
          <table:table-cell office:value-type="float" office:value="0.18296407404899998" table:formula="of:=POWER(([.B327]-[.C327]);2)" table:style-name="ce2">
            <text:p>0.182964074</text:p>
          </table:table-cell>
          <table:table-cell table:number-columns-repeated="16380"/>
        </table:table-row>
        <table:table-row table:style-name="ro1">
          <table:table-cell office:value-type="float" office:value="1.6350199999999999" table:style-name="ce2">
            <text:p>1.63502</text:p>
          </table:table-cell>
          <table:table-cell office:value-type="float" office:value="0.65227100000000005" table:style-name="ce2">
            <text:p>0.652271</text:p>
          </table:table-cell>
          <table:table-cell table:style-name="ce2"/>
          <table:table-cell office:value-type="float" office:value="0.42545745744100005" table:formula="of:=POWER(([.B328]-[.C328]);2)" table:style-name="ce2">
            <text:p>0.425457457</text:p>
          </table:table-cell>
          <table:table-cell table:number-columns-repeated="16380"/>
        </table:table-row>
        <table:table-row table:style-name="ro1">
          <table:table-cell office:value-type="float" office:value="1.640021" table:style-name="ce2">
            <text:p>1.640021</text:p>
          </table:table-cell>
          <table:table-cell office:value-type="float" office:value="0.460812" table:style-name="ce2">
            <text:p>0.460812</text:p>
          </table:table-cell>
          <table:table-cell table:style-name="ce2"/>
          <table:table-cell office:value-type="float" office:value="0.212347699344" table:formula="of:=POWER(([.B329]-[.C329]);2)" table:style-name="ce2">
            <text:p>0.212347699</text:p>
          </table:table-cell>
          <table:table-cell table:number-columns-repeated="16380"/>
        </table:table-row>
        <table:table-row table:style-name="ro1">
          <table:table-cell office:value-type="float" office:value="1.6450210000000001" table:style-name="ce2">
            <text:p>1.645021</text:p>
          </table:table-cell>
          <table:table-cell office:value-type="float" office:value="-0.23863300000000001" table:style-name="ce2">
            <text:p>-0.238633</text:p>
          </table:table-cell>
          <table:table-cell table:style-name="ce2"/>
          <table:table-cell office:value-type="float" office:value="5.6945708689000007E-2" table:formula="of:=POWER(([.B330]-[.C330]);2)" table:style-name="ce2">
            <text:p>0.056945709</text:p>
          </table:table-cell>
          <table:table-cell table:number-columns-repeated="16380"/>
        </table:table-row>
        <table:table-row table:style-name="ro1">
          <table:table-cell office:value-type="float" office:value="1.650021" table:style-name="ce2">
            <text:p>1.650021</text:p>
          </table:table-cell>
          <table:table-cell office:value-type="float" office:value="-0.56025599999999998" table:style-name="ce2">
            <text:p>-0.560256</text:p>
          </table:table-cell>
          <table:table-cell table:style-name="ce2"/>
          <table:table-cell office:value-type="float" office:value="0.31388678553599997" table:formula="of:=POWER(([.B331]-[.C331]);2)" table:style-name="ce2">
            <text:p>0.313886786</text:p>
          </table:table-cell>
          <table:table-cell table:number-columns-repeated="16380"/>
        </table:table-row>
        <table:table-row table:style-name="ro1">
          <table:table-cell office:value-type="float" office:value="1.6550210000000001" table:style-name="ce2">
            <text:p>1.655021</text:p>
          </table:table-cell>
          <table:table-cell office:value-type="float" office:value="-0.20363999999999999" table:style-name="ce2">
            <text:p>-0.20364</text:p>
          </table:table-cell>
          <table:table-cell table:style-name="ce2"/>
          <table:table-cell office:value-type="float" office:value="4.1469249599999994E-2" table:formula="of:=POWER(([.B332]-[.C332]);2)" table:style-name="ce2">
            <text:p>0.04146925</text:p>
          </table:table-cell>
          <table:table-cell table:number-columns-repeated="16380"/>
        </table:table-row>
        <table:table-row table:style-name="ro1">
          <table:table-cell office:value-type="float" office:value="1.6600220000000001" table:style-name="ce2">
            <text:p>1.660022</text:p>
          </table:table-cell>
          <table:table-cell office:value-type="float" office:value="0.19239200000000001" table:style-name="ce2">
            <text:p>0.192392</text:p>
          </table:table-cell>
          <table:table-cell table:style-name="ce2"/>
          <table:table-cell office:value-type="float" office:value="3.7014681664000001E-2" table:formula="of:=POWER(([.B333]-[.C333]);2)" table:style-name="ce2">
            <text:p>0.037014682</text:p>
          </table:table-cell>
          <table:table-cell table:number-columns-repeated="16380"/>
        </table:table-row>
        <table:table-row table:style-name="ro1">
          <table:table-cell office:value-type="float" office:value="1.665022" table:style-name="ce2">
            <text:p>1.665022</text:p>
          </table:table-cell>
          <table:table-cell office:value-type="float" office:value="0.43123699999999998" table:style-name="ce2">
            <text:p>0.431237</text:p>
          </table:table-cell>
          <table:table-cell table:style-name="ce2"/>
          <table:table-cell office:value-type="float" office:value="0.18596535016899998" table:formula="of:=POWER(([.B334]-[.C334]);2)" table:style-name="ce2">
            <text:p>0.18596535</text:p>
          </table:table-cell>
          <table:table-cell table:number-columns-repeated="16380"/>
        </table:table-row>
        <table:table-row table:style-name="ro1">
          <table:table-cell office:value-type="float" office:value="1.6700219999999999" table:style-name="ce2">
            <text:p>1.670022</text:p>
          </table:table-cell>
          <table:table-cell office:value-type="float" office:value="0.71332799999999996" table:style-name="ce2">
            <text:p>0.713328</text:p>
          </table:table-cell>
          <table:table-cell table:style-name="ce2"/>
          <table:table-cell office:value-type="float" office:value="0.50883683558399995" table:formula="of:=POWER(([.B335]-[.C335]);2)" table:style-name="ce2">
            <text:p>0.508836836</text:p>
          </table:table-cell>
          <table:table-cell table:number-columns-repeated="16380"/>
        </table:table-row>
        <table:table-row table:style-name="ro1">
          <table:table-cell office:value-type="float" office:value="1.675022" table:style-name="ce2">
            <text:p>1.675022</text:p>
          </table:table-cell>
          <table:table-cell office:value-type="float" office:value="0.649644" table:style-name="ce2">
            <text:p>0.649644</text:p>
          </table:table-cell>
          <table:table-cell table:style-name="ce2"/>
          <table:table-cell office:value-type="float" office:value="0.42203732673599997" table:formula="of:=POWER(([.B336]-[.C336]);2)" table:style-name="ce2">
            <text:p>0.422037327</text:p>
          </table:table-cell>
          <table:table-cell table:number-columns-repeated="16380"/>
        </table:table-row>
        <table:table-row table:style-name="ro1">
          <table:table-cell office:value-type="float" office:value="1.6800219999999999" table:style-name="ce2">
            <text:p>1.680022</text:p>
          </table:table-cell>
          <table:table-cell office:value-type="float" office:value="0.69966600000000001" table:style-name="ce2">
            <text:p>0.699666</text:p>
          </table:table-cell>
          <table:table-cell table:style-name="ce2"/>
          <table:table-cell office:value-type="float" office:value="0.48953251155600003" table:formula="of:=POWER(([.B337]-[.C337]);2)" table:style-name="ce2">
            <text:p>0.489532512</text:p>
          </table:table-cell>
          <table:table-cell table:number-columns-repeated="16380"/>
        </table:table-row>
        <table:table-row table:style-name="ro1">
          <table:table-cell office:value-type="float" office:value="1.6850229999999999" table:style-name="ce2">
            <text:p>1.685023</text:p>
          </table:table-cell>
          <table:table-cell office:value-type="float" office:value="0.48033399999999998" table:style-name="ce2">
            <text:p>0.480334</text:p>
          </table:table-cell>
          <table:table-cell table:style-name="ce2"/>
          <table:table-cell office:value-type="float" office:value="0.23072075155599997" table:formula="of:=POWER(([.B338]-[.C338]);2)" table:style-name="ce2">
            <text:p>0.230720752</text:p>
          </table:table-cell>
          <table:table-cell table:number-columns-repeated="16380"/>
        </table:table-row>
        <table:table-row table:style-name="ro1">
          <table:table-cell office:value-type="float" office:value="1.6900230000000001" table:style-name="ce2">
            <text:p>1.690023</text:p>
          </table:table-cell>
          <table:table-cell office:value-type="float" office:value="0.63802800000000004" table:style-name="ce2">
            <text:p>0.638028</text:p>
          </table:table-cell>
          <table:table-cell table:style-name="ce2"/>
          <table:table-cell office:value-type="float" office:value="0.40707972878400006" table:formula="of:=POWER(([.B339]-[.C339]);2)" table:style-name="ce2">
            <text:p>0.407079729</text:p>
          </table:table-cell>
          <table:table-cell table:number-columns-repeated="16380"/>
        </table:table-row>
        <table:table-row table:style-name="ro1">
          <table:table-cell office:value-type="float" office:value="1.6950229999999999" table:style-name="ce2">
            <text:p>1.695023</text:p>
          </table:table-cell>
          <table:table-cell office:value-type="float" office:value="-2.2769000000000001E-2" table:style-name="ce2">
            <text:p>-0.022769</text:p>
          </table:table-cell>
          <table:table-cell table:style-name="ce2"/>
          <table:table-cell office:value-type="float" office:value="5.1842736100000009E-4" table:formula="of:=POWER(([.B340]-[.C340]);2)" table:style-name="ce2">
            <text:p>0.000518427</text:p>
          </table:table-cell>
          <table:table-cell table:number-columns-repeated="16380"/>
        </table:table-row>
        <table:table-row table:style-name="ro1">
          <table:table-cell office:value-type="float" office:value="1.7000230000000001" table:style-name="ce2">
            <text:p>1.700023</text:p>
          </table:table-cell>
          <table:table-cell office:value-type="float" office:value="3.5569999999999997E-2" table:style-name="ce2">
            <text:p>0.03557</text:p>
          </table:table-cell>
          <table:table-cell table:style-name="ce2"/>
          <table:table-cell office:value-type="float" office:value="1.2652248999999998E-3" table:formula="of:=POWER(([.B341]-[.C341]);2)" table:style-name="ce2">
            <text:p>0.001265225</text:p>
          </table:table-cell>
          <table:table-cell table:number-columns-repeated="16380"/>
        </table:table-row>
        <table:table-row table:style-name="ro1">
          <table:table-cell office:value-type="float" office:value="1.7050240000000001" table:style-name="ce2">
            <text:p>1.705024</text:p>
          </table:table-cell>
          <table:table-cell office:value-type="float" office:value="-0.696492" table:style-name="ce2">
            <text:p>-0.696492</text:p>
          </table:table-cell>
          <table:table-cell table:style-name="ce2"/>
          <table:table-cell office:value-type="float" office:value="0.48510110606399998" table:formula="of:=POWER(([.B342]-[.C342]);2)" table:style-name="ce2">
            <text:p>0.485101106</text:p>
          </table:table-cell>
          <table:table-cell table:number-columns-repeated="16380"/>
        </table:table-row>
        <table:table-row table:style-name="ro1">
          <table:table-cell office:value-type="float" office:value="1.710024" table:style-name="ce2">
            <text:p>1.710024</text:p>
          </table:table-cell>
          <table:table-cell office:value-type="float" office:value="0.184998" table:style-name="ce2">
            <text:p>0.184998</text:p>
          </table:table-cell>
          <table:table-cell table:style-name="ce2"/>
          <table:table-cell office:value-type="float" office:value="3.4224260004000001E-2" table:formula="of:=POWER(([.B343]-[.C343]);2)" table:style-name="ce2">
            <text:p>0.03422426</text:p>
          </table:table-cell>
          <table:table-cell table:number-columns-repeated="16380"/>
        </table:table-row>
        <table:table-row table:style-name="ro1">
          <table:table-cell office:value-type="float" office:value="1.7150240000000001" table:style-name="ce2">
            <text:p>1.715024</text:p>
          </table:table-cell>
          <table:table-cell office:value-type="float" office:value="-0.14529400000000001" table:style-name="ce2">
            <text:p>-0.145294</text:p>
          </table:table-cell>
          <table:table-cell table:style-name="ce2"/>
          <table:table-cell office:value-type="float" office:value="2.1110346436000002E-2" table:formula="of:=POWER(([.B344]-[.C344]);2)" table:style-name="ce2">
            <text:p>0.021110346</text:p>
          </table:table-cell>
          <table:table-cell table:number-columns-repeated="16380"/>
        </table:table-row>
        <table:table-row table:style-name="ro1">
          <table:table-cell office:value-type="float" office:value="1.720024" table:style-name="ce2">
            <text:p>1.720024</text:p>
          </table:table-cell>
          <table:table-cell office:value-type="float" office:value="-0.86894800000000005" table:style-name="ce2">
            <text:p>-0.868948</text:p>
          </table:table-cell>
          <table:table-cell table:style-name="ce2"/>
          <table:table-cell office:value-type="float" office:value="0.75507062670400005" table:formula="of:=POWER(([.B345]-[.C345]);2)" table:style-name="ce2">
            <text:p>0.755070627</text:p>
          </table:table-cell>
          <table:table-cell table:number-columns-repeated="16380"/>
        </table:table-row>
        <table:table-row table:style-name="ro1">
          <table:table-cell office:value-type="float" office:value="1.725025" table:style-name="ce2">
            <text:p>1.725025</text:p>
          </table:table-cell>
          <table:table-cell office:value-type="float" office:value="-0.175649" table:style-name="ce2">
            <text:p>-0.175649</text:p>
          </table:table-cell>
          <table:table-cell table:style-name="ce2"/>
          <table:table-cell office:value-type="float" office:value="3.0852571201E-2" table:formula="of:=POWER(([.B346]-[.C346]);2)" table:style-name="ce2">
            <text:p>0.030852571</text:p>
          </table:table-cell>
          <table:table-cell table:number-columns-repeated="16380"/>
        </table:table-row>
        <table:table-row table:style-name="ro1">
          <table:table-cell office:value-type="float" office:value="1.7300249999999999" table:style-name="ce2">
            <text:p>1.730025</text:p>
          </table:table-cell>
          <table:table-cell office:value-type="float" office:value="-0.78072699999999995" table:style-name="ce2">
            <text:p>-0.780727</text:p>
          </table:table-cell>
          <table:table-cell table:style-name="ce2"/>
          <table:table-cell office:value-type="float" office:value="0.60953464852899997" table:formula="of:=POWER(([.B347]-[.C347]);2)" table:style-name="ce2">
            <text:p>0.609534649</text:p>
          </table:table-cell>
          <table:table-cell table:number-columns-repeated="16380"/>
        </table:table-row>
        <table:table-row table:style-name="ro1">
          <table:table-cell office:value-type="float" office:value="1.735025" table:style-name="ce2">
            <text:p>1.735025</text:p>
          </table:table-cell>
          <table:table-cell office:value-type="float" office:value="1.2880000000000001E-2" table:style-name="ce2">
            <text:p>0.01288</text:p>
          </table:table-cell>
          <table:table-cell table:style-name="ce2"/>
          <table:table-cell office:value-type="float" office:value="1.6589440000000001E-4" table:formula="of:=POWER(([.B348]-[.C348]);2)" table:style-name="ce2">
            <text:p>0.000165894</text:p>
          </table:table-cell>
          <table:table-cell table:number-columns-repeated="16380"/>
        </table:table-row>
        <table:table-row table:style-name="ro1">
          <table:table-cell office:value-type="float" office:value="1.7400249999999999" table:style-name="ce2">
            <text:p>1.740025</text:p>
          </table:table-cell>
          <table:table-cell office:value-type="float" office:value="-8.2527000000000003E-2" table:style-name="ce2">
            <text:p>-0.082527</text:p>
          </table:table-cell>
          <table:table-cell table:style-name="ce2"/>
          <table:table-cell office:value-type="float" office:value="6.8107057290000004E-3" table:formula="of:=POWER(([.B349]-[.C349]);2)" table:style-name="ce2">
            <text:p>0.006810706</text:p>
          </table:table-cell>
          <table:table-cell table:number-columns-repeated="16380"/>
        </table:table-row>
        <table:table-row table:style-name="ro1">
          <table:table-cell office:value-type="float" office:value="1.745026" table:style-name="ce2">
            <text:p>1.745026</text:p>
          </table:table-cell>
          <table:table-cell office:value-type="float" office:value="0.29300700000000002" table:style-name="ce2">
            <text:p>0.293007</text:p>
          </table:table-cell>
          <table:table-cell table:style-name="ce2"/>
          <table:table-cell office:value-type="float" office:value="8.5853102049000013E-2" table:formula="of:=POWER(([.B350]-[.C350]);2)" table:style-name="ce2">
            <text:p>0.085853102</text:p>
          </table:table-cell>
          <table:table-cell table:number-columns-repeated="16380"/>
        </table:table-row>
        <table:table-row table:style-name="ro1">
          <table:table-cell office:value-type="float" office:value="1.7500260000000001" table:style-name="ce2">
            <text:p>1.750026</text:p>
          </table:table-cell>
          <table:table-cell office:value-type="float" office:value="5.9716999999999999E-2" table:style-name="ce2">
            <text:p>0.059717</text:p>
          </table:table-cell>
          <table:table-cell table:style-name="ce2"/>
          <table:table-cell office:value-type="float" office:value="3.566120089E-3" table:formula="of:=POWER(([.B351]-[.C351]);2)" table:style-name="ce2">
            <text:p>0.00356612</text:p>
          </table:table-cell>
          <table:table-cell table:number-columns-repeated="16380"/>
        </table:table-row>
        <table:table-row table:style-name="ro1">
          <table:table-cell office:value-type="float" office:value="1.755026" table:style-name="ce2">
            <text:p>1.755026</text:p>
          </table:table-cell>
          <table:table-cell office:value-type="float" office:value="-0.41808000000000001" table:style-name="ce2">
            <text:p>-0.41808</text:p>
          </table:table-cell>
          <table:table-cell table:style-name="ce2"/>
          <table:table-cell office:value-type="float" office:value="0.17479088640000001" table:formula="of:=POWER(([.B352]-[.C352]);2)" table:style-name="ce2">
            <text:p>0.174790886</text:p>
          </table:table-cell>
          <table:table-cell table:number-columns-repeated="16380"/>
        </table:table-row>
        <table:table-row table:style-name="ro1">
          <table:table-cell office:value-type="float" office:value="1.7600260000000001" table:style-name="ce2">
            <text:p>1.760026</text:p>
          </table:table-cell>
          <table:table-cell office:value-type="float" office:value="0.14075099999999999" table:style-name="ce2">
            <text:p>0.140751</text:p>
          </table:table-cell>
          <table:table-cell table:style-name="ce2"/>
          <table:table-cell office:value-type="float" office:value="1.9810844000999996E-2" table:formula="of:=POWER(([.B353]-[.C353]);2)" table:style-name="ce2">
            <text:p>0.019810844</text:p>
          </table:table-cell>
          <table:table-cell table:number-columns-repeated="16380"/>
        </table:table-row>
        <table:table-row table:style-name="ro1">
          <table:table-cell office:value-type="float" office:value="1.765026" table:style-name="ce2">
            <text:p>1.765026</text:p>
          </table:table-cell>
          <table:table-cell office:value-type="float" office:value="-9.2619000000000007E-2" table:style-name="ce2">
            <text:p>-0.092619</text:p>
          </table:table-cell>
          <table:table-cell table:style-name="ce2"/>
          <table:table-cell office:value-type="float" office:value="8.5782791610000009E-3" table:formula="of:=POWER(([.B354]-[.C354]);2)" table:style-name="ce2">
            <text:p>0.008578279</text:p>
          </table:table-cell>
          <table:table-cell table:number-columns-repeated="16380"/>
        </table:table-row>
        <table:table-row table:style-name="ro1">
          <table:table-cell office:value-type="float" office:value="1.770027" table:style-name="ce2">
            <text:p>1.770027</text:p>
          </table:table-cell>
          <table:table-cell office:value-type="float" office:value="0.20971100000000001" table:style-name="ce2">
            <text:p>0.209711</text:p>
          </table:table-cell>
          <table:table-cell table:style-name="ce2"/>
          <table:table-cell office:value-type="float" office:value="4.3978703521000001E-2" table:formula="of:=POWER(([.B355]-[.C355]);2)" table:style-name="ce2">
            <text:p>0.043978704</text:p>
          </table:table-cell>
          <table:table-cell table:number-columns-repeated="16380"/>
        </table:table-row>
        <table:table-row table:style-name="ro1">
          <table:table-cell office:value-type="float" office:value="1.7750269999999999" table:style-name="ce2">
            <text:p>1.775027</text:p>
          </table:table-cell>
          <table:table-cell office:value-type="float" office:value="-0.72281600000000001" table:style-name="ce2">
            <text:p>-0.722816</text:p>
          </table:table-cell>
          <table:table-cell table:style-name="ce2"/>
          <table:table-cell office:value-type="float" office:value="0.52246296985600005" table:formula="of:=POWER(([.B356]-[.C356]);2)" table:style-name="ce2">
            <text:p>0.52246297</text:p>
          </table:table-cell>
          <table:table-cell table:number-columns-repeated="16380"/>
        </table:table-row>
        <table:table-row table:style-name="ro1">
          <table:table-cell office:value-type="float" office:value="1.780027" table:style-name="ce2">
            <text:p>1.780027</text:p>
          </table:table-cell>
          <table:table-cell office:value-type="float" office:value="-1.2064999999999999E-2" table:style-name="ce2">
            <text:p>-0.012065</text:p>
          </table:table-cell>
          <table:table-cell table:style-name="ce2"/>
          <table:table-cell office:value-type="float" office:value="1.4556422499999999E-4" table:formula="of:=POWER(([.B357]-[.C357]);2)" table:style-name="ce2">
            <text:p>0.000145564</text:p>
          </table:table-cell>
          <table:table-cell table:number-columns-repeated="16380"/>
        </table:table-row>
        <table:table-row table:style-name="ro1">
          <table:table-cell office:value-type="float" office:value="1.7850269999999999" table:style-name="ce2">
            <text:p>1.785027</text:p>
          </table:table-cell>
          <table:table-cell office:value-type="float" office:value="0.143815" table:style-name="ce2">
            <text:p>0.143815</text:p>
          </table:table-cell>
          <table:table-cell table:style-name="ce2"/>
          <table:table-cell office:value-type="float" office:value="2.0682754224999999E-2" table:formula="of:=POWER(([.B358]-[.C358]);2)" table:style-name="ce2">
            <text:p>0.020682754</text:p>
          </table:table-cell>
          <table:table-cell table:number-columns-repeated="16380"/>
        </table:table-row>
        <table:table-row table:style-name="ro1">
          <table:table-cell office:value-type="float" office:value="1.790028" table:style-name="ce2">
            <text:p>1.790028</text:p>
          </table:table-cell>
          <table:table-cell office:value-type="float" office:value="0.24171000000000001" table:style-name="ce2">
            <text:p>0.24171</text:p>
          </table:table-cell>
          <table:table-cell table:style-name="ce2"/>
          <table:table-cell office:value-type="float" office:value="5.8423724100000005E-2" table:formula="of:=POWER(([.B359]-[.C359]);2)" table:style-name="ce2">
            <text:p>0.058423724</text:p>
          </table:table-cell>
          <table:table-cell table:number-columns-repeated="16380"/>
        </table:table-row>
        <table:table-row table:style-name="ro1">
          <table:table-cell office:value-type="float" office:value="1.7950280000000001" table:style-name="ce2">
            <text:p>1.795028</text:p>
          </table:table-cell>
          <table:table-cell office:value-type="float" office:value="-0.232683" table:style-name="ce2">
            <text:p>-0.232683</text:p>
          </table:table-cell>
          <table:table-cell table:style-name="ce2"/>
          <table:table-cell office:value-type="float" office:value="5.4141378488999997E-2" table:formula="of:=POWER(([.B360]-[.C360]);2)" table:style-name="ce2">
            <text:p>0.054141378</text:p>
          </table:table-cell>
          <table:table-cell table:number-columns-repeated="16380"/>
        </table:table-row>
        <table:table-row table:style-name="ro1">
          <table:table-cell office:value-type="float" office:value="1.800028" table:style-name="ce2">
            <text:p>1.800028</text:p>
          </table:table-cell>
          <table:table-cell office:value-type="float" office:value="0.43501899999999999" table:style-name="ce2">
            <text:p>0.435019</text:p>
          </table:table-cell>
          <table:table-cell table:style-name="ce2"/>
          <table:table-cell office:value-type="float" office:value="0.189241530361" table:formula="of:=POWER(([.B361]-[.C361]);2)" table:style-name="ce2">
            <text:p>0.18924153</text:p>
          </table:table-cell>
          <table:table-cell table:number-columns-repeated="16380"/>
        </table:table-row>
        <table:table-row table:style-name="ro1">
          <table:table-cell office:value-type="float" office:value="1.8050280000000001" table:style-name="ce2">
            <text:p>1.805028</text:p>
          </table:table-cell>
          <table:table-cell office:value-type="float" office:value="-0.57980299999999996" table:style-name="ce2">
            <text:p>-0.579803</text:p>
          </table:table-cell>
          <table:table-cell table:style-name="ce2"/>
          <table:table-cell office:value-type="float" office:value="0.33617151880899993" table:formula="of:=POWER(([.B362]-[.C362]);2)" table:style-name="ce2">
            <text:p>0.336171519</text:p>
          </table:table-cell>
          <table:table-cell table:number-columns-repeated="16380"/>
        </table:table-row>
        <table:table-row table:style-name="ro1">
          <table:table-cell office:value-type="float" office:value="1.8100290000000001" table:style-name="ce2">
            <text:p>1.810029</text:p>
          </table:table-cell>
          <table:table-cell office:value-type="float" office:value="1.7326999999999999E-2" table:style-name="ce2">
            <text:p>0.017327</text:p>
          </table:table-cell>
          <table:table-cell table:style-name="ce2"/>
          <table:table-cell office:value-type="float" office:value="3.0022492899999995E-4" table:formula="of:=POWER(([.B363]-[.C363]);2)" table:style-name="ce2">
            <text:p>0.000300225</text:p>
          </table:table-cell>
          <table:table-cell table:number-columns-repeated="16380"/>
        </table:table-row>
        <table:table-row table:style-name="ro1">
          <table:table-cell office:value-type="float" office:value="1.815029" table:style-name="ce2">
            <text:p>1.815029</text:p>
          </table:table-cell>
          <table:table-cell office:value-type="float" office:value="0.321768" table:style-name="ce2">
            <text:p>0.321768</text:p>
          </table:table-cell>
          <table:table-cell table:style-name="ce2"/>
          <table:table-cell office:value-type="float" office:value="0.103534645824" table:formula="of:=POWER(([.B364]-[.C364]);2)" table:style-name="ce2">
            <text:p>0.103534646</text:p>
          </table:table-cell>
          <table:table-cell table:number-columns-repeated="16380"/>
        </table:table-row>
        <table:table-row table:style-name="ro1">
          <table:table-cell office:value-type="float" office:value="1.8200289999999999" table:style-name="ce2">
            <text:p>1.820029</text:p>
          </table:table-cell>
          <table:table-cell office:value-type="float" office:value="0.52296900000000002" table:style-name="ce2">
            <text:p>0.522969</text:p>
          </table:table-cell>
          <table:table-cell table:style-name="ce2"/>
          <table:table-cell office:value-type="float" office:value="0.27349657496099999" table:formula="of:=POWER(([.B365]-[.C365]);2)" table:style-name="ce2">
            <text:p>0.273496575</text:p>
          </table:table-cell>
          <table:table-cell table:number-columns-repeated="16380"/>
        </table:table-row>
        <table:table-row table:style-name="ro1">
          <table:table-cell office:value-type="float" office:value="1.825029" table:style-name="ce2">
            <text:p>1.825029</text:p>
          </table:table-cell>
          <table:table-cell office:value-type="float" office:value="-0.39410499999999998" table:style-name="ce2">
            <text:p>-0.394105</text:p>
          </table:table-cell>
          <table:table-cell table:style-name="ce2"/>
          <table:table-cell office:value-type="float" office:value="0.15531875102499998" table:formula="of:=POWER(([.B366]-[.C366]);2)" table:style-name="ce2">
            <text:p>0.155318751</text:p>
          </table:table-cell>
          <table:table-cell table:number-columns-repeated="16380"/>
        </table:table-row>
        <table:table-row table:style-name="ro1">
          <table:table-cell office:value-type="float" office:value="1.8300289999999999" table:style-name="ce2">
            <text:p>1.830029</text:p>
          </table:table-cell>
          <table:table-cell office:value-type="float" office:value="8.2802000000000001E-2" table:style-name="ce2">
            <text:p>0.082802</text:p>
          </table:table-cell>
          <table:table-cell table:style-name="ce2"/>
          <table:table-cell office:value-type="float" office:value="6.8561712040000004E-3" table:formula="of:=POWER(([.B367]-[.C367]);2)" table:style-name="ce2">
            <text:p>0.006856171</text:p>
          </table:table-cell>
          <table:table-cell table:number-columns-repeated="16380"/>
        </table:table-row>
        <table:table-row table:style-name="ro1">
          <table:table-cell office:value-type="float" office:value="1.8350299999999999" table:style-name="ce2">
            <text:p>1.83503</text:p>
          </table:table-cell>
          <table:table-cell office:value-type="float" office:value="-0.38916099999999998" table:style-name="ce2">
            <text:p>-0.389161</text:p>
          </table:table-cell>
          <table:table-cell table:style-name="ce2"/>
          <table:table-cell office:value-type="float" office:value="0.15144628392099999" table:formula="of:=POWER(([.B368]-[.C368]);2)" table:style-name="ce2">
            <text:p>0.151446284</text:p>
          </table:table-cell>
          <table:table-cell table:number-columns-repeated="16380"/>
        </table:table-row>
        <table:table-row table:style-name="ro1">
          <table:table-cell office:value-type="float" office:value="1.8400300000000001" table:style-name="ce2">
            <text:p>1.84003</text:p>
          </table:table-cell>
          <table:table-cell office:value-type="float" office:value="-0.56707099999999999" table:style-name="ce2">
            <text:p>-0.567071</text:p>
          </table:table-cell>
          <table:table-cell table:style-name="ce2"/>
          <table:table-cell office:value-type="float" office:value="0.32156951904100001" table:formula="of:=POWER(([.B369]-[.C369]);2)" table:style-name="ce2">
            <text:p>0.321569519</text:p>
          </table:table-cell>
          <table:table-cell table:number-columns-repeated="16380"/>
        </table:table-row>
        <table:table-row table:style-name="ro1">
          <table:table-cell office:value-type="float" office:value="1.8450299999999999" table:style-name="ce2">
            <text:p>1.84503</text:p>
          </table:table-cell>
          <table:table-cell office:value-type="float" office:value="0.48217399999999999" table:style-name="ce2">
            <text:p>0.482174</text:p>
          </table:table-cell>
          <table:table-cell table:style-name="ce2"/>
          <table:table-cell office:value-type="float" office:value="0.23249176627599999" table:formula="of:=POWER(([.B370]-[.C370]);2)" table:style-name="ce2">
            <text:p>0.232491766</text:p>
          </table:table-cell>
          <table:table-cell table:number-columns-repeated="16380"/>
        </table:table-row>
        <table:table-row table:style-name="ro1">
          <table:table-cell office:value-type="float" office:value="1.8500300000000001" table:style-name="ce2">
            <text:p>1.85003</text:p>
          </table:table-cell>
          <table:table-cell office:value-type="float" office:value="0.29102800000000001" table:style-name="ce2">
            <text:p>0.291028</text:p>
          </table:table-cell>
          <table:table-cell table:style-name="ce2"/>
          <table:table-cell office:value-type="float" office:value="8.4697296784000009E-2" table:formula="of:=POWER(([.B371]-[.C371]);2)" table:style-name="ce2">
            <text:p>0.084697297</text:p>
          </table:table-cell>
          <table:table-cell table:number-columns-repeated="16380"/>
        </table:table-row>
        <table:table-row table:style-name="ro1">
          <table:table-cell office:value-type="float" office:value="1.8550310000000001" table:style-name="ce2">
            <text:p>1.855031</text:p>
          </table:table-cell>
          <table:table-cell office:value-type="float" office:value="-0.200624" table:style-name="ce2">
            <text:p>-0.200624</text:p>
          </table:table-cell>
          <table:table-cell table:style-name="ce2"/>
          <table:table-cell office:value-type="float" office:value="4.0249989376000002E-2" table:formula="of:=POWER(([.B372]-[.C372]);2)" table:style-name="ce2">
            <text:p>0.040249989</text:p>
          </table:table-cell>
          <table:table-cell table:number-columns-repeated="16380"/>
        </table:table-row>
        <table:table-row table:style-name="ro1">
          <table:table-cell office:value-type="float" office:value="1.860031" table:style-name="ce2">
            <text:p>1.860031</text:p>
          </table:table-cell>
          <table:table-cell office:value-type="float" office:value="-0.78234400000000004" table:style-name="ce2">
            <text:p>-0.782344</text:p>
          </table:table-cell>
          <table:table-cell table:style-name="ce2"/>
          <table:table-cell office:value-type="float" office:value="0.6120621343360001" table:formula="of:=POWER(([.B373]-[.C373]);2)" table:style-name="ce2">
            <text:p>0.612062134</text:p>
          </table:table-cell>
          <table:table-cell table:number-columns-repeated="16380"/>
        </table:table-row>
        <table:table-row table:style-name="ro1">
          <table:table-cell office:value-type="float" office:value="1.8650310000000001" table:style-name="ce2">
            <text:p>1.865031</text:p>
          </table:table-cell>
          <table:table-cell office:value-type="float" office:value="-0.27983400000000003" table:style-name="ce2">
            <text:p>-0.279834</text:p>
          </table:table-cell>
          <table:table-cell table:style-name="ce2"/>
          <table:table-cell office:value-type="float" office:value="7.8307067556000018E-2" table:formula="of:=POWER(([.B374]-[.C374]);2)" table:style-name="ce2">
            <text:p>0.078307068</text:p>
          </table:table-cell>
          <table:table-cell table:number-columns-repeated="16380"/>
        </table:table-row>
        <table:table-row table:style-name="ro1">
          <table:table-cell office:value-type="float" office:value="1.870031" table:style-name="ce2">
            <text:p>1.870031</text:p>
          </table:table-cell>
          <table:table-cell office:value-type="float" office:value="0.53547800000000001" table:style-name="ce2">
            <text:p>0.535478</text:p>
          </table:table-cell>
          <table:table-cell table:style-name="ce2"/>
          <table:table-cell office:value-type="float" office:value="0.28673668848400002" table:formula="of:=POWER(([.B375]-[.C375]);2)" table:style-name="ce2">
            <text:p>0.286736688</text:p>
          </table:table-cell>
          <table:table-cell table:number-columns-repeated="16380"/>
        </table:table-row>
        <table:table-row table:style-name="ro1">
          <table:table-cell office:value-type="float" office:value="1.875032" table:style-name="ce2">
            <text:p>1.875032</text:p>
          </table:table-cell>
          <table:table-cell office:value-type="float" office:value="0.36308200000000002" table:style-name="ce2">
            <text:p>0.363082</text:p>
          </table:table-cell>
          <table:table-cell table:style-name="ce2"/>
          <table:table-cell office:value-type="float" office:value="0.13182853872400002" table:formula="of:=POWER(([.B376]-[.C376]);2)" table:style-name="ce2">
            <text:p>0.131828539</text:p>
          </table:table-cell>
          <table:table-cell table:number-columns-repeated="16380"/>
        </table:table-row>
        <table:table-row table:style-name="ro1">
          <table:table-cell office:value-type="float" office:value="1.8800319999999999" table:style-name="ce2">
            <text:p>1.880032</text:p>
          </table:table-cell>
          <table:table-cell office:value-type="float" office:value="7.9362000000000002E-2" table:style-name="ce2">
            <text:p>0.079362</text:p>
          </table:table-cell>
          <table:table-cell table:style-name="ce2"/>
          <table:table-cell office:value-type="float" office:value="6.2983270440000001E-3" table:formula="of:=POWER(([.B377]-[.C377]);2)" table:style-name="ce2">
            <text:p>0.006298327</text:p>
          </table:table-cell>
          <table:table-cell table:number-columns-repeated="16380"/>
        </table:table-row>
        <table:table-row table:style-name="ro1">
          <table:table-cell office:value-type="float" office:value="1.885032" table:style-name="ce2">
            <text:p>1.885032</text:p>
          </table:table-cell>
          <table:table-cell office:value-type="float" office:value="-0.218357" table:style-name="ce2">
            <text:p>-0.218357</text:p>
          </table:table-cell>
          <table:table-cell table:style-name="ce2"/>
          <table:table-cell office:value-type="float" office:value="4.7679779448999995E-2" table:formula="of:=POWER(([.B378]-[.C378]);2)" table:style-name="ce2">
            <text:p>0.047679779</text:p>
          </table:table-cell>
          <table:table-cell table:number-columns-repeated="16380"/>
        </table:table-row>
        <table:table-row table:style-name="ro1">
          <table:table-cell office:value-type="float" office:value="1.8900319999999999" table:style-name="ce2">
            <text:p>1.890032</text:p>
          </table:table-cell>
          <table:table-cell office:value-type="float" office:value="-0.82884599999999997" table:style-name="ce2">
            <text:p>-0.828846</text:p>
          </table:table-cell>
          <table:table-cell table:style-name="ce2"/>
          <table:table-cell office:value-type="float" office:value="0.68698569171599999" table:formula="of:=POWER(([.B379]-[.C379]);2)" table:style-name="ce2">
            <text:p>0.686985692</text:p>
          </table:table-cell>
          <table:table-cell table:number-columns-repeated="16380"/>
        </table:table-row>
        <table:table-row table:style-name="ro1">
          <table:table-cell office:value-type="float" office:value="1.895033" table:style-name="ce2">
            <text:p>1.895033</text:p>
          </table:table-cell>
          <table:table-cell office:value-type="float" office:value="8.5879999999999998E-2" table:style-name="ce2">
            <text:p>0.08588</text:p>
          </table:table-cell>
          <table:table-cell table:style-name="ce2"/>
          <table:table-cell office:value-type="float" office:value="7.3753743999999998E-3" table:formula="of:=POWER(([.B380]-[.C380]);2)" table:style-name="ce2">
            <text:p>0.007375374</text:p>
          </table:table-cell>
          <table:table-cell table:number-columns-repeated="16380"/>
        </table:table-row>
        <table:table-row table:style-name="ro1">
          <table:table-cell office:value-type="float" office:value="1.9000330000000001" table:style-name="ce2">
            <text:p>1.900033</text:p>
          </table:table-cell>
          <table:table-cell office:value-type="float" office:value="-0.160138" table:style-name="ce2">
            <text:p>-0.160138</text:p>
          </table:table-cell>
          <table:table-cell table:style-name="ce2"/>
          <table:table-cell office:value-type="float" office:value="2.5644179044000001E-2" table:formula="of:=POWER(([.B381]-[.C381]);2)" table:style-name="ce2">
            <text:p>0.025644179</text:p>
          </table:table-cell>
          <table:table-cell table:number-columns-repeated="16380"/>
        </table:table-row>
        <table:table-row table:style-name="ro1">
          <table:table-cell office:value-type="float" office:value="1.905033" table:style-name="ce2">
            <text:p>1.905033</text:p>
          </table:table-cell>
          <table:table-cell office:value-type="float" office:value="-1.1890000000000001" table:style-name="ce2">
            <text:p>-1.189</text:p>
          </table:table-cell>
          <table:table-cell table:style-name="ce2"/>
          <table:table-cell office:value-type="float" office:value="1.4137210000000002" table:formula="of:=POWER(([.B382]-[.C382]);2)" table:style-name="ce2">
            <text:p>1.413721</text:p>
          </table:table-cell>
          <table:table-cell table:number-columns-repeated="16380"/>
        </table:table-row>
        <table:table-row table:style-name="ro1">
          <table:table-cell office:value-type="float" office:value="1.9100330000000001" table:style-name="ce2">
            <text:p>1.910033</text:p>
          </table:table-cell>
          <table:table-cell office:value-type="float" office:value="0.40253499999999998" table:style-name="ce2">
            <text:p>0.402535</text:p>
          </table:table-cell>
          <table:table-cell table:style-name="ce2"/>
          <table:table-cell office:value-type="float" office:value="0.16203442622499997" table:formula="of:=POWER(([.B383]-[.C383]);2)" table:style-name="ce2">
            <text:p>0.162034426</text:p>
          </table:table-cell>
          <table:table-cell table:number-columns-repeated="16380"/>
        </table:table-row>
        <table:table-row table:style-name="ro1">
          <table:table-cell office:value-type="float" office:value="1.915033" table:style-name="ce2">
            <text:p>1.915033</text:p>
          </table:table-cell>
          <table:table-cell office:value-type="float" office:value="8.8173000000000001E-2" table:style-name="ce2">
            <text:p>0.088173</text:p>
          </table:table-cell>
          <table:table-cell table:style-name="ce2"/>
          <table:table-cell office:value-type="float" office:value="7.7744779290000003E-3" table:formula="of:=POWER(([.B384]-[.C384]);2)" table:style-name="ce2">
            <text:p>0.007774478</text:p>
          </table:table-cell>
          <table:table-cell table:number-columns-repeated="16380"/>
        </table:table-row>
        <table:table-row table:style-name="ro1">
          <table:table-cell office:value-type="float" office:value="1.920034" table:style-name="ce2">
            <text:p>1.920034</text:p>
          </table:table-cell>
          <table:table-cell office:value-type="float" office:value="-0.60114199999999995" table:style-name="ce2">
            <text:p>-0.601142</text:p>
          </table:table-cell>
          <table:table-cell table:style-name="ce2"/>
          <table:table-cell office:value-type="float" office:value="0.36137170416399994" table:formula="of:=POWER(([.B385]-[.C385]);2)" table:style-name="ce2">
            <text:p>0.361371704</text:p>
          </table:table-cell>
          <table:table-cell table:number-columns-repeated="16380"/>
        </table:table-row>
        <table:table-row table:style-name="ro1">
          <table:table-cell office:value-type="float" office:value="1.9250339999999999" table:style-name="ce2">
            <text:p>1.925034</text:p>
          </table:table-cell>
          <table:table-cell office:value-type="float" office:value="0.100993" table:style-name="ce2">
            <text:p>0.100993</text:p>
          </table:table-cell>
          <table:table-cell table:style-name="ce2"/>
          <table:table-cell office:value-type="float" office:value="1.0199586049E-2" table:formula="of:=POWER(([.B386]-[.C386]);2)" table:style-name="ce2">
            <text:p>0.010199586</text:p>
          </table:table-cell>
          <table:table-cell table:number-columns-repeated="16380"/>
        </table:table-row>
        <table:table-row table:style-name="ro1">
          <table:table-cell office:value-type="float" office:value="1.930034" table:style-name="ce2">
            <text:p>1.930034</text:p>
          </table:table-cell>
          <table:table-cell office:value-type="float" office:value="0.62345700000000004" table:style-name="ce2">
            <text:p>0.623457</text:p>
          </table:table-cell>
          <table:table-cell table:style-name="ce2"/>
          <table:table-cell office:value-type="float" office:value="0.38869863084900003" table:formula="of:=POWER(([.B387]-[.C387]);2)" table:style-name="ce2">
            <text:p>0.388698631</text:p>
          </table:table-cell>
          <table:table-cell table:number-columns-repeated="16380"/>
        </table:table-row>
        <table:table-row table:style-name="ro1">
          <table:table-cell office:value-type="float" office:value="1.9350339999999999" table:style-name="ce2">
            <text:p>1.935034</text:p>
          </table:table-cell>
          <table:table-cell office:value-type="float" office:value="-6.1903E-2" table:style-name="ce2">
            <text:p>-0.061903</text:p>
          </table:table-cell>
          <table:table-cell table:style-name="ce2"/>
          <table:table-cell office:value-type="float" office:value="3.831981409E-3" table:formula="of:=POWER(([.B388]-[.C388]);2)" table:style-name="ce2">
            <text:p>0.003831981</text:p>
          </table:table-cell>
          <table:table-cell table:number-columns-repeated="16380"/>
        </table:table-row>
        <table:table-row table:style-name="ro1">
          <table:table-cell office:value-type="float" office:value="1.940035" table:style-name="ce2">
            <text:p>1.940035</text:p>
          </table:table-cell>
          <table:table-cell office:value-type="float" office:value="0.21318699999999999" table:style-name="ce2">
            <text:p>0.213187</text:p>
          </table:table-cell>
          <table:table-cell table:style-name="ce2"/>
          <table:table-cell office:value-type="float" office:value="4.5448696968999995E-2" table:formula="of:=POWER(([.B389]-[.C389]);2)" table:style-name="ce2">
            <text:p>0.045448697</text:p>
          </table:table-cell>
          <table:table-cell table:number-columns-repeated="16380"/>
        </table:table-row>
        <table:table-row table:style-name="ro1">
          <table:table-cell office:value-type="float" office:value="1.9450350000000001" table:style-name="ce2">
            <text:p>1.945035</text:p>
          </table:table-cell>
          <table:table-cell office:value-type="float" office:value="-3.9626000000000001E-2" table:style-name="ce2">
            <text:p>-0.039626</text:p>
          </table:table-cell>
          <table:table-cell table:style-name="ce2"/>
          <table:table-cell office:value-type="float" office:value="1.5702198760000001E-3" table:formula="of:=POWER(([.B390]-[.C390]);2)" table:style-name="ce2">
            <text:p>0.00157022</text:p>
          </table:table-cell>
          <table:table-cell table:number-columns-repeated="16380"/>
        </table:table-row>
        <table:table-row table:style-name="ro1">
          <table:table-cell office:value-type="float" office:value="1.950035" table:style-name="ce2">
            <text:p>1.950035</text:p>
          </table:table-cell>
          <table:table-cell office:value-type="float" office:value="0.43132999999999999" table:style-name="ce2">
            <text:p>0.43133</text:p>
          </table:table-cell>
          <table:table-cell table:style-name="ce2"/>
          <table:table-cell office:value-type="float" office:value="0.18604556889999999" table:formula="of:=POWER(([.B391]-[.C391]);2)" table:style-name="ce2">
            <text:p>0.186045569</text:p>
          </table:table-cell>
          <table:table-cell table:number-columns-repeated="16380"/>
        </table:table-row>
        <table:table-row table:style-name="ro1">
          <table:table-cell office:value-type="float" office:value="1.9550350000000001" table:style-name="ce2">
            <text:p>1.955035</text:p>
          </table:table-cell>
          <table:table-cell office:value-type="float" office:value="-7.7671000000000004E-2" table:style-name="ce2">
            <text:p>-0.077671</text:p>
          </table:table-cell>
          <table:table-cell table:style-name="ce2"/>
          <table:table-cell office:value-type="float" office:value="6.0327842410000006E-3" table:formula="of:=POWER(([.B392]-[.C392]);2)" table:style-name="ce2">
            <text:p>0.006032784</text:p>
          </table:table-cell>
          <table:table-cell table:number-columns-repeated="16380"/>
        </table:table-row>
        <table:table-row table:style-name="ro1">
          <table:table-cell office:value-type="float" office:value="1.9600359999999999" table:style-name="ce2">
            <text:p>1.960036</text:p>
          </table:table-cell>
          <table:table-cell office:value-type="float" office:value="-0.39892300000000003" table:style-name="ce2">
            <text:p>-0.398923</text:p>
          </table:table-cell>
          <table:table-cell table:style-name="ce2"/>
          <table:table-cell office:value-type="float" office:value="0.15913955992900003" table:formula="of:=POWER(([.B393]-[.C393]);2)" table:style-name="ce2">
            <text:p>0.15913956</text:p>
          </table:table-cell>
          <table:table-cell table:number-columns-repeated="16380"/>
        </table:table-row>
        <table:table-row table:style-name="ro1">
          <table:table-cell office:value-type="float" office:value="1.965036" table:style-name="ce2">
            <text:p>1.965036</text:p>
          </table:table-cell>
          <table:table-cell office:value-type="float" office:value="-0.58030400000000004" table:style-name="ce2">
            <text:p>-0.580304</text:p>
          </table:table-cell>
          <table:table-cell table:style-name="ce2"/>
          <table:table-cell office:value-type="float" office:value="0.33675273241600007" table:formula="of:=POWER(([.B394]-[.C394]);2)" table:style-name="ce2">
            <text:p>0.336752732</text:p>
          </table:table-cell>
          <table:table-cell table:number-columns-repeated="16380"/>
        </table:table-row>
        <table:table-row table:style-name="ro1">
          <table:table-cell office:value-type="float" office:value="1.9700359999999999" table:style-name="ce2">
            <text:p>1.970036</text:p>
          </table:table-cell>
          <table:table-cell office:value-type="float" office:value="0.54697099999999998" table:style-name="ce2">
            <text:p>0.546971</text:p>
          </table:table-cell>
          <table:table-cell table:style-name="ce2"/>
          <table:table-cell office:value-type="float" office:value="0.29917727484099998" table:formula="of:=POWER(([.B395]-[.C395]);2)" table:style-name="ce2">
            <text:p>0.299177275</text:p>
          </table:table-cell>
          <table:table-cell table:number-columns-repeated="16380"/>
        </table:table-row>
        <table:table-row table:style-name="ro1">
          <table:table-cell office:value-type="float" office:value="1.975036" table:style-name="ce2">
            <text:p>1.975036</text:p>
          </table:table-cell>
          <table:table-cell office:value-type="float" office:value="-0.39058300000000001" table:style-name="ce2">
            <text:p>-0.390583</text:p>
          </table:table-cell>
          <table:table-cell table:style-name="ce2"/>
          <table:table-cell office:value-type="float" office:value="0.15255507988900002" table:formula="of:=POWER(([.B396]-[.C396]);2)" table:style-name="ce2">
            <text:p>0.15255508</text:p>
          </table:table-cell>
          <table:table-cell table:number-columns-repeated="16380"/>
        </table:table-row>
        <table:table-row table:style-name="ro1">
          <table:table-cell office:value-type="float" office:value="1.9800359999999999" table:style-name="ce2">
            <text:p>1.980036</text:p>
          </table:table-cell>
          <table:table-cell office:value-type="float" office:value="-0.20863999999999999" table:style-name="ce2">
            <text:p>-0.20864</text:p>
          </table:table-cell>
          <table:table-cell table:style-name="ce2"/>
          <table:table-cell office:value-type="float" office:value="4.3530649599999999E-2" table:formula="of:=POWER(([.B397]-[.C397]);2)" table:style-name="ce2">
            <text:p>0.04353065</text:p>
          </table:table-cell>
          <table:table-cell table:number-columns-repeated="16380"/>
        </table:table-row>
        <table:table-row table:style-name="ro1">
          <table:table-cell office:value-type="float" office:value="1.9850369999999999" table:style-name="ce2">
            <text:p>1.985037</text:p>
          </table:table-cell>
          <table:table-cell office:value-type="float" office:value="0.40680100000000002" table:style-name="ce2">
            <text:p>0.406801</text:p>
          </table:table-cell>
          <table:table-cell table:style-name="ce2"/>
          <table:table-cell office:value-type="float" office:value="0.16548705360100002" table:formula="of:=POWER(([.B398]-[.C398]);2)" table:style-name="ce2">
            <text:p>0.165487054</text:p>
          </table:table-cell>
          <table:table-cell table:number-columns-repeated="16380"/>
        </table:table-row>
        <table:table-row table:style-name="ro1">
          <table:table-cell office:value-type="float" office:value="1.9900370000000001" table:style-name="ce2">
            <text:p>1.990037</text:p>
          </table:table-cell>
          <table:table-cell office:value-type="float" office:value="-0.30797799999999997" table:style-name="ce2">
            <text:p>-0.307978</text:p>
          </table:table-cell>
          <table:table-cell table:style-name="ce2"/>
          <table:table-cell office:value-type="float" office:value="9.4850448483999983E-2" table:formula="of:=POWER(([.B399]-[.C399]);2)" table:style-name="ce2">
            <text:p>0.094850448</text:p>
          </table:table-cell>
          <table:table-cell table:number-columns-repeated="16380"/>
        </table:table-row>
        <table:table-row table:style-name="ro1">
          <table:table-cell office:value-type="float" office:value="1.9950369999999999" table:style-name="ce2">
            <text:p>1.995037</text:p>
          </table:table-cell>
          <table:table-cell office:value-type="float" office:value="0.41669099999999998" table:style-name="ce2">
            <text:p>0.416691</text:p>
          </table:table-cell>
          <table:table-cell table:style-name="ce2"/>
          <table:table-cell office:value-type="float" office:value="0.17363138948099999" table:formula="of:=POWER(([.B400]-[.C400]);2)" table:style-name="ce2">
            <text:p>0.173631389</text:p>
          </table:table-cell>
          <table:table-cell table:number-columns-repeated="16380"/>
        </table:table-row>
        <table:table-row table:style-name="ro1">
          <table:table-cell office:value-type="float" office:value="2.0000369999999998" table:style-name="ce2">
            <text:p>2.000037</text:p>
          </table:table-cell>
          <table:table-cell office:value-type="float" office:value="0.20000200000000001" table:style-name="ce2">
            <text:p>0.200002</text:p>
          </table:table-cell>
          <table:table-cell table:style-name="ce2"/>
          <table:table-cell office:value-type="float" office:value="4.0000800004000005E-2" table:formula="of:=POWER(([.B401]-[.C401]);2)" table:style-name="ce2">
            <text:p>0.0400008</text:p>
          </table:table-cell>
          <table:table-cell table:number-columns-repeated="16380"/>
        </table:table-row>
        <table:table-row table:style-name="ro1">
          <table:table-cell office:value-type="float" office:value="2.0050370000000002" table:style-name="ce2">
            <text:p>2.005037</text:p>
          </table:table-cell>
          <table:table-cell office:value-type="float" office:value="-0.40762199999999998" table:style-name="ce2">
            <text:p>-0.407622</text:p>
          </table:table-cell>
          <table:table-cell table:style-name="ce2"/>
          <table:table-cell office:value-type="float" office:value="0.16615569488399998" table:formula="of:=POWER(([.B402]-[.C402]);2)" table:style-name="ce2">
            <text:p>0.166155695</text:p>
          </table:table-cell>
          <table:table-cell table:number-columns-repeated="16380"/>
        </table:table-row>
        <table:table-row table:style-name="ro1">
          <table:table-cell office:value-type="float" office:value="2.0100370000000001" table:style-name="ce2">
            <text:p>2.010037</text:p>
          </table:table-cell>
          <table:table-cell office:value-type="float" office:value="0.358514" table:style-name="ce2">
            <text:p>0.358514</text:p>
          </table:table-cell>
          <table:table-cell table:style-name="ce2"/>
          <table:table-cell office:value-type="float" office:value="0.12853228819599999" table:formula="of:=POWER(([.B403]-[.C403]);2)" table:style-name="ce2">
            <text:p>0.128532288</text:p>
          </table:table-cell>
          <table:table-cell table:number-columns-repeated="16380"/>
        </table:table-row>
        <table:table-row table:style-name="ro1">
          <table:table-cell office:value-type="float" office:value="2.0150359999999998" table:style-name="ce2">
            <text:p>2.015036</text:p>
          </table:table-cell>
          <table:table-cell office:value-type="float" office:value="0.204206" table:style-name="ce2">
            <text:p>0.204206</text:p>
          </table:table-cell>
          <table:table-cell table:style-name="ce2"/>
          <table:table-cell office:value-type="float" office:value="4.1700090436000002E-2" table:formula="of:=POWER(([.B404]-[.C404]);2)" table:style-name="ce2">
            <text:p>0.04170009</text:p>
          </table:table-cell>
          <table:table-cell table:number-columns-repeated="16380"/>
        </table:table-row>
        <table:table-row table:style-name="ro1">
          <table:table-cell office:value-type="float" office:value="2.0200360000000002" table:style-name="ce2">
            <text:p>2.020036</text:p>
          </table:table-cell>
          <table:table-cell office:value-type="float" office:value="0.21306" table:style-name="ce2">
            <text:p>0.21306</text:p>
          </table:table-cell>
          <table:table-cell table:style-name="ce2"/>
          <table:table-cell office:value-type="float" office:value="4.53945636E-2" table:formula="of:=POWER(([.B405]-[.C405]);2)" table:style-name="ce2">
            <text:p>0.045394564</text:p>
          </table:table-cell>
          <table:table-cell table:number-columns-repeated="16380"/>
        </table:table-row>
        <table:table-row table:style-name="ro1">
          <table:table-cell office:value-type="float" office:value="2.0250360000000001" table:style-name="ce2">
            <text:p>2.025036</text:p>
          </table:table-cell>
          <table:table-cell office:value-type="float" office:value="0.20733699999999999" table:style-name="ce2">
            <text:p>0.207337</text:p>
          </table:table-cell>
          <table:table-cell table:style-name="ce2"/>
          <table:table-cell office:value-type="float" office:value="4.2988631568999999E-2" table:formula="of:=POWER(([.B406]-[.C406]);2)" table:style-name="ce2">
            <text:p>0.042988632</text:p>
          </table:table-cell>
          <table:table-cell table:number-columns-repeated="16380"/>
        </table:table-row>
        <table:table-row table:style-name="ro1">
          <table:table-cell office:value-type="float" office:value="2.0300349999999998" table:style-name="ce2">
            <text:p>2.030035</text:p>
          </table:table-cell>
          <table:table-cell office:value-type="float" office:value="-0.38076199999999999" table:style-name="ce2">
            <text:p>-0.380762</text:p>
          </table:table-cell>
          <table:table-cell table:style-name="ce2"/>
          <table:table-cell office:value-type="float" office:value="0.14497970064399998" table:formula="of:=POWER(([.B407]-[.C407]);2)" table:style-name="ce2">
            <text:p>0.144979701</text:p>
          </table:table-cell>
          <table:table-cell table:number-columns-repeated="16380"/>
        </table:table-row>
        <table:table-row table:style-name="ro1">
          <table:table-cell office:value-type="float" office:value="2.0350350000000001" table:style-name="ce2">
            <text:p>2.035035</text:p>
          </table:table-cell>
          <table:table-cell office:value-type="float" office:value="0.59033500000000005" table:style-name="ce2">
            <text:p>0.590335</text:p>
          </table:table-cell>
          <table:table-cell table:style-name="ce2"/>
          <table:table-cell office:value-type="float" office:value="0.34849541222500008" table:formula="of:=POWER(([.B408]-[.C408]);2)" table:style-name="ce2">
            <text:p>0.348495412</text:p>
          </table:table-cell>
          <table:table-cell table:number-columns-repeated="16380"/>
        </table:table-row>
        <table:table-row table:style-name="ro1">
          <table:table-cell office:value-type="float" office:value="2.040035" table:style-name="ce2">
            <text:p>2.040035</text:p>
          </table:table-cell>
          <table:table-cell office:value-type="float" office:value="0.356734" table:style-name="ce2">
            <text:p>0.356734</text:p>
          </table:table-cell>
          <table:table-cell table:style-name="ce2"/>
          <table:table-cell office:value-type="float" office:value="0.127259146756" table:formula="of:=POWER(([.B409]-[.C409]);2)" table:style-name="ce2">
            <text:p>0.127259147</text:p>
          </table:table-cell>
          <table:table-cell table:number-columns-repeated="16380"/>
        </table:table-row>
        <table:table-row table:style-name="ro1">
          <table:table-cell office:value-type="float" office:value="2.0450339999999998" table:style-name="ce2">
            <text:p>2.045034</text:p>
          </table:table-cell>
          <table:table-cell office:value-type="float" office:value="-0.496616" table:style-name="ce2">
            <text:p>-0.496616</text:p>
          </table:table-cell>
          <table:table-cell table:style-name="ce2"/>
          <table:table-cell office:value-type="float" office:value="0.24662745145600001" table:formula="of:=POWER(([.B410]-[.C410]);2)" table:style-name="ce2">
            <text:p>0.246627451</text:p>
          </table:table-cell>
          <table:table-cell table:number-columns-repeated="16380"/>
        </table:table-row>
        <table:table-row table:style-name="ro1">
          <table:table-cell office:value-type="float" office:value="2.0500340000000001" table:style-name="ce2">
            <text:p>2.050034</text:p>
          </table:table-cell>
          <table:table-cell office:value-type="float" office:value="4.9813000000000003E-2" table:style-name="ce2">
            <text:p>0.049813</text:p>
          </table:table-cell>
          <table:table-cell table:style-name="ce2"/>
          <table:table-cell office:value-type="float" office:value="2.4813349690000004E-3" table:formula="of:=POWER(([.B411]-[.C411]);2)" table:style-name="ce2">
            <text:p>0.002481335</text:p>
          </table:table-cell>
          <table:table-cell table:number-columns-repeated="16380"/>
        </table:table-row>
        <table:table-row table:style-name="ro1">
          <table:table-cell office:value-type="float" office:value="2.0550329999999999" table:style-name="ce2">
            <text:p>2.055033</text:p>
          </table:table-cell>
          <table:table-cell office:value-type="float" office:value="0.811832" table:style-name="ce2">
            <text:p>0.811832</text:p>
          </table:table-cell>
          <table:table-cell table:style-name="ce2"/>
          <table:table-cell office:value-type="float" office:value="0.65907119622400001" table:formula="of:=POWER(([.B412]-[.C412]);2)" table:style-name="ce2">
            <text:p>0.659071196</text:p>
          </table:table-cell>
          <table:table-cell table:number-columns-repeated="16380"/>
        </table:table-row>
        <table:table-row table:style-name="ro1">
          <table:table-cell office:value-type="float" office:value="2.0600329999999998" table:style-name="ce2">
            <text:p>2.060033</text:p>
          </table:table-cell>
          <table:table-cell office:value-type="float" office:value="-0.229549" table:style-name="ce2">
            <text:p>-0.229549</text:p>
          </table:table-cell>
          <table:table-cell table:style-name="ce2"/>
          <table:table-cell office:value-type="float" office:value="5.2692743401000004E-2" table:formula="of:=POWER(([.B413]-[.C413]);2)" table:style-name="ce2">
            <text:p>0.052692743</text:p>
          </table:table-cell>
          <table:table-cell table:number-columns-repeated="16380"/>
        </table:table-row>
        <table:table-row table:style-name="ro1">
          <table:table-cell office:value-type="float" office:value="2.0650330000000001" table:style-name="ce2">
            <text:p>2.065033</text:p>
          </table:table-cell>
          <table:table-cell office:value-type="float" office:value="-0.352547" table:style-name="ce2">
            <text:p>-0.352547</text:p>
          </table:table-cell>
          <table:table-cell table:style-name="ce2"/>
          <table:table-cell office:value-type="float" office:value="0.124289387209" table:formula="of:=POWER(([.B414]-[.C414]);2)" table:style-name="ce2">
            <text:p>0.124289387</text:p>
          </table:table-cell>
          <table:table-cell table:number-columns-repeated="16380"/>
        </table:table-row>
        <table:table-row table:style-name="ro1">
          <table:table-cell office:value-type="float" office:value="2.0700319999999999" table:style-name="ce2">
            <text:p>2.070032</text:p>
          </table:table-cell>
          <table:table-cell office:value-type="float" office:value="-3.1280000000000002E-2" table:style-name="ce2">
            <text:p>-0.03128</text:p>
          </table:table-cell>
          <table:table-cell table:style-name="ce2"/>
          <table:table-cell office:value-type="float" office:value="9.7843840000000023E-4" table:formula="of:=POWER(([.B415]-[.C415]);2)" table:style-name="ce2">
            <text:p>0.000978438</text:p>
          </table:table-cell>
          <table:table-cell table:number-columns-repeated="16380"/>
        </table:table-row>
        <table:table-row table:style-name="ro1">
          <table:table-cell office:value-type="float" office:value="2.0750320000000002" table:style-name="ce2">
            <text:p>2.075032</text:p>
          </table:table-cell>
          <table:table-cell office:value-type="float" office:value="-0.28781000000000001" table:style-name="ce2">
            <text:p>-0.28781</text:p>
          </table:table-cell>
          <table:table-cell table:style-name="ce2"/>
          <table:table-cell office:value-type="float" office:value="8.2834596100000005E-2" table:formula="of:=POWER(([.B416]-[.C416]);2)" table:style-name="ce2">
            <text:p>0.082834596</text:p>
          </table:table-cell>
          <table:table-cell table:number-columns-repeated="16380"/>
        </table:table-row>
        <table:table-row table:style-name="ro1">
          <table:table-cell office:value-type="float" office:value="2.0800320000000001" table:style-name="ce2">
            <text:p>2.080032</text:p>
          </table:table-cell>
          <table:table-cell office:value-type="float" office:value="-0.41896699999999998" table:style-name="ce2">
            <text:p>-0.418967</text:p>
          </table:table-cell>
          <table:table-cell table:style-name="ce2"/>
          <table:table-cell office:value-type="float" office:value="0.17553334708899998" table:formula="of:=POWER(([.B417]-[.C417]);2)" table:style-name="ce2">
            <text:p>0.175533347</text:p>
          </table:table-cell>
          <table:table-cell table:number-columns-repeated="16380"/>
        </table:table-row>
        <table:table-row table:style-name="ro1">
          <table:table-cell office:value-type="float" office:value="2.0850309999999999" table:style-name="ce2">
            <text:p>2.085031</text:p>
          </table:table-cell>
          <table:table-cell office:value-type="float" office:value="0.56718000000000002" table:style-name="ce2">
            <text:p>0.56718</text:p>
          </table:table-cell>
          <table:table-cell table:style-name="ce2"/>
          <table:table-cell office:value-type="float" office:value="0.32169315240000002" table:formula="of:=POWER(([.B418]-[.C418]);2)" table:style-name="ce2">
            <text:p>0.321693152</text:p>
          </table:table-cell>
          <table:table-cell table:number-columns-repeated="16380"/>
        </table:table-row>
        <table:table-row table:style-name="ro1">
          <table:table-cell office:value-type="float" office:value="2.0900310000000002" table:style-name="ce2">
            <text:p>2.090031</text:p>
          </table:table-cell>
          <table:table-cell office:value-type="float" office:value="7.1549000000000001E-2" table:style-name="ce2">
            <text:p>0.071549</text:p>
          </table:table-cell>
          <table:table-cell table:style-name="ce2"/>
          <table:table-cell office:value-type="float" office:value="5.1192594009999998E-3" table:formula="of:=POWER(([.B419]-[.C419]);2)" table:style-name="ce2">
            <text:p>0.005119259</text:p>
          </table:table-cell>
          <table:table-cell table:number-columns-repeated="16380"/>
        </table:table-row>
        <table:table-row table:style-name="ro1">
          <table:table-cell office:value-type="float" office:value="2.0950310000000001" table:style-name="ce2">
            <text:p>2.095031</text:p>
          </table:table-cell>
          <table:table-cell office:value-type="float" office:value="-0.57798499999999997" table:style-name="ce2">
            <text:p>-0.577985</text:p>
          </table:table-cell>
          <table:table-cell table:style-name="ce2"/>
          <table:table-cell office:value-type="float" office:value="0.33406666022499998" table:formula="of:=POWER(([.B420]-[.C420]);2)" table:style-name="ce2">
            <text:p>0.33406666</text:p>
          </table:table-cell>
          <table:table-cell table:number-columns-repeated="16380"/>
        </table:table-row>
        <table:table-row table:style-name="ro1">
          <table:table-cell office:value-type="float" office:value="2.1000299999999998" table:style-name="ce2">
            <text:p>2.10003</text:p>
          </table:table-cell>
          <table:table-cell office:value-type="float" office:value="0.28912599999999999" table:style-name="ce2">
            <text:p>0.289126</text:p>
          </table:table-cell>
          <table:table-cell table:style-name="ce2"/>
          <table:table-cell office:value-type="float" office:value="8.3593843875999996E-2" table:formula="of:=POWER(([.B421]-[.C421]);2)" table:style-name="ce2">
            <text:p>0.083593844</text:p>
          </table:table-cell>
          <table:table-cell table:number-columns-repeated="16380"/>
        </table:table-row>
        <table:table-row table:style-name="ro1">
          <table:table-cell office:value-type="float" office:value="2.1050300000000002" table:style-name="ce2">
            <text:p>2.10503</text:p>
          </table:table-cell>
          <table:table-cell office:value-type="float" office:value="-0.17418400000000001" table:style-name="ce2">
            <text:p>-0.174184</text:p>
          </table:table-cell>
          <table:table-cell table:style-name="ce2"/>
          <table:table-cell office:value-type="float" office:value="3.0340065856000003E-2" table:formula="of:=POWER(([.B422]-[.C422]);2)" table:style-name="ce2">
            <text:p>0.030340066</text:p>
          </table:table-cell>
          <table:table-cell table:number-columns-repeated="16380"/>
        </table:table-row>
        <table:table-row table:style-name="ro1">
          <table:table-cell office:value-type="float" office:value="2.1100289999999999" table:style-name="ce2">
            <text:p>2.110029</text:p>
          </table:table-cell>
          <table:table-cell office:value-type="float" office:value="0.88169799999999998" table:style-name="ce2">
            <text:p>0.881698</text:p>
          </table:table-cell>
          <table:table-cell table:style-name="ce2"/>
          <table:table-cell office:value-type="float" office:value="0.77739136320399993" table:formula="of:=POWER(([.B423]-[.C423]);2)" table:style-name="ce2">
            <text:p>0.777391363</text:p>
          </table:table-cell>
          <table:table-cell table:number-columns-repeated="16380"/>
        </table:table-row>
        <table:table-row table:style-name="ro1">
          <table:table-cell office:value-type="float" office:value="2.1150289999999998" table:style-name="ce2">
            <text:p>2.115029</text:p>
          </table:table-cell>
          <table:table-cell office:value-type="float" office:value="-0.72452799999999995" table:style-name="ce2">
            <text:p>-0.724528</text:p>
          </table:table-cell>
          <table:table-cell table:style-name="ce2"/>
          <table:table-cell office:value-type="float" office:value="0.52494082278399989" table:formula="of:=POWER(([.B424]-[.C424]);2)" table:style-name="ce2">
            <text:p>0.524940823</text:p>
          </table:table-cell>
          <table:table-cell table:number-columns-repeated="16380"/>
        </table:table-row>
        <table:table-row table:style-name="ro1">
          <table:table-cell office:value-type="float" office:value="2.1200290000000002" table:style-name="ce2">
            <text:p>2.120029</text:p>
          </table:table-cell>
          <table:table-cell office:value-type="float" office:value="-0.31280000000000002" table:style-name="ce2">
            <text:p>-0.3128</text:p>
          </table:table-cell>
          <table:table-cell table:style-name="ce2"/>
          <table:table-cell office:value-type="float" office:value="9.7843840000000015E-2" table:formula="of:=POWER(([.B425]-[.C425]);2)" table:style-name="ce2">
            <text:p>0.09784384</text:p>
          </table:table-cell>
          <table:table-cell table:number-columns-repeated="16380"/>
        </table:table-row>
        <table:table-row table:style-name="ro1">
          <table:table-cell office:value-type="float" office:value="2.1250279999999999" table:style-name="ce2">
            <text:p>2.125028</text:p>
          </table:table-cell>
          <table:table-cell office:value-type="float" office:value="-2.6721999999999999E-2" table:style-name="ce2">
            <text:p>-0.026722</text:p>
          </table:table-cell>
          <table:table-cell table:style-name="ce2"/>
          <table:table-cell office:value-type="float" office:value="7.14065284E-4" table:formula="of:=POWER(([.B426]-[.C426]);2)" table:style-name="ce2">
            <text:p>0.000714065</text:p>
          </table:table-cell>
          <table:table-cell table:number-columns-repeated="16380"/>
        </table:table-row>
        <table:table-row table:style-name="ro1">
          <table:table-cell office:value-type="float" office:value="2.1300279999999998" table:style-name="ce2">
            <text:p>2.130028</text:p>
          </table:table-cell>
          <table:table-cell office:value-type="float" office:value="0.71976899999999999" table:style-name="ce2">
            <text:p>0.719769</text:p>
          </table:table-cell>
          <table:table-cell table:style-name="ce2"/>
          <table:table-cell office:value-type="float" office:value="0.51806741336100004" table:formula="of:=POWER(([.B427]-[.C427]);2)" table:style-name="ce2">
            <text:p>0.518067413</text:p>
          </table:table-cell>
          <table:table-cell table:number-columns-repeated="16380"/>
        </table:table-row>
        <table:table-row table:style-name="ro1">
          <table:table-cell office:value-type="float" office:value="2.1350280000000001" table:style-name="ce2">
            <text:p>2.135028</text:p>
          </table:table-cell>
          <table:table-cell office:value-type="float" office:value="-0.36156100000000002" table:style-name="ce2">
            <text:p>-0.361561</text:p>
          </table:table-cell>
          <table:table-cell table:style-name="ce2"/>
          <table:table-cell office:value-type="float" office:value="0.13072635672100003" table:formula="of:=POWER(([.B428]-[.C428]);2)" table:style-name="ce2">
            <text:p>0.130726357</text:p>
          </table:table-cell>
          <table:table-cell table:number-columns-repeated="16380"/>
        </table:table-row>
        <table:table-row table:style-name="ro1">
          <table:table-cell office:value-type="float" office:value="2.1400269999999999" table:style-name="ce2">
            <text:p>2.140027</text:p>
          </table:table-cell>
          <table:table-cell office:value-type="float" office:value="-1.9136610000000001" table:style-name="ce2">
            <text:p>-1.913661</text:p>
          </table:table-cell>
          <table:table-cell table:style-name="ce2"/>
          <table:table-cell office:value-type="float" office:value="3.6620984229210003" table:formula="of:=POWER(([.B429]-[.C429]);2)" table:style-name="ce2">
            <text:p>3.662098423</text:p>
          </table:table-cell>
          <table:table-cell table:number-columns-repeated="16380"/>
        </table:table-row>
        <table:table-row table:style-name="ro1">
          <table:table-cell office:value-type="float" office:value="2.1450269999999998" table:style-name="ce2">
            <text:p>2.145027</text:p>
          </table:table-cell>
          <table:table-cell office:value-type="float" office:value="0.28349400000000002" table:style-name="ce2">
            <text:p>0.283494</text:p>
          </table:table-cell>
          <table:table-cell table:style-name="ce2"/>
          <table:table-cell office:value-type="float" office:value="8.0368848036000015E-2" table:formula="of:=POWER(([.B430]-[.C430]);2)" table:style-name="ce2">
            <text:p>0.080368848</text:p>
          </table:table-cell>
          <table:table-cell table:number-columns-repeated="16380"/>
        </table:table-row>
        <table:table-row table:style-name="ro1">
          <table:table-cell office:value-type="float" office:value="2.1500270000000001" table:style-name="ce2">
            <text:p>2.150027</text:p>
          </table:table-cell>
          <table:table-cell office:value-type="float" office:value="-0.26935700000000001" table:style-name="ce2">
            <text:p>-0.269357</text:p>
          </table:table-cell>
          <table:table-cell table:style-name="ce2"/>
          <table:table-cell office:value-type="float" office:value="7.2553193449000006E-2" table:formula="of:=POWER(([.B431]-[.C431]);2)" table:style-name="ce2">
            <text:p>0.072553193</text:p>
          </table:table-cell>
          <table:table-cell table:number-columns-repeated="16380"/>
        </table:table-row>
        <table:table-row table:style-name="ro1">
          <table:table-cell office:value-type="float" office:value="2.1550259999999999" table:style-name="ce2">
            <text:p>2.155026</text:p>
          </table:table-cell>
          <table:table-cell office:value-type="float" office:value="0.117591" table:style-name="ce2">
            <text:p>0.117591</text:p>
          </table:table-cell>
          <table:table-cell table:style-name="ce2"/>
          <table:table-cell office:value-type="float" office:value="1.3827643281E-2" table:formula="of:=POWER(([.B432]-[.C432]);2)" table:style-name="ce2">
            <text:p>0.013827643</text:p>
          </table:table-cell>
          <table:table-cell table:number-columns-repeated="16380"/>
        </table:table-row>
        <table:table-row table:style-name="ro1">
          <table:table-cell office:value-type="float" office:value="2.1600259999999998" table:style-name="ce2">
            <text:p>2.160026</text:p>
          </table:table-cell>
          <table:table-cell office:value-type="float" office:value="0.46201399999999998" table:style-name="ce2">
            <text:p>0.462014</text:p>
          </table:table-cell>
          <table:table-cell table:style-name="ce2"/>
          <table:table-cell office:value-type="float" office:value="0.21345693619599998" table:formula="of:=POWER(([.B433]-[.C433]);2)" table:style-name="ce2">
            <text:p>0.213456936</text:p>
          </table:table-cell>
          <table:table-cell table:number-columns-repeated="16380"/>
        </table:table-row>
        <table:table-row table:style-name="ro1">
          <table:table-cell office:value-type="float" office:value="2.165025" table:style-name="ce2">
            <text:p>2.165025</text:p>
          </table:table-cell>
          <table:table-cell office:value-type="float" office:value="-0.34331800000000001" table:style-name="ce2">
            <text:p>-0.343318</text:p>
          </table:table-cell>
          <table:table-cell table:style-name="ce2"/>
          <table:table-cell office:value-type="float" office:value="0.11786724912400001" table:formula="of:=POWER(([.B434]-[.C434]);2)" table:style-name="ce2">
            <text:p>0.117867249</text:p>
          </table:table-cell>
          <table:table-cell table:number-columns-repeated="16380"/>
        </table:table-row>
        <table:table-row table:style-name="ro1">
          <table:table-cell office:value-type="float" office:value="2.1700249999999999" table:style-name="ce2">
            <text:p>2.170025</text:p>
          </table:table-cell>
          <table:table-cell office:value-type="float" office:value="-0.73813600000000001" table:style-name="ce2">
            <text:p>-0.738136</text:p>
          </table:table-cell>
          <table:table-cell table:style-name="ce2"/>
          <table:table-cell office:value-type="float" office:value="0.54484475449600001" table:formula="of:=POWER(([.B435]-[.C435]);2)" table:style-name="ce2">
            <text:p>0.544844754</text:p>
          </table:table-cell>
          <table:table-cell table:number-columns-repeated="16380"/>
        </table:table-row>
        <table:table-row table:style-name="ro1">
          <table:table-cell office:value-type="float" office:value="2.1750250000000002" table:style-name="ce2">
            <text:p>2.175025</text:p>
          </table:table-cell>
          <table:table-cell office:value-type="float" office:value="-0.47755799999999998" table:style-name="ce2">
            <text:p>-0.477558</text:p>
          </table:table-cell>
          <table:table-cell table:style-name="ce2"/>
          <table:table-cell office:value-type="float" office:value="0.22806164336399998" table:formula="of:=POWER(([.B436]-[.C436]);2)" table:style-name="ce2">
            <text:p>0.228061643</text:p>
          </table:table-cell>
          <table:table-cell table:number-columns-repeated="16380"/>
        </table:table-row>
        <table:table-row table:style-name="ro1">
          <table:table-cell office:value-type="float" office:value="2.180024" table:style-name="ce2">
            <text:p>2.180024</text:p>
          </table:table-cell>
          <table:table-cell office:value-type="float" office:value="0.13503000000000001" table:style-name="ce2">
            <text:p>0.13503</text:p>
          </table:table-cell>
          <table:table-cell table:style-name="ce2"/>
          <table:table-cell office:value-type="float" office:value="1.8233100900000004E-2" table:formula="of:=POWER(([.B437]-[.C437]);2)" table:style-name="ce2">
            <text:p>0.018233101</text:p>
          </table:table-cell>
          <table:table-cell table:number-columns-repeated="16380"/>
        </table:table-row>
        <table:table-row table:style-name="ro1">
          <table:table-cell office:value-type="float" office:value="2.1850239999999999" table:style-name="ce2">
            <text:p>2.185024</text:p>
          </table:table-cell>
          <table:table-cell office:value-type="float" office:value="0.41561999999999999" table:style-name="ce2">
            <text:p>0.41562</text:p>
          </table:table-cell>
          <table:table-cell table:style-name="ce2"/>
          <table:table-cell office:value-type="float" office:value="0.17273998439999999" table:formula="of:=POWER(([.B438]-[.C438]);2)" table:style-name="ce2">
            <text:p>0.172739984</text:p>
          </table:table-cell>
          <table:table-cell table:number-columns-repeated="16380"/>
        </table:table-row>
        <table:table-row table:style-name="ro1">
          <table:table-cell office:value-type="float" office:value="2.1900240000000002" table:style-name="ce2">
            <text:p>2.190024</text:p>
          </table:table-cell>
          <table:table-cell office:value-type="float" office:value="-0.11539099999999999" table:style-name="ce2">
            <text:p>-0.115391</text:p>
          </table:table-cell>
          <table:table-cell table:style-name="ce2"/>
          <table:table-cell office:value-type="float" office:value="1.3315082880999999E-2" table:formula="of:=POWER(([.B439]-[.C439]);2)" table:style-name="ce2">
            <text:p>0.013315083</text:p>
          </table:table-cell>
          <table:table-cell table:number-columns-repeated="16380"/>
        </table:table-row>
        <table:table-row table:style-name="ro1">
          <table:table-cell office:value-type="float" office:value="2.1950229999999999" table:style-name="ce2">
            <text:p>2.195023</text:p>
          </table:table-cell>
          <table:table-cell office:value-type="float" office:value="0.254417" table:style-name="ce2">
            <text:p>0.254417</text:p>
          </table:table-cell>
          <table:table-cell table:style-name="ce2"/>
          <table:table-cell office:value-type="float" office:value="6.4728009889000002E-2" table:formula="of:=POWER(([.B440]-[.C440]);2)" table:style-name="ce2">
            <text:p>0.06472801</text:p>
          </table:table-cell>
          <table:table-cell table:number-columns-repeated="16380"/>
        </table:table-row>
        <table:table-row table:style-name="ro1">
          <table:table-cell office:value-type="float" office:value="2.2000229999999998" table:style-name="ce2">
            <text:p>2.200023</text:p>
          </table:table-cell>
          <table:table-cell office:value-type="float" office:value="-0.58940800000000004" table:style-name="ce2">
            <text:p>-0.589408</text:p>
          </table:table-cell>
          <table:table-cell table:style-name="ce2"/>
          <table:table-cell office:value-type="float" office:value="0.34740179046400005" table:formula="of:=POWER(([.B441]-[.C441]);2)" table:style-name="ce2">
            <text:p>0.34740179</text:p>
          </table:table-cell>
          <table:table-cell table:number-columns-repeated="16380"/>
        </table:table-row>
        <table:table-row table:style-name="ro1">
          <table:table-cell office:value-type="float" office:value="2.2050230000000002" table:style-name="ce2">
            <text:p>2.205023</text:p>
          </table:table-cell>
          <table:table-cell office:value-type="float" office:value="2.6283000000000001E-2" table:style-name="ce2">
            <text:p>0.026283</text:p>
          </table:table-cell>
          <table:table-cell table:style-name="ce2"/>
          <table:table-cell office:value-type="float" office:value="6.90796089E-4" table:formula="of:=POWER(([.B442]-[.C442]);2)" table:style-name="ce2">
            <text:p>0.000690796</text:p>
          </table:table-cell>
          <table:table-cell table:number-columns-repeated="16380"/>
        </table:table-row>
        <table:table-row table:style-name="ro1">
          <table:table-cell office:value-type="float" office:value="2.2100219999999999" table:style-name="ce2">
            <text:p>2.210022</text:p>
          </table:table-cell>
          <table:table-cell office:value-type="float" office:value="0.66751099999999997" table:style-name="ce2">
            <text:p>0.667511</text:p>
          </table:table-cell>
          <table:table-cell table:style-name="ce2"/>
          <table:table-cell office:value-type="float" office:value="0.44557093512099993" table:formula="of:=POWER(([.B443]-[.C443]);2)" table:style-name="ce2">
            <text:p>0.445570935</text:p>
          </table:table-cell>
          <table:table-cell table:number-columns-repeated="16380"/>
        </table:table-row>
        <table:table-row table:style-name="ro1">
          <table:table-cell office:value-type="float" office:value="2.2150219999999998" table:style-name="ce2">
            <text:p>2.215022</text:p>
          </table:table-cell>
          <table:table-cell office:value-type="float" office:value="1.211511" table:style-name="ce2">
            <text:p>1.211511</text:p>
          </table:table-cell>
          <table:table-cell table:style-name="ce2"/>
          <table:table-cell office:value-type="float" office:value="1.4677589031210001" table:formula="of:=POWER(([.B444]-[.C444]);2)" table:style-name="ce2">
            <text:p>1.467758903</text:p>
          </table:table-cell>
          <table:table-cell table:number-columns-repeated="16380"/>
        </table:table-row>
        <table:table-row table:style-name="ro1">
          <table:table-cell office:value-type="float" office:value="2.220021" table:style-name="ce2">
            <text:p>2.220021</text:p>
          </table:table-cell>
          <table:table-cell office:value-type="float" office:value="-0.32050699999999999" table:style-name="ce2">
            <text:p>-0.320507</text:p>
          </table:table-cell>
          <table:table-cell table:style-name="ce2"/>
          <table:table-cell office:value-type="float" office:value="0.102724737049" table:formula="of:=POWER(([.B445]-[.C445]);2)" table:style-name="ce2">
            <text:p>0.102724737</text:p>
          </table:table-cell>
          <table:table-cell table:number-columns-repeated="16380"/>
        </table:table-row>
        <table:table-row table:style-name="ro1">
          <table:table-cell office:value-type="float" office:value="2.2250209999999999" table:style-name="ce2">
            <text:p>2.225021</text:p>
          </table:table-cell>
          <table:table-cell office:value-type="float" office:value="-0.62992400000000004" table:style-name="ce2">
            <text:p>-0.629924</text:p>
          </table:table-cell>
          <table:table-cell table:style-name="ce2"/>
          <table:table-cell office:value-type="float" office:value="0.39680424577600004" table:formula="of:=POWER(([.B446]-[.C446]);2)" table:style-name="ce2">
            <text:p>0.396804246</text:p>
          </table:table-cell>
          <table:table-cell table:number-columns-repeated="16380"/>
        </table:table-row>
        <table:table-row table:style-name="ro1">
          <table:table-cell office:value-type="float" office:value="2.2300209999999998" table:style-name="ce2">
            <text:p>2.230021</text:p>
          </table:table-cell>
          <table:table-cell office:value-type="float" office:value="0.34888799999999998" table:style-name="ce2">
            <text:p>0.348888</text:p>
          </table:table-cell>
          <table:table-cell table:style-name="ce2"/>
          <table:table-cell office:value-type="float" office:value="0.12172283654399998" table:formula="of:=POWER(([.B447]-[.C447]);2)" table:style-name="ce2">
            <text:p>0.121722837</text:p>
          </table:table-cell>
          <table:table-cell table:number-columns-repeated="16380"/>
        </table:table-row>
        <table:table-row table:style-name="ro1">
          <table:table-cell office:value-type="float" office:value="2.23502" table:style-name="ce2">
            <text:p>2.23502</text:p>
          </table:table-cell>
          <table:table-cell office:value-type="float" office:value="-3.5539000000000001E-2" table:style-name="ce2">
            <text:p>-0.035539</text:p>
          </table:table-cell>
          <table:table-cell table:style-name="ce2"/>
          <table:table-cell office:value-type="float" office:value="1.263020521E-3" table:formula="of:=POWER(([.B448]-[.C448]);2)" table:style-name="ce2">
            <text:p>0.001263021</text:p>
          </table:table-cell>
          <table:table-cell table:number-columns-repeated="16380"/>
        </table:table-row>
        <table:table-row table:style-name="ro1">
          <table:table-cell office:value-type="float" office:value="2.2400199999999999" table:style-name="ce2">
            <text:p>2.24002</text:p>
          </table:table-cell>
          <table:table-cell office:value-type="float" office:value="-3.4624000000000002E-2" table:style-name="ce2">
            <text:p>-0.034624</text:p>
          </table:table-cell>
          <table:table-cell table:style-name="ce2"/>
          <table:table-cell office:value-type="float" office:value="1.1988213760000001E-3" table:formula="of:=POWER(([.B449]-[.C449]);2)" table:style-name="ce2">
            <text:p>0.001198821</text:p>
          </table:table-cell>
          <table:table-cell table:number-columns-repeated="16380"/>
        </table:table-row>
        <table:table-row table:style-name="ro1">
          <table:table-cell office:value-type="float" office:value="2.2450199999999998" table:style-name="ce2">
            <text:p>2.24502</text:p>
          </table:table-cell>
          <table:table-cell office:value-type="float" office:value="-0.56591899999999995" table:style-name="ce2">
            <text:p>-0.565919</text:p>
          </table:table-cell>
          <table:table-cell table:style-name="ce2"/>
          <table:table-cell office:value-type="float" office:value="0.32026431456099996" table:formula="of:=POWER(([.B450]-[.C450]);2)" table:style-name="ce2">
            <text:p>0.320264315</text:p>
          </table:table-cell>
          <table:table-cell table:number-columns-repeated="16380"/>
        </table:table-row>
        <table:table-row table:style-name="ro1">
          <table:table-cell office:value-type="float" office:value="2.250019" table:style-name="ce2">
            <text:p>2.250019</text:p>
          </table:table-cell>
          <table:table-cell office:value-type="float" office:value="-0.70360299999999998" table:style-name="ce2">
            <text:p>-0.703603</text:p>
          </table:table-cell>
          <table:table-cell table:style-name="ce2"/>
          <table:table-cell office:value-type="float" office:value="0.49505718160899997" table:formula="of:=POWER(([.B451]-[.C451]);2)" table:style-name="ce2">
            <text:p>0.495057182</text:p>
          </table:table-cell>
          <table:table-cell table:number-columns-repeated="16380"/>
        </table:table-row>
        <table:table-row table:style-name="ro1">
          <table:table-cell office:value-type="float" office:value="2.2550189999999999" table:style-name="ce2">
            <text:p>2.255019</text:p>
          </table:table-cell>
          <table:table-cell office:value-type="float" office:value="-0.94667900000000005" table:style-name="ce2">
            <text:p>-0.946679</text:p>
          </table:table-cell>
          <table:table-cell table:style-name="ce2"/>
          <table:table-cell office:value-type="float" office:value="0.89620112904100013" table:formula="of:=POWER(([.B452]-[.C452]);2)" table:style-name="ce2">
            <text:p>0.896201129</text:p>
          </table:table-cell>
          <table:table-cell table:number-columns-repeated="16380"/>
        </table:table-row>
        <table:table-row table:style-name="ro1">
          <table:table-cell office:value-type="float" office:value="2.2600189999999998" table:style-name="ce2">
            <text:p>2.260019</text:p>
          </table:table-cell>
          <table:table-cell office:value-type="float" office:value="-1.34419" table:style-name="ce2">
            <text:p>-1.34419</text:p>
          </table:table-cell>
          <table:table-cell table:style-name="ce2"/>
          <table:table-cell office:value-type="float" office:value="1.8068467560999999" table:formula="of:=POWER(([.B453]-[.C453]);2)" table:style-name="ce2">
            <text:p>1.806846756</text:p>
          </table:table-cell>
          <table:table-cell table:number-columns-repeated="16380"/>
        </table:table-row>
        <table:table-row table:style-name="ro1">
          <table:table-cell office:value-type="float" office:value="2.265018" table:style-name="ce2">
            <text:p>2.265018</text:p>
          </table:table-cell>
          <table:table-cell office:value-type="float" office:value="-0.17949300000000001" table:style-name="ce2">
            <text:p>-0.179493</text:p>
          </table:table-cell>
          <table:table-cell table:style-name="ce2"/>
          <table:table-cell office:value-type="float" office:value="3.2217737049000002E-2" table:formula="of:=POWER(([.B454]-[.C454]);2)" table:style-name="ce2">
            <text:p>0.032217737</text:p>
          </table:table-cell>
          <table:table-cell table:number-columns-repeated="16380"/>
        </table:table-row>
        <table:table-row table:style-name="ro1">
          <table:table-cell office:value-type="float" office:value="2.2700179999999999" table:style-name="ce2">
            <text:p>2.270018</text:p>
          </table:table-cell>
          <table:table-cell office:value-type="float" office:value="0.20097300000000001" table:style-name="ce2">
            <text:p>0.200973</text:p>
          </table:table-cell>
          <table:table-cell table:style-name="ce2"/>
          <table:table-cell office:value-type="float" office:value="4.0390146729000008E-2" table:formula="of:=POWER(([.B455]-[.C455]);2)" table:style-name="ce2">
            <text:p>0.040390147</text:p>
          </table:table-cell>
          <table:table-cell table:number-columns-repeated="16380"/>
        </table:table-row>
        <table:table-row table:style-name="ro1">
          <table:table-cell office:value-type="float" office:value="2.2750170000000001" table:style-name="ce2">
            <text:p>2.275017</text:p>
          </table:table-cell>
          <table:table-cell office:value-type="float" office:value="0.332816" table:style-name="ce2">
            <text:p>0.332816</text:p>
          </table:table-cell>
          <table:table-cell table:style-name="ce2"/>
          <table:table-cell office:value-type="float" office:value="0.110766489856" table:formula="of:=POWER(([.B456]-[.C456]);2)" table:style-name="ce2">
            <text:p>0.11076649</text:p>
          </table:table-cell>
          <table:table-cell table:number-columns-repeated="16380"/>
        </table:table-row>
        <table:table-row table:style-name="ro1">
          <table:table-cell office:value-type="float" office:value="2.280017" table:style-name="ce2">
            <text:p>2.280017</text:p>
          </table:table-cell>
          <table:table-cell office:value-type="float" office:value="0.77248399999999995" table:style-name="ce2">
            <text:p>0.772484</text:p>
          </table:table-cell>
          <table:table-cell table:style-name="ce2"/>
          <table:table-cell office:value-type="float" office:value="0.5967315302559999" table:formula="of:=POWER(([.B457]-[.C457]);2)" table:style-name="ce2">
            <text:p>0.59673153</text:p>
          </table:table-cell>
          <table:table-cell table:number-columns-repeated="16380"/>
        </table:table-row>
        <table:table-row table:style-name="ro1">
          <table:table-cell office:value-type="float" office:value="2.2850169999999999" table:style-name="ce2">
            <text:p>2.285017</text:p>
          </table:table-cell>
          <table:table-cell office:value-type="float" office:value="-0.21056" table:style-name="ce2">
            <text:p>-0.21056</text:p>
          </table:table-cell>
          <table:table-cell table:style-name="ce2"/>
          <table:table-cell office:value-type="float" office:value="4.4335513600000001E-2" table:formula="of:=POWER(([.B458]-[.C458]);2)" table:style-name="ce2">
            <text:p>0.044335514</text:p>
          </table:table-cell>
          <table:table-cell table:number-columns-repeated="16380"/>
        </table:table-row>
        <table:table-row table:style-name="ro1">
          <table:table-cell office:value-type="float" office:value="2.2900160000000001" table:style-name="ce2">
            <text:p>2.290016</text:p>
          </table:table-cell>
          <table:table-cell office:value-type="float" office:value="8.3367999999999998E-2" table:style-name="ce2">
            <text:p>0.083368</text:p>
          </table:table-cell>
          <table:table-cell table:style-name="ce2"/>
          <table:table-cell office:value-type="float" office:value="6.9502234239999993E-3" table:formula="of:=POWER(([.B459]-[.C459]);2)" table:style-name="ce2">
            <text:p>0.006950223</text:p>
          </table:table-cell>
          <table:table-cell table:number-columns-repeated="16380"/>
        </table:table-row>
        <table:table-row table:style-name="ro1">
          <table:table-cell office:value-type="float" office:value="2.2950159999999999" table:style-name="ce2">
            <text:p>2.295016</text:p>
          </table:table-cell>
          <table:table-cell office:value-type="float" office:value="-0.68576899999999996" table:style-name="ce2">
            <text:p>-0.685769</text:p>
          </table:table-cell>
          <table:table-cell table:style-name="ce2"/>
          <table:table-cell office:value-type="float" office:value="0.47027912136099997" table:formula="of:=POWER(([.B460]-[.C460]);2)" table:style-name="ce2">
            <text:p>0.470279121</text:p>
          </table:table-cell>
          <table:table-cell table:number-columns-repeated="16380"/>
        </table:table-row>
        <table:table-row table:style-name="ro1">
          <table:table-cell office:value-type="float" office:value="2.3000159999999998" table:style-name="ce2">
            <text:p>2.300016</text:p>
          </table:table-cell>
          <table:table-cell office:value-type="float" office:value="0.94482699999999997" table:style-name="ce2">
            <text:p>0.944827</text:p>
          </table:table-cell>
          <table:table-cell table:style-name="ce2"/>
          <table:table-cell office:value-type="float" office:value="0.89269805992899998" table:formula="of:=POWER(([.B461]-[.C461]);2)" table:style-name="ce2">
            <text:p>0.89269806</text:p>
          </table:table-cell>
          <table:table-cell table:number-columns-repeated="16380"/>
        </table:table-row>
        <table:table-row table:style-name="ro1">
          <table:table-cell office:value-type="float" office:value="2.305015" table:style-name="ce2">
            <text:p>2.305015</text:p>
          </table:table-cell>
          <table:table-cell office:value-type="float" office:value="9.8583000000000004E-2" table:style-name="ce2">
            <text:p>0.098583</text:p>
          </table:table-cell>
          <table:table-cell table:style-name="ce2"/>
          <table:table-cell office:value-type="float" office:value="9.718607889000001E-3" table:formula="of:=POWER(([.B462]-[.C462]);2)" table:style-name="ce2">
            <text:p>0.009718608</text:p>
          </table:table-cell>
          <table:table-cell table:number-columns-repeated="16380"/>
        </table:table-row>
        <table:table-row table:style-name="ro1">
          <table:table-cell office:value-type="float" office:value="2.3100149999999999" table:style-name="ce2">
            <text:p>2.310015</text:p>
          </table:table-cell>
          <table:table-cell office:value-type="float" office:value="0.827955" table:style-name="ce2">
            <text:p>0.827955</text:p>
          </table:table-cell>
          <table:table-cell table:style-name="ce2"/>
          <table:table-cell office:value-type="float" office:value="0.68550948202499995" table:formula="of:=POWER(([.B463]-[.C463]);2)" table:style-name="ce2">
            <text:p>0.685509482</text:p>
          </table:table-cell>
          <table:table-cell table:number-columns-repeated="16380"/>
        </table:table-row>
        <table:table-row table:style-name="ro1">
          <table:table-cell office:value-type="float" office:value="2.3150149999999998" table:style-name="ce2">
            <text:p>2.315015</text:p>
          </table:table-cell>
          <table:table-cell office:value-type="float" office:value="0.40535100000000002" table:style-name="ce2">
            <text:p>0.405351</text:p>
          </table:table-cell>
          <table:table-cell table:style-name="ce2"/>
          <table:table-cell office:value-type="float" office:value="0.16430943320100003" table:formula="of:=POWER(([.B464]-[.C464]);2)" table:style-name="ce2">
            <text:p>0.164309433</text:p>
          </table:table-cell>
          <table:table-cell table:number-columns-repeated="16380"/>
        </table:table-row>
        <table:table-row table:style-name="ro1">
          <table:table-cell office:value-type="float" office:value="2.320014" table:style-name="ce2">
            <text:p>2.320014</text:p>
          </table:table-cell>
          <table:table-cell office:value-type="float" office:value="1.040116" table:style-name="ce2">
            <text:p>1.040116</text:p>
          </table:table-cell>
          <table:table-cell table:style-name="ce2"/>
          <table:table-cell office:value-type="float" office:value="1.081841293456" table:formula="of:=POWER(([.B465]-[.C465]);2)" table:style-name="ce2">
            <text:p>1.081841293</text:p>
          </table:table-cell>
          <table:table-cell table:number-columns-repeated="16380"/>
        </table:table-row>
        <table:table-row table:style-name="ro1">
          <table:table-cell office:value-type="float" office:value="2.3250139999999999" table:style-name="ce2">
            <text:p>2.325014</text:p>
          </table:table-cell>
          <table:table-cell office:value-type="float" office:value="0.22526199999999999" table:style-name="ce2">
            <text:p>0.225262</text:p>
          </table:table-cell>
          <table:table-cell table:style-name="ce2"/>
          <table:table-cell office:value-type="float" office:value="5.0742968643999999E-2" table:formula="of:=POWER(([.B466]-[.C466]);2)" table:style-name="ce2">
            <text:p>0.050742969</text:p>
          </table:table-cell>
          <table:table-cell table:number-columns-repeated="16380"/>
        </table:table-row>
        <table:table-row table:style-name="ro1">
          <table:table-cell office:value-type="float" office:value="2.3300139999999998" table:style-name="ce2">
            <text:p>2.330014</text:p>
          </table:table-cell>
          <table:table-cell office:value-type="float" office:value="-3.1476999999999998E-2" table:style-name="ce2">
            <text:p>-0.031477</text:p>
          </table:table-cell>
          <table:table-cell table:style-name="ce2"/>
          <table:table-cell office:value-type="float" office:value="9.9080152899999998E-4" table:formula="of:=POWER(([.B467]-[.C467]);2)" table:style-name="ce2">
            <text:p>0.000990802</text:p>
          </table:table-cell>
          <table:table-cell table:number-columns-repeated="16380"/>
        </table:table-row>
        <table:table-row table:style-name="ro1">
          <table:table-cell office:value-type="float" office:value="2.335013" table:style-name="ce2">
            <text:p>2.335013</text:p>
          </table:table-cell>
          <table:table-cell office:value-type="float" office:value="-0.10918899999999999" table:style-name="ce2">
            <text:p>-0.109189</text:p>
          </table:table-cell>
          <table:table-cell table:style-name="ce2"/>
          <table:table-cell office:value-type="float" office:value="1.1922237720999998E-2" table:formula="of:=POWER(([.B468]-[.C468]);2)" table:style-name="ce2">
            <text:p>0.011922238</text:p>
          </table:table-cell>
          <table:table-cell table:number-columns-repeated="16380"/>
        </table:table-row>
        <table:table-row table:style-name="ro1">
          <table:table-cell office:value-type="float" office:value="2.3400129999999999" table:style-name="ce2">
            <text:p>2.340013</text:p>
          </table:table-cell>
          <table:table-cell office:value-type="float" office:value="-0.45197799999999999" table:style-name="ce2">
            <text:p>-0.451978</text:p>
          </table:table-cell>
          <table:table-cell table:style-name="ce2"/>
          <table:table-cell office:value-type="float" office:value="0.204284112484" table:formula="of:=POWER(([.B469]-[.C469]);2)" table:style-name="ce2">
            <text:p>0.204284112</text:p>
          </table:table-cell>
          <table:table-cell table:number-columns-repeated="16380"/>
        </table:table-row>
        <table:table-row table:style-name="ro1">
          <table:table-cell office:value-type="float" office:value="2.3450120000000001" table:style-name="ce2">
            <text:p>2.345012</text:p>
          </table:table-cell>
          <table:table-cell office:value-type="float" office:value="0.17141999999999999" table:style-name="ce2">
            <text:p>0.17142</text:p>
          </table:table-cell>
          <table:table-cell table:style-name="ce2"/>
          <table:table-cell office:value-type="float" office:value="2.9384816399999996E-2" table:formula="of:=POWER(([.B470]-[.C470]);2)" table:style-name="ce2">
            <text:p>0.029384816</text:p>
          </table:table-cell>
          <table:table-cell table:number-columns-repeated="16380"/>
        </table:table-row>
        <table:table-row table:style-name="ro1">
          <table:table-cell office:value-type="float" office:value="2.350012" table:style-name="ce2">
            <text:p>2.350012</text:p>
          </table:table-cell>
          <table:table-cell office:value-type="float" office:value="0.75089600000000001" table:style-name="ce2">
            <text:p>0.750896</text:p>
          </table:table-cell>
          <table:table-cell table:style-name="ce2"/>
          <table:table-cell office:value-type="float" office:value="0.56384480281600002" table:formula="of:=POWER(([.B471]-[.C471]);2)" table:style-name="ce2">
            <text:p>0.563844803</text:p>
          </table:table-cell>
          <table:table-cell table:number-columns-repeated="16380"/>
        </table:table-row>
        <table:table-row table:style-name="ro1">
          <table:table-cell office:value-type="float" office:value="2.3550119999999999" table:style-name="ce2">
            <text:p>2.355012</text:p>
          </table:table-cell>
          <table:table-cell office:value-type="float" office:value="-0.36803599999999997" table:style-name="ce2">
            <text:p>-0.368036</text:p>
          </table:table-cell>
          <table:table-cell table:style-name="ce2"/>
          <table:table-cell office:value-type="float" office:value="0.13545049729599998" table:formula="of:=POWER(([.B472]-[.C472]);2)" table:style-name="ce2">
            <text:p>0.135450497</text:p>
          </table:table-cell>
          <table:table-cell table:number-columns-repeated="16380"/>
        </table:table-row>
        <table:table-row table:style-name="ro1">
          <table:table-cell office:value-type="float" office:value="2.3600110000000001" table:style-name="ce2">
            <text:p>2.360011</text:p>
          </table:table-cell>
          <table:table-cell office:value-type="float" office:value="0.31563799999999997" table:style-name="ce2">
            <text:p>0.315638</text:p>
          </table:table-cell>
          <table:table-cell table:style-name="ce2"/>
          <table:table-cell office:value-type="float" office:value="9.9627347043999989E-2" table:formula="of:=POWER(([.B473]-[.C473]);2)" table:style-name="ce2">
            <text:p>0.099627347</text:p>
          </table:table-cell>
          <table:table-cell table:number-columns-repeated="16380"/>
        </table:table-row>
        <table:table-row table:style-name="ro1">
          <table:table-cell office:value-type="float" office:value="2.365011" table:style-name="ce2">
            <text:p>2.365011</text:p>
          </table:table-cell>
          <table:table-cell office:value-type="float" office:value="-0.74001399999999995" table:style-name="ce2">
            <text:p>-0.740014</text:p>
          </table:table-cell>
          <table:table-cell table:style-name="ce2"/>
          <table:table-cell office:value-type="float" office:value="0.54762072019599994" table:formula="of:=POWER(([.B474]-[.C474]);2)" table:style-name="ce2">
            <text:p>0.54762072</text:p>
          </table:table-cell>
          <table:table-cell table:number-columns-repeated="16380"/>
        </table:table-row>
        <table:table-row table:style-name="ro1">
          <table:table-cell office:value-type="float" office:value="2.3700109999999999" table:style-name="ce2">
            <text:p>2.370011</text:p>
          </table:table-cell>
          <table:table-cell office:value-type="float" office:value="0.72058100000000003" table:style-name="ce2">
            <text:p>0.720581</text:p>
          </table:table-cell>
          <table:table-cell table:style-name="ce2"/>
          <table:table-cell office:value-type="float" office:value="0.51923697756100007" table:formula="of:=POWER(([.B475]-[.C475]);2)" table:style-name="ce2">
            <text:p>0.519236978</text:p>
          </table:table-cell>
          <table:table-cell table:number-columns-repeated="16380"/>
        </table:table-row>
        <table:table-row table:style-name="ro1">
          <table:table-cell office:value-type="float" office:value="2.3750100000000001" table:style-name="ce2">
            <text:p>2.37501</text:p>
          </table:table-cell>
          <table:table-cell office:value-type="float" office:value="0.215779" table:style-name="ce2">
            <text:p>0.215779</text:p>
          </table:table-cell>
          <table:table-cell table:style-name="ce2"/>
          <table:table-cell office:value-type="float" office:value="4.6560576840999998E-2" table:formula="of:=POWER(([.B476]-[.C476]);2)" table:style-name="ce2">
            <text:p>0.046560577</text:p>
          </table:table-cell>
          <table:table-cell table:number-columns-repeated="16380"/>
        </table:table-row>
        <table:table-row table:style-name="ro1">
          <table:table-cell office:value-type="float" office:value="2.38001" table:style-name="ce2">
            <text:p>2.38001</text:p>
          </table:table-cell>
          <table:table-cell office:value-type="float" office:value="-6.0961000000000001E-2" table:style-name="ce2">
            <text:p>-0.060961</text:p>
          </table:table-cell>
          <table:table-cell table:style-name="ce2"/>
          <table:table-cell office:value-type="float" office:value="3.7162435210000002E-3" table:formula="of:=POWER(([.B477]-[.C477]);2)" table:style-name="ce2">
            <text:p>0.003716244</text:p>
          </table:table-cell>
          <table:table-cell table:number-columns-repeated="16380"/>
        </table:table-row>
        <table:table-row table:style-name="ro1">
          <table:table-cell office:value-type="float" office:value="2.3850099999999999" table:style-name="ce2">
            <text:p>2.38501</text:p>
          </table:table-cell>
          <table:table-cell office:value-type="float" office:value="-1.226998" table:style-name="ce2">
            <text:p>-1.226998</text:p>
          </table:table-cell>
          <table:table-cell table:style-name="ce2"/>
          <table:table-cell office:value-type="float" office:value="1.5055240920040001" table:formula="of:=POWER(([.B478]-[.C478]);2)" table:style-name="ce2">
            <text:p>1.505524092</text:p>
          </table:table-cell>
          <table:table-cell table:number-columns-repeated="16380"/>
        </table:table-row>
        <table:table-row table:style-name="ro1">
          <table:table-cell office:value-type="float" office:value="2.3900090000000001" table:style-name="ce2">
            <text:p>2.390009</text:p>
          </table:table-cell>
          <table:table-cell office:value-type="float" office:value="-0.35874400000000001" table:style-name="ce2">
            <text:p>-0.358744</text:p>
          </table:table-cell>
          <table:table-cell table:style-name="ce2"/>
          <table:table-cell office:value-type="float" office:value="0.128697257536" table:formula="of:=POWER(([.B479]-[.C479]);2)" table:style-name="ce2">
            <text:p>0.128697258</text:p>
          </table:table-cell>
          <table:table-cell table:number-columns-repeated="16380"/>
        </table:table-row>
        <table:table-row table:style-name="ro1">
          <table:table-cell office:value-type="float" office:value="2.3950089999999999" table:style-name="ce2">
            <text:p>2.395009</text:p>
          </table:table-cell>
          <table:table-cell office:value-type="float" office:value="3.9115999999999998E-2" table:style-name="ce2">
            <text:p>0.039116</text:p>
          </table:table-cell>
          <table:table-cell table:style-name="ce2"/>
          <table:table-cell office:value-type="float" office:value="1.5300614559999998E-3" table:formula="of:=POWER(([.B480]-[.C480]);2)" table:style-name="ce2">
            <text:p>0.001530061</text:p>
          </table:table-cell>
          <table:table-cell table:number-columns-repeated="16380"/>
        </table:table-row>
        <table:table-row table:style-name="ro1">
          <table:table-cell office:value-type="float" office:value="2.4000080000000001" table:style-name="ce2">
            <text:p>2.400008</text:p>
          </table:table-cell>
          <table:table-cell office:value-type="float" office:value="0.12798000000000001" table:style-name="ce2">
            <text:p>0.12798</text:p>
          </table:table-cell>
          <table:table-cell table:style-name="ce2"/>
          <table:table-cell office:value-type="float" office:value="1.6378880400000004E-2" table:formula="of:=POWER(([.B481]-[.C481]);2)" table:style-name="ce2">
            <text:p>0.01637888</text:p>
          </table:table-cell>
          <table:table-cell table:number-columns-repeated="16380"/>
        </table:table-row>
        <table:table-row table:style-name="ro1">
          <table:table-cell office:value-type="float" office:value="2.405008" table:style-name="ce2">
            <text:p>2.405008</text:p>
          </table:table-cell>
          <table:table-cell office:value-type="float" office:value="-2.3009999999999999E-2" table:style-name="ce2">
            <text:p>-0.02301</text:p>
          </table:table-cell>
          <table:table-cell table:style-name="ce2"/>
          <table:table-cell office:value-type="float" office:value="5.2946009999999997E-4" table:formula="of:=POWER(([.B482]-[.C482]);2)" table:style-name="ce2">
            <text:p>0.00052946</text:p>
          </table:table-cell>
          <table:table-cell table:number-columns-repeated="16380"/>
        </table:table-row>
        <table:table-row table:style-name="ro1">
          <table:table-cell office:value-type="float" office:value="2.4100079999999999" table:style-name="ce2">
            <text:p>2.410008</text:p>
          </table:table-cell>
          <table:table-cell office:value-type="float" office:value="-0.25270300000000001" table:style-name="ce2">
            <text:p>-0.252703</text:p>
          </table:table-cell>
          <table:table-cell table:style-name="ce2"/>
          <table:table-cell office:value-type="float" office:value="6.3858806209000002E-2" table:formula="of:=POWER(([.B483]-[.C483]);2)" table:style-name="ce2">
            <text:p>0.063858806</text:p>
          </table:table-cell>
          <table:table-cell table:number-columns-repeated="16380"/>
        </table:table-row>
        <table:table-row table:style-name="ro1">
          <table:table-cell office:value-type="float" office:value="2.4150070000000001" table:style-name="ce2">
            <text:p>2.415007</text:p>
          </table:table-cell>
          <table:table-cell office:value-type="float" office:value="-8.4362999999999994E-2" table:style-name="ce2">
            <text:p>-0.084363</text:p>
          </table:table-cell>
          <table:table-cell table:style-name="ce2"/>
          <table:table-cell office:value-type="float" office:value="7.1171157689999993E-3" table:formula="of:=POWER(([.B484]-[.C484]);2)" table:style-name="ce2">
            <text:p>0.007117116</text:p>
          </table:table-cell>
          <table:table-cell table:number-columns-repeated="16380"/>
        </table:table-row>
        <table:table-row table:style-name="ro1">
          <table:table-cell office:value-type="float" office:value="2.420007" table:style-name="ce2">
            <text:p>2.420007</text:p>
          </table:table-cell>
          <table:table-cell office:value-type="float" office:value="0.57554000000000005" table:style-name="ce2">
            <text:p>0.57554</text:p>
          </table:table-cell>
          <table:table-cell table:style-name="ce2"/>
          <table:table-cell office:value-type="float" office:value="0.33124629160000008" table:formula="of:=POWER(([.B485]-[.C485]);2)" table:style-name="ce2">
            <text:p>0.331246292</text:p>
          </table:table-cell>
          <table:table-cell table:number-columns-repeated="16380"/>
        </table:table-row>
        <table:table-row table:style-name="ro1">
          <table:table-cell office:value-type="float" office:value="2.4250069999999999" table:style-name="ce2">
            <text:p>2.425007</text:p>
          </table:table-cell>
          <table:table-cell office:value-type="float" office:value="0.35689900000000002" table:style-name="ce2">
            <text:p>0.356899</text:p>
          </table:table-cell>
          <table:table-cell table:style-name="ce2"/>
          <table:table-cell office:value-type="float" office:value="0.12737689620100001" table:formula="of:=POWER(([.B486]-[.C486]);2)" table:style-name="ce2">
            <text:p>0.127376896</text:p>
          </table:table-cell>
          <table:table-cell table:number-columns-repeated="16380"/>
        </table:table-row>
        <table:table-row table:style-name="ro1">
          <table:table-cell office:value-type="float" office:value="2.4300060000000001" table:style-name="ce2">
            <text:p>2.430006</text:p>
          </table:table-cell>
          <table:table-cell office:value-type="float" office:value="0.62356900000000004" table:style-name="ce2">
            <text:p>0.623569</text:p>
          </table:table-cell>
          <table:table-cell table:style-name="ce2"/>
          <table:table-cell office:value-type="float" office:value="0.38883829776100004" table:formula="of:=POWER(([.B487]-[.C487]);2)" table:style-name="ce2">
            <text:p>0.388838298</text:p>
          </table:table-cell>
          <table:table-cell table:number-columns-repeated="16380"/>
        </table:table-row>
        <table:table-row table:style-name="ro1">
          <table:table-cell office:value-type="float" office:value="2.435006" table:style-name="ce2">
            <text:p>2.435006</text:p>
          </table:table-cell>
          <table:table-cell office:value-type="float" office:value="-0.35087000000000002" table:style-name="ce2">
            <text:p>-0.35087</text:p>
          </table:table-cell>
          <table:table-cell table:style-name="ce2"/>
          <table:table-cell office:value-type="float" office:value="0.12310975690000001" table:formula="of:=POWER(([.B488]-[.C488]);2)" table:style-name="ce2">
            <text:p>0.123109757</text:p>
          </table:table-cell>
          <table:table-cell table:number-columns-repeated="16380"/>
        </table:table-row>
        <table:table-row table:style-name="ro1">
          <table:table-cell office:value-type="float" office:value="2.4400059999999999" table:style-name="ce2">
            <text:p>2.440006</text:p>
          </table:table-cell>
          <table:table-cell office:value-type="float" office:value="-0.144182" table:style-name="ce2">
            <text:p>-0.144182</text:p>
          </table:table-cell>
          <table:table-cell table:style-name="ce2"/>
          <table:table-cell office:value-type="float" office:value="2.0788449124000002E-2" table:formula="of:=POWER(([.B489]-[.C489]);2)" table:style-name="ce2">
            <text:p>0.020788449</text:p>
          </table:table-cell>
          <table:table-cell table:number-columns-repeated="16380"/>
        </table:table-row>
        <table:table-row table:style-name="ro1">
          <table:table-cell office:value-type="float" office:value="2.4450050000000001" table:style-name="ce2">
            <text:p>2.445005</text:p>
          </table:table-cell>
          <table:table-cell office:value-type="float" office:value="0.23429900000000001" table:style-name="ce2">
            <text:p>0.234299</text:p>
          </table:table-cell>
          <table:table-cell table:style-name="ce2"/>
          <table:table-cell office:value-type="float" office:value="5.4896021401E-2" table:formula="of:=POWER(([.B490]-[.C490]);2)" table:style-name="ce2">
            <text:p>0.054896021</text:p>
          </table:table-cell>
          <table:table-cell table:number-columns-repeated="16380"/>
        </table:table-row>
        <table:table-row table:style-name="ro1">
          <table:table-cell office:value-type="float" office:value="2.450005" table:style-name="ce2">
            <text:p>2.450005</text:p>
          </table:table-cell>
          <table:table-cell office:value-type="float" office:value="-5.6128999999999998E-2" table:style-name="ce2">
            <text:p>-0.056129</text:p>
          </table:table-cell>
          <table:table-cell table:style-name="ce2"/>
          <table:table-cell office:value-type="float" office:value="3.150464641E-3" table:formula="of:=POWER(([.B491]-[.C491]);2)" table:style-name="ce2">
            <text:p>0.003150465</text:p>
          </table:table-cell>
          <table:table-cell table:number-columns-repeated="16380"/>
        </table:table-row>
        <table:table-row table:style-name="ro1">
          <table:table-cell office:value-type="float" office:value="2.4550040000000002" table:style-name="ce2">
            <text:p>2.455004</text:p>
          </table:table-cell>
          <table:table-cell office:value-type="float" office:value="0.69579100000000005" table:style-name="ce2">
            <text:p>0.695791</text:p>
          </table:table-cell>
          <table:table-cell table:style-name="ce2"/>
          <table:table-cell office:value-type="float" office:value="0.48412511568100008" table:formula="of:=POWER(([.B492]-[.C492]);2)" table:style-name="ce2">
            <text:p>0.484125116</text:p>
          </table:table-cell>
          <table:table-cell table:number-columns-repeated="16380"/>
        </table:table-row>
        <table:table-row table:style-name="ro1">
          <table:table-cell office:value-type="float" office:value="2.4600040000000001" table:style-name="ce2">
            <text:p>2.460004</text:p>
          </table:table-cell>
          <table:table-cell office:value-type="float" office:value="0.45160800000000001" table:style-name="ce2">
            <text:p>0.451608</text:p>
          </table:table-cell>
          <table:table-cell table:style-name="ce2"/>
          <table:table-cell office:value-type="float" office:value="0.20394978566400002" table:formula="of:=POWER(([.B493]-[.C493]);2)" table:style-name="ce2">
            <text:p>0.203949786</text:p>
          </table:table-cell>
          <table:table-cell table:number-columns-repeated="16380"/>
        </table:table-row>
        <table:table-row table:style-name="ro1">
          <table:table-cell office:value-type="float" office:value="2.465004" table:style-name="ce2">
            <text:p>2.465004</text:p>
          </table:table-cell>
          <table:table-cell office:value-type="float" office:value="-0.88910699999999998" table:style-name="ce2">
            <text:p>-0.889107</text:p>
          </table:table-cell>
          <table:table-cell table:style-name="ce2"/>
          <table:table-cell office:value-type="float" office:value="0.79051125744899997" table:formula="of:=POWER(([.B494]-[.C494]);2)" table:style-name="ce2">
            <text:p>0.790511257</text:p>
          </table:table-cell>
          <table:table-cell table:number-columns-repeated="16380"/>
        </table:table-row>
        <table:table-row table:style-name="ro1">
          <table:table-cell office:value-type="float" office:value="2.4700030000000002" table:style-name="ce2">
            <text:p>2.470003</text:p>
          </table:table-cell>
          <table:table-cell office:value-type="float" office:value="-0.61726800000000004" table:style-name="ce2">
            <text:p>-0.617268</text:p>
          </table:table-cell>
          <table:table-cell table:style-name="ce2"/>
          <table:table-cell office:value-type="float" office:value="0.38101978382400004" table:formula="of:=POWER(([.B495]-[.C495]);2)" table:style-name="ce2">
            <text:p>0.381019784</text:p>
          </table:table-cell>
          <table:table-cell table:number-columns-repeated="16380"/>
        </table:table-row>
        <table:table-row table:style-name="ro1">
          <table:table-cell office:value-type="float" office:value="2.4750030000000001" table:style-name="ce2">
            <text:p>2.475003</text:p>
          </table:table-cell>
          <table:table-cell office:value-type="float" office:value="-0.38720399999999999" table:style-name="ce2">
            <text:p>-0.387204</text:p>
          </table:table-cell>
          <table:table-cell table:style-name="ce2"/>
          <table:table-cell office:value-type="float" office:value="0.14992693761599998" table:formula="of:=POWER(([.B496]-[.C496]);2)" table:style-name="ce2">
            <text:p>0.149926938</text:p>
          </table:table-cell>
          <table:table-cell table:number-columns-repeated="16380"/>
        </table:table-row>
        <table:table-row table:style-name="ro1">
          <table:table-cell office:value-type="float" office:value="2.480003" table:style-name="ce2">
            <text:p>2.480003</text:p>
          </table:table-cell>
          <table:table-cell office:value-type="float" office:value="0.232099" table:style-name="ce2">
            <text:p>0.232099</text:p>
          </table:table-cell>
          <table:table-cell table:style-name="ce2"/>
          <table:table-cell office:value-type="float" office:value="5.3869945800999998E-2" table:formula="of:=POWER(([.B497]-[.C497]);2)" table:style-name="ce2">
            <text:p>0.053869946</text:p>
          </table:table-cell>
          <table:table-cell table:number-columns-repeated="16380"/>
        </table:table-row>
        <table:table-row table:style-name="ro1">
          <table:table-cell office:value-type="float" office:value="2.4850020000000002" table:style-name="ce2">
            <text:p>2.485002</text:p>
          </table:table-cell>
          <table:table-cell office:value-type="float" office:value="0.114828" table:style-name="ce2">
            <text:p>0.114828</text:p>
          </table:table-cell>
          <table:table-cell table:style-name="ce2"/>
          <table:table-cell office:value-type="float" office:value="1.3185469583999999E-2" table:formula="of:=POWER(([.B498]-[.C498]);2)" table:style-name="ce2">
            <text:p>0.01318547</text:p>
          </table:table-cell>
          <table:table-cell table:number-columns-repeated="16380"/>
        </table:table-row>
        <table:table-row table:style-name="ro1">
          <table:table-cell office:value-type="float" office:value="2.490002" table:style-name="ce2">
            <text:p>2.490002</text:p>
          </table:table-cell>
          <table:table-cell office:value-type="float" office:value="-0.904339" table:style-name="ce2">
            <text:p>-0.904339</text:p>
          </table:table-cell>
          <table:table-cell table:style-name="ce2"/>
          <table:table-cell office:value-type="float" office:value="0.81782902692100001" table:formula="of:=POWER(([.B499]-[.C499]);2)" table:style-name="ce2">
            <text:p>0.817829027</text:p>
          </table:table-cell>
          <table:table-cell table:number-columns-repeated="16380"/>
        </table:table-row>
        <table:table-row table:style-name="ro1">
          <table:table-cell office:value-type="float" office:value="2.4950019999999999" table:style-name="ce2">
            <text:p>2.495002</text:p>
          </table:table-cell>
          <table:table-cell office:value-type="float" office:value="-0.208005" table:style-name="ce2">
            <text:p>-0.208005</text:p>
          </table:table-cell>
          <table:table-cell table:style-name="ce2"/>
          <table:table-cell office:value-type="float" office:value="4.3266080025E-2" table:formula="of:=POWER(([.B500]-[.C500]);2)" table:style-name="ce2">
            <text:p>0.04326608</text:p>
          </table:table-cell>
          <table:table-cell table:number-columns-repeated="16380"/>
        </table:table-row>
        <table:table-row table:style-name="ro1">
          <table:table-cell office:value-type="float" office:value="2.5000010000000001" table:style-name="ce2">
            <text:p>2.500001</text:p>
          </table:table-cell>
          <table:table-cell office:value-type="float" office:value="4.5280000000000001E-2" table:style-name="ce2">
            <text:p>0.04528</text:p>
          </table:table-cell>
          <table:table-cell table:style-name="ce2"/>
          <table:table-cell office:value-type="float" office:value="2.0502784000000001E-3" table:formula="of:=POWER(([.B501]-[.C501]);2)" table:style-name="ce2">
            <text:p>0.002050278</text:p>
          </table:table-cell>
          <table:table-cell table:number-columns-repeated="16380"/>
        </table:table-row>
        <table:table-row table:style-name="ro1">
          <table:table-cell office:value-type="float" office:value="2.505001" table:style-name="ce2">
            <text:p>2.505001</text:p>
          </table:table-cell>
          <table:table-cell office:value-type="float" office:value="0.26515300000000003" table:style-name="ce2">
            <text:p>0.265153</text:p>
          </table:table-cell>
          <table:table-cell table:style-name="ce2"/>
          <table:table-cell office:value-type="float" office:value="7.0306113409000018E-2" table:formula="of:=POWER(([.B502]-[.C502]);2)" table:style-name="ce2">
            <text:p>0.070306113</text:p>
          </table:table-cell>
          <table:table-cell table:number-columns-repeated="16380"/>
        </table:table-row>
        <table:table-row table:style-name="ro1">
          <table:table-cell office:value-type="float" office:value="2.5099999999999998" table:style-name="ce2">
            <text:p>2.51</text:p>
          </table:table-cell>
          <table:table-cell office:value-type="float" office:value="-2.5926999999999999E-2" table:style-name="ce2">
            <text:p>-0.025927</text:p>
          </table:table-cell>
          <table:table-cell table:style-name="ce2"/>
          <table:table-cell office:value-type="float" office:value="6.7220932899999988E-4" table:formula="of:=POWER(([.B503]-[.C503]);2)" table:style-name="ce2">
            <text:p>0.000672209</text:p>
          </table:table-cell>
          <table:table-cell table:number-columns-repeated="16380"/>
        </table:table-row>
        <table:table-row table:style-name="ro1">
          <table:table-cell office:value-type="float" office:value="2.5150000000000001" table:style-name="ce2">
            <text:p>2.515</text:p>
          </table:table-cell>
          <table:table-cell office:value-type="float" office:value="-0.41800599999999999" table:style-name="ce2">
            <text:p>-0.418006</text:p>
          </table:table-cell>
          <table:table-cell table:style-name="ce2"/>
          <table:table-cell office:value-type="float" office:value="0.174729016036" table:formula="of:=POWER(([.B504]-[.C504]);2)" table:style-name="ce2">
            <text:p>0.174729016</text:p>
          </table:table-cell>
          <table:table-cell table:number-columns-repeated="16380"/>
        </table:table-row>
        <table:table-row table:style-name="ro1">
          <table:table-cell office:value-type="float" office:value="2.52" table:style-name="ce2">
            <text:p>2.52</text:p>
          </table:table-cell>
          <table:table-cell office:value-type="float" office:value="-3.6159999999999998E-2" table:style-name="ce2">
            <text:p>-0.03616</text:p>
          </table:table-cell>
          <table:table-cell table:style-name="ce2"/>
          <table:table-cell office:value-type="float" office:value="1.3075455999999998E-3" table:formula="of:=POWER(([.B505]-[.C505]);2)" table:style-name="ce2">
            <text:p>0.001307546</text:p>
          </table:table-cell>
          <table:table-cell table:number-columns-repeated="16380"/>
        </table:table-row>
        <table:table-row table:style-name="ro1">
          <table:table-cell office:value-type="float" office:value="2.5249990000000002" table:style-name="ce2">
            <text:p>2.524999</text:p>
          </table:table-cell>
          <table:table-cell office:value-type="float" office:value="-0.49686999999999998" table:style-name="ce2">
            <text:p>-0.49687</text:p>
          </table:table-cell>
          <table:table-cell table:style-name="ce2"/>
          <table:table-cell office:value-type="float" office:value="0.24687979689999998" table:formula="of:=POWER(([.B506]-[.C506]);2)" table:style-name="ce2">
            <text:p>0.246879797</text:p>
          </table:table-cell>
          <table:table-cell table:number-columns-repeated="16380"/>
        </table:table-row>
        <table:table-row table:style-name="ro1">
          <table:table-cell office:value-type="float" office:value="2.5299990000000001" table:style-name="ce2">
            <text:p>2.529999</text:p>
          </table:table-cell>
          <table:table-cell office:value-type="float" office:value="0.21019699999999999" table:style-name="ce2">
            <text:p>0.210197</text:p>
          </table:table-cell>
          <table:table-cell table:style-name="ce2"/>
          <table:table-cell office:value-type="float" office:value="4.4182778808999998E-2" table:formula="of:=POWER(([.B507]-[.C507]);2)" table:style-name="ce2">
            <text:p>0.044182779</text:p>
          </table:table-cell>
          <table:table-cell table:number-columns-repeated="16380"/>
        </table:table-row>
        <table:table-row table:style-name="ro1">
          <table:table-cell office:value-type="float" office:value="2.534999" table:style-name="ce2">
            <text:p>2.534999</text:p>
          </table:table-cell>
          <table:table-cell office:value-type="float" office:value="-0.64783100000000005" table:style-name="ce2">
            <text:p>-0.647831</text:p>
          </table:table-cell>
          <table:table-cell table:style-name="ce2"/>
          <table:table-cell office:value-type="float" office:value="0.41968500456100005" table:formula="of:=POWER(([.B508]-[.C508]);2)" table:style-name="ce2">
            <text:p>0.419685005</text:p>
          </table:table-cell>
          <table:table-cell table:number-columns-repeated="16380"/>
        </table:table-row>
        <table:table-row table:style-name="ro1">
          <table:table-cell office:value-type="float" office:value="2.5399980000000002" table:style-name="ce2">
            <text:p>2.539998</text:p>
          </table:table-cell>
          <table:table-cell office:value-type="float" office:value="8.0221000000000001E-2" table:style-name="ce2">
            <text:p>0.080221</text:p>
          </table:table-cell>
          <table:table-cell table:style-name="ce2"/>
          <table:table-cell office:value-type="float" office:value="6.4354088409999998E-3" table:formula="of:=POWER(([.B509]-[.C509]);2)" table:style-name="ce2">
            <text:p>0.006435409</text:p>
          </table:table-cell>
          <table:table-cell table:number-columns-repeated="16380"/>
        </table:table-row>
        <table:table-row table:style-name="ro1">
          <table:table-cell office:value-type="float" office:value="2.5449980000000001" table:style-name="ce2">
            <text:p>2.544998</text:p>
          </table:table-cell>
          <table:table-cell office:value-type="float" office:value="6.9084000000000007E-2" table:style-name="ce2">
            <text:p>0.069084</text:p>
          </table:table-cell>
          <table:table-cell table:style-name="ce2"/>
          <table:table-cell office:value-type="float" office:value="4.7725990560000013E-3" table:formula="of:=POWER(([.B510]-[.C510]);2)" table:style-name="ce2">
            <text:p>0.004772599</text:p>
          </table:table-cell>
          <table:table-cell table:number-columns-repeated="16380"/>
        </table:table-row>
        <table:table-row table:style-name="ro1">
          <table:table-cell office:value-type="float" office:value="2.549998" table:style-name="ce2">
            <text:p>2.549998</text:p>
          </table:table-cell>
          <table:table-cell office:value-type="float" office:value="-0.29243000000000002" table:style-name="ce2">
            <text:p>-0.29243</text:p>
          </table:table-cell>
          <table:table-cell table:style-name="ce2"/>
          <table:table-cell office:value-type="float" office:value="8.5515304900000019E-2" table:formula="of:=POWER(([.B511]-[.C511]);2)" table:style-name="ce2">
            <text:p>0.085515305</text:p>
          </table:table-cell>
          <table:table-cell table:number-columns-repeated="16380"/>
        </table:table-row>
        <table:table-row table:style-name="ro1">
          <table:table-cell office:value-type="float" office:value="2.5549970000000002" table:style-name="ce2">
            <text:p>2.554997</text:p>
          </table:table-cell>
          <table:table-cell office:value-type="float" office:value="-0.32502700000000001" table:style-name="ce2">
            <text:p>-0.325027</text:p>
          </table:table-cell>
          <table:table-cell table:style-name="ce2"/>
          <table:table-cell office:value-type="float" office:value="0.105642550729" table:formula="of:=POWER(([.B512]-[.C512]);2)" table:style-name="ce2">
            <text:p>0.105642551</text:p>
          </table:table-cell>
          <table:table-cell table:number-columns-repeated="16380"/>
        </table:table-row>
        <table:table-row table:style-name="ro1">
          <table:table-cell office:value-type="float" office:value="2.5599970000000001" table:style-name="ce2">
            <text:p>2.559997</text:p>
          </table:table-cell>
          <table:table-cell office:value-type="float" office:value="-0.15853600000000001" table:style-name="ce2">
            <text:p>-0.158536</text:p>
          </table:table-cell>
          <table:table-cell table:style-name="ce2"/>
          <table:table-cell office:value-type="float" office:value="2.5133663296000003E-2" table:formula="of:=POWER(([.B513]-[.C513]);2)" table:style-name="ce2">
            <text:p>0.025133663</text:p>
          </table:table-cell>
          <table:table-cell table:number-columns-repeated="16380"/>
        </table:table-row>
        <table:table-row table:style-name="ro1">
          <table:table-cell office:value-type="float" office:value="2.5649959999999998" table:style-name="ce2">
            <text:p>2.564996</text:p>
          </table:table-cell>
          <table:table-cell office:value-type="float" office:value="-0.143923" table:style-name="ce2">
            <text:p>-0.143923</text:p>
          </table:table-cell>
          <table:table-cell table:style-name="ce2"/>
          <table:table-cell office:value-type="float" office:value="2.0713829928999998E-2" table:formula="of:=POWER(([.B514]-[.C514]);2)" table:style-name="ce2">
            <text:p>0.02071383</text:p>
          </table:table-cell>
          <table:table-cell table:number-columns-repeated="16380"/>
        </table:table-row>
        <table:table-row table:style-name="ro1">
          <table:table-cell office:value-type="float" office:value="2.5699960000000002" table:style-name="ce2">
            <text:p>2.569996</text:p>
          </table:table-cell>
          <table:table-cell office:value-type="float" office:value="-0.97619699999999998" table:style-name="ce2">
            <text:p>-0.976197</text:p>
          </table:table-cell>
          <table:table-cell table:style-name="ce2"/>
          <table:table-cell office:value-type="float" office:value="0.95296058280899998" table:formula="of:=POWER(([.B515]-[.C515]);2)" table:style-name="ce2">
            <text:p>0.952960583</text:p>
          </table:table-cell>
          <table:table-cell table:number-columns-repeated="16380"/>
        </table:table-row>
        <table:table-row table:style-name="ro1">
          <table:table-cell office:value-type="float" office:value="2.5749960000000001" table:style-name="ce2">
            <text:p>2.574996</text:p>
          </table:table-cell>
          <table:table-cell office:value-type="float" office:value="0.117247" table:style-name="ce2">
            <text:p>0.117247</text:p>
          </table:table-cell>
          <table:table-cell table:style-name="ce2"/>
          <table:table-cell office:value-type="float" office:value="1.3746859009000001E-2" table:formula="of:=POWER(([.B516]-[.C516]);2)" table:style-name="ce2">
            <text:p>0.013746859</text:p>
          </table:table-cell>
          <table:table-cell table:number-columns-repeated="16380"/>
        </table:table-row>
        <table:table-row table:style-name="ro1">
          <table:table-cell office:value-type="float" office:value="2.5799949999999998" table:style-name="ce2">
            <text:p>2.579995</text:p>
          </table:table-cell>
          <table:table-cell office:value-type="float" office:value="-0.30742000000000003" table:style-name="ce2">
            <text:p>-0.30742</text:p>
          </table:table-cell>
          <table:table-cell table:style-name="ce2"/>
          <table:table-cell office:value-type="float" office:value="9.4507056400000011E-2" table:formula="of:=POWER(([.B517]-[.C517]);2)" table:style-name="ce2">
            <text:p>0.094507056</text:p>
          </table:table-cell>
          <table:table-cell table:number-columns-repeated="16380"/>
        </table:table-row>
        <table:table-row table:style-name="ro1">
          <table:table-cell office:value-type="float" office:value="2.5849950000000002" table:style-name="ce2">
            <text:p>2.584995</text:p>
          </table:table-cell>
          <table:table-cell office:value-type="float" office:value="0.28543099999999999" table:style-name="ce2">
            <text:p>0.285431</text:p>
          </table:table-cell>
          <table:table-cell table:style-name="ce2"/>
          <table:table-cell office:value-type="float" office:value="8.1470855760999994E-2" table:formula="of:=POWER(([.B518]-[.C518]);2)" table:style-name="ce2">
            <text:p>0.081470856</text:p>
          </table:table-cell>
          <table:table-cell table:number-columns-repeated="16380"/>
        </table:table-row>
        <table:table-row table:style-name="ro1">
          <table:table-cell office:value-type="float" office:value="2.589995" table:style-name="ce2">
            <text:p>2.589995</text:p>
          </table:table-cell>
          <table:table-cell office:value-type="float" office:value="0.431842" table:style-name="ce2">
            <text:p>0.431842</text:p>
          </table:table-cell>
          <table:table-cell table:style-name="ce2"/>
          <table:table-cell office:value-type="float" office:value="0.18648751296400001" table:formula="of:=POWER(([.B519]-[.C519]);2)" table:style-name="ce2">
            <text:p>0.186487513</text:p>
          </table:table-cell>
          <table:table-cell table:number-columns-repeated="16380"/>
        </table:table-row>
        <table:table-row table:style-name="ro1">
          <table:table-cell office:value-type="float" office:value="2.5949939999999998" table:style-name="ce2">
            <text:p>2.594994</text:p>
          </table:table-cell>
          <table:table-cell office:value-type="float" office:value="-0.83818099999999995" table:style-name="ce2">
            <text:p>-0.838181</text:p>
          </table:table-cell>
          <table:table-cell table:style-name="ce2"/>
          <table:table-cell office:value-type="float" office:value="0.70254738876099987" table:formula="of:=POWER(([.B520]-[.C520]);2)" table:style-name="ce2">
            <text:p>0.702547389</text:p>
          </table:table-cell>
          <table:table-cell table:number-columns-repeated="16380"/>
        </table:table-row>
        <table:table-row table:style-name="ro1">
          <table:table-cell office:value-type="float" office:value="2.5999940000000001" table:style-name="ce2">
            <text:p>2.599994</text:p>
          </table:table-cell>
          <table:table-cell office:value-type="float" office:value="0.49824600000000002" table:style-name="ce2">
            <text:p>0.498246</text:p>
          </table:table-cell>
          <table:table-cell table:style-name="ce2"/>
          <table:table-cell office:value-type="float" office:value="0.24824907651600003" table:formula="of:=POWER(([.B521]-[.C521]);2)" table:style-name="ce2">
            <text:p>0.248249077</text:p>
          </table:table-cell>
          <table:table-cell table:number-columns-repeated="16380"/>
        </table:table-row>
        <table:table-row table:style-name="ro1">
          <table:table-cell office:value-type="float" office:value="2.604994" table:style-name="ce2">
            <text:p>2.604994</text:p>
          </table:table-cell>
          <table:table-cell office:value-type="float" office:value="0.74395999999999995" table:style-name="ce2">
            <text:p>0.74396</text:p>
          </table:table-cell>
          <table:table-cell table:style-name="ce2"/>
          <table:table-cell office:value-type="float" office:value="0.55347648159999996" table:formula="of:=POWER(([.B522]-[.C522]);2)" table:style-name="ce2">
            <text:p>0.553476482</text:p>
          </table:table-cell>
          <table:table-cell table:number-columns-repeated="16380"/>
        </table:table-row>
        <table:table-row table:style-name="ro1">
          <table:table-cell office:value-type="float" office:value="2.6099929999999998" table:style-name="ce2">
            <text:p>2.609993</text:p>
          </table:table-cell>
          <table:table-cell office:value-type="float" office:value="0.50280899999999995" table:style-name="ce2">
            <text:p>0.502809</text:p>
          </table:table-cell>
          <table:table-cell table:style-name="ce2"/>
          <table:table-cell office:value-type="float" office:value="0.25281689048099992" table:formula="of:=POWER(([.B523]-[.C523]);2)" table:style-name="ce2">
            <text:p>0.25281689</text:p>
          </table:table-cell>
          <table:table-cell table:number-columns-repeated="16380"/>
        </table:table-row>
        <table:table-row table:style-name="ro1">
          <table:table-cell office:value-type="float" office:value="2.6149930000000001" table:style-name="ce2">
            <text:p>2.614993</text:p>
          </table:table-cell>
          <table:table-cell office:value-type="float" office:value="1.2506759999999999" table:style-name="ce2">
            <text:p>1.250676</text:p>
          </table:table-cell>
          <table:table-cell table:style-name="ce2"/>
          <table:table-cell office:value-type="float" office:value="1.5641904569759997" table:formula="of:=POWER(([.B524]-[.C524]);2)" table:style-name="ce2">
            <text:p>1.564190457</text:p>
          </table:table-cell>
          <table:table-cell table:number-columns-repeated="16380"/>
        </table:table-row>
        <table:table-row table:style-name="ro1">
          <table:table-cell office:value-type="float" office:value="2.6199919999999999" table:style-name="ce2">
            <text:p>2.619992</text:p>
          </table:table-cell>
          <table:table-cell office:value-type="float" office:value="-0.16311600000000001" table:style-name="ce2">
            <text:p>-0.163116</text:p>
          </table:table-cell>
          <table:table-cell table:style-name="ce2"/>
          <table:table-cell office:value-type="float" office:value="2.6606829456000004E-2" table:formula="of:=POWER(([.B525]-[.C525]);2)" table:style-name="ce2">
            <text:p>0.026606829</text:p>
          </table:table-cell>
          <table:table-cell table:number-columns-repeated="16380"/>
        </table:table-row>
        <table:table-row table:style-name="ro1">
          <table:table-cell office:value-type="float" office:value="2.6249920000000002" table:style-name="ce2">
            <text:p>2.624992</text:p>
          </table:table-cell>
          <table:table-cell office:value-type="float" office:value="0.81474800000000003" table:style-name="ce2">
            <text:p>0.814748</text:p>
          </table:table-cell>
          <table:table-cell table:style-name="ce2"/>
          <table:table-cell office:value-type="float" office:value="0.66381430350400006" table:formula="of:=POWER(([.B526]-[.C526]);2)" table:style-name="ce2">
            <text:p>0.663814304</text:p>
          </table:table-cell>
          <table:table-cell table:number-columns-repeated="16380"/>
        </table:table-row>
        <table:table-row table:style-name="ro1">
          <table:table-cell office:value-type="float" office:value="2.6299920000000001" table:style-name="ce2">
            <text:p>2.629992</text:p>
          </table:table-cell>
          <table:table-cell office:value-type="float" office:value="-0.37395400000000001" table:style-name="ce2">
            <text:p>-0.373954</text:p>
          </table:table-cell>
          <table:table-cell table:style-name="ce2"/>
          <table:table-cell office:value-type="float" office:value="0.139841594116" table:formula="of:=POWER(([.B527]-[.C527]);2)" table:style-name="ce2">
            <text:p>0.139841594</text:p>
          </table:table-cell>
          <table:table-cell table:number-columns-repeated="16380"/>
        </table:table-row>
        <table:table-row table:style-name="ro1">
          <table:table-cell office:value-type="float" office:value="2.6349909999999999" table:style-name="ce2">
            <text:p>2.634991</text:p>
          </table:table-cell>
          <table:table-cell office:value-type="float" office:value="-0.58024699999999996" table:style-name="ce2">
            <text:p>-0.580247</text:p>
          </table:table-cell>
          <table:table-cell table:style-name="ce2"/>
          <table:table-cell office:value-type="float" office:value="0.33668658100899995" table:formula="of:=POWER(([.B528]-[.C528]);2)" table:style-name="ce2">
            <text:p>0.336686581</text:p>
          </table:table-cell>
          <table:table-cell table:number-columns-repeated="16380"/>
        </table:table-row>
        <table:table-row table:style-name="ro1">
          <table:table-cell office:value-type="float" office:value="2.6399910000000002" table:style-name="ce2">
            <text:p>2.639991</text:p>
          </table:table-cell>
          <table:table-cell office:value-type="float" office:value="0.85485800000000001" table:style-name="ce2">
            <text:p>0.854858</text:p>
          </table:table-cell>
          <table:table-cell table:style-name="ce2"/>
          <table:table-cell office:value-type="float" office:value="0.73078220016399997" table:formula="of:=POWER(([.B529]-[.C529]);2)" table:style-name="ce2">
            <text:p>0.7307822</text:p>
          </table:table-cell>
          <table:table-cell table:number-columns-repeated="16380"/>
        </table:table-row>
        <table:table-row table:style-name="ro1">
          <table:table-cell office:value-type="float" office:value="2.6449910000000001" table:style-name="ce2">
            <text:p>2.644991</text:p>
          </table:table-cell>
          <table:table-cell office:value-type="float" office:value="0.61807900000000005" table:style-name="ce2">
            <text:p>0.618079</text:p>
          </table:table-cell>
          <table:table-cell table:style-name="ce2"/>
          <table:table-cell office:value-type="float" office:value="0.38202165024100004" table:formula="of:=POWER(([.B530]-[.C530]);2)" table:style-name="ce2">
            <text:p>0.38202165</text:p>
          </table:table-cell>
          <table:table-cell table:number-columns-repeated="16380"/>
        </table:table-row>
        <table:table-row table:style-name="ro1">
          <table:table-cell office:value-type="float" office:value="2.6499899999999998" table:style-name="ce2">
            <text:p>2.64999</text:p>
          </table:table-cell>
          <table:table-cell office:value-type="float" office:value="-6.3470000000000002E-3" table:style-name="ce2">
            <text:p>-0.006347</text:p>
          </table:table-cell>
          <table:table-cell table:style-name="ce2"/>
          <table:table-cell office:value-type="float" office:value="4.0284409000000001E-5" table:formula="of:=POWER(([.B531]-[.C531]);2)" table:style-name="ce2">
            <text:p>4.02844E-05</text:p>
          </table:table-cell>
          <table:table-cell table:number-columns-repeated="16380"/>
        </table:table-row>
        <table:table-row table:style-name="ro1">
          <table:table-cell office:value-type="float" office:value="2.6549900000000002" table:style-name="ce2">
            <text:p>2.65499</text:p>
          </table:table-cell>
          <table:table-cell office:value-type="float" office:value="-0.207759" table:style-name="ce2">
            <text:p>-0.207759</text:p>
          </table:table-cell>
          <table:table-cell table:style-name="ce2"/>
          <table:table-cell office:value-type="float" office:value="4.3163802080999999E-2" table:formula="of:=POWER(([.B532]-[.C532]);2)" table:style-name="ce2">
            <text:p>0.043163802</text:p>
          </table:table-cell>
          <table:table-cell table:number-columns-repeated="16380"/>
        </table:table-row>
        <table:table-row table:style-name="ro1">
          <table:table-cell office:value-type="float" office:value="2.6599900000000001" table:style-name="ce2">
            <text:p>2.65999</text:p>
          </table:table-cell>
          <table:table-cell office:value-type="float" office:value="0.36163800000000001" table:style-name="ce2">
            <text:p>0.361638</text:p>
          </table:table-cell>
          <table:table-cell table:style-name="ce2"/>
          <table:table-cell office:value-type="float" office:value="0.13078204304400001" table:formula="of:=POWER(([.B533]-[.C533]);2)" table:style-name="ce2">
            <text:p>0.130782043</text:p>
          </table:table-cell>
          <table:table-cell table:number-columns-repeated="16380"/>
        </table:table-row>
        <table:table-row table:style-name="ro1">
          <table:table-cell office:value-type="float" office:value="2.6649889999999998" table:style-name="ce2">
            <text:p>2.664989</text:p>
          </table:table-cell>
          <table:table-cell office:value-type="float" office:value="0.27982000000000001" table:style-name="ce2">
            <text:p>0.27982</text:p>
          </table:table-cell>
          <table:table-cell table:style-name="ce2"/>
          <table:table-cell office:value-type="float" office:value="7.8299232400000002E-2" table:formula="of:=POWER(([.B534]-[.C534]);2)" table:style-name="ce2">
            <text:p>0.078299232</text:p>
          </table:table-cell>
          <table:table-cell table:number-columns-repeated="16380"/>
        </table:table-row>
        <table:table-row table:style-name="ro1">
          <table:table-cell office:value-type="float" office:value="2.6699890000000002" table:style-name="ce2">
            <text:p>2.669989</text:p>
          </table:table-cell>
          <table:table-cell office:value-type="float" office:value="-0.129884" table:style-name="ce2">
            <text:p>-0.129884</text:p>
          </table:table-cell>
          <table:table-cell table:style-name="ce2"/>
          <table:table-cell office:value-type="float" office:value="1.6869853455999999E-2" table:formula="of:=POWER(([.B535]-[.C535]);2)" table:style-name="ce2">
            <text:p>0.016869853</text:p>
          </table:table-cell>
          <table:table-cell table:number-columns-repeated="16380"/>
        </table:table-row>
        <table:table-row table:style-name="ro1">
          <table:table-cell office:value-type="float" office:value="2.6749890000000001" table:style-name="ce2">
            <text:p>2.674989</text:p>
          </table:table-cell>
          <table:table-cell office:value-type="float" office:value="0.71414100000000003" table:style-name="ce2">
            <text:p>0.714141</text:p>
          </table:table-cell>
          <table:table-cell table:style-name="ce2"/>
          <table:table-cell office:value-type="float" office:value="0.50999736788100003" table:formula="of:=POWER(([.B536]-[.C536]);2)" table:style-name="ce2">
            <text:p>0.509997368</text:p>
          </table:table-cell>
          <table:table-cell table:number-columns-repeated="16380"/>
        </table:table-row>
        <table:table-row table:style-name="ro1">
          <table:table-cell office:value-type="float" office:value="2.6799879999999998" table:style-name="ce2">
            <text:p>2.679988</text:p>
          </table:table-cell>
          <table:table-cell office:value-type="float" office:value="-0.73552300000000004" table:style-name="ce2">
            <text:p>-0.735523</text:p>
          </table:table-cell>
          <table:table-cell table:style-name="ce2"/>
          <table:table-cell office:value-type="float" office:value="0.54099408352900002" table:formula="of:=POWER(([.B537]-[.C537]);2)" table:style-name="ce2">
            <text:p>0.540994084</text:p>
          </table:table-cell>
          <table:table-cell table:number-columns-repeated="16380"/>
        </table:table-row>
        <table:table-row table:style-name="ro1">
          <table:table-cell office:value-type="float" office:value="2.6849880000000002" table:style-name="ce2">
            <text:p>2.684988</text:p>
          </table:table-cell>
          <table:table-cell office:value-type="float" office:value="-0.67453399999999997" table:style-name="ce2">
            <text:p>-0.674534</text:p>
          </table:table-cell>
          <table:table-cell table:style-name="ce2"/>
          <table:table-cell office:value-type="float" office:value="0.45499611715599997" table:formula="of:=POWER(([.B538]-[.C538]);2)" table:style-name="ce2">
            <text:p>0.454996117</text:p>
          </table:table-cell>
          <table:table-cell table:number-columns-repeated="16380"/>
        </table:table-row>
        <table:table-row table:style-name="ro1">
          <table:table-cell office:value-type="float" office:value="2.6899869999999999" table:style-name="ce2">
            <text:p>2.689987</text:p>
          </table:table-cell>
          <table:table-cell office:value-type="float" office:value="0.28266000000000002" table:style-name="ce2">
            <text:p>0.28266</text:p>
          </table:table-cell>
          <table:table-cell table:style-name="ce2"/>
          <table:table-cell office:value-type="float" office:value="7.9896675600000008E-2" table:formula="of:=POWER(([.B539]-[.C539]);2)" table:style-name="ce2">
            <text:p>0.079896676</text:p>
          </table:table-cell>
          <table:table-cell table:number-columns-repeated="16380"/>
        </table:table-row>
        <table:table-row table:style-name="ro1">
          <table:table-cell office:value-type="float" office:value="2.6949869999999998" table:style-name="ce2">
            <text:p>2.694987</text:p>
          </table:table-cell>
          <table:table-cell office:value-type="float" office:value="-0.591812" table:style-name="ce2">
            <text:p>-0.591812</text:p>
          </table:table-cell>
          <table:table-cell table:style-name="ce2"/>
          <table:table-cell office:value-type="float" office:value="0.35024144334399998" table:formula="of:=POWER(([.B540]-[.C540]);2)" table:style-name="ce2">
            <text:p>0.350241443</text:p>
          </table:table-cell>
          <table:table-cell table:number-columns-repeated="16380"/>
        </table:table-row>
        <table:table-row table:style-name="ro1">
          <table:table-cell office:value-type="float" office:value="2.6999870000000001" table:style-name="ce2">
            <text:p>2.699987</text:p>
          </table:table-cell>
          <table:table-cell office:value-type="float" office:value="-3.9937E-2" table:style-name="ce2">
            <text:p>-0.039937</text:p>
          </table:table-cell>
          <table:table-cell table:style-name="ce2"/>
          <table:table-cell office:value-type="float" office:value="1.5949639690000001E-3" table:formula="of:=POWER(([.B541]-[.C541]);2)" table:style-name="ce2">
            <text:p>0.001594964</text:p>
          </table:table-cell>
          <table:table-cell table:number-columns-repeated="16380"/>
        </table:table-row>
        <table:table-row table:style-name="ro1">
          <table:table-cell office:value-type="float" office:value="2.7049859999999999" table:style-name="ce2">
            <text:p>2.704986</text:p>
          </table:table-cell>
          <table:table-cell office:value-type="float" office:value="-0.59115300000000004" table:style-name="ce2">
            <text:p>-0.591153</text:p>
          </table:table-cell>
          <table:table-cell table:style-name="ce2"/>
          <table:table-cell office:value-type="float" office:value="0.34946186940900004" table:formula="of:=POWER(([.B542]-[.C542]);2)" table:style-name="ce2">
            <text:p>0.349461869</text:p>
          </table:table-cell>
          <table:table-cell table:number-columns-repeated="16380"/>
        </table:table-row>
        <table:table-row table:style-name="ro1">
          <table:table-cell office:value-type="float" office:value="2.7099859999999998" table:style-name="ce2">
            <text:p>2.709986</text:p>
          </table:table-cell>
          <table:table-cell office:value-type="float" office:value="0.25997700000000001" table:style-name="ce2">
            <text:p>0.259977</text:p>
          </table:table-cell>
          <table:table-cell table:style-name="ce2"/>
          <table:table-cell office:value-type="float" office:value="6.7588040529000012E-2" table:formula="of:=POWER(([.B543]-[.C543]);2)" table:style-name="ce2">
            <text:p>0.067588041</text:p>
          </table:table-cell>
          <table:table-cell table:number-columns-repeated="16380"/>
        </table:table-row>
        <table:table-row table:style-name="ro1">
          <table:table-cell office:value-type="float" office:value="2.7149860000000001" table:style-name="ce2">
            <text:p>2.714986</text:p>
          </table:table-cell>
          <table:table-cell office:value-type="float" office:value="-0.77507899999999996" table:style-name="ce2">
            <text:p>-0.775079</text:p>
          </table:table-cell>
          <table:table-cell table:style-name="ce2"/>
          <table:table-cell office:value-type="float" office:value="0.6007474562409999" table:formula="of:=POWER(([.B544]-[.C544]);2)" table:style-name="ce2">
            <text:p>0.600747456</text:p>
          </table:table-cell>
          <table:table-cell table:number-columns-repeated="16380"/>
        </table:table-row>
        <table:table-row table:style-name="ro1">
          <table:table-cell office:value-type="float" office:value="2.7199849999999999" table:style-name="ce2">
            <text:p>2.719985</text:p>
          </table:table-cell>
          <table:table-cell office:value-type="float" office:value="0.41190199999999999" table:style-name="ce2">
            <text:p>0.411902</text:p>
          </table:table-cell>
          <table:table-cell table:style-name="ce2"/>
          <table:table-cell office:value-type="float" office:value="0.169663257604" table:formula="of:=POWER(([.B545]-[.C545]);2)" table:style-name="ce2">
            <text:p>0.169663258</text:p>
          </table:table-cell>
          <table:table-cell table:number-columns-repeated="16380"/>
        </table:table-row>
        <table:table-row table:style-name="ro1">
          <table:table-cell office:value-type="float" office:value="2.7249850000000002" table:style-name="ce2">
            <text:p>2.724985</text:p>
          </table:table-cell>
          <table:table-cell office:value-type="float" office:value="-0.35910999999999998" table:style-name="ce2">
            <text:p>-0.35911</text:p>
          </table:table-cell>
          <table:table-cell table:style-name="ce2"/>
          <table:table-cell office:value-type="float" office:value="0.12895999209999998" table:formula="of:=POWER(([.B546]-[.C546]);2)" table:style-name="ce2">
            <text:p>0.128959992</text:p>
          </table:table-cell>
          <table:table-cell table:number-columns-repeated="16380"/>
        </table:table-row>
        <table:table-row table:style-name="ro1">
          <table:table-cell office:value-type="float" office:value="2.7299850000000001" table:style-name="ce2">
            <text:p>2.729985</text:p>
          </table:table-cell>
          <table:table-cell office:value-type="float" office:value="0.58867899999999995" table:style-name="ce2">
            <text:p>0.588679</text:p>
          </table:table-cell>
          <table:table-cell table:style-name="ce2"/>
          <table:table-cell office:value-type="float" office:value="0.34654296504099996" table:formula="of:=POWER(([.B547]-[.C547]);2)" table:style-name="ce2">
            <text:p>0.346542965</text:p>
          </table:table-cell>
          <table:table-cell table:number-columns-repeated="16380"/>
        </table:table-row>
        <table:table-row table:style-name="ro1">
          <table:table-cell office:value-type="float" office:value="2.7349839999999999" table:style-name="ce2">
            <text:p>2.734984</text:p>
          </table:table-cell>
          <table:table-cell office:value-type="float" office:value="0.408773" table:style-name="ce2">
            <text:p>0.408773</text:p>
          </table:table-cell>
          <table:table-cell table:style-name="ce2"/>
          <table:table-cell office:value-type="float" office:value="0.16709536552900001" table:formula="of:=POWER(([.B548]-[.C548]);2)" table:style-name="ce2">
            <text:p>0.167095366</text:p>
          </table:table-cell>
          <table:table-cell table:number-columns-repeated="16380"/>
        </table:table-row>
        <table:table-row table:style-name="ro1">
          <table:table-cell office:value-type="float" office:value="2.7399840000000002" table:style-name="ce2">
            <text:p>2.739984</text:p>
          </table:table-cell>
          <table:table-cell office:value-type="float" office:value="-9.3456999999999998E-2" table:style-name="ce2">
            <text:p>-0.093457</text:p>
          </table:table-cell>
          <table:table-cell table:style-name="ce2"/>
          <table:table-cell office:value-type="float" office:value="8.7342108489999997E-3" table:formula="of:=POWER(([.B549]-[.C549]);2)" table:style-name="ce2">
            <text:p>0.008734211</text:p>
          </table:table-cell>
          <table:table-cell table:number-columns-repeated="16380"/>
        </table:table-row>
        <table:table-row table:style-name="ro1">
          <table:table-cell office:value-type="float" office:value="2.744983" table:style-name="ce2">
            <text:p>2.744983</text:p>
          </table:table-cell>
          <table:table-cell office:value-type="float" office:value="-0.57540199999999997" table:style-name="ce2">
            <text:p>-0.575402</text:p>
          </table:table-cell>
          <table:table-cell table:style-name="ce2"/>
          <table:table-cell office:value-type="float" office:value="0.33108746160399999" table:formula="of:=POWER(([.B550]-[.C550]);2)" table:style-name="ce2">
            <text:p>0.331087462</text:p>
          </table:table-cell>
          <table:table-cell table:number-columns-repeated="16380"/>
        </table:table-row>
        <table:table-row table:style-name="ro1">
          <table:table-cell office:value-type="float" office:value="2.7499829999999998" table:style-name="ce2">
            <text:p>2.749983</text:p>
          </table:table-cell>
          <table:table-cell office:value-type="float" office:value="-7.5538999999999995E-2" table:style-name="ce2">
            <text:p>-0.075539</text:p>
          </table:table-cell>
          <table:table-cell table:style-name="ce2"/>
          <table:table-cell office:value-type="float" office:value="5.7061405209999994E-3" table:formula="of:=POWER(([.B551]-[.C551]);2)" table:style-name="ce2">
            <text:p>0.005706141</text:p>
          </table:table-cell>
          <table:table-cell table:number-columns-repeated="16380"/>
        </table:table-row>
        <table:table-row table:style-name="ro1">
          <table:table-cell office:value-type="float" office:value="2.7549830000000002" table:style-name="ce2">
            <text:p>2.754983</text:p>
          </table:table-cell>
          <table:table-cell office:value-type="float" office:value="0.40655799999999997" table:style-name="ce2">
            <text:p>0.406558</text:p>
          </table:table-cell>
          <table:table-cell table:style-name="ce2"/>
          <table:table-cell office:value-type="float" office:value="0.16528940736399997" table:formula="of:=POWER(([.B552]-[.C552]);2)" table:style-name="ce2">
            <text:p>0.165289407</text:p>
          </table:table-cell>
          <table:table-cell table:number-columns-repeated="16380"/>
        </table:table-row>
        <table:table-row table:style-name="ro1">
          <table:table-cell office:value-type="float" office:value="2.7599819999999999" table:style-name="ce2">
            <text:p>2.759982</text:p>
          </table:table-cell>
          <table:table-cell office:value-type="float" office:value="-0.58931500000000003" table:style-name="ce2">
            <text:p>-0.589315</text:p>
          </table:table-cell>
          <table:table-cell table:style-name="ce2"/>
          <table:table-cell office:value-type="float" office:value="0.34729216922500006" table:formula="of:=POWER(([.B553]-[.C553]);2)" table:style-name="ce2">
            <text:p>0.347292169</text:p>
          </table:table-cell>
          <table:table-cell table:number-columns-repeated="16380"/>
        </table:table-row>
        <table:table-row table:style-name="ro1">
          <table:table-cell office:value-type="float" office:value="2.7649819999999998" table:style-name="ce2">
            <text:p>2.764982</text:p>
          </table:table-cell>
          <table:table-cell office:value-type="float" office:value="2.6025E-2" table:style-name="ce2">
            <text:p>0.026025</text:p>
          </table:table-cell>
          <table:table-cell table:style-name="ce2"/>
          <table:table-cell office:value-type="float" office:value="6.7730062499999993E-4" table:formula="of:=POWER(([.B554]-[.C554]);2)" table:style-name="ce2">
            <text:p>0.000677301</text:p>
          </table:table-cell>
          <table:table-cell table:number-columns-repeated="16380"/>
        </table:table-row>
        <table:table-row table:style-name="ro1">
          <table:table-cell office:value-type="float" office:value="2.7699820000000002" table:style-name="ce2">
            <text:p>2.769982</text:p>
          </table:table-cell>
          <table:table-cell office:value-type="float" office:value="0.20120299999999999" table:style-name="ce2">
            <text:p>0.201203</text:p>
          </table:table-cell>
          <table:table-cell table:style-name="ce2"/>
          <table:table-cell office:value-type="float" office:value="4.0482647208999994E-2" table:formula="of:=POWER(([.B555]-[.C555]);2)" table:style-name="ce2">
            <text:p>0.040482647</text:p>
          </table:table-cell>
          <table:table-cell table:number-columns-repeated="16380"/>
        </table:table-row>
        <table:table-row table:style-name="ro1">
          <table:table-cell office:value-type="float" office:value="2.7749809999999999" table:style-name="ce2">
            <text:p>2.774981</text:p>
          </table:table-cell>
          <table:table-cell office:value-type="float" office:value="0.25468299999999999" table:style-name="ce2">
            <text:p>0.254683</text:p>
          </table:table-cell>
          <table:table-cell table:style-name="ce2"/>
          <table:table-cell office:value-type="float" office:value="6.4863430488999993E-2" table:formula="of:=POWER(([.B556]-[.C556]);2)" table:style-name="ce2">
            <text:p>0.06486343</text:p>
          </table:table-cell>
          <table:table-cell table:number-columns-repeated="16380"/>
        </table:table-row>
        <table:table-row table:style-name="ro1">
          <table:table-cell office:value-type="float" office:value="2.7799809999999998" table:style-name="ce2">
            <text:p>2.779981</text:p>
          </table:table-cell>
          <table:table-cell office:value-type="float" office:value="0.61636000000000002" table:style-name="ce2">
            <text:p>0.61636</text:p>
          </table:table-cell>
          <table:table-cell table:style-name="ce2"/>
          <table:table-cell office:value-type="float" office:value="0.3798996496" table:formula="of:=POWER(([.B557]-[.C557]);2)" table:style-name="ce2">
            <text:p>0.37989965</text:p>
          </table:table-cell>
          <table:table-cell table:number-columns-repeated="16380"/>
        </table:table-row>
        <table:table-row table:style-name="ro1">
          <table:table-cell office:value-type="float" office:value="2.7849810000000002" table:style-name="ce2">
            <text:p>2.784981</text:p>
          </table:table-cell>
          <table:table-cell office:value-type="float" office:value="0.47904999999999998" table:style-name="ce2">
            <text:p>0.47905</text:p>
          </table:table-cell>
          <table:table-cell table:style-name="ce2"/>
          <table:table-cell office:value-type="float" office:value="0.22948890249999998" table:formula="of:=POWER(([.B558]-[.C558]);2)" table:style-name="ce2">
            <text:p>0.229488903</text:p>
          </table:table-cell>
          <table:table-cell table:number-columns-repeated="16380"/>
        </table:table-row>
        <table:table-row table:style-name="ro1">
          <table:table-cell office:value-type="float" office:value="2.7899799999999999" table:style-name="ce2">
            <text:p>2.78998</text:p>
          </table:table-cell>
          <table:table-cell office:value-type="float" office:value="-0.220639" table:style-name="ce2">
            <text:p>-0.220639</text:p>
          </table:table-cell>
          <table:table-cell table:style-name="ce2"/>
          <table:table-cell office:value-type="float" office:value="4.8681568320999999E-2" table:formula="of:=POWER(([.B559]-[.C559]);2)" table:style-name="ce2">
            <text:p>0.048681568</text:p>
          </table:table-cell>
          <table:table-cell table:number-columns-repeated="16380"/>
        </table:table-row>
        <table:table-row table:style-name="ro1">
          <table:table-cell office:value-type="float" office:value="2.7949799999999998" table:style-name="ce2">
            <text:p>2.79498</text:p>
          </table:table-cell>
          <table:table-cell office:value-type="float" office:value="-0.128695" table:style-name="ce2">
            <text:p>-0.128695</text:p>
          </table:table-cell>
          <table:table-cell table:style-name="ce2"/>
          <table:table-cell office:value-type="float" office:value="1.6562403025000002E-2" table:formula="of:=POWER(([.B560]-[.C560]);2)" table:style-name="ce2">
            <text:p>0.016562403</text:p>
          </table:table-cell>
          <table:table-cell table:number-columns-repeated="16380"/>
        </table:table-row>
        <table:table-row table:style-name="ro1">
          <table:table-cell office:value-type="float" office:value="2.799979" table:style-name="ce2">
            <text:p>2.799979</text:p>
          </table:table-cell>
          <table:table-cell office:value-type="float" office:value="1.4055E-2" table:style-name="ce2">
            <text:p>0.014055</text:p>
          </table:table-cell>
          <table:table-cell table:style-name="ce2"/>
          <table:table-cell office:value-type="float" office:value="1.9754302499999998E-4" table:formula="of:=POWER(([.B561]-[.C561]);2)" table:style-name="ce2">
            <text:p>0.000197543</text:p>
          </table:table-cell>
          <table:table-cell table:number-columns-repeated="16380"/>
        </table:table-row>
        <table:table-row table:style-name="ro1">
          <table:table-cell office:value-type="float" office:value="2.8049789999999999" table:style-name="ce2">
            <text:p>2.804979</text:p>
          </table:table-cell>
          <table:table-cell office:value-type="float" office:value="-0.19831299999999999" table:style-name="ce2">
            <text:p>-0.198313</text:p>
          </table:table-cell>
          <table:table-cell table:style-name="ce2"/>
          <table:table-cell office:value-type="float" office:value="3.9328045968999997E-2" table:formula="of:=POWER(([.B562]-[.C562]);2)" table:style-name="ce2">
            <text:p>0.039328046</text:p>
          </table:table-cell>
          <table:table-cell table:number-columns-repeated="16380"/>
        </table:table-row>
        <table:table-row table:style-name="ro1">
          <table:table-cell office:value-type="float" office:value="2.8099789999999998" table:style-name="ce2">
            <text:p>2.809979</text:p>
          </table:table-cell>
          <table:table-cell office:value-type="float" office:value="-0.39033899999999999" table:style-name="ce2">
            <text:p>-0.390339</text:p>
          </table:table-cell>
          <table:table-cell table:style-name="ce2"/>
          <table:table-cell office:value-type="float" office:value="0.15236453492099999" table:formula="of:=POWER(([.B563]-[.C563]);2)" table:style-name="ce2">
            <text:p>0.152364535</text:p>
          </table:table-cell>
          <table:table-cell table:number-columns-repeated="16380"/>
        </table:table-row>
        <table:table-row table:style-name="ro1">
          <table:table-cell office:value-type="float" office:value="2.814978" table:style-name="ce2">
            <text:p>2.814978</text:p>
          </table:table-cell>
          <table:table-cell office:value-type="float" office:value="4.6203000000000001E-2" table:style-name="ce2">
            <text:p>0.046203</text:p>
          </table:table-cell>
          <table:table-cell table:style-name="ce2"/>
          <table:table-cell office:value-type="float" office:value="2.134717209E-3" table:formula="of:=POWER(([.B564]-[.C564]);2)" table:style-name="ce2">
            <text:p>0.002134717</text:p>
          </table:table-cell>
          <table:table-cell table:number-columns-repeated="16380"/>
        </table:table-row>
        <table:table-row table:style-name="ro1">
          <table:table-cell office:value-type="float" office:value="2.8199779999999999" table:style-name="ce2">
            <text:p>2.819978</text:p>
          </table:table-cell>
          <table:table-cell office:value-type="float" office:value="0.14302000000000001" table:style-name="ce2">
            <text:p>0.14302</text:p>
          </table:table-cell>
          <table:table-cell table:style-name="ce2"/>
          <table:table-cell office:value-type="float" office:value="2.0454720400000001E-2" table:formula="of:=POWER(([.B565]-[.C565]);2)" table:style-name="ce2">
            <text:p>0.02045472</text:p>
          </table:table-cell>
          <table:table-cell table:number-columns-repeated="16380"/>
        </table:table-row>
        <table:table-row table:style-name="ro1">
          <table:table-cell office:value-type="float" office:value="2.8249780000000002" table:style-name="ce2">
            <text:p>2.824978</text:p>
          </table:table-cell>
          <table:table-cell office:value-type="float" office:value="-0.50641599999999998" table:style-name="ce2">
            <text:p>-0.506416</text:p>
          </table:table-cell>
          <table:table-cell table:style-name="ce2"/>
          <table:table-cell office:value-type="float" office:value="0.25645716505599997" table:formula="of:=POWER(([.B566]-[.C566]);2)" table:style-name="ce2">
            <text:p>0.256457165</text:p>
          </table:table-cell>
          <table:table-cell table:number-columns-repeated="16380"/>
        </table:table-row>
        <table:table-row table:style-name="ro1">
          <table:table-cell office:value-type="float" office:value="2.829977" table:style-name="ce2">
            <text:p>2.829977</text:p>
          </table:table-cell>
          <table:table-cell office:value-type="float" office:value="0.74922900000000003" table:style-name="ce2">
            <text:p>0.749229</text:p>
          </table:table-cell>
          <table:table-cell table:style-name="ce2"/>
          <table:table-cell office:value-type="float" office:value="0.56134409444100009" table:formula="of:=POWER(([.B567]-[.C567]);2)" table:style-name="ce2">
            <text:p>0.561344094</text:p>
          </table:table-cell>
          <table:table-cell table:number-columns-repeated="16380"/>
        </table:table-row>
        <table:table-row table:style-name="ro1">
          <table:table-cell office:value-type="float" office:value="2.8349769999999999" table:style-name="ce2">
            <text:p>2.834977</text:p>
          </table:table-cell>
          <table:table-cell office:value-type="float" office:value="0.24986800000000001" table:style-name="ce2">
            <text:p>0.249868</text:p>
          </table:table-cell>
          <table:table-cell table:style-name="ce2"/>
          <table:table-cell office:value-type="float" office:value="6.2434017424000003E-2" table:formula="of:=POWER(([.B568]-[.C568]);2)" table:style-name="ce2">
            <text:p>0.062434017</text:p>
          </table:table-cell>
          <table:table-cell table:number-columns-repeated="16380"/>
        </table:table-row>
        <table:table-row table:style-name="ro1">
          <table:table-cell office:value-type="float" office:value="2.8399770000000002" table:style-name="ce2">
            <text:p>2.839977</text:p>
          </table:table-cell>
          <table:table-cell office:value-type="float" office:value="0.562469" table:style-name="ce2">
            <text:p>0.562469</text:p>
          </table:table-cell>
          <table:table-cell table:style-name="ce2"/>
          <table:table-cell office:value-type="float" office:value="0.31637137596100001" table:formula="of:=POWER(([.B569]-[.C569]);2)" table:style-name="ce2">
            <text:p>0.316371376</text:p>
          </table:table-cell>
          <table:table-cell table:number-columns-repeated="16380"/>
        </table:table-row>
        <table:table-row table:style-name="ro1">
          <table:table-cell office:value-type="float" office:value="2.8449759999999999" table:style-name="ce2">
            <text:p>2.844976</text:p>
          </table:table-cell>
          <table:table-cell office:value-type="float" office:value="0.81723900000000005" table:style-name="ce2">
            <text:p>0.817239</text:p>
          </table:table-cell>
          <table:table-cell table:style-name="ce2"/>
          <table:table-cell office:value-type="float" office:value="0.66787958312100004" table:formula="of:=POWER(([.B570]-[.C570]);2)" table:style-name="ce2">
            <text:p>0.667879583</text:p>
          </table:table-cell>
          <table:table-cell table:number-columns-repeated="16380"/>
        </table:table-row>
        <table:table-row table:style-name="ro1">
          <table:table-cell office:value-type="float" office:value="2.8499759999999998" table:style-name="ce2">
            <text:p>2.849976</text:p>
          </table:table-cell>
          <table:table-cell office:value-type="float" office:value="-0.43520900000000001" table:style-name="ce2">
            <text:p>-0.435209</text:p>
          </table:table-cell>
          <table:table-cell table:style-name="ce2"/>
          <table:table-cell office:value-type="float" office:value="0.18940687368100001" table:formula="of:=POWER(([.B571]-[.C571]);2)" table:style-name="ce2">
            <text:p>0.189406874</text:p>
          </table:table-cell>
          <table:table-cell table:number-columns-repeated="16380"/>
        </table:table-row>
        <table:table-row table:style-name="ro1">
          <table:table-cell office:value-type="float" office:value="2.854975" table:style-name="ce2">
            <text:p>2.854975</text:p>
          </table:table-cell>
          <table:table-cell office:value-type="float" office:value="-0.12833600000000001" table:style-name="ce2">
            <text:p>-0.128336</text:p>
          </table:table-cell>
          <table:table-cell table:style-name="ce2"/>
          <table:table-cell office:value-type="float" office:value="1.6470128896E-2" table:formula="of:=POWER(([.B572]-[.C572]);2)" table:style-name="ce2">
            <text:p>0.016470129</text:p>
          </table:table-cell>
          <table:table-cell table:number-columns-repeated="16380"/>
        </table:table-row>
        <table:table-row table:style-name="ro1">
          <table:table-cell office:value-type="float" office:value="2.8599749999999999" table:style-name="ce2">
            <text:p>2.859975</text:p>
          </table:table-cell>
          <table:table-cell office:value-type="float" office:value="-3.4082000000000001E-2" table:style-name="ce2">
            <text:p>-0.034082</text:p>
          </table:table-cell>
          <table:table-cell table:style-name="ce2"/>
          <table:table-cell office:value-type="float" office:value="1.1615827240000001E-3" table:formula="of:=POWER(([.B573]-[.C573]);2)" table:style-name="ce2">
            <text:p>0.001161583</text:p>
          </table:table-cell>
          <table:table-cell table:number-columns-repeated="16380"/>
        </table:table-row>
        <table:table-row table:style-name="ro1">
          <table:table-cell office:value-type="float" office:value="2.8649749999999998" table:style-name="ce2">
            <text:p>2.864975</text:p>
          </table:table-cell>
          <table:table-cell office:value-type="float" office:value="-0.90912300000000001" table:style-name="ce2">
            <text:p>-0.909123</text:p>
          </table:table-cell>
          <table:table-cell table:style-name="ce2"/>
          <table:table-cell office:value-type="float" office:value="0.82650462912900002" table:formula="of:=POWER(([.B574]-[.C574]);2)" table:style-name="ce2">
            <text:p>0.826504629</text:p>
          </table:table-cell>
          <table:table-cell table:number-columns-repeated="16380"/>
        </table:table-row>
        <table:table-row table:style-name="ro1">
          <table:table-cell office:value-type="float" office:value="2.869974" table:style-name="ce2">
            <text:p>2.869974</text:p>
          </table:table-cell>
          <table:table-cell office:value-type="float" office:value="0.73067199999999999" table:style-name="ce2">
            <text:p>0.730672</text:p>
          </table:table-cell>
          <table:table-cell table:style-name="ce2"/>
          <table:table-cell office:value-type="float" office:value="0.53388157158399996" table:formula="of:=POWER(([.B575]-[.C575]);2)" table:style-name="ce2">
            <text:p>0.533881572</text:p>
          </table:table-cell>
          <table:table-cell table:number-columns-repeated="16380"/>
        </table:table-row>
        <table:table-row table:style-name="ro1">
          <table:table-cell office:value-type="float" office:value="2.8749739999999999" table:style-name="ce2">
            <text:p>2.874974</text:p>
          </table:table-cell>
          <table:table-cell office:value-type="float" office:value="-0.46572400000000003" table:style-name="ce2">
            <text:p>-0.465724</text:p>
          </table:table-cell>
          <table:table-cell table:style-name="ce2"/>
          <table:table-cell office:value-type="float" office:value="0.21689884417600003" table:formula="of:=POWER(([.B576]-[.C576]);2)" table:style-name="ce2">
            <text:p>0.216898844</text:p>
          </table:table-cell>
          <table:table-cell table:number-columns-repeated="16380"/>
        </table:table-row>
        <table:table-row table:style-name="ro1">
          <table:table-cell office:value-type="float" office:value="2.8799739999999998" table:style-name="ce2">
            <text:p>2.879974</text:p>
          </table:table-cell>
          <table:table-cell office:value-type="float" office:value="0.18304300000000001" table:style-name="ce2">
            <text:p>0.183043</text:p>
          </table:table-cell>
          <table:table-cell table:style-name="ce2"/>
          <table:table-cell office:value-type="float" office:value="3.3504739849000001E-2" table:formula="of:=POWER(([.B577]-[.C577]);2)" table:style-name="ce2">
            <text:p>0.03350474</text:p>
          </table:table-cell>
          <table:table-cell table:number-columns-repeated="16380"/>
        </table:table-row>
        <table:table-row table:style-name="ro1">
          <table:table-cell office:value-type="float" office:value="2.884973" table:style-name="ce2">
            <text:p>2.884973</text:p>
          </table:table-cell>
          <table:table-cell office:value-type="float" office:value="0.35341299999999998" table:style-name="ce2">
            <text:p>0.353413</text:p>
          </table:table-cell>
          <table:table-cell table:style-name="ce2"/>
          <table:table-cell office:value-type="float" office:value="0.12490074856899998" table:formula="of:=POWER(([.B578]-[.C578]);2)" table:style-name="ce2">
            <text:p>0.124900749</text:p>
          </table:table-cell>
          <table:table-cell table:number-columns-repeated="16380"/>
        </table:table-row>
        <table:table-row table:style-name="ro1">
          <table:table-cell office:value-type="float" office:value="2.8899729999999999" table:style-name="ce2">
            <text:p>2.889973</text:p>
          </table:table-cell>
          <table:table-cell office:value-type="float" office:value="-0.26038899999999998" table:style-name="ce2">
            <text:p>-0.260389</text:p>
          </table:table-cell>
          <table:table-cell table:style-name="ce2"/>
          <table:table-cell office:value-type="float" office:value="6.7802431320999987E-2" table:formula="of:=POWER(([.B579]-[.C579]);2)" table:style-name="ce2">
            <text:p>0.067802431</text:p>
          </table:table-cell>
          <table:table-cell table:number-columns-repeated="16380"/>
        </table:table-row>
        <table:table-row table:style-name="ro1">
          <table:table-cell office:value-type="float" office:value="2.8949729999999998" table:style-name="ce2">
            <text:p>2.894973</text:p>
          </table:table-cell>
          <table:table-cell office:value-type="float" office:value="-0.16537399999999999" table:style-name="ce2">
            <text:p>-0.165374</text:p>
          </table:table-cell>
          <table:table-cell table:style-name="ce2"/>
          <table:table-cell office:value-type="float" office:value="2.7348559875999996E-2" table:formula="of:=POWER(([.B580]-[.C580]);2)" table:style-name="ce2">
            <text:p>0.02734856</text:p>
          </table:table-cell>
          <table:table-cell table:number-columns-repeated="16380"/>
        </table:table-row>
        <table:table-row table:style-name="ro1">
          <table:table-cell office:value-type="float" office:value="2.899972" table:style-name="ce2">
            <text:p>2.899972</text:p>
          </table:table-cell>
          <table:table-cell office:value-type="float" office:value="0.57720099999999996" table:style-name="ce2">
            <text:p>0.577201</text:p>
          </table:table-cell>
          <table:table-cell table:style-name="ce2"/>
          <table:table-cell office:value-type="float" office:value="0.33316099440099994" table:formula="of:=POWER(([.B581]-[.C581]);2)" table:style-name="ce2">
            <text:p>0.333160994</text:p>
          </table:table-cell>
          <table:table-cell table:number-columns-repeated="16380"/>
        </table:table-row>
        <table:table-row table:style-name="ro1">
          <table:table-cell office:value-type="float" office:value="2.9049719999999999" table:style-name="ce2">
            <text:p>2.904972</text:p>
          </table:table-cell>
          <table:table-cell office:value-type="float" office:value="-2.6499000000000002E-2" table:style-name="ce2">
            <text:p>-0.026499</text:p>
          </table:table-cell>
          <table:table-cell table:style-name="ce2"/>
          <table:table-cell office:value-type="float" office:value="7.021970010000001E-4" table:formula="of:=POWER(([.B582]-[.C582]);2)" table:style-name="ce2">
            <text:p>0.000702197</text:p>
          </table:table-cell>
          <table:table-cell table:number-columns-repeated="16380"/>
        </table:table-row>
        <table:table-row table:style-name="ro1">
          <table:table-cell office:value-type="float" office:value="2.9099710000000001" table:style-name="ce2">
            <text:p>2.909971</text:p>
          </table:table-cell>
          <table:table-cell office:value-type="float" office:value="0.77978000000000003" table:style-name="ce2">
            <text:p>0.77978</text:p>
          </table:table-cell>
          <table:table-cell table:style-name="ce2"/>
          <table:table-cell office:value-type="float" office:value="0.60805684840000007" table:formula="of:=POWER(([.B583]-[.C583]);2)" table:style-name="ce2">
            <text:p>0.608056848</text:p>
          </table:table-cell>
          <table:table-cell table:number-columns-repeated="16380"/>
        </table:table-row>
        <table:table-row table:style-name="ro1">
          <table:table-cell office:value-type="float" office:value="2.914971" table:style-name="ce2">
            <text:p>2.914971</text:p>
          </table:table-cell>
          <table:table-cell office:value-type="float" office:value="0.26586700000000002" table:style-name="ce2">
            <text:p>0.265867</text:p>
          </table:table-cell>
          <table:table-cell table:style-name="ce2"/>
          <table:table-cell office:value-type="float" office:value="7.0685261689000009E-2" table:formula="of:=POWER(([.B584]-[.C584]);2)" table:style-name="ce2">
            <text:p>0.070685262</text:p>
          </table:table-cell>
          <table:table-cell table:number-columns-repeated="16380"/>
        </table:table-row>
        <table:table-row table:style-name="ro1">
          <table:table-cell office:value-type="float" office:value="2.9199709999999999" table:style-name="ce2">
            <text:p>2.919971</text:p>
          </table:table-cell>
          <table:table-cell office:value-type="float" office:value="0.28315000000000001" table:style-name="ce2">
            <text:p>0.28315</text:p>
          </table:table-cell>
          <table:table-cell table:style-name="ce2"/>
          <table:table-cell office:value-type="float" office:value="8.0173922500000008E-2" table:formula="of:=POWER(([.B585]-[.C585]);2)" table:style-name="ce2">
            <text:p>0.080173923</text:p>
          </table:table-cell>
          <table:table-cell table:number-columns-repeated="16380"/>
        </table:table-row>
        <table:table-row table:style-name="ro1">
          <table:table-cell office:value-type="float" office:value="2.9249700000000001" table:style-name="ce2">
            <text:p>2.92497</text:p>
          </table:table-cell>
          <table:table-cell office:value-type="float" office:value="0.19484499999999999" table:style-name="ce2">
            <text:p>0.194845</text:p>
          </table:table-cell>
          <table:table-cell table:style-name="ce2"/>
          <table:table-cell office:value-type="float" office:value="3.7964574024999996E-2" table:formula="of:=POWER(([.B586]-[.C586]);2)" table:style-name="ce2">
            <text:p>0.037964574</text:p>
          </table:table-cell>
          <table:table-cell table:number-columns-repeated="16380"/>
        </table:table-row>
        <table:table-row table:style-name="ro1">
          <table:table-cell office:value-type="float" office:value="2.92997" table:style-name="ce2">
            <text:p>2.92997</text:p>
          </table:table-cell>
          <table:table-cell office:value-type="float" office:value="-0.59428800000000004" table:style-name="ce2">
            <text:p>-0.594288</text:p>
          </table:table-cell>
          <table:table-cell table:style-name="ce2"/>
          <table:table-cell office:value-type="float" office:value="0.35317822694400003" table:formula="of:=POWER(([.B587]-[.C587]);2)" table:style-name="ce2">
            <text:p>0.353178227</text:p>
          </table:table-cell>
          <table:table-cell table:number-columns-repeated="16380"/>
        </table:table-row>
        <table:table-row table:style-name="ro1">
          <table:table-cell office:value-type="float" office:value="2.9349699999999999" table:style-name="ce2">
            <text:p>2.93497</text:p>
          </table:table-cell>
          <table:table-cell office:value-type="float" office:value="-0.19148699999999999" table:style-name="ce2">
            <text:p>-0.191487</text:p>
          </table:table-cell>
          <table:table-cell table:style-name="ce2"/>
          <table:table-cell office:value-type="float" office:value="3.6667271168999996E-2" table:formula="of:=POWER(([.B588]-[.C588]);2)" table:style-name="ce2">
            <text:p>0.036667271</text:p>
          </table:table-cell>
          <table:table-cell table:number-columns-repeated="16380"/>
        </table:table-row>
        <table:table-row table:style-name="ro1">
          <table:table-cell office:value-type="float" office:value="2.9399690000000001" table:style-name="ce2">
            <text:p>2.939969</text:p>
          </table:table-cell>
          <table:table-cell office:value-type="float" office:value="-4.3361999999999998E-2" table:style-name="ce2">
            <text:p>-0.043362</text:p>
          </table:table-cell>
          <table:table-cell table:style-name="ce2"/>
          <table:table-cell office:value-type="float" office:value="1.8802630439999999E-3" table:formula="of:=POWER(([.B589]-[.C589]);2)" table:style-name="ce2">
            <text:p>0.001880263</text:p>
          </table:table-cell>
          <table:table-cell table:number-columns-repeated="16380"/>
        </table:table-row>
        <table:table-row table:style-name="ro1">
          <table:table-cell office:value-type="float" office:value="2.9449689999999999" table:style-name="ce2">
            <text:p>2.944969</text:p>
          </table:table-cell>
          <table:table-cell office:value-type="float" office:value="-0.27119799999999999" table:style-name="ce2">
            <text:p>-0.271198</text:p>
          </table:table-cell>
          <table:table-cell table:style-name="ce2"/>
          <table:table-cell office:value-type="float" office:value="7.3548355203999993E-2" table:formula="of:=POWER(([.B590]-[.C590]);2)" table:style-name="ce2">
            <text:p>0.073548355</text:p>
          </table:table-cell>
          <table:table-cell table:number-columns-repeated="16380"/>
        </table:table-row>
        <table:table-row table:style-name="ro1">
          <table:table-cell office:value-type="float" office:value="2.9499689999999998" table:style-name="ce2">
            <text:p>2.949969</text:p>
          </table:table-cell>
          <table:table-cell office:value-type="float" office:value="0.21507000000000001" table:style-name="ce2">
            <text:p>0.21507</text:p>
          </table:table-cell>
          <table:table-cell table:style-name="ce2"/>
          <table:table-cell office:value-type="float" office:value="4.6255104900000003E-2" table:formula="of:=POWER(([.B591]-[.C591]);2)" table:style-name="ce2">
            <text:p>0.046255105</text:p>
          </table:table-cell>
          <table:table-cell table:number-columns-repeated="16380"/>
        </table:table-row>
        <table:table-row table:style-name="ro1">
          <table:table-cell office:value-type="float" office:value="2.954968" table:style-name="ce2">
            <text:p>2.954968</text:p>
          </table:table-cell>
          <table:table-cell office:value-type="float" office:value="0.221447" table:style-name="ce2">
            <text:p>0.221447</text:p>
          </table:table-cell>
          <table:table-cell table:style-name="ce2"/>
          <table:table-cell office:value-type="float" office:value="4.9038773809E-2" table:formula="of:=POWER(([.B592]-[.C592]);2)" table:style-name="ce2">
            <text:p>0.049038774</text:p>
          </table:table-cell>
          <table:table-cell table:number-columns-repeated="16380"/>
        </table:table-row>
        <table:table-row table:style-name="ro1">
          <table:table-cell office:value-type="float" office:value="2.9599679999999999" table:style-name="ce2">
            <text:p>2.959968</text:p>
          </table:table-cell>
          <table:table-cell office:value-type="float" office:value="-0.83078700000000005" table:style-name="ce2">
            <text:p>-0.830787</text:p>
          </table:table-cell>
          <table:table-cell table:style-name="ce2"/>
          <table:table-cell office:value-type="float" office:value="0.69020703936900007" table:formula="of:=POWER(([.B593]-[.C593]);2)" table:style-name="ce2">
            <text:p>0.690207039</text:p>
          </table:table-cell>
          <table:table-cell table:number-columns-repeated="16380"/>
        </table:table-row>
        <table:table-row table:style-name="ro1">
          <table:table-cell office:value-type="float" office:value="2.9649670000000001" table:style-name="ce2">
            <text:p>2.964967</text:p>
          </table:table-cell>
          <table:table-cell office:value-type="float" office:value="0.19102" table:style-name="ce2">
            <text:p>0.19102</text:p>
          </table:table-cell>
          <table:table-cell table:style-name="ce2"/>
          <table:table-cell office:value-type="float" office:value="3.6488640400000001E-2" table:formula="of:=POWER(([.B594]-[.C594]);2)" table:style-name="ce2">
            <text:p>0.03648864</text:p>
          </table:table-cell>
          <table:table-cell table:number-columns-repeated="16380"/>
        </table:table-row>
        <table:table-row table:style-name="ro1">
          <table:table-cell office:value-type="float" office:value="2.969967" table:style-name="ce2">
            <text:p>2.969967</text:p>
          </table:table-cell>
          <table:table-cell office:value-type="float" office:value="3.4720000000000001E-2" table:style-name="ce2">
            <text:p>0.03472</text:p>
          </table:table-cell>
          <table:table-cell table:style-name="ce2"/>
          <table:table-cell office:value-type="float" office:value="1.2054784E-3" table:formula="of:=POWER(([.B595]-[.C595]);2)" table:style-name="ce2">
            <text:p>0.001205478</text:p>
          </table:table-cell>
          <table:table-cell table:number-columns-repeated="16380"/>
        </table:table-row>
        <table:table-row table:style-name="ro1">
          <table:table-cell office:value-type="float" office:value="2.9749669999999999" table:style-name="ce2">
            <text:p>2.974967</text:p>
          </table:table-cell>
          <table:table-cell office:value-type="float" office:value="0.48803600000000003" table:style-name="ce2">
            <text:p>0.488036</text:p>
          </table:table-cell>
          <table:table-cell table:style-name="ce2"/>
          <table:table-cell office:value-type="float" office:value="0.23817913729600002" table:formula="of:=POWER(([.B596]-[.C596]);2)" table:style-name="ce2">
            <text:p>0.238179137</text:p>
          </table:table-cell>
          <table:table-cell table:number-columns-repeated="16380"/>
        </table:table-row>
        <table:table-row table:style-name="ro1">
          <table:table-cell office:value-type="float" office:value="2.9799660000000001" table:style-name="ce2">
            <text:p>2.979966</text:p>
          </table:table-cell>
          <table:table-cell office:value-type="float" office:value="-0.243342" table:style-name="ce2">
            <text:p>-0.243342</text:p>
          </table:table-cell>
          <table:table-cell table:style-name="ce2"/>
          <table:table-cell office:value-type="float" office:value="5.9215328964000002E-2" table:formula="of:=POWER(([.B597]-[.C597]);2)" table:style-name="ce2">
            <text:p>0.059215329</text:p>
          </table:table-cell>
          <table:table-cell table:number-columns-repeated="16380"/>
        </table:table-row>
        <table:table-row table:style-name="ro1">
          <table:table-cell office:value-type="float" office:value="2.984966" table:style-name="ce2">
            <text:p>2.984966</text:p>
          </table:table-cell>
          <table:table-cell office:value-type="float" office:value="-0.43291600000000002" table:style-name="ce2">
            <text:p>-0.432916</text:p>
          </table:table-cell>
          <table:table-cell table:style-name="ce2"/>
          <table:table-cell office:value-type="float" office:value="0.18741626305600001" table:formula="of:=POWER(([.B598]-[.C598]);2)" table:style-name="ce2">
            <text:p>0.187416263</text:p>
          </table:table-cell>
          <table:table-cell table:number-columns-repeated="16380"/>
        </table:table-row>
        <table:table-row table:style-name="ro1">
          <table:table-cell office:value-type="float" office:value="2.9899659999999999" table:style-name="ce2">
            <text:p>2.989966</text:p>
          </table:table-cell>
          <table:table-cell office:value-type="float" office:value="-0.139234" table:style-name="ce2">
            <text:p>-0.139234</text:p>
          </table:table-cell>
          <table:table-cell table:style-name="ce2"/>
          <table:table-cell office:value-type="float" office:value="1.9386106755999999E-2" table:formula="of:=POWER(([.B599]-[.C599]);2)" table:style-name="ce2">
            <text:p>0.019386107</text:p>
          </table:table-cell>
          <table:table-cell table:number-columns-repeated="16380"/>
        </table:table-row>
        <table:table-row table:style-name="ro1">
          <table:table-cell office:value-type="float" office:value="2.9949650000000001" table:style-name="ce2">
            <text:p>2.994965</text:p>
          </table:table-cell>
          <table:table-cell office:value-type="float" office:value="0.99226099999999995" table:style-name="ce2">
            <text:p>0.992261</text:p>
          </table:table-cell>
          <table:table-cell table:style-name="ce2"/>
          <table:table-cell office:value-type="float" office:value="0.98458189212099989" table:formula="of:=POWER(([.B600]-[.C600]);2)" table:style-name="ce2">
            <text:p>0.984581892</text:p>
          </table:table-cell>
          <table:table-cell table:number-columns-repeated="16380"/>
        </table:table-row>
        <table:table-row table:style-name="ro1">
          <table:table-cell office:value-type="float" office:value="2.999965" table:style-name="ce2">
            <text:p>2.999965</text:p>
          </table:table-cell>
          <table:table-cell office:value-type="float" office:value="-1.2021360000000001" table:style-name="ce2">
            <text:p>-1.202136</text:p>
          </table:table-cell>
          <table:table-cell table:style-name="ce2"/>
          <table:table-cell office:value-type="float" office:value="1.4451309624960003" table:formula="of:=POWER(([.B601]-[.C601]);2)" table:style-name="ce2">
            <text:p>1.445130962</text:p>
          </table:table-cell>
          <table:table-cell table:number-columns-repeated="16380"/>
        </table:table-row>
        <table:table-row table:style-name="ro1">
          <table:table-cell office:value-type="float" office:value="3.0049649999999999" table:style-name="ce2">
            <text:p>3.004965</text:p>
          </table:table-cell>
          <table:table-cell office:value-type="float" office:value="0.35022199999999998" table:style-name="ce2">
            <text:p>0.350222</text:p>
          </table:table-cell>
          <table:table-cell table:style-name="ce2"/>
          <table:table-cell office:value-type="float" office:value="0.12265544928399999" table:formula="of:=POWER(([.B602]-[.C602]);2)" table:style-name="ce2">
            <text:p>0.122655449</text:p>
          </table:table-cell>
          <table:table-cell table:number-columns-repeated="16380"/>
        </table:table-row>
        <table:table-row table:style-name="ro1">
          <table:table-cell office:value-type="float" office:value="3.0099640000000001" table:style-name="ce2">
            <text:p>3.009964</text:p>
          </table:table-cell>
          <table:table-cell office:value-type="float" office:value="0.83882500000000004" table:style-name="ce2">
            <text:p>0.838825</text:p>
          </table:table-cell>
          <table:table-cell table:style-name="ce2"/>
          <table:table-cell office:value-type="float" office:value="0.70362738062500008" table:formula="of:=POWER(([.B603]-[.C603]);2)" table:style-name="ce2">
            <text:p>0.703627381</text:p>
          </table:table-cell>
          <table:table-cell table:number-columns-repeated="16380"/>
        </table:table-row>
        <table:table-row table:style-name="ro1">
          <table:table-cell office:value-type="float" office:value="3.014964" table:style-name="ce2">
            <text:p>3.014964</text:p>
          </table:table-cell>
          <table:table-cell office:value-type="float" office:value="-0.28162399999999999" table:style-name="ce2">
            <text:p>-0.281624</text:p>
          </table:table-cell>
          <table:table-cell table:style-name="ce2"/>
          <table:table-cell office:value-type="float" office:value="7.931207737599999E-2" table:formula="of:=POWER(([.B604]-[.C604]);2)" table:style-name="ce2">
            <text:p>0.079312077</text:p>
          </table:table-cell>
          <table:table-cell table:number-columns-repeated="16380"/>
        </table:table-row>
        <table:table-row table:style-name="ro1">
          <table:table-cell office:value-type="float" office:value="3.0199639999999999" table:style-name="ce2">
            <text:p>3.019964</text:p>
          </table:table-cell>
          <table:table-cell office:value-type="float" office:value="-0.34567700000000001" table:style-name="ce2">
            <text:p>-0.345677</text:p>
          </table:table-cell>
          <table:table-cell table:style-name="ce2"/>
          <table:table-cell office:value-type="float" office:value="0.119492588329" table:formula="of:=POWER(([.B605]-[.C605]);2)" table:style-name="ce2">
            <text:p>0.119492588</text:p>
          </table:table-cell>
          <table:table-cell table:number-columns-repeated="16380"/>
        </table:table-row>
        <table:table-row table:style-name="ro1">
          <table:table-cell office:value-type="float" office:value="3.0249630000000001" table:style-name="ce2">
            <text:p>3.024963</text:p>
          </table:table-cell>
          <table:table-cell office:value-type="float" office:value="0.25448100000000001" table:style-name="ce2">
            <text:p>0.254481</text:p>
          </table:table-cell>
          <table:table-cell table:style-name="ce2"/>
          <table:table-cell office:value-type="float" office:value="6.4760579361000006E-2" table:formula="of:=POWER(([.B606]-[.C606]);2)" table:style-name="ce2">
            <text:p>0.064760579</text:p>
          </table:table-cell>
          <table:table-cell table:number-columns-repeated="16380"/>
        </table:table-row>
        <table:table-row table:style-name="ro1">
          <table:table-cell office:value-type="float" office:value="3.029963" table:style-name="ce2">
            <text:p>3.029963</text:p>
          </table:table-cell>
          <table:table-cell office:value-type="float" office:value="-0.23103499999999999" table:style-name="ce2">
            <text:p>-0.231035</text:p>
          </table:table-cell>
          <table:table-cell table:style-name="ce2"/>
          <table:table-cell office:value-type="float" office:value="5.3377171224999999E-2" table:formula="of:=POWER(([.B607]-[.C607]);2)" table:style-name="ce2">
            <text:p>0.053377171</text:p>
          </table:table-cell>
          <table:table-cell table:number-columns-repeated="16380"/>
        </table:table-row>
        <table:table-row table:style-name="ro1">
          <table:table-cell office:value-type="float" office:value="3.0349620000000002" table:style-name="ce2">
            <text:p>3.034962</text:p>
          </table:table-cell>
          <table:table-cell office:value-type="float" office:value="-0.430589" table:style-name="ce2">
            <text:p>-0.430589</text:p>
          </table:table-cell>
          <table:table-cell table:style-name="ce2"/>
          <table:table-cell office:value-type="float" office:value="0.18540688692099999" table:formula="of:=POWER(([.B608]-[.C608]);2)" table:style-name="ce2">
            <text:p>0.185406887</text:p>
          </table:table-cell>
          <table:table-cell table:number-columns-repeated="16380"/>
        </table:table-row>
        <table:table-row table:style-name="ro1">
          <table:table-cell office:value-type="float" office:value="3.0399620000000001" table:style-name="ce2">
            <text:p>3.039962</text:p>
          </table:table-cell>
          <table:table-cell office:value-type="float" office:value="0.1069" table:style-name="ce2">
            <text:p>0.1069</text:p>
          </table:table-cell>
          <table:table-cell table:style-name="ce2"/>
          <table:table-cell office:value-type="float" office:value="1.142761E-2" table:formula="of:=POWER(([.B609]-[.C609]);2)" table:style-name="ce2">
            <text:p>0.01142761</text:p>
          </table:table-cell>
          <table:table-cell table:number-columns-repeated="16380"/>
        </table:table-row>
        <table:table-row table:style-name="ro1">
          <table:table-cell office:value-type="float" office:value="3.0449619999999999" table:style-name="ce2">
            <text:p>3.044962</text:p>
          </table:table-cell>
          <table:table-cell office:value-type="float" office:value="5.5072999999999997E-2" table:style-name="ce2">
            <text:p>0.055073</text:p>
          </table:table-cell>
          <table:table-cell table:style-name="ce2"/>
          <table:table-cell office:value-type="float" office:value="3.0330353289999995E-3" table:formula="of:=POWER(([.B610]-[.C610]);2)" table:style-name="ce2">
            <text:p>0.003033035</text:p>
          </table:table-cell>
          <table:table-cell table:number-columns-repeated="16380"/>
        </table:table-row>
        <table:table-row table:style-name="ro1">
          <table:table-cell office:value-type="float" office:value="3.0499610000000001" table:style-name="ce2">
            <text:p>3.049961</text:p>
          </table:table-cell>
          <table:table-cell office:value-type="float" office:value="0.59883299999999995" table:style-name="ce2">
            <text:p>0.598833</text:p>
          </table:table-cell>
          <table:table-cell table:style-name="ce2"/>
          <table:table-cell office:value-type="float" office:value="0.35860096188899993" table:formula="of:=POWER(([.B611]-[.C611]);2)" table:style-name="ce2">
            <text:p>0.358600962</text:p>
          </table:table-cell>
          <table:table-cell table:number-columns-repeated="16380"/>
        </table:table-row>
        <table:table-row table:style-name="ro1">
          <table:table-cell office:value-type="float" office:value="3.054961" table:style-name="ce2">
            <text:p>3.054961</text:p>
          </table:table-cell>
          <table:table-cell office:value-type="float" office:value="-0.27132200000000001" table:style-name="ce2">
            <text:p>-0.271322</text:p>
          </table:table-cell>
          <table:table-cell table:style-name="ce2"/>
          <table:table-cell office:value-type="float" office:value="7.3615627683999998E-2" table:formula="of:=POWER(([.B612]-[.C612]);2)" table:style-name="ce2">
            <text:p>0.073615628</text:p>
          </table:table-cell>
          <table:table-cell table:number-columns-repeated="16380"/>
        </table:table-row>
        <table:table-row table:style-name="ro1">
          <table:table-cell office:value-type="float" office:value="3.0599609999999999" table:style-name="ce2">
            <text:p>3.059961</text:p>
          </table:table-cell>
          <table:table-cell office:value-type="float" office:value="-0.441027" table:style-name="ce2">
            <text:p>-0.441027</text:p>
          </table:table-cell>
          <table:table-cell table:style-name="ce2"/>
          <table:table-cell office:value-type="float" office:value="0.194504814729" table:formula="of:=POWER(([.B613]-[.C613]);2)" table:style-name="ce2">
            <text:p>0.194504815</text:p>
          </table:table-cell>
          <table:table-cell table:number-columns-repeated="16380"/>
        </table:table-row>
        <table:table-row table:style-name="ro1">
          <table:table-cell office:value-type="float" office:value="3.0649600000000001" table:style-name="ce2">
            <text:p>3.06496</text:p>
          </table:table-cell>
          <table:table-cell office:value-type="float" office:value="-5.3152999999999999E-2" table:style-name="ce2">
            <text:p>-0.053153</text:p>
          </table:table-cell>
          <table:table-cell table:style-name="ce2"/>
          <table:table-cell office:value-type="float" office:value="2.8252414089999997E-3" table:formula="of:=POWER(([.B614]-[.C614]);2)" table:style-name="ce2">
            <text:p>0.002825241</text:p>
          </table:table-cell>
          <table:table-cell table:number-columns-repeated="16380"/>
        </table:table-row>
        <table:table-row table:style-name="ro1">
          <table:table-cell office:value-type="float" office:value="3.06996" table:style-name="ce2">
            <text:p>3.06996</text:p>
          </table:table-cell>
          <table:table-cell office:value-type="float" office:value="0.29761799999999999" table:style-name="ce2">
            <text:p>0.297618</text:p>
          </table:table-cell>
          <table:table-cell table:style-name="ce2"/>
          <table:table-cell office:value-type="float" office:value="8.857647392399999E-2" table:formula="of:=POWER(([.B615]-[.C615]);2)" table:style-name="ce2">
            <text:p>0.088576474</text:p>
          </table:table-cell>
          <table:table-cell table:number-columns-repeated="16380"/>
        </table:table-row>
        <table:table-row table:style-name="ro1">
          <table:table-cell office:value-type="float" office:value="3.0749599999999999" table:style-name="ce2">
            <text:p>3.07496</text:p>
          </table:table-cell>
          <table:table-cell office:value-type="float" office:value="0.14926700000000001" table:style-name="ce2">
            <text:p>0.149267</text:p>
          </table:table-cell>
          <table:table-cell table:style-name="ce2"/>
          <table:table-cell office:value-type="float" office:value="2.2280637289000003E-2" table:formula="of:=POWER(([.B616]-[.C616]);2)" table:style-name="ce2">
            <text:p>0.022280637</text:p>
          </table:table-cell>
          <table:table-cell table:number-columns-repeated="16380"/>
        </table:table-row>
        <table:table-row table:style-name="ro1">
          <table:table-cell office:value-type="float" office:value="3.0799590000000001" table:style-name="ce2">
            <text:p>3.079959</text:p>
          </table:table-cell>
          <table:table-cell office:value-type="float" office:value="-0.55781199999999997" table:style-name="ce2">
            <text:p>-0.557812</text:p>
          </table:table-cell>
          <table:table-cell table:style-name="ce2"/>
          <table:table-cell office:value-type="float" office:value="0.31115422734399995" table:formula="of:=POWER(([.B617]-[.C617]);2)" table:style-name="ce2">
            <text:p>0.311154227</text:p>
          </table:table-cell>
          <table:table-cell table:number-columns-repeated="16380"/>
        </table:table-row>
        <table:table-row table:style-name="ro1">
          <table:table-cell office:value-type="float" office:value="3.084959" table:style-name="ce2">
            <text:p>3.084959</text:p>
          </table:table-cell>
          <table:table-cell office:value-type="float" office:value="0.41900700000000002" table:style-name="ce2">
            <text:p>0.419007</text:p>
          </table:table-cell>
          <table:table-cell table:style-name="ce2"/>
          <table:table-cell office:value-type="float" office:value="0.17556686604900001" table:formula="of:=POWER(([.B618]-[.C618]);2)" table:style-name="ce2">
            <text:p>0.175566866</text:p>
          </table:table-cell>
          <table:table-cell table:number-columns-repeated="16380"/>
        </table:table-row>
        <table:table-row table:style-name="ro1">
          <table:table-cell office:value-type="float" office:value="3.0899580000000002" table:style-name="ce2">
            <text:p>3.089958</text:p>
          </table:table-cell>
          <table:table-cell office:value-type="float" office:value="-2.3996E-2" table:style-name="ce2">
            <text:p>-0.023996</text:p>
          </table:table-cell>
          <table:table-cell table:style-name="ce2"/>
          <table:table-cell office:value-type="float" office:value="5.7580801599999996E-4" table:formula="of:=POWER(([.B619]-[.C619]);2)" table:style-name="ce2">
            <text:p>0.000575808</text:p>
          </table:table-cell>
          <table:table-cell table:number-columns-repeated="16380"/>
        </table:table-row>
        <table:table-row table:style-name="ro1">
          <table:table-cell office:value-type="float" office:value="3.0949580000000001" table:style-name="ce2">
            <text:p>3.094958</text:p>
          </table:table-cell>
          <table:table-cell office:value-type="float" office:value="-1.0131810000000001" table:style-name="ce2">
            <text:p>-1.013181</text:p>
          </table:table-cell>
          <table:table-cell table:style-name="ce2"/>
          <table:table-cell office:value-type="float" office:value="1.0265357387610001" table:formula="of:=POWER(([.B620]-[.C620]);2)" table:style-name="ce2">
            <text:p>1.026535739</text:p>
          </table:table-cell>
          <table:table-cell table:number-columns-repeated="16380"/>
        </table:table-row>
        <table:table-row table:style-name="ro1">
          <table:table-cell office:value-type="float" office:value="3.099958" table:style-name="ce2">
            <text:p>3.099958</text:p>
          </table:table-cell>
          <table:table-cell office:value-type="float" office:value="-0.47877199999999998" table:style-name="ce2">
            <text:p>-0.478772</text:p>
          </table:table-cell>
          <table:table-cell table:style-name="ce2"/>
          <table:table-cell office:value-type="float" office:value="0.22922262798399998" table:formula="of:=POWER(([.B621]-[.C621]);2)" table:style-name="ce2">
            <text:p>0.229222628</text:p>
          </table:table-cell>
          <table:table-cell table:number-columns-repeated="16380"/>
        </table:table-row>
        <table:table-row table:style-name="ro1">
          <table:table-cell office:value-type="float" office:value="3.1049570000000002" table:style-name="ce2">
            <text:p>3.104957</text:p>
          </table:table-cell>
          <table:table-cell office:value-type="float" office:value="-0.35379100000000002" table:style-name="ce2">
            <text:p>-0.353791</text:p>
          </table:table-cell>
          <table:table-cell table:style-name="ce2"/>
          <table:table-cell office:value-type="float" office:value="0.12516807168100003" table:formula="of:=POWER(([.B622]-[.C622]);2)" table:style-name="ce2">
            <text:p>0.125168072</text:p>
          </table:table-cell>
          <table:table-cell table:number-columns-repeated="16380"/>
        </table:table-row>
        <table:table-row table:style-name="ro1">
          <table:table-cell office:value-type="float" office:value="3.1099570000000001" table:style-name="ce2">
            <text:p>3.109957</text:p>
          </table:table-cell>
          <table:table-cell office:value-type="float" office:value="3.3475999999999999E-2" table:style-name="ce2">
            <text:p>0.033476</text:p>
          </table:table-cell>
          <table:table-cell table:style-name="ce2"/>
          <table:table-cell office:value-type="float" office:value="1.1206425759999999E-3" table:formula="of:=POWER(([.B623]-[.C623]);2)" table:style-name="ce2">
            <text:p>0.001120643</text:p>
          </table:table-cell>
          <table:table-cell table:number-columns-repeated="16380"/>
        </table:table-row>
        <table:table-row table:style-name="ro1">
          <table:table-cell office:value-type="float" office:value="3.114957" table:style-name="ce2">
            <text:p>3.114957</text:p>
          </table:table-cell>
          <table:table-cell office:value-type="float" office:value="5.4568999999999999E-2" table:style-name="ce2">
            <text:p>0.054569</text:p>
          </table:table-cell>
          <table:table-cell table:style-name="ce2"/>
          <table:table-cell office:value-type="float" office:value="2.9777757609999998E-3" table:formula="of:=POWER(([.B624]-[.C624]);2)" table:style-name="ce2">
            <text:p>0.002977776</text:p>
          </table:table-cell>
          <table:table-cell table:number-columns-repeated="16380"/>
        </table:table-row>
        <table:table-row table:style-name="ro1">
          <table:table-cell office:value-type="float" office:value="3.1199560000000002" table:style-name="ce2">
            <text:p>3.119956</text:p>
          </table:table-cell>
          <table:table-cell office:value-type="float" office:value="-0.82654799999999995" table:style-name="ce2">
            <text:p>-0.826548</text:p>
          </table:table-cell>
          <table:table-cell table:style-name="ce2"/>
          <table:table-cell office:value-type="float" office:value="0.68318159630399988" table:formula="of:=POWER(([.B625]-[.C625]);2)" table:style-name="ce2">
            <text:p>0.683181596</text:p>
          </table:table-cell>
          <table:table-cell table:number-columns-repeated="16380"/>
        </table:table-row>
        <table:table-row table:style-name="ro1">
          <table:table-cell office:value-type="float" office:value="3.1249560000000001" table:style-name="ce2">
            <text:p>3.124956</text:p>
          </table:table-cell>
          <table:table-cell office:value-type="float" office:value="5.9207999999999997E-2" table:style-name="ce2">
            <text:p>0.059208</text:p>
          </table:table-cell>
          <table:table-cell table:style-name="ce2"/>
          <table:table-cell office:value-type="float" office:value="3.5055872639999995E-3" table:formula="of:=POWER(([.B626]-[.C626]);2)" table:style-name="ce2">
            <text:p>0.003505587</text:p>
          </table:table-cell>
          <table:table-cell table:number-columns-repeated="16380"/>
        </table:table-row>
        <table:table-row table:style-name="ro1">
          <table:table-cell office:value-type="float" office:value="3.129956" table:style-name="ce2">
            <text:p>3.129956</text:p>
          </table:table-cell>
          <table:table-cell office:value-type="float" office:value="0.890961" table:style-name="ce2">
            <text:p>0.890961</text:p>
          </table:table-cell>
          <table:table-cell table:style-name="ce2"/>
          <table:table-cell office:value-type="float" office:value="0.79381150352100005" table:formula="of:=POWER(([.B627]-[.C627]);2)" table:style-name="ce2">
            <text:p>0.793811504</text:p>
          </table:table-cell>
          <table:table-cell table:number-columns-repeated="16380"/>
        </table:table-row>
        <table:table-row table:style-name="ro1">
          <table:table-cell office:value-type="float" office:value="3.1349550000000002" table:style-name="ce2">
            <text:p>3.134955</text:p>
          </table:table-cell>
          <table:table-cell office:value-type="float" office:value="0.96705700000000006" table:style-name="ce2">
            <text:p>0.967057</text:p>
          </table:table-cell>
          <table:table-cell table:style-name="ce2"/>
          <table:table-cell office:value-type="float" office:value="0.93519924124900011" table:formula="of:=POWER(([.B628]-[.C628]);2)" table:style-name="ce2">
            <text:p>0.935199241</text:p>
          </table:table-cell>
          <table:table-cell table:number-columns-repeated="16380"/>
        </table:table-row>
        <table:table-row table:style-name="ro1">
          <table:table-cell office:value-type="float" office:value="3.1399550000000001" table:style-name="ce2">
            <text:p>3.139955</text:p>
          </table:table-cell>
          <table:table-cell office:value-type="float" office:value="-7.0866999999999999E-2" table:style-name="ce2">
            <text:p>-0.070867</text:p>
          </table:table-cell>
          <table:table-cell table:style-name="ce2"/>
          <table:table-cell office:value-type="float" office:value="5.0221316890000003E-3" table:formula="of:=POWER(([.B629]-[.C629]);2)" table:style-name="ce2">
            <text:p>0.005022132</text:p>
          </table:table-cell>
          <table:table-cell table:number-columns-repeated="16380"/>
        </table:table-row>
        <table:table-row table:style-name="ro1">
          <table:table-cell office:value-type="float" office:value="3.1449539999999998" table:style-name="ce2">
            <text:p>3.144954</text:p>
          </table:table-cell>
          <table:table-cell office:value-type="float" office:value="-0.74449900000000002" table:style-name="ce2">
            <text:p>-0.744499</text:p>
          </table:table-cell>
          <table:table-cell table:style-name="ce2"/>
          <table:table-cell office:value-type="float" office:value="0.55427876100100004" table:formula="of:=POWER(([.B630]-[.C630]);2)" table:style-name="ce2">
            <text:p>0.554278761</text:p>
          </table:table-cell>
          <table:table-cell table:number-columns-repeated="16380"/>
        </table:table-row>
        <table:table-row table:style-name="ro1">
          <table:table-cell office:value-type="float" office:value="3.1499540000000001" table:style-name="ce2">
            <text:p>3.149954</text:p>
          </table:table-cell>
          <table:table-cell office:value-type="float" office:value="-1.079987" table:style-name="ce2">
            <text:p>-1.079987</text:p>
          </table:table-cell>
          <table:table-cell table:style-name="ce2"/>
          <table:table-cell office:value-type="float" office:value="1.1663719201690002" table:formula="of:=POWER(([.B631]-[.C631]);2)" table:style-name="ce2">
            <text:p>1.16637192</text:p>
          </table:table-cell>
          <table:table-cell table:number-columns-repeated="16380"/>
        </table:table-row>
        <table:table-row table:style-name="ro1">
          <table:table-cell office:value-type="float" office:value="3.154954" table:style-name="ce2">
            <text:p>3.154954</text:p>
          </table:table-cell>
          <table:table-cell office:value-type="float" office:value="0.44622299999999998" table:style-name="ce2">
            <text:p>0.446223</text:p>
          </table:table-cell>
          <table:table-cell table:style-name="ce2"/>
          <table:table-cell office:value-type="float" office:value="0.19911496572899998" table:formula="of:=POWER(([.B632]-[.C632]);2)" table:style-name="ce2">
            <text:p>0.199114966</text:p>
          </table:table-cell>
          <table:table-cell table:number-columns-repeated="16380"/>
        </table:table-row>
        <table:table-row table:style-name="ro1">
          <table:table-cell office:value-type="float" office:value="3.1599529999999998" table:style-name="ce2">
            <text:p>3.159953</text:p>
          </table:table-cell>
          <table:table-cell office:value-type="float" office:value="-3.7291999999999999E-2" table:style-name="ce2">
            <text:p>-0.037292</text:p>
          </table:table-cell>
          <table:table-cell table:style-name="ce2"/>
          <table:table-cell office:value-type="float" office:value="1.3906932639999999E-3" table:formula="of:=POWER(([.B633]-[.C633]);2)" table:style-name="ce2">
            <text:p>0.001390693</text:p>
          </table:table-cell>
          <table:table-cell table:number-columns-repeated="16380"/>
        </table:table-row>
        <table:table-row table:style-name="ro1">
          <table:table-cell office:value-type="float" office:value="3.1649530000000001" table:style-name="ce2">
            <text:p>3.164953</text:p>
          </table:table-cell>
          <table:table-cell office:value-type="float" office:value="-0.26369399999999998" table:style-name="ce2">
            <text:p>-0.263694</text:p>
          </table:table-cell>
          <table:table-cell table:style-name="ce2"/>
          <table:table-cell office:value-type="float" office:value="6.9534525635999989E-2" table:formula="of:=POWER(([.B634]-[.C634]);2)" table:style-name="ce2">
            <text:p>0.069534526</text:p>
          </table:table-cell>
          <table:table-cell table:number-columns-repeated="16380"/>
        </table:table-row>
        <table:table-row table:style-name="ro1">
          <table:table-cell office:value-type="float" office:value="3.169953" table:style-name="ce2">
            <text:p>3.169953</text:p>
          </table:table-cell>
          <table:table-cell office:value-type="float" office:value="-0.53816799999999998" table:style-name="ce2">
            <text:p>-0.538168</text:p>
          </table:table-cell>
          <table:table-cell table:style-name="ce2"/>
          <table:table-cell office:value-type="float" office:value="0.289624796224" table:formula="of:=POWER(([.B635]-[.C635]);2)" table:style-name="ce2">
            <text:p>0.289624796</text:p>
          </table:table-cell>
          <table:table-cell table:number-columns-repeated="16380"/>
        </table:table-row>
        <table:table-row table:style-name="ro1">
          <table:table-cell office:value-type="float" office:value="3.1749520000000002" table:style-name="ce2">
            <text:p>3.174952</text:p>
          </table:table-cell>
          <table:table-cell office:value-type="float" office:value="1.5796000000000001E-2" table:style-name="ce2">
            <text:p>0.015796</text:p>
          </table:table-cell>
          <table:table-cell table:style-name="ce2"/>
          <table:table-cell office:value-type="float" office:value="2.4951361600000001E-4" table:formula="of:=POWER(([.B636]-[.C636]);2)" table:style-name="ce2">
            <text:p>0.000249514</text:p>
          </table:table-cell>
          <table:table-cell table:number-columns-repeated="16380"/>
        </table:table-row>
        <table:table-row table:style-name="ro1">
          <table:table-cell office:value-type="float" office:value="3.1799520000000001" table:style-name="ce2">
            <text:p>3.179952</text:p>
          </table:table-cell>
          <table:table-cell office:value-type="float" office:value="0.17058200000000001" table:style-name="ce2">
            <text:p>0.170582</text:p>
          </table:table-cell>
          <table:table-cell table:style-name="ce2"/>
          <table:table-cell office:value-type="float" office:value="2.9098218724000004E-2" table:formula="of:=POWER(([.B637]-[.C637]);2)" table:style-name="ce2">
            <text:p>0.029098219</text:p>
          </table:table-cell>
          <table:table-cell table:number-columns-repeated="16380"/>
        </table:table-row>
        <table:table-row table:style-name="ro1">
          <table:table-cell office:value-type="float" office:value="3.184952" table:style-name="ce2">
            <text:p>3.184952</text:p>
          </table:table-cell>
          <table:table-cell office:value-type="float" office:value="-0.70127300000000004" table:style-name="ce2">
            <text:p>-0.701273</text:p>
          </table:table-cell>
          <table:table-cell table:style-name="ce2"/>
          <table:table-cell office:value-type="float" office:value="0.49178382052900005" table:formula="of:=POWER(([.B638]-[.C638]);2)" table:style-name="ce2">
            <text:p>0.491783821</text:p>
          </table:table-cell>
          <table:table-cell table:number-columns-repeated="16380"/>
        </table:table-row>
        <table:table-row table:style-name="ro1">
          <table:table-cell office:value-type="float" office:value="3.1899510000000002" table:style-name="ce2">
            <text:p>3.189951</text:p>
          </table:table-cell>
          <table:table-cell office:value-type="float" office:value="-0.33397100000000002" table:style-name="ce2">
            <text:p>-0.333971</text:p>
          </table:table-cell>
          <table:table-cell table:style-name="ce2"/>
          <table:table-cell office:value-type="float" office:value="0.11153662884100002" table:formula="of:=POWER(([.B639]-[.C639]);2)" table:style-name="ce2">
            <text:p>0.111536629</text:p>
          </table:table-cell>
          <table:table-cell table:number-columns-repeated="16380"/>
        </table:table-row>
        <table:table-row table:style-name="ro1">
          <table:table-cell office:value-type="float" office:value="3.1949510000000001" table:style-name="ce2">
            <text:p>3.194951</text:p>
          </table:table-cell>
          <table:table-cell office:value-type="float" office:value="0.803037" table:style-name="ce2">
            <text:p>0.803037</text:p>
          </table:table-cell>
          <table:table-cell table:style-name="ce2"/>
          <table:table-cell office:value-type="float" office:value="0.64486842336899997" table:formula="of:=POWER(([.B640]-[.C640]);2)" table:style-name="ce2">
            <text:p>0.644868423</text:p>
          </table:table-cell>
          <table:table-cell table:number-columns-repeated="16380"/>
        </table:table-row>
        <table:table-row table:style-name="ro1">
          <table:table-cell office:value-type="float" office:value="3.1999499999999999" table:style-name="ce2">
            <text:p>3.19995</text:p>
          </table:table-cell>
          <table:table-cell office:value-type="float" office:value="-0.30057400000000001" table:style-name="ce2">
            <text:p>-0.300574</text:p>
          </table:table-cell>
          <table:table-cell table:style-name="ce2"/>
          <table:table-cell office:value-type="float" office:value="9.0344729476000002E-2" table:formula="of:=POWER(([.B641]-[.C641]);2)" table:style-name="ce2">
            <text:p>0.090344729</text:p>
          </table:table-cell>
          <table:table-cell table:number-columns-repeated="16380"/>
        </table:table-row>
        <table:table-row table:style-name="ro1">
          <table:table-cell office:value-type="float" office:value="3.2049500000000002" table:style-name="ce2">
            <text:p>3.20495</text:p>
          </table:table-cell>
          <table:table-cell office:value-type="float" office:value="-0.45030900000000001" table:style-name="ce2">
            <text:p>-0.450309</text:p>
          </table:table-cell>
          <table:table-cell table:style-name="ce2"/>
          <table:table-cell office:value-type="float" office:value="0.20277819548100001" table:formula="of:=POWER(([.B642]-[.C642]);2)" table:style-name="ce2">
            <text:p>0.202778195</text:p>
          </table:table-cell>
          <table:table-cell table:number-columns-repeated="16380"/>
        </table:table-row>
        <table:table-row table:style-name="ro1">
          <table:table-cell office:value-type="float" office:value="3.2099500000000001" table:style-name="ce2">
            <text:p>3.20995</text:p>
          </table:table-cell>
          <table:table-cell office:value-type="float" office:value="0.65776400000000002" table:style-name="ce2">
            <text:p>0.657764</text:p>
          </table:table-cell>
          <table:table-cell table:style-name="ce2"/>
          <table:table-cell office:value-type="float" office:value="0.43265347969600004" table:formula="of:=POWER(([.B643]-[.C643]);2)" table:style-name="ce2">
            <text:p>0.43265348</text:p>
          </table:table-cell>
          <table:table-cell table:number-columns-repeated="16380"/>
        </table:table-row>
        <table:table-row table:style-name="ro1">
          <table:table-cell office:value-type="float" office:value="3.2149489999999998" table:style-name="ce2">
            <text:p>3.214949</text:p>
          </table:table-cell>
          <table:table-cell office:value-type="float" office:value="0.30011500000000002" table:style-name="ce2">
            <text:p>0.300115</text:p>
          </table:table-cell>
          <table:table-cell table:style-name="ce2"/>
          <table:table-cell office:value-type="float" office:value="9.0069013225000008E-2" table:formula="of:=POWER(([.B644]-[.C644]);2)" table:style-name="ce2">
            <text:p>0.090069013</text:p>
          </table:table-cell>
          <table:table-cell table:number-columns-repeated="16380"/>
        </table:table-row>
        <table:table-row table:style-name="ro1">
          <table:table-cell office:value-type="float" office:value="3.2199490000000002" table:style-name="ce2">
            <text:p>3.219949</text:p>
          </table:table-cell>
          <table:table-cell office:value-type="float" office:value="-0.61334900000000003" table:style-name="ce2">
            <text:p>-0.613349</text:p>
          </table:table-cell>
          <table:table-cell table:style-name="ce2"/>
          <table:table-cell office:value-type="float" office:value="0.37619699580100002" table:formula="of:=POWER(([.B645]-[.C645]);2)" table:style-name="ce2">
            <text:p>0.376196996</text:p>
          </table:table-cell>
          <table:table-cell table:number-columns-repeated="16380"/>
        </table:table-row>
        <table:table-row table:style-name="ro1">
          <table:table-cell office:value-type="float" office:value="3.2249490000000001" table:style-name="ce2">
            <text:p>3.224949</text:p>
          </table:table-cell>
          <table:table-cell office:value-type="float" office:value="0.20451" table:style-name="ce2">
            <text:p>0.20451</text:p>
          </table:table-cell>
          <table:table-cell table:style-name="ce2"/>
          <table:table-cell office:value-type="float" office:value="4.1824340099999996E-2" table:formula="of:=POWER(([.B646]-[.C646]);2)" table:style-name="ce2">
            <text:p>0.04182434</text:p>
          </table:table-cell>
          <table:table-cell table:number-columns-repeated="16380"/>
        </table:table-row>
        <table:table-row table:style-name="ro1">
          <table:table-cell office:value-type="float" office:value="3.2299479999999998" table:style-name="ce2">
            <text:p>3.229948</text:p>
          </table:table-cell>
          <table:table-cell office:value-type="float" office:value="0.15517600000000001" table:style-name="ce2">
            <text:p>0.155176</text:p>
          </table:table-cell>
          <table:table-cell table:style-name="ce2"/>
          <table:table-cell office:value-type="float" office:value="2.4079590976000001E-2" table:formula="of:=POWER(([.B647]-[.C647]);2)" table:style-name="ce2">
            <text:p>0.024079591</text:p>
          </table:table-cell>
          <table:table-cell table:number-columns-repeated="16380"/>
        </table:table-row>
        <table:table-row table:style-name="ro1">
          <table:table-cell office:value-type="float" office:value="3.2349480000000002" table:style-name="ce2">
            <text:p>3.234948</text:p>
          </table:table-cell>
          <table:table-cell office:value-type="float" office:value="0.43389699999999998" table:style-name="ce2">
            <text:p>0.433897</text:p>
          </table:table-cell>
          <table:table-cell table:style-name="ce2"/>
          <table:table-cell office:value-type="float" office:value="0.18826660660899999" table:formula="of:=POWER(([.B648]-[.C648]);2)" table:style-name="ce2">
            <text:p>0.188266607</text:p>
          </table:table-cell>
          <table:table-cell table:number-columns-repeated="16380"/>
        </table:table-row>
        <table:table-row table:style-name="ro1">
          <table:table-cell office:value-type="float" office:value="3.2399480000000001" table:style-name="ce2">
            <text:p>3.239948</text:p>
          </table:table-cell>
          <table:table-cell office:value-type="float" office:value="-0.50524500000000006" table:style-name="ce2">
            <text:p>-0.505245</text:p>
          </table:table-cell>
          <table:table-cell table:style-name="ce2"/>
          <table:table-cell office:value-type="float" office:value="0.25527251002500007" table:formula="of:=POWER(([.B649]-[.C649]);2)" table:style-name="ce2">
            <text:p>0.25527251</text:p>
          </table:table-cell>
          <table:table-cell table:number-columns-repeated="16380"/>
        </table:table-row>
        <table:table-row table:style-name="ro1">
          <table:table-cell office:value-type="float" office:value="3.2449469999999998" table:style-name="ce2">
            <text:p>3.244947</text:p>
          </table:table-cell>
          <table:table-cell office:value-type="float" office:value="-4.8221E-2" table:style-name="ce2">
            <text:p>-0.048221</text:p>
          </table:table-cell>
          <table:table-cell table:style-name="ce2"/>
          <table:table-cell office:value-type="float" office:value="2.3252648410000002E-3" table:formula="of:=POWER(([.B650]-[.C650]);2)" table:style-name="ce2">
            <text:p>0.002325265</text:p>
          </table:table-cell>
          <table:table-cell table:number-columns-repeated="16380"/>
        </table:table-row>
        <table:table-row table:style-name="ro1">
          <table:table-cell office:value-type="float" office:value="3.2499470000000001" table:style-name="ce2">
            <text:p>3.249947</text:p>
          </table:table-cell>
          <table:table-cell office:value-type="float" office:value="0.180981" table:style-name="ce2">
            <text:p>0.180981</text:p>
          </table:table-cell>
          <table:table-cell table:style-name="ce2"/>
          <table:table-cell office:value-type="float" office:value="3.2754122361000004E-2" table:formula="of:=POWER(([.B651]-[.C651]);2)" table:style-name="ce2">
            <text:p>0.032754122</text:p>
          </table:table-cell>
          <table:table-cell table:number-columns-repeated="16380"/>
        </table:table-row>
        <table:table-row table:style-name="ro1">
          <table:table-cell office:value-type="float" office:value="3.2549459999999999" table:style-name="ce2">
            <text:p>3.254946</text:p>
          </table:table-cell>
          <table:table-cell office:value-type="float" office:value="-0.19309299999999999" table:style-name="ce2">
            <text:p>-0.193093</text:p>
          </table:table-cell>
          <table:table-cell table:style-name="ce2"/>
          <table:table-cell office:value-type="float" office:value="3.7284906648999992E-2" table:formula="of:=POWER(([.B652]-[.C652]);2)" table:style-name="ce2">
            <text:p>0.037284907</text:p>
          </table:table-cell>
          <table:table-cell table:number-columns-repeated="16380"/>
        </table:table-row>
        <table:table-row table:style-name="ro1">
          <table:table-cell office:value-type="float" office:value="3.2599459999999998" table:style-name="ce2">
            <text:p>3.259946</text:p>
          </table:table-cell>
          <table:table-cell office:value-type="float" office:value="-2.4729999999999999E-2" table:style-name="ce2">
            <text:p>-0.02473</text:p>
          </table:table-cell>
          <table:table-cell table:style-name="ce2"/>
          <table:table-cell office:value-type="float" office:value="6.1157289999999988E-4" table:formula="of:=POWER(([.B653]-[.C653]);2)" table:style-name="ce2">
            <text:p>0.000611573</text:p>
          </table:table-cell>
          <table:table-cell table:number-columns-repeated="16380"/>
        </table:table-row>
        <table:table-row table:style-name="ro1">
          <table:table-cell office:value-type="float" office:value="3.2649460000000001" table:style-name="ce2">
            <text:p>3.264946</text:p>
          </table:table-cell>
          <table:table-cell office:value-type="float" office:value="-0.70469499999999996" table:style-name="ce2">
            <text:p>-0.704695</text:p>
          </table:table-cell>
          <table:table-cell table:style-name="ce2"/>
          <table:table-cell office:value-type="float" office:value="0.49659504302499996" table:formula="of:=POWER(([.B654]-[.C654]);2)" table:style-name="ce2">
            <text:p>0.496595043</text:p>
          </table:table-cell>
          <table:table-cell table:number-columns-repeated="16380"/>
        </table:table-row>
        <table:table-row table:style-name="ro1">
          <table:table-cell office:value-type="float" office:value="3.2699449999999999" table:style-name="ce2">
            <text:p>3.269945</text:p>
          </table:table-cell>
          <table:table-cell office:value-type="float" office:value="-0.56448900000000002" table:style-name="ce2">
            <text:p>-0.564489</text:p>
          </table:table-cell>
          <table:table-cell table:style-name="ce2"/>
          <table:table-cell office:value-type="float" office:value="0.31864783112100004" table:formula="of:=POWER(([.B655]-[.C655]);2)" table:style-name="ce2">
            <text:p>0.318647831</text:p>
          </table:table-cell>
          <table:table-cell table:number-columns-repeated="16380"/>
        </table:table-row>
        <table:table-row table:style-name="ro1">
          <table:table-cell office:value-type="float" office:value="3.2749450000000002" table:style-name="ce2">
            <text:p>3.274945</text:p>
          </table:table-cell>
          <table:table-cell office:value-type="float" office:value="0.59715099999999999" table:style-name="ce2">
            <text:p>0.597151</text:p>
          </table:table-cell>
          <table:table-cell table:style-name="ce2"/>
          <table:table-cell office:value-type="float" office:value="0.35658931680099998" table:formula="of:=POWER(([.B656]-[.C656]);2)" table:style-name="ce2">
            <text:p>0.356589317</text:p>
          </table:table-cell>
          <table:table-cell table:number-columns-repeated="16380"/>
        </table:table-row>
        <table:table-row table:style-name="ro1">
          <table:table-cell office:value-type="float" office:value="3.2799450000000001" table:style-name="ce2">
            <text:p>3.279945</text:p>
          </table:table-cell>
          <table:table-cell office:value-type="float" office:value="-0.92106900000000003" table:style-name="ce2">
            <text:p>-0.921069</text:p>
          </table:table-cell>
          <table:table-cell table:style-name="ce2"/>
          <table:table-cell office:value-type="float" office:value="0.84836810276100005" table:formula="of:=POWER(([.B657]-[.C657]);2)" table:style-name="ce2">
            <text:p>0.848368103</text:p>
          </table:table-cell>
          <table:table-cell table:number-columns-repeated="16380"/>
        </table:table-row>
        <table:table-row table:style-name="ro1">
          <table:table-cell office:value-type="float" office:value="3.2849439999999999" table:style-name="ce2">
            <text:p>3.284944</text:p>
          </table:table-cell>
          <table:table-cell office:value-type="float" office:value="-0.279254" table:style-name="ce2">
            <text:p>-0.279254</text:p>
          </table:table-cell>
          <table:table-cell table:style-name="ce2"/>
          <table:table-cell office:value-type="float" office:value="7.7982796516E-2" table:formula="of:=POWER(([.B658]-[.C658]);2)" table:style-name="ce2">
            <text:p>0.077982797</text:p>
          </table:table-cell>
          <table:table-cell table:number-columns-repeated="16380"/>
        </table:table-row>
        <table:table-row table:style-name="ro1">
          <table:table-cell office:value-type="float" office:value="3.2899440000000002" table:style-name="ce2">
            <text:p>3.289944</text:p>
          </table:table-cell>
          <table:table-cell office:value-type="float" office:value="-0.17147999999999999" table:style-name="ce2">
            <text:p>-0.17148</text:p>
          </table:table-cell>
          <table:table-cell table:style-name="ce2"/>
          <table:table-cell office:value-type="float" office:value="2.9405390399999998E-2" table:formula="of:=POWER(([.B659]-[.C659]);2)" table:style-name="ce2">
            <text:p>0.02940539</text:p>
          </table:table-cell>
          <table:table-cell table:number-columns-repeated="16380"/>
        </table:table-row>
        <table:table-row table:style-name="ro1">
          <table:table-cell office:value-type="float" office:value="3.2949440000000001" table:style-name="ce2">
            <text:p>3.294944</text:p>
          </table:table-cell>
          <table:table-cell office:value-type="float" office:value="-0.28305599999999997" table:style-name="ce2">
            <text:p>-0.283056</text:p>
          </table:table-cell>
          <table:table-cell table:style-name="ce2"/>
          <table:table-cell office:value-type="float" office:value="8.0120699135999979E-2" table:formula="of:=POWER(([.B660]-[.C660]);2)" table:style-name="ce2">
            <text:p>0.080120699</text:p>
          </table:table-cell>
          <table:table-cell table:number-columns-repeated="16380"/>
        </table:table-row>
        <table:table-row table:style-name="ro1">
          <table:table-cell office:value-type="float" office:value="3.2999429999999998" table:style-name="ce2">
            <text:p>3.299943</text:p>
          </table:table-cell>
          <table:table-cell office:value-type="float" office:value="-0.32349899999999998" table:style-name="ce2">
            <text:p>-0.323499</text:p>
          </table:table-cell>
          <table:table-cell table:style-name="ce2"/>
          <table:table-cell office:value-type="float" office:value="0.10465160300099999" table:formula="of:=POWER(([.B661]-[.C661]);2)" table:style-name="ce2">
            <text:p>0.104651603</text:p>
          </table:table-cell>
          <table:table-cell table:number-columns-repeated="16380"/>
        </table:table-row>
        <table:table-row table:style-name="ro1">
          <table:table-cell office:value-type="float" office:value="3.3049430000000002" table:style-name="ce2">
            <text:p>3.304943</text:p>
          </table:table-cell>
          <table:table-cell office:value-type="float" office:value="-0.268959" table:style-name="ce2">
            <text:p>-0.268959</text:p>
          </table:table-cell>
          <table:table-cell table:style-name="ce2"/>
          <table:table-cell office:value-type="float" office:value="7.2338943680999995E-2" table:formula="of:=POWER(([.B662]-[.C662]);2)" table:style-name="ce2">
            <text:p>0.072338944</text:p>
          </table:table-cell>
          <table:table-cell table:number-columns-repeated="16380"/>
        </table:table-row>
        <table:table-row table:style-name="ro1">
          <table:table-cell office:value-type="float" office:value="3.3099419999999999" table:style-name="ce2">
            <text:p>3.309942</text:p>
          </table:table-cell>
          <table:table-cell office:value-type="float" office:value="1.7059999999999999E-2" table:style-name="ce2">
            <text:p>0.01706</text:p>
          </table:table-cell>
          <table:table-cell table:style-name="ce2"/>
          <table:table-cell office:value-type="float" office:value="2.9104359999999993E-4" table:formula="of:=POWER(([.B663]-[.C663]);2)" table:style-name="ce2">
            <text:p>0.000291044</text:p>
          </table:table-cell>
          <table:table-cell table:number-columns-repeated="16380"/>
        </table:table-row>
        <table:table-row table:style-name="ro1">
          <table:table-cell office:value-type="float" office:value="3.3149419999999998" table:style-name="ce2">
            <text:p>3.314942</text:p>
          </table:table-cell>
          <table:table-cell office:value-type="float" office:value="0.68931699999999996" table:style-name="ce2">
            <text:p>0.689317</text:p>
          </table:table-cell>
          <table:table-cell table:style-name="ce2"/>
          <table:table-cell office:value-type="float" office:value="0.47515792648899996" table:formula="of:=POWER(([.B664]-[.C664]);2)" table:style-name="ce2">
            <text:p>0.475157926</text:p>
          </table:table-cell>
          <table:table-cell table:number-columns-repeated="16380"/>
        </table:table-row>
        <table:table-row table:style-name="ro1">
          <table:table-cell office:value-type="float" office:value="3.3199420000000002" table:style-name="ce2">
            <text:p>3.319942</text:p>
          </table:table-cell>
          <table:table-cell office:value-type="float" office:value="-1.040054" table:style-name="ce2">
            <text:p>-1.040054</text:p>
          </table:table-cell>
          <table:table-cell table:style-name="ce2"/>
          <table:table-cell office:value-type="float" office:value="1.0817123229160002" table:formula="of:=POWER(([.B665]-[.C665]);2)" table:style-name="ce2">
            <text:p>1.081712323</text:p>
          </table:table-cell>
          <table:table-cell table:number-columns-repeated="16380"/>
        </table:table-row>
        <table:table-row table:style-name="ro1">
          <table:table-cell office:value-type="float" office:value="3.3249409999999999" table:style-name="ce2">
            <text:p>3.324941</text:p>
          </table:table-cell>
          <table:table-cell office:value-type="float" office:value="-2.1343999999999998E-2" table:style-name="ce2">
            <text:p>-0.021344</text:p>
          </table:table-cell>
          <table:table-cell table:style-name="ce2"/>
          <table:table-cell office:value-type="float" office:value="4.5556633599999993E-4" table:formula="of:=POWER(([.B666]-[.C666]);2)" table:style-name="ce2">
            <text:p>0.000455566</text:p>
          </table:table-cell>
          <table:table-cell table:number-columns-repeated="16380"/>
        </table:table-row>
        <table:table-row table:style-name="ro1">
          <table:table-cell office:value-type="float" office:value="3.3299409999999998" table:style-name="ce2">
            <text:p>3.329941</text:p>
          </table:table-cell>
          <table:table-cell office:value-type="float" office:value="0.76552399999999998" table:style-name="ce2">
            <text:p>0.765524</text:p>
          </table:table-cell>
          <table:table-cell table:style-name="ce2"/>
          <table:table-cell office:value-type="float" office:value="0.58602699457599994" table:formula="of:=POWER(([.B667]-[.C667]);2)" table:style-name="ce2">
            <text:p>0.586026995</text:p>
          </table:table-cell>
          <table:table-cell table:number-columns-repeated="16380"/>
        </table:table-row>
        <table:table-row table:style-name="ro1">
          <table:table-cell office:value-type="float" office:value="3.3349410000000002" table:style-name="ce2">
            <text:p>3.334941</text:p>
          </table:table-cell>
          <table:table-cell office:value-type="float" office:value="-0.23069700000000001" table:style-name="ce2">
            <text:p>-0.230697</text:p>
          </table:table-cell>
          <table:table-cell table:style-name="ce2"/>
          <table:table-cell office:value-type="float" office:value="5.3221105809000004E-2" table:formula="of:=POWER(([.B668]-[.C668]);2)" table:style-name="ce2">
            <text:p>0.053221106</text:p>
          </table:table-cell>
          <table:table-cell table:number-columns-repeated="16380"/>
        </table:table-row>
        <table:table-row table:style-name="ro1">
          <table:table-cell office:value-type="float" office:value="3.3399399999999999" table:style-name="ce2">
            <text:p>3.33994</text:p>
          </table:table-cell>
          <table:table-cell office:value-type="float" office:value="-0.61626999999999998" table:style-name="ce2">
            <text:p>-0.61627</text:p>
          </table:table-cell>
          <table:table-cell table:style-name="ce2"/>
          <table:table-cell office:value-type="float" office:value="0.37978871289999999" table:formula="of:=POWER(([.B669]-[.C669]);2)" table:style-name="ce2">
            <text:p>0.379788713</text:p>
          </table:table-cell>
          <table:table-cell table:number-columns-repeated="16380"/>
        </table:table-row>
        <table:table-row table:style-name="ro1">
          <table:table-cell office:value-type="float" office:value="3.3449399999999998" table:style-name="ce2">
            <text:p>3.34494</text:p>
          </table:table-cell>
          <table:table-cell office:value-type="float" office:value="1.4812000000000001E-2" table:style-name="ce2">
            <text:p>0.014812</text:p>
          </table:table-cell>
          <table:table-cell table:style-name="ce2"/>
          <table:table-cell office:value-type="float" office:value="2.19395344E-4" table:formula="of:=POWER(([.B670]-[.C670]);2)" table:style-name="ce2">
            <text:p>0.000219395</text:p>
          </table:table-cell>
          <table:table-cell table:number-columns-repeated="16380"/>
        </table:table-row>
        <table:table-row table:style-name="ro1">
          <table:table-cell office:value-type="float" office:value="3.3499400000000001" table:style-name="ce2">
            <text:p>3.34994</text:p>
          </table:table-cell>
          <table:table-cell office:value-type="float" office:value="-0.22480800000000001" table:style-name="ce2">
            <text:p>-0.224808</text:p>
          </table:table-cell>
          <table:table-cell table:style-name="ce2"/>
          <table:table-cell office:value-type="float" office:value="5.0538636864000001E-2" table:formula="of:=POWER(([.B671]-[.C671]);2)" table:style-name="ce2">
            <text:p>0.050538637</text:p>
          </table:table-cell>
          <table:table-cell table:number-columns-repeated="16380"/>
        </table:table-row>
        <table:table-row table:style-name="ro1">
          <table:table-cell office:value-type="float" office:value="3.3549389999999999" table:style-name="ce2">
            <text:p>3.354939</text:p>
          </table:table-cell>
          <table:table-cell office:value-type="float" office:value="-0.46830300000000002" table:style-name="ce2">
            <text:p>-0.468303</text:p>
          </table:table-cell>
          <table:table-cell table:style-name="ce2"/>
          <table:table-cell office:value-type="float" office:value="0.21930769980900003" table:formula="of:=POWER(([.B672]-[.C672]);2)" table:style-name="ce2">
            <text:p>0.2193077</text:p>
          </table:table-cell>
          <table:table-cell table:number-columns-repeated="16380"/>
        </table:table-row>
        <table:table-row table:style-name="ro1">
          <table:table-cell office:value-type="float" office:value="3.3599389999999998" table:style-name="ce2">
            <text:p>3.359939</text:p>
          </table:table-cell>
          <table:table-cell office:value-type="float" office:value="-0.77896600000000005" table:style-name="ce2">
            <text:p>-0.778966</text:p>
          </table:table-cell>
          <table:table-cell table:style-name="ce2"/>
          <table:table-cell office:value-type="float" office:value="0.60678802915600005" table:formula="of:=POWER(([.B673]-[.C673]);2)" table:style-name="ce2">
            <text:p>0.606788029</text:p>
          </table:table-cell>
          <table:table-cell table:number-columns-repeated="16380"/>
        </table:table-row>
        <table:table-row table:style-name="ro1">
          <table:table-cell office:value-type="float" office:value="3.364938" table:style-name="ce2">
            <text:p>3.364938</text:p>
          </table:table-cell>
          <table:table-cell office:value-type="float" office:value="-0.10457900000000001" table:style-name="ce2">
            <text:p>-0.104579</text:p>
          </table:table-cell>
          <table:table-cell table:style-name="ce2"/>
          <table:table-cell office:value-type="float" office:value="1.0936767241000001E-2" table:formula="of:=POWER(([.B674]-[.C674]);2)" table:style-name="ce2">
            <text:p>0.010936767</text:p>
          </table:table-cell>
          <table:table-cell table:number-columns-repeated="16380"/>
        </table:table-row>
        <table:table-row table:style-name="ro1">
          <table:table-cell office:value-type="float" office:value="3.3699379999999999" table:style-name="ce2">
            <text:p>3.369938</text:p>
          </table:table-cell>
          <table:table-cell office:value-type="float" office:value="-0.56183300000000003" table:style-name="ce2">
            <text:p>-0.561833</text:p>
          </table:table-cell>
          <table:table-cell table:style-name="ce2"/>
          <table:table-cell office:value-type="float" office:value="0.315656319889" table:formula="of:=POWER(([.B675]-[.C675]);2)" table:style-name="ce2">
            <text:p>0.31565632</text:p>
          </table:table-cell>
          <table:table-cell table:number-columns-repeated="16380"/>
        </table:table-row>
        <table:table-row table:style-name="ro1">
          <table:table-cell office:value-type="float" office:value="3.3749380000000002" table:style-name="ce2">
            <text:p>3.374938</text:p>
          </table:table-cell>
          <table:table-cell office:value-type="float" office:value="0.27343200000000001" table:style-name="ce2">
            <text:p>0.273432</text:p>
          </table:table-cell>
          <table:table-cell table:style-name="ce2"/>
          <table:table-cell office:value-type="float" office:value="7.4765058624E-2" table:formula="of:=POWER(([.B676]-[.C676]);2)" table:style-name="ce2">
            <text:p>0.074765059</text:p>
          </table:table-cell>
          <table:table-cell table:number-columns-repeated="16380"/>
        </table:table-row>
        <table:table-row table:style-name="ro1">
          <table:table-cell office:value-type="float" office:value="3.379937" table:style-name="ce2">
            <text:p>3.379937</text:p>
          </table:table-cell>
          <table:table-cell office:value-type="float" office:value="-2.9959E-2" table:style-name="ce2">
            <text:p>-0.029959</text:p>
          </table:table-cell>
          <table:table-cell table:style-name="ce2"/>
          <table:table-cell office:value-type="float" office:value="8.9754168099999995E-4" table:formula="of:=POWER(([.B677]-[.C677]);2)" table:style-name="ce2">
            <text:p>0.000897542</text:p>
          </table:table-cell>
          <table:table-cell table:number-columns-repeated="16380"/>
        </table:table-row>
        <table:table-row table:style-name="ro1">
          <table:table-cell office:value-type="float" office:value="3.3849369999999999" table:style-name="ce2">
            <text:p>3.384937</text:p>
          </table:table-cell>
          <table:table-cell office:value-type="float" office:value="-0.39706799999999998" table:style-name="ce2">
            <text:p>-0.397068</text:p>
          </table:table-cell>
          <table:table-cell table:style-name="ce2"/>
          <table:table-cell office:value-type="float" office:value="0.15766299662399999" table:formula="of:=POWER(([.B678]-[.C678]);2)" table:style-name="ce2">
            <text:p>0.157662997</text:p>
          </table:table-cell>
          <table:table-cell table:number-columns-repeated="16380"/>
        </table:table-row>
        <table:table-row table:style-name="ro1">
          <table:table-cell office:value-type="float" office:value="3.3899370000000002" table:style-name="ce2">
            <text:p>3.389937</text:p>
          </table:table-cell>
          <table:table-cell office:value-type="float" office:value="-1.012454" table:style-name="ce2">
            <text:p>-1.012454</text:p>
          </table:table-cell>
          <table:table-cell table:style-name="ce2"/>
          <table:table-cell office:value-type="float" office:value="1.0250631021159999" table:formula="of:=POWER(([.B679]-[.C679]);2)" table:style-name="ce2">
            <text:p>1.025063102</text:p>
          </table:table-cell>
          <table:table-cell table:number-columns-repeated="16380"/>
        </table:table-row>
        <table:table-row table:style-name="ro1">
          <table:table-cell office:value-type="float" office:value="3.394936" table:style-name="ce2">
            <text:p>3.394936</text:p>
          </table:table-cell>
          <table:table-cell office:value-type="float" office:value="-0.42904500000000001" table:style-name="ce2">
            <text:p>-0.429045</text:p>
          </table:table-cell>
          <table:table-cell table:style-name="ce2"/>
          <table:table-cell office:value-type="float" office:value="0.18407961202500001" table:formula="of:=POWER(([.B680]-[.C680]);2)" table:style-name="ce2">
            <text:p>0.184079612</text:p>
          </table:table-cell>
          <table:table-cell table:number-columns-repeated="16380"/>
        </table:table-row>
        <table:table-row table:style-name="ro1">
          <table:table-cell office:value-type="float" office:value="3.3999359999999998" table:style-name="ce2">
            <text:p>3.399936</text:p>
          </table:table-cell>
          <table:table-cell office:value-type="float" office:value="-0.72165100000000004" table:style-name="ce2">
            <text:p>-0.721651</text:p>
          </table:table-cell>
          <table:table-cell table:style-name="ce2"/>
          <table:table-cell office:value-type="float" office:value="0.52078016580100006" table:formula="of:=POWER(([.B681]-[.C681]);2)" table:style-name="ce2">
            <text:p>0.520780166</text:p>
          </table:table-cell>
          <table:table-cell table:number-columns-repeated="16380"/>
        </table:table-row>
        <table:table-row table:style-name="ro1">
          <table:table-cell office:value-type="float" office:value="3.4049360000000002" table:style-name="ce2">
            <text:p>3.404936</text:p>
          </table:table-cell>
          <table:table-cell office:value-type="float" office:value="0.70291199999999998" table:style-name="ce2">
            <text:p>0.702912</text:p>
          </table:table-cell>
          <table:table-cell table:style-name="ce2"/>
          <table:table-cell office:value-type="float" office:value="0.49408527974399996" table:formula="of:=POWER(([.B682]-[.C682]);2)" table:style-name="ce2">
            <text:p>0.49408528</text:p>
          </table:table-cell>
          <table:table-cell table:number-columns-repeated="16380"/>
        </table:table-row>
        <table:table-row table:style-name="ro1">
          <table:table-cell office:value-type="float" office:value="3.4099349999999999" table:style-name="ce2">
            <text:p>3.409935</text:p>
          </table:table-cell>
          <table:table-cell office:value-type="float" office:value="4.8175999999999997E-2" table:style-name="ce2">
            <text:p>0.048176</text:p>
          </table:table-cell>
          <table:table-cell table:style-name="ce2"/>
          <table:table-cell office:value-type="float" office:value="2.3209269759999996E-3" table:formula="of:=POWER(([.B683]-[.C683]);2)" table:style-name="ce2">
            <text:p>0.002320927</text:p>
          </table:table-cell>
          <table:table-cell table:number-columns-repeated="16380"/>
        </table:table-row>
        <table:table-row table:style-name="ro1">
          <table:table-cell office:value-type="float" office:value="3.4149349999999998" table:style-name="ce2">
            <text:p>3.414935</text:p>
          </table:table-cell>
          <table:table-cell office:value-type="float" office:value="1.9359999999999999E-2" table:style-name="ce2">
            <text:p>0.01936</text:p>
          </table:table-cell>
          <table:table-cell table:style-name="ce2"/>
          <table:table-cell office:value-type="float" office:value="3.7480959999999997E-4" table:formula="of:=POWER(([.B684]-[.C684]);2)" table:style-name="ce2">
            <text:p>0.00037481</text:p>
          </table:table-cell>
          <table:table-cell table:number-columns-repeated="16380"/>
        </table:table-row>
        <table:table-row table:style-name="ro1">
          <table:table-cell office:value-type="float" office:value="3.4199350000000002" table:style-name="ce2">
            <text:p>3.419935</text:p>
          </table:table-cell>
          <table:table-cell office:value-type="float" office:value="0.33575300000000002" table:style-name="ce2">
            <text:p>0.335753</text:p>
          </table:table-cell>
          <table:table-cell table:style-name="ce2"/>
          <table:table-cell office:value-type="float" office:value="0.11273007700900002" table:formula="of:=POWER(([.B685]-[.C685]);2)" table:style-name="ce2">
            <text:p>0.112730077</text:p>
          </table:table-cell>
          <table:table-cell table:number-columns-repeated="16380"/>
        </table:table-row>
        <table:table-row table:style-name="ro1">
          <table:table-cell office:value-type="float" office:value="3.4249339999999999" table:style-name="ce2">
            <text:p>3.424934</text:p>
          </table:table-cell>
          <table:table-cell office:value-type="float" office:value="0.69413400000000003" table:style-name="ce2">
            <text:p>0.694134</text:p>
          </table:table-cell>
          <table:table-cell table:style-name="ce2"/>
          <table:table-cell office:value-type="float" office:value="0.48182200995600005" table:formula="of:=POWER(([.B686]-[.C686]);2)" table:style-name="ce2">
            <text:p>0.48182201</text:p>
          </table:table-cell>
          <table:table-cell table:number-columns-repeated="16380"/>
        </table:table-row>
        <table:table-row table:style-name="ro1">
          <table:table-cell office:value-type="float" office:value="3.4299339999999998" table:style-name="ce2">
            <text:p>3.429934</text:p>
          </table:table-cell>
          <table:table-cell office:value-type="float" office:value="-1.7225000000000001E-2" table:style-name="ce2">
            <text:p>-0.017225</text:p>
          </table:table-cell>
          <table:table-cell table:style-name="ce2"/>
          <table:table-cell office:value-type="float" office:value="2.96700625E-4" table:formula="of:=POWER(([.B687]-[.C687]);2)" table:style-name="ce2">
            <text:p>0.000296701</text:p>
          </table:table-cell>
          <table:table-cell table:number-columns-repeated="16380"/>
        </table:table-row>
        <table:table-row table:style-name="ro1">
          <table:table-cell office:value-type="float" office:value="3.434933" table:style-name="ce2">
            <text:p>3.434933</text:p>
          </table:table-cell>
          <table:table-cell office:value-type="float" office:value="0.14263400000000001" table:style-name="ce2">
            <text:p>0.142634</text:p>
          </table:table-cell>
          <table:table-cell table:style-name="ce2"/>
          <table:table-cell office:value-type="float" office:value="2.0344457956000005E-2" table:formula="of:=POWER(([.B688]-[.C688]);2)" table:style-name="ce2">
            <text:p>0.020344458</text:p>
          </table:table-cell>
          <table:table-cell table:number-columns-repeated="16380"/>
        </table:table-row>
        <table:table-row table:style-name="ro1">
          <table:table-cell office:value-type="float" office:value="3.4399329999999999" table:style-name="ce2">
            <text:p>3.439933</text:p>
          </table:table-cell>
          <table:table-cell office:value-type="float" office:value="1.3797919999999999" table:style-name="ce2">
            <text:p>1.379792</text:p>
          </table:table-cell>
          <table:table-cell table:style-name="ce2"/>
          <table:table-cell office:value-type="float" office:value="1.9038259632639998" table:formula="of:=POWER(([.B689]-[.C689]);2)" table:style-name="ce2">
            <text:p>1.903825963</text:p>
          </table:table-cell>
          <table:table-cell table:number-columns-repeated="16380"/>
        </table:table-row>
        <table:table-row table:style-name="ro1">
          <table:table-cell office:value-type="float" office:value="3.4449329999999998" table:style-name="ce2">
            <text:p>3.444933</text:p>
          </table:table-cell>
          <table:table-cell office:value-type="float" office:value="-0.162054" table:style-name="ce2">
            <text:p>-0.162054</text:p>
          </table:table-cell>
          <table:table-cell table:style-name="ce2"/>
          <table:table-cell office:value-type="float" office:value="2.6261498916000003E-2" table:formula="of:=POWER(([.B690]-[.C690]);2)" table:style-name="ce2">
            <text:p>0.026261499</text:p>
          </table:table-cell>
          <table:table-cell table:number-columns-repeated="16380"/>
        </table:table-row>
        <table:table-row table:style-name="ro1">
          <table:table-cell office:value-type="float" office:value="3.449932" table:style-name="ce2">
            <text:p>3.449932</text:p>
          </table:table-cell>
          <table:table-cell office:value-type="float" office:value="-5.6044999999999998E-2" table:style-name="ce2">
            <text:p>-0.056045</text:p>
          </table:table-cell>
          <table:table-cell table:style-name="ce2"/>
          <table:table-cell office:value-type="float" office:value="3.1410420249999996E-3" table:formula="of:=POWER(([.B691]-[.C691]);2)" table:style-name="ce2">
            <text:p>0.003141042</text:p>
          </table:table-cell>
          <table:table-cell table:number-columns-repeated="16380"/>
        </table:table-row>
        <table:table-row table:style-name="ro1">
          <table:table-cell office:value-type="float" office:value="3.4549319999999999" table:style-name="ce2">
            <text:p>3.454932</text:p>
          </table:table-cell>
          <table:table-cell office:value-type="float" office:value="-0.174483" table:style-name="ce2">
            <text:p>-0.174483</text:p>
          </table:table-cell>
          <table:table-cell table:style-name="ce2"/>
          <table:table-cell office:value-type="float" office:value="3.0444317289E-2" table:formula="of:=POWER(([.B692]-[.C692]);2)" table:style-name="ce2">
            <text:p>0.030444317</text:p>
          </table:table-cell>
          <table:table-cell table:number-columns-repeated="16380"/>
        </table:table-row>
        <table:table-row table:style-name="ro1">
          <table:table-cell office:value-type="float" office:value="3.4599319999999998" table:style-name="ce2">
            <text:p>3.459932</text:p>
          </table:table-cell>
          <table:table-cell office:value-type="float" office:value="0.47943599999999997" table:style-name="ce2">
            <text:p>0.479436</text:p>
          </table:table-cell>
          <table:table-cell table:style-name="ce2"/>
          <table:table-cell office:value-type="float" office:value="0.22985887809599997" table:formula="of:=POWER(([.B693]-[.C693]);2)" table:style-name="ce2">
            <text:p>0.229858878</text:p>
          </table:table-cell>
          <table:table-cell table:number-columns-repeated="16380"/>
        </table:table-row>
        <table:table-row table:style-name="ro1">
          <table:table-cell office:value-type="float" office:value="3.464931" table:style-name="ce2">
            <text:p>3.464931</text:p>
          </table:table-cell>
          <table:table-cell office:value-type="float" office:value="-0.533188" table:style-name="ce2">
            <text:p>-0.533188</text:p>
          </table:table-cell>
          <table:table-cell table:style-name="ce2"/>
          <table:table-cell office:value-type="float" office:value="0.28428944334399997" table:formula="of:=POWER(([.B694]-[.C694]);2)" table:style-name="ce2">
            <text:p>0.284289443</text:p>
          </table:table-cell>
          <table:table-cell table:number-columns-repeated="16380"/>
        </table:table-row>
        <table:table-row table:style-name="ro1">
          <table:table-cell office:value-type="float" office:value="3.4699309999999999" table:style-name="ce2">
            <text:p>3.469931</text:p>
          </table:table-cell>
          <table:table-cell office:value-type="float" office:value="-0.34845100000000001" table:style-name="ce2">
            <text:p>-0.348451</text:p>
          </table:table-cell>
          <table:table-cell table:style-name="ce2"/>
          <table:table-cell office:value-type="float" office:value="0.12141809940100001" table:formula="of:=POWER(([.B695]-[.C695]);2)" table:style-name="ce2">
            <text:p>0.121418099</text:p>
          </table:table-cell>
          <table:table-cell table:number-columns-repeated="16380"/>
        </table:table-row>
        <table:table-row table:style-name="ro1">
          <table:table-cell office:value-type="float" office:value="3.4749310000000002" table:style-name="ce2">
            <text:p>3.474931</text:p>
          </table:table-cell>
          <table:table-cell office:value-type="float" office:value="0.95413899999999996" table:style-name="ce2">
            <text:p>0.954139</text:p>
          </table:table-cell>
          <table:table-cell table:style-name="ce2"/>
          <table:table-cell office:value-type="float" office:value="0.91038123132099991" table:formula="of:=POWER(([.B696]-[.C696]);2)" table:style-name="ce2">
            <text:p>0.910381231</text:p>
          </table:table-cell>
          <table:table-cell table:number-columns-repeated="16380"/>
        </table:table-row>
        <table:table-row table:style-name="ro1">
          <table:table-cell office:value-type="float" office:value="3.47993" table:style-name="ce2">
            <text:p>3.47993</text:p>
          </table:table-cell>
          <table:table-cell office:value-type="float" office:value="-0.521926" table:style-name="ce2">
            <text:p>-0.521926</text:p>
          </table:table-cell>
          <table:table-cell table:style-name="ce2"/>
          <table:table-cell office:value-type="float" office:value="0.27240674947600002" table:formula="of:=POWER(([.B697]-[.C697]);2)" table:style-name="ce2">
            <text:p>0.272406749</text:p>
          </table:table-cell>
          <table:table-cell table:number-columns-repeated="16380"/>
        </table:table-row>
        <table:table-row table:style-name="ro1">
          <table:table-cell office:value-type="float" office:value="3.4849299999999999" table:style-name="ce2">
            <text:p>3.48493</text:p>
          </table:table-cell>
          <table:table-cell office:value-type="float" office:value="7.8990000000000005E-2" table:style-name="ce2">
            <text:p>0.07899</text:p>
          </table:table-cell>
          <table:table-cell table:style-name="ce2"/>
          <table:table-cell office:value-type="float" office:value="6.2394201000000003E-3" table:formula="of:=POWER(([.B698]-[.C698]);2)" table:style-name="ce2">
            <text:p>0.00623942</text:p>
          </table:table-cell>
          <table:table-cell table:number-columns-repeated="16380"/>
        </table:table-row>
        <table:table-row table:style-name="ro1">
          <table:table-cell office:value-type="float" office:value="3.4899290000000001" table:style-name="ce2">
            <text:p>3.489929</text:p>
          </table:table-cell>
          <table:table-cell office:value-type="float" office:value="-0.27861200000000003" table:style-name="ce2">
            <text:p>-0.278612</text:p>
          </table:table-cell>
          <table:table-cell table:style-name="ce2"/>
          <table:table-cell office:value-type="float" office:value="7.7624646544000017E-2" table:formula="of:=POWER(([.B699]-[.C699]);2)" table:style-name="ce2">
            <text:p>0.077624647</text:p>
          </table:table-cell>
          <table:table-cell table:number-columns-repeated="16380"/>
        </table:table-row>
        <table:table-row table:style-name="ro1">
          <table:table-cell office:value-type="float" office:value="3.494929" table:style-name="ce2">
            <text:p>3.494929</text:p>
          </table:table-cell>
          <table:table-cell office:value-type="float" office:value="0.138904" table:style-name="ce2">
            <text:p>0.138904</text:p>
          </table:table-cell>
          <table:table-cell table:style-name="ce2"/>
          <table:table-cell office:value-type="float" office:value="1.9294321215999999E-2" table:formula="of:=POWER(([.B700]-[.C700]);2)" table:style-name="ce2">
            <text:p>0.019294321</text:p>
          </table:table-cell>
          <table:table-cell table:number-columns-repeated="16380"/>
        </table:table-row>
        <table:table-row table:style-name="ro1">
          <table:table-cell office:value-type="float" office:value="3.4999289999999998" table:style-name="ce2">
            <text:p>3.499929</text:p>
          </table:table-cell>
          <table:table-cell office:value-type="float" office:value="0.26031799999999999" table:style-name="ce2">
            <text:p>0.260318</text:p>
          </table:table-cell>
          <table:table-cell table:style-name="ce2"/>
          <table:table-cell office:value-type="float" office:value="6.776546112399999E-2" table:formula="of:=POWER(([.B701]-[.C701]);2)" table:style-name="ce2">
            <text:p>0.067765461</text:p>
          </table:table-cell>
          <table:table-cell table:number-columns-repeated="16380"/>
        </table:table-row>
        <table:table-row table:style-name="ro1">
          <table:table-cell office:value-type="float" office:value="3.504928" table:style-name="ce2">
            <text:p>3.504928</text:p>
          </table:table-cell>
          <table:table-cell office:value-type="float" office:value="-0.558091" table:style-name="ce2">
            <text:p>-0.558091</text:p>
          </table:table-cell>
          <table:table-cell table:style-name="ce2"/>
          <table:table-cell office:value-type="float" office:value="0.31146556428100003" table:formula="of:=POWER(([.B702]-[.C702]);2)" table:style-name="ce2">
            <text:p>0.311465564</text:p>
          </table:table-cell>
          <table:table-cell table:number-columns-repeated="16380"/>
        </table:table-row>
        <table:table-row table:style-name="ro1">
          <table:table-cell office:value-type="float" office:value="3.5099279999999999" table:style-name="ce2">
            <text:p>3.509928</text:p>
          </table:table-cell>
          <table:table-cell office:value-type="float" office:value="-0.53856199999999999" table:style-name="ce2">
            <text:p>-0.538562</text:p>
          </table:table-cell>
          <table:table-cell table:style-name="ce2"/>
          <table:table-cell office:value-type="float" office:value="0.290049027844" table:formula="of:=POWER(([.B703]-[.C703]);2)" table:style-name="ce2">
            <text:p>0.290049028</text:p>
          </table:table-cell>
          <table:table-cell table:number-columns-repeated="16380"/>
        </table:table-row>
        <table:table-row table:style-name="ro1">
          <table:table-cell office:value-type="float" office:value="3.5149279999999998" table:style-name="ce2">
            <text:p>3.514928</text:p>
          </table:table-cell>
          <table:table-cell office:value-type="float" office:value="-0.83156300000000005" table:style-name="ce2">
            <text:p>-0.831563</text:p>
          </table:table-cell>
          <table:table-cell table:style-name="ce2"/>
          <table:table-cell office:value-type="float" office:value="0.69149702296900006" table:formula="of:=POWER(([.B704]-[.C704]);2)" table:style-name="ce2">
            <text:p>0.691497023</text:p>
          </table:table-cell>
          <table:table-cell table:number-columns-repeated="16380"/>
        </table:table-row>
        <table:table-row table:style-name="ro1">
          <table:table-cell office:value-type="float" office:value="3.519927" table:style-name="ce2">
            <text:p>3.519927</text:p>
          </table:table-cell>
          <table:table-cell office:value-type="float" office:value="-0.62270999999999999" table:style-name="ce2">
            <text:p>-0.62271</text:p>
          </table:table-cell>
          <table:table-cell table:style-name="ce2"/>
          <table:table-cell office:value-type="float" office:value="0.38776774409999998" table:formula="of:=POWER(([.B705]-[.C705]);2)" table:style-name="ce2">
            <text:p>0.387767744</text:p>
          </table:table-cell>
          <table:table-cell table:number-columns-repeated="16380"/>
        </table:table-row>
        <table:table-row table:style-name="ro1">
          <table:table-cell office:value-type="float" office:value="3.5249269999999999" table:style-name="ce2">
            <text:p>3.524927</text:p>
          </table:table-cell>
          <table:table-cell office:value-type="float" office:value="0.641486" table:style-name="ce2">
            <text:p>0.641486</text:p>
          </table:table-cell>
          <table:table-cell table:style-name="ce2"/>
          <table:table-cell office:value-type="float" office:value="0.41150428819599999" table:formula="of:=POWER(([.B706]-[.C706]);2)" table:style-name="ce2">
            <text:p>0.411504288</text:p>
          </table:table-cell>
          <table:table-cell table:number-columns-repeated="16380"/>
        </table:table-row>
        <table:table-row table:style-name="ro1">
          <table:table-cell office:value-type="float" office:value="3.5299269999999998" table:style-name="ce2">
            <text:p>3.529927</text:p>
          </table:table-cell>
          <table:table-cell office:value-type="float" office:value="-0.51775000000000004" table:style-name="ce2">
            <text:p>-0.51775</text:p>
          </table:table-cell>
          <table:table-cell table:style-name="ce2"/>
          <table:table-cell office:value-type="float" office:value="0.26806506250000006" table:formula="of:=POWER(([.B707]-[.C707]);2)" table:style-name="ce2">
            <text:p>0.268065063</text:p>
          </table:table-cell>
          <table:table-cell table:number-columns-repeated="16380"/>
        </table:table-row>
        <table:table-row table:style-name="ro1">
          <table:table-cell office:value-type="float" office:value="3.534926" table:style-name="ce2">
            <text:p>3.534926</text:p>
          </table:table-cell>
          <table:table-cell office:value-type="float" office:value="-0.23647199999999999" table:style-name="ce2">
            <text:p>-0.236472</text:p>
          </table:table-cell>
          <table:table-cell table:style-name="ce2"/>
          <table:table-cell office:value-type="float" office:value="5.5919006783999997E-2" table:formula="of:=POWER(([.B708]-[.C708]);2)" table:style-name="ce2">
            <text:p>0.055919007</text:p>
          </table:table-cell>
          <table:table-cell table:number-columns-repeated="16380"/>
        </table:table-row>
        <table:table-row table:style-name="ro1">
          <table:table-cell office:value-type="float" office:value="3.5399259999999999" table:style-name="ce2">
            <text:p>3.539926</text:p>
          </table:table-cell>
          <table:table-cell office:value-type="float" office:value="-0.80057299999999998" table:style-name="ce2">
            <text:p>-0.800573</text:p>
          </table:table-cell>
          <table:table-cell table:style-name="ce2"/>
          <table:table-cell office:value-type="float" office:value="0.64091712832899994" table:formula="of:=POWER(([.B709]-[.C709]);2)" table:style-name="ce2">
            <text:p>0.640917128</text:p>
          </table:table-cell>
          <table:table-cell table:number-columns-repeated="16380"/>
        </table:table-row>
        <table:table-row table:style-name="ro1">
          <table:table-cell office:value-type="float" office:value="3.5449250000000001" table:style-name="ce2">
            <text:p>3.544925</text:p>
          </table:table-cell>
          <table:table-cell office:value-type="float" office:value="-0.28836899999999999" table:style-name="ce2">
            <text:p>-0.288369</text:p>
          </table:table-cell>
          <table:table-cell table:style-name="ce2"/>
          <table:table-cell office:value-type="float" office:value="8.3156680160999988E-2" table:formula="of:=POWER(([.B710]-[.C710]);2)" table:style-name="ce2">
            <text:p>0.08315668</text:p>
          </table:table-cell>
          <table:table-cell table:number-columns-repeated="16380"/>
        </table:table-row>
        <table:table-row table:style-name="ro1">
          <table:table-cell office:value-type="float" office:value="3.549925" table:style-name="ce2">
            <text:p>3.549925</text:p>
          </table:table-cell>
          <table:table-cell office:value-type="float" office:value="-6.2274999999999997E-2" table:style-name="ce2">
            <text:p>-0.062275</text:p>
          </table:table-cell>
          <table:table-cell table:style-name="ce2"/>
          <table:table-cell office:value-type="float" office:value="3.8781756249999994E-3" table:formula="of:=POWER(([.B711]-[.C711]);2)" table:style-name="ce2">
            <text:p>0.003878176</text:p>
          </table:table-cell>
          <table:table-cell table:number-columns-repeated="16380"/>
        </table:table-row>
        <table:table-row table:style-name="ro1">
          <table:table-cell office:value-type="float" office:value="3.5549249999999999" table:style-name="ce2">
            <text:p>3.554925</text:p>
          </table:table-cell>
          <table:table-cell office:value-type="float" office:value="0.29802400000000001" table:style-name="ce2">
            <text:p>0.298024</text:p>
          </table:table-cell>
          <table:table-cell table:style-name="ce2"/>
          <table:table-cell office:value-type="float" office:value="8.8818304576000012E-2" table:formula="of:=POWER(([.B712]-[.C712]);2)" table:style-name="ce2">
            <text:p>0.088818305</text:p>
          </table:table-cell>
          <table:table-cell table:number-columns-repeated="16380"/>
        </table:table-row>
        <table:table-row table:style-name="ro1">
          <table:table-cell office:value-type="float" office:value="3.5599240000000001" table:style-name="ce2">
            <text:p>3.559924</text:p>
          </table:table-cell>
          <table:table-cell office:value-type="float" office:value="0.29169200000000001" table:style-name="ce2">
            <text:p>0.291692</text:p>
          </table:table-cell>
          <table:table-cell table:style-name="ce2"/>
          <table:table-cell office:value-type="float" office:value="8.5084222863999998E-2" table:formula="of:=POWER(([.B713]-[.C713]);2)" table:style-name="ce2">
            <text:p>0.085084223</text:p>
          </table:table-cell>
          <table:table-cell table:number-columns-repeated="16380"/>
        </table:table-row>
        <table:table-row table:style-name="ro1">
          <table:table-cell office:value-type="float" office:value="3.564924" table:style-name="ce2">
            <text:p>3.564924</text:p>
          </table:table-cell>
          <table:table-cell office:value-type="float" office:value="0.14685999999999999" table:style-name="ce2">
            <text:p>0.14686</text:p>
          </table:table-cell>
          <table:table-cell table:style-name="ce2"/>
          <table:table-cell office:value-type="float" office:value="2.1567859599999996E-2" table:formula="of:=POWER(([.B714]-[.C714]);2)" table:style-name="ce2">
            <text:p>0.02156786</text:p>
          </table:table-cell>
          <table:table-cell table:number-columns-repeated="16380"/>
        </table:table-row>
        <table:table-row table:style-name="ro1">
          <table:table-cell office:value-type="float" office:value="3.5699239999999999" table:style-name="ce2">
            <text:p>3.569924</text:p>
          </table:table-cell>
          <table:table-cell office:value-type="float" office:value="-0.191662" table:style-name="ce2">
            <text:p>-0.191662</text:p>
          </table:table-cell>
          <table:table-cell table:style-name="ce2"/>
          <table:table-cell office:value-type="float" office:value="3.6734322244000001E-2" table:formula="of:=POWER(([.B715]-[.C715]);2)" table:style-name="ce2">
            <text:p>0.036734322</text:p>
          </table:table-cell>
          <table:table-cell table:number-columns-repeated="16380"/>
        </table:table-row>
        <table:table-row table:style-name="ro1">
          <table:table-cell office:value-type="float" office:value="3.5749230000000001" table:style-name="ce2">
            <text:p>3.574923</text:p>
          </table:table-cell>
          <table:table-cell office:value-type="float" office:value="2.6411E-2" table:style-name="ce2">
            <text:p>0.026411</text:p>
          </table:table-cell>
          <table:table-cell table:style-name="ce2"/>
          <table:table-cell office:value-type="float" office:value="6.9754092099999997E-4" table:formula="of:=POWER(([.B716]-[.C716]);2)" table:style-name="ce2">
            <text:p>0.000697541</text:p>
          </table:table-cell>
          <table:table-cell table:number-columns-repeated="16380"/>
        </table:table-row>
        <table:table-row table:style-name="ro1">
          <table:table-cell office:value-type="float" office:value="3.579923" table:style-name="ce2">
            <text:p>3.579923</text:p>
          </table:table-cell>
          <table:table-cell office:value-type="float" office:value="-0.56800700000000004" table:style-name="ce2">
            <text:p>-0.568007</text:p>
          </table:table-cell>
          <table:table-cell table:style-name="ce2"/>
          <table:table-cell office:value-type="float" office:value="0.32263195204900003" table:formula="of:=POWER(([.B717]-[.C717]);2)" table:style-name="ce2">
            <text:p>0.322631952</text:p>
          </table:table-cell>
          <table:table-cell table:number-columns-repeated="16380"/>
        </table:table-row>
        <table:table-row table:style-name="ro1">
          <table:table-cell office:value-type="float" office:value="3.5849229999999999" table:style-name="ce2">
            <text:p>3.584923</text:p>
          </table:table-cell>
          <table:table-cell office:value-type="float" office:value="0.68060100000000001" table:style-name="ce2">
            <text:p>0.680601</text:p>
          </table:table-cell>
          <table:table-cell table:style-name="ce2"/>
          <table:table-cell office:value-type="float" office:value="0.46321772120100002" table:formula="of:=POWER(([.B718]-[.C718]);2)" table:style-name="ce2">
            <text:p>0.463217721</text:p>
          </table:table-cell>
          <table:table-cell table:number-columns-repeated="16380"/>
        </table:table-row>
        <table:table-row table:style-name="ro1">
          <table:table-cell office:value-type="float" office:value="3.5899220000000001" table:style-name="ce2">
            <text:p>3.589922</text:p>
          </table:table-cell>
          <table:table-cell office:value-type="float" office:value="-0.71583399999999997" table:style-name="ce2">
            <text:p>-0.715834</text:p>
          </table:table-cell>
          <table:table-cell table:style-name="ce2"/>
          <table:table-cell office:value-type="float" office:value="0.51241831555599993" table:formula="of:=POWER(([.B719]-[.C719]);2)" table:style-name="ce2">
            <text:p>0.512418316</text:p>
          </table:table-cell>
          <table:table-cell table:number-columns-repeated="16380"/>
        </table:table-row>
        <table:table-row table:style-name="ro1">
          <table:table-cell office:value-type="float" office:value="3.594922" table:style-name="ce2">
            <text:p>3.594922</text:p>
          </table:table-cell>
          <table:table-cell office:value-type="float" office:value="8.3071000000000006E-2" table:style-name="ce2">
            <text:p>0.083071</text:p>
          </table:table-cell>
          <table:table-cell table:style-name="ce2"/>
          <table:table-cell office:value-type="float" office:value="6.900791041000001E-3" table:formula="of:=POWER(([.B720]-[.C720]);2)" table:style-name="ce2">
            <text:p>0.006900791</text:p>
          </table:table-cell>
          <table:table-cell table:number-columns-repeated="16380"/>
        </table:table-row>
        <table:table-row table:style-name="ro1">
          <table:table-cell office:value-type="float" office:value="3.5999210000000001" table:style-name="ce2">
            <text:p>3.599921</text:p>
          </table:table-cell>
          <table:table-cell office:value-type="float" office:value="0.48466199999999998" table:style-name="ce2">
            <text:p>0.484662</text:p>
          </table:table-cell>
          <table:table-cell table:style-name="ce2"/>
          <table:table-cell office:value-type="float" office:value="0.23489725424399999" table:formula="of:=POWER(([.B721]-[.C721]);2)" table:style-name="ce2">
            <text:p>0.234897254</text:p>
          </table:table-cell>
          <table:table-cell table:number-columns-repeated="16380"/>
        </table:table-row>
        <table:table-row table:style-name="ro1">
          <table:table-cell office:value-type="float" office:value="3.604921" table:style-name="ce2">
            <text:p>3.604921</text:p>
          </table:table-cell>
          <table:table-cell office:value-type="float" office:value="0.37292999999999998" table:style-name="ce2">
            <text:p>0.37293</text:p>
          </table:table-cell>
          <table:table-cell table:style-name="ce2"/>
          <table:table-cell office:value-type="float" office:value="0.1390767849" table:formula="of:=POWER(([.B722]-[.C722]);2)" table:style-name="ce2">
            <text:p>0.139076785</text:p>
          </table:table-cell>
          <table:table-cell table:number-columns-repeated="16380"/>
        </table:table-row>
        <table:table-row table:style-name="ro1">
          <table:table-cell office:value-type="float" office:value="3.6099209999999999" table:style-name="ce2">
            <text:p>3.609921</text:p>
          </table:table-cell>
          <table:table-cell office:value-type="float" office:value="0.84284899999999996" table:style-name="ce2">
            <text:p>0.842849</text:p>
          </table:table-cell>
          <table:table-cell table:style-name="ce2"/>
          <table:table-cell office:value-type="float" office:value="0.7103944368009999" table:formula="of:=POWER(([.B723]-[.C723]);2)" table:style-name="ce2">
            <text:p>0.710394437</text:p>
          </table:table-cell>
          <table:table-cell table:number-columns-repeated="16380"/>
        </table:table-row>
        <table:table-row table:style-name="ro1">
          <table:table-cell office:value-type="float" office:value="3.6149200000000001" table:style-name="ce2">
            <text:p>3.61492</text:p>
          </table:table-cell>
          <table:table-cell office:value-type="float" office:value="0.20385200000000001" table:style-name="ce2">
            <text:p>0.203852</text:p>
          </table:table-cell>
          <table:table-cell table:style-name="ce2"/>
          <table:table-cell office:value-type="float" office:value="4.1555637903999999E-2" table:formula="of:=POWER(([.B724]-[.C724]);2)" table:style-name="ce2">
            <text:p>0.041555638</text:p>
          </table:table-cell>
          <table:table-cell table:number-columns-repeated="16380"/>
        </table:table-row>
        <table:table-row table:style-name="ro1">
          <table:table-cell office:value-type="float" office:value="3.61992" table:style-name="ce2">
            <text:p>3.61992</text:p>
          </table:table-cell>
          <table:table-cell office:value-type="float" office:value="0.103195" table:style-name="ce2">
            <text:p>0.103195</text:p>
          </table:table-cell>
          <table:table-cell table:style-name="ce2"/>
          <table:table-cell office:value-type="float" office:value="1.0649208024999999E-2" table:formula="of:=POWER(([.B725]-[.C725]);2)" table:style-name="ce2">
            <text:p>0.010649208</text:p>
          </table:table-cell>
          <table:table-cell table:number-columns-repeated="16380"/>
        </table:table-row>
        <table:table-row table:style-name="ro1">
          <table:table-cell office:value-type="float" office:value="3.6249199999999999" table:style-name="ce2">
            <text:p>3.62492</text:p>
          </table:table-cell>
          <table:table-cell office:value-type="float" office:value="-0.58703000000000005" table:style-name="ce2">
            <text:p>-0.58703</text:p>
          </table:table-cell>
          <table:table-cell table:style-name="ce2"/>
          <table:table-cell office:value-type="float" office:value="0.34460422090000004" table:formula="of:=POWER(([.B726]-[.C726]);2)" table:style-name="ce2">
            <text:p>0.344604221</text:p>
          </table:table-cell>
          <table:table-cell table:number-columns-repeated="16380"/>
        </table:table-row>
        <table:table-row table:style-name="ro1">
          <table:table-cell office:value-type="float" office:value="3.6299190000000001" table:style-name="ce2">
            <text:p>3.629919</text:p>
          </table:table-cell>
          <table:table-cell office:value-type="float" office:value="-1.0917209999999999" table:style-name="ce2">
            <text:p>-1.091721</text:p>
          </table:table-cell>
          <table:table-cell table:style-name="ce2"/>
          <table:table-cell office:value-type="float" office:value="1.1918547418409999" table:formula="of:=POWER(([.B727]-[.C727]);2)" table:style-name="ce2">
            <text:p>1.191854742</text:p>
          </table:table-cell>
          <table:table-cell table:number-columns-repeated="16380"/>
        </table:table-row>
        <table:table-row table:style-name="ro1">
          <table:table-cell office:value-type="float" office:value="3.634919" table:style-name="ce2">
            <text:p>3.634919</text:p>
          </table:table-cell>
          <table:table-cell office:value-type="float" office:value="0.90589799999999998" table:style-name="ce2">
            <text:p>0.905898</text:p>
          </table:table-cell>
          <table:table-cell table:style-name="ce2"/>
          <table:table-cell office:value-type="float" office:value="0.82065118640399992" table:formula="of:=POWER(([.B728]-[.C728]);2)" table:style-name="ce2">
            <text:p>0.820651186</text:p>
          </table:table-cell>
          <table:table-cell table:number-columns-repeated="16380"/>
        </table:table-row>
        <table:table-row table:style-name="ro1">
          <table:table-cell office:value-type="float" office:value="3.6399189999999999" table:style-name="ce2">
            <text:p>3.639919</text:p>
          </table:table-cell>
          <table:table-cell office:value-type="float" office:value="0.72967700000000002" table:style-name="ce2">
            <text:p>0.729677</text:p>
          </table:table-cell>
          <table:table-cell table:style-name="ce2"/>
          <table:table-cell office:value-type="float" office:value="0.53242852432900001" table:formula="of:=POWER(([.B729]-[.C729]);2)" table:style-name="ce2">
            <text:p>0.532428524</text:p>
          </table:table-cell>
          <table:table-cell table:number-columns-repeated="16380"/>
        </table:table-row>
        <table:table-row table:style-name="ro1">
          <table:table-cell office:value-type="float" office:value="3.6449180000000001" table:style-name="ce2">
            <text:p>3.644918</text:p>
          </table:table-cell>
          <table:table-cell office:value-type="float" office:value="0.18029700000000001" table:style-name="ce2">
            <text:p>0.180297</text:p>
          </table:table-cell>
          <table:table-cell table:style-name="ce2"/>
          <table:table-cell office:value-type="float" office:value="3.2507008209000002E-2" table:formula="of:=POWER(([.B730]-[.C730]);2)" table:style-name="ce2">
            <text:p>0.032507008</text:p>
          </table:table-cell>
          <table:table-cell table:number-columns-repeated="16380"/>
        </table:table-row>
        <table:table-row table:style-name="ro1">
          <table:table-cell office:value-type="float" office:value="3.649918" table:style-name="ce2">
            <text:p>3.649918</text:p>
          </table:table-cell>
          <table:table-cell office:value-type="float" office:value="-0.77776999999999996" table:style-name="ce2">
            <text:p>-0.77777</text:p>
          </table:table-cell>
          <table:table-cell table:style-name="ce2"/>
          <table:table-cell office:value-type="float" office:value="0.60492617289999995" table:formula="of:=POWER(([.B731]-[.C731]);2)" table:style-name="ce2">
            <text:p>0.604926173</text:p>
          </table:table-cell>
          <table:table-cell table:number-columns-repeated="16380"/>
        </table:table-row>
        <table:table-row table:style-name="ro1">
          <table:table-cell office:value-type="float" office:value="3.6549170000000002" table:style-name="ce2">
            <text:p>3.654917</text:p>
          </table:table-cell>
          <table:table-cell office:value-type="float" office:value="0.14952499999999999" table:style-name="ce2">
            <text:p>0.149525</text:p>
          </table:table-cell>
          <table:table-cell table:style-name="ce2"/>
          <table:table-cell office:value-type="float" office:value="2.2357725624999998E-2" table:formula="of:=POWER(([.B732]-[.C732]);2)" table:style-name="ce2">
            <text:p>0.022357726</text:p>
          </table:table-cell>
          <table:table-cell table:number-columns-repeated="16380"/>
        </table:table-row>
        <table:table-row table:style-name="ro1">
          <table:table-cell office:value-type="float" office:value="3.6599170000000001" table:style-name="ce2">
            <text:p>3.659917</text:p>
          </table:table-cell>
          <table:table-cell office:value-type="float" office:value="0.20139000000000001" table:style-name="ce2">
            <text:p>0.20139</text:p>
          </table:table-cell>
          <table:table-cell table:style-name="ce2"/>
          <table:table-cell office:value-type="float" office:value="4.0557932100000006E-2" table:formula="of:=POWER(([.B733]-[.C733]);2)" table:style-name="ce2">
            <text:p>0.040557932</text:p>
          </table:table-cell>
          <table:table-cell table:number-columns-repeated="16380"/>
        </table:table-row>
        <table:table-row table:style-name="ro1">
          <table:table-cell office:value-type="float" office:value="3.664917" table:style-name="ce2">
            <text:p>3.664917</text:p>
          </table:table-cell>
          <table:table-cell office:value-type="float" office:value="0.74989799999999995" table:style-name="ce2">
            <text:p>0.749898</text:p>
          </table:table-cell>
          <table:table-cell table:style-name="ce2"/>
          <table:table-cell office:value-type="float" office:value="0.56234701040399993" table:formula="of:=POWER(([.B734]-[.C734]);2)" table:style-name="ce2">
            <text:p>0.56234701</text:p>
          </table:table-cell>
          <table:table-cell table:number-columns-repeated="16380"/>
        </table:table-row>
        <table:table-row table:style-name="ro1">
          <table:table-cell office:value-type="float" office:value="3.6699160000000002" table:style-name="ce2">
            <text:p>3.669916</text:p>
          </table:table-cell>
          <table:table-cell office:value-type="float" office:value="-0.26395099999999999" table:style-name="ce2">
            <text:p>-0.263951</text:p>
          </table:table-cell>
          <table:table-cell table:style-name="ce2"/>
          <table:table-cell office:value-type="float" office:value="6.9670130400999994E-2" table:formula="of:=POWER(([.B735]-[.C735]);2)" table:style-name="ce2">
            <text:p>0.06967013</text:p>
          </table:table-cell>
          <table:table-cell table:number-columns-repeated="16380"/>
        </table:table-row>
        <table:table-row table:style-name="ro1">
          <table:table-cell office:value-type="float" office:value="3.6749160000000001" table:style-name="ce2">
            <text:p>3.674916</text:p>
          </table:table-cell>
          <table:table-cell office:value-type="float" office:value="0.1007" table:style-name="ce2">
            <text:p>0.1007</text:p>
          </table:table-cell>
          <table:table-cell table:style-name="ce2"/>
          <table:table-cell office:value-type="float" office:value="1.014049E-2" table:formula="of:=POWER(([.B736]-[.C736]);2)" table:style-name="ce2">
            <text:p>0.01014049</text:p>
          </table:table-cell>
          <table:table-cell table:number-columns-repeated="16380"/>
        </table:table-row>
        <table:table-row table:style-name="ro1">
          <table:table-cell office:value-type="float" office:value="3.679916" table:style-name="ce2">
            <text:p>3.679916</text:p>
          </table:table-cell>
          <table:table-cell office:value-type="float" office:value="-0.18160000000000001" table:style-name="ce2">
            <text:p>-0.1816</text:p>
          </table:table-cell>
          <table:table-cell table:style-name="ce2"/>
          <table:table-cell office:value-type="float" office:value="3.2978560000000004E-2" table:formula="of:=POWER(([.B737]-[.C737]);2)" table:style-name="ce2">
            <text:p>0.03297856</text:p>
          </table:table-cell>
          <table:table-cell table:number-columns-repeated="16380"/>
        </table:table-row>
        <table:table-row table:style-name="ro1">
          <table:table-cell office:value-type="float" office:value="3.6849150000000002" table:style-name="ce2">
            <text:p>3.684915</text:p>
          </table:table-cell>
          <table:table-cell office:value-type="float" office:value="0.44610300000000003" table:style-name="ce2">
            <text:p>0.446103</text:p>
          </table:table-cell>
          <table:table-cell table:style-name="ce2"/>
          <table:table-cell office:value-type="float" office:value="0.19900788660900001" table:formula="of:=POWER(([.B738]-[.C738]);2)" table:style-name="ce2">
            <text:p>0.199007887</text:p>
          </table:table-cell>
          <table:table-cell table:number-columns-repeated="16380"/>
        </table:table-row>
        <table:table-row table:style-name="ro1">
          <table:table-cell office:value-type="float" office:value="3.6899150000000001" table:style-name="ce2">
            <text:p>3.689915</text:p>
          </table:table-cell>
          <table:table-cell office:value-type="float" office:value="-0.60482999999999998" table:style-name="ce2">
            <text:p>-0.60483</text:p>
          </table:table-cell>
          <table:table-cell table:style-name="ce2"/>
          <table:table-cell office:value-type="float" office:value="0.36581932889999996" table:formula="of:=POWER(([.B739]-[.C739]);2)" table:style-name="ce2">
            <text:p>0.365819329</text:p>
          </table:table-cell>
          <table:table-cell table:number-columns-repeated="16380"/>
        </table:table-row>
        <table:table-row table:style-name="ro1">
          <table:table-cell office:value-type="float" office:value="3.6949149999999999" table:style-name="ce2">
            <text:p>3.694915</text:p>
          </table:table-cell>
          <table:table-cell office:value-type="float" office:value="0.109806" table:style-name="ce2">
            <text:p>0.109806</text:p>
          </table:table-cell>
          <table:table-cell table:style-name="ce2"/>
          <table:table-cell office:value-type="float" office:value="1.2057357636E-2" table:formula="of:=POWER(([.B740]-[.C740]);2)" table:style-name="ce2">
            <text:p>0.012057358</text:p>
          </table:table-cell>
          <table:table-cell table:number-columns-repeated="16380"/>
        </table:table-row>
        <table:table-row table:style-name="ro1">
          <table:table-cell office:value-type="float" office:value="3.6999140000000001" table:style-name="ce2">
            <text:p>3.699914</text:p>
          </table:table-cell>
          <table:table-cell office:value-type="float" office:value="-0.935025" table:style-name="ce2">
            <text:p>-0.935025</text:p>
          </table:table-cell>
          <table:table-cell table:style-name="ce2"/>
          <table:table-cell office:value-type="float" office:value="0.87427175062499995" table:formula="of:=POWER(([.B741]-[.C741]);2)" table:style-name="ce2">
            <text:p>0.874271751</text:p>
          </table:table-cell>
          <table:table-cell table:number-columns-repeated="16380"/>
        </table:table-row>
        <table:table-row table:style-name="ro1">
          <table:table-cell office:value-type="float" office:value="3.704914" table:style-name="ce2">
            <text:p>3.704914</text:p>
          </table:table-cell>
          <table:table-cell office:value-type="float" office:value="-1.063917" table:style-name="ce2">
            <text:p>-1.063917</text:p>
          </table:table-cell>
          <table:table-cell table:style-name="ce2"/>
          <table:table-cell office:value-type="float" office:value="1.131919382889" table:formula="of:=POWER(([.B742]-[.C742]);2)" table:style-name="ce2">
            <text:p>1.131919383</text:p>
          </table:table-cell>
          <table:table-cell table:number-columns-repeated="16380"/>
        </table:table-row>
        <table:table-row table:style-name="ro1">
          <table:table-cell office:value-type="float" office:value="3.7099129999999998" table:style-name="ce2">
            <text:p>3.709913</text:p>
          </table:table-cell>
          <table:table-cell office:value-type="float" office:value="1.4042220000000001" table:style-name="ce2">
            <text:p>1.404222</text:p>
          </table:table-cell>
          <table:table-cell table:style-name="ce2"/>
          <table:table-cell office:value-type="float" office:value="1.9718394252840001" table:formula="of:=POWER(([.B743]-[.C743]);2)" table:style-name="ce2">
            <text:p>1.971839425</text:p>
          </table:table-cell>
          <table:table-cell table:number-columns-repeated="16380"/>
        </table:table-row>
        <table:table-row table:style-name="ro1">
          <table:table-cell office:value-type="float" office:value="3.7149130000000001" table:style-name="ce2">
            <text:p>3.714913</text:p>
          </table:table-cell>
          <table:table-cell office:value-type="float" office:value="0.68013000000000001" table:style-name="ce2">
            <text:p>0.68013</text:p>
          </table:table-cell>
          <table:table-cell table:style-name="ce2"/>
          <table:table-cell office:value-type="float" office:value="0.46257681690000002" table:formula="of:=POWER(([.B744]-[.C744]);2)" table:style-name="ce2">
            <text:p>0.462576817</text:p>
          </table:table-cell>
          <table:table-cell table:number-columns-repeated="16380"/>
        </table:table-row>
        <table:table-row table:style-name="ro1">
          <table:table-cell office:value-type="float" office:value="3.719913" table:style-name="ce2">
            <text:p>3.719913</text:p>
          </table:table-cell>
          <table:table-cell office:value-type="float" office:value="-0.31059100000000001" table:style-name="ce2">
            <text:p>-0.310591</text:p>
          </table:table-cell>
          <table:table-cell table:style-name="ce2"/>
          <table:table-cell office:value-type="float" office:value="9.6466769281000009E-2" table:formula="of:=POWER(([.B745]-[.C745]);2)" table:style-name="ce2">
            <text:p>0.096466769</text:p>
          </table:table-cell>
          <table:table-cell table:number-columns-repeated="16380"/>
        </table:table-row>
        <table:table-row table:style-name="ro1">
          <table:table-cell office:value-type="float" office:value="3.7249119999999998" table:style-name="ce2">
            <text:p>3.724912</text:p>
          </table:table-cell>
          <table:table-cell office:value-type="float" office:value="0.25778099999999998" table:style-name="ce2">
            <text:p>0.257781</text:p>
          </table:table-cell>
          <table:table-cell table:style-name="ce2"/>
          <table:table-cell office:value-type="float" office:value="6.6451043960999989E-2" table:formula="of:=POWER(([.B746]-[.C746]);2)" table:style-name="ce2">
            <text:p>0.066451044</text:p>
          </table:table-cell>
          <table:table-cell table:number-columns-repeated="16380"/>
        </table:table-row>
        <table:table-row table:style-name="ro1">
          <table:table-cell office:value-type="float" office:value="3.7299120000000001" table:style-name="ce2">
            <text:p>3.729912</text:p>
          </table:table-cell>
          <table:table-cell office:value-type="float" office:value="3.8705999999999997E-2" table:style-name="ce2">
            <text:p>0.038706</text:p>
          </table:table-cell>
          <table:table-cell table:style-name="ce2"/>
          <table:table-cell office:value-type="float" office:value="1.4981544359999998E-3" table:formula="of:=POWER(([.B747]-[.C747]);2)" table:style-name="ce2">
            <text:p>0.001498154</text:p>
          </table:table-cell>
          <table:table-cell table:number-columns-repeated="16380"/>
        </table:table-row>
        <table:table-row table:style-name="ro1">
          <table:table-cell office:value-type="float" office:value="3.734912" table:style-name="ce2">
            <text:p>3.734912</text:p>
          </table:table-cell>
          <table:table-cell office:value-type="float" office:value="0.14746600000000001" table:style-name="ce2">
            <text:p>0.147466</text:p>
          </table:table-cell>
          <table:table-cell table:style-name="ce2"/>
          <table:table-cell office:value-type="float" office:value="2.1746221156000004E-2" table:formula="of:=POWER(([.B748]-[.C748]);2)" table:style-name="ce2">
            <text:p>0.021746221</text:p>
          </table:table-cell>
          <table:table-cell table:number-columns-repeated="16380"/>
        </table:table-row>
        <table:table-row table:style-name="ro1">
          <table:table-cell office:value-type="float" office:value="3.7399110000000002" table:style-name="ce2">
            <text:p>3.739911</text:p>
          </table:table-cell>
          <table:table-cell office:value-type="float" office:value="-0.55176099999999995" table:style-name="ce2">
            <text:p>-0.551761</text:p>
          </table:table-cell>
          <table:table-cell table:style-name="ce2"/>
          <table:table-cell office:value-type="float" office:value="0.30444020112099995" table:formula="of:=POWER(([.B749]-[.C749]);2)" table:style-name="ce2">
            <text:p>0.304440201</text:p>
          </table:table-cell>
          <table:table-cell table:number-columns-repeated="16380"/>
        </table:table-row>
        <table:table-row table:style-name="ro1">
          <table:table-cell office:value-type="float" office:value="3.7449110000000001" table:style-name="ce2">
            <text:p>3.744911</text:p>
          </table:table-cell>
          <table:table-cell office:value-type="float" office:value="0.43013899999999999" table:style-name="ce2">
            <text:p>0.430139</text:p>
          </table:table-cell>
          <table:table-cell table:style-name="ce2"/>
          <table:table-cell office:value-type="float" office:value="0.185019559321" table:formula="of:=POWER(([.B750]-[.C750]);2)" table:style-name="ce2">
            <text:p>0.185019559</text:p>
          </table:table-cell>
          <table:table-cell table:number-columns-repeated="16380"/>
        </table:table-row>
        <table:table-row table:style-name="ro1">
          <table:table-cell office:value-type="float" office:value="3.749911" table:style-name="ce2">
            <text:p>3.749911</text:p>
          </table:table-cell>
          <table:table-cell office:value-type="float" office:value="0.530026" table:style-name="ce2">
            <text:p>0.530026</text:p>
          </table:table-cell>
          <table:table-cell table:style-name="ce2"/>
          <table:table-cell office:value-type="float" office:value="0.280927560676" table:formula="of:=POWER(([.B751]-[.C751]);2)" table:style-name="ce2">
            <text:p>0.280927561</text:p>
          </table:table-cell>
          <table:table-cell table:number-columns-repeated="16380"/>
        </table:table-row>
        <table:table-row table:style-name="ro1">
          <table:table-cell office:value-type="float" office:value="3.7549100000000002" table:style-name="ce2">
            <text:p>3.75491</text:p>
          </table:table-cell>
          <table:table-cell office:value-type="float" office:value="0.33094499999999999" table:style-name="ce2">
            <text:p>0.330945</text:p>
          </table:table-cell>
          <table:table-cell table:style-name="ce2"/>
          <table:table-cell office:value-type="float" office:value="0.10952459302499999" table:formula="of:=POWER(([.B752]-[.C752]);2)" table:style-name="ce2">
            <text:p>0.109524593</text:p>
          </table:table-cell>
          <table:table-cell table:number-columns-repeated="16380"/>
        </table:table-row>
        <table:table-row table:style-name="ro1">
          <table:table-cell office:value-type="float" office:value="3.7599100000000001" table:style-name="ce2">
            <text:p>3.75991</text:p>
          </table:table-cell>
          <table:table-cell office:value-type="float" office:value="-0.30719299999999999" table:style-name="ce2">
            <text:p>-0.307193</text:p>
          </table:table-cell>
          <table:table-cell table:style-name="ce2"/>
          <table:table-cell office:value-type="float" office:value="9.4367539249000001E-2" table:formula="of:=POWER(([.B753]-[.C753]);2)" table:style-name="ce2">
            <text:p>0.094367539</text:p>
          </table:table-cell>
          <table:table-cell table:number-columns-repeated="16380"/>
        </table:table-row>
        <table:table-row table:style-name="ro1">
          <table:table-cell office:value-type="float" office:value="3.76491" table:style-name="ce2">
            <text:p>3.76491</text:p>
          </table:table-cell>
          <table:table-cell office:value-type="float" office:value="0.51068000000000002" table:style-name="ce2">
            <text:p>0.51068</text:p>
          </table:table-cell>
          <table:table-cell table:style-name="ce2"/>
          <table:table-cell office:value-type="float" office:value="0.26079406240000003" table:formula="of:=POWER(([.B754]-[.C754]);2)" table:style-name="ce2">
            <text:p>0.260794062</text:p>
          </table:table-cell>
          <table:table-cell table:number-columns-repeated="16380"/>
        </table:table-row>
        <table:table-row table:style-name="ro1">
          <table:table-cell office:value-type="float" office:value="3.7699090000000002" table:style-name="ce2">
            <text:p>3.769909</text:p>
          </table:table-cell>
          <table:table-cell office:value-type="float" office:value="-2.0552000000000001E-2" table:style-name="ce2">
            <text:p>-0.020552</text:p>
          </table:table-cell>
          <table:table-cell table:style-name="ce2"/>
          <table:table-cell office:value-type="float" office:value="4.2238470400000005E-4" table:formula="of:=POWER(([.B755]-[.C755]);2)" table:style-name="ce2">
            <text:p>0.000422385</text:p>
          </table:table-cell>
          <table:table-cell table:number-columns-repeated="16380"/>
        </table:table-row>
        <table:table-row table:style-name="ro1">
          <table:table-cell office:value-type="float" office:value="3.7749090000000001" table:style-name="ce2">
            <text:p>3.774909</text:p>
          </table:table-cell>
          <table:table-cell office:value-type="float" office:value="0.50990599999999997" table:style-name="ce2">
            <text:p>0.509906</text:p>
          </table:table-cell>
          <table:table-cell table:style-name="ce2"/>
          <table:table-cell office:value-type="float" office:value="0.26000412883599999" table:formula="of:=POWER(([.B756]-[.C756]);2)" table:style-name="ce2">
            <text:p>0.260004129</text:p>
          </table:table-cell>
          <table:table-cell table:number-columns-repeated="16380"/>
        </table:table-row>
        <table:table-row table:style-name="ro1">
          <table:table-cell office:value-type="float" office:value="3.7799079999999998" table:style-name="ce2">
            <text:p>3.779908</text:p>
          </table:table-cell>
          <table:table-cell office:value-type="float" office:value="0.16952200000000001" table:style-name="ce2">
            <text:p>0.169522</text:p>
          </table:table-cell>
          <table:table-cell table:style-name="ce2"/>
          <table:table-cell office:value-type="float" office:value="2.8737708484E-2" table:formula="of:=POWER(([.B757]-[.C757]);2)" table:style-name="ce2">
            <text:p>0.028737708</text:p>
          </table:table-cell>
          <table:table-cell table:number-columns-repeated="16380"/>
        </table:table-row>
        <table:table-row table:style-name="ro1">
          <table:table-cell office:value-type="float" office:value="3.7849080000000002" table:style-name="ce2">
            <text:p>3.784908</text:p>
          </table:table-cell>
          <table:table-cell office:value-type="float" office:value="-0.71710499999999999" table:style-name="ce2">
            <text:p>-0.717105</text:p>
          </table:table-cell>
          <table:table-cell table:style-name="ce2"/>
          <table:table-cell office:value-type="float" office:value="0.514239581025" table:formula="of:=POWER(([.B758]-[.C758]);2)" table:style-name="ce2">
            <text:p>0.514239581</text:p>
          </table:table-cell>
          <table:table-cell table:number-columns-repeated="16380"/>
        </table:table-row>
        <table:table-row table:style-name="ro1">
          <table:table-cell office:value-type="float" office:value="3.7899080000000001" table:style-name="ce2">
            <text:p>3.789908</text:p>
          </table:table-cell>
          <table:table-cell office:value-type="float" office:value="0.84035599999999999" table:style-name="ce2">
            <text:p>0.840356</text:p>
          </table:table-cell>
          <table:table-cell table:style-name="ce2"/>
          <table:table-cell office:value-type="float" office:value="0.70619820673599998" table:formula="of:=POWER(([.B759]-[.C759]);2)" table:style-name="ce2">
            <text:p>0.706198207</text:p>
          </table:table-cell>
          <table:table-cell table:number-columns-repeated="16380"/>
        </table:table-row>
        <table:table-row table:style-name="ro1">
          <table:table-cell office:value-type="float" office:value="3.7949069999999998" table:style-name="ce2">
            <text:p>3.794907</text:p>
          </table:table-cell>
          <table:table-cell office:value-type="float" office:value="0.22822999999999999" table:style-name="ce2">
            <text:p>0.22823</text:p>
          </table:table-cell>
          <table:table-cell table:style-name="ce2"/>
          <table:table-cell office:value-type="float" office:value="5.2088932899999996E-2" table:formula="of:=POWER(([.B760]-[.C760]);2)" table:style-name="ce2">
            <text:p>0.052088933</text:p>
          </table:table-cell>
          <table:table-cell table:number-columns-repeated="16380"/>
        </table:table-row>
        <table:table-row table:style-name="ro1">
          <table:table-cell office:value-type="float" office:value="3.7999070000000001" table:style-name="ce2">
            <text:p>3.799907</text:p>
          </table:table-cell>
          <table:table-cell office:value-type="float" office:value="0.21469199999999999" table:style-name="ce2">
            <text:p>0.214692</text:p>
          </table:table-cell>
          <table:table-cell table:style-name="ce2"/>
          <table:table-cell office:value-type="float" office:value="4.6092654864E-2" table:formula="of:=POWER(([.B761]-[.C761]);2)" table:style-name="ce2">
            <text:p>0.046092655</text:p>
          </table:table-cell>
          <table:table-cell table:number-columns-repeated="16380"/>
        </table:table-row>
        <table:table-row table:style-name="ro1">
          <table:table-cell office:value-type="float" office:value="3.804907" table:style-name="ce2">
            <text:p>3.804907</text:p>
          </table:table-cell>
          <table:table-cell office:value-type="float" office:value="1.099871" table:style-name="ce2">
            <text:p>1.099871</text:p>
          </table:table-cell>
          <table:table-cell table:style-name="ce2"/>
          <table:table-cell office:value-type="float" office:value="1.209716216641" table:formula="of:=POWER(([.B762]-[.C762]);2)" table:style-name="ce2">
            <text:p>1.209716217</text:p>
          </table:table-cell>
          <table:table-cell table:number-columns-repeated="16380"/>
        </table:table-row>
        <table:table-row table:style-name="ro1">
          <table:table-cell office:value-type="float" office:value="3.8099059999999998" table:style-name="ce2">
            <text:p>3.809906</text:p>
          </table:table-cell>
          <table:table-cell office:value-type="float" office:value="-0.98740300000000003" table:style-name="ce2">
            <text:p>-0.987403</text:p>
          </table:table-cell>
          <table:table-cell table:style-name="ce2"/>
          <table:table-cell office:value-type="float" office:value="0.97496468440900008" table:formula="of:=POWER(([.B763]-[.C763]);2)" table:style-name="ce2">
            <text:p>0.974964684</text:p>
          </table:table-cell>
          <table:table-cell table:number-columns-repeated="16380"/>
        </table:table-row>
        <table:table-row table:style-name="ro1">
          <table:table-cell office:value-type="float" office:value="3.8149060000000001" table:style-name="ce2">
            <text:p>3.814906</text:p>
          </table:table-cell>
          <table:table-cell office:value-type="float" office:value="-0.12071900000000001" table:style-name="ce2">
            <text:p>-0.120719</text:p>
          </table:table-cell>
          <table:table-cell table:style-name="ce2"/>
          <table:table-cell office:value-type="float" office:value="1.4573076961000001E-2" table:formula="of:=POWER(([.B764]-[.C764]);2)" table:style-name="ce2">
            <text:p>0.014573077</text:p>
          </table:table-cell>
          <table:table-cell table:number-columns-repeated="16380"/>
        </table:table-row>
        <table:table-row table:style-name="ro1">
          <table:table-cell office:value-type="float" office:value="3.819906" table:style-name="ce2">
            <text:p>3.819906</text:p>
          </table:table-cell>
          <table:table-cell office:value-type="float" office:value="-0.62833600000000001" table:style-name="ce2">
            <text:p>-0.628336</text:p>
          </table:table-cell>
          <table:table-cell table:style-name="ce2"/>
          <table:table-cell office:value-type="float" office:value="0.39480612889600003" table:formula="of:=POWER(([.B765]-[.C765]);2)" table:style-name="ce2">
            <text:p>0.394806129</text:p>
          </table:table-cell>
          <table:table-cell table:number-columns-repeated="16380"/>
        </table:table-row>
        <table:table-row table:style-name="ro1">
          <table:table-cell office:value-type="float" office:value="3.8249050000000002" table:style-name="ce2">
            <text:p>3.824905</text:p>
          </table:table-cell>
          <table:table-cell office:value-type="float" office:value="0.56585200000000002" table:style-name="ce2">
            <text:p>0.565852</text:p>
          </table:table-cell>
          <table:table-cell table:style-name="ce2"/>
          <table:table-cell office:value-type="float" office:value="0.32018848590400001" table:formula="of:=POWER(([.B766]-[.C766]);2)" table:style-name="ce2">
            <text:p>0.320188486</text:p>
          </table:table-cell>
          <table:table-cell table:number-columns-repeated="16380"/>
        </table:table-row>
        <table:table-row table:style-name="ro1">
          <table:table-cell office:value-type="float" office:value="3.8299050000000001" table:style-name="ce2">
            <text:p>3.829905</text:p>
          </table:table-cell>
          <table:table-cell office:value-type="float" office:value="-0.261737" table:style-name="ce2">
            <text:p>-0.261737</text:p>
          </table:table-cell>
          <table:table-cell table:style-name="ce2"/>
          <table:table-cell office:value-type="float" office:value="6.8506257168999996E-2" table:formula="of:=POWER(([.B767]-[.C767]);2)" table:style-name="ce2">
            <text:p>0.068506257</text:p>
          </table:table-cell>
          <table:table-cell table:number-columns-repeated="16380"/>
        </table:table-row>
        <table:table-row table:style-name="ro1">
          <table:table-cell office:value-type="float" office:value="3.8349039999999999" table:style-name="ce2">
            <text:p>3.834904</text:p>
          </table:table-cell>
          <table:table-cell office:value-type="float" office:value="-0.55885600000000002" table:style-name="ce2">
            <text:p>-0.558856</text:p>
          </table:table-cell>
          <table:table-cell table:style-name="ce2"/>
          <table:table-cell office:value-type="float" office:value="0.31232002873600001" table:formula="of:=POWER(([.B768]-[.C768]);2)" table:style-name="ce2">
            <text:p>0.312320029</text:p>
          </table:table-cell>
          <table:table-cell table:number-columns-repeated="16380"/>
        </table:table-row>
        <table:table-row table:style-name="ro1">
          <table:table-cell office:value-type="float" office:value="3.8399040000000002" table:style-name="ce2">
            <text:p>3.839904</text:p>
          </table:table-cell>
          <table:table-cell office:value-type="float" office:value="-0.538443" table:style-name="ce2">
            <text:p>-0.538443</text:p>
          </table:table-cell>
          <table:table-cell table:style-name="ce2"/>
          <table:table-cell office:value-type="float" office:value="0.28992086424899999" table:formula="of:=POWER(([.B769]-[.C769]);2)" table:style-name="ce2">
            <text:p>0.289920864</text:p>
          </table:table-cell>
          <table:table-cell table:number-columns-repeated="16380"/>
        </table:table-row>
        <table:table-row table:style-name="ro1">
          <table:table-cell office:value-type="float" office:value="3.8449040000000001" table:style-name="ce2">
            <text:p>3.844904</text:p>
          </table:table-cell>
          <table:table-cell office:value-type="float" office:value="0.81068499999999999" table:style-name="ce2">
            <text:p>0.810685</text:p>
          </table:table-cell>
          <table:table-cell table:style-name="ce2"/>
          <table:table-cell office:value-type="float" office:value="0.65721016922499997" table:formula="of:=POWER(([.B770]-[.C770]);2)" table:style-name="ce2">
            <text:p>0.657210169</text:p>
          </table:table-cell>
          <table:table-cell table:number-columns-repeated="16380"/>
        </table:table-row>
        <table:table-row table:style-name="ro1">
          <table:table-cell office:value-type="float" office:value="3.8499029999999999" table:style-name="ce2">
            <text:p>3.849903</text:p>
          </table:table-cell>
          <table:table-cell office:value-type="float" office:value="0.96111000000000002" table:style-name="ce2">
            <text:p>0.96111</text:p>
          </table:table-cell>
          <table:table-cell table:style-name="ce2"/>
          <table:table-cell office:value-type="float" office:value="0.9237324321" table:formula="of:=POWER(([.B771]-[.C771]);2)" table:style-name="ce2">
            <text:p>0.923732432</text:p>
          </table:table-cell>
          <table:table-cell table:number-columns-repeated="16380"/>
        </table:table-row>
        <table:table-row table:style-name="ro1">
          <table:table-cell office:value-type="float" office:value="3.8549030000000002" table:style-name="ce2">
            <text:p>3.854903</text:p>
          </table:table-cell>
          <table:table-cell office:value-type="float" office:value="-0.20466699999999999" table:style-name="ce2">
            <text:p>-0.204667</text:p>
          </table:table-cell>
          <table:table-cell table:style-name="ce2"/>
          <table:table-cell office:value-type="float" office:value="4.1888580888999993E-2" table:formula="of:=POWER(([.B772]-[.C772]);2)" table:style-name="ce2">
            <text:p>0.041888581</text:p>
          </table:table-cell>
          <table:table-cell table:number-columns-repeated="16380"/>
        </table:table-row>
        <table:table-row table:style-name="ro1">
          <table:table-cell office:value-type="float" office:value="3.8599030000000001" table:style-name="ce2">
            <text:p>3.859903</text:p>
          </table:table-cell>
          <table:table-cell office:value-type="float" office:value="-0.55398599999999998" table:style-name="ce2">
            <text:p>-0.553986</text:p>
          </table:table-cell>
          <table:table-cell table:style-name="ce2"/>
          <table:table-cell office:value-type="float" office:value="0.30690048819599997" table:formula="of:=POWER(([.B773]-[.C773]);2)" table:style-name="ce2">
            <text:p>0.306900488</text:p>
          </table:table-cell>
          <table:table-cell table:number-columns-repeated="16380"/>
        </table:table-row>
        <table:table-row table:style-name="ro1">
          <table:table-cell office:value-type="float" office:value="3.8649019999999998" table:style-name="ce2">
            <text:p>3.864902</text:p>
          </table:table-cell>
          <table:table-cell office:value-type="float" office:value="0.17388799999999999" table:style-name="ce2">
            <text:p>0.173888</text:p>
          </table:table-cell>
          <table:table-cell table:style-name="ce2"/>
          <table:table-cell office:value-type="float" office:value="3.0237036543999996E-2" table:formula="of:=POWER(([.B774]-[.C774]);2)" table:style-name="ce2">
            <text:p>0.030237037</text:p>
          </table:table-cell>
          <table:table-cell table:number-columns-repeated="16380"/>
        </table:table-row>
        <table:table-row table:style-name="ro1">
          <table:table-cell office:value-type="float" office:value="3.8699020000000002" table:style-name="ce2">
            <text:p>3.869902</text:p>
          </table:table-cell>
          <table:table-cell office:value-type="float" office:value="0.176931" table:style-name="ce2">
            <text:p>0.176931</text:p>
          </table:table-cell>
          <table:table-cell table:style-name="ce2"/>
          <table:table-cell office:value-type="float" office:value="3.1304578760999999E-2" table:formula="of:=POWER(([.B775]-[.C775]);2)" table:style-name="ce2">
            <text:p>0.031304579</text:p>
          </table:table-cell>
          <table:table-cell table:number-columns-repeated="16380"/>
        </table:table-row>
        <table:table-row table:style-name="ro1">
          <table:table-cell office:value-type="float" office:value="3.8749020000000001" table:style-name="ce2">
            <text:p>3.874902</text:p>
          </table:table-cell>
          <table:table-cell office:value-type="float" office:value="0.74721700000000002" table:style-name="ce2">
            <text:p>0.747217</text:p>
          </table:table-cell>
          <table:table-cell table:style-name="ce2"/>
          <table:table-cell office:value-type="float" office:value="0.55833324508900006" table:formula="of:=POWER(([.B776]-[.C776]);2)" table:style-name="ce2">
            <text:p>0.558333245</text:p>
          </table:table-cell>
          <table:table-cell table:number-columns-repeated="16380"/>
        </table:table-row>
        <table:table-row table:style-name="ro1">
          <table:table-cell office:value-type="float" office:value="3.8799009999999998" table:style-name="ce2">
            <text:p>3.879901</text:p>
          </table:table-cell>
          <table:table-cell office:value-type="float" office:value="-0.49788700000000002" table:style-name="ce2">
            <text:p>-0.497887</text:p>
          </table:table-cell>
          <table:table-cell table:style-name="ce2"/>
          <table:table-cell office:value-type="float" office:value="0.24789146476900004" table:formula="of:=POWER(([.B777]-[.C777]);2)" table:style-name="ce2">
            <text:p>0.247891465</text:p>
          </table:table-cell>
          <table:table-cell table:number-columns-repeated="16380"/>
        </table:table-row>
        <table:table-row table:style-name="ro1">
          <table:table-cell office:value-type="float" office:value="3.8849010000000002" table:style-name="ce2">
            <text:p>3.884901</text:p>
          </table:table-cell>
          <table:table-cell office:value-type="float" office:value="-0.23147799999999999" table:style-name="ce2">
            <text:p>-0.231478</text:p>
          </table:table-cell>
          <table:table-cell table:style-name="ce2"/>
          <table:table-cell office:value-type="float" office:value="5.3582064483999998E-2" table:formula="of:=POWER(([.B778]-[.C778]);2)" table:style-name="ce2">
            <text:p>0.053582064</text:p>
          </table:table-cell>
          <table:table-cell table:number-columns-repeated="16380"/>
        </table:table-row>
        <table:table-row table:style-name="ro1">
          <table:table-cell office:value-type="float" office:value="3.8898999999999999" table:style-name="ce2">
            <text:p>3.8899</text:p>
          </table:table-cell>
          <table:table-cell office:value-type="float" office:value="-0.83604599999999996" table:style-name="ce2">
            <text:p>-0.836046</text:p>
          </table:table-cell>
          <table:table-cell table:style-name="ce2"/>
          <table:table-cell office:value-type="float" office:value="0.69897291411599993" table:formula="of:=POWER(([.B779]-[.C779]);2)" table:style-name="ce2">
            <text:p>0.698972914</text:p>
          </table:table-cell>
          <table:table-cell table:number-columns-repeated="16380"/>
        </table:table-row>
        <table:table-row table:style-name="ro1">
          <table:table-cell office:value-type="float" office:value="3.8948999999999998" table:style-name="ce2">
            <text:p>3.8949</text:p>
          </table:table-cell>
          <table:table-cell office:value-type="float" office:value="0.30393300000000001" table:style-name="ce2">
            <text:p>0.303933</text:p>
          </table:table-cell>
          <table:table-cell table:style-name="ce2"/>
          <table:table-cell office:value-type="float" office:value="9.2375268489000004E-2" table:formula="of:=POWER(([.B780]-[.C780]);2)" table:style-name="ce2">
            <text:p>0.092375268</text:p>
          </table:table-cell>
          <table:table-cell table:number-columns-repeated="16380"/>
        </table:table-row>
        <table:table-row table:style-name="ro1">
          <table:table-cell office:value-type="float" office:value="3.8999000000000001" table:style-name="ce2">
            <text:p>3.8999</text:p>
          </table:table-cell>
          <table:table-cell office:value-type="float" office:value="0.24581" table:style-name="ce2">
            <text:p>0.24581</text:p>
          </table:table-cell>
          <table:table-cell table:style-name="ce2"/>
          <table:table-cell office:value-type="float" office:value="6.0422556100000004E-2" table:formula="of:=POWER(([.B781]-[.C781]);2)" table:style-name="ce2">
            <text:p>0.060422556</text:p>
          </table:table-cell>
          <table:table-cell table:number-columns-repeated="16380"/>
        </table:table-row>
        <table:table-row table:style-name="ro1">
          <table:table-cell office:value-type="float" office:value="3.9048989999999999" table:style-name="ce2">
            <text:p>3.904899</text:p>
          </table:table-cell>
          <table:table-cell office:value-type="float" office:value="-0.66387799999999997" table:style-name="ce2">
            <text:p>-0.663878</text:p>
          </table:table-cell>
          <table:table-cell table:style-name="ce2"/>
          <table:table-cell office:value-type="float" office:value="0.44073399888399994" table:formula="of:=POWER(([.B782]-[.C782]);2)" table:style-name="ce2">
            <text:p>0.440733999</text:p>
          </table:table-cell>
          <table:table-cell table:number-columns-repeated="16380"/>
        </table:table-row>
        <table:table-row table:style-name="ro1">
          <table:table-cell office:value-type="float" office:value="3.9098989999999998" table:style-name="ce2">
            <text:p>3.909899</text:p>
          </table:table-cell>
          <table:table-cell office:value-type="float" office:value="0.308141" table:style-name="ce2">
            <text:p>0.308141</text:p>
          </table:table-cell>
          <table:table-cell table:style-name="ce2"/>
          <table:table-cell office:value-type="float" office:value="9.4950875880999999E-2" table:formula="of:=POWER(([.B783]-[.C783]);2)" table:style-name="ce2">
            <text:p>0.094950876</text:p>
          </table:table-cell>
          <table:table-cell table:number-columns-repeated="16380"/>
        </table:table-row>
        <table:table-row table:style-name="ro1">
          <table:table-cell office:value-type="float" office:value="3.9148990000000001" table:style-name="ce2">
            <text:p>3.914899</text:p>
          </table:table-cell>
          <table:table-cell office:value-type="float" office:value="0.51478800000000002" table:style-name="ce2">
            <text:p>0.514788</text:p>
          </table:table-cell>
          <table:table-cell table:style-name="ce2"/>
          <table:table-cell office:value-type="float" office:value="0.26500668494400004" table:formula="of:=POWER(([.B784]-[.C784]);2)" table:style-name="ce2">
            <text:p>0.265006685</text:p>
          </table:table-cell>
          <table:table-cell table:number-columns-repeated="16380"/>
        </table:table-row>
        <table:table-row table:style-name="ro1">
          <table:table-cell office:value-type="float" office:value="3.9198979999999999" table:style-name="ce2">
            <text:p>3.919898</text:p>
          </table:table-cell>
          <table:table-cell office:value-type="float" office:value="-0.67336399999999996" table:style-name="ce2">
            <text:p>-0.673364</text:p>
          </table:table-cell>
          <table:table-cell table:style-name="ce2"/>
          <table:table-cell office:value-type="float" office:value="0.45341907649599994" table:formula="of:=POWER(([.B785]-[.C785]);2)" table:style-name="ce2">
            <text:p>0.453419076</text:p>
          </table:table-cell>
          <table:table-cell table:number-columns-repeated="16380"/>
        </table:table-row>
        <table:table-row table:style-name="ro1">
          <table:table-cell office:value-type="float" office:value="3.9248980000000002" table:style-name="ce2">
            <text:p>3.924898</text:p>
          </table:table-cell>
          <table:table-cell office:value-type="float" office:value="0.44921299999999997" table:style-name="ce2">
            <text:p>0.449213</text:p>
          </table:table-cell>
          <table:table-cell table:style-name="ce2"/>
          <table:table-cell office:value-type="float" office:value="0.20179231936899997" table:formula="of:=POWER(([.B786]-[.C786]);2)" table:style-name="ce2">
            <text:p>0.201792319</text:p>
          </table:table-cell>
          <table:table-cell table:number-columns-repeated="16380"/>
        </table:table-row>
        <table:table-row table:style-name="ro1">
          <table:table-cell office:value-type="float" office:value="3.9298980000000001" table:style-name="ce2">
            <text:p>3.929898</text:p>
          </table:table-cell>
          <table:table-cell office:value-type="float" office:value="-0.174738" table:style-name="ce2">
            <text:p>-0.174738</text:p>
          </table:table-cell>
          <table:table-cell table:style-name="ce2"/>
          <table:table-cell office:value-type="float" office:value="3.0533368644000001E-2" table:formula="of:=POWER(([.B787]-[.C787]);2)" table:style-name="ce2">
            <text:p>0.030533369</text:p>
          </table:table-cell>
          <table:table-cell table:number-columns-repeated="16380"/>
        </table:table-row>
        <table:table-row table:style-name="ro1">
          <table:table-cell office:value-type="float" office:value="3.9348969999999999" table:style-name="ce2">
            <text:p>3.934897</text:p>
          </table:table-cell>
          <table:table-cell office:value-type="float" office:value="0.130964" table:style-name="ce2">
            <text:p>0.130964</text:p>
          </table:table-cell>
          <table:table-cell table:style-name="ce2"/>
          <table:table-cell office:value-type="float" office:value="1.7151569296000001E-2" table:formula="of:=POWER(([.B788]-[.C788]);2)" table:style-name="ce2">
            <text:p>0.017151569</text:p>
          </table:table-cell>
          <table:table-cell table:number-columns-repeated="16380"/>
        </table:table-row>
        <table:table-row table:style-name="ro1">
          <table:table-cell office:value-type="float" office:value="3.9398970000000002" table:style-name="ce2">
            <text:p>3.939897</text:p>
          </table:table-cell>
          <table:table-cell office:value-type="float" office:value="0.20360600000000001" table:style-name="ce2">
            <text:p>0.203606</text:p>
          </table:table-cell>
          <table:table-cell table:style-name="ce2"/>
          <table:table-cell office:value-type="float" office:value="4.1455403236000006E-2" table:formula="of:=POWER(([.B789]-[.C789]);2)" table:style-name="ce2">
            <text:p>0.041455403</text:p>
          </table:table-cell>
          <table:table-cell table:number-columns-repeated="16380"/>
        </table:table-row>
        <table:table-row table:style-name="ro1">
          <table:table-cell office:value-type="float" office:value="3.944896" table:style-name="ce2">
            <text:p>3.944896</text:p>
          </table:table-cell>
          <table:table-cell office:value-type="float" office:value="-0.19985600000000001" table:style-name="ce2">
            <text:p>-0.199856</text:p>
          </table:table-cell>
          <table:table-cell table:style-name="ce2"/>
          <table:table-cell office:value-type="float" office:value="3.9942420736000003E-2" table:formula="of:=POWER(([.B790]-[.C790]);2)" table:style-name="ce2">
            <text:p>0.039942421</text:p>
          </table:table-cell>
          <table:table-cell table:number-columns-repeated="16380"/>
        </table:table-row>
        <table:table-row table:style-name="ro1">
          <table:table-cell office:value-type="float" office:value="3.9498959999999999" table:style-name="ce2">
            <text:p>3.949896</text:p>
          </table:table-cell>
          <table:table-cell office:value-type="float" office:value="-0.43682799999999999" table:style-name="ce2">
            <text:p>-0.436828</text:p>
          </table:table-cell>
          <table:table-cell table:style-name="ce2"/>
          <table:table-cell office:value-type="float" office:value="0.19081870158399999" table:formula="of:=POWER(([.B791]-[.C791]);2)" table:style-name="ce2">
            <text:p>0.190818702</text:p>
          </table:table-cell>
          <table:table-cell table:number-columns-repeated="16380"/>
        </table:table-row>
        <table:table-row table:style-name="ro1">
          <table:table-cell office:value-type="float" office:value="3.9548960000000002" table:style-name="ce2">
            <text:p>3.954896</text:p>
          </table:table-cell>
          <table:table-cell office:value-type="float" office:value="2.7001000000000001E-2" table:style-name="ce2">
            <text:p>0.027001</text:p>
          </table:table-cell>
          <table:table-cell table:style-name="ce2"/>
          <table:table-cell office:value-type="float" office:value="7.2905400100000003E-4" table:formula="of:=POWER(([.B792]-[.C792]);2)" table:style-name="ce2">
            <text:p>0.000729054</text:p>
          </table:table-cell>
          <table:table-cell table:number-columns-repeated="16380"/>
        </table:table-row>
        <table:table-row table:style-name="ro1">
          <table:table-cell office:value-type="float" office:value="3.9598949999999999" table:style-name="ce2">
            <text:p>3.959895</text:p>
          </table:table-cell>
          <table:table-cell office:value-type="float" office:value="-0.79438600000000004" table:style-name="ce2">
            <text:p>-0.794386</text:p>
          </table:table-cell>
          <table:table-cell table:style-name="ce2"/>
          <table:table-cell office:value-type="float" office:value="0.63104911699600008" table:formula="of:=POWER(([.B793]-[.C793]);2)" table:style-name="ce2">
            <text:p>0.631049117</text:p>
          </table:table-cell>
          <table:table-cell table:number-columns-repeated="16380"/>
        </table:table-row>
        <table:table-row table:style-name="ro1">
          <table:table-cell office:value-type="float" office:value="3.9648949999999998" table:style-name="ce2">
            <text:p>3.964895</text:p>
          </table:table-cell>
          <table:table-cell office:value-type="float" office:value="-0.44119399999999998" table:style-name="ce2">
            <text:p>-0.441194</text:p>
          </table:table-cell>
          <table:table-cell table:style-name="ce2"/>
          <table:table-cell office:value-type="float" office:value="0.19465214563599997" table:formula="of:=POWER(([.B794]-[.C794]);2)" table:style-name="ce2">
            <text:p>0.194652146</text:p>
          </table:table-cell>
          <table:table-cell table:number-columns-repeated="16380"/>
        </table:table-row>
        <table:table-row table:style-name="ro1">
          <table:table-cell office:value-type="float" office:value="3.9698950000000002" table:style-name="ce2">
            <text:p>3.969895</text:p>
          </table:table-cell>
          <table:table-cell office:value-type="float" office:value="-0.39070199999999999" table:style-name="ce2">
            <text:p>-0.390702</text:p>
          </table:table-cell>
          <table:table-cell table:style-name="ce2"/>
          <table:table-cell office:value-type="float" office:value="0.15264805280399998" table:formula="of:=POWER(([.B795]-[.C795]);2)" table:style-name="ce2">
            <text:p>0.152648053</text:p>
          </table:table-cell>
          <table:table-cell table:number-columns-repeated="16380"/>
        </table:table-row>
        <table:table-row table:style-name="ro1">
          <table:table-cell office:value-type="float" office:value="3.9748939999999999" table:style-name="ce2">
            <text:p>3.974894</text:p>
          </table:table-cell>
          <table:table-cell office:value-type="float" office:value="0.22495200000000001" table:style-name="ce2">
            <text:p>0.224952</text:p>
          </table:table-cell>
          <table:table-cell table:style-name="ce2"/>
          <table:table-cell office:value-type="float" office:value="5.0603402304000004E-2" table:formula="of:=POWER(([.B796]-[.C796]);2)" table:style-name="ce2">
            <text:p>0.050603402</text:p>
          </table:table-cell>
          <table:table-cell table:number-columns-repeated="16380"/>
        </table:table-row>
        <table:table-row table:style-name="ro1">
          <table:table-cell office:value-type="float" office:value="3.9798939999999998" table:style-name="ce2">
            <text:p>3.979894</text:p>
          </table:table-cell>
          <table:table-cell office:value-type="float" office:value="0.418184" table:style-name="ce2">
            <text:p>0.418184</text:p>
          </table:table-cell>
          <table:table-cell table:style-name="ce2"/>
          <table:table-cell office:value-type="float" office:value="0.17487785785599999" table:formula="of:=POWER(([.B797]-[.C797]);2)" table:style-name="ce2">
            <text:p>0.174877858</text:p>
          </table:table-cell>
          <table:table-cell table:number-columns-repeated="16380"/>
        </table:table-row>
        <table:table-row table:style-name="ro1">
          <table:table-cell office:value-type="float" office:value="3.9848940000000002" table:style-name="ce2">
            <text:p>3.984894</text:p>
          </table:table-cell>
          <table:table-cell office:value-type="float" office:value="-0.42747000000000002" table:style-name="ce2">
            <text:p>-0.42747</text:p>
          </table:table-cell>
          <table:table-cell table:style-name="ce2"/>
          <table:table-cell office:value-type="float" office:value="0.18273060090000001" table:formula="of:=POWER(([.B798]-[.C798]);2)" table:style-name="ce2">
            <text:p>0.182730601</text:p>
          </table:table-cell>
          <table:table-cell table:number-columns-repeated="16380"/>
        </table:table-row>
        <table:table-row table:style-name="ro1">
          <table:table-cell office:value-type="float" office:value="3.9898929999999999" table:style-name="ce2">
            <text:p>3.989893</text:p>
          </table:table-cell>
          <table:table-cell office:value-type="float" office:value="-0.12809499999999999" table:style-name="ce2">
            <text:p>-0.128095</text:p>
          </table:table-cell>
          <table:table-cell table:style-name="ce2"/>
          <table:table-cell office:value-type="float" office:value="1.6408329024999998E-2" table:formula="of:=POWER(([.B799]-[.C799]);2)" table:style-name="ce2">
            <text:p>0.016408329</text:p>
          </table:table-cell>
          <table:table-cell table:number-columns-repeated="16380"/>
        </table:table-row>
        <table:table-row table:style-name="ro1">
          <table:table-cell office:value-type="float" office:value="3.9948929999999998" table:style-name="ce2">
            <text:p>3.994893</text:p>
          </table:table-cell>
          <table:table-cell office:value-type="float" office:value="0.99673599999999996" table:style-name="ce2">
            <text:p>0.996736</text:p>
          </table:table-cell>
          <table:table-cell table:style-name="ce2"/>
          <table:table-cell office:value-type="float" office:value="0.99348265369599986" table:formula="of:=POWER(([.B800]-[.C800]);2)" table:style-name="ce2">
            <text:p>0.993482654</text:p>
          </table:table-cell>
          <table:table-cell table:number-columns-repeated="16380"/>
        </table:table-row>
        <table:table-row table:style-name="ro1">
          <table:table-cell office:value-type="float" office:value="3.999892" table:style-name="ce2">
            <text:p>3.999892</text:p>
          </table:table-cell>
          <table:table-cell office:value-type="float" office:value="-0.17805000000000001" table:style-name="ce2">
            <text:p>-0.17805</text:p>
          </table:table-cell>
          <table:table-cell table:style-name="ce2"/>
          <table:table-cell office:value-type="float" office:value="3.1701802500000008E-2" table:formula="of:=POWER(([.B801]-[.C801]);2)" table:style-name="ce2">
            <text:p>0.031701803</text:p>
          </table:table-cell>
          <table:table-cell table:number-columns-repeated="16380"/>
        </table:table-row>
        <table:table-row table:style-name="ro1">
          <table:table-cell office:value-type="float" office:value="4.0048919999999999" table:style-name="ce2">
            <text:p>4.004892</text:p>
          </table:table-cell>
          <table:table-cell office:value-type="float" office:value="0.18335399999999999" table:style-name="ce2">
            <text:p>0.183354</text:p>
          </table:table-cell>
          <table:table-cell table:style-name="ce2"/>
          <table:table-cell office:value-type="float" office:value="3.3618689315999997E-2" table:formula="of:=POWER(([.B802]-[.C802]);2)" table:style-name="ce2">
            <text:p>0.033618689</text:p>
          </table:table-cell>
          <table:table-cell table:number-columns-repeated="16380"/>
        </table:table-row>
        <table:table-row table:style-name="ro1">
          <table:table-cell office:value-type="float" office:value="4.0098919999999998" table:style-name="ce2">
            <text:p>4.009892</text:p>
          </table:table-cell>
          <table:table-cell office:value-type="float" office:value="0.719113" table:style-name="ce2">
            <text:p>0.719113</text:p>
          </table:table-cell>
          <table:table-cell table:style-name="ce2"/>
          <table:table-cell office:value-type="float" office:value="0.51712350676899999" table:formula="of:=POWER(([.B803]-[.C803]);2)" table:style-name="ce2">
            <text:p>0.517123507</text:p>
          </table:table-cell>
          <table:table-cell table:number-columns-repeated="16380"/>
        </table:table-row>
        <table:table-row table:style-name="ro1">
          <table:table-cell office:value-type="float" office:value="4.0148919999999997" table:style-name="ce2">
            <text:p>4.014892</text:p>
          </table:table-cell>
          <table:table-cell office:value-type="float" office:value="8.0112000000000003E-2" table:style-name="ce2">
            <text:p>0.080112</text:p>
          </table:table-cell>
          <table:table-cell table:style-name="ce2"/>
          <table:table-cell office:value-type="float" office:value="6.4179325440000008E-3" table:formula="of:=POWER(([.B804]-[.C804]);2)" table:style-name="ce2">
            <text:p>0.006417933</text:p>
          </table:table-cell>
          <table:table-cell table:number-columns-repeated="16380"/>
        </table:table-row>
        <table:table-row table:style-name="ro1">
          <table:table-cell office:value-type="float" office:value="4.0198910000000003" table:style-name="ce2">
            <text:p>4.019891</text:p>
          </table:table-cell>
          <table:table-cell office:value-type="float" office:value="-0.47287200000000001" table:style-name="ce2">
            <text:p>-0.472872</text:p>
          </table:table-cell>
          <table:table-cell table:style-name="ce2"/>
          <table:table-cell office:value-type="float" office:value="0.22360792838400001" table:formula="of:=POWER(([.B805]-[.C805]);2)" table:style-name="ce2">
            <text:p>0.223607928</text:p>
          </table:table-cell>
          <table:table-cell table:number-columns-repeated="16380"/>
        </table:table-row>
        <table:table-row table:style-name="ro1">
          <table:table-cell office:value-type="float" office:value="4.0248910000000002" table:style-name="ce2">
            <text:p>4.024891</text:p>
          </table:table-cell>
          <table:table-cell office:value-type="float" office:value="0.61489799999999994" table:style-name="ce2">
            <text:p>0.614898</text:p>
          </table:table-cell>
          <table:table-cell table:style-name="ce2"/>
          <table:table-cell office:value-type="float" office:value="0.37809955040399995" table:formula="of:=POWER(([.B806]-[.C806]);2)" table:style-name="ce2">
            <text:p>0.37809955</text:p>
          </table:table-cell>
          <table:table-cell table:number-columns-repeated="16380"/>
        </table:table-row>
        <table:table-row table:style-name="ro1">
          <table:table-cell office:value-type="float" office:value="4.0298910000000001" table:style-name="ce2">
            <text:p>4.029891</text:p>
          </table:table-cell>
          <table:table-cell office:value-type="float" office:value="-0.27629399999999998" table:style-name="ce2">
            <text:p>-0.276294</text:p>
          </table:table-cell>
          <table:table-cell table:style-name="ce2"/>
          <table:table-cell office:value-type="float" office:value="7.6338374435999987E-2" table:formula="of:=POWER(([.B807]-[.C807]);2)" table:style-name="ce2">
            <text:p>0.076338374</text:p>
          </table:table-cell>
          <table:table-cell table:number-columns-repeated="16380"/>
        </table:table-row>
        <table:table-row table:style-name="ro1">
          <table:table-cell office:value-type="float" office:value="4.0348899999999999" table:style-name="ce2">
            <text:p>4.03489</text:p>
          </table:table-cell>
          <table:table-cell office:value-type="float" office:value="-0.29687799999999998" table:style-name="ce2">
            <text:p>-0.296878</text:p>
          </table:table-cell>
          <table:table-cell table:style-name="ce2"/>
          <table:table-cell office:value-type="float" office:value="8.813654688399998E-2" table:formula="of:=POWER(([.B808]-[.C808]);2)" table:style-name="ce2">
            <text:p>0.088136547</text:p>
          </table:table-cell>
          <table:table-cell table:number-columns-repeated="16380"/>
        </table:table-row>
        <table:table-row table:style-name="ro1">
          <table:table-cell office:value-type="float" office:value="4.0398899999999998" table:style-name="ce2">
            <text:p>4.03989</text:p>
          </table:table-cell>
          <table:table-cell office:value-type="float" office:value="-0.711978" table:style-name="ce2">
            <text:p>-0.711978</text:p>
          </table:table-cell>
          <table:table-cell table:style-name="ce2"/>
          <table:table-cell office:value-type="float" office:value="0.50691267248399996" table:formula="of:=POWER(([.B809]-[.C809]);2)" table:style-name="ce2">
            <text:p>0.506912672</text:p>
          </table:table-cell>
          <table:table-cell table:number-columns-repeated="16380"/>
        </table:table-row>
        <table:table-row table:style-name="ro1">
          <table:table-cell office:value-type="float" office:value="4.0448890000000004" table:style-name="ce2">
            <text:p>4.044889</text:p>
          </table:table-cell>
          <table:table-cell office:value-type="float" office:value="-0.43238900000000002" table:style-name="ce2">
            <text:p>-0.432389</text:p>
          </table:table-cell>
          <table:table-cell table:style-name="ce2"/>
          <table:table-cell office:value-type="float" office:value="0.18696024732100003" table:formula="of:=POWER(([.B810]-[.C810]);2)" table:style-name="ce2">
            <text:p>0.186960247</text:p>
          </table:table-cell>
          <table:table-cell table:number-columns-repeated="16380"/>
        </table:table-row>
        <table:table-row table:style-name="ro1">
          <table:table-cell office:value-type="float" office:value="4.0498890000000003" table:style-name="ce2">
            <text:p>4.049889</text:p>
          </table:table-cell>
          <table:table-cell office:value-type="float" office:value="-0.73136900000000005" table:style-name="ce2">
            <text:p>-0.731369</text:p>
          </table:table-cell>
          <table:table-cell table:style-name="ce2"/>
          <table:table-cell office:value-type="float" office:value="0.5349006141610001" table:formula="of:=POWER(([.B811]-[.C811]);2)" table:style-name="ce2">
            <text:p>0.534900614</text:p>
          </table:table-cell>
          <table:table-cell table:number-columns-repeated="16380"/>
        </table:table-row>
        <table:table-row table:style-name="ro1">
          <table:table-cell office:value-type="float" office:value="4.0548890000000002" table:style-name="ce2">
            <text:p>4.054889</text:p>
          </table:table-cell>
          <table:table-cell office:value-type="float" office:value="0.33167200000000002" table:style-name="ce2">
            <text:p>0.331672</text:p>
          </table:table-cell>
          <table:table-cell table:style-name="ce2"/>
          <table:table-cell office:value-type="float" office:value="0.11000631558400001" table:formula="of:=POWER(([.B812]-[.C812]);2)" table:style-name="ce2">
            <text:p>0.110006316</text:p>
          </table:table-cell>
          <table:table-cell table:number-columns-repeated="16380"/>
        </table:table-row>
        <table:table-row table:style-name="ro1">
          <table:table-cell office:value-type="float" office:value="4.0598879999999999" table:style-name="ce2">
            <text:p>4.059888</text:p>
          </table:table-cell>
          <table:table-cell office:value-type="float" office:value="-0.13513700000000001" table:style-name="ce2">
            <text:p>-0.135137</text:p>
          </table:table-cell>
          <table:table-cell table:style-name="ce2"/>
          <table:table-cell office:value-type="float" office:value="1.8262008769000002E-2" table:formula="of:=POWER(([.B813]-[.C813]);2)" table:style-name="ce2">
            <text:p>0.018262009</text:p>
          </table:table-cell>
          <table:table-cell table:number-columns-repeated="16380"/>
        </table:table-row>
        <table:table-row table:style-name="ro1">
          <table:table-cell office:value-type="float" office:value="4.0648879999999998" table:style-name="ce2">
            <text:p>4.064888</text:p>
          </table:table-cell>
          <table:table-cell office:value-type="float" office:value="-0.69334799999999996" table:style-name="ce2">
            <text:p>-0.693348</text:p>
          </table:table-cell>
          <table:table-cell table:style-name="ce2"/>
          <table:table-cell office:value-type="float" office:value="0.48073144910399995" table:formula="of:=POWER(([.B814]-[.C814]);2)" table:style-name="ce2">
            <text:p>0.480731449</text:p>
          </table:table-cell>
          <table:table-cell table:number-columns-repeated="16380"/>
        </table:table-row>
        <table:table-row table:style-name="ro1">
          <table:table-cell office:value-type="float" office:value="4.0698879999999997" table:style-name="ce2">
            <text:p>4.069888</text:p>
          </table:table-cell>
          <table:table-cell office:value-type="float" office:value="-0.20093" table:style-name="ce2">
            <text:p>-0.20093</text:p>
          </table:table-cell>
          <table:table-cell table:style-name="ce2"/>
          <table:table-cell office:value-type="float" office:value="4.0372864899999999E-2" table:formula="of:=POWER(([.B815]-[.C815]);2)" table:style-name="ce2">
            <text:p>0.040372865</text:p>
          </table:table-cell>
          <table:table-cell table:number-columns-repeated="16380"/>
        </table:table-row>
        <table:table-row table:style-name="ro1">
          <table:table-cell office:value-type="float" office:value="4.0748870000000004" table:style-name="ce2">
            <text:p>4.074887</text:p>
          </table:table-cell>
          <table:table-cell office:value-type="float" office:value="0.189027" table:style-name="ce2">
            <text:p>0.189027</text:p>
          </table:table-cell>
          <table:table-cell table:style-name="ce2"/>
          <table:table-cell office:value-type="float" office:value="3.5731206729000001E-2" table:formula="of:=POWER(([.B816]-[.C816]);2)" table:style-name="ce2">
            <text:p>0.035731207</text:p>
          </table:table-cell>
          <table:table-cell table:number-columns-repeated="16380"/>
        </table:table-row>
        <table:table-row table:style-name="ro1">
          <table:table-cell office:value-type="float" office:value="4.0798870000000003" table:style-name="ce2">
            <text:p>4.079887</text:p>
          </table:table-cell>
          <table:table-cell office:value-type="float" office:value="-0.17966199999999999" table:style-name="ce2">
            <text:p>-0.179662</text:p>
          </table:table-cell>
          <table:table-cell table:style-name="ce2"/>
          <table:table-cell office:value-type="float" office:value="3.2278434243999996E-2" table:formula="of:=POWER(([.B817]-[.C817]);2)" table:style-name="ce2">
            <text:p>0.032278434</text:p>
          </table:table-cell>
          <table:table-cell table:number-columns-repeated="16380"/>
        </table:table-row>
        <table:table-row table:style-name="ro1">
          <table:table-cell office:value-type="float" office:value="4.0848870000000002" table:style-name="ce2">
            <text:p>4.084887</text:p>
          </table:table-cell>
          <table:table-cell office:value-type="float" office:value="-9.3965000000000007E-2" table:style-name="ce2">
            <text:p>-0.093965</text:p>
          </table:table-cell>
          <table:table-cell table:style-name="ce2"/>
          <table:table-cell office:value-type="float" office:value="8.8294212250000018E-3" table:formula="of:=POWER(([.B818]-[.C818]);2)" table:style-name="ce2">
            <text:p>0.008829421</text:p>
          </table:table-cell>
          <table:table-cell table:number-columns-repeated="16380"/>
        </table:table-row>
        <table:table-row table:style-name="ro1">
          <table:table-cell office:value-type="float" office:value="4.0898859999999999" table:style-name="ce2">
            <text:p>4.089886</text:p>
          </table:table-cell>
          <table:table-cell office:value-type="float" office:value="0.55782299999999996" table:style-name="ce2">
            <text:p>0.557823</text:p>
          </table:table-cell>
          <table:table-cell table:style-name="ce2"/>
          <table:table-cell office:value-type="float" office:value="0.31116649932899998" table:formula="of:=POWER(([.B819]-[.C819]);2)" table:style-name="ce2">
            <text:p>0.311166499</text:p>
          </table:table-cell>
          <table:table-cell table:number-columns-repeated="16380"/>
        </table:table-row>
        <table:table-row table:style-name="ro1">
          <table:table-cell office:value-type="float" office:value="4.0948859999999998" table:style-name="ce2">
            <text:p>4.094886</text:p>
          </table:table-cell>
          <table:table-cell office:value-type="float" office:value="-0.26151600000000003" table:style-name="ce2">
            <text:p>-0.261516</text:p>
          </table:table-cell>
          <table:table-cell table:style-name="ce2"/>
          <table:table-cell office:value-type="float" office:value="6.8390618256000013E-2" table:formula="of:=POWER(([.B820]-[.C820]);2)" table:style-name="ce2">
            <text:p>0.068390618</text:p>
          </table:table-cell>
          <table:table-cell table:number-columns-repeated="16380"/>
        </table:table-row>
        <table:table-row table:style-name="ro1">
          <table:table-cell office:value-type="float" office:value="4.0998849999999996" table:style-name="ce2">
            <text:p>4.099885</text:p>
          </table:table-cell>
          <table:table-cell office:value-type="float" office:value="4.9686000000000001E-2" table:style-name="ce2">
            <text:p>0.049686</text:p>
          </table:table-cell>
          <table:table-cell table:style-name="ce2"/>
          <table:table-cell office:value-type="float" office:value="2.4686985960000003E-3" table:formula="of:=POWER(([.B821]-[.C821]);2)" table:style-name="ce2">
            <text:p>0.002468699</text:p>
          </table:table-cell>
          <table:table-cell table:number-columns-repeated="16380"/>
        </table:table-row>
        <table:table-row table:style-name="ro1">
          <table:table-cell office:value-type="float" office:value="4.1048850000000003" table:style-name="ce2">
            <text:p>4.104885</text:p>
          </table:table-cell>
          <table:table-cell office:value-type="float" office:value="4.888E-3" table:style-name="ce2">
            <text:p>0.004888</text:p>
          </table:table-cell>
          <table:table-cell table:style-name="ce2"/>
          <table:table-cell office:value-type="float" office:value="2.3892543999999999E-5" table:formula="of:=POWER(([.B822]-[.C822]);2)" table:style-name="ce2">
            <text:p>2.38925E-05</text:p>
          </table:table-cell>
          <table:table-cell table:number-columns-repeated="16380"/>
        </table:table-row>
        <table:table-row table:style-name="ro1">
          <table:table-cell office:value-type="float" office:value="4.1098850000000002" table:style-name="ce2">
            <text:p>4.109885</text:p>
          </table:table-cell>
          <table:table-cell office:value-type="float" office:value="-0.24677099999999999" table:style-name="ce2">
            <text:p>-0.246771</text:p>
          </table:table-cell>
          <table:table-cell table:style-name="ce2"/>
          <table:table-cell office:value-type="float" office:value="6.0895926440999996E-2" table:formula="of:=POWER(([.B823]-[.C823]);2)" table:style-name="ce2">
            <text:p>0.060895926</text:p>
          </table:table-cell>
          <table:table-cell table:number-columns-repeated="16380"/>
        </table:table-row>
        <table:table-row table:style-name="ro1">
          <table:table-cell office:value-type="float" office:value="4.114884" table:style-name="ce2">
            <text:p>4.114884</text:p>
          </table:table-cell>
          <table:table-cell office:value-type="float" office:value="-4.8732999999999999E-2" table:style-name="ce2">
            <text:p>-0.048733</text:p>
          </table:table-cell>
          <table:table-cell table:style-name="ce2"/>
          <table:table-cell office:value-type="float" office:value="2.3749052889999998E-3" table:formula="of:=POWER(([.B824]-[.C824]);2)" table:style-name="ce2">
            <text:p>0.002374905</text:p>
          </table:table-cell>
          <table:table-cell table:number-columns-repeated="16380"/>
        </table:table-row>
        <table:table-row table:style-name="ro1">
          <table:table-cell office:value-type="float" office:value="4.1198839999999999" table:style-name="ce2">
            <text:p>4.119884</text:p>
          </table:table-cell>
          <table:table-cell office:value-type="float" office:value="-0.15845799999999999" table:style-name="ce2">
            <text:p>-0.158458</text:p>
          </table:table-cell>
          <table:table-cell table:style-name="ce2"/>
          <table:table-cell office:value-type="float" office:value="2.5108937763999997E-2" table:formula="of:=POWER(([.B825]-[.C825]);2)" table:style-name="ce2">
            <text:p>0.025108938</text:p>
          </table:table-cell>
          <table:table-cell table:number-columns-repeated="16380"/>
        </table:table-row>
        <table:table-row table:style-name="ro1">
          <table:table-cell office:value-type="float" office:value="4.1248839999999998" table:style-name="ce2">
            <text:p>4.124884</text:p>
          </table:table-cell>
          <table:table-cell office:value-type="float" office:value="-0.94579800000000003" table:style-name="ce2">
            <text:p>-0.945798</text:p>
          </table:table-cell>
          <table:table-cell table:style-name="ce2"/>
          <table:table-cell office:value-type="float" office:value="0.8945338568040001" table:formula="of:=POWER(([.B826]-[.C826]);2)" table:style-name="ce2">
            <text:p>0.894533857</text:p>
          </table:table-cell>
          <table:table-cell table:number-columns-repeated="16380"/>
        </table:table-row>
        <table:table-row table:style-name="ro1">
          <table:table-cell office:value-type="float" office:value="4.1298830000000004" table:style-name="ce2">
            <text:p>4.129883</text:p>
          </table:table-cell>
          <table:table-cell office:value-type="float" office:value="-0.38217800000000002" table:style-name="ce2">
            <text:p>-0.382178</text:p>
          </table:table-cell>
          <table:table-cell table:style-name="ce2"/>
          <table:table-cell office:value-type="float" office:value="0.14606002368400001" table:formula="of:=POWER(([.B827]-[.C827]);2)" table:style-name="ce2">
            <text:p>0.146060024</text:p>
          </table:table-cell>
          <table:table-cell table:number-columns-repeated="16380"/>
        </table:table-row>
        <table:table-row table:style-name="ro1">
          <table:table-cell office:value-type="float" office:value="4.1348830000000003" table:style-name="ce2">
            <text:p>4.134883</text:p>
          </table:table-cell>
          <table:table-cell office:value-type="float" office:value="0.111072" table:style-name="ce2">
            <text:p>0.111072</text:p>
          </table:table-cell>
          <table:table-cell table:style-name="ce2"/>
          <table:table-cell office:value-type="float" office:value="1.2336989184000001E-2" table:formula="of:=POWER(([.B828]-[.C828]);2)" table:style-name="ce2">
            <text:p>0.012336989</text:p>
          </table:table-cell>
          <table:table-cell table:number-columns-repeated="16380"/>
        </table:table-row>
        <table:table-row table:style-name="ro1">
          <table:table-cell office:value-type="float" office:value="4.1398830000000002" table:style-name="ce2">
            <text:p>4.139883</text:p>
          </table:table-cell>
          <table:table-cell office:value-type="float" office:value="-0.61277899999999996" table:style-name="ce2">
            <text:p>-0.612779</text:p>
          </table:table-cell>
          <table:table-cell table:style-name="ce2"/>
          <table:table-cell office:value-type="float" office:value="0.37549810284099994" table:formula="of:=POWER(([.B829]-[.C829]);2)" table:style-name="ce2">
            <text:p>0.375498103</text:p>
          </table:table-cell>
          <table:table-cell table:number-columns-repeated="16380"/>
        </table:table-row>
        <table:table-row table:style-name="ro1">
          <table:table-cell office:value-type="float" office:value="4.144882" table:style-name="ce2">
            <text:p>4.144882</text:p>
          </table:table-cell>
          <table:table-cell office:value-type="float" office:value="-0.61944399999999999" table:style-name="ce2">
            <text:p>-0.619444</text:p>
          </table:table-cell>
          <table:table-cell table:style-name="ce2"/>
          <table:table-cell office:value-type="float" office:value="0.383710869136" table:formula="of:=POWER(([.B830]-[.C830]);2)" table:style-name="ce2">
            <text:p>0.383710869</text:p>
          </table:table-cell>
          <table:table-cell table:number-columns-repeated="16380"/>
        </table:table-row>
        <table:table-row table:style-name="ro1">
          <table:table-cell office:value-type="float" office:value="4.1498819999999998" table:style-name="ce2">
            <text:p>4.149882</text:p>
          </table:table-cell>
          <table:table-cell office:value-type="float" office:value="0.970383" table:style-name="ce2">
            <text:p>0.970383</text:p>
          </table:table-cell>
          <table:table-cell table:style-name="ce2"/>
          <table:table-cell office:value-type="float" office:value="0.94164316668899994" table:formula="of:=POWER(([.B831]-[.C831]);2)" table:style-name="ce2">
            <text:p>0.941643167</text:p>
          </table:table-cell>
          <table:table-cell table:number-columns-repeated="16380"/>
        </table:table-row>
        <table:table-row table:style-name="ro1">
          <table:table-cell office:value-type="float" office:value="4.1548809999999996" table:style-name="ce2">
            <text:p>4.154881</text:p>
          </table:table-cell>
          <table:table-cell office:value-type="float" office:value="0.67268499999999998" table:style-name="ce2">
            <text:p>0.672685</text:p>
          </table:table-cell>
          <table:table-cell table:style-name="ce2"/>
          <table:table-cell office:value-type="float" office:value="0.45250510922499998" table:formula="of:=POWER(([.B832]-[.C832]);2)" table:style-name="ce2">
            <text:p>0.452505109</text:p>
          </table:table-cell>
          <table:table-cell table:number-columns-repeated="16380"/>
        </table:table-row>
        <table:table-row table:style-name="ro1">
          <table:table-cell office:value-type="float" office:value="4.1598810000000004" table:style-name="ce2">
            <text:p>4.159881</text:p>
          </table:table-cell>
          <table:table-cell office:value-type="float" office:value="0.38695200000000002" table:style-name="ce2">
            <text:p>0.386952</text:p>
          </table:table-cell>
          <table:table-cell table:style-name="ce2"/>
          <table:table-cell office:value-type="float" office:value="0.14973185030400002" table:formula="of:=POWER(([.B833]-[.C833]);2)" table:style-name="ce2">
            <text:p>0.14973185</text:p>
          </table:table-cell>
          <table:table-cell table:number-columns-repeated="16380"/>
        </table:table-row>
        <table:table-row table:style-name="ro1">
          <table:table-cell office:value-type="float" office:value="4.1648810000000003" table:style-name="ce2">
            <text:p>4.164881</text:p>
          </table:table-cell>
          <table:table-cell office:value-type="float" office:value="-0.160549" table:style-name="ce2">
            <text:p>-0.160549</text:p>
          </table:table-cell>
          <table:table-cell table:style-name="ce2"/>
          <table:table-cell office:value-type="float" office:value="2.5775981401E-2" table:formula="of:=POWER(([.B834]-[.C834]);2)" table:style-name="ce2">
            <text:p>0.025775981</text:p>
          </table:table-cell>
          <table:table-cell table:number-columns-repeated="16380"/>
        </table:table-row>
        <table:table-row table:style-name="ro1">
          <table:table-cell office:value-type="float" office:value="4.16988" table:style-name="ce2">
            <text:p>4.16988</text:p>
          </table:table-cell>
          <table:table-cell office:value-type="float" office:value="-0.58637300000000003" table:style-name="ce2">
            <text:p>-0.586373</text:p>
          </table:table-cell>
          <table:table-cell table:style-name="ce2"/>
          <table:table-cell office:value-type="float" office:value="0.34383329512900002" table:formula="of:=POWER(([.B835]-[.C835]);2)" table:style-name="ce2">
            <text:p>0.343833295</text:p>
          </table:table-cell>
          <table:table-cell table:number-columns-repeated="16380"/>
        </table:table-row>
        <table:table-row table:style-name="ro1">
          <table:table-cell office:value-type="float" office:value="4.1748799999999999" table:style-name="ce2">
            <text:p>4.17488</text:p>
          </table:table-cell>
          <table:table-cell office:value-type="float" office:value="0.148561" table:style-name="ce2">
            <text:p>0.148561</text:p>
          </table:table-cell>
          <table:table-cell table:style-name="ce2"/>
          <table:table-cell office:value-type="float" office:value="2.2070370720999998E-2" table:formula="of:=POWER(([.B836]-[.C836]);2)" table:style-name="ce2">
            <text:p>0.022070371</text:p>
          </table:table-cell>
          <table:table-cell table:number-columns-repeated="16380"/>
        </table:table-row>
        <table:table-row table:style-name="ro1">
          <table:table-cell office:value-type="float" office:value="4.1798799999999998" table:style-name="ce2">
            <text:p>4.17988</text:p>
          </table:table-cell>
          <table:table-cell office:value-type="float" office:value="0.398422" table:style-name="ce2">
            <text:p>0.398422</text:p>
          </table:table-cell>
          <table:table-cell table:style-name="ce2"/>
          <table:table-cell office:value-type="float" office:value="0.158740090084" table:formula="of:=POWER(([.B837]-[.C837]);2)" table:style-name="ce2">
            <text:p>0.15874009</text:p>
          </table:table-cell>
          <table:table-cell table:number-columns-repeated="16380"/>
        </table:table-row>
        <table:table-row table:style-name="ro1">
          <table:table-cell office:value-type="float" office:value="4.1848789999999996" table:style-name="ce2">
            <text:p>4.184879</text:p>
          </table:table-cell>
          <table:table-cell office:value-type="float" office:value="-0.32194899999999999" table:style-name="ce2">
            <text:p>-0.321949</text:p>
          </table:table-cell>
          <table:table-cell table:style-name="ce2"/>
          <table:table-cell office:value-type="float" office:value="0.10365115860099999" table:formula="of:=POWER(([.B838]-[.C838]);2)" table:style-name="ce2">
            <text:p>0.103651159</text:p>
          </table:table-cell>
          <table:table-cell table:number-columns-repeated="16380"/>
        </table:table-row>
        <table:table-row table:style-name="ro1">
          <table:table-cell office:value-type="float" office:value="4.1898790000000004" table:style-name="ce2">
            <text:p>4.189879</text:p>
          </table:table-cell>
          <table:table-cell office:value-type="float" office:value="0.39005400000000001" table:style-name="ce2">
            <text:p>0.390054</text:p>
          </table:table-cell>
          <table:table-cell table:style-name="ce2"/>
          <table:table-cell office:value-type="float" office:value="0.15214212291600002" table:formula="of:=POWER(([.B839]-[.C839]);2)" table:style-name="ce2">
            <text:p>0.152142123</text:p>
          </table:table-cell>
          <table:table-cell table:number-columns-repeated="16380"/>
        </table:table-row>
        <table:table-row table:style-name="ro1">
          <table:table-cell office:value-type="float" office:value="4.1948790000000002" table:style-name="ce2">
            <text:p>4.194879</text:p>
          </table:table-cell>
          <table:table-cell office:value-type="float" office:value="-0.38364399999999999" table:style-name="ce2">
            <text:p>-0.383644</text:p>
          </table:table-cell>
          <table:table-cell table:style-name="ce2"/>
          <table:table-cell office:value-type="float" office:value="0.147182718736" table:formula="of:=POWER(([.B840]-[.C840]);2)" table:style-name="ce2">
            <text:p>0.147182719</text:p>
          </table:table-cell>
          <table:table-cell table:number-columns-repeated="16380"/>
        </table:table-row>
        <table:table-row table:style-name="ro1">
          <table:table-cell office:value-type="float" office:value="4.199878" table:style-name="ce2">
            <text:p>4.199878</text:p>
          </table:table-cell>
          <table:table-cell office:value-type="float" office:value="-0.237095" table:style-name="ce2">
            <text:p>-0.237095</text:p>
          </table:table-cell>
          <table:table-cell table:style-name="ce2"/>
          <table:table-cell office:value-type="float" office:value="5.6214039025000002E-2" table:formula="of:=POWER(([.B841]-[.C841]);2)" table:style-name="ce2">
            <text:p>0.056214039</text:p>
          </table:table-cell>
          <table:table-cell table:number-columns-repeated="16380"/>
        </table:table-row>
        <table:table-row table:style-name="ro1">
          <table:table-cell office:value-type="float" office:value="4.2048779999999999" table:style-name="ce2">
            <text:p>4.204878</text:p>
          </table:table-cell>
          <table:table-cell office:value-type="float" office:value="-0.87314499999999995" table:style-name="ce2">
            <text:p>-0.873145</text:p>
          </table:table-cell>
          <table:table-cell table:style-name="ce2"/>
          <table:table-cell office:value-type="float" office:value="0.76238219102499993" table:formula="of:=POWER(([.B842]-[.C842]);2)" table:style-name="ce2">
            <text:p>0.762382191</text:p>
          </table:table-cell>
          <table:table-cell table:number-columns-repeated="16380"/>
        </table:table-row>
        <table:table-row table:style-name="ro1">
          <table:table-cell office:value-type="float" office:value="4.2098769999999996" table:style-name="ce2">
            <text:p>4.209877</text:p>
          </table:table-cell>
          <table:table-cell office:value-type="float" office:value="0.40137400000000001" table:style-name="ce2">
            <text:p>0.401374</text:p>
          </table:table-cell>
          <table:table-cell table:style-name="ce2"/>
          <table:table-cell office:value-type="float" office:value="0.161101087876" table:formula="of:=POWER(([.B843]-[.C843]);2)" table:style-name="ce2">
            <text:p>0.161101088</text:p>
          </table:table-cell>
          <table:table-cell table:number-columns-repeated="16380"/>
        </table:table-row>
        <table:table-row table:style-name="ro1">
          <table:table-cell office:value-type="float" office:value="4.2148770000000004" table:style-name="ce2">
            <text:p>4.214877</text:p>
          </table:table-cell>
          <table:table-cell office:value-type="float" office:value="-9.2415999999999998E-2" table:style-name="ce2">
            <text:p>-0.092416</text:p>
          </table:table-cell>
          <table:table-cell table:style-name="ce2"/>
          <table:table-cell office:value-type="float" office:value="8.5407170559999995E-3" table:formula="of:=POWER(([.B844]-[.C844]);2)" table:style-name="ce2">
            <text:p>0.008540717</text:p>
          </table:table-cell>
          <table:table-cell table:number-columns-repeated="16380"/>
        </table:table-row>
        <table:table-row table:style-name="ro1">
          <table:table-cell office:value-type="float" office:value="4.2198770000000003" table:style-name="ce2">
            <text:p>4.219877</text:p>
          </table:table-cell>
          <table:table-cell office:value-type="float" office:value="0.74092100000000005" table:style-name="ce2">
            <text:p>0.740921</text:p>
          </table:table-cell>
          <table:table-cell table:style-name="ce2"/>
          <table:table-cell office:value-type="float" office:value="0.54896392824100004" table:formula="of:=POWER(([.B845]-[.C845]);2)" table:style-name="ce2">
            <text:p>0.548963928</text:p>
          </table:table-cell>
          <table:table-cell table:number-columns-repeated="16380"/>
        </table:table-row>
        <table:table-row table:style-name="ro1">
          <table:table-cell office:value-type="float" office:value="4.2248760000000001" table:style-name="ce2">
            <text:p>4.224876</text:p>
          </table:table-cell>
          <table:table-cell office:value-type="float" office:value="0.58592599999999995" table:style-name="ce2">
            <text:p>0.585926</text:p>
          </table:table-cell>
          <table:table-cell table:style-name="ce2"/>
          <table:table-cell office:value-type="float" office:value="0.34330927747599993" table:formula="of:=POWER(([.B846]-[.C846]);2)" table:style-name="ce2">
            <text:p>0.343309277</text:p>
          </table:table-cell>
          <table:table-cell table:number-columns-repeated="16380"/>
        </table:table-row>
        <table:table-row table:style-name="ro1">
          <table:table-cell office:value-type="float" office:value="4.229876" table:style-name="ce2">
            <text:p>4.229876</text:p>
          </table:table-cell>
          <table:table-cell office:value-type="float" office:value="0.58641500000000002" table:style-name="ce2">
            <text:p>0.586415</text:p>
          </table:table-cell>
          <table:table-cell table:style-name="ce2"/>
          <table:table-cell office:value-type="float" office:value="0.34388255222500003" table:formula="of:=POWER(([.B847]-[.C847]);2)" table:style-name="ce2">
            <text:p>0.343882552</text:p>
          </table:table-cell>
          <table:table-cell table:number-columns-repeated="16380"/>
        </table:table-row>
        <table:table-row table:style-name="ro1">
          <table:table-cell office:value-type="float" office:value="4.2348759999999999" table:style-name="ce2">
            <text:p>4.234876</text:p>
          </table:table-cell>
          <table:table-cell office:value-type="float" office:value="-0.418132" table:style-name="ce2">
            <text:p>-0.418132</text:p>
          </table:table-cell>
          <table:table-cell table:style-name="ce2"/>
          <table:table-cell office:value-type="float" office:value="0.17483436942399999" table:formula="of:=POWER(([.B848]-[.C848]);2)" table:style-name="ce2">
            <text:p>0.174834369</text:p>
          </table:table-cell>
          <table:table-cell table:number-columns-repeated="16380"/>
        </table:table-row>
        <table:table-row table:style-name="ro1">
          <table:table-cell office:value-type="float" office:value="4.2398749999999996" table:style-name="ce2">
            <text:p>4.239875</text:p>
          </table:table-cell>
          <table:table-cell office:value-type="float" office:value="0.80597600000000003" table:style-name="ce2">
            <text:p>0.805976</text:p>
          </table:table-cell>
          <table:table-cell table:style-name="ce2"/>
          <table:table-cell office:value-type="float" office:value="0.64959731257600006" table:formula="of:=POWER(([.B849]-[.C849]);2)" table:style-name="ce2">
            <text:p>0.649597313</text:p>
          </table:table-cell>
          <table:table-cell table:number-columns-repeated="16380"/>
        </table:table-row>
        <table:table-row table:style-name="ro1">
          <table:table-cell office:value-type="float" office:value="4.2448750000000004" table:style-name="ce2">
            <text:p>4.244875</text:p>
          </table:table-cell>
          <table:table-cell office:value-type="float" office:value="-0.10208299999999999" table:style-name="ce2">
            <text:p>-0.102083</text:p>
          </table:table-cell>
          <table:table-cell table:style-name="ce2"/>
          <table:table-cell office:value-type="float" office:value="1.0420938888999998E-2" table:formula="of:=POWER(([.B850]-[.C850]);2)" table:style-name="ce2">
            <text:p>0.010420939</text:p>
          </table:table-cell>
          <table:table-cell table:number-columns-repeated="16380"/>
        </table:table-row>
        <table:table-row table:style-name="ro1">
          <table:table-cell office:value-type="float" office:value="4.2498750000000003" table:style-name="ce2">
            <text:p>4.249875</text:p>
          </table:table-cell>
          <table:table-cell office:value-type="float" office:value="0.64480999999999999" table:style-name="ce2">
            <text:p>0.64481</text:p>
          </table:table-cell>
          <table:table-cell table:style-name="ce2"/>
          <table:table-cell office:value-type="float" office:value="0.41577993609999997" table:formula="of:=POWER(([.B851]-[.C851]);2)" table:style-name="ce2">
            <text:p>0.415779936</text:p>
          </table:table-cell>
          <table:table-cell table:number-columns-repeated="16380"/>
        </table:table-row>
        <table:table-row table:style-name="ro1">
          <table:table-cell office:value-type="float" office:value="4.254874" table:style-name="ce2">
            <text:p>4.254874</text:p>
          </table:table-cell>
          <table:table-cell office:value-type="float" office:value="-0.62615200000000004" table:style-name="ce2">
            <text:p>-0.626152</text:p>
          </table:table-cell>
          <table:table-cell table:style-name="ce2"/>
          <table:table-cell office:value-type="float" office:value="0.39206632710400008" table:formula="of:=POWER(([.B852]-[.C852]);2)" table:style-name="ce2">
            <text:p>0.392066327</text:p>
          </table:table-cell>
          <table:table-cell table:number-columns-repeated="16380"/>
        </table:table-row>
        <table:table-row table:style-name="ro1">
          <table:table-cell office:value-type="float" office:value="4.2598739999999999" table:style-name="ce2">
            <text:p>4.259874</text:p>
          </table:table-cell>
          <table:table-cell office:value-type="float" office:value="-0.29833599999999999" table:style-name="ce2">
            <text:p>-0.298336</text:p>
          </table:table-cell>
          <table:table-cell table:style-name="ce2"/>
          <table:table-cell office:value-type="float" office:value="8.9004368895999997E-2" table:formula="of:=POWER(([.B853]-[.C853]);2)" table:style-name="ce2">
            <text:p>0.089004369</text:p>
          </table:table-cell>
          <table:table-cell table:number-columns-repeated="16380"/>
        </table:table-row>
        <table:table-row table:style-name="ro1">
          <table:table-cell office:value-type="float" office:value="4.2648739999999998" table:style-name="ce2">
            <text:p>4.264874</text:p>
          </table:table-cell>
          <table:table-cell office:value-type="float" office:value="0.28740599999999999" table:style-name="ce2">
            <text:p>0.287406</text:p>
          </table:table-cell>
          <table:table-cell table:style-name="ce2"/>
          <table:table-cell office:value-type="float" office:value="8.2602208836000002E-2" table:formula="of:=POWER(([.B854]-[.C854]);2)" table:style-name="ce2">
            <text:p>0.082602209</text:p>
          </table:table-cell>
          <table:table-cell table:number-columns-repeated="16380"/>
        </table:table-row>
        <table:table-row table:style-name="ro1">
          <table:table-cell office:value-type="float" office:value="4.2698729999999996" table:style-name="ce2">
            <text:p>4.269873</text:p>
          </table:table-cell>
          <table:table-cell office:value-type="float" office:value="7.1342000000000003E-2" table:style-name="ce2">
            <text:p>0.071342</text:p>
          </table:table-cell>
          <table:table-cell table:style-name="ce2"/>
          <table:table-cell office:value-type="float" office:value="5.0896809640000006E-3" table:formula="of:=POWER(([.B855]-[.C855]);2)" table:style-name="ce2">
            <text:p>0.005089681</text:p>
          </table:table-cell>
          <table:table-cell table:number-columns-repeated="16380"/>
        </table:table-row>
        <table:table-row table:style-name="ro1">
          <table:table-cell office:value-type="float" office:value="4.2748730000000004" table:style-name="ce2">
            <text:p>4.274873</text:p>
          </table:table-cell>
          <table:table-cell office:value-type="float" office:value="5.8079999999999998E-3" table:style-name="ce2">
            <text:p>0.005808</text:p>
          </table:table-cell>
          <table:table-cell table:style-name="ce2"/>
          <table:table-cell office:value-type="float" office:value="3.3732863999999998E-5" table:formula="of:=POWER(([.B856]-[.C856]);2)" table:style-name="ce2">
            <text:p>3.37329E-05</text:p>
          </table:table-cell>
          <table:table-cell table:number-columns-repeated="16380"/>
        </table:table-row>
        <table:table-row table:style-name="ro1">
          <table:table-cell office:value-type="float" office:value="4.2798720000000001" table:style-name="ce2">
            <text:p>4.279872</text:p>
          </table:table-cell>
          <table:table-cell office:value-type="float" office:value="0.17602699999999999" table:style-name="ce2">
            <text:p>0.176027</text:p>
          </table:table-cell>
          <table:table-cell table:style-name="ce2"/>
          <table:table-cell office:value-type="float" office:value="3.0985504728999996E-2" table:formula="of:=POWER(([.B857]-[.C857]);2)" table:style-name="ce2">
            <text:p>0.030985505</text:p>
          </table:table-cell>
          <table:table-cell table:number-columns-repeated="16380"/>
        </table:table-row>
        <table:table-row table:style-name="ro1">
          <table:table-cell office:value-type="float" office:value="4.284872" table:style-name="ce2">
            <text:p>4.284872</text:p>
          </table:table-cell>
          <table:table-cell office:value-type="float" office:value="-0.13802900000000001" table:style-name="ce2">
            <text:p>-0.138029</text:p>
          </table:table-cell>
          <table:table-cell table:style-name="ce2"/>
          <table:table-cell office:value-type="float" office:value="1.9052004841000003E-2" table:formula="of:=POWER(([.B858]-[.C858]);2)" table:style-name="ce2">
            <text:p>0.019052005</text:p>
          </table:table-cell>
          <table:table-cell table:number-columns-repeated="16380"/>
        </table:table-row>
        <table:table-row table:style-name="ro1">
          <table:table-cell office:value-type="float" office:value="4.2898719999999999" table:style-name="ce2">
            <text:p>4.289872</text:p>
          </table:table-cell>
          <table:table-cell office:value-type="float" office:value="-0.17807000000000001" table:style-name="ce2">
            <text:p>-0.17807</text:p>
          </table:table-cell>
          <table:table-cell table:style-name="ce2"/>
          <table:table-cell office:value-type="float" office:value="3.1708924900000005E-2" table:formula="of:=POWER(([.B859]-[.C859]);2)" table:style-name="ce2">
            <text:p>0.031708925</text:p>
          </table:table-cell>
          <table:table-cell table:number-columns-repeated="16380"/>
        </table:table-row>
        <table:table-row table:style-name="ro1">
          <table:table-cell office:value-type="float" office:value="4.2948709999999997" table:style-name="ce2">
            <text:p>4.294871</text:p>
          </table:table-cell>
          <table:table-cell office:value-type="float" office:value="0.41014" table:style-name="ce2">
            <text:p>0.41014</text:p>
          </table:table-cell>
          <table:table-cell table:style-name="ce2"/>
          <table:table-cell office:value-type="float" office:value="0.16821481960000001" table:formula="of:=POWER(([.B860]-[.C860]);2)" table:style-name="ce2">
            <text:p>0.16821482</text:p>
          </table:table-cell>
          <table:table-cell table:number-columns-repeated="16380"/>
        </table:table-row>
        <table:table-row table:style-name="ro1">
          <table:table-cell office:value-type="float" office:value="4.2998710000000004" table:style-name="ce2">
            <text:p>4.299871</text:p>
          </table:table-cell>
          <table:table-cell office:value-type="float" office:value="-0.162158" table:style-name="ce2">
            <text:p>-0.162158</text:p>
          </table:table-cell>
          <table:table-cell table:style-name="ce2"/>
          <table:table-cell office:value-type="float" office:value="2.6295216963999998E-2" table:formula="of:=POWER(([.B861]-[.C861]);2)" table:style-name="ce2">
            <text:p>0.026295217</text:p>
          </table:table-cell>
          <table:table-cell table:number-columns-repeated="16380"/>
        </table:table-row>
        <table:table-row table:style-name="ro1">
          <table:table-cell office:value-type="float" office:value="4.3048710000000003" table:style-name="ce2">
            <text:p>4.304871</text:p>
          </table:table-cell>
          <table:table-cell office:value-type="float" office:value="0.241371" table:style-name="ce2">
            <text:p>0.241371</text:p>
          </table:table-cell>
          <table:table-cell table:style-name="ce2"/>
          <table:table-cell office:value-type="float" office:value="5.8259959641000003E-2" table:formula="of:=POWER(([.B862]-[.C862]);2)" table:style-name="ce2">
            <text:p>0.05825996</text:p>
          </table:table-cell>
          <table:table-cell table:number-columns-repeated="16380"/>
        </table:table-row>
        <table:table-row table:style-name="ro1">
          <table:table-cell office:value-type="float" office:value="4.3098700000000001" table:style-name="ce2">
            <text:p>4.30987</text:p>
          </table:table-cell>
          <table:table-cell office:value-type="float" office:value="-0.90462100000000001" table:style-name="ce2">
            <text:p>-0.904621</text:p>
          </table:table-cell>
          <table:table-cell table:style-name="ce2"/>
          <table:table-cell office:value-type="float" office:value="0.81833915364099996" table:formula="of:=POWER(([.B863]-[.C863]);2)" table:style-name="ce2">
            <text:p>0.818339154</text:p>
          </table:table-cell>
          <table:table-cell table:number-columns-repeated="16380"/>
        </table:table-row>
        <table:table-row table:style-name="ro1">
          <table:table-cell office:value-type="float" office:value="4.31487" table:style-name="ce2">
            <text:p>4.31487</text:p>
          </table:table-cell>
          <table:table-cell office:value-type="float" office:value="-0.51641000000000004" table:style-name="ce2">
            <text:p>-0.51641</text:p>
          </table:table-cell>
          <table:table-cell table:style-name="ce2"/>
          <table:table-cell office:value-type="float" office:value="0.26667928810000002" table:formula="of:=POWER(([.B864]-[.C864]);2)" table:style-name="ce2">
            <text:p>0.266679288</text:p>
          </table:table-cell>
          <table:table-cell table:number-columns-repeated="16380"/>
        </table:table-row>
        <table:table-row table:style-name="ro1">
          <table:table-cell office:value-type="float" office:value="4.3198699999999999" table:style-name="ce2">
            <text:p>4.31987</text:p>
          </table:table-cell>
          <table:table-cell office:value-type="float" office:value="-0.826407" table:style-name="ce2">
            <text:p>-0.826407</text:p>
          </table:table-cell>
          <table:table-cell table:style-name="ce2"/>
          <table:table-cell office:value-type="float" office:value="0.68294852964899999" table:formula="of:=POWER(([.B865]-[.C865]);2)" table:style-name="ce2">
            <text:p>0.68294853</text:p>
          </table:table-cell>
          <table:table-cell table:number-columns-repeated="16380"/>
        </table:table-row>
        <table:table-row table:style-name="ro1">
          <table:table-cell office:value-type="float" office:value="4.3248689999999996" table:style-name="ce2">
            <text:p>4.324869</text:p>
          </table:table-cell>
          <table:table-cell office:value-type="float" office:value="0.304309" table:style-name="ce2">
            <text:p>0.304309</text:p>
          </table:table-cell>
          <table:table-cell table:style-name="ce2"/>
          <table:table-cell office:value-type="float" office:value="9.2603967480999999E-2" table:formula="of:=POWER(([.B866]-[.C866]);2)" table:style-name="ce2">
            <text:p>0.092603967</text:p>
          </table:table-cell>
          <table:table-cell table:number-columns-repeated="16380"/>
        </table:table-row>
        <table:table-row table:style-name="ro1">
          <table:table-cell office:value-type="float" office:value="4.3298690000000004" table:style-name="ce2">
            <text:p>4.329869</text:p>
          </table:table-cell>
          <table:table-cell office:value-type="float" office:value="0.341972" table:style-name="ce2">
            <text:p>0.341972</text:p>
          </table:table-cell>
          <table:table-cell table:style-name="ce2"/>
          <table:table-cell office:value-type="float" office:value="0.11694484878399999" table:formula="of:=POWER(([.B867]-[.C867]);2)" table:style-name="ce2">
            <text:p>0.116944849</text:p>
          </table:table-cell>
          <table:table-cell table:number-columns-repeated="16380"/>
        </table:table-row>
        <table:table-row table:style-name="ro1">
          <table:table-cell office:value-type="float" office:value="4.3348680000000002" table:style-name="ce2">
            <text:p>4.334868</text:p>
          </table:table-cell>
          <table:table-cell office:value-type="float" office:value="-0.13050500000000001" table:style-name="ce2">
            <text:p>-0.130505</text:p>
          </table:table-cell>
          <table:table-cell table:style-name="ce2"/>
          <table:table-cell office:value-type="float" office:value="1.7031555025000002E-2" table:formula="of:=POWER(([.B868]-[.C868]);2)" table:style-name="ce2">
            <text:p>0.017031555</text:p>
          </table:table-cell>
          <table:table-cell table:number-columns-repeated="16380"/>
        </table:table-row>
        <table:table-row table:style-name="ro1">
          <table:table-cell office:value-type="float" office:value="4.3398680000000001" table:style-name="ce2">
            <text:p>4.339868</text:p>
          </table:table-cell>
          <table:table-cell office:value-type="float" office:value="0.698986" table:style-name="ce2">
            <text:p>0.698986</text:p>
          </table:table-cell>
          <table:table-cell table:style-name="ce2"/>
          <table:table-cell office:value-type="float" office:value="0.48858142819599998" table:formula="of:=POWER(([.B869]-[.C869]);2)" table:style-name="ce2">
            <text:p>0.488581428</text:p>
          </table:table-cell>
          <table:table-cell table:number-columns-repeated="16380"/>
        </table:table-row>
        <table:table-row table:style-name="ro1">
          <table:table-cell office:value-type="float" office:value="4.344868" table:style-name="ce2">
            <text:p>4.344868</text:p>
          </table:table-cell>
          <table:table-cell office:value-type="float" office:value="-0.434724" table:style-name="ce2">
            <text:p>-0.434724</text:p>
          </table:table-cell>
          <table:table-cell table:style-name="ce2"/>
          <table:table-cell office:value-type="float" office:value="0.188984956176" table:formula="of:=POWER(([.B870]-[.C870]);2)" table:style-name="ce2">
            <text:p>0.188984956</text:p>
          </table:table-cell>
          <table:table-cell table:number-columns-repeated="16380"/>
        </table:table-row>
        <table:table-row table:style-name="ro1">
          <table:table-cell office:value-type="float" office:value="4.3498669999999997" table:style-name="ce2">
            <text:p>4.349867</text:p>
          </table:table-cell>
          <table:table-cell office:value-type="float" office:value="-0.29452800000000001" table:style-name="ce2">
            <text:p>-0.294528</text:p>
          </table:table-cell>
          <table:table-cell table:style-name="ce2"/>
          <table:table-cell office:value-type="float" office:value="8.6746742784000005E-2" table:formula="of:=POWER(([.B871]-[.C871]);2)" table:style-name="ce2">
            <text:p>0.086746743</text:p>
          </table:table-cell>
          <table:table-cell table:number-columns-repeated="16380"/>
        </table:table-row>
        <table:table-row table:style-name="ro1">
          <table:table-cell office:value-type="float" office:value="4.3548669999999996" table:style-name="ce2">
            <text:p>4.354867</text:p>
          </table:table-cell>
          <table:table-cell office:value-type="float" office:value="0.532559" table:style-name="ce2">
            <text:p>0.532559</text:p>
          </table:table-cell>
          <table:table-cell table:style-name="ce2"/>
          <table:table-cell office:value-type="float" office:value="0.28361908848099998" table:formula="of:=POWER(([.B872]-[.C872]);2)" table:style-name="ce2">
            <text:p>0.283619088</text:p>
          </table:table-cell>
          <table:table-cell table:number-columns-repeated="16380"/>
        </table:table-row>
        <table:table-row table:style-name="ro1">
          <table:table-cell office:value-type="float" office:value="4.3598670000000004" table:style-name="ce2">
            <text:p>4.359867</text:p>
          </table:table-cell>
          <table:table-cell office:value-type="float" office:value="-5.8742999999999997E-2" table:style-name="ce2">
            <text:p>-0.058743</text:p>
          </table:table-cell>
          <table:table-cell table:style-name="ce2"/>
          <table:table-cell office:value-type="float" office:value="3.4507400489999997E-3" table:formula="of:=POWER(([.B873]-[.C873]);2)" table:style-name="ce2">
            <text:p>0.00345074</text:p>
          </table:table-cell>
          <table:table-cell table:number-columns-repeated="16380"/>
        </table:table-row>
        <table:table-row table:style-name="ro1">
          <table:table-cell office:value-type="float" office:value="4.3648660000000001" table:style-name="ce2">
            <text:p>4.364866</text:p>
          </table:table-cell>
          <table:table-cell office:value-type="float" office:value="5.0477000000000001E-2" table:style-name="ce2">
            <text:p>0.050477</text:p>
          </table:table-cell>
          <table:table-cell table:style-name="ce2"/>
          <table:table-cell office:value-type="float" office:value="2.5479275290000002E-3" table:formula="of:=POWER(([.B874]-[.C874]);2)" table:style-name="ce2">
            <text:p>0.002547928</text:p>
          </table:table-cell>
          <table:table-cell table:number-columns-repeated="16380"/>
        </table:table-row>
        <table:table-row table:style-name="ro1">
          <table:table-cell office:value-type="float" office:value="4.369866" table:style-name="ce2">
            <text:p>4.369866</text:p>
          </table:table-cell>
          <table:table-cell office:value-type="float" office:value="-0.35620499999999999" table:style-name="ce2">
            <text:p>-0.356205</text:p>
          </table:table-cell>
          <table:table-cell table:style-name="ce2"/>
          <table:table-cell office:value-type="float" office:value="0.126882002025" table:formula="of:=POWER(([.B875]-[.C875]);2)" table:style-name="ce2">
            <text:p>0.126882002</text:p>
          </table:table-cell>
          <table:table-cell table:number-columns-repeated="16380"/>
        </table:table-row>
        <table:table-row table:style-name="ro1">
          <table:table-cell office:value-type="float" office:value="4.3748659999999999" table:style-name="ce2">
            <text:p>4.374866</text:p>
          </table:table-cell>
          <table:table-cell office:value-type="float" office:value="1.2690999999999999E-2" table:style-name="ce2">
            <text:p>0.012691</text:p>
          </table:table-cell>
          <table:table-cell table:style-name="ce2"/>
          <table:table-cell office:value-type="float" office:value="1.6106148099999997E-4" table:formula="of:=POWER(([.B876]-[.C876]);2)" table:style-name="ce2">
            <text:p>0.000161061</text:p>
          </table:table-cell>
          <table:table-cell table:number-columns-repeated="16380"/>
        </table:table-row>
        <table:table-row table:style-name="ro1">
          <table:table-cell office:value-type="float" office:value="4.3798649999999997" table:style-name="ce2">
            <text:p>4.379865</text:p>
          </table:table-cell>
          <table:table-cell office:value-type="float" office:value="-5.4257E-2" table:style-name="ce2">
            <text:p>-0.054257</text:p>
          </table:table-cell>
          <table:table-cell table:style-name="ce2"/>
          <table:table-cell office:value-type="float" office:value="2.9438220489999998E-3" table:formula="of:=POWER(([.B877]-[.C877]);2)" table:style-name="ce2">
            <text:p>0.002943822</text:p>
          </table:table-cell>
          <table:table-cell table:number-columns-repeated="16380"/>
        </table:table-row>
        <table:table-row table:style-name="ro1">
          <table:table-cell office:value-type="float" office:value="4.3848649999999996" table:style-name="ce2">
            <text:p>4.384865</text:p>
          </table:table-cell>
          <table:table-cell office:value-type="float" office:value="0.130631" table:style-name="ce2">
            <text:p>0.130631</text:p>
          </table:table-cell>
          <table:table-cell table:style-name="ce2"/>
          <table:table-cell office:value-type="float" office:value="1.7064458160999999E-2" table:formula="of:=POWER(([.B878]-[.C878]);2)" table:style-name="ce2">
            <text:p>0.017064458</text:p>
          </table:table-cell>
          <table:table-cell table:number-columns-repeated="16380"/>
        </table:table-row>
        <table:table-row table:style-name="ro1">
          <table:table-cell office:value-type="float" office:value="4.3898640000000002" table:style-name="ce2">
            <text:p>4.389864</text:p>
          </table:table-cell>
          <table:table-cell office:value-type="float" office:value="-0.54460500000000001" table:style-name="ce2">
            <text:p>-0.544605</text:p>
          </table:table-cell>
          <table:table-cell table:style-name="ce2"/>
          <table:table-cell office:value-type="float" office:value="0.29659460602499998" table:formula="of:=POWER(([.B879]-[.C879]);2)" table:style-name="ce2">
            <text:p>0.296594606</text:p>
          </table:table-cell>
          <table:table-cell table:number-columns-repeated="16380"/>
        </table:table-row>
        <table:table-row table:style-name="ro1">
          <table:table-cell office:value-type="float" office:value="4.3948640000000001" table:style-name="ce2">
            <text:p>4.394864</text:p>
          </table:table-cell>
          <table:table-cell office:value-type="float" office:value="0.59212399999999998" table:style-name="ce2">
            <text:p>0.592124</text:p>
          </table:table-cell>
          <table:table-cell table:style-name="ce2"/>
          <table:table-cell office:value-type="float" office:value="0.35061083137599997" table:formula="of:=POWER(([.B880]-[.C880]);2)" table:style-name="ce2">
            <text:p>0.350610831</text:p>
          </table:table-cell>
          <table:table-cell table:number-columns-repeated="16380"/>
        </table:table-row>
        <table:table-row table:style-name="ro1">
          <table:table-cell office:value-type="float" office:value="4.399864" table:style-name="ce2">
            <text:p>4.399864</text:p>
          </table:table-cell>
          <table:table-cell office:value-type="float" office:value="0.34087699999999999" table:style-name="ce2">
            <text:p>0.340877</text:p>
          </table:table-cell>
          <table:table-cell table:style-name="ce2"/>
          <table:table-cell office:value-type="float" office:value="0.11619712912899999" table:formula="of:=POWER(([.B881]-[.C881]);2)" table:style-name="ce2">
            <text:p>0.116197129</text:p>
          </table:table-cell>
          <table:table-cell table:number-columns-repeated="16380"/>
        </table:table-row>
        <table:table-row table:style-name="ro1">
          <table:table-cell office:value-type="float" office:value="4.4048629999999998" table:style-name="ce2">
            <text:p>4.404863</text:p>
          </table:table-cell>
          <table:table-cell office:value-type="float" office:value="0.96247400000000005" table:style-name="ce2">
            <text:p>0.962474</text:p>
          </table:table-cell>
          <table:table-cell table:style-name="ce2"/>
          <table:table-cell office:value-type="float" office:value="0.92635620067600011" table:formula="of:=POWER(([.B882]-[.C882]);2)" table:style-name="ce2">
            <text:p>0.926356201</text:p>
          </table:table-cell>
          <table:table-cell table:number-columns-repeated="16380"/>
        </table:table-row>
        <table:table-row table:style-name="ro1">
          <table:table-cell office:value-type="float" office:value="4.4098629999999996" table:style-name="ce2">
            <text:p>4.409863</text:p>
          </table:table-cell>
          <table:table-cell office:value-type="float" office:value="0.29037299999999999" table:style-name="ce2">
            <text:p>0.290373</text:p>
          </table:table-cell>
          <table:table-cell table:style-name="ce2"/>
          <table:table-cell office:value-type="float" office:value="8.4316479128999991E-2" table:formula="of:=POWER(([.B883]-[.C883]);2)" table:style-name="ce2">
            <text:p>0.084316479</text:p>
          </table:table-cell>
          <table:table-cell table:number-columns-repeated="16380"/>
        </table:table-row>
        <table:table-row table:style-name="ro1">
          <table:table-cell office:value-type="float" office:value="4.4148630000000004" table:style-name="ce2">
            <text:p>4.414863</text:p>
          </table:table-cell>
          <table:table-cell office:value-type="float" office:value="0.62455700000000003" table:style-name="ce2">
            <text:p>0.624557</text:p>
          </table:table-cell>
          <table:table-cell table:style-name="ce2"/>
          <table:table-cell office:value-type="float" office:value="0.39007144624900003" table:formula="of:=POWER(([.B884]-[.C884]);2)" table:style-name="ce2">
            <text:p>0.390071446</text:p>
          </table:table-cell>
          <table:table-cell table:number-columns-repeated="16380"/>
        </table:table-row>
        <table:table-row table:style-name="ro1">
          <table:table-cell office:value-type="float" office:value="4.4198620000000002" table:style-name="ce2">
            <text:p>4.419862</text:p>
          </table:table-cell>
          <table:table-cell office:value-type="float" office:value="-0.30873800000000001" table:style-name="ce2">
            <text:p>-0.308738</text:p>
          </table:table-cell>
          <table:table-cell table:style-name="ce2"/>
          <table:table-cell office:value-type="float" office:value="9.531915264400001E-2" table:formula="of:=POWER(([.B885]-[.C885]);2)" table:style-name="ce2">
            <text:p>0.095319153</text:p>
          </table:table-cell>
          <table:table-cell table:number-columns-repeated="16380"/>
        </table:table-row>
        <table:table-row table:style-name="ro1">
          <table:table-cell office:value-type="float" office:value="4.4248620000000001" table:style-name="ce2">
            <text:p>4.424862</text:p>
          </table:table-cell>
          <table:table-cell office:value-type="float" office:value="-0.39985199999999999" table:style-name="ce2">
            <text:p>-0.399852</text:p>
          </table:table-cell>
          <table:table-cell table:style-name="ce2"/>
          <table:table-cell office:value-type="float" office:value="0.15988162190399999" table:formula="of:=POWER(([.B886]-[.C886]);2)" table:style-name="ce2">
            <text:p>0.159881622</text:p>
          </table:table-cell>
          <table:table-cell table:number-columns-repeated="16380"/>
        </table:table-row>
        <table:table-row table:style-name="ro1">
          <table:table-cell office:value-type="float" office:value="4.429862" table:style-name="ce2">
            <text:p>4.429862</text:p>
          </table:table-cell>
          <table:table-cell office:value-type="float" office:value="-1.0728E-2" table:style-name="ce2">
            <text:p>-0.010728</text:p>
          </table:table-cell>
          <table:table-cell table:style-name="ce2"/>
          <table:table-cell office:value-type="float" office:value="1.1508998399999999E-4" table:formula="of:=POWER(([.B887]-[.C887]);2)" table:style-name="ce2">
            <text:p>0.00011509</text:p>
          </table:table-cell>
          <table:table-cell table:number-columns-repeated="16380"/>
        </table:table-row>
        <table:table-row table:style-name="ro1">
          <table:table-cell office:value-type="float" office:value="4.4348609999999997" table:style-name="ce2">
            <text:p>4.434861</text:p>
          </table:table-cell>
          <table:table-cell office:value-type="float" office:value="-1.2629570000000001" table:style-name="ce2">
            <text:p>-1.262957</text:p>
          </table:table-cell>
          <table:table-cell table:style-name="ce2"/>
          <table:table-cell office:value-type="float" office:value="1.5950603838490003" table:formula="of:=POWER(([.B888]-[.C888]);2)" table:style-name="ce2">
            <text:p>1.595060384</text:p>
          </table:table-cell>
          <table:table-cell table:number-columns-repeated="16380"/>
        </table:table-row>
        <table:table-row table:style-name="ro1">
          <table:table-cell office:value-type="float" office:value="4.4398609999999996" table:style-name="ce2">
            <text:p>4.439861</text:p>
          </table:table-cell>
          <table:table-cell office:value-type="float" office:value="0.551736" table:style-name="ce2">
            <text:p>0.551736</text:p>
          </table:table-cell>
          <table:table-cell table:style-name="ce2"/>
          <table:table-cell office:value-type="float" office:value="0.30441261369599998" table:formula="of:=POWER(([.B889]-[.C889]);2)" table:style-name="ce2">
            <text:p>0.304412614</text:p>
          </table:table-cell>
          <table:table-cell table:number-columns-repeated="16380"/>
        </table:table-row>
        <table:table-row table:style-name="ro1">
          <table:table-cell office:value-type="float" office:value="4.4448600000000003" table:style-name="ce2">
            <text:p>4.44486</text:p>
          </table:table-cell>
          <table:table-cell office:value-type="float" office:value="-0.17365800000000001" table:style-name="ce2">
            <text:p>-0.173658</text:p>
          </table:table-cell>
          <table:table-cell table:style-name="ce2"/>
          <table:table-cell office:value-type="float" office:value="3.0157100964000004E-2" table:formula="of:=POWER(([.B890]-[.C890]);2)" table:style-name="ce2">
            <text:p>0.030157101</text:p>
          </table:table-cell>
          <table:table-cell table:number-columns-repeated="16380"/>
        </table:table-row>
        <table:table-row table:style-name="ro1">
          <table:table-cell office:value-type="float" office:value="4.4498600000000001" table:style-name="ce2">
            <text:p>4.44986</text:p>
          </table:table-cell>
          <table:table-cell office:value-type="float" office:value="0.54510899999999995" table:style-name="ce2">
            <text:p>0.545109</text:p>
          </table:table-cell>
          <table:table-cell table:style-name="ce2"/>
          <table:table-cell office:value-type="float" office:value="0.29714382188099997" table:formula="of:=POWER(([.B891]-[.C891]);2)" table:style-name="ce2">
            <text:p>0.297143822</text:p>
          </table:table-cell>
          <table:table-cell table:number-columns-repeated="16380"/>
        </table:table-row>
        <table:table-row table:style-name="ro1">
          <table:table-cell office:value-type="float" office:value="4.45486" table:style-name="ce2">
            <text:p>4.45486</text:p>
          </table:table-cell>
          <table:table-cell office:value-type="float" office:value="-0.43311300000000003" table:style-name="ce2">
            <text:p>-0.433113</text:p>
          </table:table-cell>
          <table:table-cell table:style-name="ce2"/>
          <table:table-cell office:value-type="float" office:value="0.18758687076900002" table:formula="of:=POWER(([.B892]-[.C892]);2)" table:style-name="ce2">
            <text:p>0.187586871</text:p>
          </table:table-cell>
          <table:table-cell table:number-columns-repeated="16380"/>
        </table:table-row>
        <table:table-row table:style-name="ro1">
          <table:table-cell office:value-type="float" office:value="4.4598589999999998" table:style-name="ce2">
            <text:p>4.459859</text:p>
          </table:table-cell>
          <table:table-cell office:value-type="float" office:value="-0.246723" table:style-name="ce2">
            <text:p>-0.246723</text:p>
          </table:table-cell>
          <table:table-cell table:style-name="ce2"/>
          <table:table-cell office:value-type="float" office:value="6.0872238729000001E-2" table:formula="of:=POWER(([.B893]-[.C893]);2)" table:style-name="ce2">
            <text:p>0.060872239</text:p>
          </table:table-cell>
          <table:table-cell table:number-columns-repeated="16380"/>
        </table:table-row>
        <table:table-row table:style-name="ro1">
          <table:table-cell office:value-type="float" office:value="4.4648589999999997" table:style-name="ce2">
            <text:p>4.464859</text:p>
          </table:table-cell>
          <table:table-cell office:value-type="float" office:value="0.67354099999999995" table:style-name="ce2">
            <text:p>0.673541</text:p>
          </table:table-cell>
          <table:table-cell table:style-name="ce2"/>
          <table:table-cell office:value-type="float" office:value="0.45365747868099993" table:formula="of:=POWER(([.B894]-[.C894]);2)" table:style-name="ce2">
            <text:p>0.453657479</text:p>
          </table:table-cell>
          <table:table-cell table:number-columns-repeated="16380"/>
        </table:table-row>
        <table:table-row table:style-name="ro1">
          <table:table-cell office:value-type="float" office:value="4.4698589999999996" table:style-name="ce2">
            <text:p>4.469859</text:p>
          </table:table-cell>
          <table:table-cell office:value-type="float" office:value="3.2823999999999999E-2" table:style-name="ce2">
            <text:p>0.032824</text:p>
          </table:table-cell>
          <table:table-cell table:style-name="ce2"/>
          <table:table-cell office:value-type="float" office:value="1.0774149759999998E-3" table:formula="of:=POWER(([.B895]-[.C895]);2)" table:style-name="ce2">
            <text:p>0.001077415</text:p>
          </table:table-cell>
          <table:table-cell table:number-columns-repeated="16380"/>
        </table:table-row>
        <table:table-row table:style-name="ro1">
          <table:table-cell office:value-type="float" office:value="4.4748580000000002" table:style-name="ce2">
            <text:p>4.474858</text:p>
          </table:table-cell>
          <table:table-cell office:value-type="float" office:value="-0.77103900000000003" table:style-name="ce2">
            <text:p>-0.771039</text:p>
          </table:table-cell>
          <table:table-cell table:style-name="ce2"/>
          <table:table-cell office:value-type="float" office:value="0.59450113952100003" table:formula="of:=POWER(([.B896]-[.C896]);2)" table:style-name="ce2">
            <text:p>0.59450114</text:p>
          </table:table-cell>
          <table:table-cell table:number-columns-repeated="16380"/>
        </table:table-row>
        <table:table-row table:style-name="ro1">
          <table:table-cell office:value-type="float" office:value="4.4798580000000001" table:style-name="ce2">
            <text:p>4.479858</text:p>
          </table:table-cell>
          <table:table-cell office:value-type="float" office:value="-0.60584400000000005" table:style-name="ce2">
            <text:p>-0.605844</text:p>
          </table:table-cell>
          <table:table-cell table:style-name="ce2"/>
          <table:table-cell office:value-type="float" office:value="0.36704695233600004" table:formula="of:=POWER(([.B897]-[.C897]);2)" table:style-name="ce2">
            <text:p>0.367046952</text:p>
          </table:table-cell>
          <table:table-cell table:number-columns-repeated="16380"/>
        </table:table-row>
        <table:table-row table:style-name="ro1">
          <table:table-cell office:value-type="float" office:value="4.484858" table:style-name="ce2">
            <text:p>4.484858</text:p>
          </table:table-cell>
          <table:table-cell office:value-type="float" office:value="-0.74502000000000002" table:style-name="ce2">
            <text:p>-0.74502</text:p>
          </table:table-cell>
          <table:table-cell table:style-name="ce2"/>
          <table:table-cell office:value-type="float" office:value="0.55505480039999999" table:formula="of:=POWER(([.B898]-[.C898]);2)" table:style-name="ce2">
            <text:p>0.5550548</text:p>
          </table:table-cell>
          <table:table-cell table:number-columns-repeated="16380"/>
        </table:table-row>
        <table:table-row table:style-name="ro1">
          <table:table-cell office:value-type="float" office:value="4.4898569999999998" table:style-name="ce2">
            <text:p>4.489857</text:p>
          </table:table-cell>
          <table:table-cell office:value-type="float" office:value="-0.37235200000000002" table:style-name="ce2">
            <text:p>-0.372352</text:p>
          </table:table-cell>
          <table:table-cell table:style-name="ce2"/>
          <table:table-cell office:value-type="float" office:value="0.138646011904" table:formula="of:=POWER(([.B899]-[.C899]);2)" table:style-name="ce2">
            <text:p>0.138646012</text:p>
          </table:table-cell>
          <table:table-cell table:number-columns-repeated="16380"/>
        </table:table-row>
        <table:table-row table:style-name="ro1">
          <table:table-cell office:value-type="float" office:value="4.4948569999999997" table:style-name="ce2">
            <text:p>4.494857</text:p>
          </table:table-cell>
          <table:table-cell office:value-type="float" office:value="-0.47132200000000002" table:style-name="ce2">
            <text:p>-0.471322</text:p>
          </table:table-cell>
          <table:table-cell table:style-name="ce2"/>
          <table:table-cell office:value-type="float" office:value="0.22214442768400003" table:formula="of:=POWER(([.B900]-[.C900]);2)" table:style-name="ce2">
            <text:p>0.222144428</text:p>
          </table:table-cell>
          <table:table-cell table:number-columns-repeated="16380"/>
        </table:table-row>
        <table:table-row table:style-name="ro1">
          <table:table-cell office:value-type="float" office:value="4.4998560000000003" table:style-name="ce2">
            <text:p>4.499856</text:p>
          </table:table-cell>
          <table:table-cell office:value-type="float" office:value="0.59986799999999996" table:style-name="ce2">
            <text:p>0.599868</text:p>
          </table:table-cell>
          <table:table-cell table:style-name="ce2"/>
          <table:table-cell office:value-type="float" office:value="0.35984161742399995" table:formula="of:=POWER(([.B901]-[.C901]);2)" table:style-name="ce2">
            <text:p>0.359841617</text:p>
          </table:table-cell>
          <table:table-cell table:number-columns-repeated="16380"/>
        </table:table-row>
        <table:table-row table:style-name="ro1">
          <table:table-cell office:value-type="float" office:value="4.5048560000000002" table:style-name="ce2">
            <text:p>4.504856</text:p>
          </table:table-cell>
          <table:table-cell office:value-type="float" office:value="0.24476800000000001" table:style-name="ce2">
            <text:p>0.244768</text:p>
          </table:table-cell>
          <table:table-cell table:style-name="ce2"/>
          <table:table-cell office:value-type="float" office:value="5.9911373824000004E-2" table:formula="of:=POWER(([.B902]-[.C902]);2)" table:style-name="ce2">
            <text:p>0.059911374</text:p>
          </table:table-cell>
          <table:table-cell table:number-columns-repeated="16380"/>
        </table:table-row>
        <table:table-row table:style-name="ro1">
          <table:table-cell office:value-type="float" office:value="4.5098560000000001" table:style-name="ce2">
            <text:p>4.509856</text:p>
          </table:table-cell>
          <table:table-cell office:value-type="float" office:value="0.239902" table:style-name="ce2">
            <text:p>0.239902</text:p>
          </table:table-cell>
          <table:table-cell table:style-name="ce2"/>
          <table:table-cell office:value-type="float" office:value="5.7552969604000005E-2" table:formula="of:=POWER(([.B903]-[.C903]);2)" table:style-name="ce2">
            <text:p>0.05755297</text:p>
          </table:table-cell>
          <table:table-cell table:number-columns-repeated="16380"/>
        </table:table-row>
        <table:table-row table:style-name="ro1">
          <table:table-cell office:value-type="float" office:value="4.5148549999999998" table:style-name="ce2">
            <text:p>4.514855</text:p>
          </table:table-cell>
          <table:table-cell office:value-type="float" office:value="-0.43157400000000001" table:style-name="ce2">
            <text:p>-0.431574</text:p>
          </table:table-cell>
          <table:table-cell table:style-name="ce2"/>
          <table:table-cell office:value-type="float" office:value="0.18625611747600002" table:formula="of:=POWER(([.B904]-[.C904]);2)" table:style-name="ce2">
            <text:p>0.186256117</text:p>
          </table:table-cell>
          <table:table-cell table:number-columns-repeated="16380"/>
        </table:table-row>
        <table:table-row table:style-name="ro1">
          <table:table-cell office:value-type="float" office:value="4.5198549999999997" table:style-name="ce2">
            <text:p>4.519855</text:p>
          </table:table-cell>
          <table:table-cell office:value-type="float" office:value="-0.46269199999999999" table:style-name="ce2">
            <text:p>-0.462692</text:p>
          </table:table-cell>
          <table:table-cell table:style-name="ce2"/>
          <table:table-cell office:value-type="float" office:value="0.21408388686399998" table:formula="of:=POWER(([.B905]-[.C905]);2)" table:style-name="ce2">
            <text:p>0.214083887</text:p>
          </table:table-cell>
          <table:table-cell table:number-columns-repeated="16380"/>
        </table:table-row>
        <table:table-row table:style-name="ro1">
          <table:table-cell office:value-type="float" office:value="4.5248549999999996" table:style-name="ce2">
            <text:p>4.524855</text:p>
          </table:table-cell>
          <table:table-cell office:value-type="float" office:value="-4.5192999999999997E-2" table:style-name="ce2">
            <text:p>-0.045193</text:p>
          </table:table-cell>
          <table:table-cell table:style-name="ce2"/>
          <table:table-cell office:value-type="float" office:value="2.0424072489999999E-3" table:formula="of:=POWER(([.B906]-[.C906]);2)" table:style-name="ce2">
            <text:p>0.002042407</text:p>
          </table:table-cell>
          <table:table-cell table:number-columns-repeated="16380"/>
        </table:table-row>
        <table:table-row table:style-name="ro1">
          <table:table-cell office:value-type="float" office:value="4.5298540000000003" table:style-name="ce2">
            <text:p>4.529854</text:p>
          </table:table-cell>
          <table:table-cell office:value-type="float" office:value="-0.149483" table:style-name="ce2">
            <text:p>-0.149483</text:p>
          </table:table-cell>
          <table:table-cell table:style-name="ce2"/>
          <table:table-cell office:value-type="float" office:value="2.2345167289E-2" table:formula="of:=POWER(([.B907]-[.C907]);2)" table:style-name="ce2">
            <text:p>0.022345167</text:p>
          </table:table-cell>
          <table:table-cell table:number-columns-repeated="16380"/>
        </table:table-row>
        <table:table-row table:style-name="ro1">
          <table:table-cell office:value-type="float" office:value="4.5348540000000002" table:style-name="ce2">
            <text:p>4.534854</text:p>
          </table:table-cell>
          <table:table-cell office:value-type="float" office:value="-0.45794099999999999" table:style-name="ce2">
            <text:p>-0.457941</text:p>
          </table:table-cell>
          <table:table-cell table:style-name="ce2"/>
          <table:table-cell office:value-type="float" office:value="0.20970995948099999" table:formula="of:=POWER(([.B908]-[.C908]);2)" table:style-name="ce2">
            <text:p>0.209709959</text:p>
          </table:table-cell>
          <table:table-cell table:number-columns-repeated="16380"/>
        </table:table-row>
        <table:table-row table:style-name="ro1">
          <table:table-cell office:value-type="float" office:value="4.5398540000000001" table:style-name="ce2">
            <text:p>4.539854</text:p>
          </table:table-cell>
          <table:table-cell office:value-type="float" office:value="-0.94932899999999998" table:style-name="ce2">
            <text:p>-0.949329</text:p>
          </table:table-cell>
          <table:table-cell table:style-name="ce2"/>
          <table:table-cell office:value-type="float" office:value="0.90122555024099993" table:formula="of:=POWER(([.B909]-[.C909]);2)" table:style-name="ce2">
            <text:p>0.90122555</text:p>
          </table:table-cell>
          <table:table-cell table:number-columns-repeated="16380"/>
        </table:table-row>
        <table:table-row table:style-name="ro1">
          <table:table-cell office:value-type="float" office:value="4.5448529999999998" table:style-name="ce2">
            <text:p>4.544853</text:p>
          </table:table-cell>
          <table:table-cell office:value-type="float" office:value="0.68505099999999997" table:style-name="ce2">
            <text:p>0.685051</text:p>
          </table:table-cell>
          <table:table-cell table:style-name="ce2"/>
          <table:table-cell office:value-type="float" office:value="0.46929487260099995" table:formula="of:=POWER(([.B910]-[.C910]);2)" table:style-name="ce2">
            <text:p>0.469294873</text:p>
          </table:table-cell>
          <table:table-cell table:number-columns-repeated="16380"/>
        </table:table-row>
        <table:table-row table:style-name="ro1">
          <table:table-cell office:value-type="float" office:value="4.5498529999999997" table:style-name="ce2">
            <text:p>4.549853</text:p>
          </table:table-cell>
          <table:table-cell office:value-type="float" office:value="4.8862000000000003E-2" table:style-name="ce2">
            <text:p>0.048862</text:p>
          </table:table-cell>
          <table:table-cell table:style-name="ce2"/>
          <table:table-cell office:value-type="float" office:value="2.3874950440000002E-3" table:formula="of:=POWER(([.B911]-[.C911]);2)" table:style-name="ce2">
            <text:p>0.002387495</text:p>
          </table:table-cell>
          <table:table-cell table:number-columns-repeated="16380"/>
        </table:table-row>
        <table:table-row table:style-name="ro1">
          <table:table-cell office:value-type="float" office:value="4.5548520000000003" table:style-name="ce2">
            <text:p>4.554852</text:p>
          </table:table-cell>
          <table:table-cell office:value-type="float" office:value="-0.44810699999999998" table:style-name="ce2">
            <text:p>-0.448107</text:p>
          </table:table-cell>
          <table:table-cell table:style-name="ce2"/>
          <table:table-cell office:value-type="float" office:value="0.20079988344899999" table:formula="of:=POWER(([.B912]-[.C912]);2)" table:style-name="ce2">
            <text:p>0.200799883</text:p>
          </table:table-cell>
          <table:table-cell table:number-columns-repeated="16380"/>
        </table:table-row>
        <table:table-row table:style-name="ro1">
          <table:table-cell office:value-type="float" office:value="4.5598520000000002" table:style-name="ce2">
            <text:p>4.559852</text:p>
          </table:table-cell>
          <table:table-cell office:value-type="float" office:value="-0.154895" table:style-name="ce2">
            <text:p>-0.154895</text:p>
          </table:table-cell>
          <table:table-cell table:style-name="ce2"/>
          <table:table-cell office:value-type="float" office:value="2.3992461025000002E-2" table:formula="of:=POWER(([.B913]-[.C913]);2)" table:style-name="ce2">
            <text:p>0.023992461</text:p>
          </table:table-cell>
          <table:table-cell table:number-columns-repeated="16380"/>
        </table:table-row>
        <table:table-row table:style-name="ro1">
          <table:table-cell office:value-type="float" office:value="4.5648520000000001" table:style-name="ce2">
            <text:p>4.564852</text:p>
          </table:table-cell>
          <table:table-cell office:value-type="float" office:value="-4.5824999999999998E-2" table:style-name="ce2">
            <text:p>-0.045825</text:p>
          </table:table-cell>
          <table:table-cell table:style-name="ce2"/>
          <table:table-cell office:value-type="float" office:value="2.099930625E-3" table:formula="of:=POWER(([.B914]-[.C914]);2)" table:style-name="ce2">
            <text:p>0.002099931</text:p>
          </table:table-cell>
          <table:table-cell table:number-columns-repeated="16380"/>
        </table:table-row>
        <table:table-row table:style-name="ro1">
          <table:table-cell office:value-type="float" office:value="4.5698509999999999" table:style-name="ce2">
            <text:p>4.569851</text:p>
          </table:table-cell>
          <table:table-cell office:value-type="float" office:value="0.148177" table:style-name="ce2">
            <text:p>0.148177</text:p>
          </table:table-cell>
          <table:table-cell table:style-name="ce2"/>
          <table:table-cell office:value-type="float" office:value="2.1956423329E-2" table:formula="of:=POWER(([.B915]-[.C915]);2)" table:style-name="ce2">
            <text:p>0.021956423</text:p>
          </table:table-cell>
          <table:table-cell table:number-columns-repeated="16380"/>
        </table:table-row>
        <table:table-row table:style-name="ro1">
          <table:table-cell office:value-type="float" office:value="4.5748509999999998" table:style-name="ce2">
            <text:p>4.574851</text:p>
          </table:table-cell>
          <table:table-cell office:value-type="float" office:value="-0.49706099999999998" table:style-name="ce2">
            <text:p>-0.497061</text:p>
          </table:table-cell>
          <table:table-cell table:style-name="ce2"/>
          <table:table-cell office:value-type="float" office:value="0.24706963772099996" table:formula="of:=POWER(([.B916]-[.C916]);2)" table:style-name="ce2">
            <text:p>0.247069638</text:p>
          </table:table-cell>
          <table:table-cell table:number-columns-repeated="16380"/>
        </table:table-row>
        <table:table-row table:style-name="ro1">
          <table:table-cell office:value-type="float" office:value="4.5798509999999997" table:style-name="ce2">
            <text:p>4.579851</text:p>
          </table:table-cell>
          <table:table-cell office:value-type="float" office:value="0.75390999999999997" table:style-name="ce2">
            <text:p>0.75391</text:p>
          </table:table-cell>
          <table:table-cell table:style-name="ce2"/>
          <table:table-cell office:value-type="float" office:value="0.56838028809999996" table:formula="of:=POWER(([.B917]-[.C917]);2)" table:style-name="ce2">
            <text:p>0.568380288</text:p>
          </table:table-cell>
          <table:table-cell table:number-columns-repeated="16380"/>
        </table:table-row>
        <table:table-row table:style-name="ro1">
          <table:table-cell office:value-type="float" office:value="4.5848500000000003" table:style-name="ce2">
            <text:p>4.58485</text:p>
          </table:table-cell>
          <table:table-cell office:value-type="float" office:value="-0.36283399999999999" table:style-name="ce2">
            <text:p>-0.362834</text:p>
          </table:table-cell>
          <table:table-cell table:style-name="ce2"/>
          <table:table-cell office:value-type="float" office:value="0.13164851155599999" table:formula="of:=POWER(([.B918]-[.C918]);2)" table:style-name="ce2">
            <text:p>0.131648512</text:p>
          </table:table-cell>
          <table:table-cell table:number-columns-repeated="16380"/>
        </table:table-row>
        <table:table-row table:style-name="ro1">
          <table:table-cell office:value-type="float" office:value="4.5898500000000002" table:style-name="ce2">
            <text:p>4.58985</text:p>
          </table:table-cell>
          <table:table-cell office:value-type="float" office:value="-0.15646199999999999" table:style-name="ce2">
            <text:p>-0.156462</text:p>
          </table:table-cell>
          <table:table-cell table:style-name="ce2"/>
          <table:table-cell office:value-type="float" office:value="2.4480357443999998E-2" table:formula="of:=POWER(([.B919]-[.C919]);2)" table:style-name="ce2">
            <text:p>0.024480357</text:p>
          </table:table-cell>
          <table:table-cell table:number-columns-repeated="16380"/>
        </table:table-row>
        <table:table-row table:style-name="ro1">
          <table:table-cell office:value-type="float" office:value="4.5948500000000001" table:style-name="ce2">
            <text:p>4.59485</text:p>
          </table:table-cell>
          <table:table-cell office:value-type="float" office:value="1.528823" table:style-name="ce2">
            <text:p>1.528823</text:p>
          </table:table-cell>
          <table:table-cell table:style-name="ce2"/>
          <table:table-cell office:value-type="float" office:value="2.337299765329" table:formula="of:=POWER(([.B920]-[.C920]);2)" table:style-name="ce2">
            <text:p>2.337299765</text:p>
          </table:table-cell>
          <table:table-cell table:number-columns-repeated="16380"/>
        </table:table-row>
        <table:table-row table:style-name="ro1">
          <table:table-cell office:value-type="float" office:value="4.5998489999999999" table:style-name="ce2">
            <text:p>4.599849</text:p>
          </table:table-cell>
          <table:table-cell office:value-type="float" office:value="-0.61755300000000002" table:style-name="ce2">
            <text:p>-0.617553</text:p>
          </table:table-cell>
          <table:table-cell table:style-name="ce2"/>
          <table:table-cell office:value-type="float" office:value="0.38137170780900004" table:formula="of:=POWER(([.B921]-[.C921]);2)" table:style-name="ce2">
            <text:p>0.381371708</text:p>
          </table:table-cell>
          <table:table-cell table:number-columns-repeated="16380"/>
        </table:table-row>
        <table:table-row table:style-name="ro1">
          <table:table-cell office:value-type="float" office:value="4.6048489999999997" table:style-name="ce2">
            <text:p>4.604849</text:p>
          </table:table-cell>
          <table:table-cell office:value-type="float" office:value="-0.30656699999999998" table:style-name="ce2">
            <text:p>-0.306567</text:p>
          </table:table-cell>
          <table:table-cell table:style-name="ce2"/>
          <table:table-cell office:value-type="float" office:value="9.3983325488999986E-2" table:formula="of:=POWER(([.B922]-[.C922]);2)" table:style-name="ce2">
            <text:p>0.093983325</text:p>
          </table:table-cell>
          <table:table-cell table:number-columns-repeated="16380"/>
        </table:table-row>
        <table:table-row table:style-name="ro1">
          <table:table-cell office:value-type="float" office:value="4.6098480000000004" table:style-name="ce2">
            <text:p>4.609848</text:p>
          </table:table-cell>
          <table:table-cell office:value-type="float" office:value="0.85929800000000001" table:style-name="ce2">
            <text:p>0.859298</text:p>
          </table:table-cell>
          <table:table-cell table:style-name="ce2"/>
          <table:table-cell office:value-type="float" office:value="0.73839305280400003" table:formula="of:=POWER(([.B923]-[.C923]);2)" table:style-name="ce2">
            <text:p>0.738393053</text:p>
          </table:table-cell>
          <table:table-cell table:number-columns-repeated="16380"/>
        </table:table-row>
        <table:table-row table:style-name="ro1">
          <table:table-cell office:value-type="float" office:value="4.6148480000000003" table:style-name="ce2">
            <text:p>4.614848</text:p>
          </table:table-cell>
          <table:table-cell office:value-type="float" office:value="0.23819399999999999" table:style-name="ce2">
            <text:p>0.238194</text:p>
          </table:table-cell>
          <table:table-cell table:style-name="ce2"/>
          <table:table-cell office:value-type="float" office:value="5.6736381635999998E-2" table:formula="of:=POWER(([.B924]-[.C924]);2)" table:style-name="ce2">
            <text:p>0.056736382</text:p>
          </table:table-cell>
          <table:table-cell table:number-columns-repeated="16380"/>
        </table:table-row>
        <table:table-row table:style-name="ro1">
          <table:table-cell office:value-type="float" office:value="4.6198480000000002" table:style-name="ce2">
            <text:p>4.619848</text:p>
          </table:table-cell>
          <table:table-cell office:value-type="float" office:value="-0.39427600000000002" table:style-name="ce2">
            <text:p>-0.394276</text:p>
          </table:table-cell>
          <table:table-cell table:style-name="ce2"/>
          <table:table-cell office:value-type="float" office:value="0.15545356417600001" table:formula="of:=POWER(([.B925]-[.C925]);2)" table:style-name="ce2">
            <text:p>0.155453564</text:p>
          </table:table-cell>
          <table:table-cell table:number-columns-repeated="16380"/>
        </table:table-row>
        <table:table-row table:style-name="ro1">
          <table:table-cell office:value-type="float" office:value="4.6248469999999999" table:style-name="ce2">
            <text:p>4.624847</text:p>
          </table:table-cell>
          <table:table-cell office:value-type="float" office:value="8.8199999999999997E-4" table:style-name="ce2">
            <text:p>0.000882</text:p>
          </table:table-cell>
          <table:table-cell table:style-name="ce2"/>
          <table:table-cell office:value-type="float" office:value="7.7792399999999992E-7" table:formula="of:=POWER(([.B926]-[.C926]);2)" table:style-name="ce2">
            <text:p>7.77924E-07</text:p>
          </table:table-cell>
          <table:table-cell table:number-columns-repeated="16380"/>
        </table:table-row>
        <table:table-row table:style-name="ro1">
          <table:table-cell office:value-type="float" office:value="4.6298469999999998" table:style-name="ce2">
            <text:p>4.629847</text:p>
          </table:table-cell>
          <table:table-cell office:value-type="float" office:value="8.5605000000000001E-2" table:style-name="ce2">
            <text:p>0.085605</text:p>
          </table:table-cell>
          <table:table-cell table:style-name="ce2"/>
          <table:table-cell office:value-type="float" office:value="7.3282160249999997E-3" table:formula="of:=POWER(([.B927]-[.C927]);2)" table:style-name="ce2">
            <text:p>0.007328216</text:p>
          </table:table-cell>
          <table:table-cell table:number-columns-repeated="16380"/>
        </table:table-row>
        <table:table-row table:style-name="ro1">
          <table:table-cell office:value-type="float" office:value="4.6348469999999997" table:style-name="ce2">
            <text:p>4.634847</text:p>
          </table:table-cell>
          <table:table-cell office:value-type="float" office:value="0.321266" table:style-name="ce2">
            <text:p>0.321266</text:p>
          </table:table-cell>
          <table:table-cell table:style-name="ce2"/>
          <table:table-cell office:value-type="float" office:value="0.103211842756" table:formula="of:=POWER(([.B928]-[.C928]);2)" table:style-name="ce2">
            <text:p>0.103211843</text:p>
          </table:table-cell>
          <table:table-cell table:number-columns-repeated="16380"/>
        </table:table-row>
        <table:table-row table:style-name="ro1">
          <table:table-cell office:value-type="float" office:value="4.6398460000000004" table:style-name="ce2">
            <text:p>4.639846</text:p>
          </table:table-cell>
          <table:table-cell office:value-type="float" office:value="-6.3268000000000005E-2" table:style-name="ce2">
            <text:p>-0.063268</text:p>
          </table:table-cell>
          <table:table-cell table:style-name="ce2"/>
          <table:table-cell office:value-type="float" office:value="4.0028398240000004E-3" table:formula="of:=POWER(([.B929]-[.C929]);2)" table:style-name="ce2">
            <text:p>0.00400284</text:p>
          </table:table-cell>
          <table:table-cell table:number-columns-repeated="16380"/>
        </table:table-row>
        <table:table-row table:style-name="ro1">
          <table:table-cell office:value-type="float" office:value="4.6448460000000003" table:style-name="ce2">
            <text:p>4.644846</text:p>
          </table:table-cell>
          <table:table-cell office:value-type="float" office:value="0.37819199999999997" table:style-name="ce2">
            <text:p>0.378192</text:p>
          </table:table-cell>
          <table:table-cell table:style-name="ce2"/>
          <table:table-cell office:value-type="float" office:value="0.14302918886399998" table:formula="of:=POWER(([.B930]-[.C930]);2)" table:style-name="ce2">
            <text:p>0.143029189</text:p>
          </table:table-cell>
          <table:table-cell table:number-columns-repeated="16380"/>
        </table:table-row>
        <table:table-row table:style-name="ro1">
          <table:table-cell office:value-type="float" office:value="4.6498460000000001" table:style-name="ce2">
            <text:p>4.649846</text:p>
          </table:table-cell>
          <table:table-cell office:value-type="float" office:value="-8.6264999999999994E-2" table:style-name="ce2">
            <text:p>-0.086265</text:p>
          </table:table-cell>
          <table:table-cell table:style-name="ce2"/>
          <table:table-cell office:value-type="float" office:value="7.4416502249999988E-3" table:formula="of:=POWER(([.B931]-[.C931]);2)" table:style-name="ce2">
            <text:p>0.00744165</text:p>
          </table:table-cell>
          <table:table-cell table:number-columns-repeated="16380"/>
        </table:table-row>
        <table:table-row table:style-name="ro1">
          <table:table-cell office:value-type="float" office:value="4.6548449999999999" table:style-name="ce2">
            <text:p>4.654845</text:p>
          </table:table-cell>
          <table:table-cell office:value-type="float" office:value="-0.747838" table:style-name="ce2">
            <text:p>-0.747838</text:p>
          </table:table-cell>
          <table:table-cell table:style-name="ce2"/>
          <table:table-cell office:value-type="float" office:value="0.55926167424399997" table:formula="of:=POWER(([.B932]-[.C932]);2)" table:style-name="ce2">
            <text:p>0.559261674</text:p>
          </table:table-cell>
          <table:table-cell table:number-columns-repeated="16380"/>
        </table:table-row>
        <table:table-row table:style-name="ro1">
          <table:table-cell office:value-type="float" office:value="4.6598449999999998" table:style-name="ce2">
            <text:p>4.659845</text:p>
          </table:table-cell>
          <table:table-cell office:value-type="float" office:value="0.174318" table:style-name="ce2">
            <text:p>0.174318</text:p>
          </table:table-cell>
          <table:table-cell table:style-name="ce2"/>
          <table:table-cell office:value-type="float" office:value="3.0386765124000001E-2" table:formula="of:=POWER(([.B933]-[.C933]);2)" table:style-name="ce2">
            <text:p>0.030386765</text:p>
          </table:table-cell>
          <table:table-cell table:number-columns-repeated="16380"/>
        </table:table-row>
        <table:table-row table:style-name="ro1">
          <table:table-cell office:value-type="float" office:value="4.6648449999999997" table:style-name="ce2">
            <text:p>4.664845</text:p>
          </table:table-cell>
          <table:table-cell office:value-type="float" office:value="-0.34838000000000002" table:style-name="ce2">
            <text:p>-0.34838</text:p>
          </table:table-cell>
          <table:table-cell table:style-name="ce2"/>
          <table:table-cell office:value-type="float" office:value="0.12136862440000001" table:formula="of:=POWER(([.B934]-[.C934]);2)" table:style-name="ce2">
            <text:p>0.121368624</text:p>
          </table:table-cell>
          <table:table-cell table:number-columns-repeated="16380"/>
        </table:table-row>
        <table:table-row table:style-name="ro1">
          <table:table-cell office:value-type="float" office:value="4.6698440000000003" table:style-name="ce2">
            <text:p>4.669844</text:p>
          </table:table-cell>
          <table:table-cell office:value-type="float" office:value="0.15265200000000001" table:style-name="ce2">
            <text:p>0.152652</text:p>
          </table:table-cell>
          <table:table-cell table:style-name="ce2"/>
          <table:table-cell office:value-type="float" office:value="2.3302633104000003E-2" table:formula="of:=POWER(([.B935]-[.C935]);2)" table:style-name="ce2">
            <text:p>0.023302633</text:p>
          </table:table-cell>
          <table:table-cell table:number-columns-repeated="16380"/>
        </table:table-row>
        <table:table-row table:style-name="ro1">
          <table:table-cell office:value-type="float" office:value="4.6748440000000002" table:style-name="ce2">
            <text:p>4.674844</text:p>
          </table:table-cell>
          <table:table-cell office:value-type="float" office:value="0.249726" table:style-name="ce2">
            <text:p>0.249726</text:p>
          </table:table-cell>
          <table:table-cell table:style-name="ce2"/>
          <table:table-cell office:value-type="float" office:value="6.2363075076000002E-2" table:formula="of:=POWER(([.B936]-[.C936]);2)" table:style-name="ce2">
            <text:p>0.062363075</text:p>
          </table:table-cell>
          <table:table-cell table:number-columns-repeated="16380"/>
        </table:table-row>
        <table:table-row table:style-name="ro1">
          <table:table-cell office:value-type="float" office:value="4.679843" table:style-name="ce2">
            <text:p>4.679843</text:p>
          </table:table-cell>
          <table:table-cell office:value-type="float" office:value="0.244031" table:style-name="ce2">
            <text:p>0.244031</text:p>
          </table:table-cell>
          <table:table-cell table:style-name="ce2"/>
          <table:table-cell office:value-type="float" office:value="5.9551128960999997E-2" table:formula="of:=POWER(([.B937]-[.C937]);2)" table:style-name="ce2">
            <text:p>0.059551129</text:p>
          </table:table-cell>
          <table:table-cell table:number-columns-repeated="16380"/>
        </table:table-row>
        <table:table-row table:style-name="ro1">
          <table:table-cell office:value-type="float" office:value="4.6848429999999999" table:style-name="ce2">
            <text:p>4.684843</text:p>
          </table:table-cell>
          <table:table-cell office:value-type="float" office:value="-0.31925999999999999" table:style-name="ce2">
            <text:p>-0.31926</text:p>
          </table:table-cell>
          <table:table-cell table:style-name="ce2"/>
          <table:table-cell office:value-type="float" office:value="0.1019269476" table:formula="of:=POWER(([.B938]-[.C938]);2)" table:style-name="ce2">
            <text:p>0.101926948</text:p>
          </table:table-cell>
          <table:table-cell table:number-columns-repeated="16380"/>
        </table:table-row>
        <table:table-row table:style-name="ro1">
          <table:table-cell office:value-type="float" office:value="4.6898429999999998" table:style-name="ce2">
            <text:p>4.689843</text:p>
          </table:table-cell>
          <table:table-cell office:value-type="float" office:value="1.2852589999999999" table:style-name="ce2">
            <text:p>1.285259</text:p>
          </table:table-cell>
          <table:table-cell table:style-name="ce2"/>
          <table:table-cell office:value-type="float" office:value="1.6518906970809999" table:formula="of:=POWER(([.B939]-[.C939]);2)" table:style-name="ce2">
            <text:p>1.651890697</text:p>
          </table:table-cell>
          <table:table-cell table:number-columns-repeated="16380"/>
        </table:table-row>
        <table:table-row table:style-name="ro1">
          <table:table-cell office:value-type="float" office:value="4.6948420000000004" table:style-name="ce2">
            <text:p>4.694842</text:p>
          </table:table-cell>
          <table:table-cell office:value-type="float" office:value="-0.72590399999999999" table:style-name="ce2">
            <text:p>-0.725904</text:p>
          </table:table-cell>
          <table:table-cell table:style-name="ce2"/>
          <table:table-cell office:value-type="float" office:value="0.52693661721599994" table:formula="of:=POWER(([.B940]-[.C940]);2)" table:style-name="ce2">
            <text:p>0.526936617</text:p>
          </table:table-cell>
          <table:table-cell table:number-columns-repeated="16380"/>
        </table:table-row>
        <table:table-row table:style-name="ro1">
          <table:table-cell office:value-type="float" office:value="4.6998420000000003" table:style-name="ce2">
            <text:p>4.699842</text:p>
          </table:table-cell>
          <table:table-cell office:value-type="float" office:value="-0.68086400000000002" table:style-name="ce2">
            <text:p>-0.680864</text:p>
          </table:table-cell>
          <table:table-cell table:style-name="ce2"/>
          <table:table-cell office:value-type="float" office:value="0.46357578649600001" table:formula="of:=POWER(([.B941]-[.C941]);2)" table:style-name="ce2">
            <text:p>0.463575786</text:p>
          </table:table-cell>
          <table:table-cell table:number-columns-repeated="16380"/>
        </table:table-row>
        <table:table-row table:style-name="ro1">
          <table:table-cell office:value-type="float" office:value="4.7048420000000002" table:style-name="ce2">
            <text:p>4.704842</text:p>
          </table:table-cell>
          <table:table-cell office:value-type="float" office:value="-1.041401" table:style-name="ce2">
            <text:p>-1.041401</text:p>
          </table:table-cell>
          <table:table-cell table:style-name="ce2"/>
          <table:table-cell office:value-type="float" office:value="1.0845160428010001" table:formula="of:=POWER(([.B942]-[.C942]);2)" table:style-name="ce2">
            <text:p>1.084516043</text:p>
          </table:table-cell>
          <table:table-cell table:number-columns-repeated="16380"/>
        </table:table-row>
        <table:table-row table:style-name="ro1">
          <table:table-cell office:value-type="float" office:value="4.7098409999999999" table:style-name="ce2">
            <text:p>4.709841</text:p>
          </table:table-cell>
          <table:table-cell office:value-type="float" office:value="7.1971999999999994E-2" table:style-name="ce2">
            <text:p>0.071972</text:p>
          </table:table-cell>
          <table:table-cell table:style-name="ce2"/>
          <table:table-cell office:value-type="float" office:value="5.1799687839999995E-3" table:formula="of:=POWER(([.B943]-[.C943]);2)" table:style-name="ce2">
            <text:p>0.005179969</text:p>
          </table:table-cell>
          <table:table-cell table:number-columns-repeated="16380"/>
        </table:table-row>
        <table:table-row table:style-name="ro1">
          <table:table-cell office:value-type="float" office:value="4.7148409999999998" table:style-name="ce2">
            <text:p>4.714841</text:p>
          </table:table-cell>
          <table:table-cell office:value-type="float" office:value="-0.80771899999999996" table:style-name="ce2">
            <text:p>-0.807719</text:p>
          </table:table-cell>
          <table:table-cell table:style-name="ce2"/>
          <table:table-cell office:value-type="float" office:value="0.65240998296099995" table:formula="of:=POWER(([.B944]-[.C944]);2)" table:style-name="ce2">
            <text:p>0.652409983</text:p>
          </table:table-cell>
          <table:table-cell table:number-columns-repeated="16380"/>
        </table:table-row>
        <table:table-row table:style-name="ro1">
          <table:table-cell office:value-type="float" office:value="4.7198409999999997" table:style-name="ce2">
            <text:p>4.719841</text:p>
          </table:table-cell>
          <table:table-cell office:value-type="float" office:value="0.62604800000000005" table:style-name="ce2">
            <text:p>0.626048</text:p>
          </table:table-cell>
          <table:table-cell table:style-name="ce2"/>
          <table:table-cell office:value-type="float" office:value="0.39193609830400006" table:formula="of:=POWER(([.B945]-[.C945]);2)" table:style-name="ce2">
            <text:p>0.391936098</text:p>
          </table:table-cell>
          <table:table-cell table:number-columns-repeated="16380"/>
        </table:table-row>
        <table:table-row table:style-name="ro1">
          <table:table-cell office:value-type="float" office:value="4.7248400000000004" table:style-name="ce2">
            <text:p>4.72484</text:p>
          </table:table-cell>
          <table:table-cell office:value-type="float" office:value="-0.94925499999999996" table:style-name="ce2">
            <text:p>-0.949255</text:p>
          </table:table-cell>
          <table:table-cell table:style-name="ce2"/>
          <table:table-cell office:value-type="float" office:value="0.90108505502499991" table:formula="of:=POWER(([.B946]-[.C946]);2)" table:style-name="ce2">
            <text:p>0.901085055</text:p>
          </table:table-cell>
          <table:table-cell table:number-columns-repeated="16380"/>
        </table:table-row>
        <table:table-row table:style-name="ro1">
          <table:table-cell office:value-type="float" office:value="4.7298400000000003" table:style-name="ce2">
            <text:p>4.72984</text:p>
          </table:table-cell>
          <table:table-cell office:value-type="float" office:value="-0.71248500000000003" table:style-name="ce2">
            <text:p>-0.712485</text:p>
          </table:table-cell>
          <table:table-cell table:style-name="ce2"/>
          <table:table-cell office:value-type="float" office:value="0.50763487522500006" table:formula="of:=POWER(([.B947]-[.C947]);2)" table:style-name="ce2">
            <text:p>0.507634875</text:p>
          </table:table-cell>
          <table:table-cell table:number-columns-repeated="16380"/>
        </table:table-row>
        <table:table-row table:style-name="ro1">
          <table:table-cell office:value-type="float" office:value="4.734839" table:style-name="ce2">
            <text:p>4.734839</text:p>
          </table:table-cell>
          <table:table-cell office:value-type="float" office:value="0.174069" table:style-name="ce2">
            <text:p>0.174069</text:p>
          </table:table-cell>
          <table:table-cell table:style-name="ce2"/>
          <table:table-cell office:value-type="float" office:value="3.0300016761000002E-2" table:formula="of:=POWER(([.B948]-[.C948]);2)" table:style-name="ce2">
            <text:p>0.030300017</text:p>
          </table:table-cell>
          <table:table-cell table:number-columns-repeated="16380"/>
        </table:table-row>
        <table:table-row table:style-name="ro1">
          <table:table-cell office:value-type="float" office:value="4.7398389999999999" table:style-name="ce2">
            <text:p>4.739839</text:p>
          </table:table-cell>
          <table:table-cell office:value-type="float" office:value="0.33177699999999999" table:style-name="ce2">
            <text:p>0.331777</text:p>
          </table:table-cell>
          <table:table-cell table:style-name="ce2"/>
          <table:table-cell office:value-type="float" office:value="0.11007597772899999" table:formula="of:=POWER(([.B949]-[.C949]);2)" table:style-name="ce2">
            <text:p>0.110075978</text:p>
          </table:table-cell>
          <table:table-cell table:number-columns-repeated="16380"/>
        </table:table-row>
        <table:table-row table:style-name="ro1">
          <table:table-cell office:value-type="float" office:value="4.7448389999999998" table:style-name="ce2">
            <text:p>4.744839</text:p>
          </table:table-cell>
          <table:table-cell office:value-type="float" office:value="-0.57210700000000003" table:style-name="ce2">
            <text:p>-0.572107</text:p>
          </table:table-cell>
          <table:table-cell table:style-name="ce2"/>
          <table:table-cell office:value-type="float" office:value="0.32730641944900002" table:formula="of:=POWER(([.B950]-[.C950]);2)" table:style-name="ce2">
            <text:p>0.327306419</text:p>
          </table:table-cell>
          <table:table-cell table:number-columns-repeated="16380"/>
        </table:table-row>
        <table:table-row table:style-name="ro1">
          <table:table-cell office:value-type="float" office:value="4.7498379999999996" table:style-name="ce2">
            <text:p>4.749838</text:p>
          </table:table-cell>
          <table:table-cell office:value-type="float" office:value="-0.29034599999999999" table:style-name="ce2">
            <text:p>-0.290346</text:p>
          </table:table-cell>
          <table:table-cell table:style-name="ce2"/>
          <table:table-cell office:value-type="float" office:value="8.4300799715999991E-2" table:formula="of:=POWER(([.B951]-[.C951]);2)" table:style-name="ce2">
            <text:p>0.0843008</text:p>
          </table:table-cell>
          <table:table-cell table:number-columns-repeated="16380"/>
        </table:table-row>
        <table:table-row table:style-name="ro1">
          <table:table-cell office:value-type="float" office:value="4.7548380000000003" table:style-name="ce2">
            <text:p>4.754838</text:p>
          </table:table-cell>
          <table:table-cell office:value-type="float" office:value="0.339924" table:style-name="ce2">
            <text:p>0.339924</text:p>
          </table:table-cell>
          <table:table-cell table:style-name="ce2"/>
          <table:table-cell office:value-type="float" office:value="0.11554832577600001" table:formula="of:=POWER(([.B952]-[.C952]);2)" table:style-name="ce2">
            <text:p>0.115548326</text:p>
          </table:table-cell>
          <table:table-cell table:number-columns-repeated="16380"/>
        </table:table-row>
        <table:table-row table:style-name="ro1">
          <table:table-cell office:value-type="float" office:value="4.7598380000000002" table:style-name="ce2">
            <text:p>4.759838</text:p>
          </table:table-cell>
          <table:table-cell office:value-type="float" office:value="0.106057" table:style-name="ce2">
            <text:p>0.106057</text:p>
          </table:table-cell>
          <table:table-cell table:style-name="ce2"/>
          <table:table-cell office:value-type="float" office:value="1.1248087249E-2" table:formula="of:=POWER(([.B953]-[.C953]);2)" table:style-name="ce2">
            <text:p>0.011248087</text:p>
          </table:table-cell>
          <table:table-cell table:number-columns-repeated="16380"/>
        </table:table-row>
        <table:table-row table:style-name="ro1">
          <table:table-cell office:value-type="float" office:value="4.764837" table:style-name="ce2">
            <text:p>4.764837</text:p>
          </table:table-cell>
          <table:table-cell office:value-type="float" office:value="-0.225827" table:style-name="ce2">
            <text:p>-0.225827</text:p>
          </table:table-cell>
          <table:table-cell table:style-name="ce2"/>
          <table:table-cell office:value-type="float" office:value="5.0997833929000001E-2" table:formula="of:=POWER(([.B954]-[.C954]);2)" table:style-name="ce2">
            <text:p>0.050997834</text:p>
          </table:table-cell>
          <table:table-cell table:number-columns-repeated="16380"/>
        </table:table-row>
        <table:table-row table:style-name="ro1">
          <table:table-cell office:value-type="float" office:value="4.7698369999999999" table:style-name="ce2">
            <text:p>4.769837</text:p>
          </table:table-cell>
          <table:table-cell office:value-type="float" office:value="-4.5289999999999997E-2" table:style-name="ce2">
            <text:p>-0.04529</text:p>
          </table:table-cell>
          <table:table-cell table:style-name="ce2"/>
          <table:table-cell office:value-type="float" office:value="2.0511840999999998E-3" table:formula="of:=POWER(([.B955]-[.C955]);2)" table:style-name="ce2">
            <text:p>0.002051184</text:p>
          </table:table-cell>
          <table:table-cell table:number-columns-repeated="16380"/>
        </table:table-row>
        <table:table-row table:style-name="ro1">
          <table:table-cell office:value-type="float" office:value="4.7748369999999998" table:style-name="ce2">
            <text:p>4.774837</text:p>
          </table:table-cell>
          <table:table-cell office:value-type="float" office:value="1.1962E-2" table:style-name="ce2">
            <text:p>0.011962</text:p>
          </table:table-cell>
          <table:table-cell table:style-name="ce2"/>
          <table:table-cell office:value-type="float" office:value="1.4308944400000001E-4" table:formula="of:=POWER(([.B956]-[.C956]);2)" table:style-name="ce2">
            <text:p>0.000143089</text:p>
          </table:table-cell>
          <table:table-cell table:number-columns-repeated="16380"/>
        </table:table-row>
        <table:table-row table:style-name="ro1">
          <table:table-cell office:value-type="float" office:value="4.7798360000000004" table:style-name="ce2">
            <text:p>4.779836</text:p>
          </table:table-cell>
          <table:table-cell office:value-type="float" office:value="-0.32979799999999998" table:style-name="ce2">
            <text:p>-0.329798</text:p>
          </table:table-cell>
          <table:table-cell table:style-name="ce2"/>
          <table:table-cell office:value-type="float" office:value="0.10876672080399999" table:formula="of:=POWER(([.B957]-[.C957]);2)" table:style-name="ce2">
            <text:p>0.108766721</text:p>
          </table:table-cell>
          <table:table-cell table:number-columns-repeated="16380"/>
        </table:table-row>
        <table:table-row table:style-name="ro1">
          <table:table-cell office:value-type="float" office:value="4.7848360000000003" table:style-name="ce2">
            <text:p>4.784836</text:p>
          </table:table-cell>
          <table:table-cell office:value-type="float" office:value="-1.370012" table:style-name="ce2">
            <text:p>-1.370012</text:p>
          </table:table-cell>
          <table:table-cell table:style-name="ce2"/>
          <table:table-cell office:value-type="float" office:value="1.8769328801439999" table:formula="of:=POWER(([.B958]-[.C958]);2)" table:style-name="ce2">
            <text:p>1.87693288</text:p>
          </table:table-cell>
          <table:table-cell table:number-columns-repeated="16380"/>
        </table:table-row>
        <table:table-row table:style-name="ro1">
          <table:table-cell office:value-type="float" office:value="4.7898350000000001" table:style-name="ce2">
            <text:p>4.789835</text:p>
          </table:table-cell>
          <table:table-cell office:value-type="float" office:value="-0.36494799999999999" table:style-name="ce2">
            <text:p>-0.364948</text:p>
          </table:table-cell>
          <table:table-cell table:style-name="ce2"/>
          <table:table-cell office:value-type="float" office:value="0.133187042704" table:formula="of:=POWER(([.B959]-[.C959]);2)" table:style-name="ce2">
            <text:p>0.133187043</text:p>
          </table:table-cell>
          <table:table-cell table:number-columns-repeated="16380"/>
        </table:table-row>
        <table:table-row table:style-name="ro1">
          <table:table-cell office:value-type="float" office:value="4.794835" table:style-name="ce2">
            <text:p>4.794835</text:p>
          </table:table-cell>
          <table:table-cell office:value-type="float" office:value="-5.8318000000000002E-2" table:style-name="ce2">
            <text:p>-0.058318</text:p>
          </table:table-cell>
          <table:table-cell table:style-name="ce2"/>
          <table:table-cell office:value-type="float" office:value="3.400989124E-3" table:formula="of:=POWER(([.B960]-[.C960]);2)" table:style-name="ce2">
            <text:p>0.003400989</text:p>
          </table:table-cell>
          <table:table-cell table:number-columns-repeated="16380"/>
        </table:table-row>
        <table:table-row table:style-name="ro1">
          <table:table-cell office:value-type="float" office:value="4.7998349999999999" table:style-name="ce2">
            <text:p>4.799835</text:p>
          </table:table-cell>
          <table:table-cell office:value-type="float" office:value="0.44565199999999999" table:style-name="ce2">
            <text:p>0.445652</text:p>
          </table:table-cell>
          <table:table-cell table:style-name="ce2"/>
          <table:table-cell office:value-type="float" office:value="0.198605705104" table:formula="of:=POWER(([.B961]-[.C961]);2)" table:style-name="ce2">
            <text:p>0.198605705</text:p>
          </table:table-cell>
          <table:table-cell table:number-columns-repeated="16380"/>
        </table:table-row>
        <table:table-row table:style-name="ro1">
          <table:table-cell office:value-type="float" office:value="4.8048339999999996" table:style-name="ce2">
            <text:p>4.804834</text:p>
          </table:table-cell>
          <table:table-cell office:value-type="float" office:value="0.24432899999999999" table:style-name="ce2">
            <text:p>0.244329</text:p>
          </table:table-cell>
          <table:table-cell table:style-name="ce2"/>
          <table:table-cell office:value-type="float" office:value="5.9696660240999996E-2" table:formula="of:=POWER(([.B962]-[.C962]);2)" table:style-name="ce2">
            <text:p>0.05969666</text:p>
          </table:table-cell>
          <table:table-cell table:number-columns-repeated="16380"/>
        </table:table-row>
        <table:table-row table:style-name="ro1">
          <table:table-cell office:value-type="float" office:value="4.8098340000000004" table:style-name="ce2">
            <text:p>4.809834</text:p>
          </table:table-cell>
          <table:table-cell office:value-type="float" office:value="-0.20918100000000001" table:style-name="ce2">
            <text:p>-0.209181</text:p>
          </table:table-cell>
          <table:table-cell table:style-name="ce2"/>
          <table:table-cell office:value-type="float" office:value="4.3756690761E-2" table:formula="of:=POWER(([.B963]-[.C963]);2)" table:style-name="ce2">
            <text:p>0.043756691</text:p>
          </table:table-cell>
          <table:table-cell table:number-columns-repeated="16380"/>
        </table:table-row>
        <table:table-row table:style-name="ro1">
          <table:table-cell office:value-type="float" office:value="4.8148340000000003" table:style-name="ce2">
            <text:p>4.814834</text:p>
          </table:table-cell>
          <table:table-cell office:value-type="float" office:value="-0.269314" table:style-name="ce2">
            <text:p>-0.269314</text:p>
          </table:table-cell>
          <table:table-cell table:style-name="ce2"/>
          <table:table-cell office:value-type="float" office:value="7.2530030595999995E-2" table:formula="of:=POWER(([.B964]-[.C964]);2)" table:style-name="ce2">
            <text:p>0.072530031</text:p>
          </table:table-cell>
          <table:table-cell table:number-columns-repeated="16380"/>
        </table:table-row>
        <table:table-row table:style-name="ro1">
          <table:table-cell office:value-type="float" office:value="4.819833" table:style-name="ce2">
            <text:p>4.819833</text:p>
          </table:table-cell>
          <table:table-cell office:value-type="float" office:value="0.19841600000000001" table:style-name="ce2">
            <text:p>0.198416</text:p>
          </table:table-cell>
          <table:table-cell table:style-name="ce2"/>
          <table:table-cell office:value-type="float" office:value="3.9368909056000004E-2" table:formula="of:=POWER(([.B965]-[.C965]);2)" table:style-name="ce2">
            <text:p>0.039368909</text:p>
          </table:table-cell>
          <table:table-cell table:number-columns-repeated="16380"/>
        </table:table-row>
        <table:table-row table:style-name="ro1">
          <table:table-cell office:value-type="float" office:value="4.8248329999999999" table:style-name="ce2">
            <text:p>4.824833</text:p>
          </table:table-cell>
          <table:table-cell office:value-type="float" office:value="0.81083899999999998" table:style-name="ce2">
            <text:p>0.810839</text:p>
          </table:table-cell>
          <table:table-cell table:style-name="ce2"/>
          <table:table-cell office:value-type="float" office:value="0.65745988392099997" table:formula="of:=POWER(([.B966]-[.C966]);2)" table:style-name="ce2">
            <text:p>0.657459884</text:p>
          </table:table-cell>
          <table:table-cell table:number-columns-repeated="16380"/>
        </table:table-row>
        <table:table-row table:style-name="ro1">
          <table:table-cell office:value-type="float" office:value="4.8298329999999998" table:style-name="ce2">
            <text:p>4.829833</text:p>
          </table:table-cell>
          <table:table-cell office:value-type="float" office:value="-0.57412700000000005" table:style-name="ce2">
            <text:p>-0.574127</text:p>
          </table:table-cell>
          <table:table-cell table:style-name="ce2"/>
          <table:table-cell office:value-type="float" office:value="0.32962181212900005" table:formula="of:=POWER(([.B967]-[.C967]);2)" table:style-name="ce2">
            <text:p>0.329621812</text:p>
          </table:table-cell>
          <table:table-cell table:number-columns-repeated="16380"/>
        </table:table-row>
        <table:table-row table:style-name="ro1">
          <table:table-cell office:value-type="float" office:value="4.8348319999999996" table:style-name="ce2">
            <text:p>4.834832</text:p>
          </table:table-cell>
          <table:table-cell office:value-type="float" office:value="-0.67220599999999997" table:style-name="ce2">
            <text:p>-0.672206</text:p>
          </table:table-cell>
          <table:table-cell table:style-name="ce2"/>
          <table:table-cell office:value-type="float" office:value="0.45186090643599996" table:formula="of:=POWER(([.B968]-[.C968]);2)" table:style-name="ce2">
            <text:p>0.451860906</text:p>
          </table:table-cell>
          <table:table-cell table:number-columns-repeated="16380"/>
        </table:table-row>
        <table:table-row table:style-name="ro1">
          <table:table-cell office:value-type="float" office:value="4.8398320000000004" table:style-name="ce2">
            <text:p>4.839832</text:p>
          </table:table-cell>
          <table:table-cell office:value-type="float" office:value="0.118433" table:style-name="ce2">
            <text:p>0.118433</text:p>
          </table:table-cell>
          <table:table-cell table:style-name="ce2"/>
          <table:table-cell office:value-type="float" office:value="1.4026375488999999E-2" table:formula="of:=POWER(([.B969]-[.C969]);2)" table:style-name="ce2">
            <text:p>0.014026375</text:p>
          </table:table-cell>
          <table:table-cell table:number-columns-repeated="16380"/>
        </table:table-row>
        <table:table-row table:style-name="ro1">
          <table:table-cell office:value-type="float" office:value="4.8448310000000001" table:style-name="ce2">
            <text:p>4.844831</text:p>
          </table:table-cell>
          <table:table-cell office:value-type="float" office:value="0.26755099999999998" table:style-name="ce2">
            <text:p>0.267551</text:p>
          </table:table-cell>
          <table:table-cell table:style-name="ce2"/>
          <table:table-cell office:value-type="float" office:value="7.1583537600999989E-2" table:formula="of:=POWER(([.B970]-[.C970]);2)" table:style-name="ce2">
            <text:p>0.071583538</text:p>
          </table:table-cell>
          <table:table-cell table:number-columns-repeated="16380"/>
        </table:table-row>
        <table:table-row table:style-name="ro1">
          <table:table-cell office:value-type="float" office:value="4.849831" table:style-name="ce2">
            <text:p>4.849831</text:p>
          </table:table-cell>
          <table:table-cell office:value-type="float" office:value="0.238424" table:style-name="ce2">
            <text:p>0.238424</text:p>
          </table:table-cell>
          <table:table-cell table:style-name="ce2"/>
          <table:table-cell office:value-type="float" office:value="5.6846003775999999E-2" table:formula="of:=POWER(([.B971]-[.C971]);2)" table:style-name="ce2">
            <text:p>0.056846004</text:p>
          </table:table-cell>
          <table:table-cell table:number-columns-repeated="16380"/>
        </table:table-row>
        <table:table-row table:style-name="ro1">
          <table:table-cell office:value-type="float" office:value="4.8548309999999999" table:style-name="ce2">
            <text:p>4.854831</text:p>
          </table:table-cell>
          <table:table-cell office:value-type="float" office:value="-0.421157" table:style-name="ce2">
            <text:p>-0.421157</text:p>
          </table:table-cell>
          <table:table-cell table:style-name="ce2"/>
          <table:table-cell office:value-type="float" office:value="0.17737321864899999" table:formula="of:=POWER(([.B972]-[.C972]);2)" table:style-name="ce2">
            <text:p>0.177373219</text:p>
          </table:table-cell>
          <table:table-cell table:number-columns-repeated="16380"/>
        </table:table-row>
        <table:table-row table:style-name="ro1">
          <table:table-cell office:value-type="float" office:value="4.8598299999999997" table:style-name="ce2">
            <text:p>4.85983</text:p>
          </table:table-cell>
          <table:table-cell office:value-type="float" office:value="-0.46051199999999998" table:style-name="ce2">
            <text:p>-0.460512</text:p>
          </table:table-cell>
          <table:table-cell table:style-name="ce2"/>
          <table:table-cell office:value-type="float" office:value="0.21207130214399997" table:formula="of:=POWER(([.B973]-[.C973]);2)" table:style-name="ce2">
            <text:p>0.212071302</text:p>
          </table:table-cell>
          <table:table-cell table:number-columns-repeated="16380"/>
        </table:table-row>
        <table:table-row table:style-name="ro1">
          <table:table-cell office:value-type="float" office:value="4.8648300000000004" table:style-name="ce2">
            <text:p>4.86483</text:p>
          </table:table-cell>
          <table:table-cell office:value-type="float" office:value="0.129528" table:style-name="ce2">
            <text:p>0.129528</text:p>
          </table:table-cell>
          <table:table-cell table:style-name="ce2"/>
          <table:table-cell office:value-type="float" office:value="1.6777502784E-2" table:formula="of:=POWER(([.B974]-[.C974]);2)" table:style-name="ce2">
            <text:p>0.016777503</text:p>
          </table:table-cell>
          <table:table-cell table:number-columns-repeated="16380"/>
        </table:table-row>
        <table:table-row table:style-name="ro1">
          <table:table-cell office:value-type="float" office:value="4.8698300000000003" table:style-name="ce2">
            <text:p>4.86983</text:p>
          </table:table-cell>
          <table:table-cell office:value-type="float" office:value="-0.43652299999999999" table:style-name="ce2">
            <text:p>-0.436523</text:p>
          </table:table-cell>
          <table:table-cell table:style-name="ce2"/>
          <table:table-cell office:value-type="float" office:value="0.190552329529" table:formula="of:=POWER(([.B975]-[.C975]);2)" table:style-name="ce2">
            <text:p>0.19055233</text:p>
          </table:table-cell>
          <table:table-cell table:number-columns-repeated="16380"/>
        </table:table-row>
        <table:table-row table:style-name="ro1">
          <table:table-cell office:value-type="float" office:value="4.8748290000000001" table:style-name="ce2">
            <text:p>4.874829</text:p>
          </table:table-cell>
          <table:table-cell office:value-type="float" office:value="0.56530800000000003" table:style-name="ce2">
            <text:p>0.565308</text:p>
          </table:table-cell>
          <table:table-cell table:style-name="ce2"/>
          <table:table-cell office:value-type="float" office:value="0.31957313486400002" table:formula="of:=POWER(([.B976]-[.C976]);2)" table:style-name="ce2">
            <text:p>0.319573135</text:p>
          </table:table-cell>
          <table:table-cell table:number-columns-repeated="16380"/>
        </table:table-row>
        <table:table-row table:style-name="ro1">
          <table:table-cell office:value-type="float" office:value="4.879829" table:style-name="ce2">
            <text:p>4.879829</text:p>
          </table:table-cell>
          <table:table-cell office:value-type="float" office:value="-0.475132" table:style-name="ce2">
            <text:p>-0.475132</text:p>
          </table:table-cell>
          <table:table-cell table:style-name="ce2"/>
          <table:table-cell office:value-type="float" office:value="0.22575041742400001" table:formula="of:=POWER(([.B977]-[.C977]);2)" table:style-name="ce2">
            <text:p>0.225750417</text:p>
          </table:table-cell>
          <table:table-cell table:number-columns-repeated="16380"/>
        </table:table-row>
        <table:table-row table:style-name="ro1">
          <table:table-cell office:value-type="float" office:value="4.8848289999999999" table:style-name="ce2">
            <text:p>4.884829</text:p>
          </table:table-cell>
          <table:table-cell office:value-type="float" office:value="0.50111000000000006" table:style-name="ce2">
            <text:p>0.50111</text:p>
          </table:table-cell>
          <table:table-cell table:style-name="ce2"/>
          <table:table-cell office:value-type="float" office:value="0.25111123210000008" table:formula="of:=POWER(([.B978]-[.C978]);2)" table:style-name="ce2">
            <text:p>0.251111232</text:p>
          </table:table-cell>
          <table:table-cell table:number-columns-repeated="16380"/>
        </table:table-row>
        <table:table-row table:style-name="ro1">
          <table:table-cell office:value-type="float" office:value="4.8898279999999996" table:style-name="ce2">
            <text:p>4.889828</text:p>
          </table:table-cell>
          <table:table-cell office:value-type="float" office:value="4.1023999999999998E-2" table:style-name="ce2">
            <text:p>0.041024</text:p>
          </table:table-cell>
          <table:table-cell table:style-name="ce2"/>
          <table:table-cell office:value-type="float" office:value="1.6829685759999998E-3" table:formula="of:=POWER(([.B979]-[.C979]);2)" table:style-name="ce2">
            <text:p>0.001682969</text:p>
          </table:table-cell>
          <table:table-cell table:number-columns-repeated="16380"/>
        </table:table-row>
        <table:table-row table:style-name="ro1">
          <table:table-cell office:value-type="float" office:value="4.8948280000000004" table:style-name="ce2">
            <text:p>4.894828</text:p>
          </table:table-cell>
          <table:table-cell office:value-type="float" office:value="0.575183" table:style-name="ce2">
            <text:p>0.575183</text:p>
          </table:table-cell>
          <table:table-cell table:style-name="ce2"/>
          <table:table-cell office:value-type="float" office:value="0.33083548348899999" table:formula="of:=POWER(([.B980]-[.C980]);2)" table:style-name="ce2">
            <text:p>0.330835483</text:p>
          </table:table-cell>
          <table:table-cell table:number-columns-repeated="16380"/>
        </table:table-row>
        <table:table-row table:style-name="ro1">
          <table:table-cell office:value-type="float" office:value="4.8998270000000002" table:style-name="ce2">
            <text:p>4.899827</text:p>
          </table:table-cell>
          <table:table-cell office:value-type="float" office:value="-0.120168" table:style-name="ce2">
            <text:p>-0.120168</text:p>
          </table:table-cell>
          <table:table-cell table:style-name="ce2"/>
          <table:table-cell office:value-type="float" office:value="1.4440348224E-2" table:formula="of:=POWER(([.B981]-[.C981]);2)" table:style-name="ce2">
            <text:p>0.014440348</text:p>
          </table:table-cell>
          <table:table-cell table:number-columns-repeated="16380"/>
        </table:table-row>
        <table:table-row table:style-name="ro1">
          <table:table-cell office:value-type="float" office:value="4.904827" table:style-name="ce2">
            <text:p>4.904827</text:p>
          </table:table-cell>
          <table:table-cell office:value-type="float" office:value="-4.6303999999999998E-2" table:style-name="ce2">
            <text:p>-0.046304</text:p>
          </table:table-cell>
          <table:table-cell table:style-name="ce2"/>
          <table:table-cell office:value-type="float" office:value="2.1440604159999998E-3" table:formula="of:=POWER(([.B982]-[.C982]);2)" table:style-name="ce2">
            <text:p>0.00214406</text:p>
          </table:table-cell>
          <table:table-cell table:number-columns-repeated="16380"/>
        </table:table-row>
        <table:table-row table:style-name="ro1">
          <table:table-cell office:value-type="float" office:value="4.9098269999999999" table:style-name="ce2">
            <text:p>4.909827</text:p>
          </table:table-cell>
          <table:table-cell office:value-type="float" office:value="2.4489999999999998E-3" table:style-name="ce2">
            <text:p>0.002449</text:p>
          </table:table-cell>
          <table:table-cell table:style-name="ce2"/>
          <table:table-cell office:value-type="float" office:value="5.9976009999999994E-6" table:formula="of:=POWER(([.B983]-[.C983]);2)" table:style-name="ce2">
            <text:p>5.9976E-06</text:p>
          </table:table-cell>
          <table:table-cell table:number-columns-repeated="16380"/>
        </table:table-row>
        <table:table-row table:style-name="ro1">
          <table:table-cell office:value-type="float" office:value="4.9148259999999997" table:style-name="ce2">
            <text:p>4.914826</text:p>
          </table:table-cell>
          <table:table-cell office:value-type="float" office:value="1.054416" table:style-name="ce2">
            <text:p>1.054416</text:p>
          </table:table-cell>
          <table:table-cell table:style-name="ce2"/>
          <table:table-cell office:value-type="float" office:value="1.111793101056" table:formula="of:=POWER(([.B984]-[.C984]);2)" table:style-name="ce2">
            <text:p>1.111793101</text:p>
          </table:table-cell>
          <table:table-cell table:number-columns-repeated="16380"/>
        </table:table-row>
        <table:table-row table:style-name="ro1">
          <table:table-cell office:value-type="float" office:value="4.9198259999999996" table:style-name="ce2">
            <text:p>4.919826</text:p>
          </table:table-cell>
          <table:table-cell office:value-type="float" office:value="-9.8667000000000005E-2" table:style-name="ce2">
            <text:p>-0.098667</text:p>
          </table:table-cell>
          <table:table-cell table:style-name="ce2"/>
          <table:table-cell office:value-type="float" office:value="9.7351768890000002E-3" table:formula="of:=POWER(([.B985]-[.C985]);2)" table:style-name="ce2">
            <text:p>0.009735177</text:p>
          </table:table-cell>
          <table:table-cell table:number-columns-repeated="16380"/>
        </table:table-row>
        <table:table-row table:style-name="ro1">
          <table:table-cell office:value-type="float" office:value="4.9248260000000004" table:style-name="ce2">
            <text:p>4.924826</text:p>
          </table:table-cell>
          <table:table-cell office:value-type="float" office:value="-0.113028" table:style-name="ce2">
            <text:p>-0.113028</text:p>
          </table:table-cell>
          <table:table-cell table:style-name="ce2"/>
          <table:table-cell office:value-type="float" office:value="1.2775328784000001E-2" table:formula="of:=POWER(([.B986]-[.C986]);2)" table:style-name="ce2">
            <text:p>0.012775329</text:p>
          </table:table-cell>
          <table:table-cell table:number-columns-repeated="16380"/>
        </table:table-row>
        <table:table-row table:style-name="ro1">
          <table:table-cell office:value-type="float" office:value="4.9298250000000001" table:style-name="ce2">
            <text:p>4.929825</text:p>
          </table:table-cell>
          <table:table-cell office:value-type="float" office:value="-0.25852999999999998" table:style-name="ce2">
            <text:p>-0.25853</text:p>
          </table:table-cell>
          <table:table-cell table:style-name="ce2"/>
          <table:table-cell office:value-type="float" office:value="6.6837760899999987E-2" table:formula="of:=POWER(([.B987]-[.C987]);2)" table:style-name="ce2">
            <text:p>0.066837761</text:p>
          </table:table-cell>
          <table:table-cell table:number-columns-repeated="16380"/>
        </table:table-row>
        <table:table-row table:style-name="ro1">
          <table:table-cell office:value-type="float" office:value="4.934825" table:style-name="ce2">
            <text:p>4.934825</text:p>
          </table:table-cell>
          <table:table-cell office:value-type="float" office:value="0.824152" table:style-name="ce2">
            <text:p>0.824152</text:p>
          </table:table-cell>
          <table:table-cell table:style-name="ce2"/>
          <table:table-cell office:value-type="float" office:value="0.679226519104" table:formula="of:=POWER(([.B988]-[.C988]);2)" table:style-name="ce2">
            <text:p>0.679226519</text:p>
          </table:table-cell>
          <table:table-cell table:number-columns-repeated="16380"/>
        </table:table-row>
        <table:table-row table:style-name="ro1">
          <table:table-cell office:value-type="float" office:value="4.9398249999999999" table:style-name="ce2">
            <text:p>4.939825</text:p>
          </table:table-cell>
          <table:table-cell office:value-type="float" office:value="-0.85438899999999995" table:style-name="ce2">
            <text:p>-0.854389</text:p>
          </table:table-cell>
          <table:table-cell table:style-name="ce2"/>
          <table:table-cell office:value-type="float" office:value="0.72998056332099992" table:formula="of:=POWER(([.B989]-[.C989]);2)" table:style-name="ce2">
            <text:p>0.729980563</text:p>
          </table:table-cell>
          <table:table-cell table:number-columns-repeated="16380"/>
        </table:table-row>
        <table:table-row table:style-name="ro1">
          <table:table-cell office:value-type="float" office:value="4.9448239999999997" table:style-name="ce2">
            <text:p>4.944824</text:p>
          </table:table-cell>
          <table:table-cell office:value-type="float" office:value="-0.29033900000000001" table:style-name="ce2">
            <text:p>-0.290339</text:p>
          </table:table-cell>
          <table:table-cell table:style-name="ce2"/>
          <table:table-cell office:value-type="float" office:value="8.4296734921000011E-2" table:formula="of:=POWER(([.B990]-[.C990]);2)" table:style-name="ce2">
            <text:p>0.084296735</text:p>
          </table:table-cell>
          <table:table-cell table:number-columns-repeated="16380"/>
        </table:table-row>
        <table:table-row table:style-name="ro1">
          <table:table-cell office:value-type="float" office:value="4.9498239999999996" table:style-name="ce2">
            <text:p>4.949824</text:p>
          </table:table-cell>
          <table:table-cell office:value-type="float" office:value="2.146E-2" table:style-name="ce2">
            <text:p>0.02146</text:p>
          </table:table-cell>
          <table:table-cell table:style-name="ce2"/>
          <table:table-cell office:value-type="float" office:value="4.6053160000000001E-4" table:formula="of:=POWER(([.B991]-[.C991]);2)" table:style-name="ce2">
            <text:p>0.000460532</text:p>
          </table:table-cell>
          <table:table-cell table:number-columns-repeated="16380"/>
        </table:table-row>
        <table:table-row table:style-name="ro1">
          <table:table-cell office:value-type="float" office:value="4.9548230000000002" table:style-name="ce2">
            <text:p>4.954823</text:p>
          </table:table-cell>
          <table:table-cell office:value-type="float" office:value="-0.35472199999999998" table:style-name="ce2">
            <text:p>-0.354722</text:p>
          </table:table-cell>
          <table:table-cell table:style-name="ce2"/>
          <table:table-cell office:value-type="float" office:value="0.12582769728399998" table:formula="of:=POWER(([.B992]-[.C992]);2)" table:style-name="ce2">
            <text:p>0.125827697</text:p>
          </table:table-cell>
          <table:table-cell table:number-columns-repeated="16380"/>
        </table:table-row>
        <table:table-row table:style-name="ro1">
          <table:table-cell office:value-type="float" office:value="4.9598230000000001" table:style-name="ce2">
            <text:p>4.959823</text:p>
          </table:table-cell>
          <table:table-cell office:value-type="float" office:value="0.63382099999999997" table:style-name="ce2">
            <text:p>0.633821</text:p>
          </table:table-cell>
          <table:table-cell table:style-name="ce2"/>
          <table:table-cell office:value-type="float" office:value="0.40172906004099995" table:formula="of:=POWER(([.B993]-[.C993]);2)" table:style-name="ce2">
            <text:p>0.40172906</text:p>
          </table:table-cell>
          <table:table-cell table:number-columns-repeated="16380"/>
        </table:table-row>
        <table:table-row table:style-name="ro1">
          <table:table-cell office:value-type="float" office:value="4.964823" table:style-name="ce2">
            <text:p>4.964823</text:p>
          </table:table-cell>
          <table:table-cell office:value-type="float" office:value="0.36195100000000002" table:style-name="ce2">
            <text:p>0.361951</text:p>
          </table:table-cell>
          <table:table-cell table:style-name="ce2"/>
          <table:table-cell office:value-type="float" office:value="0.13100852640100002" table:formula="of:=POWER(([.B994]-[.C994]);2)" table:style-name="ce2">
            <text:p>0.131008526</text:p>
          </table:table-cell>
          <table:table-cell table:number-columns-repeated="16380"/>
        </table:table-row>
        <table:table-row table:style-name="ro1">
          <table:table-cell office:value-type="float" office:value="4.9698219999999997" table:style-name="ce2">
            <text:p>4.969822</text:p>
          </table:table-cell>
          <table:table-cell office:value-type="float" office:value="0.44742500000000002" table:style-name="ce2">
            <text:p>0.447425</text:p>
          </table:table-cell>
          <table:table-cell table:style-name="ce2"/>
          <table:table-cell office:value-type="float" office:value="0.20018913062500002" table:formula="of:=POWER(([.B995]-[.C995]);2)" table:style-name="ce2">
            <text:p>0.200189131</text:p>
          </table:table-cell>
          <table:table-cell table:number-columns-repeated="16380"/>
        </table:table-row>
        <table:table-row table:style-name="ro1">
          <table:table-cell office:value-type="float" office:value="4.9748219999999996" table:style-name="ce2">
            <text:p>4.974822</text:p>
          </table:table-cell>
          <table:table-cell office:value-type="float" office:value="0.16345799999999999" table:style-name="ce2">
            <text:p>0.163458</text:p>
          </table:table-cell>
          <table:table-cell table:style-name="ce2"/>
          <table:table-cell office:value-type="float" office:value="2.6718517763999996E-2" table:formula="of:=POWER(([.B996]-[.C996]);2)" table:style-name="ce2">
            <text:p>0.026718518</text:p>
          </table:table-cell>
          <table:table-cell table:number-columns-repeated="16380"/>
        </table:table-row>
        <table:table-row table:style-name="ro1">
          <table:table-cell office:value-type="float" office:value="4.9798220000000004" table:style-name="ce2">
            <text:p>4.979822</text:p>
          </table:table-cell>
          <table:table-cell office:value-type="float" office:value="-0.134404" table:style-name="ce2">
            <text:p>-0.134404</text:p>
          </table:table-cell>
          <table:table-cell table:style-name="ce2"/>
          <table:table-cell office:value-type="float" office:value="1.8064435215999999E-2" table:formula="of:=POWER(([.B997]-[.C997]);2)" table:style-name="ce2">
            <text:p>0.018064435</text:p>
          </table:table-cell>
          <table:table-cell table:number-columns-repeated="16380"/>
        </table:table-row>
        <table:table-row table:style-name="ro1">
          <table:table-cell office:value-type="float" office:value="4.9848210000000002" table:style-name="ce2">
            <text:p>4.984821</text:p>
          </table:table-cell>
          <table:table-cell office:value-type="float" office:value="-0.88517400000000002" table:style-name="ce2">
            <text:p>-0.885174</text:p>
          </table:table-cell>
          <table:table-cell table:style-name="ce2"/>
          <table:table-cell office:value-type="float" office:value="0.78353301027599997" table:formula="of:=POWER(([.B998]-[.C998]);2)" table:style-name="ce2">
            <text:p>0.78353301</text:p>
          </table:table-cell>
          <table:table-cell table:number-columns-repeated="16380"/>
        </table:table-row>
        <table:table-row table:style-name="ro1">
          <table:table-cell office:value-type="float" office:value="4.9898210000000001" table:style-name="ce2">
            <text:p>4.989821</text:p>
          </table:table-cell>
          <table:table-cell office:value-type="float" office:value="0.20253199999999999" table:style-name="ce2">
            <text:p>0.202532</text:p>
          </table:table-cell>
          <table:table-cell table:style-name="ce2"/>
          <table:table-cell office:value-type="float" office:value="4.1019211023999996E-2" table:formula="of:=POWER(([.B999]-[.C999]);2)" table:style-name="ce2">
            <text:p>0.041019211</text:p>
          </table:table-cell>
          <table:table-cell table:number-columns-repeated="16380"/>
        </table:table-row>
        <table:table-row table:style-name="ro1">
          <table:table-cell office:value-type="float" office:value="4.994821" table:style-name="ce2">
            <text:p>4.994821</text:p>
          </table:table-cell>
          <table:table-cell office:value-type="float" office:value="-0.29111199999999998" table:style-name="ce2">
            <text:p>-0.291112</text:p>
          </table:table-cell>
          <table:table-cell table:style-name="ce2"/>
          <table:table-cell office:value-type="float" office:value="8.4746196543999994E-2" table:formula="of:=POWER(([.B1000]-[.C1000]);2)" table:style-name="ce2">
            <text:p>0.084746197</text:p>
          </table:table-cell>
          <table:table-cell table:number-columns-repeated="16380"/>
        </table:table-row>
        <table:table-row table:style-name="ro1">
          <table:table-cell office:value-type="float" office:value="4.9998199999999997" table:style-name="ce2">
            <text:p>4.99982</text:p>
          </table:table-cell>
          <table:table-cell office:value-type="float" office:value="-0.33310200000000001" table:style-name="ce2">
            <text:p>-0.333102</text:p>
          </table:table-cell>
          <table:table-cell table:style-name="ce2"/>
          <table:table-cell office:value-type="float" office:value="0.110956942404" table:formula="of:=POWER(([.B1001]-[.C1001]);2)" table:style-name="ce2">
            <text:p>0.110956942</text:p>
          </table:table-cell>
          <table:table-cell table:number-columns-repeated="16380"/>
        </table:table-row>
        <table:table-row table:style-name="ro1">
          <table:table-cell office:value-type="float" office:value="5.0048199999999996" table:style-name="ce2">
            <text:p>5.00482</text:p>
          </table:table-cell>
          <table:table-cell office:value-type="float" office:value="0.186337" table:style-name="ce2">
            <text:p>0.186337</text:p>
          </table:table-cell>
          <table:table-cell table:style-name="ce2"/>
          <table:table-cell office:value-type="float" office:value="3.4721477569E-2" table:formula="of:=POWER(([.B1002]-[.C1002]);2)" table:style-name="ce2">
            <text:p>0.034721478</text:p>
          </table:table-cell>
          <table:table-cell table:number-columns-repeated="16380"/>
        </table:table-row>
        <table:table-row table:style-name="ro1">
          <table:table-cell office:value-type="float" office:value="5.0098200000000004" table:style-name="ce2">
            <text:p>5.00982</text:p>
          </table:table-cell>
          <table:table-cell office:value-type="float" office:value="-0.31883400000000001" table:style-name="ce2">
            <text:p>-0.318834</text:p>
          </table:table-cell>
          <table:table-cell table:style-name="ce2"/>
          <table:table-cell office:value-type="float" office:value="0.101655119556" table:formula="of:=POWER(([.B1003]-[.C1003]);2)" table:style-name="ce2">
            <text:p>0.10165512</text:p>
          </table:table-cell>
          <table:table-cell table:number-columns-repeated="16380"/>
        </table:table-row>
        <table:table-row table:style-name="ro1">
          <table:table-cell office:value-type="float" office:value="5.0148190000000001" table:style-name="ce2">
            <text:p>5.014819</text:p>
          </table:table-cell>
          <table:table-cell office:value-type="float" office:value="-0.45904600000000001" table:style-name="ce2">
            <text:p>-0.459046</text:p>
          </table:table-cell>
          <table:table-cell table:style-name="ce2"/>
          <table:table-cell office:value-type="float" office:value="0.210723230116" table:formula="of:=POWER(([.B1004]-[.C1004]);2)" table:style-name="ce2">
            <text:p>0.21072323</text:p>
          </table:table-cell>
          <table:table-cell table:number-columns-repeated="16380"/>
        </table:table-row>
        <table:table-row table:style-name="ro1">
          <table:table-cell office:value-type="float" office:value="5.019819" table:style-name="ce2">
            <text:p>5.019819</text:p>
          </table:table-cell>
          <table:table-cell office:value-type="float" office:value="0.37401400000000001" table:style-name="ce2">
            <text:p>0.374014</text:p>
          </table:table-cell>
          <table:table-cell table:style-name="ce2"/>
          <table:table-cell office:value-type="float" office:value="0.13988647219600001" table:formula="of:=POWER(([.B1005]-[.C1005]);2)" table:style-name="ce2">
            <text:p>0.139886472</text:p>
          </table:table-cell>
          <table:table-cell table:number-columns-repeated="16380"/>
        </table:table-row>
        <table:table-row table:style-name="ro1">
          <table:table-cell office:value-type="float" office:value="5.0248179999999998" table:style-name="ce2">
            <text:p>5.024818</text:p>
          </table:table-cell>
          <table:table-cell office:value-type="float" office:value="-0.327291" table:style-name="ce2">
            <text:p>-0.327291</text:p>
          </table:table-cell>
          <table:table-cell table:style-name="ce2"/>
          <table:table-cell office:value-type="float" office:value="0.107119398681" table:formula="of:=POWER(([.B1006]-[.C1006]);2)" table:style-name="ce2">
            <text:p>0.107119399</text:p>
          </table:table-cell>
          <table:table-cell table:number-columns-repeated="16380"/>
        </table:table-row>
        <table:table-row table:style-name="ro1">
          <table:table-cell office:value-type="float" office:value="5.0298179999999997" table:style-name="ce2">
            <text:p>5.029818</text:p>
          </table:table-cell>
          <table:table-cell office:value-type="float" office:value="9.3253000000000003E-2" table:style-name="ce2">
            <text:p>0.093253</text:p>
          </table:table-cell>
          <table:table-cell table:style-name="ce2"/>
          <table:table-cell office:value-type="float" office:value="8.696122009000001E-3" table:formula="of:=POWER(([.B1007]-[.C1007]);2)" table:style-name="ce2">
            <text:p>0.008696122</text:p>
          </table:table-cell>
          <table:table-cell table:number-columns-repeated="16380"/>
        </table:table-row>
        <table:table-row table:style-name="ro1">
          <table:table-cell office:value-type="float" office:value="5.0348179999999996" table:style-name="ce2">
            <text:p>5.034818</text:p>
          </table:table-cell>
          <table:table-cell office:value-type="float" office:value="-0.33763500000000002" table:style-name="ce2">
            <text:p>-0.337635</text:p>
          </table:table-cell>
          <table:table-cell table:style-name="ce2"/>
          <table:table-cell office:value-type="float" office:value="0.11399739322500001" table:formula="of:=POWER(([.B1008]-[.C1008]);2)" table:style-name="ce2">
            <text:p>0.113997393</text:p>
          </table:table-cell>
          <table:table-cell table:number-columns-repeated="16380"/>
        </table:table-row>
        <table:table-row table:style-name="ro1">
          <table:table-cell office:value-type="float" office:value="5.0398170000000002" table:style-name="ce2">
            <text:p>5.039817</text:p>
          </table:table-cell>
          <table:table-cell office:value-type="float" office:value="0.85288799999999998" table:style-name="ce2">
            <text:p>0.852888</text:p>
          </table:table-cell>
          <table:table-cell table:style-name="ce2"/>
          <table:table-cell office:value-type="float" office:value="0.727417940544" table:formula="of:=POWER(([.B1009]-[.C1009]);2)" table:style-name="ce2">
            <text:p>0.727417941</text:p>
          </table:table-cell>
          <table:table-cell table:number-columns-repeated="16380"/>
        </table:table-row>
        <table:table-row table:style-name="ro1">
          <table:table-cell office:value-type="float" office:value="5.0448170000000001" table:style-name="ce2">
            <text:p>5.044817</text:p>
          </table:table-cell>
          <table:table-cell office:value-type="float" office:value="0.48761100000000002" table:style-name="ce2">
            <text:p>0.487611</text:p>
          </table:table-cell>
          <table:table-cell table:style-name="ce2"/>
          <table:table-cell office:value-type="float" office:value="0.23776448732100003" table:formula="of:=POWER(([.B1010]-[.C1010]);2)" table:style-name="ce2">
            <text:p>0.237764487</text:p>
          </table:table-cell>
          <table:table-cell table:number-columns-repeated="16380"/>
        </table:table-row>
        <table:table-row table:style-name="ro1">
          <table:table-cell office:value-type="float" office:value="5.049817" table:style-name="ce2">
            <text:p>5.049817</text:p>
          </table:table-cell>
          <table:table-cell office:value-type="float" office:value="0.80196900000000004" table:style-name="ce2">
            <text:p>0.801969</text:p>
          </table:table-cell>
          <table:table-cell table:style-name="ce2"/>
          <table:table-cell office:value-type="float" office:value="0.64315427696100003" table:formula="of:=POWER(([.B1011]-[.C1011]);2)" table:style-name="ce2">
            <text:p>0.643154277</text:p>
          </table:table-cell>
          <table:table-cell table:number-columns-repeated="16380"/>
        </table:table-row>
        <table:table-row table:style-name="ro1">
          <table:table-cell office:value-type="float" office:value="5.0548159999999998" table:style-name="ce2">
            <text:p>5.054816</text:p>
          </table:table-cell>
          <table:table-cell office:value-type="float" office:value="0.19288" table:style-name="ce2">
            <text:p>0.19288</text:p>
          </table:table-cell>
          <table:table-cell table:style-name="ce2"/>
          <table:table-cell office:value-type="float" office:value="3.72026944E-2" table:formula="of:=POWER(([.B1012]-[.C1012]);2)" table:style-name="ce2">
            <text:p>0.037202694</text:p>
          </table:table-cell>
          <table:table-cell table:number-columns-repeated="16380"/>
        </table:table-row>
        <table:table-row table:style-name="ro1">
          <table:table-cell office:value-type="float" office:value="5.0598159999999996" table:style-name="ce2">
            <text:p>5.059816</text:p>
          </table:table-cell>
          <table:table-cell office:value-type="float" office:value="5.3048999999999999E-2" table:style-name="ce2">
            <text:p>0.053049</text:p>
          </table:table-cell>
          <table:table-cell table:style-name="ce2"/>
          <table:table-cell office:value-type="float" office:value="2.8141964009999998E-3" table:formula="of:=POWER(([.B1013]-[.C1013]);2)" table:style-name="ce2">
            <text:p>0.002814196</text:p>
          </table:table-cell>
          <table:table-cell table:number-columns-repeated="16380"/>
        </table:table-row>
        <table:table-row table:style-name="ro1">
          <table:table-cell office:value-type="float" office:value="5.0648160000000004" table:style-name="ce2">
            <text:p>5.064816</text:p>
          </table:table-cell>
          <table:table-cell office:value-type="float" office:value="0.51448899999999997" table:style-name="ce2">
            <text:p>0.514489</text:p>
          </table:table-cell>
          <table:table-cell table:style-name="ce2"/>
          <table:table-cell office:value-type="float" office:value="0.26469893112099996" table:formula="of:=POWER(([.B1014]-[.C1014]);2)" table:style-name="ce2">
            <text:p>0.264698931</text:p>
          </table:table-cell>
          <table:table-cell table:number-columns-repeated="16380"/>
        </table:table-row>
        <table:table-row table:style-name="ro1">
          <table:table-cell office:value-type="float" office:value="5.0698150000000002" table:style-name="ce2">
            <text:p>5.069815</text:p>
          </table:table-cell>
          <table:table-cell office:value-type="float" office:value="-0.26824900000000002" table:style-name="ce2">
            <text:p>-0.268249</text:p>
          </table:table-cell>
          <table:table-cell table:style-name="ce2"/>
          <table:table-cell office:value-type="float" office:value="7.1957526001000013E-2" table:formula="of:=POWER(([.B1015]-[.C1015]);2)" table:style-name="ce2">
            <text:p>0.071957526</text:p>
          </table:table-cell>
          <table:table-cell table:number-columns-repeated="16380"/>
        </table:table-row>
        <table:table-row table:style-name="ro1">
          <table:table-cell office:value-type="float" office:value="5.0748150000000001" table:style-name="ce2">
            <text:p>5.074815</text:p>
          </table:table-cell>
          <table:table-cell office:value-type="float" office:value="0.35736800000000002" table:style-name="ce2">
            <text:p>0.357368</text:p>
          </table:table-cell>
          <table:table-cell table:style-name="ce2"/>
          <table:table-cell office:value-type="float" office:value="0.12771188742400003" table:formula="of:=POWER(([.B1016]-[.C1016]);2)" table:style-name="ce2">
            <text:p>0.127711887</text:p>
          </table:table-cell>
          <table:table-cell table:number-columns-repeated="16380"/>
        </table:table-row>
        <table:table-row table:style-name="ro1">
          <table:table-cell office:value-type="float" office:value="5.0798139999999998" table:style-name="ce2">
            <text:p>5.079814</text:p>
          </table:table-cell>
          <table:table-cell office:value-type="float" office:value="-0.218303" table:style-name="ce2">
            <text:p>-0.218303</text:p>
          </table:table-cell>
          <table:table-cell table:style-name="ce2"/>
          <table:table-cell office:value-type="float" office:value="4.7656199808999995E-2" table:formula="of:=POWER(([.B1017]-[.C1017]);2)" table:style-name="ce2">
            <text:p>0.0476562</text:p>
          </table:table-cell>
          <table:table-cell table:number-columns-repeated="16380"/>
        </table:table-row>
        <table:table-row table:style-name="ro1">
          <table:table-cell office:value-type="float" office:value="5.0848139999999997" table:style-name="ce2">
            <text:p>5.084814</text:p>
          </table:table-cell>
          <table:table-cell office:value-type="float" office:value="0.36421300000000001" table:style-name="ce2">
            <text:p>0.364213</text:p>
          </table:table-cell>
          <table:table-cell table:style-name="ce2"/>
          <table:table-cell office:value-type="float" office:value="0.13265110936900001" table:formula="of:=POWER(([.B1018]-[.C1018]);2)" table:style-name="ce2">
            <text:p>0.132651109</text:p>
          </table:table-cell>
          <table:table-cell table:number-columns-repeated="16380"/>
        </table:table-row>
        <table:table-row table:style-name="ro1">
          <table:table-cell office:value-type="float" office:value="5.0898139999999996" table:style-name="ce2">
            <text:p>5.089814</text:p>
          </table:table-cell>
          <table:table-cell office:value-type="float" office:value="-0.57757999999999998" table:style-name="ce2">
            <text:p>-0.57758</text:p>
          </table:table-cell>
          <table:table-cell table:style-name="ce2"/>
          <table:table-cell office:value-type="float" office:value="0.33359865639999997" table:formula="of:=POWER(([.B1019]-[.C1019]);2)" table:style-name="ce2">
            <text:p>0.333598656</text:p>
          </table:table-cell>
          <table:table-cell table:number-columns-repeated="16380"/>
        </table:table-row>
        <table:table-row table:style-name="ro1">
          <table:table-cell office:value-type="float" office:value="5.0948130000000003" table:style-name="ce2">
            <text:p>5.094813</text:p>
          </table:table-cell>
          <table:table-cell office:value-type="float" office:value="-0.11316" table:style-name="ce2">
            <text:p>-0.11316</text:p>
          </table:table-cell>
          <table:table-cell table:style-name="ce2"/>
          <table:table-cell office:value-type="float" office:value="1.28051856E-2" table:formula="of:=POWER(([.B1020]-[.C1020]);2)" table:style-name="ce2">
            <text:p>0.012805186</text:p>
          </table:table-cell>
          <table:table-cell table:number-columns-repeated="16380"/>
        </table:table-row>
        <table:table-row table:style-name="ro1">
          <table:table-cell office:value-type="float" office:value="5.0998130000000002" table:style-name="ce2">
            <text:p>5.099813</text:p>
          </table:table-cell>
          <table:table-cell office:value-type="float" office:value="0.16819000000000001" table:style-name="ce2">
            <text:p>0.16819</text:p>
          </table:table-cell>
          <table:table-cell table:style-name="ce2"/>
          <table:table-cell office:value-type="float" office:value="2.8287876100000001E-2" table:formula="of:=POWER(([.B1021]-[.C1021]);2)" table:style-name="ce2">
            <text:p>0.028287876</text:p>
          </table:table-cell>
          <table:table-cell table:number-columns-repeated="16380"/>
        </table:table-row>
        <table:table-row table:style-name="ro1">
          <table:table-cell office:value-type="float" office:value="5.104813" table:style-name="ce2">
            <text:p>5.104813</text:p>
          </table:table-cell>
          <table:table-cell office:value-type="float" office:value="-0.134131" table:style-name="ce2">
            <text:p>-0.134131</text:p>
          </table:table-cell>
          <table:table-cell table:style-name="ce2"/>
          <table:table-cell office:value-type="float" office:value="1.7991125161000002E-2" table:formula="of:=POWER(([.B1022]-[.C1022]);2)" table:style-name="ce2">
            <text:p>0.017991125</text:p>
          </table:table-cell>
          <table:table-cell table:number-columns-repeated="16380"/>
        </table:table-row>
        <table:table-row table:style-name="ro1">
          <table:table-cell office:value-type="float" office:value="5.1098119999999998" table:style-name="ce2">
            <text:p>5.109812</text:p>
          </table:table-cell>
          <table:table-cell office:value-type="float" office:value="-0.13509099999999999" table:style-name="ce2">
            <text:p>-0.135091</text:p>
          </table:table-cell>
          <table:table-cell table:style-name="ce2"/>
          <table:table-cell office:value-type="float" office:value="1.8249578280999997E-2" table:formula="of:=POWER(([.B1023]-[.C1023]);2)" table:style-name="ce2">
            <text:p>0.018249578</text:p>
          </table:table-cell>
          <table:table-cell table:number-columns-repeated="16380"/>
        </table:table-row>
        <table:table-row table:style-name="ro1">
          <table:table-cell office:value-type="float" office:value="5.1148119999999997" table:style-name="ce2">
            <text:p>5.114812</text:p>
          </table:table-cell>
          <table:table-cell office:value-type="float" office:value="-0.23626" table:style-name="ce2">
            <text:p>-0.23626</text:p>
          </table:table-cell>
          <table:table-cell table:style-name="ce2"/>
          <table:table-cell office:value-type="float" office:value="5.5818787599999996E-2" table:formula="of:=POWER(([.B1024]-[.C1024]);2)" table:style-name="ce2">
            <text:p>0.055818788</text:p>
          </table:table-cell>
          <table:table-cell table:number-columns-repeated="16380"/>
        </table:table-row>
        <table:table-row table:style-name="ro1">
          <table:table-cell office:value-type="float" office:value="5.1198119999999996" table:style-name="ce2">
            <text:p>5.119812</text:p>
          </table:table-cell>
          <table:table-cell office:value-type="float" office:value="-9.4416E-2" table:style-name="ce2">
            <text:p>-0.094416</text:p>
          </table:table-cell>
          <table:table-cell table:style-name="ce2"/>
          <table:table-cell office:value-type="float" office:value="8.9143810560000005E-3" table:formula="of:=POWER(([.B1025]-[.C1025]);2)" table:style-name="ce2">
            <text:p>0.008914381</text:p>
          </table:table-cell>
          <table:table-cell table:number-columns-repeated="16380"/>
        </table:table-row>
        <table:table-row table:style-name="ro1">
          <table:table-cell office:value-type="float" office:value="5.1248110000000002" table:style-name="ce2">
            <text:p>5.124811</text:p>
          </table:table-cell>
          <table:table-cell office:value-type="float" office:value="0.37887100000000001" table:style-name="ce2">
            <text:p>0.378871</text:p>
          </table:table-cell>
          <table:table-cell table:style-name="ce2"/>
          <table:table-cell office:value-type="float" office:value="0.14354323464100002" table:formula="of:=POWER(([.B1026]-[.C1026]);2)" table:style-name="ce2">
            <text:p>0.143543235</text:p>
          </table:table-cell>
          <table:table-cell table:number-columns-repeated="16380"/>
        </table:table-row>
        <table:table-row table:style-name="ro1">
          <table:table-cell office:value-type="float" office:value="5.1298110000000001" table:style-name="ce2">
            <text:p>5.129811</text:p>
          </table:table-cell>
          <table:table-cell office:value-type="float" office:value="0.210837" table:style-name="ce2">
            <text:p>0.210837</text:p>
          </table:table-cell>
          <table:table-cell table:style-name="ce2"/>
          <table:table-cell office:value-type="float" office:value="4.4452240568999997E-2" table:formula="of:=POWER(([.B1027]-[.C1027]);2)" table:style-name="ce2">
            <text:p>0.044452241</text:p>
          </table:table-cell>
          <table:table-cell table:number-columns-repeated="16380"/>
        </table:table-row>
        <table:table-row table:style-name="ro1">
          <table:table-cell office:value-type="float" office:value="5.1348099999999999" table:style-name="ce2">
            <text:p>5.13481</text:p>
          </table:table-cell>
          <table:table-cell office:value-type="float" office:value="0.55439000000000005" table:style-name="ce2">
            <text:p>0.55439</text:p>
          </table:table-cell>
          <table:table-cell table:style-name="ce2"/>
          <table:table-cell office:value-type="float" office:value="0.30734827210000004" table:formula="of:=POWER(([.B1028]-[.C1028]);2)" table:style-name="ce2">
            <text:p>0.307348272</text:p>
          </table:table-cell>
          <table:table-cell table:number-columns-repeated="16380"/>
        </table:table-row>
        <table:table-row table:style-name="ro1">
          <table:table-cell office:value-type="float" office:value="5.1398099999999998" table:style-name="ce2">
            <text:p>5.13981</text:p>
          </table:table-cell>
          <table:table-cell office:value-type="float" office:value="-0.27138299999999999" table:style-name="ce2">
            <text:p>-0.271383</text:p>
          </table:table-cell>
          <table:table-cell table:style-name="ce2"/>
          <table:table-cell office:value-type="float" office:value="7.364873268899999E-2" table:formula="of:=POWER(([.B1029]-[.C1029]);2)" table:style-name="ce2">
            <text:p>0.073648733</text:p>
          </table:table-cell>
          <table:table-cell table:number-columns-repeated="16380"/>
        </table:table-row>
        <table:table-row table:style-name="ro1">
          <table:table-cell office:value-type="float" office:value="5.1448099999999997" table:style-name="ce2">
            <text:p>5.14481</text:p>
          </table:table-cell>
          <table:table-cell office:value-type="float" office:value="-0.56964199999999998" table:style-name="ce2">
            <text:p>-0.569642</text:p>
          </table:table-cell>
          <table:table-cell table:style-name="ce2"/>
          <table:table-cell office:value-type="float" office:value="0.32449200816399998" table:formula="of:=POWER(([.B1030]-[.C1030]);2)" table:style-name="ce2">
            <text:p>0.324492008</text:p>
          </table:table-cell>
          <table:table-cell table:number-columns-repeated="16380"/>
        </table:table-row>
        <table:table-row table:style-name="ro1">
          <table:table-cell office:value-type="float" office:value="5.1498090000000003" table:style-name="ce2">
            <text:p>5.149809</text:p>
          </table:table-cell>
          <table:table-cell office:value-type="float" office:value="0.18443699999999999" table:style-name="ce2">
            <text:p>0.184437</text:p>
          </table:table-cell>
          <table:table-cell table:style-name="ce2"/>
          <table:table-cell office:value-type="float" office:value="3.4017006968999994E-2" table:formula="of:=POWER(([.B1031]-[.C1031]);2)" table:style-name="ce2">
            <text:p>0.034017007</text:p>
          </table:table-cell>
          <table:table-cell table:number-columns-repeated="16380"/>
        </table:table-row>
        <table:table-row table:style-name="ro1">
          <table:table-cell office:value-type="float" office:value="5.1548090000000002" table:style-name="ce2">
            <text:p>5.154809</text:p>
          </table:table-cell>
          <table:table-cell office:value-type="float" office:value="-0.93867699999999998" table:style-name="ce2">
            <text:p>-0.938677</text:p>
          </table:table-cell>
          <table:table-cell table:style-name="ce2"/>
          <table:table-cell office:value-type="float" office:value="0.88111451032900001" table:formula="of:=POWER(([.B1032]-[.C1032]);2)" table:style-name="ce2">
            <text:p>0.88111451</text:p>
          </table:table-cell>
          <table:table-cell table:number-columns-repeated="16380"/>
        </table:table-row>
        <table:table-row table:style-name="ro1">
          <table:table-cell office:value-type="float" office:value="5.1598090000000001" table:style-name="ce2">
            <text:p>5.159809</text:p>
          </table:table-cell>
          <table:table-cell office:value-type="float" office:value="0.81154099999999996" table:style-name="ce2">
            <text:p>0.811541</text:p>
          </table:table-cell>
          <table:table-cell table:style-name="ce2"/>
          <table:table-cell office:value-type="float" office:value="0.65859879468099991" table:formula="of:=POWER(([.B1033]-[.C1033]);2)" table:style-name="ce2">
            <text:p>0.658598795</text:p>
          </table:table-cell>
          <table:table-cell table:number-columns-repeated="16380"/>
        </table:table-row>
        <table:table-row table:style-name="ro1">
          <table:table-cell office:value-type="float" office:value="5.1648079999999998" table:style-name="ce2">
            <text:p>5.164808</text:p>
          </table:table-cell>
          <table:table-cell office:value-type="float" office:value="0.567778" table:style-name="ce2">
            <text:p>0.567778</text:p>
          </table:table-cell>
          <table:table-cell table:style-name="ce2"/>
          <table:table-cell office:value-type="float" office:value="0.32237185728400003" table:formula="of:=POWER(([.B1034]-[.C1034]);2)" table:style-name="ce2">
            <text:p>0.322371857</text:p>
          </table:table-cell>
          <table:table-cell table:number-columns-repeated="16380"/>
        </table:table-row>
        <table:table-row table:style-name="ro1">
          <table:table-cell office:value-type="float" office:value="5.1698079999999997" table:style-name="ce2">
            <text:p>5.169808</text:p>
          </table:table-cell>
          <table:table-cell office:value-type="float" office:value="9.6326999999999996E-2" table:style-name="ce2">
            <text:p>0.096327</text:p>
          </table:table-cell>
          <table:table-cell table:style-name="ce2"/>
          <table:table-cell office:value-type="float" office:value="9.2788909289999999E-3" table:formula="of:=POWER(([.B1035]-[.C1035]);2)" table:style-name="ce2">
            <text:p>0.009278891</text:p>
          </table:table-cell>
          <table:table-cell table:number-columns-repeated="16380"/>
        </table:table-row>
        <table:table-row table:style-name="ro1">
          <table:table-cell office:value-type="float" office:value="5.1748079999999996" table:style-name="ce2">
            <text:p>5.174808</text:p>
          </table:table-cell>
          <table:table-cell office:value-type="float" office:value="0.39559299999999997" table:style-name="ce2">
            <text:p>0.395593</text:p>
          </table:table-cell>
          <table:table-cell table:style-name="ce2"/>
          <table:table-cell office:value-type="float" office:value="0.15649382164899997" table:formula="of:=POWER(([.B1036]-[.C1036]);2)" table:style-name="ce2">
            <text:p>0.156493822</text:p>
          </table:table-cell>
          <table:table-cell table:number-columns-repeated="16380"/>
        </table:table-row>
        <table:table-row table:style-name="ro1">
          <table:table-cell office:value-type="float" office:value="5.1798070000000003" table:style-name="ce2">
            <text:p>5.179807</text:p>
          </table:table-cell>
          <table:table-cell office:value-type="float" office:value="-0.783362" table:style-name="ce2">
            <text:p>-0.783362</text:p>
          </table:table-cell>
          <table:table-cell table:style-name="ce2"/>
          <table:table-cell office:value-type="float" office:value="0.61365602304400002" table:formula="of:=POWER(([.B1037]-[.C1037]);2)" table:style-name="ce2">
            <text:p>0.613656023</text:p>
          </table:table-cell>
          <table:table-cell table:number-columns-repeated="16380"/>
        </table:table-row>
        <table:table-row table:style-name="ro1">
          <table:table-cell office:value-type="float" office:value="5.1848070000000002" table:style-name="ce2">
            <text:p>5.184807</text:p>
          </table:table-cell>
          <table:table-cell office:value-type="float" office:value="-0.34595100000000001" table:style-name="ce2">
            <text:p>-0.345951</text:p>
          </table:table-cell>
          <table:table-cell table:style-name="ce2"/>
          <table:table-cell office:value-type="float" office:value="0.119682094401" table:formula="of:=POWER(([.B1038]-[.C1038]);2)" table:style-name="ce2">
            <text:p>0.119682094</text:p>
          </table:table-cell>
          <table:table-cell table:number-columns-repeated="16380"/>
        </table:table-row>
        <table:table-row table:style-name="ro1">
          <table:table-cell office:value-type="float" office:value="5.1898059999999999" table:style-name="ce2">
            <text:p>5.189806</text:p>
          </table:table-cell>
          <table:table-cell office:value-type="float" office:value="0.59873399999999999" table:style-name="ce2">
            <text:p>0.598734</text:p>
          </table:table-cell>
          <table:table-cell table:style-name="ce2"/>
          <table:table-cell office:value-type="float" office:value="0.35848240275599996" table:formula="of:=POWER(([.B1039]-[.C1039]);2)" table:style-name="ce2">
            <text:p>0.358482403</text:p>
          </table:table-cell>
          <table:table-cell table:number-columns-repeated="16380"/>
        </table:table-row>
        <table:table-row table:style-name="ro1">
          <table:table-cell office:value-type="float" office:value="5.1948059999999998" table:style-name="ce2">
            <text:p>5.194806</text:p>
          </table:table-cell>
          <table:table-cell office:value-type="float" office:value="6.9802000000000003E-2" table:style-name="ce2">
            <text:p>0.069802</text:p>
          </table:table-cell>
          <table:table-cell table:style-name="ce2"/>
          <table:table-cell office:value-type="float" office:value="4.872319204E-3" table:formula="of:=POWER(([.B1040]-[.C1040]);2)" table:style-name="ce2">
            <text:p>0.004872319</text:p>
          </table:table-cell>
          <table:table-cell table:number-columns-repeated="16380"/>
        </table:table-row>
        <table:table-row table:style-name="ro1">
          <table:table-cell office:value-type="float" office:value="5.1998059999999997" table:style-name="ce2">
            <text:p>5.199806</text:p>
          </table:table-cell>
          <table:table-cell office:value-type="float" office:value="0.666134" table:style-name="ce2">
            <text:p>0.666134</text:p>
          </table:table-cell>
          <table:table-cell table:style-name="ce2"/>
          <table:table-cell office:value-type="float" office:value="0.443734505956" table:formula="of:=POWER(([.B1041]-[.C1041]);2)" table:style-name="ce2">
            <text:p>0.443734506</text:p>
          </table:table-cell>
          <table:table-cell table:number-columns-repeated="16380"/>
        </table:table-row>
        <table:table-row table:style-name="ro1">
          <table:table-cell office:value-type="float" office:value="5.2048050000000003" table:style-name="ce2">
            <text:p>5.204805</text:p>
          </table:table-cell>
          <table:table-cell office:value-type="float" office:value="0.11754000000000001" table:style-name="ce2">
            <text:p>0.11754</text:p>
          </table:table-cell>
          <table:table-cell table:style-name="ce2"/>
          <table:table-cell office:value-type="float" office:value="1.3815651600000001E-2" table:formula="of:=POWER(([.B1042]-[.C1042]);2)" table:style-name="ce2">
            <text:p>0.013815652</text:p>
          </table:table-cell>
          <table:table-cell table:number-columns-repeated="16380"/>
        </table:table-row>
        <table:table-row table:style-name="ro1">
          <table:table-cell office:value-type="float" office:value="5.2098050000000002" table:style-name="ce2">
            <text:p>5.209805</text:p>
          </table:table-cell>
          <table:table-cell office:value-type="float" office:value="2.9692E-2" table:style-name="ce2">
            <text:p>0.029692</text:p>
          </table:table-cell>
          <table:table-cell table:style-name="ce2"/>
          <table:table-cell office:value-type="float" office:value="8.8161486399999998E-4" table:formula="of:=POWER(([.B1043]-[.C1043]);2)" table:style-name="ce2">
            <text:p>0.000881615</text:p>
          </table:table-cell>
          <table:table-cell table:number-columns-repeated="16380"/>
        </table:table-row>
        <table:table-row table:style-name="ro1">
          <table:table-cell office:value-type="float" office:value="5.2148050000000001" table:style-name="ce2">
            <text:p>5.214805</text:p>
          </table:table-cell>
          <table:table-cell office:value-type="float" office:value="-1.4108419999999999" table:style-name="ce2">
            <text:p>-1.410842</text:p>
          </table:table-cell>
          <table:table-cell table:style-name="ce2"/>
          <table:table-cell office:value-type="float" office:value="1.9904751489639998" table:formula="of:=POWER(([.B1044]-[.C1044]);2)" table:style-name="ce2">
            <text:p>1.990475149</text:p>
          </table:table-cell>
          <table:table-cell table:number-columns-repeated="16380"/>
        </table:table-row>
        <table:table-row table:style-name="ro1">
          <table:table-cell office:value-type="float" office:value="5.2198039999999999" table:style-name="ce2">
            <text:p>5.219804</text:p>
          </table:table-cell>
          <table:table-cell office:value-type="float" office:value="0.49834000000000001" table:style-name="ce2">
            <text:p>0.49834</text:p>
          </table:table-cell>
          <table:table-cell table:style-name="ce2"/>
          <table:table-cell office:value-type="float" office:value="0.24834275559999999" table:formula="of:=POWER(([.B1045]-[.C1045]);2)" table:style-name="ce2">
            <text:p>0.248342756</text:p>
          </table:table-cell>
          <table:table-cell table:number-columns-repeated="16380"/>
        </table:table-row>
        <table:table-row table:style-name="ro1">
          <table:table-cell office:value-type="float" office:value="5.2248039999999998" table:style-name="ce2">
            <text:p>5.224804</text:p>
          </table:table-cell>
          <table:table-cell office:value-type="float" office:value="-0.69442499999999996" table:style-name="ce2">
            <text:p>-0.694425</text:p>
          </table:table-cell>
          <table:table-cell table:style-name="ce2"/>
          <table:table-cell office:value-type="float" office:value="0.48222608062499994" table:formula="of:=POWER(([.B1046]-[.C1046]);2)" table:style-name="ce2">
            <text:p>0.482226081</text:p>
          </table:table-cell>
          <table:table-cell table:number-columns-repeated="16380"/>
        </table:table-row>
        <table:table-row table:style-name="ro1">
          <table:table-cell office:value-type="float" office:value="5.2298039999999997" table:style-name="ce2">
            <text:p>5.229804</text:p>
          </table:table-cell>
          <table:table-cell office:value-type="float" office:value="0.15685399999999999" table:style-name="ce2">
            <text:p>0.156854</text:p>
          </table:table-cell>
          <table:table-cell table:style-name="ce2"/>
          <table:table-cell office:value-type="float" office:value="2.4603177315999997E-2" table:formula="of:=POWER(([.B1047]-[.C1047]);2)" table:style-name="ce2">
            <text:p>0.024603177</text:p>
          </table:table-cell>
          <table:table-cell table:number-columns-repeated="16380"/>
        </table:table-row>
        <table:table-row table:style-name="ro1">
          <table:table-cell office:value-type="float" office:value="5.2348030000000003" table:style-name="ce2">
            <text:p>5.234803</text:p>
          </table:table-cell>
          <table:table-cell office:value-type="float" office:value="-0.46917900000000001" table:style-name="ce2">
            <text:p>-0.469179</text:p>
          </table:table-cell>
          <table:table-cell table:style-name="ce2"/>
          <table:table-cell office:value-type="float" office:value="0.22012893404100001" table:formula="of:=POWER(([.B1048]-[.C1048]);2)" table:style-name="ce2">
            <text:p>0.220128934</text:p>
          </table:table-cell>
          <table:table-cell table:number-columns-repeated="16380"/>
        </table:table-row>
        <table:table-row table:style-name="ro1">
          <table:table-cell office:value-type="float" office:value="5.2398030000000002" table:style-name="ce2">
            <text:p>5.239803</text:p>
          </table:table-cell>
          <table:table-cell office:value-type="float" office:value="0.64805400000000002" table:style-name="ce2">
            <text:p>0.648054</text:p>
          </table:table-cell>
          <table:table-cell table:style-name="ce2"/>
          <table:table-cell office:value-type="float" office:value="0.41997398691600002" table:formula="of:=POWER(([.B1049]-[.C1049]);2)" table:style-name="ce2">
            <text:p>0.419973987</text:p>
          </table:table-cell>
          <table:table-cell table:number-columns-repeated="16380"/>
        </table:table-row>
        <table:table-row table:style-name="ro1">
          <table:table-cell office:value-type="float" office:value="5.244802" table:style-name="ce2">
            <text:p>5.244802</text:p>
          </table:table-cell>
          <table:table-cell office:value-type="float" office:value="-4.1702999999999997E-2" table:style-name="ce2">
            <text:p>-0.041703</text:p>
          </table:table-cell>
          <table:table-cell table:style-name="ce2"/>
          <table:table-cell office:value-type="float" office:value="1.7391402089999997E-3" table:formula="of:=POWER(([.B1050]-[.C1050]);2)" table:style-name="ce2">
            <text:p>0.00173914</text:p>
          </table:table-cell>
          <table:table-cell table:number-columns-repeated="16380"/>
        </table:table-row>
        <table:table-row table:style-name="ro1">
          <table:table-cell office:value-type="float" office:value="5.2498019999999999" table:style-name="ce2">
            <text:p>5.249802</text:p>
          </table:table-cell>
          <table:table-cell office:value-type="float" office:value="-5.7210000000000004E-3" table:style-name="ce2">
            <text:p>-0.005721</text:p>
          </table:table-cell>
          <table:table-cell table:style-name="ce2"/>
          <table:table-cell office:value-type="float" office:value="3.2729841000000005E-5" table:formula="of:=POWER(([.B1051]-[.C1051]);2)" table:style-name="ce2">
            <text:p>3.27298E-05</text:p>
          </table:table-cell>
          <table:table-cell table:number-columns-repeated="16380"/>
        </table:table-row>
        <table:table-row table:style-name="ro1">
          <table:table-cell office:value-type="float" office:value="5.2548019999999998" table:style-name="ce2">
            <text:p>5.254802</text:p>
          </table:table-cell>
          <table:table-cell office:value-type="float" office:value="-0.35739500000000002" table:style-name="ce2">
            <text:p>-0.357395</text:p>
          </table:table-cell>
          <table:table-cell table:style-name="ce2"/>
          <table:table-cell office:value-type="float" office:value="0.12773118602500003" table:formula="of:=POWER(([.B1052]-[.C1052]);2)" table:style-name="ce2">
            <text:p>0.127731186</text:p>
          </table:table-cell>
          <table:table-cell table:number-columns-repeated="16380"/>
        </table:table-row>
        <table:table-row table:style-name="ro1">
          <table:table-cell office:value-type="float" office:value="5.2598010000000004" table:style-name="ce2">
            <text:p>5.259801</text:p>
          </table:table-cell>
          <table:table-cell office:value-type="float" office:value="4.0242E-2" table:style-name="ce2">
            <text:p>0.040242</text:p>
          </table:table-cell>
          <table:table-cell table:style-name="ce2"/>
          <table:table-cell office:value-type="float" office:value="1.619418564E-3" table:formula="of:=POWER(([.B1053]-[.C1053]);2)" table:style-name="ce2">
            <text:p>0.001619419</text:p>
          </table:table-cell>
          <table:table-cell table:number-columns-repeated="16380"/>
        </table:table-row>
        <table:table-row table:style-name="ro1">
          <table:table-cell office:value-type="float" office:value="5.2648010000000003" table:style-name="ce2">
            <text:p>5.264801</text:p>
          </table:table-cell>
          <table:table-cell office:value-type="float" office:value="0.14812500000000001" table:style-name="ce2">
            <text:p>0.148125</text:p>
          </table:table-cell>
          <table:table-cell table:style-name="ce2"/>
          <table:table-cell office:value-type="float" office:value="2.1941015625000001E-2" table:formula="of:=POWER(([.B1054]-[.C1054]);2)" table:style-name="ce2">
            <text:p>0.021941016</text:p>
          </table:table-cell>
          <table:table-cell table:number-columns-repeated="16380"/>
        </table:table-row>
        <table:table-row table:style-name="ro1">
          <table:table-cell office:value-type="float" office:value="5.2698010000000002" table:style-name="ce2">
            <text:p>5.269801</text:p>
          </table:table-cell>
          <table:table-cell office:value-type="float" office:value="-0.400229" table:style-name="ce2">
            <text:p>-0.400229</text:p>
          </table:table-cell>
          <table:table-cell table:style-name="ce2"/>
          <table:table-cell office:value-type="float" office:value="0.16018325244100001" table:formula="of:=POWER(([.B1055]-[.C1055]);2)" table:style-name="ce2">
            <text:p>0.160183252</text:p>
          </table:table-cell>
          <table:table-cell table:number-columns-repeated="16380"/>
        </table:table-row>
        <table:table-row table:style-name="ro1">
          <table:table-cell office:value-type="float" office:value="5.2747999999999999" table:style-name="ce2">
            <text:p>5.2748</text:p>
          </table:table-cell>
          <table:table-cell office:value-type="float" office:value="3.2479000000000001E-2" table:style-name="ce2">
            <text:p>0.032479</text:p>
          </table:table-cell>
          <table:table-cell table:style-name="ce2"/>
          <table:table-cell office:value-type="float" office:value="1.054885441E-3" table:formula="of:=POWER(([.B1056]-[.C1056]);2)" table:style-name="ce2">
            <text:p>0.001054885</text:p>
          </table:table-cell>
          <table:table-cell table:number-columns-repeated="16380"/>
        </table:table-row>
        <table:table-row table:style-name="ro1">
          <table:table-cell office:value-type="float" office:value="5.2797999999999998" table:style-name="ce2">
            <text:p>5.2798</text:p>
          </table:table-cell>
          <table:table-cell office:value-type="float" office:value="0.44848199999999999" table:style-name="ce2">
            <text:p>0.448482</text:p>
          </table:table-cell>
          <table:table-cell table:style-name="ce2"/>
          <table:table-cell office:value-type="float" office:value="0.201136104324" table:formula="of:=POWER(([.B1057]-[.C1057]);2)" table:style-name="ce2">
            <text:p>0.201136104</text:p>
          </table:table-cell>
          <table:table-cell table:number-columns-repeated="16380"/>
        </table:table-row>
        <table:table-row table:style-name="ro1">
          <table:table-cell office:value-type="float" office:value="5.2847999999999997" table:style-name="ce2">
            <text:p>5.2848</text:p>
          </table:table-cell>
          <table:table-cell office:value-type="float" office:value="5.4029000000000001E-2" table:style-name="ce2">
            <text:p>0.054029</text:p>
          </table:table-cell>
          <table:table-cell table:style-name="ce2"/>
          <table:table-cell office:value-type="float" office:value="2.9191328410000002E-3" table:formula="of:=POWER(([.B1058]-[.C1058]);2)" table:style-name="ce2">
            <text:p>0.002919133</text:p>
          </table:table-cell>
          <table:table-cell table:number-columns-repeated="16380"/>
        </table:table-row>
        <table:table-row table:style-name="ro1">
          <table:table-cell office:value-type="float" office:value="5.2897990000000004" table:style-name="ce2">
            <text:p>5.289799</text:p>
          </table:table-cell>
          <table:table-cell office:value-type="float" office:value="0.250998" table:style-name="ce2">
            <text:p>0.250998</text:p>
          </table:table-cell>
          <table:table-cell table:style-name="ce2"/>
          <table:table-cell office:value-type="float" office:value="6.2999996003999997E-2" table:formula="of:=POWER(([.B1059]-[.C1059]);2)" table:style-name="ce2">
            <text:p>0.062999996</text:p>
          </table:table-cell>
          <table:table-cell table:number-columns-repeated="16380"/>
        </table:table-row>
        <table:table-row table:style-name="ro1">
          <table:table-cell office:value-type="float" office:value="5.2947990000000003" table:style-name="ce2">
            <text:p>5.294799</text:p>
          </table:table-cell>
          <table:table-cell office:value-type="float" office:value="0.55709299999999995" table:style-name="ce2">
            <text:p>0.557093</text:p>
          </table:table-cell>
          <table:table-cell table:style-name="ce2"/>
          <table:table-cell office:value-type="float" office:value="0.31035261064899994" table:formula="of:=POWER(([.B1060]-[.C1060]);2)" table:style-name="ce2">
            <text:p>0.310352611</text:p>
          </table:table-cell>
          <table:table-cell table:number-columns-repeated="16380"/>
        </table:table-row>
        <table:table-row table:style-name="ro1">
          <table:table-cell office:value-type="float" office:value="5.299798" table:style-name="ce2">
            <text:p>5.299798</text:p>
          </table:table-cell>
          <table:table-cell office:value-type="float" office:value="-0.171268" table:style-name="ce2">
            <text:p>-0.171268</text:p>
          </table:table-cell>
          <table:table-cell table:style-name="ce2"/>
          <table:table-cell office:value-type="float" office:value="2.9332727824E-2" table:formula="of:=POWER(([.B1061]-[.C1061]);2)" table:style-name="ce2">
            <text:p>0.029332728</text:p>
          </table:table-cell>
          <table:table-cell table:number-columns-repeated="16380"/>
        </table:table-row>
        <table:table-row table:style-name="ro1">
          <table:table-cell office:value-type="float" office:value="5.3047979999999999" table:style-name="ce2">
            <text:p>5.304798</text:p>
          </table:table-cell>
          <table:table-cell office:value-type="float" office:value="-0.98771200000000003" table:style-name="ce2">
            <text:p>-0.987712</text:p>
          </table:table-cell>
          <table:table-cell table:style-name="ce2"/>
          <table:table-cell office:value-type="float" office:value="0.97557499494400002" table:formula="of:=POWER(([.B1062]-[.C1062]);2)" table:style-name="ce2">
            <text:p>0.975574995</text:p>
          </table:table-cell>
          <table:table-cell table:number-columns-repeated="16380"/>
        </table:table-row>
        <table:table-row table:style-name="ro1">
          <table:table-cell office:value-type="float" office:value="5.3097979999999998" table:style-name="ce2">
            <text:p>5.309798</text:p>
          </table:table-cell>
          <table:table-cell office:value-type="float" office:value="0.46850399999999998" table:style-name="ce2">
            <text:p>0.468504</text:p>
          </table:table-cell>
          <table:table-cell table:style-name="ce2"/>
          <table:table-cell office:value-type="float" office:value="0.21949599801599998" table:formula="of:=POWER(([.B1063]-[.C1063]);2)" table:style-name="ce2">
            <text:p>0.219495998</text:p>
          </table:table-cell>
          <table:table-cell table:number-columns-repeated="16380"/>
        </table:table-row>
        <table:table-row table:style-name="ro1">
          <table:table-cell office:value-type="float" office:value="5.3147970000000004" table:style-name="ce2">
            <text:p>5.314797</text:p>
          </table:table-cell>
          <table:table-cell office:value-type="float" office:value="-5.7926999999999999E-2" table:style-name="ce2">
            <text:p>-0.057927</text:p>
          </table:table-cell>
          <table:table-cell table:style-name="ce2"/>
          <table:table-cell office:value-type="float" office:value="3.355537329E-3" table:formula="of:=POWER(([.B1064]-[.C1064]);2)" table:style-name="ce2">
            <text:p>0.003355537</text:p>
          </table:table-cell>
          <table:table-cell table:number-columns-repeated="16380"/>
        </table:table-row>
        <table:table-row table:style-name="ro1">
          <table:table-cell office:value-type="float" office:value="5.3197970000000003" table:style-name="ce2">
            <text:p>5.319797</text:p>
          </table:table-cell>
          <table:table-cell office:value-type="float" office:value="-0.77015500000000003" table:style-name="ce2">
            <text:p>-0.770155</text:p>
          </table:table-cell>
          <table:table-cell table:style-name="ce2"/>
          <table:table-cell office:value-type="float" office:value="0.59313872402500001" table:formula="of:=POWER(([.B1065]-[.C1065]);2)" table:style-name="ce2">
            <text:p>0.593138724</text:p>
          </table:table-cell>
          <table:table-cell table:number-columns-repeated="16380"/>
        </table:table-row>
        <table:table-row table:style-name="ro1">
          <table:table-cell office:value-type="float" office:value="5.3247970000000002" table:style-name="ce2">
            <text:p>5.324797</text:p>
          </table:table-cell>
          <table:table-cell office:value-type="float" office:value="-0.23056299999999999" table:style-name="ce2">
            <text:p>-0.230563</text:p>
          </table:table-cell>
          <table:table-cell table:style-name="ce2"/>
          <table:table-cell office:value-type="float" office:value="5.3159296968999993E-2" table:formula="of:=POWER(([.B1066]-[.C1066]);2)" table:style-name="ce2">
            <text:p>0.053159297</text:p>
          </table:table-cell>
          <table:table-cell table:number-columns-repeated="16380"/>
        </table:table-row>
        <table:table-row table:style-name="ro1">
          <table:table-cell office:value-type="float" office:value="5.329796" table:style-name="ce2">
            <text:p>5.329796</text:p>
          </table:table-cell>
          <table:table-cell office:value-type="float" office:value="0.21992900000000001" table:style-name="ce2">
            <text:p>0.219929</text:p>
          </table:table-cell>
          <table:table-cell table:style-name="ce2"/>
          <table:table-cell office:value-type="float" office:value="4.8368765041000003E-2" table:formula="of:=POWER(([.B1067]-[.C1067]);2)" table:style-name="ce2">
            <text:p>0.048368765</text:p>
          </table:table-cell>
          <table:table-cell table:number-columns-repeated="16380"/>
        </table:table-row>
        <table:table-row table:style-name="ro1">
          <table:table-cell office:value-type="float" office:value="5.3347959999999999" table:style-name="ce2">
            <text:p>5.334796</text:p>
          </table:table-cell>
          <table:table-cell office:value-type="float" office:value="0.35556599999999999" table:style-name="ce2">
            <text:p>0.355566</text:p>
          </table:table-cell>
          <table:table-cell table:style-name="ce2"/>
          <table:table-cell office:value-type="float" office:value="0.12642718035600001" table:formula="of:=POWER(([.B1068]-[.C1068]);2)" table:style-name="ce2">
            <text:p>0.12642718</text:p>
          </table:table-cell>
          <table:table-cell table:number-columns-repeated="16380"/>
        </table:table-row>
        <table:table-row table:style-name="ro1">
          <table:table-cell office:value-type="float" office:value="5.3397959999999998" table:style-name="ce2">
            <text:p>5.339796</text:p>
          </table:table-cell>
          <table:table-cell office:value-type="float" office:value="-3.1885999999999998E-2" table:style-name="ce2">
            <text:p>-0.031886</text:p>
          </table:table-cell>
          <table:table-cell table:style-name="ce2"/>
          <table:table-cell office:value-type="float" office:value="1.0167169959999999E-3" table:formula="of:=POWER(([.B1069]-[.C1069]);2)" table:style-name="ce2">
            <text:p>0.001016717</text:p>
          </table:table-cell>
          <table:table-cell table:number-columns-repeated="16380"/>
        </table:table-row>
        <table:table-row table:style-name="ro1">
          <table:table-cell office:value-type="float" office:value="5.3447950000000004" table:style-name="ce2">
            <text:p>5.344795</text:p>
          </table:table-cell>
          <table:table-cell office:value-type="float" office:value="-0.42662699999999998" table:style-name="ce2">
            <text:p>-0.426627</text:p>
          </table:table-cell>
          <table:table-cell table:style-name="ce2"/>
          <table:table-cell office:value-type="float" office:value="0.18201059712899997" table:formula="of:=POWER(([.B1070]-[.C1070]);2)" table:style-name="ce2">
            <text:p>0.182010597</text:p>
          </table:table-cell>
          <table:table-cell table:number-columns-repeated="16380"/>
        </table:table-row>
        <table:table-row table:style-name="ro1">
          <table:table-cell office:value-type="float" office:value="5.3497950000000003" table:style-name="ce2">
            <text:p>5.349795</text:p>
          </table:table-cell>
          <table:table-cell office:value-type="float" office:value="0.29175899999999999" table:style-name="ce2">
            <text:p>0.291759</text:p>
          </table:table-cell>
          <table:table-cell table:style-name="ce2"/>
          <table:table-cell office:value-type="float" office:value="8.512331408099999E-2" table:formula="of:=POWER(([.B1071]-[.C1071]);2)" table:style-name="ce2">
            <text:p>0.085123314</text:p>
          </table:table-cell>
          <table:table-cell table:number-columns-repeated="16380"/>
        </table:table-row>
        <table:table-row table:style-name="ro1">
          <table:table-cell office:value-type="float" office:value="5.3547950000000002" table:style-name="ce2">
            <text:p>5.354795</text:p>
          </table:table-cell>
          <table:table-cell office:value-type="float" office:value="-1.1027480000000001" table:style-name="ce2">
            <text:p>-1.102748</text:p>
          </table:table-cell>
          <table:table-cell table:style-name="ce2"/>
          <table:table-cell office:value-type="float" office:value="1.2160531515040001" table:formula="of:=POWER(([.B1072]-[.C1072]);2)" table:style-name="ce2">
            <text:p>1.216053152</text:p>
          </table:table-cell>
          <table:table-cell table:number-columns-repeated="16380"/>
        </table:table-row>
        <table:table-row table:style-name="ro1">
          <table:table-cell office:value-type="float" office:value="5.3597939999999999" table:style-name="ce2">
            <text:p>5.359794</text:p>
          </table:table-cell>
          <table:table-cell office:value-type="float" office:value="4.3326000000000003E-2" table:style-name="ce2">
            <text:p>0.043326</text:p>
          </table:table-cell>
          <table:table-cell table:style-name="ce2"/>
          <table:table-cell office:value-type="float" office:value="1.8771422760000002E-3" table:formula="of:=POWER(([.B1073]-[.C1073]);2)" table:style-name="ce2">
            <text:p>0.001877142</text:p>
          </table:table-cell>
          <table:table-cell table:number-columns-repeated="16380"/>
        </table:table-row>
        <table:table-row table:style-name="ro1">
          <table:table-cell office:value-type="float" office:value="5.3647939999999998" table:style-name="ce2">
            <text:p>5.364794</text:p>
          </table:table-cell>
          <table:table-cell office:value-type="float" office:value="0.85911099999999996" table:style-name="ce2">
            <text:p>0.859111</text:p>
          </table:table-cell>
          <table:table-cell table:style-name="ce2"/>
          <table:table-cell office:value-type="float" office:value="0.73807171032099994" table:formula="of:=POWER(([.B1074]-[.C1074]);2)" table:style-name="ce2">
            <text:p>0.73807171</text:p>
          </table:table-cell>
          <table:table-cell table:number-columns-repeated="16380"/>
        </table:table-row>
        <table:table-row table:style-name="ro1">
          <table:table-cell office:value-type="float" office:value="5.3697929999999996" table:style-name="ce2">
            <text:p>5.369793</text:p>
          </table:table-cell>
          <table:table-cell office:value-type="float" office:value="0.86709899999999995" table:style-name="ce2">
            <text:p>0.867099</text:p>
          </table:table-cell>
          <table:table-cell table:style-name="ce2"/>
          <table:table-cell office:value-type="float" office:value="0.75186067580099991" table:formula="of:=POWER(([.B1075]-[.C1075]);2)" table:style-name="ce2">
            <text:p>0.751860676</text:p>
          </table:table-cell>
          <table:table-cell table:number-columns-repeated="16380"/>
        </table:table-row>
        <table:table-row table:style-name="ro1">
          <table:table-cell office:value-type="float" office:value="5.3747930000000004" table:style-name="ce2">
            <text:p>5.374793</text:p>
          </table:table-cell>
          <table:table-cell office:value-type="float" office:value="0.30144199999999999" table:style-name="ce2">
            <text:p>0.301442</text:p>
          </table:table-cell>
          <table:table-cell table:style-name="ce2"/>
          <table:table-cell office:value-type="float" office:value="9.0867279363999992E-2" table:formula="of:=POWER(([.B1076]-[.C1076]);2)" table:style-name="ce2">
            <text:p>0.090867279</text:p>
          </table:table-cell>
          <table:table-cell table:number-columns-repeated="16380"/>
        </table:table-row>
        <table:table-row table:style-name="ro1">
          <table:table-cell office:value-type="float" office:value="5.3797930000000003" table:style-name="ce2">
            <text:p>5.379793</text:p>
          </table:table-cell>
          <table:table-cell office:value-type="float" office:value="-0.20691000000000001" table:style-name="ce2">
            <text:p>-0.20691</text:p>
          </table:table-cell>
          <table:table-cell table:style-name="ce2"/>
          <table:table-cell office:value-type="float" office:value="4.2811748100000005E-2" table:formula="of:=POWER(([.B1077]-[.C1077]);2)" table:style-name="ce2">
            <text:p>0.042811748</text:p>
          </table:table-cell>
          <table:table-cell table:number-columns-repeated="16380"/>
        </table:table-row>
        <table:table-row table:style-name="ro1">
          <table:table-cell office:value-type="float" office:value="5.384792" table:style-name="ce2">
            <text:p>5.384792</text:p>
          </table:table-cell>
          <table:table-cell office:value-type="float" office:value="0.68406299999999998" table:style-name="ce2">
            <text:p>0.684063</text:p>
          </table:table-cell>
          <table:table-cell table:style-name="ce2"/>
          <table:table-cell office:value-type="float" office:value="0.46794218796899995" table:formula="of:=POWER(([.B1078]-[.C1078]);2)" table:style-name="ce2">
            <text:p>0.467942188</text:p>
          </table:table-cell>
          <table:table-cell table:number-columns-repeated="16380"/>
        </table:table-row>
        <table:table-row table:style-name="ro1">
          <table:table-cell office:value-type="float" office:value="5.3897919999999999" table:style-name="ce2">
            <text:p>5.389792</text:p>
          </table:table-cell>
          <table:table-cell office:value-type="float" office:value="0.73966600000000005" table:style-name="ce2">
            <text:p>0.739666</text:p>
          </table:table-cell>
          <table:table-cell table:style-name="ce2"/>
          <table:table-cell office:value-type="float" office:value="0.54710579155600003" table:formula="of:=POWER(([.B1079]-[.C1079]);2)" table:style-name="ce2">
            <text:p>0.547105792</text:p>
          </table:table-cell>
          <table:table-cell table:number-columns-repeated="16380"/>
        </table:table-row>
        <table:table-row table:style-name="ro1">
          <table:table-cell office:value-type="float" office:value="5.3947919999999998" table:style-name="ce2">
            <text:p>5.394792</text:p>
          </table:table-cell>
          <table:table-cell office:value-type="float" office:value="-0.55996999999999997" table:style-name="ce2">
            <text:p>-0.55997</text:p>
          </table:table-cell>
          <table:table-cell table:style-name="ce2"/>
          <table:table-cell office:value-type="float" office:value="0.31356640089999999" table:formula="of:=POWER(([.B1080]-[.C1080]);2)" table:style-name="ce2">
            <text:p>0.313566401</text:p>
          </table:table-cell>
          <table:table-cell table:number-columns-repeated="16380"/>
        </table:table-row>
        <table:table-row table:style-name="ro1">
          <table:table-cell office:value-type="float" office:value="5.3997909999999996" table:style-name="ce2">
            <text:p>5.399791</text:p>
          </table:table-cell>
          <table:table-cell office:value-type="float" office:value="-6.5198999999999993E-2" table:style-name="ce2">
            <text:p>-0.065199</text:p>
          </table:table-cell>
          <table:table-cell table:style-name="ce2"/>
          <table:table-cell office:value-type="float" office:value="4.2509096009999987E-3" table:formula="of:=POWER(([.B1081]-[.C1081]);2)" table:style-name="ce2">
            <text:p>0.00425091</text:p>
          </table:table-cell>
          <table:table-cell table:number-columns-repeated="16380"/>
        </table:table-row>
        <table:table-row table:style-name="ro1">
          <table:table-cell office:value-type="float" office:value="5.4047910000000003" table:style-name="ce2">
            <text:p>5.404791</text:p>
          </table:table-cell>
          <table:table-cell office:value-type="float" office:value="5.0171E-2" table:style-name="ce2">
            <text:p>0.050171</text:p>
          </table:table-cell>
          <table:table-cell table:style-name="ce2"/>
          <table:table-cell office:value-type="float" office:value="2.5171292410000002E-3" table:formula="of:=POWER(([.B1082]-[.C1082]);2)" table:style-name="ce2">
            <text:p>0.002517129</text:p>
          </table:table-cell>
          <table:table-cell table:number-columns-repeated="16380"/>
        </table:table-row>
        <table:table-row table:style-name="ro1">
          <table:table-cell office:value-type="float" office:value="5.4097910000000002" table:style-name="ce2">
            <text:p>5.409791</text:p>
          </table:table-cell>
          <table:table-cell office:value-type="float" office:value="0.38991500000000001" table:style-name="ce2">
            <text:p>0.389915</text:p>
          </table:table-cell>
          <table:table-cell table:style-name="ce2"/>
          <table:table-cell office:value-type="float" office:value="0.15203370722500001" table:formula="of:=POWER(([.B1083]-[.C1083]);2)" table:style-name="ce2">
            <text:p>0.152033707</text:p>
          </table:table-cell>
          <table:table-cell table:number-columns-repeated="16380"/>
        </table:table-row>
        <table:table-row table:style-name="ro1">
          <table:table-cell office:value-type="float" office:value="5.41479" table:style-name="ce2">
            <text:p>5.41479</text:p>
          </table:table-cell>
          <table:table-cell office:value-type="float" office:value="0.366956" table:style-name="ce2">
            <text:p>0.366956</text:p>
          </table:table-cell>
          <table:table-cell table:style-name="ce2"/>
          <table:table-cell office:value-type="float" office:value="0.13465670593600002" table:formula="of:=POWER(([.B1084]-[.C1084]);2)" table:style-name="ce2">
            <text:p>0.134656706</text:p>
          </table:table-cell>
          <table:table-cell table:number-columns-repeated="16380"/>
        </table:table-row>
        <table:table-row table:style-name="ro1">
          <table:table-cell office:value-type="float" office:value="5.4197899999999999" table:style-name="ce2">
            <text:p>5.41979</text:p>
          </table:table-cell>
          <table:table-cell office:value-type="float" office:value="0.76028300000000004" table:style-name="ce2">
            <text:p>0.760283</text:p>
          </table:table-cell>
          <table:table-cell table:style-name="ce2"/>
          <table:table-cell office:value-type="float" office:value="0.57803024008900006" table:formula="of:=POWER(([.B1085]-[.C1085]);2)" table:style-name="ce2">
            <text:p>0.57803024</text:p>
          </table:table-cell>
          <table:table-cell table:number-columns-repeated="16380"/>
        </table:table-row>
        <table:table-row table:style-name="ro1">
          <table:table-cell office:value-type="float" office:value="5.4247889999999996" table:style-name="ce2">
            <text:p>5.424789</text:p>
          </table:table-cell>
          <table:table-cell office:value-type="float" office:value="-0.395202" table:style-name="ce2">
            <text:p>-0.395202</text:p>
          </table:table-cell>
          <table:table-cell table:style-name="ce2"/>
          <table:table-cell office:value-type="float" office:value="0.156184620804" table:formula="of:=POWER(([.B1086]-[.C1086]);2)" table:style-name="ce2">
            <text:p>0.156184621</text:p>
          </table:table-cell>
          <table:table-cell table:number-columns-repeated="16380"/>
        </table:table-row>
        <table:table-row table:style-name="ro1">
          <table:table-cell office:value-type="float" office:value="5.4297890000000004" table:style-name="ce2">
            <text:p>5.429789</text:p>
          </table:table-cell>
          <table:table-cell office:value-type="float" office:value="0.41538000000000003" table:style-name="ce2">
            <text:p>0.41538</text:p>
          </table:table-cell>
          <table:table-cell table:style-name="ce2"/>
          <table:table-cell office:value-type="float" office:value="0.17254054440000002" table:formula="of:=POWER(([.B1087]-[.C1087]);2)" table:style-name="ce2">
            <text:p>0.172540544</text:p>
          </table:table-cell>
          <table:table-cell table:number-columns-repeated="16380"/>
        </table:table-row>
        <table:table-row table:style-name="ro1">
          <table:table-cell office:value-type="float" office:value="5.4347890000000003" table:style-name="ce2">
            <text:p>5.434789</text:p>
          </table:table-cell>
          <table:table-cell office:value-type="float" office:value="4.7939000000000002E-2" table:style-name="ce2">
            <text:p>0.047939</text:p>
          </table:table-cell>
          <table:table-cell table:style-name="ce2"/>
          <table:table-cell office:value-type="float" office:value="2.2981477210000001E-3" table:formula="of:=POWER(([.B1088]-[.C1088]);2)" table:style-name="ce2">
            <text:p>0.002298148</text:p>
          </table:table-cell>
          <table:table-cell table:number-columns-repeated="16380"/>
        </table:table-row>
        <table:table-row table:style-name="ro1">
          <table:table-cell office:value-type="float" office:value="5.4397880000000001" table:style-name="ce2">
            <text:p>5.439788</text:p>
          </table:table-cell>
          <table:table-cell office:value-type="float" office:value="-0.40111999999999998" table:style-name="ce2">
            <text:p>-0.40112</text:p>
          </table:table-cell>
          <table:table-cell table:style-name="ce2"/>
          <table:table-cell office:value-type="float" office:value="0.16089725439999999" table:formula="of:=POWER(([.B1089]-[.C1089]);2)" table:style-name="ce2">
            <text:p>0.160897254</text:p>
          </table:table-cell>
          <table:table-cell table:number-columns-repeated="16380"/>
        </table:table-row>
        <table:table-row table:style-name="ro1">
          <table:table-cell office:value-type="float" office:value="5.444788" table:style-name="ce2">
            <text:p>5.444788</text:p>
          </table:table-cell>
          <table:table-cell office:value-type="float" office:value="-0.66357999999999995" table:style-name="ce2">
            <text:p>-0.66358</text:p>
          </table:table-cell>
          <table:table-cell table:style-name="ce2"/>
          <table:table-cell office:value-type="float" office:value="0.44033841639999993" table:formula="of:=POWER(([.B1090]-[.C1090]);2)" table:style-name="ce2">
            <text:p>0.440338416</text:p>
          </table:table-cell>
          <table:table-cell table:number-columns-repeated="16380"/>
        </table:table-row>
        <table:table-row table:style-name="ro1">
          <table:table-cell office:value-type="float" office:value="5.4497879999999999" table:style-name="ce2">
            <text:p>5.449788</text:p>
          </table:table-cell>
          <table:table-cell office:value-type="float" office:value="1.0267999999999999E-2" table:style-name="ce2">
            <text:p>0.010268</text:p>
          </table:table-cell>
          <table:table-cell table:style-name="ce2"/>
          <table:table-cell office:value-type="float" office:value="1.0543182399999999E-4" table:formula="of:=POWER(([.B1091]-[.C1091]);2)" table:style-name="ce2">
            <text:p>0.000105432</text:p>
          </table:table-cell>
          <table:table-cell table:number-columns-repeated="16380"/>
        </table:table-row>
        <table:table-row table:style-name="ro1">
          <table:table-cell office:value-type="float" office:value="5.4547869999999996" table:style-name="ce2">
            <text:p>5.454787</text:p>
          </table:table-cell>
          <table:table-cell office:value-type="float" office:value="0.49507200000000001" table:style-name="ce2">
            <text:p>0.495072</text:p>
          </table:table-cell>
          <table:table-cell table:style-name="ce2"/>
          <table:table-cell office:value-type="float" office:value="0.24509628518400001" table:formula="of:=POWER(([.B1092]-[.C1092]);2)" table:style-name="ce2">
            <text:p>0.245096285</text:p>
          </table:table-cell>
          <table:table-cell table:number-columns-repeated="16380"/>
        </table:table-row>
        <table:table-row table:style-name="ro1">
          <table:table-cell office:value-type="float" office:value="5.4597870000000004" table:style-name="ce2">
            <text:p>5.459787</text:p>
          </table:table-cell>
          <table:table-cell office:value-type="float" office:value="-1.0860050000000001" table:style-name="ce2">
            <text:p>-1.086005</text:p>
          </table:table-cell>
          <table:table-cell table:style-name="ce2"/>
          <table:table-cell office:value-type="float" office:value="1.1794068600250003" table:formula="of:=POWER(([.B1093]-[.C1093]);2)" table:style-name="ce2">
            <text:p>1.17940686</text:p>
          </table:table-cell>
          <table:table-cell table:number-columns-repeated="16380"/>
        </table:table-row>
        <table:table-row table:style-name="ro1">
          <table:table-cell office:value-type="float" office:value="5.4647870000000003" table:style-name="ce2">
            <text:p>5.464787</text:p>
          </table:table-cell>
          <table:table-cell office:value-type="float" office:value="0.73164600000000002" table:style-name="ce2">
            <text:p>0.731646</text:p>
          </table:table-cell>
          <table:table-cell table:style-name="ce2"/>
          <table:table-cell office:value-type="float" office:value="0.53530586931599999" table:formula="of:=POWER(([.B1094]-[.C1094]);2)" table:style-name="ce2">
            <text:p>0.535305869</text:p>
          </table:table-cell>
          <table:table-cell table:number-columns-repeated="16380"/>
        </table:table-row>
        <table:table-row table:style-name="ro1">
          <table:table-cell office:value-type="float" office:value="5.469786" table:style-name="ce2">
            <text:p>5.469786</text:p>
          </table:table-cell>
          <table:table-cell office:value-type="float" office:value="-0.14113600000000001" table:style-name="ce2">
            <text:p>-0.141136</text:p>
          </table:table-cell>
          <table:table-cell table:style-name="ce2"/>
          <table:table-cell office:value-type="float" office:value="1.9919370496000004E-2" table:formula="of:=POWER(([.B1095]-[.C1095]);2)" table:style-name="ce2">
            <text:p>0.01991937</text:p>
          </table:table-cell>
          <table:table-cell table:number-columns-repeated="16380"/>
        </table:table-row>
        <table:table-row table:style-name="ro1">
          <table:table-cell office:value-type="float" office:value="5.4747859999999999" table:style-name="ce2">
            <text:p>5.474786</text:p>
          </table:table-cell>
          <table:table-cell office:value-type="float" office:value="3.9238000000000002E-2" table:style-name="ce2">
            <text:p>0.039238</text:p>
          </table:table-cell>
          <table:table-cell table:style-name="ce2"/>
          <table:table-cell office:value-type="float" office:value="1.5396206440000003E-3" table:formula="of:=POWER(([.B1096]-[.C1096]);2)" table:style-name="ce2">
            <text:p>0.001539621</text:p>
          </table:table-cell>
          <table:table-cell table:number-columns-repeated="16380"/>
        </table:table-row>
        <table:table-row table:style-name="ro1">
          <table:table-cell office:value-type="float" office:value="5.4797849999999997" table:style-name="ce2">
            <text:p>5.479785</text:p>
          </table:table-cell>
          <table:table-cell office:value-type="float" office:value="-0.72153699999999998" table:style-name="ce2">
            <text:p>-0.721537</text:p>
          </table:table-cell>
          <table:table-cell table:style-name="ce2"/>
          <table:table-cell office:value-type="float" office:value="0.52061564236899993" table:formula="of:=POWER(([.B1097]-[.C1097]);2)" table:style-name="ce2">
            <text:p>0.520615642</text:p>
          </table:table-cell>
          <table:table-cell table:number-columns-repeated="16380"/>
        </table:table-row>
        <table:table-row table:style-name="ro1">
          <table:table-cell office:value-type="float" office:value="5.4847849999999996" table:style-name="ce2">
            <text:p>5.484785</text:p>
          </table:table-cell>
          <table:table-cell office:value-type="float" office:value="0.45941900000000002" table:style-name="ce2">
            <text:p>0.459419</text:p>
          </table:table-cell>
          <table:table-cell table:style-name="ce2"/>
          <table:table-cell office:value-type="float" office:value="0.21106581756100001" table:formula="of:=POWER(([.B1098]-[.C1098]);2)" table:style-name="ce2">
            <text:p>0.211065818</text:p>
          </table:table-cell>
          <table:table-cell table:number-columns-repeated="16380"/>
        </table:table-row>
        <table:table-row table:style-name="ro1">
          <table:table-cell office:value-type="float" office:value="5.4897850000000004" table:style-name="ce2">
            <text:p>5.489785</text:p>
          </table:table-cell>
          <table:table-cell office:value-type="float" office:value="-0.13512299999999999" table:style-name="ce2">
            <text:p>-0.135123</text:p>
          </table:table-cell>
          <table:table-cell table:style-name="ce2"/>
          <table:table-cell office:value-type="float" office:value="1.8258225128999998E-2" table:formula="of:=POWER(([.B1099]-[.C1099]);2)" table:style-name="ce2">
            <text:p>0.018258225</text:p>
          </table:table-cell>
          <table:table-cell table:number-columns-repeated="16380"/>
        </table:table-row>
        <table:table-row table:style-name="ro1">
          <table:table-cell office:value-type="float" office:value="5.4947840000000001" table:style-name="ce2">
            <text:p>5.494784</text:p>
          </table:table-cell>
          <table:table-cell office:value-type="float" office:value="0.61587999999999998" table:style-name="ce2">
            <text:p>0.61588</text:p>
          </table:table-cell>
          <table:table-cell table:style-name="ce2"/>
          <table:table-cell office:value-type="float" office:value="0.37930817439999998" table:formula="of:=POWER(([.B1100]-[.C1100]);2)" table:style-name="ce2">
            <text:p>0.379308174</text:p>
          </table:table-cell>
          <table:table-cell table:number-columns-repeated="16380"/>
        </table:table-row>
        <table:table-row table:style-name="ro1">
          <table:table-cell office:value-type="float" office:value="5.499784" table:style-name="ce2">
            <text:p>5.499784</text:p>
          </table:table-cell>
          <table:table-cell office:value-type="float" office:value="-0.14855399999999999" table:style-name="ce2">
            <text:p>-0.148554</text:p>
          </table:table-cell>
          <table:table-cell table:style-name="ce2"/>
          <table:table-cell office:value-type="float" office:value="2.2068290915999999E-2" table:formula="of:=POWER(([.B1101]-[.C1101]);2)" table:style-name="ce2">
            <text:p>0.022068291</text:p>
          </table:table-cell>
          <table:table-cell table:number-columns-repeated="16380"/>
        </table:table-row>
        <table:table-row table:style-name="ro1">
          <table:table-cell office:value-type="float" office:value="5.5047839999999999" table:style-name="ce2">
            <text:p>5.504784</text:p>
          </table:table-cell>
          <table:table-cell office:value-type="float" office:value="0.23818300000000001" table:style-name="ce2">
            <text:p>0.238183</text:p>
          </table:table-cell>
          <table:table-cell table:style-name="ce2"/>
          <table:table-cell office:value-type="float" office:value="5.6731141489000006E-2" table:formula="of:=POWER(([.B1102]-[.C1102]);2)" table:style-name="ce2">
            <text:p>0.056731141</text:p>
          </table:table-cell>
          <table:table-cell table:number-columns-repeated="16380"/>
        </table:table-row>
        <table:table-row table:style-name="ro1">
          <table:table-cell office:value-type="float" office:value="5.5097829999999997" table:style-name="ce2">
            <text:p>5.509783</text:p>
          </table:table-cell>
          <table:table-cell office:value-type="float" office:value="1.9696999999999999E-2" table:style-name="ce2">
            <text:p>0.019697</text:p>
          </table:table-cell>
          <table:table-cell table:style-name="ce2"/>
          <table:table-cell office:value-type="float" office:value="3.87971809E-4" table:formula="of:=POWER(([.B1103]-[.C1103]);2)" table:style-name="ce2">
            <text:p>0.000387972</text:p>
          </table:table-cell>
          <table:table-cell table:number-columns-repeated="16380"/>
        </table:table-row>
        <table:table-row table:style-name="ro1">
          <table:table-cell office:value-type="float" office:value="5.5147830000000004" table:style-name="ce2">
            <text:p>5.514783</text:p>
          </table:table-cell>
          <table:table-cell office:value-type="float" office:value="0.52693000000000001" table:style-name="ce2">
            <text:p>0.52693</text:p>
          </table:table-cell>
          <table:table-cell table:style-name="ce2"/>
          <table:table-cell office:value-type="float" office:value="0.2776552249" table:formula="of:=POWER(([.B1104]-[.C1104]);2)" table:style-name="ce2">
            <text:p>0.277655225</text:p>
          </table:table-cell>
          <table:table-cell table:number-columns-repeated="16380"/>
        </table:table-row>
        <table:table-row table:style-name="ro1">
          <table:table-cell office:value-type="float" office:value="5.5197830000000003" table:style-name="ce2">
            <text:p>5.519783</text:p>
          </table:table-cell>
          <table:table-cell office:value-type="float" office:value="-0.30733199999999999" table:style-name="ce2">
            <text:p>-0.307332</text:p>
          </table:table-cell>
          <table:table-cell table:style-name="ce2"/>
          <table:table-cell office:value-type="float" office:value="9.4452958224000003E-2" table:formula="of:=POWER(([.B1105]-[.C1105]);2)" table:style-name="ce2">
            <text:p>0.094452958</text:p>
          </table:table-cell>
          <table:table-cell table:number-columns-repeated="16380"/>
        </table:table-row>
        <table:table-row table:style-name="ro1">
          <table:table-cell office:value-type="float" office:value="5.5247820000000001" table:style-name="ce2">
            <text:p>5.524782</text:p>
          </table:table-cell>
          <table:table-cell office:value-type="float" office:value="1.061971" table:style-name="ce2">
            <text:p>1.061971</text:p>
          </table:table-cell>
          <table:table-cell table:style-name="ce2"/>
          <table:table-cell office:value-type="float" office:value="1.1277824048409999" table:formula="of:=POWER(([.B1106]-[.C1106]);2)" table:style-name="ce2">
            <text:p>1.127782405</text:p>
          </table:table-cell>
          <table:table-cell table:number-columns-repeated="16380"/>
        </table:table-row>
        <table:table-row table:style-name="ro1">
          <table:table-cell office:value-type="float" office:value="5.529782" table:style-name="ce2">
            <text:p>5.529782</text:p>
          </table:table-cell>
          <table:table-cell office:value-type="float" office:value="0.52901200000000004" table:style-name="ce2">
            <text:p>0.529012</text:p>
          </table:table-cell>
          <table:table-cell table:style-name="ce2"/>
          <table:table-cell office:value-type="float" office:value="0.27985369614400002" table:formula="of:=POWER(([.B1107]-[.C1107]);2)" table:style-name="ce2">
            <text:p>0.279853696</text:p>
          </table:table-cell>
          <table:table-cell table:number-columns-repeated="16380"/>
        </table:table-row>
        <table:table-row table:style-name="ro1">
          <table:table-cell office:value-type="float" office:value="5.5347809999999997" table:style-name="ce2">
            <text:p>5.534781</text:p>
          </table:table-cell>
          <table:table-cell office:value-type="float" office:value="-0.32550099999999998" table:style-name="ce2">
            <text:p>-0.325501</text:p>
          </table:table-cell>
          <table:table-cell table:style-name="ce2"/>
          <table:table-cell office:value-type="float" office:value="0.10595090100099999" table:formula="of:=POWER(([.B1108]-[.C1108]);2)" table:style-name="ce2">
            <text:p>0.105950901</text:p>
          </table:table-cell>
          <table:table-cell table:number-columns-repeated="16380"/>
        </table:table-row>
        <table:table-row table:style-name="ro1">
          <table:table-cell office:value-type="float" office:value="5.5397809999999996" table:style-name="ce2">
            <text:p>5.539781</text:p>
          </table:table-cell>
          <table:table-cell office:value-type="float" office:value="0.133516" table:style-name="ce2">
            <text:p>0.133516</text:p>
          </table:table-cell>
          <table:table-cell table:style-name="ce2"/>
          <table:table-cell office:value-type="float" office:value="1.7826522256E-2" table:formula="of:=POWER(([.B1109]-[.C1109]);2)" table:style-name="ce2">
            <text:p>0.017826522</text:p>
          </table:table-cell>
          <table:table-cell table:number-columns-repeated="16380"/>
        </table:table-row>
        <table:table-row table:style-name="ro1">
          <table:table-cell office:value-type="float" office:value="5.5447810000000004" table:style-name="ce2">
            <text:p>5.544781</text:p>
          </table:table-cell>
          <table:table-cell office:value-type="float" office:value="-0.14988899999999999" table:style-name="ce2">
            <text:p>-0.149889</text:p>
          </table:table-cell>
          <table:table-cell table:style-name="ce2"/>
          <table:table-cell office:value-type="float" office:value="2.2466712320999997E-2" table:formula="of:=POWER(([.B1110]-[.C1110]);2)" table:style-name="ce2">
            <text:p>0.022466712</text:p>
          </table:table-cell>
          <table:table-cell table:number-columns-repeated="16380"/>
        </table:table-row>
        <table:table-row table:style-name="ro1">
          <table:table-cell office:value-type="float" office:value="5.5497800000000002" table:style-name="ce2">
            <text:p>5.54978</text:p>
          </table:table-cell>
          <table:table-cell office:value-type="float" office:value="-1.3538650000000001" table:style-name="ce2">
            <text:p>-1.353865</text:p>
          </table:table-cell>
          <table:table-cell table:style-name="ce2"/>
          <table:table-cell office:value-type="float" office:value="1.8329504382250004" table:formula="of:=POWER(([.B1111]-[.C1111]);2)" table:style-name="ce2">
            <text:p>1.832950438</text:p>
          </table:table-cell>
          <table:table-cell table:number-columns-repeated="16380"/>
        </table:table-row>
        <table:table-row table:style-name="ro1">
          <table:table-cell office:value-type="float" office:value="5.5547800000000001" table:style-name="ce2">
            <text:p>5.55478</text:p>
          </table:table-cell>
          <table:table-cell office:value-type="float" office:value="0.16095699999999999" table:style-name="ce2">
            <text:p>0.160957</text:p>
          </table:table-cell>
          <table:table-cell table:style-name="ce2"/>
          <table:table-cell office:value-type="float" office:value="2.5907155848999996E-2" table:formula="of:=POWER(([.B1112]-[.C1112]);2)" table:style-name="ce2">
            <text:p>0.025907156</text:p>
          </table:table-cell>
          <table:table-cell table:number-columns-repeated="16380"/>
        </table:table-row>
        <table:table-row table:style-name="ro1">
          <table:table-cell office:value-type="float" office:value="5.5597799999999999" table:style-name="ce2">
            <text:p>5.55978</text:p>
          </table:table-cell>
          <table:table-cell office:value-type="float" office:value="-0.150118" table:style-name="ce2">
            <text:p>-0.150118</text:p>
          </table:table-cell>
          <table:table-cell table:style-name="ce2"/>
          <table:table-cell office:value-type="float" office:value="2.2535413923999999E-2" table:formula="of:=POWER(([.B1113]-[.C1113]);2)" table:style-name="ce2">
            <text:p>0.022535414</text:p>
          </table:table-cell>
          <table:table-cell table:number-columns-repeated="16380"/>
        </table:table-row>
        <table:table-row table:style-name="ro1">
          <table:table-cell office:value-type="float" office:value="5.5647789999999997" table:style-name="ce2">
            <text:p>5.564779</text:p>
          </table:table-cell>
          <table:table-cell office:value-type="float" office:value="-2.7673E-2" table:style-name="ce2">
            <text:p>-0.027673</text:p>
          </table:table-cell>
          <table:table-cell table:style-name="ce2"/>
          <table:table-cell office:value-type="float" office:value="7.6579492899999995E-4" table:formula="of:=POWER(([.B1114]-[.C1114]);2)" table:style-name="ce2">
            <text:p>0.000765795</text:p>
          </table:table-cell>
          <table:table-cell table:number-columns-repeated="16380"/>
        </table:table-row>
        <table:table-row table:style-name="ro1">
          <table:table-cell office:value-type="float" office:value="5.5697789999999996" table:style-name="ce2">
            <text:p>5.569779</text:p>
          </table:table-cell>
          <table:table-cell office:value-type="float" office:value="-0.21252499999999999" table:style-name="ce2">
            <text:p>-0.212525</text:p>
          </table:table-cell>
          <table:table-cell table:style-name="ce2"/>
          <table:table-cell office:value-type="float" office:value="4.5166875624999998E-2" table:formula="of:=POWER(([.B1115]-[.C1115]);2)" table:style-name="ce2">
            <text:p>0.045166876</text:p>
          </table:table-cell>
          <table:table-cell table:number-columns-repeated="16380"/>
        </table:table-row>
        <table:table-row table:style-name="ro1">
          <table:table-cell office:value-type="float" office:value="5.5747790000000004" table:style-name="ce2">
            <text:p>5.574779</text:p>
          </table:table-cell>
          <table:table-cell office:value-type="float" office:value="-0.295489" table:style-name="ce2">
            <text:p>-0.295489</text:p>
          </table:table-cell>
          <table:table-cell table:style-name="ce2"/>
          <table:table-cell office:value-type="float" office:value="8.7313749120999998E-2" table:formula="of:=POWER(([.B1116]-[.C1116]);2)" table:style-name="ce2">
            <text:p>0.087313749</text:p>
          </table:table-cell>
          <table:table-cell table:number-columns-repeated="16380"/>
        </table:table-row>
        <table:table-row table:style-name="ro1">
          <table:table-cell office:value-type="float" office:value="5.5797780000000001" table:style-name="ce2">
            <text:p>5.579778</text:p>
          </table:table-cell>
          <table:table-cell office:value-type="float" office:value="-0.51963300000000001" table:style-name="ce2">
            <text:p>-0.519633</text:p>
          </table:table-cell>
          <table:table-cell table:style-name="ce2"/>
          <table:table-cell office:value-type="float" office:value="0.27001845468899999" table:formula="of:=POWER(([.B1117]-[.C1117]);2)" table:style-name="ce2">
            <text:p>0.270018455</text:p>
          </table:table-cell>
          <table:table-cell table:number-columns-repeated="16380"/>
        </table:table-row>
        <table:table-row table:style-name="ro1">
          <table:table-cell office:value-type="float" office:value="5.584778" table:style-name="ce2">
            <text:p>5.584778</text:p>
          </table:table-cell>
          <table:table-cell office:value-type="float" office:value="-0.50220799999999999" table:style-name="ce2">
            <text:p>-0.502208</text:p>
          </table:table-cell>
          <table:table-cell table:style-name="ce2"/>
          <table:table-cell office:value-type="float" office:value="0.25221287526399999" table:formula="of:=POWER(([.B1118]-[.C1118]);2)" table:style-name="ce2">
            <text:p>0.252212875</text:p>
          </table:table-cell>
          <table:table-cell table:number-columns-repeated="16380"/>
        </table:table-row>
        <table:table-row table:style-name="ro1">
          <table:table-cell office:value-type="float" office:value="5.5897769999999998" table:style-name="ce2">
            <text:p>5.589777</text:p>
          </table:table-cell>
          <table:table-cell office:value-type="float" office:value="-0.58092900000000003" table:style-name="ce2">
            <text:p>-0.580929</text:p>
          </table:table-cell>
          <table:table-cell table:style-name="ce2"/>
          <table:table-cell office:value-type="float" office:value="0.33747850304100002" table:formula="of:=POWER(([.B1119]-[.C1119]);2)" table:style-name="ce2">
            <text:p>0.337478503</text:p>
          </table:table-cell>
          <table:table-cell table:number-columns-repeated="16380"/>
        </table:table-row>
        <table:table-row table:style-name="ro1">
          <table:table-cell office:value-type="float" office:value="5.5947769999999997" table:style-name="ce2">
            <text:p>5.594777</text:p>
          </table:table-cell>
          <table:table-cell office:value-type="float" office:value="0.16059000000000001" table:style-name="ce2">
            <text:p>0.16059</text:p>
          </table:table-cell>
          <table:table-cell table:style-name="ce2"/>
          <table:table-cell office:value-type="float" office:value="2.5789148100000003E-2" table:formula="of:=POWER(([.B1120]-[.C1120]);2)" table:style-name="ce2">
            <text:p>0.025789148</text:p>
          </table:table-cell>
          <table:table-cell table:number-columns-repeated="16380"/>
        </table:table-row>
        <table:table-row table:style-name="ro1">
          <table:table-cell office:value-type="float" office:value="5.5997769999999996" table:style-name="ce2">
            <text:p>5.599777</text:p>
          </table:table-cell>
          <table:table-cell office:value-type="float" office:value="5.1964999999999997E-2" table:style-name="ce2">
            <text:p>0.051965</text:p>
          </table:table-cell>
          <table:table-cell table:style-name="ce2"/>
          <table:table-cell office:value-type="float" office:value="2.7003612249999996E-3" table:formula="of:=POWER(([.B1121]-[.C1121]);2)" table:style-name="ce2">
            <text:p>0.002700361</text:p>
          </table:table-cell>
          <table:table-cell table:number-columns-repeated="16380"/>
        </table:table-row>
        <table:table-row table:style-name="ro1">
          <table:table-cell office:value-type="float" office:value="5.6047760000000002" table:style-name="ce2">
            <text:p>5.604776</text:p>
          </table:table-cell>
          <table:table-cell office:value-type="float" office:value="-5.4244000000000001E-2" table:style-name="ce2">
            <text:p>-0.054244</text:p>
          </table:table-cell>
          <table:table-cell table:style-name="ce2"/>
          <table:table-cell office:value-type="float" office:value="2.9424115360000003E-3" table:formula="of:=POWER(([.B1122]-[.C1122]);2)" table:style-name="ce2">
            <text:p>0.002942412</text:p>
          </table:table-cell>
          <table:table-cell table:number-columns-repeated="16380"/>
        </table:table-row>
        <table:table-row table:style-name="ro1">
          <table:table-cell office:value-type="float" office:value="5.6097760000000001" table:style-name="ce2">
            <text:p>5.609776</text:p>
          </table:table-cell>
          <table:table-cell office:value-type="float" office:value="-0.30164400000000002" table:style-name="ce2">
            <text:p>-0.301644</text:p>
          </table:table-cell>
          <table:table-cell table:style-name="ce2"/>
          <table:table-cell office:value-type="float" office:value="9.0989102736000013E-2" table:formula="of:=POWER(([.B1123]-[.C1123]);2)" table:style-name="ce2">
            <text:p>0.090989103</text:p>
          </table:table-cell>
          <table:table-cell table:number-columns-repeated="16380"/>
        </table:table-row>
        <table:table-row table:style-name="ro1">
          <table:table-cell office:value-type="float" office:value="5.614776" table:style-name="ce2">
            <text:p>5.614776</text:p>
          </table:table-cell>
          <table:table-cell office:value-type="float" office:value="-4.4026000000000003E-2" table:style-name="ce2">
            <text:p>-0.044026</text:p>
          </table:table-cell>
          <table:table-cell table:style-name="ce2"/>
          <table:table-cell office:value-type="float" office:value="1.9382886760000002E-3" table:formula="of:=POWER(([.B1124]-[.C1124]);2)" table:style-name="ce2">
            <text:p>0.001938289</text:p>
          </table:table-cell>
          <table:table-cell table:number-columns-repeated="16380"/>
        </table:table-row>
        <table:table-row table:style-name="ro1">
          <table:table-cell office:value-type="float" office:value="5.6197749999999997" table:style-name="ce2">
            <text:p>5.619775</text:p>
          </table:table-cell>
          <table:table-cell office:value-type="float" office:value="-1.2399070000000001" table:style-name="ce2">
            <text:p>-1.239907</text:p>
          </table:table-cell>
          <table:table-cell table:style-name="ce2"/>
          <table:table-cell office:value-type="float" office:value="1.5373693686490002" table:formula="of:=POWER(([.B1125]-[.C1125]);2)" table:style-name="ce2">
            <text:p>1.537369369</text:p>
          </table:table-cell>
          <table:table-cell table:number-columns-repeated="16380"/>
        </table:table-row>
        <table:table-row table:style-name="ro1">
          <table:table-cell office:value-type="float" office:value="5.6247749999999996" table:style-name="ce2">
            <text:p>5.624775</text:p>
          </table:table-cell>
          <table:table-cell office:value-type="float" office:value="-8.8480000000000003E-2" table:style-name="ce2">
            <text:p>-0.08848</text:p>
          </table:table-cell>
          <table:table-cell table:style-name="ce2"/>
          <table:table-cell office:value-type="float" office:value="7.828710400000001E-3" table:formula="of:=POWER(([.B1126]-[.C1126]);2)" table:style-name="ce2">
            <text:p>0.00782871</text:p>
          </table:table-cell>
          <table:table-cell table:number-columns-repeated="16380"/>
        </table:table-row>
        <table:table-row table:style-name="ro1">
          <table:table-cell office:value-type="float" office:value="5.6297750000000004" table:style-name="ce2">
            <text:p>5.629775</text:p>
          </table:table-cell>
          <table:table-cell office:value-type="float" office:value="-0.32788899999999999" table:style-name="ce2">
            <text:p>-0.327889</text:p>
          </table:table-cell>
          <table:table-cell table:style-name="ce2"/>
          <table:table-cell office:value-type="float" office:value="0.10751119632099999" table:formula="of:=POWER(([.B1127]-[.C1127]);2)" table:style-name="ce2">
            <text:p>0.107511196</text:p>
          </table:table-cell>
          <table:table-cell table:number-columns-repeated="16380"/>
        </table:table-row>
        <table:table-row table:style-name="ro1">
          <table:table-cell office:value-type="float" office:value="5.6347740000000002" table:style-name="ce2">
            <text:p>5.634774</text:p>
          </table:table-cell>
          <table:table-cell office:value-type="float" office:value="5.4650999999999998E-2" table:style-name="ce2">
            <text:p>0.054651</text:p>
          </table:table-cell>
          <table:table-cell table:style-name="ce2"/>
          <table:table-cell office:value-type="float" office:value="2.9867318009999997E-3" table:formula="of:=POWER(([.B1128]-[.C1128]);2)" table:style-name="ce2">
            <text:p>0.002986732</text:p>
          </table:table-cell>
          <table:table-cell table:number-columns-repeated="16380"/>
        </table:table-row>
        <table:table-row table:style-name="ro1">
          <table:table-cell office:value-type="float" office:value="5.6397740000000001" table:style-name="ce2">
            <text:p>5.639774</text:p>
          </table:table-cell>
          <table:table-cell office:value-type="float" office:value="-7.6214000000000004E-2" table:style-name="ce2">
            <text:p>-0.076214</text:p>
          </table:table-cell>
          <table:table-cell table:style-name="ce2"/>
          <table:table-cell office:value-type="float" office:value="5.8085737960000003E-3" table:formula="of:=POWER(([.B1129]-[.C1129]);2)" table:style-name="ce2">
            <text:p>0.005808574</text:p>
          </table:table-cell>
          <table:table-cell table:number-columns-repeated="16380"/>
        </table:table-row>
        <table:table-row table:style-name="ro1">
          <table:table-cell office:value-type="float" office:value="5.6447729999999998" table:style-name="ce2">
            <text:p>5.644773</text:p>
          </table:table-cell>
          <table:table-cell office:value-type="float" office:value="2.3049E-2" table:style-name="ce2">
            <text:p>0.023049</text:p>
          </table:table-cell>
          <table:table-cell table:style-name="ce2"/>
          <table:table-cell office:value-type="float" office:value="5.3125640100000005E-4" table:formula="of:=POWER(([.B1130]-[.C1130]);2)" table:style-name="ce2">
            <text:p>0.000531256</text:p>
          </table:table-cell>
          <table:table-cell table:number-columns-repeated="16380"/>
        </table:table-row>
        <table:table-row table:style-name="ro1">
          <table:table-cell office:value-type="float" office:value="5.6497729999999997" table:style-name="ce2">
            <text:p>5.649773</text:p>
          </table:table-cell>
          <table:table-cell office:value-type="float" office:value="-0.59467800000000004" table:style-name="ce2">
            <text:p>-0.594678</text:p>
          </table:table-cell>
          <table:table-cell table:style-name="ce2"/>
          <table:table-cell office:value-type="float" office:value="0.35364192368400005" table:formula="of:=POWER(([.B1131]-[.C1131]);2)" table:style-name="ce2">
            <text:p>0.353641924</text:p>
          </table:table-cell>
          <table:table-cell table:number-columns-repeated="16380"/>
        </table:table-row>
        <table:table-row table:style-name="ro1">
          <table:table-cell office:value-type="float" office:value="5.6547729999999996" table:style-name="ce2">
            <text:p>5.654773</text:p>
          </table:table-cell>
          <table:table-cell office:value-type="float" office:value="0.34279399999999999" table:style-name="ce2">
            <text:p>0.342794</text:p>
          </table:table-cell>
          <table:table-cell table:style-name="ce2"/>
          <table:table-cell office:value-type="float" office:value="0.11750772643599999" table:formula="of:=POWER(([.B1132]-[.C1132]);2)" table:style-name="ce2">
            <text:p>0.117507726</text:p>
          </table:table-cell>
          <table:table-cell table:number-columns-repeated="16380"/>
        </table:table-row>
        <table:table-row table:style-name="ro1">
          <table:table-cell office:value-type="float" office:value="5.6597720000000002" table:style-name="ce2">
            <text:p>5.659772</text:p>
          </table:table-cell>
          <table:table-cell office:value-type="float" office:value="0.15304300000000001" table:style-name="ce2">
            <text:p>0.153043</text:p>
          </table:table-cell>
          <table:table-cell table:style-name="ce2"/>
          <table:table-cell office:value-type="float" office:value="2.3422159849000004E-2" table:formula="of:=POWER(([.B1133]-[.C1133]);2)" table:style-name="ce2">
            <text:p>0.02342216</text:p>
          </table:table-cell>
          <table:table-cell table:number-columns-repeated="16380"/>
        </table:table-row>
        <table:table-row table:style-name="ro1">
          <table:table-cell office:value-type="float" office:value="5.6647720000000001" table:style-name="ce2">
            <text:p>5.664772</text:p>
          </table:table-cell>
          <table:table-cell office:value-type="float" office:value="-0.18251400000000001" table:style-name="ce2">
            <text:p>-0.182514</text:p>
          </table:table-cell>
          <table:table-cell table:style-name="ce2"/>
          <table:table-cell office:value-type="float" office:value="3.3311360196000006E-2" table:formula="of:=POWER(([.B1134]-[.C1134]);2)" table:style-name="ce2">
            <text:p>0.03331136</text:p>
          </table:table-cell>
          <table:table-cell table:number-columns-repeated="16380"/>
        </table:table-row>
        <table:table-row table:style-name="ro1">
          <table:table-cell office:value-type="float" office:value="5.669772" table:style-name="ce2">
            <text:p>5.669772</text:p>
          </table:table-cell>
          <table:table-cell office:value-type="float" office:value="-0.75892800000000005" table:style-name="ce2">
            <text:p>-0.758928</text:p>
          </table:table-cell>
          <table:table-cell table:style-name="ce2"/>
          <table:table-cell office:value-type="float" office:value="0.57597170918400009" table:formula="of:=POWER(([.B1135]-[.C1135]);2)" table:style-name="ce2">
            <text:p>0.575971709</text:p>
          </table:table-cell>
          <table:table-cell table:number-columns-repeated="16380"/>
        </table:table-row>
        <table:table-row table:style-name="ro1">
          <table:table-cell office:value-type="float" office:value="5.6747709999999998" table:style-name="ce2">
            <text:p>5.674771</text:p>
          </table:table-cell>
          <table:table-cell office:value-type="float" office:value="1.6302000000000001E-2" table:style-name="ce2">
            <text:p>0.016302</text:p>
          </table:table-cell>
          <table:table-cell table:style-name="ce2"/>
          <table:table-cell office:value-type="float" office:value="2.65755204E-4" table:formula="of:=POWER(([.B1136]-[.C1136]);2)" table:style-name="ce2">
            <text:p>0.000265755</text:p>
          </table:table-cell>
          <table:table-cell table:number-columns-repeated="16380"/>
        </table:table-row>
        <table:table-row table:style-name="ro1">
          <table:table-cell office:value-type="float" office:value="5.6797709999999997" table:style-name="ce2">
            <text:p>5.679771</text:p>
          </table:table-cell>
          <table:table-cell office:value-type="float" office:value="-0.196495" table:style-name="ce2">
            <text:p>-0.196495</text:p>
          </table:table-cell>
          <table:table-cell table:style-name="ce2"/>
          <table:table-cell office:value-type="float" office:value="3.8610285025000003E-2" table:formula="of:=POWER(([.B1137]-[.C1137]);2)" table:style-name="ce2">
            <text:p>0.038610285</text:p>
          </table:table-cell>
          <table:table-cell table:number-columns-repeated="16380"/>
        </table:table-row>
        <table:table-row table:style-name="ro1">
          <table:table-cell office:value-type="float" office:value="5.6847709999999996" table:style-name="ce2">
            <text:p>5.684771</text:p>
          </table:table-cell>
          <table:table-cell office:value-type="float" office:value="1.12239" table:style-name="ce2">
            <text:p>1.12239</text:p>
          </table:table-cell>
          <table:table-cell table:style-name="ce2"/>
          <table:table-cell office:value-type="float" office:value="1.2597593120999999" table:formula="of:=POWER(([.B1138]-[.C1138]);2)" table:style-name="ce2">
            <text:p>1.259759312</text:p>
          </table:table-cell>
          <table:table-cell table:number-columns-repeated="16380"/>
        </table:table-row>
        <table:table-row table:style-name="ro1">
          <table:table-cell office:value-type="float" office:value="5.6897700000000002" table:style-name="ce2">
            <text:p>5.68977</text:p>
          </table:table-cell>
          <table:table-cell office:value-type="float" office:value="-0.32722499999999999" table:style-name="ce2">
            <text:p>-0.327225</text:p>
          </table:table-cell>
          <table:table-cell table:style-name="ce2"/>
          <table:table-cell office:value-type="float" office:value="0.10707620062499999" table:formula="of:=POWER(([.B1139]-[.C1139]);2)" table:style-name="ce2">
            <text:p>0.107076201</text:p>
          </table:table-cell>
          <table:table-cell table:number-columns-repeated="16380"/>
        </table:table-row>
        <table:table-row table:style-name="ro1">
          <table:table-cell office:value-type="float" office:value="5.6947700000000001" table:style-name="ce2">
            <text:p>5.69477</text:p>
          </table:table-cell>
          <table:table-cell office:value-type="float" office:value="0.53295199999999998" table:style-name="ce2">
            <text:p>0.532952</text:p>
          </table:table-cell>
          <table:table-cell table:style-name="ce2"/>
          <table:table-cell office:value-type="float" office:value="0.28403783430399998" table:formula="of:=POWER(([.B1140]-[.C1140]);2)" table:style-name="ce2">
            <text:p>0.284037834</text:p>
          </table:table-cell>
          <table:table-cell table:number-columns-repeated="16380"/>
        </table:table-row>
        <table:table-row table:style-name="ro1">
          <table:table-cell office:value-type="float" office:value="5.6997689999999999" table:style-name="ce2">
            <text:p>5.699769</text:p>
          </table:table-cell>
          <table:table-cell office:value-type="float" office:value="0.47746499999999997" table:style-name="ce2">
            <text:p>0.477465</text:p>
          </table:table-cell>
          <table:table-cell table:style-name="ce2"/>
          <table:table-cell office:value-type="float" office:value="0.22797282622499998" table:formula="of:=POWER(([.B1141]-[.C1141]);2)" table:style-name="ce2">
            <text:p>0.227972826</text:p>
          </table:table-cell>
          <table:table-cell table:number-columns-repeated="16380"/>
        </table:table-row>
        <table:table-row table:style-name="ro1">
          <table:table-cell office:value-type="float" office:value="5.7047689999999998" table:style-name="ce2">
            <text:p>5.704769</text:p>
          </table:table-cell>
          <table:table-cell office:value-type="float" office:value="-0.455063" table:style-name="ce2">
            <text:p>-0.455063</text:p>
          </table:table-cell>
          <table:table-cell table:style-name="ce2"/>
          <table:table-cell office:value-type="float" office:value="0.207082333969" table:formula="of:=POWER(([.B1142]-[.C1142]);2)" table:style-name="ce2">
            <text:p>0.207082334</text:p>
          </table:table-cell>
          <table:table-cell table:number-columns-repeated="16380"/>
        </table:table-row>
        <table:table-row table:style-name="ro1">
          <table:table-cell office:value-type="float" office:value="5.7097689999999997" table:style-name="ce2">
            <text:p>5.709769</text:p>
          </table:table-cell>
          <table:table-cell office:value-type="float" office:value="-1.347504" table:style-name="ce2">
            <text:p>-1.347504</text:p>
          </table:table-cell>
          <table:table-cell table:style-name="ce2"/>
          <table:table-cell office:value-type="float" office:value="1.815767030016" table:formula="of:=POWER(([.B1143]-[.C1143]);2)" table:style-name="ce2">
            <text:p>1.81576703</text:p>
          </table:table-cell>
          <table:table-cell table:number-columns-repeated="16380"/>
        </table:table-row>
        <table:table-row table:style-name="ro1">
          <table:table-cell office:value-type="float" office:value="5.7147680000000003" table:style-name="ce2">
            <text:p>5.714768</text:p>
          </table:table-cell>
          <table:table-cell office:value-type="float" office:value="0.97197500000000003" table:style-name="ce2">
            <text:p>0.971975</text:p>
          </table:table-cell>
          <table:table-cell table:style-name="ce2"/>
          <table:table-cell office:value-type="float" office:value="0.94473540062500005" table:formula="of:=POWER(([.B1144]-[.C1144]);2)" table:style-name="ce2">
            <text:p>0.944735401</text:p>
          </table:table-cell>
          <table:table-cell table:number-columns-repeated="16380"/>
        </table:table-row>
        <table:table-row table:style-name="ro1">
          <table:table-cell office:value-type="float" office:value="5.7197680000000002" table:style-name="ce2">
            <text:p>5.719768</text:p>
          </table:table-cell>
          <table:table-cell office:value-type="float" office:value="-0.65437400000000001" table:style-name="ce2">
            <text:p>-0.654374</text:p>
          </table:table-cell>
          <table:table-cell table:style-name="ce2"/>
          <table:table-cell office:value-type="float" office:value="0.42820533187600002" table:formula="of:=POWER(([.B1145]-[.C1145]);2)" table:style-name="ce2">
            <text:p>0.428205332</text:p>
          </table:table-cell>
          <table:table-cell table:number-columns-repeated="16380"/>
        </table:table-row>
        <table:table-row table:style-name="ro1">
          <table:table-cell office:value-type="float" office:value="5.7247680000000001" table:style-name="ce2">
            <text:p>5.724768</text:p>
          </table:table-cell>
          <table:table-cell office:value-type="float" office:value="0.64199899999999999" table:style-name="ce2">
            <text:p>0.641999</text:p>
          </table:table-cell>
          <table:table-cell table:style-name="ce2"/>
          <table:table-cell office:value-type="float" office:value="0.41216271600099996" table:formula="of:=POWER(([.B1146]-[.C1146]);2)" table:style-name="ce2">
            <text:p>0.412162716</text:p>
          </table:table-cell>
          <table:table-cell table:number-columns-repeated="16380"/>
        </table:table-row>
        <table:table-row table:style-name="ro1">
          <table:table-cell office:value-type="float" office:value="5.7297669999999998" table:style-name="ce2">
            <text:p>5.729767</text:p>
          </table:table-cell>
          <table:table-cell office:value-type="float" office:value="-0.16894799999999999" table:style-name="ce2">
            <text:p>-0.168948</text:p>
          </table:table-cell>
          <table:table-cell table:style-name="ce2"/>
          <table:table-cell office:value-type="float" office:value="2.8543426703999994E-2" table:formula="of:=POWER(([.B1147]-[.C1147]);2)" table:style-name="ce2">
            <text:p>0.028543427</text:p>
          </table:table-cell>
          <table:table-cell table:number-columns-repeated="16380"/>
        </table:table-row>
        <table:table-row table:style-name="ro1">
          <table:table-cell office:value-type="float" office:value="5.7347669999999997" table:style-name="ce2">
            <text:p>5.734767</text:p>
          </table:table-cell>
          <table:table-cell office:value-type="float" office:value="-9.0303999999999995E-2" table:style-name="ce2">
            <text:p>-0.090304</text:p>
          </table:table-cell>
          <table:table-cell table:style-name="ce2"/>
          <table:table-cell office:value-type="float" office:value="8.1548124159999992E-3" table:formula="of:=POWER(([.B1148]-[.C1148]);2)" table:style-name="ce2">
            <text:p>0.008154812</text:p>
          </table:table-cell>
          <table:table-cell table:number-columns-repeated="16380"/>
        </table:table-row>
        <table:table-row table:style-name="ro1">
          <table:table-cell office:value-type="float" office:value="5.7397669999999996" table:style-name="ce2">
            <text:p>5.739767</text:p>
          </table:table-cell>
          <table:table-cell office:value-type="float" office:value="0.310971" table:style-name="ce2">
            <text:p>0.310971</text:p>
          </table:table-cell>
          <table:table-cell table:style-name="ce2"/>
          <table:table-cell office:value-type="float" office:value="9.6702962840999995E-2" table:formula="of:=POWER(([.B1149]-[.C1149]);2)" table:style-name="ce2">
            <text:p>0.096702963</text:p>
          </table:table-cell>
          <table:table-cell table:number-columns-repeated="16380"/>
        </table:table-row>
        <table:table-row table:style-name="ro1">
          <table:table-cell office:value-type="float" office:value="5.7447660000000003" table:style-name="ce2">
            <text:p>5.744766</text:p>
          </table:table-cell>
          <table:table-cell office:value-type="float" office:value="-0.65081100000000003" table:style-name="ce2">
            <text:p>-0.650811</text:p>
          </table:table-cell>
          <table:table-cell table:style-name="ce2"/>
          <table:table-cell office:value-type="float" office:value="0.42355495772100005" table:formula="of:=POWER(([.B1150]-[.C1150]);2)" table:style-name="ce2">
            <text:p>0.423554958</text:p>
          </table:table-cell>
          <table:table-cell table:number-columns-repeated="16380"/>
        </table:table-row>
        <table:table-row table:style-name="ro1">
          <table:table-cell office:value-type="float" office:value="5.7497660000000002" table:style-name="ce2">
            <text:p>5.749766</text:p>
          </table:table-cell>
          <table:table-cell office:value-type="float" office:value="-0.42393799999999998" table:style-name="ce2">
            <text:p>-0.423938</text:p>
          </table:table-cell>
          <table:table-cell table:style-name="ce2"/>
          <table:table-cell office:value-type="float" office:value="0.17972342784399997" table:formula="of:=POWER(([.B1151]-[.C1151]);2)" table:style-name="ce2">
            <text:p>0.179723428</text:p>
          </table:table-cell>
          <table:table-cell table:number-columns-repeated="16380"/>
        </table:table-row>
        <table:table-row table:style-name="ro1">
          <table:table-cell office:value-type="float" office:value="5.754766" table:style-name="ce2">
            <text:p>5.754766</text:p>
          </table:table-cell>
          <table:table-cell office:value-type="float" office:value="-0.76900400000000002" table:style-name="ce2">
            <text:p>-0.769004</text:p>
          </table:table-cell>
          <table:table-cell table:style-name="ce2"/>
          <table:table-cell office:value-type="float" office:value="0.59136715201599999" table:formula="of:=POWER(([.B1152]-[.C1152]);2)" table:style-name="ce2">
            <text:p>0.591367152</text:p>
          </table:table-cell>
          <table:table-cell table:number-columns-repeated="16380"/>
        </table:table-row>
        <table:table-row table:style-name="ro1">
          <table:table-cell office:value-type="float" office:value="5.7597649999999998" table:style-name="ce2">
            <text:p>5.759765</text:p>
          </table:table-cell>
          <table:table-cell office:value-type="float" office:value="0.109142" table:style-name="ce2">
            <text:p>0.109142</text:p>
          </table:table-cell>
          <table:table-cell table:style-name="ce2"/>
          <table:table-cell office:value-type="float" office:value="1.1911976164000001E-2" table:formula="of:=POWER(([.B1153]-[.C1153]);2)" table:style-name="ce2">
            <text:p>0.011911976</text:p>
          </table:table-cell>
          <table:table-cell table:number-columns-repeated="16380"/>
        </table:table-row>
        <table:table-row table:style-name="ro1">
          <table:table-cell office:value-type="float" office:value="5.7647649999999997" table:style-name="ce2">
            <text:p>5.764765</text:p>
          </table:table-cell>
          <table:table-cell office:value-type="float" office:value="-0.61295500000000003" table:style-name="ce2">
            <text:p>-0.612955</text:p>
          </table:table-cell>
          <table:table-cell table:style-name="ce2"/>
          <table:table-cell office:value-type="float" office:value="0.37571383202500003" table:formula="of:=POWER(([.B1154]-[.C1154]);2)" table:style-name="ce2">
            <text:p>0.375713832</text:p>
          </table:table-cell>
          <table:table-cell table:number-columns-repeated="16380"/>
        </table:table-row>
        <table:table-row table:style-name="ro1">
          <table:table-cell office:value-type="float" office:value="5.7697640000000003" table:style-name="ce2">
            <text:p>5.769764</text:p>
          </table:table-cell>
          <table:table-cell office:value-type="float" office:value="-0.47225499999999998" table:style-name="ce2">
            <text:p>-0.472255</text:p>
          </table:table-cell>
          <table:table-cell table:style-name="ce2"/>
          <table:table-cell office:value-type="float" office:value="0.22302478502499998" table:formula="of:=POWER(([.B1155]-[.C1155]);2)" table:style-name="ce2">
            <text:p>0.223024785</text:p>
          </table:table-cell>
          <table:table-cell table:number-columns-repeated="16380"/>
        </table:table-row>
        <table:table-row table:style-name="ro1">
          <table:table-cell office:value-type="float" office:value="5.7747640000000002" table:style-name="ce2">
            <text:p>5.774764</text:p>
          </table:table-cell>
          <table:table-cell office:value-type="float" office:value="-0.117285" table:style-name="ce2">
            <text:p>-0.117285</text:p>
          </table:table-cell>
          <table:table-cell table:style-name="ce2"/>
          <table:table-cell office:value-type="float" office:value="1.3755771225E-2" table:formula="of:=POWER(([.B1156]-[.C1156]);2)" table:style-name="ce2">
            <text:p>0.013755771</text:p>
          </table:table-cell>
          <table:table-cell table:number-columns-repeated="16380"/>
        </table:table-row>
        <table:table-row table:style-name="ro1">
          <table:table-cell office:value-type="float" office:value="5.7797640000000001" table:style-name="ce2">
            <text:p>5.779764</text:p>
          </table:table-cell>
          <table:table-cell office:value-type="float" office:value="0.32972200000000002" table:style-name="ce2">
            <text:p>0.329722</text:p>
          </table:table-cell>
          <table:table-cell table:style-name="ce2"/>
          <table:table-cell office:value-type="float" office:value="0.10871659728400002" table:formula="of:=POWER(([.B1157]-[.C1157]);2)" table:style-name="ce2">
            <text:p>0.108716597</text:p>
          </table:table-cell>
          <table:table-cell table:number-columns-repeated="16380"/>
        </table:table-row>
        <table:table-row table:style-name="ro1">
          <table:table-cell office:value-type="float" office:value="5.7847629999999999" table:style-name="ce2">
            <text:p>5.784763</text:p>
          </table:table-cell>
          <table:table-cell office:value-type="float" office:value="1.155011" table:style-name="ce2">
            <text:p>1.155011</text:p>
          </table:table-cell>
          <table:table-cell table:style-name="ce2"/>
          <table:table-cell office:value-type="float" office:value="1.334050410121" table:formula="of:=POWER(([.B1158]-[.C1158]);2)" table:style-name="ce2">
            <text:p>1.33405041</text:p>
          </table:table-cell>
          <table:table-cell table:number-columns-repeated="16380"/>
        </table:table-row>
        <table:table-row table:style-name="ro1">
          <table:table-cell office:value-type="float" office:value="5.7897629999999998" table:style-name="ce2">
            <text:p>5.789763</text:p>
          </table:table-cell>
          <table:table-cell office:value-type="float" office:value="-0.62128700000000003" table:style-name="ce2">
            <text:p>-0.621287</text:p>
          </table:table-cell>
          <table:table-cell table:style-name="ce2"/>
          <table:table-cell office:value-type="float" office:value="0.38599753636900003" table:formula="of:=POWER(([.B1159]-[.C1159]);2)" table:style-name="ce2">
            <text:p>0.385997536</text:p>
          </table:table-cell>
          <table:table-cell table:number-columns-repeated="16380"/>
        </table:table-row>
        <table:table-row table:style-name="ro1">
          <table:table-cell office:value-type="float" office:value="5.7947629999999997" table:style-name="ce2">
            <text:p>5.794763</text:p>
          </table:table-cell>
          <table:table-cell office:value-type="float" office:value="0.24737799999999999" table:style-name="ce2">
            <text:p>0.247378</text:p>
          </table:table-cell>
          <table:table-cell table:style-name="ce2"/>
          <table:table-cell office:value-type="float" office:value="6.1195874883999996E-2" table:formula="of:=POWER(([.B1160]-[.C1160]);2)" table:style-name="ce2">
            <text:p>0.061195875</text:p>
          </table:table-cell>
          <table:table-cell table:number-columns-repeated="16380"/>
        </table:table-row>
        <table:table-row table:style-name="ro1">
          <table:table-cell office:value-type="float" office:value="5.7997620000000003" table:style-name="ce2">
            <text:p>5.799762</text:p>
          </table:table-cell>
          <table:table-cell office:value-type="float" office:value="3.6180000000000001E-3" table:style-name="ce2">
            <text:p>0.003618</text:p>
          </table:table-cell>
          <table:table-cell table:style-name="ce2"/>
          <table:table-cell office:value-type="float" office:value="1.3089924E-5" table:formula="of:=POWER(([.B1161]-[.C1161]);2)" table:style-name="ce2">
            <text:p>1.30899E-05</text:p>
          </table:table-cell>
          <table:table-cell table:number-columns-repeated="16380"/>
        </table:table-row>
        <table:table-row table:style-name="ro1">
          <table:table-cell office:value-type="float" office:value="5.8047620000000002" table:style-name="ce2">
            <text:p>5.804762</text:p>
          </table:table-cell>
          <table:table-cell office:value-type="float" office:value="-7.1725999999999998E-2" table:style-name="ce2">
            <text:p>-0.071726</text:p>
          </table:table-cell>
          <table:table-cell table:style-name="ce2"/>
          <table:table-cell office:value-type="float" office:value="5.1446190760000001E-3" table:formula="of:=POWER(([.B1162]-[.C1162]);2)" table:style-name="ce2">
            <text:p>0.005144619</text:p>
          </table:table-cell>
          <table:table-cell table:number-columns-repeated="16380"/>
        </table:table-row>
        <table:table-row table:style-name="ro1">
          <table:table-cell office:value-type="float" office:value="5.8097620000000001" table:style-name="ce2">
            <text:p>5.809762</text:p>
          </table:table-cell>
          <table:table-cell office:value-type="float" office:value="0.326789" table:style-name="ce2">
            <text:p>0.326789</text:p>
          </table:table-cell>
          <table:table-cell table:style-name="ce2"/>
          <table:table-cell office:value-type="float" office:value="0.10679105052099999" table:formula="of:=POWER(([.B1163]-[.C1163]);2)" table:style-name="ce2">
            <text:p>0.106791051</text:p>
          </table:table-cell>
          <table:table-cell table:number-columns-repeated="16380"/>
        </table:table-row>
        <table:table-row table:style-name="ro1">
          <table:table-cell office:value-type="float" office:value="5.8147609999999998" table:style-name="ce2">
            <text:p>5.814761</text:p>
          </table:table-cell>
          <table:table-cell office:value-type="float" office:value="0.34284500000000001" table:style-name="ce2">
            <text:p>0.342845</text:p>
          </table:table-cell>
          <table:table-cell table:style-name="ce2"/>
          <table:table-cell office:value-type="float" office:value="0.11754269402500001" table:formula="of:=POWER(([.B1164]-[.C1164]);2)" table:style-name="ce2">
            <text:p>0.117542694</text:p>
          </table:table-cell>
          <table:table-cell table:number-columns-repeated="16380"/>
        </table:table-row>
        <table:table-row table:style-name="ro1">
          <table:table-cell office:value-type="float" office:value="5.8197609999999997" table:style-name="ce2">
            <text:p>5.819761</text:p>
          </table:table-cell>
          <table:table-cell office:value-type="float" office:value="-0.59083699999999995" table:style-name="ce2">
            <text:p>-0.590837</text:p>
          </table:table-cell>
          <table:table-cell table:style-name="ce2"/>
          <table:table-cell office:value-type="float" office:value="0.34908836056899994" table:formula="of:=POWER(([.B1165]-[.C1165]);2)" table:style-name="ce2">
            <text:p>0.349088361</text:p>
          </table:table-cell>
          <table:table-cell table:number-columns-repeated="16380"/>
        </table:table-row>
        <table:table-row table:style-name="ro1">
          <table:table-cell office:value-type="float" office:value="5.8247600000000004" table:style-name="ce2">
            <text:p>5.82476</text:p>
          </table:table-cell>
          <table:table-cell office:value-type="float" office:value="0.22350600000000001" table:style-name="ce2">
            <text:p>0.223506</text:p>
          </table:table-cell>
          <table:table-cell table:style-name="ce2"/>
          <table:table-cell office:value-type="float" office:value="4.9954932036000002E-2" table:formula="of:=POWER(([.B1166]-[.C1166]);2)" table:style-name="ce2">
            <text:p>0.049954932</text:p>
          </table:table-cell>
          <table:table-cell table:number-columns-repeated="16380"/>
        </table:table-row>
        <table:table-row table:style-name="ro1">
          <table:table-cell office:value-type="float" office:value="5.8297600000000003" table:style-name="ce2">
            <text:p>5.82976</text:p>
          </table:table-cell>
          <table:table-cell office:value-type="float" office:value="0.204347" table:style-name="ce2">
            <text:p>0.204347</text:p>
          </table:table-cell>
          <table:table-cell table:style-name="ce2"/>
          <table:table-cell office:value-type="float" office:value="4.1757696408999997E-2" table:formula="of:=POWER(([.B1167]-[.C1167]);2)" table:style-name="ce2">
            <text:p>0.041757696</text:p>
          </table:table-cell>
          <table:table-cell table:number-columns-repeated="16380"/>
        </table:table-row>
        <table:table-row table:style-name="ro1">
          <table:table-cell office:value-type="float" office:value="5.8347600000000002" table:style-name="ce2">
            <text:p>5.83476</text:p>
          </table:table-cell>
          <table:table-cell office:value-type="float" office:value="-0.33604699999999998" table:style-name="ce2">
            <text:p>-0.336047</text:p>
          </table:table-cell>
          <table:table-cell table:style-name="ce2"/>
          <table:table-cell office:value-type="float" office:value="0.11292758620899999" table:formula="of:=POWER(([.B1168]-[.C1168]);2)" table:style-name="ce2">
            <text:p>0.112927586</text:p>
          </table:table-cell>
          <table:table-cell table:number-columns-repeated="16380"/>
        </table:table-row>
        <table:table-row table:style-name="ro1">
          <table:table-cell office:value-type="float" office:value="5.8397589999999999" table:style-name="ce2">
            <text:p>5.839759</text:p>
          </table:table-cell>
          <table:table-cell office:value-type="float" office:value="4.7895E-2" table:style-name="ce2">
            <text:p>0.047895</text:p>
          </table:table-cell>
          <table:table-cell table:style-name="ce2"/>
          <table:table-cell office:value-type="float" office:value="2.2939310249999998E-3" table:formula="of:=POWER(([.B1169]-[.C1169]);2)" table:style-name="ce2">
            <text:p>0.002293931</text:p>
          </table:table-cell>
          <table:table-cell table:number-columns-repeated="16380"/>
        </table:table-row>
        <table:table-row table:style-name="ro1">
          <table:table-cell office:value-type="float" office:value="5.8447589999999998" table:style-name="ce2">
            <text:p>5.844759</text:p>
          </table:table-cell>
          <table:table-cell office:value-type="float" office:value="0.352883" table:style-name="ce2">
            <text:p>0.352883</text:p>
          </table:table-cell>
          <table:table-cell table:style-name="ce2"/>
          <table:table-cell office:value-type="float" office:value="0.124526411689" table:formula="of:=POWER(([.B1170]-[.C1170]);2)" table:style-name="ce2">
            <text:p>0.124526412</text:p>
          </table:table-cell>
          <table:table-cell table:number-columns-repeated="16380"/>
        </table:table-row>
        <table:table-row table:style-name="ro1">
          <table:table-cell office:value-type="float" office:value="5.8497589999999997" table:style-name="ce2">
            <text:p>5.849759</text:p>
          </table:table-cell>
          <table:table-cell office:value-type="float" office:value="0.60633700000000001" table:style-name="ce2">
            <text:p>0.606337</text:p>
          </table:table-cell>
          <table:table-cell table:style-name="ce2"/>
          <table:table-cell office:value-type="float" office:value="0.367644557569" table:formula="of:=POWER(([.B1171]-[.C1171]);2)" table:style-name="ce2">
            <text:p>0.367644558</text:p>
          </table:table-cell>
          <table:table-cell table:number-columns-repeated="16380"/>
        </table:table-row>
        <table:table-row table:style-name="ro1">
          <table:table-cell office:value-type="float" office:value="5.8547580000000004" table:style-name="ce2">
            <text:p>5.854758</text:p>
          </table:table-cell>
          <table:table-cell office:value-type="float" office:value="0.74921599999999999" table:style-name="ce2">
            <text:p>0.749216</text:p>
          </table:table-cell>
          <table:table-cell table:style-name="ce2"/>
          <table:table-cell office:value-type="float" office:value="0.56132461465600003" table:formula="of:=POWER(([.B1172]-[.C1172]);2)" table:style-name="ce2">
            <text:p>0.561324615</text:p>
          </table:table-cell>
          <table:table-cell table:number-columns-repeated="16380"/>
        </table:table-row>
        <table:table-row table:style-name="ro1">
          <table:table-cell office:value-type="float" office:value="5.8597580000000002" table:style-name="ce2">
            <text:p>5.859758</text:p>
          </table:table-cell>
          <table:table-cell office:value-type="float" office:value="-1.1317280000000001" table:style-name="ce2">
            <text:p>-1.131728</text:p>
          </table:table-cell>
          <table:table-cell table:style-name="ce2"/>
          <table:table-cell office:value-type="float" office:value="1.2808082659840001" table:formula="of:=POWER(([.B1173]-[.C1173]);2)" table:style-name="ce2">
            <text:p>1.280808266</text:p>
          </table:table-cell>
          <table:table-cell table:number-columns-repeated="16380"/>
        </table:table-row>
        <table:table-row table:style-name="ro1">
          <table:table-cell office:value-type="float" office:value="5.8647580000000001" table:style-name="ce2">
            <text:p>5.864758</text:p>
          </table:table-cell>
          <table:table-cell office:value-type="float" office:value="0.14560400000000001" table:style-name="ce2">
            <text:p>0.145604</text:p>
          </table:table-cell>
          <table:table-cell table:style-name="ce2"/>
          <table:table-cell office:value-type="float" office:value="2.1200524816000002E-2" table:formula="of:=POWER(([.B1174]-[.C1174]);2)" table:style-name="ce2">
            <text:p>0.021200525</text:p>
          </table:table-cell>
          <table:table-cell table:number-columns-repeated="16380"/>
        </table:table-row>
        <table:table-row table:style-name="ro1">
          <table:table-cell office:value-type="float" office:value="5.8697569999999999" table:style-name="ce2">
            <text:p>5.869757</text:p>
          </table:table-cell>
          <table:table-cell office:value-type="float" office:value="1.4017250000000001" table:style-name="ce2">
            <text:p>1.401725</text:p>
          </table:table-cell>
          <table:table-cell table:style-name="ce2"/>
          <table:table-cell office:value-type="float" office:value="1.9648329756250003" table:formula="of:=POWER(([.B1175]-[.C1175]);2)" table:style-name="ce2">
            <text:p>1.964832976</text:p>
          </table:table-cell>
          <table:table-cell table:number-columns-repeated="16380"/>
        </table:table-row>
        <table:table-row table:style-name="ro1">
          <table:table-cell office:value-type="float" office:value="5.8747569999999998" table:style-name="ce2">
            <text:p>5.874757</text:p>
          </table:table-cell>
          <table:table-cell office:value-type="float" office:value="-0.38385900000000001" table:style-name="ce2">
            <text:p>-0.383859</text:p>
          </table:table-cell>
          <table:table-cell table:style-name="ce2"/>
          <table:table-cell office:value-type="float" office:value="0.147347731881" table:formula="of:=POWER(([.B1176]-[.C1176]);2)" table:style-name="ce2">
            <text:p>0.147347732</text:p>
          </table:table-cell>
          <table:table-cell table:number-columns-repeated="16380"/>
        </table:table-row>
        <table:table-row table:style-name="ro1">
          <table:table-cell office:value-type="float" office:value="5.8797560000000004" table:style-name="ce2">
            <text:p>5.879756</text:p>
          </table:table-cell>
          <table:table-cell office:value-type="float" office:value="-0.58636100000000002" table:style-name="ce2">
            <text:p>-0.586361</text:p>
          </table:table-cell>
          <table:table-cell table:style-name="ce2"/>
          <table:table-cell office:value-type="float" office:value="0.34381922232100004" table:formula="of:=POWER(([.B1177]-[.C1177]);2)" table:style-name="ce2">
            <text:p>0.343819222</text:p>
          </table:table-cell>
          <table:table-cell table:number-columns-repeated="16380"/>
        </table:table-row>
        <table:table-row table:style-name="ro1">
          <table:table-cell office:value-type="float" office:value="5.8847560000000003" table:style-name="ce2">
            <text:p>5.884756</text:p>
          </table:table-cell>
          <table:table-cell office:value-type="float" office:value="0.76593100000000003" table:style-name="ce2">
            <text:p>0.765931</text:p>
          </table:table-cell>
          <table:table-cell table:style-name="ce2"/>
          <table:table-cell office:value-type="float" office:value="0.586650296761" table:formula="of:=POWER(([.B1178]-[.C1178]);2)" table:style-name="ce2">
            <text:p>0.586650297</text:p>
          </table:table-cell>
          <table:table-cell table:number-columns-repeated="16380"/>
        </table:table-row>
        <table:table-row table:style-name="ro1">
          <table:table-cell office:value-type="float" office:value="5.8897560000000002" table:style-name="ce2">
            <text:p>5.889756</text:p>
          </table:table-cell>
          <table:table-cell office:value-type="float" office:value="0.31326399999999999" table:style-name="ce2">
            <text:p>0.313264</text:p>
          </table:table-cell>
          <table:table-cell table:style-name="ce2"/>
          <table:table-cell office:value-type="float" office:value="9.8134333695999998E-2" table:formula="of:=POWER(([.B1179]-[.C1179]);2)" table:style-name="ce2">
            <text:p>0.098134334</text:p>
          </table:table-cell>
          <table:table-cell table:number-columns-repeated="16380"/>
        </table:table-row>
        <table:table-row table:style-name="ro1">
          <table:table-cell office:value-type="float" office:value="5.894755" table:style-name="ce2">
            <text:p>5.894755</text:p>
          </table:table-cell>
          <table:table-cell office:value-type="float" office:value="0.56871400000000005" table:style-name="ce2">
            <text:p>0.568714</text:p>
          </table:table-cell>
          <table:table-cell table:style-name="ce2"/>
          <table:table-cell office:value-type="float" office:value="0.32343561379600005" table:formula="of:=POWER(([.B1180]-[.C1180]);2)" table:style-name="ce2">
            <text:p>0.323435614</text:p>
          </table:table-cell>
          <table:table-cell table:number-columns-repeated="16380"/>
        </table:table-row>
        <table:table-row table:style-name="ro1">
          <table:table-cell office:value-type="float" office:value="5.8997549999999999" table:style-name="ce2">
            <text:p>5.899755</text:p>
          </table:table-cell>
          <table:table-cell office:value-type="float" office:value="0.26843699999999998" table:style-name="ce2">
            <text:p>0.268437</text:p>
          </table:table-cell>
          <table:table-cell table:style-name="ce2"/>
          <table:table-cell office:value-type="float" office:value="7.2058422968999988E-2" table:formula="of:=POWER(([.B1181]-[.C1181]);2)" table:style-name="ce2">
            <text:p>0.072058423</text:p>
          </table:table-cell>
          <table:table-cell table:number-columns-repeated="16380"/>
        </table:table-row>
        <table:table-row table:style-name="ro1">
          <table:table-cell office:value-type="float" office:value="5.9047549999999998" table:style-name="ce2">
            <text:p>5.904755</text:p>
          </table:table-cell>
          <table:table-cell office:value-type="float" office:value="-0.50144100000000003" table:style-name="ce2">
            <text:p>-0.501441</text:p>
          </table:table-cell>
          <table:table-cell table:style-name="ce2"/>
          <table:table-cell office:value-type="float" office:value="0.25144307648100001" table:formula="of:=POWER(([.B1182]-[.C1182]);2)" table:style-name="ce2">
            <text:p>0.251443076</text:p>
          </table:table-cell>
          <table:table-cell table:number-columns-repeated="16380"/>
        </table:table-row>
        <table:table-row table:style-name="ro1">
          <table:table-cell office:value-type="float" office:value="5.9097540000000004" table:style-name="ce2">
            <text:p>5.909754</text:p>
          </table:table-cell>
          <table:table-cell office:value-type="float" office:value="0.100899" table:style-name="ce2">
            <text:p>0.100899</text:p>
          </table:table-cell>
          <table:table-cell table:style-name="ce2"/>
          <table:table-cell office:value-type="float" office:value="1.0180608201E-2" table:formula="of:=POWER(([.B1183]-[.C1183]);2)" table:style-name="ce2">
            <text:p>0.010180608</text:p>
          </table:table-cell>
          <table:table-cell table:number-columns-repeated="16380"/>
        </table:table-row>
        <table:table-row table:style-name="ro1">
          <table:table-cell office:value-type="float" office:value="5.9147540000000003" table:style-name="ce2">
            <text:p>5.914754</text:p>
          </table:table-cell>
          <table:table-cell office:value-type="float" office:value="-0.63844000000000001" table:style-name="ce2">
            <text:p>-0.63844</text:p>
          </table:table-cell>
          <table:table-cell table:style-name="ce2"/>
          <table:table-cell office:value-type="float" office:value="0.40760563360000002" table:formula="of:=POWER(([.B1184]-[.C1184]);2)" table:style-name="ce2">
            <text:p>0.407605634</text:p>
          </table:table-cell>
          <table:table-cell table:number-columns-repeated="16380"/>
        </table:table-row>
        <table:table-row table:style-name="ro1">
          <table:table-cell office:value-type="float" office:value="5.9197540000000002" table:style-name="ce2">
            <text:p>5.919754</text:p>
          </table:table-cell>
          <table:table-cell office:value-type="float" office:value="0.24746199999999999" table:style-name="ce2">
            <text:p>0.247462</text:p>
          </table:table-cell>
          <table:table-cell table:style-name="ce2"/>
          <table:table-cell office:value-type="float" office:value="6.1237441443999993E-2" table:formula="of:=POWER(([.B1185]-[.C1185]);2)" table:style-name="ce2">
            <text:p>0.061237441</text:p>
          </table:table-cell>
          <table:table-cell table:number-columns-repeated="16380"/>
        </table:table-row>
        <table:table-row table:style-name="ro1">
          <table:table-cell office:value-type="float" office:value="5.9247529999999999" table:style-name="ce2">
            <text:p>5.924753</text:p>
          </table:table-cell>
          <table:table-cell office:value-type="float" office:value="0.38963900000000001" table:style-name="ce2">
            <text:p>0.389639</text:p>
          </table:table-cell>
          <table:table-cell table:style-name="ce2"/>
          <table:table-cell office:value-type="float" office:value="0.151818550321" table:formula="of:=POWER(([.B1186]-[.C1186]);2)" table:style-name="ce2">
            <text:p>0.15181855</text:p>
          </table:table-cell>
          <table:table-cell table:number-columns-repeated="16380"/>
        </table:table-row>
        <table:table-row table:style-name="ro1">
          <table:table-cell office:value-type="float" office:value="5.9297529999999998" table:style-name="ce2">
            <text:p>5.929753</text:p>
          </table:table-cell>
          <table:table-cell office:value-type="float" office:value="4.1110000000000001E-3" table:style-name="ce2">
            <text:p>0.004111</text:p>
          </table:table-cell>
          <table:table-cell table:style-name="ce2"/>
          <table:table-cell office:value-type="float" office:value="1.6900321000000002E-5" table:formula="of:=POWER(([.B1187]-[.C1187]);2)" table:style-name="ce2">
            <text:p>1.69003E-05</text:p>
          </table:table-cell>
          <table:table-cell table:number-columns-repeated="16380"/>
        </table:table-row>
        <table:table-row table:style-name="ro1">
          <table:table-cell office:value-type="float" office:value="5.9347519999999996" table:style-name="ce2">
            <text:p>5.934752</text:p>
          </table:table-cell>
          <table:table-cell office:value-type="float" office:value="0.34545799999999999" table:style-name="ce2">
            <text:p>0.345458</text:p>
          </table:table-cell>
          <table:table-cell table:style-name="ce2"/>
          <table:table-cell office:value-type="float" office:value="0.119341229764" table:formula="of:=POWER(([.B1188]-[.C1188]);2)" table:style-name="ce2">
            <text:p>0.11934123</text:p>
          </table:table-cell>
          <table:table-cell table:number-columns-repeated="16380"/>
        </table:table-row>
        <table:table-row table:style-name="ro1">
          <table:table-cell office:value-type="float" office:value="5.9397520000000004" table:style-name="ce2">
            <text:p>5.939752</text:p>
          </table:table-cell>
          <table:table-cell office:value-type="float" office:value="-9.3768000000000004E-2" table:style-name="ce2">
            <text:p>-0.093768</text:p>
          </table:table-cell>
          <table:table-cell table:style-name="ce2"/>
          <table:table-cell office:value-type="float" office:value="8.7924378240000003E-3" table:formula="of:=POWER(([.B1189]-[.C1189]);2)" table:style-name="ce2">
            <text:p>0.008792438</text:p>
          </table:table-cell>
          <table:table-cell table:number-columns-repeated="16380"/>
        </table:table-row>
        <table:table-row table:style-name="ro1">
          <table:table-cell office:value-type="float" office:value="5.9447520000000003" table:style-name="ce2">
            <text:p>5.944752</text:p>
          </table:table-cell>
          <table:table-cell office:value-type="float" office:value="0.14438200000000001" table:style-name="ce2">
            <text:p>0.144382</text:p>
          </table:table-cell>
          <table:table-cell table:style-name="ce2"/>
          <table:table-cell office:value-type="float" office:value="2.0846161924000003E-2" table:formula="of:=POWER(([.B1190]-[.C1190]);2)" table:style-name="ce2">
            <text:p>0.020846162</text:p>
          </table:table-cell>
          <table:table-cell table:number-columns-repeated="16380"/>
        </table:table-row>
        <table:table-row table:style-name="ro1">
          <table:table-cell office:value-type="float" office:value="5.949751" table:style-name="ce2">
            <text:p>5.949751</text:p>
          </table:table-cell>
          <table:table-cell office:value-type="float" office:value="-0.31478899999999999" table:style-name="ce2">
            <text:p>-0.314789</text:p>
          </table:table-cell>
          <table:table-cell table:style-name="ce2"/>
          <table:table-cell office:value-type="float" office:value="9.9092114520999988E-2" table:formula="of:=POWER(([.B1191]-[.C1191]);2)" table:style-name="ce2">
            <text:p>0.099092115</text:p>
          </table:table-cell>
          <table:table-cell table:number-columns-repeated="16380"/>
        </table:table-row>
        <table:table-row table:style-name="ro1">
          <table:table-cell office:value-type="float" office:value="5.9547509999999999" table:style-name="ce2">
            <text:p>5.954751</text:p>
          </table:table-cell>
          <table:table-cell office:value-type="float" office:value="0.26431100000000002" table:style-name="ce2">
            <text:p>0.264311</text:p>
          </table:table-cell>
          <table:table-cell table:style-name="ce2"/>
          <table:table-cell office:value-type="float" office:value="6.9860304721000008E-2" table:formula="of:=POWER(([.B1192]-[.C1192]);2)" table:style-name="ce2">
            <text:p>0.069860305</text:p>
          </table:table-cell>
          <table:table-cell table:number-columns-repeated="16380"/>
        </table:table-row>
        <table:table-row table:style-name="ro1">
          <table:table-cell office:value-type="float" office:value="5.9597509999999998" table:style-name="ce2">
            <text:p>5.959751</text:p>
          </table:table-cell>
          <table:table-cell office:value-type="float" office:value="-0.35572700000000002" table:style-name="ce2">
            <text:p>-0.355727</text:p>
          </table:table-cell>
          <table:table-cell table:style-name="ce2"/>
          <table:table-cell office:value-type="float" office:value="0.12654169852900002" table:formula="of:=POWER(([.B1193]-[.C1193]);2)" table:style-name="ce2">
            <text:p>0.126541699</text:p>
          </table:table-cell>
          <table:table-cell table:number-columns-repeated="16380"/>
        </table:table-row>
        <table:table-row table:style-name="ro1">
          <table:table-cell office:value-type="float" office:value="5.9647500000000004" table:style-name="ce2">
            <text:p>5.96475</text:p>
          </table:table-cell>
          <table:table-cell office:value-type="float" office:value="-7.6204999999999995E-2" table:style-name="ce2">
            <text:p>-0.076205</text:p>
          </table:table-cell>
          <table:table-cell table:style-name="ce2"/>
          <table:table-cell office:value-type="float" office:value="5.8072020249999995E-3" table:formula="of:=POWER(([.B1194]-[.C1194]);2)" table:style-name="ce2">
            <text:p>0.005807202</text:p>
          </table:table-cell>
          <table:table-cell table:number-columns-repeated="16380"/>
        </table:table-row>
        <table:table-row table:style-name="ro1">
          <table:table-cell office:value-type="float" office:value="5.9697500000000003" table:style-name="ce2">
            <text:p>5.96975</text:p>
          </table:table-cell>
          <table:table-cell office:value-type="float" office:value="-0.10556400000000001" table:style-name="ce2">
            <text:p>-0.105564</text:p>
          </table:table-cell>
          <table:table-cell table:style-name="ce2"/>
          <table:table-cell office:value-type="float" office:value="1.1143758096000001E-2" table:formula="of:=POWER(([.B1195]-[.C1195]);2)" table:style-name="ce2">
            <text:p>0.011143758</text:p>
          </table:table-cell>
          <table:table-cell table:number-columns-repeated="16380"/>
        </table:table-row>
        <table:table-row table:style-name="ro1">
          <table:table-cell office:value-type="float" office:value="5.9747500000000002" table:style-name="ce2">
            <text:p>5.97475</text:p>
          </table:table-cell>
          <table:table-cell office:value-type="float" office:value="-0.34856300000000001" table:style-name="ce2">
            <text:p>-0.348563</text:p>
          </table:table-cell>
          <table:table-cell table:style-name="ce2"/>
          <table:table-cell office:value-type="float" office:value="0.12149616496900001" table:formula="of:=POWER(([.B1196]-[.C1196]);2)" table:style-name="ce2">
            <text:p>0.121496165</text:p>
          </table:table-cell>
          <table:table-cell table:number-columns-repeated="16380"/>
        </table:table-row>
        <table:table-row table:style-name="ro1">
          <table:table-cell office:value-type="float" office:value="5.979749" table:style-name="ce2">
            <text:p>5.979749</text:p>
          </table:table-cell>
          <table:table-cell office:value-type="float" office:value="-0.38725100000000001" table:style-name="ce2">
            <text:p>-0.387251</text:p>
          </table:table-cell>
          <table:table-cell table:style-name="ce2"/>
          <table:table-cell office:value-type="float" office:value="0.14996333700100001" table:formula="of:=POWER(([.B1197]-[.C1197]);2)" table:style-name="ce2">
            <text:p>0.149963337</text:p>
          </table:table-cell>
          <table:table-cell table:number-columns-repeated="16380"/>
        </table:table-row>
        <table:table-row table:style-name="ro1">
          <table:table-cell office:value-type="float" office:value="5.9847489999999999" table:style-name="ce2">
            <text:p>5.984749</text:p>
          </table:table-cell>
          <table:table-cell office:value-type="float" office:value="-2.7733000000000001E-2" table:style-name="ce2">
            <text:p>-0.027733</text:p>
          </table:table-cell>
          <table:table-cell table:style-name="ce2"/>
          <table:table-cell office:value-type="float" office:value="7.69119289E-4" table:formula="of:=POWER(([.B1198]-[.C1198]);2)" table:style-name="ce2">
            <text:p>0.000769119</text:p>
          </table:table-cell>
          <table:table-cell table:number-columns-repeated="16380"/>
        </table:table-row>
        <table:table-row table:style-name="ro1">
          <table:table-cell office:value-type="float" office:value="5.9897479999999996" table:style-name="ce2">
            <text:p>5.989748</text:p>
          </table:table-cell>
          <table:table-cell office:value-type="float" office:value="-0.294709" table:style-name="ce2">
            <text:p>-0.294709</text:p>
          </table:table-cell>
          <table:table-cell table:style-name="ce2"/>
          <table:table-cell office:value-type="float" office:value="8.6853394680999993E-2" table:formula="of:=POWER(([.B1199]-[.C1199]);2)" table:style-name="ce2">
            <text:p>0.086853395</text:p>
          </table:table-cell>
          <table:table-cell table:number-columns-repeated="16380"/>
        </table:table-row>
        <table:table-row table:style-name="ro1">
          <table:table-cell office:value-type="float" office:value="5.9947480000000004" table:style-name="ce2">
            <text:p>5.994748</text:p>
          </table:table-cell>
          <table:table-cell office:value-type="float" office:value="0.294159" table:style-name="ce2">
            <text:p>0.294159</text:p>
          </table:table-cell>
          <table:table-cell table:style-name="ce2"/>
          <table:table-cell office:value-type="float" office:value="8.6529517281000001E-2" table:formula="of:=POWER(([.B1200]-[.C1200]);2)" table:style-name="ce2">
            <text:p>0.086529517</text:p>
          </table:table-cell>
          <table:table-cell table:number-columns-repeated="16380"/>
        </table:table-row>
        <table:table-row table:style-name="ro1">
          <table:table-cell office:value-type="float" office:value="5.9997480000000003" table:style-name="ce2">
            <text:p>5.999748</text:p>
          </table:table-cell>
          <table:table-cell office:value-type="float" office:value="0.70408599999999999" table:style-name="ce2">
            <text:p>0.704086</text:p>
          </table:table-cell>
          <table:table-cell table:style-name="ce2"/>
          <table:table-cell office:value-type="float" office:value="0.49573709539599997" table:formula="of:=POWER(([.B1201]-[.C1201]);2)" table:style-name="ce2">
            <text:p>0.495737095</text:p>
          </table:table-cell>
          <table:table-cell table:number-columns-repeated="16380"/>
        </table:table-row>
        <table:table-row table:style-name="ro1">
          <table:table-cell office:value-type="float" office:value="6.0047470000000001" table:style-name="ce2">
            <text:p>6.004747</text:p>
          </table:table-cell>
          <table:table-cell office:value-type="float" office:value="0.982765" table:style-name="ce2">
            <text:p>0.982765</text:p>
          </table:table-cell>
          <table:table-cell table:style-name="ce2"/>
          <table:table-cell office:value-type="float" office:value="0.96582704522499996" table:formula="of:=POWER(([.B1202]-[.C1202]);2)" table:style-name="ce2">
            <text:p>0.965827045</text:p>
          </table:table-cell>
          <table:table-cell table:number-columns-repeated="16380"/>
        </table:table-row>
        <table:table-row table:style-name="ro1">
          <table:table-cell office:value-type="float" office:value="6.009747" table:style-name="ce2">
            <text:p>6.009747</text:p>
          </table:table-cell>
          <table:table-cell office:value-type="float" office:value="0.86616199999999999" table:style-name="ce2">
            <text:p>0.866162</text:p>
          </table:table-cell>
          <table:table-cell table:style-name="ce2"/>
          <table:table-cell office:value-type="float" office:value="0.75023661024400001" table:formula="of:=POWER(([.B1203]-[.C1203]);2)" table:style-name="ce2">
            <text:p>0.75023661</text:p>
          </table:table-cell>
          <table:table-cell table:number-columns-repeated="16380"/>
        </table:table-row>
        <table:table-row table:style-name="ro1">
          <table:table-cell office:value-type="float" office:value="6.0147469999999998" table:style-name="ce2">
            <text:p>6.014747</text:p>
          </table:table-cell>
          <table:table-cell office:value-type="float" office:value="-1.0493509999999999" table:style-name="ce2">
            <text:p>-1.049351</text:p>
          </table:table-cell>
          <table:table-cell table:style-name="ce2"/>
          <table:table-cell office:value-type="float" office:value="1.1011375212009999" table:formula="of:=POWER(([.B1204]-[.C1204]);2)" table:style-name="ce2">
            <text:p>1.101137521</text:p>
          </table:table-cell>
          <table:table-cell table:number-columns-repeated="16380"/>
        </table:table-row>
        <table:table-row table:style-name="ro1">
          <table:table-cell office:value-type="float" office:value="6.0197459999999996" table:style-name="ce2">
            <text:p>6.019746</text:p>
          </table:table-cell>
          <table:table-cell office:value-type="float" office:value="-0.174956" table:style-name="ce2">
            <text:p>-0.174956</text:p>
          </table:table-cell>
          <table:table-cell table:style-name="ce2"/>
          <table:table-cell office:value-type="float" office:value="3.0609601936E-2" table:formula="of:=POWER(([.B1205]-[.C1205]);2)" table:style-name="ce2">
            <text:p>0.030609602</text:p>
          </table:table-cell>
          <table:table-cell table:number-columns-repeated="16380"/>
        </table:table-row>
        <table:table-row table:style-name="ro1">
          <table:table-cell office:value-type="float" office:value="6.0247460000000004" table:style-name="ce2">
            <text:p>6.024746</text:p>
          </table:table-cell>
          <table:table-cell office:value-type="float" office:value="0.35265999999999997" table:style-name="ce2">
            <text:p>0.35266</text:p>
          </table:table-cell>
          <table:table-cell table:style-name="ce2"/>
          <table:table-cell office:value-type="float" office:value="0.12436907559999998" table:formula="of:=POWER(([.B1206]-[.C1206]);2)" table:style-name="ce2">
            <text:p>0.124369076</text:p>
          </table:table-cell>
          <table:table-cell table:number-columns-repeated="16380"/>
        </table:table-row>
        <table:table-row table:style-name="ro1">
          <table:table-cell office:value-type="float" office:value="6.0297460000000003" table:style-name="ce2">
            <text:p>6.029746</text:p>
          </table:table-cell>
          <table:table-cell office:value-type="float" office:value="-0.71118599999999998" table:style-name="ce2">
            <text:p>-0.711186</text:p>
          </table:table-cell>
          <table:table-cell table:style-name="ce2"/>
          <table:table-cell office:value-type="float" office:value="0.50578552659599996" table:formula="of:=POWER(([.B1207]-[.C1207]);2)" table:style-name="ce2">
            <text:p>0.505785527</text:p>
          </table:table-cell>
          <table:table-cell table:number-columns-repeated="16380"/>
        </table:table-row>
        <table:table-row table:style-name="ro1">
          <table:table-cell office:value-type="float" office:value="6.034745" table:style-name="ce2">
            <text:p>6.034745</text:p>
          </table:table-cell>
          <table:table-cell office:value-type="float" office:value="-0.11670800000000001" table:style-name="ce2">
            <text:p>-0.116708</text:p>
          </table:table-cell>
          <table:table-cell table:style-name="ce2"/>
          <table:table-cell office:value-type="float" office:value="1.3620757264000001E-2" table:formula="of:=POWER(([.B1208]-[.C1208]);2)" table:style-name="ce2">
            <text:p>0.013620757</text:p>
          </table:table-cell>
          <table:table-cell table:number-columns-repeated="16380"/>
        </table:table-row>
        <table:table-row table:style-name="ro1">
          <table:table-cell office:value-type="float" office:value="6.0397449999999999" table:style-name="ce2">
            <text:p>6.039745</text:p>
          </table:table-cell>
          <table:table-cell office:value-type="float" office:value="0.42302400000000001" table:style-name="ce2">
            <text:p>0.423024</text:p>
          </table:table-cell>
          <table:table-cell table:style-name="ce2"/>
          <table:table-cell office:value-type="float" office:value="0.178949304576" table:formula="of:=POWER(([.B1209]-[.C1209]);2)" table:style-name="ce2">
            <text:p>0.178949305</text:p>
          </table:table-cell>
          <table:table-cell table:number-columns-repeated="16380"/>
        </table:table-row>
        <table:table-row table:style-name="ro1">
          <table:table-cell office:value-type="float" office:value="6.0447439999999997" table:style-name="ce2">
            <text:p>6.044744</text:p>
          </table:table-cell>
          <table:table-cell office:value-type="float" office:value="0.13498099999999999" table:style-name="ce2">
            <text:p>0.134981</text:p>
          </table:table-cell>
          <table:table-cell table:style-name="ce2"/>
          <table:table-cell office:value-type="float" office:value="1.8219870360999996E-2" table:formula="of:=POWER(([.B1210]-[.C1210]);2)" table:style-name="ce2">
            <text:p>0.01821987</text:p>
          </table:table-cell>
          <table:table-cell table:number-columns-repeated="16380"/>
        </table:table-row>
        <table:table-row table:style-name="ro1">
          <table:table-cell office:value-type="float" office:value="6.0497439999999996" table:style-name="ce2">
            <text:p>6.049744</text:p>
          </table:table-cell>
          <table:table-cell office:value-type="float" office:value="-2.2241E-2" table:style-name="ce2">
            <text:p>-0.022241</text:p>
          </table:table-cell>
          <table:table-cell table:style-name="ce2"/>
          <table:table-cell office:value-type="float" office:value="4.9466208099999999E-4" table:formula="of:=POWER(([.B1211]-[.C1211]);2)" table:style-name="ce2">
            <text:p>0.000494662</text:p>
          </table:table-cell>
          <table:table-cell table:number-columns-repeated="16380"/>
        </table:table-row>
        <table:table-row table:style-name="ro1">
          <table:table-cell office:value-type="float" office:value="6.0547440000000003" table:style-name="ce2">
            <text:p>6.054744</text:p>
          </table:table-cell>
          <table:table-cell office:value-type="float" office:value="-0.27451399999999998" table:style-name="ce2">
            <text:p>-0.274514</text:p>
          </table:table-cell>
          <table:table-cell table:style-name="ce2"/>
          <table:table-cell office:value-type="float" office:value="7.5357936195999994E-2" table:formula="of:=POWER(([.B1212]-[.C1212]);2)" table:style-name="ce2">
            <text:p>0.075357936</text:p>
          </table:table-cell>
          <table:table-cell table:number-columns-repeated="16380"/>
        </table:table-row>
        <table:table-row table:style-name="ro1">
          <table:table-cell office:value-type="float" office:value="6.0597430000000001" table:style-name="ce2">
            <text:p>6.059743</text:p>
          </table:table-cell>
          <table:table-cell office:value-type="float" office:value="-0.64896600000000004" table:style-name="ce2">
            <text:p>-0.648966</text:p>
          </table:table-cell>
          <table:table-cell table:style-name="ce2"/>
          <table:table-cell office:value-type="float" office:value="0.42115686915600004" table:formula="of:=POWER(([.B1213]-[.C1213]);2)" table:style-name="ce2">
            <text:p>0.421156869</text:p>
          </table:table-cell>
          <table:table-cell table:number-columns-repeated="16380"/>
        </table:table-row>
        <table:table-row table:style-name="ro1">
          <table:table-cell office:value-type="float" office:value="6.064743" table:style-name="ce2">
            <text:p>6.064743</text:p>
          </table:table-cell>
          <table:table-cell office:value-type="float" office:value="-0.15815899999999999" table:style-name="ce2">
            <text:p>-0.158159</text:p>
          </table:table-cell>
          <table:table-cell table:style-name="ce2"/>
          <table:table-cell office:value-type="float" office:value="2.5014269281E-2" table:formula="of:=POWER(([.B1214]-[.C1214]);2)" table:style-name="ce2">
            <text:p>0.025014269</text:p>
          </table:table-cell>
          <table:table-cell table:number-columns-repeated="16380"/>
        </table:table-row>
        <table:table-row table:style-name="ro1">
          <table:table-cell office:value-type="float" office:value="6.0697429999999999" table:style-name="ce2">
            <text:p>6.069743</text:p>
          </table:table-cell>
          <table:table-cell office:value-type="float" office:value="0.70038299999999998" table:style-name="ce2">
            <text:p>0.700383</text:p>
          </table:table-cell>
          <table:table-cell table:style-name="ce2"/>
          <table:table-cell office:value-type="float" office:value="0.49053634668899998" table:formula="of:=POWER(([.B1215]-[.C1215]);2)" table:style-name="ce2">
            <text:p>0.490536347</text:p>
          </table:table-cell>
          <table:table-cell table:number-columns-repeated="16380"/>
        </table:table-row>
        <table:table-row table:style-name="ro1">
          <table:table-cell office:value-type="float" office:value="6.0747419999999996" table:style-name="ce2">
            <text:p>6.074742</text:p>
          </table:table-cell>
          <table:table-cell office:value-type="float" office:value="-0.99777199999999999" table:style-name="ce2">
            <text:p>-0.997772</text:p>
          </table:table-cell>
          <table:table-cell table:style-name="ce2"/>
          <table:table-cell office:value-type="float" office:value="0.99554896398399995" table:formula="of:=POWER(([.B1216]-[.C1216]);2)" table:style-name="ce2">
            <text:p>0.995548964</text:p>
          </table:table-cell>
          <table:table-cell table:number-columns-repeated="16380"/>
        </table:table-row>
        <table:table-row table:style-name="ro1">
          <table:table-cell office:value-type="float" office:value="6.0797420000000004" table:style-name="ce2">
            <text:p>6.079742</text:p>
          </table:table-cell>
          <table:table-cell office:value-type="float" office:value="-0.54954000000000003" table:style-name="ce2">
            <text:p>-0.54954</text:p>
          </table:table-cell>
          <table:table-cell table:style-name="ce2"/>
          <table:table-cell office:value-type="float" office:value="0.30199421160000001" table:formula="of:=POWER(([.B1217]-[.C1217]);2)" table:style-name="ce2">
            <text:p>0.301994212</text:p>
          </table:table-cell>
          <table:table-cell table:number-columns-repeated="16380"/>
        </table:table-row>
        <table:table-row table:style-name="ro1">
          <table:table-cell office:value-type="float" office:value="6.0847420000000003" table:style-name="ce2">
            <text:p>6.084742</text:p>
          </table:table-cell>
          <table:table-cell office:value-type="float" office:value="-1.1119619999999999" table:style-name="ce2">
            <text:p>-1.111962</text:p>
          </table:table-cell>
          <table:table-cell table:style-name="ce2"/>
          <table:table-cell office:value-type="float" office:value="1.2364594894439997" table:formula="of:=POWER(([.B1218]-[.C1218]);2)" table:style-name="ce2">
            <text:p>1.236459489</text:p>
          </table:table-cell>
          <table:table-cell table:number-columns-repeated="16380"/>
        </table:table-row>
        <table:table-row table:style-name="ro1">
          <table:table-cell office:value-type="float" office:value="6.0897410000000001" table:style-name="ce2">
            <text:p>6.089741</text:p>
          </table:table-cell>
          <table:table-cell office:value-type="float" office:value="0.45540700000000001" table:style-name="ce2">
            <text:p>0.455407</text:p>
          </table:table-cell>
          <table:table-cell table:style-name="ce2"/>
          <table:table-cell office:value-type="float" office:value="0.20739553564900001" table:formula="of:=POWER(([.B1219]-[.C1219]);2)" table:style-name="ce2">
            <text:p>0.207395536</text:p>
          </table:table-cell>
          <table:table-cell table:number-columns-repeated="16380"/>
        </table:table-row>
        <table:table-row table:style-name="ro1">
          <table:table-cell office:value-type="float" office:value="6.094741" table:style-name="ce2">
            <text:p>6.094741</text:p>
          </table:table-cell>
          <table:table-cell office:value-type="float" office:value="-0.29652699999999999" table:style-name="ce2">
            <text:p>-0.296527</text:p>
          </table:table-cell>
          <table:table-cell table:style-name="ce2"/>
          <table:table-cell office:value-type="float" office:value="8.7928261728999993E-2" table:formula="of:=POWER(([.B1220]-[.C1220]);2)" table:style-name="ce2">
            <text:p>0.087928262</text:p>
          </table:table-cell>
          <table:table-cell table:number-columns-repeated="16380"/>
        </table:table-row>
        <table:table-row table:style-name="ro1">
          <table:table-cell office:value-type="float" office:value="6.0997409999999999" table:style-name="ce2">
            <text:p>6.099741</text:p>
          </table:table-cell>
          <table:table-cell office:value-type="float" office:value="-0.45777600000000002" table:style-name="ce2">
            <text:p>-0.457776</text:p>
          </table:table-cell>
          <table:table-cell table:style-name="ce2"/>
          <table:table-cell office:value-type="float" office:value="0.209558866176" table:formula="of:=POWER(([.B1221]-[.C1221]);2)" table:style-name="ce2">
            <text:p>0.209558866</text:p>
          </table:table-cell>
          <table:table-cell table:number-columns-repeated="16380"/>
        </table:table-row>
        <table:table-row table:style-name="ro1">
          <table:table-cell office:value-type="float" office:value="6.1047399999999996" table:style-name="ce2">
            <text:p>6.10474</text:p>
          </table:table-cell>
          <table:table-cell office:value-type="float" office:value="-0.13192699999999999" table:style-name="ce2">
            <text:p>-0.131927</text:p>
          </table:table-cell>
          <table:table-cell table:style-name="ce2"/>
          <table:table-cell office:value-type="float" office:value="1.7404733328999996E-2" table:formula="of:=POWER(([.B1222]-[.C1222]);2)" table:style-name="ce2">
            <text:p>0.017404733</text:p>
          </table:table-cell>
          <table:table-cell table:number-columns-repeated="16380"/>
        </table:table-row>
        <table:table-row table:style-name="ro1">
          <table:table-cell office:value-type="float" office:value="6.1097400000000004" table:style-name="ce2">
            <text:p>6.10974</text:p>
          </table:table-cell>
          <table:table-cell office:value-type="float" office:value="-0.33161400000000002" table:style-name="ce2">
            <text:p>-0.331614</text:p>
          </table:table-cell>
          <table:table-cell table:style-name="ce2"/>
          <table:table-cell office:value-type="float" office:value="0.10996784499600001" table:formula="of:=POWER(([.B1223]-[.C1223]);2)" table:style-name="ce2">
            <text:p>0.109967845</text:p>
          </table:table-cell>
          <table:table-cell table:number-columns-repeated="16380"/>
        </table:table-row>
        <table:table-row table:style-name="ro1">
          <table:table-cell office:value-type="float" office:value="6.1147390000000001" table:style-name="ce2">
            <text:p>6.114739</text:p>
          </table:table-cell>
          <table:table-cell office:value-type="float" office:value="0.61304199999999998" table:style-name="ce2">
            <text:p>0.613042</text:p>
          </table:table-cell>
          <table:table-cell table:style-name="ce2"/>
          <table:table-cell office:value-type="float" office:value="0.37582049376399995" table:formula="of:=POWER(([.B1224]-[.C1224]);2)" table:style-name="ce2">
            <text:p>0.375820494</text:p>
          </table:table-cell>
          <table:table-cell table:number-columns-repeated="16380"/>
        </table:table-row>
        <table:table-row table:style-name="ro1">
          <table:table-cell office:value-type="float" office:value="6.119739" table:style-name="ce2">
            <text:p>6.119739</text:p>
          </table:table-cell>
          <table:table-cell office:value-type="float" office:value="0.73074300000000003" table:style-name="ce2">
            <text:p>0.730743</text:p>
          </table:table-cell>
          <table:table-cell table:style-name="ce2"/>
          <table:table-cell office:value-type="float" office:value="0.53398533204900001" table:formula="of:=POWER(([.B1225]-[.C1225]);2)" table:style-name="ce2">
            <text:p>0.533985332</text:p>
          </table:table-cell>
          <table:table-cell table:number-columns-repeated="16380"/>
        </table:table-row>
        <table:table-row table:style-name="ro1">
          <table:table-cell office:value-type="float" office:value="6.1247389999999999" table:style-name="ce2">
            <text:p>6.124739</text:p>
          </table:table-cell>
          <table:table-cell office:value-type="float" office:value="-1.1661109999999999" table:style-name="ce2">
            <text:p>-1.166111</text:p>
          </table:table-cell>
          <table:table-cell table:style-name="ce2"/>
          <table:table-cell office:value-type="float" office:value="1.3598148643209997" table:formula="of:=POWER(([.B1226]-[.C1226]);2)" table:style-name="ce2">
            <text:p>1.359814864</text:p>
          </table:table-cell>
          <table:table-cell table:number-columns-repeated="16380"/>
        </table:table-row>
        <table:table-row table:style-name="ro1">
          <table:table-cell office:value-type="float" office:value="6.1297379999999997" table:style-name="ce2">
            <text:p>6.129738</text:p>
          </table:table-cell>
          <table:table-cell office:value-type="float" office:value="-0.58604699999999998" table:style-name="ce2">
            <text:p>-0.586047</text:p>
          </table:table-cell>
          <table:table-cell table:style-name="ce2"/>
          <table:table-cell office:value-type="float" office:value="0.343451086209" table:formula="of:=POWER(([.B1227]-[.C1227]);2)" table:style-name="ce2">
            <text:p>0.343451086</text:p>
          </table:table-cell>
          <table:table-cell table:number-columns-repeated="16380"/>
        </table:table-row>
        <table:table-row table:style-name="ro1">
          <table:table-cell office:value-type="float" office:value="6.1347379999999996" table:style-name="ce2">
            <text:p>6.134738</text:p>
          </table:table-cell>
          <table:table-cell office:value-type="float" office:value="0.62580000000000002" table:style-name="ce2">
            <text:p>0.6258</text:p>
          </table:table-cell>
          <table:table-cell table:style-name="ce2"/>
          <table:table-cell office:value-type="float" office:value="0.39162564000000005" table:formula="of:=POWER(([.B1228]-[.C1228]);2)" table:style-name="ce2">
            <text:p>0.39162564</text:p>
          </table:table-cell>
          <table:table-cell table:number-columns-repeated="16380"/>
        </table:table-row>
        <table:table-row table:style-name="ro1">
          <table:table-cell office:value-type="float" office:value="6.1397380000000004" table:style-name="ce2">
            <text:p>6.139738</text:p>
          </table:table-cell>
          <table:table-cell office:value-type="float" office:value="-0.27517799999999998" table:style-name="ce2">
            <text:p>-0.275178</text:p>
          </table:table-cell>
          <table:table-cell table:style-name="ce2"/>
          <table:table-cell office:value-type="float" office:value="7.5722931683999989E-2" table:formula="of:=POWER(([.B1229]-[.C1229]);2)" table:style-name="ce2">
            <text:p>0.075722932</text:p>
          </table:table-cell>
          <table:table-cell table:number-columns-repeated="16380"/>
        </table:table-row>
        <table:table-row table:style-name="ro1">
          <table:table-cell office:value-type="float" office:value="6.1447370000000001" table:style-name="ce2">
            <text:p>6.144737</text:p>
          </table:table-cell>
          <table:table-cell office:value-type="float" office:value="0.13119400000000001" table:style-name="ce2">
            <text:p>0.131194</text:p>
          </table:table-cell>
          <table:table-cell table:style-name="ce2"/>
          <table:table-cell office:value-type="float" office:value="1.7211865636000002E-2" table:formula="of:=POWER(([.B1230]-[.C1230]);2)" table:style-name="ce2">
            <text:p>0.017211866</text:p>
          </table:table-cell>
          <table:table-cell table:number-columns-repeated="16380"/>
        </table:table-row>
        <table:table-row table:style-name="ro1">
          <table:table-cell office:value-type="float" office:value="6.149737" table:style-name="ce2">
            <text:p>6.149737</text:p>
          </table:table-cell>
          <table:table-cell office:value-type="float" office:value="9.9041000000000004E-2" table:style-name="ce2">
            <text:p>0.099041</text:p>
          </table:table-cell>
          <table:table-cell table:style-name="ce2"/>
          <table:table-cell office:value-type="float" office:value="9.809119681000001E-3" table:formula="of:=POWER(([.B1231]-[.C1231]);2)" table:style-name="ce2">
            <text:p>0.00980912</text:p>
          </table:table-cell>
          <table:table-cell table:number-columns-repeated="16380"/>
        </table:table-row>
        <table:table-row table:style-name="ro1">
          <table:table-cell office:value-type="float" office:value="6.1547369999999999" table:style-name="ce2">
            <text:p>6.154737</text:p>
          </table:table-cell>
          <table:table-cell office:value-type="float" office:value="-1.2571049999999999" table:style-name="ce2">
            <text:p>-1.257105</text:p>
          </table:table-cell>
          <table:table-cell table:style-name="ce2"/>
          <table:table-cell office:value-type="float" office:value="1.5803129810249998" table:formula="of:=POWER(([.B1232]-[.C1232]);2)" table:style-name="ce2">
            <text:p>1.580312981</text:p>
          </table:table-cell>
          <table:table-cell table:number-columns-repeated="16380"/>
        </table:table-row>
        <table:table-row table:style-name="ro1">
          <table:table-cell office:value-type="float" office:value="6.1597359999999997" table:style-name="ce2">
            <text:p>6.159736</text:p>
          </table:table-cell>
          <table:table-cell office:value-type="float" office:value="-1.1665920000000001" table:style-name="ce2">
            <text:p>-1.166592</text:p>
          </table:table-cell>
          <table:table-cell table:style-name="ce2"/>
          <table:table-cell office:value-type="float" office:value="1.3609368944640001" table:formula="of:=POWER(([.B1233]-[.C1233]);2)" table:style-name="ce2">
            <text:p>1.360936894</text:p>
          </table:table-cell>
          <table:table-cell table:number-columns-repeated="16380"/>
        </table:table-row>
        <table:table-row table:style-name="ro1">
          <table:table-cell office:value-type="float" office:value="6.1647360000000004" table:style-name="ce2">
            <text:p>6.164736</text:p>
          </table:table-cell>
          <table:table-cell office:value-type="float" office:value="0.29604399999999997" table:style-name="ce2">
            <text:p>0.296044</text:p>
          </table:table-cell>
          <table:table-cell table:style-name="ce2"/>
          <table:table-cell office:value-type="float" office:value="8.7642049935999985E-2" table:formula="of:=POWER(([.B1234]-[.C1234]);2)" table:style-name="ce2">
            <text:p>0.08764205</text:p>
          </table:table-cell>
          <table:table-cell table:number-columns-repeated="16380"/>
        </table:table-row>
        <table:table-row table:style-name="ro1">
          <table:table-cell office:value-type="float" office:value="6.1697350000000002" table:style-name="ce2">
            <text:p>6.169735</text:p>
          </table:table-cell>
          <table:table-cell office:value-type="float" office:value="-0.56943299999999997" table:style-name="ce2">
            <text:p>-0.569433</text:p>
          </table:table-cell>
          <table:table-cell table:style-name="ce2"/>
          <table:table-cell office:value-type="float" office:value="0.32425394148899994" table:formula="of:=POWER(([.B1235]-[.C1235]);2)" table:style-name="ce2">
            <text:p>0.324253941</text:p>
          </table:table-cell>
          <table:table-cell table:number-columns-repeated="16380"/>
        </table:table-row>
        <table:table-row table:style-name="ro1">
          <table:table-cell office:value-type="float" office:value="6.1747350000000001" table:style-name="ce2">
            <text:p>6.174735</text:p>
          </table:table-cell>
          <table:table-cell office:value-type="float" office:value="-0.22229199999999999" table:style-name="ce2">
            <text:p>-0.222292</text:p>
          </table:table-cell>
          <table:table-cell table:style-name="ce2"/>
          <table:table-cell office:value-type="float" office:value="4.9413733263999997E-2" table:formula="of:=POWER(([.B1236]-[.C1236]);2)" table:style-name="ce2">
            <text:p>0.049413733</text:p>
          </table:table-cell>
          <table:table-cell table:number-columns-repeated="16380"/>
        </table:table-row>
        <table:table-row table:style-name="ro1">
          <table:table-cell office:value-type="float" office:value="6.179735" table:style-name="ce2">
            <text:p>6.179735</text:p>
          </table:table-cell>
          <table:table-cell office:value-type="float" office:value="0.29703099999999999" table:style-name="ce2">
            <text:p>0.297031</text:p>
          </table:table-cell>
          <table:table-cell table:style-name="ce2"/>
          <table:table-cell office:value-type="float" office:value="8.8227414960999992E-2" table:formula="of:=POWER(([.B1237]-[.C1237]);2)" table:style-name="ce2">
            <text:p>0.088227415</text:p>
          </table:table-cell>
          <table:table-cell table:number-columns-repeated="16380"/>
        </table:table-row>
        <table:table-row table:style-name="ro1">
          <table:table-cell office:value-type="float" office:value="6.1847339999999997" table:style-name="ce2">
            <text:p>6.184734</text:p>
          </table:table-cell>
          <table:table-cell office:value-type="float" office:value="0.30805399999999999" table:style-name="ce2">
            <text:p>0.308054</text:p>
          </table:table-cell>
          <table:table-cell table:style-name="ce2"/>
          <table:table-cell office:value-type="float" office:value="9.4897266915999992E-2" table:formula="of:=POWER(([.B1238]-[.C1238]);2)" table:style-name="ce2">
            <text:p>0.094897267</text:p>
          </table:table-cell>
          <table:table-cell table:number-columns-repeated="16380"/>
        </table:table-row>
        <table:table-row table:style-name="ro1">
          <table:table-cell office:value-type="float" office:value="6.1897339999999996" table:style-name="ce2">
            <text:p>6.189734</text:p>
          </table:table-cell>
          <table:table-cell office:value-type="float" office:value="-1.8447690000000001" table:style-name="ce2">
            <text:p>-1.844769</text:p>
          </table:table-cell>
          <table:table-cell table:style-name="ce2"/>
          <table:table-cell office:value-type="float" office:value="3.4031726633610004" table:formula="of:=POWER(([.B1239]-[.C1239]);2)" table:style-name="ce2">
            <text:p>3.403172663</text:p>
          </table:table-cell>
          <table:table-cell table:number-columns-repeated="16380"/>
        </table:table-row>
        <table:table-row table:style-name="ro1">
          <table:table-cell office:value-type="float" office:value="6.1947340000000004" table:style-name="ce2">
            <text:p>6.194734</text:p>
          </table:table-cell>
          <table:table-cell office:value-type="float" office:value="0.101671" table:style-name="ce2">
            <text:p>0.101671</text:p>
          </table:table-cell>
          <table:table-cell table:style-name="ce2"/>
          <table:table-cell office:value-type="float" office:value="1.0336992240999999E-2" table:formula="of:=POWER(([.B1240]-[.C1240]);2)" table:style-name="ce2">
            <text:p>0.010336992</text:p>
          </table:table-cell>
          <table:table-cell table:number-columns-repeated="16380"/>
        </table:table-row>
        <table:table-row table:style-name="ro1">
          <table:table-cell office:value-type="float" office:value="6.1997330000000002" table:style-name="ce2">
            <text:p>6.199733</text:p>
          </table:table-cell>
          <table:table-cell office:value-type="float" office:value="2.5718000000000001E-2" table:style-name="ce2">
            <text:p>0.025718</text:p>
          </table:table-cell>
          <table:table-cell table:style-name="ce2"/>
          <table:table-cell office:value-type="float" office:value="6.6141552400000002E-4" table:formula="of:=POWER(([.B1241]-[.C1241]);2)" table:style-name="ce2">
            <text:p>0.000661416</text:p>
          </table:table-cell>
          <table:table-cell table:number-columns-repeated="16380"/>
        </table:table-row>
        <table:table-row table:style-name="ro1">
          <table:table-cell office:value-type="float" office:value="6.2047330000000001" table:style-name="ce2">
            <text:p>6.204733</text:p>
          </table:table-cell>
          <table:table-cell office:value-type="float" office:value="0.27118500000000001" table:style-name="ce2">
            <text:p>0.271185</text:p>
          </table:table-cell>
          <table:table-cell table:style-name="ce2"/>
          <table:table-cell office:value-type="float" office:value="7.3541304225000007E-2" table:formula="of:=POWER(([.B1242]-[.C1242]);2)" table:style-name="ce2">
            <text:p>0.073541304</text:p>
          </table:table-cell>
          <table:table-cell table:number-columns-repeated="16380"/>
        </table:table-row>
        <table:table-row table:style-name="ro1">
          <table:table-cell office:value-type="float" office:value="6.2097329999999999" table:style-name="ce2">
            <text:p>6.209733</text:p>
          </table:table-cell>
          <table:table-cell office:value-type="float" office:value="0.21173600000000001" table:style-name="ce2">
            <text:p>0.211736</text:p>
          </table:table-cell>
          <table:table-cell table:style-name="ce2"/>
          <table:table-cell office:value-type="float" office:value="4.4832133696000004E-2" table:formula="of:=POWER(([.B1243]-[.C1243]);2)" table:style-name="ce2">
            <text:p>0.044832134</text:p>
          </table:table-cell>
          <table:table-cell table:number-columns-repeated="16380"/>
        </table:table-row>
        <table:table-row table:style-name="ro1">
          <table:table-cell office:value-type="float" office:value="6.2147319999999997" table:style-name="ce2">
            <text:p>6.214732</text:p>
          </table:table-cell>
          <table:table-cell office:value-type="float" office:value="-0.18529000000000001" table:style-name="ce2">
            <text:p>-0.18529</text:p>
          </table:table-cell>
          <table:table-cell table:style-name="ce2"/>
          <table:table-cell office:value-type="float" office:value="3.4332384100000002E-2" table:formula="of:=POWER(([.B1244]-[.C1244]);2)" table:style-name="ce2">
            <text:p>0.034332384</text:p>
          </table:table-cell>
          <table:table-cell table:number-columns-repeated="16380"/>
        </table:table-row>
        <table:table-row table:style-name="ro1">
          <table:table-cell office:value-type="float" office:value="6.2197319999999996" table:style-name="ce2">
            <text:p>6.219732</text:p>
          </table:table-cell>
          <table:table-cell office:value-type="float" office:value="0.36921700000000002" table:style-name="ce2">
            <text:p>0.369217</text:p>
          </table:table-cell>
          <table:table-cell table:style-name="ce2"/>
          <table:table-cell office:value-type="float" office:value="0.13632119308900001" table:formula="of:=POWER(([.B1245]-[.C1245]);2)" table:style-name="ce2">
            <text:p>0.136321193</text:p>
          </table:table-cell>
          <table:table-cell table:number-columns-repeated="16380"/>
        </table:table-row>
        <table:table-row table:style-name="ro1">
          <table:table-cell office:value-type="float" office:value="6.2247310000000002" table:style-name="ce2">
            <text:p>6.224731</text:p>
          </table:table-cell>
          <table:table-cell office:value-type="float" office:value="3.8275999999999998E-2" table:style-name="ce2">
            <text:p>0.038276</text:p>
          </table:table-cell>
          <table:table-cell table:style-name="ce2"/>
          <table:table-cell office:value-type="float" office:value="1.4650521759999998E-3" table:formula="of:=POWER(([.B1246]-[.C1246]);2)" table:style-name="ce2">
            <text:p>0.001465052</text:p>
          </table:table-cell>
          <table:table-cell table:number-columns-repeated="16380"/>
        </table:table-row>
        <table:table-row table:style-name="ro1">
          <table:table-cell office:value-type="float" office:value="6.2297310000000001" table:style-name="ce2">
            <text:p>6.229731</text:p>
          </table:table-cell>
          <table:table-cell office:value-type="float" office:value="0.25558399999999998" table:style-name="ce2">
            <text:p>0.255584</text:p>
          </table:table-cell>
          <table:table-cell table:style-name="ce2"/>
          <table:table-cell office:value-type="float" office:value="6.532318105599999E-2" table:formula="of:=POWER(([.B1247]-[.C1247]);2)" table:style-name="ce2">
            <text:p>0.065323181</text:p>
          </table:table-cell>
          <table:table-cell table:number-columns-repeated="16380"/>
        </table:table-row>
        <table:table-row table:style-name="ro1">
          <table:table-cell office:value-type="float" office:value="6.234731" table:style-name="ce2">
            <text:p>6.234731</text:p>
          </table:table-cell>
          <table:table-cell office:value-type="float" office:value="0.18801000000000001" table:style-name="ce2">
            <text:p>0.18801</text:p>
          </table:table-cell>
          <table:table-cell table:style-name="ce2"/>
          <table:table-cell office:value-type="float" office:value="3.5347760100000007E-2" table:formula="of:=POWER(([.B1248]-[.C1248]);2)" table:style-name="ce2">
            <text:p>0.03534776</text:p>
          </table:table-cell>
          <table:table-cell table:number-columns-repeated="16380"/>
        </table:table-row>
        <table:table-row table:style-name="ro1">
          <table:table-cell office:value-type="float" office:value="6.2397299999999998" table:style-name="ce2">
            <text:p>6.23973</text:p>
          </table:table-cell>
          <table:table-cell office:value-type="float" office:value="-0.28298099999999998" table:style-name="ce2">
            <text:p>-0.282981</text:p>
          </table:table-cell>
          <table:table-cell table:style-name="ce2"/>
          <table:table-cell office:value-type="float" office:value="8.0078246360999986E-2" table:formula="of:=POWER(([.B1249]-[.C1249]);2)" table:style-name="ce2">
            <text:p>0.080078246</text:p>
          </table:table-cell>
          <table:table-cell table:number-columns-repeated="16380"/>
        </table:table-row>
        <table:table-row table:style-name="ro1">
          <table:table-cell office:value-type="float" office:value="6.2447299999999997" table:style-name="ce2">
            <text:p>6.24473</text:p>
          </table:table-cell>
          <table:table-cell office:value-type="float" office:value="0.787466" table:style-name="ce2">
            <text:p>0.787466</text:p>
          </table:table-cell>
          <table:table-cell table:style-name="ce2"/>
          <table:table-cell office:value-type="float" office:value="0.62010270115599997" table:formula="of:=POWER(([.B1250]-[.C1250]);2)" table:style-name="ce2">
            <text:p>0.620102701</text:p>
          </table:table-cell>
          <table:table-cell table:number-columns-repeated="16380"/>
        </table:table-row>
        <table:table-row table:style-name="ro1">
          <table:table-cell office:value-type="float" office:value="6.2497299999999996" table:style-name="ce2">
            <text:p>6.24973</text:p>
          </table:table-cell>
          <table:table-cell office:value-type="float" office:value="0.31784699999999999" table:style-name="ce2">
            <text:p>0.317847</text:p>
          </table:table-cell>
          <table:table-cell table:style-name="ce2"/>
          <table:table-cell office:value-type="float" office:value="0.10102671540899999" table:formula="of:=POWER(([.B1251]-[.C1251]);2)" table:style-name="ce2">
            <text:p>0.101026715</text:p>
          </table:table-cell>
          <table:table-cell table:number-columns-repeated="16380"/>
        </table:table-row>
        <table:table-row table:style-name="ro1">
          <table:table-cell office:value-type="float" office:value="6.2547290000000002" table:style-name="ce2">
            <text:p>6.254729</text:p>
          </table:table-cell>
          <table:table-cell office:value-type="float" office:value="0.82866099999999998" table:style-name="ce2">
            <text:p>0.828661</text:p>
          </table:table-cell>
          <table:table-cell table:style-name="ce2"/>
          <table:table-cell office:value-type="float" office:value="0.68667905292099995" table:formula="of:=POWER(([.B1252]-[.C1252]);2)" table:style-name="ce2">
            <text:p>0.686679053</text:p>
          </table:table-cell>
          <table:table-cell table:number-columns-repeated="16380"/>
        </table:table-row>
        <table:table-row table:style-name="ro1">
          <table:table-cell office:value-type="float" office:value="6.2597290000000001" table:style-name="ce2">
            <text:p>6.259729</text:p>
          </table:table-cell>
          <table:table-cell office:value-type="float" office:value="0.161776" table:style-name="ce2">
            <text:p>0.161776</text:p>
          </table:table-cell>
          <table:table-cell table:style-name="ce2"/>
          <table:table-cell office:value-type="float" office:value="2.6171474175999999E-2" table:formula="of:=POWER(([.B1253]-[.C1253]);2)" table:style-name="ce2">
            <text:p>0.026171474</text:p>
          </table:table-cell>
          <table:table-cell table:number-columns-repeated="16380"/>
        </table:table-row>
        <table:table-row table:style-name="ro1">
          <table:table-cell office:value-type="float" office:value="6.264729" table:style-name="ce2">
            <text:p>6.264729</text:p>
          </table:table-cell>
          <table:table-cell office:value-type="float" office:value="-0.15809999999999999" table:style-name="ce2">
            <text:p>-0.1581</text:p>
          </table:table-cell>
          <table:table-cell table:style-name="ce2"/>
          <table:table-cell office:value-type="float" office:value="2.4995609999999998E-2" table:formula="of:=POWER(([.B1254]-[.C1254]);2)" table:style-name="ce2">
            <text:p>0.02499561</text:p>
          </table:table-cell>
          <table:table-cell table:number-columns-repeated="16380"/>
        </table:table-row>
        <table:table-row table:style-name="ro1">
          <table:table-cell office:value-type="float" office:value="6.2697279999999997" table:style-name="ce2">
            <text:p>6.269728</text:p>
          </table:table-cell>
          <table:table-cell office:value-type="float" office:value="7.392E-2" table:style-name="ce2">
            <text:p>0.07392</text:p>
          </table:table-cell>
          <table:table-cell table:style-name="ce2"/>
          <table:table-cell office:value-type="float" office:value="5.4641663999999996E-3" table:formula="of:=POWER(([.B1255]-[.C1255]);2)" table:style-name="ce2">
            <text:p>0.005464166</text:p>
          </table:table-cell>
          <table:table-cell table:number-columns-repeated="16380"/>
        </table:table-row>
        <table:table-row table:style-name="ro1">
          <table:table-cell office:value-type="float" office:value="6.2747279999999996" table:style-name="ce2">
            <text:p>6.274728</text:p>
          </table:table-cell>
          <table:table-cell office:value-type="float" office:value="0.65108900000000003" table:style-name="ce2">
            <text:p>0.651089</text:p>
          </table:table-cell>
          <table:table-cell table:style-name="ce2"/>
          <table:table-cell office:value-type="float" office:value="0.42391688592100002" table:formula="of:=POWER(([.B1256]-[.C1256]);2)" table:style-name="ce2">
            <text:p>0.423916886</text:p>
          </table:table-cell>
          <table:table-cell table:number-columns-repeated="16380"/>
        </table:table-row>
        <table:table-row table:style-name="ro1">
          <table:table-cell office:value-type="float" office:value="6.2797270000000003" table:style-name="ce2">
            <text:p>6.279727</text:p>
          </table:table-cell>
          <table:table-cell office:value-type="float" office:value="0.69771300000000003" table:style-name="ce2">
            <text:p>0.697713</text:p>
          </table:table-cell>
          <table:table-cell table:style-name="ce2"/>
          <table:table-cell office:value-type="float" office:value="0.48680343036900003" table:formula="of:=POWER(([.B1257]-[.C1257]);2)" table:style-name="ce2">
            <text:p>0.48680343</text:p>
          </table:table-cell>
          <table:table-cell table:number-columns-repeated="16380"/>
        </table:table-row>
        <table:table-row table:style-name="ro1">
          <table:table-cell office:value-type="float" office:value="6.2847270000000002" table:style-name="ce2">
            <text:p>6.284727</text:p>
          </table:table-cell>
          <table:table-cell office:value-type="float" office:value="0.29173700000000002" table:style-name="ce2">
            <text:p>0.291737</text:p>
          </table:table-cell>
          <table:table-cell table:style-name="ce2"/>
          <table:table-cell office:value-type="float" office:value="8.5110477169000012E-2" table:formula="of:=POWER(([.B1258]-[.C1258]);2)" table:style-name="ce2">
            <text:p>0.085110477</text:p>
          </table:table-cell>
          <table:table-cell table:number-columns-repeated="16380"/>
        </table:table-row>
        <table:table-row table:style-name="ro1">
          <table:table-cell office:value-type="float" office:value="6.2897270000000001" table:style-name="ce2">
            <text:p>6.289727</text:p>
          </table:table-cell>
          <table:table-cell office:value-type="float" office:value="-0.15806700000000001" table:style-name="ce2">
            <text:p>-0.158067</text:p>
          </table:table-cell>
          <table:table-cell table:style-name="ce2"/>
          <table:table-cell office:value-type="float" office:value="2.4985176489000005E-2" table:formula="of:=POWER(([.B1259]-[.C1259]);2)" table:style-name="ce2">
            <text:p>0.024985176</text:p>
          </table:table-cell>
          <table:table-cell table:number-columns-repeated="16380"/>
        </table:table-row>
        <table:table-row table:style-name="ro1">
          <table:table-cell office:value-type="float" office:value="6.2947259999999998" table:style-name="ce2">
            <text:p>6.294726</text:p>
          </table:table-cell>
          <table:table-cell office:value-type="float" office:value="0.40457199999999999" table:style-name="ce2">
            <text:p>0.404572</text:p>
          </table:table-cell>
          <table:table-cell table:style-name="ce2"/>
          <table:table-cell office:value-type="float" office:value="0.16367850318399998" table:formula="of:=POWER(([.B1260]-[.C1260]);2)" table:style-name="ce2">
            <text:p>0.163678503</text:p>
          </table:table-cell>
          <table:table-cell table:number-columns-repeated="16380"/>
        </table:table-row>
        <table:table-row table:style-name="ro1">
          <table:table-cell office:value-type="float" office:value="6.2997259999999997" table:style-name="ce2">
            <text:p>6.299726</text:p>
          </table:table-cell>
          <table:table-cell office:value-type="float" office:value="-0.12895599999999999" table:style-name="ce2">
            <text:p>-0.128956</text:p>
          </table:table-cell>
          <table:table-cell table:style-name="ce2"/>
          <table:table-cell office:value-type="float" office:value="1.6629649935999996E-2" table:formula="of:=POWER(([.B1261]-[.C1261]);2)" table:style-name="ce2">
            <text:p>0.01662965</text:p>
          </table:table-cell>
          <table:table-cell table:number-columns-repeated="16380"/>
        </table:table-row>
        <table:table-row table:style-name="ro1">
          <table:table-cell office:value-type="float" office:value="6.3047259999999996" table:style-name="ce2">
            <text:p>6.304726</text:p>
          </table:table-cell>
          <table:table-cell office:value-type="float" office:value="-6.5573999999999993E-2" table:style-name="ce2">
            <text:p>-0.065574</text:p>
          </table:table-cell>
          <table:table-cell table:style-name="ce2"/>
          <table:table-cell office:value-type="float" office:value="4.2999494759999989E-3" table:formula="of:=POWER(([.B1262]-[.C1262]);2)" table:style-name="ce2">
            <text:p>0.004299949</text:p>
          </table:table-cell>
          <table:table-cell table:number-columns-repeated="16380"/>
        </table:table-row>
        <table:table-row table:style-name="ro1">
          <table:table-cell office:value-type="float" office:value="6.3097250000000003" table:style-name="ce2">
            <text:p>6.309725</text:p>
          </table:table-cell>
          <table:table-cell office:value-type="float" office:value="-0.29144799999999998" table:style-name="ce2">
            <text:p>-0.291448</text:p>
          </table:table-cell>
          <table:table-cell table:style-name="ce2"/>
          <table:table-cell office:value-type="float" office:value="8.4941936703999993E-2" table:formula="of:=POWER(([.B1263]-[.C1263]);2)" table:style-name="ce2">
            <text:p>0.084941937</text:p>
          </table:table-cell>
          <table:table-cell table:number-columns-repeated="16380"/>
        </table:table-row>
        <table:table-row table:style-name="ro1">
          <table:table-cell office:value-type="float" office:value="6.3147250000000001" table:style-name="ce2">
            <text:p>6.314725</text:p>
          </table:table-cell>
          <table:table-cell office:value-type="float" office:value="0.51378900000000005" table:style-name="ce2">
            <text:p>0.513789</text:p>
          </table:table-cell>
          <table:table-cell table:style-name="ce2"/>
          <table:table-cell office:value-type="float" office:value="0.26397913652100008" table:formula="of:=POWER(([.B1264]-[.C1264]);2)" table:style-name="ce2">
            <text:p>0.263979137</text:p>
          </table:table-cell>
          <table:table-cell table:number-columns-repeated="16380"/>
        </table:table-row>
        <table:table-row table:style-name="ro1">
          <table:table-cell office:value-type="float" office:value="6.319725" table:style-name="ce2">
            <text:p>6.319725</text:p>
          </table:table-cell>
          <table:table-cell office:value-type="float" office:value="-0.46125699999999997" table:style-name="ce2">
            <text:p>-0.461257</text:p>
          </table:table-cell>
          <table:table-cell table:style-name="ce2"/>
          <table:table-cell office:value-type="float" office:value="0.21275802004899996" table:formula="of:=POWER(([.B1265]-[.C1265]);2)" table:style-name="ce2">
            <text:p>0.21275802</text:p>
          </table:table-cell>
          <table:table-cell table:number-columns-repeated="16380"/>
        </table:table-row>
        <table:table-row table:style-name="ro1">
          <table:table-cell office:value-type="float" office:value="6.3247239999999998" table:style-name="ce2">
            <text:p>6.324724</text:p>
          </table:table-cell>
          <table:table-cell office:value-type="float" office:value="0.77809899999999999" table:style-name="ce2">
            <text:p>0.778099</text:p>
          </table:table-cell>
          <table:table-cell table:style-name="ce2"/>
          <table:table-cell office:value-type="float" office:value="0.60543805380100002" table:formula="of:=POWER(([.B1266]-[.C1266]);2)" table:style-name="ce2">
            <text:p>0.605438054</text:p>
          </table:table-cell>
          <table:table-cell table:number-columns-repeated="16380"/>
        </table:table-row>
        <table:table-row table:style-name="ro1">
          <table:table-cell office:value-type="float" office:value="6.3297239999999997" table:style-name="ce2">
            <text:p>6.329724</text:p>
          </table:table-cell>
          <table:table-cell office:value-type="float" office:value="-8.5612999999999995E-2" table:style-name="ce2">
            <text:p>-0.085613</text:p>
          </table:table-cell>
          <table:table-cell table:style-name="ce2"/>
          <table:table-cell office:value-type="float" office:value="7.3295857689999987E-3" table:formula="of:=POWER(([.B1267]-[.C1267]);2)" table:style-name="ce2">
            <text:p>0.007329586</text:p>
          </table:table-cell>
          <table:table-cell table:number-columns-repeated="16380"/>
        </table:table-row>
        <table:table-row table:style-name="ro1">
          <table:table-cell office:value-type="float" office:value="6.3347230000000003" table:style-name="ce2">
            <text:p>6.334723</text:p>
          </table:table-cell>
          <table:table-cell office:value-type="float" office:value="-0.65604300000000004" table:style-name="ce2">
            <text:p>-0.656043</text:p>
          </table:table-cell>
          <table:table-cell table:style-name="ce2"/>
          <table:table-cell office:value-type="float" office:value="0.43039241784900006" table:formula="of:=POWER(([.B1268]-[.C1268]);2)" table:style-name="ce2">
            <text:p>0.430392418</text:p>
          </table:table-cell>
          <table:table-cell table:number-columns-repeated="16380"/>
        </table:table-row>
        <table:table-row table:style-name="ro1">
          <table:table-cell office:value-type="float" office:value="6.3397230000000002" table:style-name="ce2">
            <text:p>6.339723</text:p>
          </table:table-cell>
          <table:table-cell office:value-type="float" office:value="0.28156500000000001" table:style-name="ce2">
            <text:p>0.281565</text:p>
          </table:table-cell>
          <table:table-cell table:style-name="ce2"/>
          <table:table-cell office:value-type="float" office:value="7.9278849225000003E-2" table:formula="of:=POWER(([.B1269]-[.C1269]);2)" table:style-name="ce2">
            <text:p>0.079278849</text:p>
          </table:table-cell>
          <table:table-cell table:number-columns-repeated="16380"/>
        </table:table-row>
        <table:table-row table:style-name="ro1">
          <table:table-cell office:value-type="float" office:value="6.3447230000000001" table:style-name="ce2">
            <text:p>6.344723</text:p>
          </table:table-cell>
          <table:table-cell office:value-type="float" office:value="-0.95322499999999999" table:style-name="ce2">
            <text:p>-0.953225</text:p>
          </table:table-cell>
          <table:table-cell table:style-name="ce2"/>
          <table:table-cell office:value-type="float" office:value="0.90863790062499994" table:formula="of:=POWER(([.B1270]-[.C1270]);2)" table:style-name="ce2">
            <text:p>0.908637901</text:p>
          </table:table-cell>
          <table:table-cell table:number-columns-repeated="16380"/>
        </table:table-row>
        <table:table-row table:style-name="ro1">
          <table:table-cell office:value-type="float" office:value="6.3497219999999999" table:style-name="ce2">
            <text:p>6.349722</text:p>
          </table:table-cell>
          <table:table-cell office:value-type="float" office:value="-8.6789999999999992E-3" table:style-name="ce2">
            <text:p>-0.008679</text:p>
          </table:table-cell>
          <table:table-cell table:style-name="ce2"/>
          <table:table-cell office:value-type="float" office:value="7.5325040999999987E-5" table:formula="of:=POWER(([.B1271]-[.C1271]);2)" table:style-name="ce2">
            <text:p>7.5325E-05</text:p>
          </table:table-cell>
          <table:table-cell table:number-columns-repeated="16380"/>
        </table:table-row>
        <table:table-row table:style-name="ro1">
          <table:table-cell office:value-type="float" office:value="6.3547219999999998" table:style-name="ce2">
            <text:p>6.354722</text:p>
          </table:table-cell>
          <table:table-cell office:value-type="float" office:value="-0.14379800000000001" table:style-name="ce2">
            <text:p>-0.143798</text:p>
          </table:table-cell>
          <table:table-cell table:style-name="ce2"/>
          <table:table-cell office:value-type="float" office:value="2.0677864804000003E-2" table:formula="of:=POWER(([.B1272]-[.C1272]);2)" table:style-name="ce2">
            <text:p>0.020677865</text:p>
          </table:table-cell>
          <table:table-cell table:number-columns-repeated="16380"/>
        </table:table-row>
        <table:table-row table:style-name="ro1">
          <table:table-cell office:value-type="float" office:value="6.3597219999999997" table:style-name="ce2">
            <text:p>6.359722</text:p>
          </table:table-cell>
          <table:table-cell office:value-type="float" office:value="-0.77228699999999995" table:style-name="ce2">
            <text:p>-0.772287</text:p>
          </table:table-cell>
          <table:table-cell table:style-name="ce2"/>
          <table:table-cell office:value-type="float" office:value="0.59642721036899993" table:formula="of:=POWER(([.B1273]-[.C1273]);2)" table:style-name="ce2">
            <text:p>0.59642721</text:p>
          </table:table-cell>
          <table:table-cell table:number-columns-repeated="16380"/>
        </table:table-row>
        <table:table-row table:style-name="ro1">
          <table:table-cell office:value-type="float" office:value="6.3647210000000003" table:style-name="ce2">
            <text:p>6.364721</text:p>
          </table:table-cell>
          <table:table-cell office:value-type="float" office:value="-0.54653700000000005" table:style-name="ce2">
            <text:p>-0.546537</text:p>
          </table:table-cell>
          <table:table-cell table:style-name="ce2"/>
          <table:table-cell office:value-type="float" office:value="0.29870269236900004" table:formula="of:=POWER(([.B1274]-[.C1274]);2)" table:style-name="ce2">
            <text:p>0.298702692</text:p>
          </table:table-cell>
          <table:table-cell table:number-columns-repeated="16380"/>
        </table:table-row>
        <table:table-row table:style-name="ro1">
          <table:table-cell office:value-type="float" office:value="6.3697210000000002" table:style-name="ce2">
            <text:p>6.369721</text:p>
          </table:table-cell>
          <table:table-cell office:value-type="float" office:value="-0.23381199999999999" table:style-name="ce2">
            <text:p>-0.233812</text:p>
          </table:table-cell>
          <table:table-cell table:style-name="ce2"/>
          <table:table-cell office:value-type="float" office:value="5.4668051343999997E-2" table:formula="of:=POWER(([.B1275]-[.C1275]);2)" table:style-name="ce2">
            <text:p>0.054668051</text:p>
          </table:table-cell>
          <table:table-cell table:number-columns-repeated="16380"/>
        </table:table-row>
        <table:table-row table:style-name="ro1">
          <table:table-cell office:value-type="float" office:value="6.3747210000000001" table:style-name="ce2">
            <text:p>6.374721</text:p>
          </table:table-cell>
          <table:table-cell office:value-type="float" office:value="4.3463000000000002E-2" table:style-name="ce2">
            <text:p>0.043463</text:p>
          </table:table-cell>
          <table:table-cell table:style-name="ce2"/>
          <table:table-cell office:value-type="float" office:value="1.8890323690000002E-3" table:formula="of:=POWER(([.B1276]-[.C1276]);2)" table:style-name="ce2">
            <text:p>0.001889032</text:p>
          </table:table-cell>
          <table:table-cell table:number-columns-repeated="16380"/>
        </table:table-row>
        <table:table-row table:style-name="ro1">
          <table:table-cell office:value-type="float" office:value="6.3797199999999998" table:style-name="ce2">
            <text:p>6.37972</text:p>
          </table:table-cell>
          <table:table-cell office:value-type="float" office:value="-0.23932800000000001" table:style-name="ce2">
            <text:p>-0.239328</text:p>
          </table:table-cell>
          <table:table-cell table:style-name="ce2"/>
          <table:table-cell office:value-type="float" office:value="5.7277891584000006E-2" table:formula="of:=POWER(([.B1277]-[.C1277]);2)" table:style-name="ce2">
            <text:p>0.057277892</text:p>
          </table:table-cell>
          <table:table-cell table:number-columns-repeated="16380"/>
        </table:table-row>
        <table:table-row table:style-name="ro1">
          <table:table-cell office:value-type="float" office:value="6.3847199999999997" table:style-name="ce2">
            <text:p>6.38472</text:p>
          </table:table-cell>
          <table:table-cell office:value-type="float" office:value="-0.86873999999999996" table:style-name="ce2">
            <text:p>-0.86874</text:p>
          </table:table-cell>
          <table:table-cell table:style-name="ce2"/>
          <table:table-cell office:value-type="float" office:value="0.75470918759999994" table:formula="of:=POWER(([.B1278]-[.C1278]);2)" table:style-name="ce2">
            <text:p>0.754709188</text:p>
          </table:table-cell>
          <table:table-cell table:number-columns-repeated="16380"/>
        </table:table-row>
        <table:table-row table:style-name="ro1">
          <table:table-cell office:value-type="float" office:value="6.3897190000000004" table:style-name="ce2">
            <text:p>6.389719</text:p>
          </table:table-cell>
          <table:table-cell office:value-type="float" office:value="1.0184820000000001" table:style-name="ce2">
            <text:p>1.018482</text:p>
          </table:table-cell>
          <table:table-cell table:style-name="ce2"/>
          <table:table-cell office:value-type="float" office:value="1.0373055843240002" table:formula="of:=POWER(([.B1279]-[.C1279]);2)" table:style-name="ce2">
            <text:p>1.037305584</text:p>
          </table:table-cell>
          <table:table-cell table:number-columns-repeated="16380"/>
        </table:table-row>
        <table:table-row table:style-name="ro1">
          <table:table-cell office:value-type="float" office:value="6.3947190000000003" table:style-name="ce2">
            <text:p>6.394719</text:p>
          </table:table-cell>
          <table:table-cell office:value-type="float" office:value="-1.8918000000000001E-2" table:style-name="ce2">
            <text:p>-0.018918</text:p>
          </table:table-cell>
          <table:table-cell table:style-name="ce2"/>
          <table:table-cell office:value-type="float" office:value="3.5789072400000001E-4" table:formula="of:=POWER(([.B1280]-[.C1280]);2)" table:style-name="ce2">
            <text:p>0.000357891</text:p>
          </table:table-cell>
          <table:table-cell table:number-columns-repeated="16380"/>
        </table:table-row>
        <table:table-row table:style-name="ro1">
          <table:table-cell office:value-type="float" office:value="6.3997190000000002" table:style-name="ce2">
            <text:p>6.399719</text:p>
          </table:table-cell>
          <table:table-cell office:value-type="float" office:value="1.0859000000000001E-2" table:style-name="ce2">
            <text:p>0.010859</text:p>
          </table:table-cell>
          <table:table-cell table:style-name="ce2"/>
          <table:table-cell office:value-type="float" office:value="1.1791788100000002E-4" table:formula="of:=POWER(([.B1281]-[.C1281]);2)" table:style-name="ce2">
            <text:p>0.000117918</text:p>
          </table:table-cell>
          <table:table-cell table:number-columns-repeated="16380"/>
        </table:table-row>
        <table:table-row table:style-name="ro1">
          <table:table-cell office:value-type="float" office:value="6.4047179999999999" table:style-name="ce2">
            <text:p>6.404718</text:p>
          </table:table-cell>
          <table:table-cell office:value-type="float" office:value="-0.37924999999999998" table:style-name="ce2">
            <text:p>-0.37925</text:p>
          </table:table-cell>
          <table:table-cell table:style-name="ce2"/>
          <table:table-cell office:value-type="float" office:value="0.14383056249999998" table:formula="of:=POWER(([.B1282]-[.C1282]);2)" table:style-name="ce2">
            <text:p>0.143830563</text:p>
          </table:table-cell>
          <table:table-cell table:number-columns-repeated="16380"/>
        </table:table-row>
        <table:table-row table:style-name="ro1">
          <table:table-cell office:value-type="float" office:value="6.4097179999999998" table:style-name="ce2">
            <text:p>6.409718</text:p>
          </table:table-cell>
          <table:table-cell office:value-type="float" office:value="1.3877E-2" table:style-name="ce2">
            <text:p>0.013877</text:p>
          </table:table-cell>
          <table:table-cell table:style-name="ce2"/>
          <table:table-cell office:value-type="float" office:value="1.9257112900000002E-4" table:formula="of:=POWER(([.B1283]-[.C1283]);2)" table:style-name="ce2">
            <text:p>0.000192571</text:p>
          </table:table-cell>
          <table:table-cell table:number-columns-repeated="16380"/>
        </table:table-row>
        <table:table-row table:style-name="ro1">
          <table:table-cell office:value-type="float" office:value="6.4147179999999997" table:style-name="ce2">
            <text:p>6.414718</text:p>
          </table:table-cell>
          <table:table-cell office:value-type="float" office:value="0.27383299999999999" table:style-name="ce2">
            <text:p>0.273833</text:p>
          </table:table-cell>
          <table:table-cell table:style-name="ce2"/>
          <table:table-cell office:value-type="float" office:value="7.4984511889000002E-2" table:formula="of:=POWER(([.B1284]-[.C1284]);2)" table:style-name="ce2">
            <text:p>0.074984512</text:p>
          </table:table-cell>
          <table:table-cell table:number-columns-repeated="16380"/>
        </table:table-row>
        <table:table-row table:style-name="ro1">
          <table:table-cell office:value-type="float" office:value="6.4197170000000003" table:style-name="ce2">
            <text:p>6.419717</text:p>
          </table:table-cell>
          <table:table-cell office:value-type="float" office:value="-0.21540000000000001" table:style-name="ce2">
            <text:p>-0.2154</text:p>
          </table:table-cell>
          <table:table-cell table:style-name="ce2"/>
          <table:table-cell office:value-type="float" office:value="4.6397160000000007E-2" table:formula="of:=POWER(([.B1285]-[.C1285]);2)" table:style-name="ce2">
            <text:p>0.04639716</text:p>
          </table:table-cell>
          <table:table-cell table:number-columns-repeated="16380"/>
        </table:table-row>
        <table:table-row table:style-name="ro1">
          <table:table-cell office:value-type="float" office:value="6.4247170000000002" table:style-name="ce2">
            <text:p>6.424717</text:p>
          </table:table-cell>
          <table:table-cell office:value-type="float" office:value="3.6459999999999999E-3" table:style-name="ce2">
            <text:p>0.003646</text:p>
          </table:table-cell>
          <table:table-cell table:style-name="ce2"/>
          <table:table-cell office:value-type="float" office:value="1.3293315999999999E-5" table:formula="of:=POWER(([.B1286]-[.C1286]);2)" table:style-name="ce2">
            <text:p>1.32933E-05</text:p>
          </table:table-cell>
          <table:table-cell table:number-columns-repeated="16380"/>
        </table:table-row>
        <table:table-row table:style-name="ro1">
          <table:table-cell office:value-type="float" office:value="6.4297170000000001" table:style-name="ce2">
            <text:p>6.429717</text:p>
          </table:table-cell>
          <table:table-cell office:value-type="float" office:value="-3.5764999999999998E-2" table:style-name="ce2">
            <text:p>-0.035765</text:p>
          </table:table-cell>
          <table:table-cell table:style-name="ce2"/>
          <table:table-cell office:value-type="float" office:value="1.2791352249999998E-3" table:formula="of:=POWER(([.B1287]-[.C1287]);2)" table:style-name="ce2">
            <text:p>0.001279135</text:p>
          </table:table-cell>
          <table:table-cell table:number-columns-repeated="16380"/>
        </table:table-row>
        <table:table-row table:style-name="ro1">
          <table:table-cell office:value-type="float" office:value="6.4347159999999999" table:style-name="ce2">
            <text:p>6.434716</text:p>
          </table:table-cell>
          <table:table-cell office:value-type="float" office:value="-0.21482599999999999" table:style-name="ce2">
            <text:p>-0.214826</text:p>
          </table:table-cell>
          <table:table-cell table:style-name="ce2"/>
          <table:table-cell office:value-type="float" office:value="4.6150210275999998E-2" table:formula="of:=POWER(([.B1288]-[.C1288]);2)" table:style-name="ce2">
            <text:p>0.04615021</text:p>
          </table:table-cell>
          <table:table-cell table:number-columns-repeated="16380"/>
        </table:table-row>
        <table:table-row table:style-name="ro1">
          <table:table-cell office:value-type="float" office:value="6.4397159999999998" table:style-name="ce2">
            <text:p>6.439716</text:p>
          </table:table-cell>
          <table:table-cell office:value-type="float" office:value="-0.108151" table:style-name="ce2">
            <text:p>-0.108151</text:p>
          </table:table-cell>
          <table:table-cell table:style-name="ce2"/>
          <table:table-cell office:value-type="float" office:value="1.1696638800999999E-2" table:formula="of:=POWER(([.B1289]-[.C1289]);2)" table:style-name="ce2">
            <text:p>0.011696639</text:p>
          </table:table-cell>
          <table:table-cell table:number-columns-repeated="16380"/>
        </table:table-row>
        <table:table-row table:style-name="ro1">
          <table:table-cell office:value-type="float" office:value="6.4447150000000004" table:style-name="ce2">
            <text:p>6.444715</text:p>
          </table:table-cell>
          <table:table-cell office:value-type="float" office:value="9.4022999999999995E-2" table:style-name="ce2">
            <text:p>0.094023</text:p>
          </table:table-cell>
          <table:table-cell table:style-name="ce2"/>
          <table:table-cell office:value-type="float" office:value="8.8403245289999984E-3" table:formula="of:=POWER(([.B1290]-[.C1290]);2)" table:style-name="ce2">
            <text:p>0.008840325</text:p>
          </table:table-cell>
          <table:table-cell table:number-columns-repeated="16380"/>
        </table:table-row>
        <table:table-row table:style-name="ro1">
          <table:table-cell office:value-type="float" office:value="6.4497150000000003" table:style-name="ce2">
            <text:p>6.449715</text:p>
          </table:table-cell>
          <table:table-cell office:value-type="float" office:value="-1.0178E-2" table:style-name="ce2">
            <text:p>-0.010178</text:p>
          </table:table-cell>
          <table:table-cell table:style-name="ce2"/>
          <table:table-cell office:value-type="float" office:value="1.03591684E-4" table:formula="of:=POWER(([.B1291]-[.C1291]);2)" table:style-name="ce2">
            <text:p>0.000103592</text:p>
          </table:table-cell>
          <table:table-cell table:number-columns-repeated="16380"/>
        </table:table-row>
        <table:table-row table:style-name="ro1">
          <table:table-cell office:value-type="float" office:value="6.4547150000000002" table:style-name="ce2">
            <text:p>6.454715</text:p>
          </table:table-cell>
          <table:table-cell office:value-type="float" office:value="-0.62751199999999996" table:style-name="ce2">
            <text:p>-0.627512</text:p>
          </table:table-cell>
          <table:table-cell table:style-name="ce2"/>
          <table:table-cell office:value-type="float" office:value="0.39377131014399996" table:formula="of:=POWER(([.B1292]-[.C1292]);2)" table:style-name="ce2">
            <text:p>0.39377131</text:p>
          </table:table-cell>
          <table:table-cell table:number-columns-repeated="16380"/>
        </table:table-row>
        <table:table-row table:style-name="ro1">
          <table:table-cell office:value-type="float" office:value="6.459714" table:style-name="ce2">
            <text:p>6.459714</text:p>
          </table:table-cell>
          <table:table-cell office:value-type="float" office:value="-0.12603600000000001" table:style-name="ce2">
            <text:p>-0.126036</text:p>
          </table:table-cell>
          <table:table-cell table:style-name="ce2"/>
          <table:table-cell office:value-type="float" office:value="1.5885073296000002E-2" table:formula="of:=POWER(([.B1293]-[.C1293]);2)" table:style-name="ce2">
            <text:p>0.015885073</text:p>
          </table:table-cell>
          <table:table-cell table:number-columns-repeated="16380"/>
        </table:table-row>
        <table:table-row table:style-name="ro1">
          <table:table-cell office:value-type="float" office:value="6.4647139999999998" table:style-name="ce2">
            <text:p>6.464714</text:p>
          </table:table-cell>
          <table:table-cell office:value-type="float" office:value="-0.53247299999999997" table:style-name="ce2">
            <text:p>-0.532473</text:p>
          </table:table-cell>
          <table:table-cell table:style-name="ce2"/>
          <table:table-cell office:value-type="float" office:value="0.28352749572899999" table:formula="of:=POWER(([.B1294]-[.C1294]);2)" table:style-name="ce2">
            <text:p>0.283527496</text:p>
          </table:table-cell>
          <table:table-cell table:number-columns-repeated="16380"/>
        </table:table-row>
        <table:table-row table:style-name="ro1">
          <table:table-cell office:value-type="float" office:value="6.4697139999999997" table:style-name="ce2">
            <text:p>6.469714</text:p>
          </table:table-cell>
          <table:table-cell office:value-type="float" office:value="-1.3291000000000001E-2" table:style-name="ce2">
            <text:p>-0.013291</text:p>
          </table:table-cell>
          <table:table-cell table:style-name="ce2"/>
          <table:table-cell office:value-type="float" office:value="1.7665068100000003E-4" table:formula="of:=POWER(([.B1295]-[.C1295]);2)" table:style-name="ce2">
            <text:p>0.000176651</text:p>
          </table:table-cell>
          <table:table-cell table:number-columns-repeated="16380"/>
        </table:table-row>
        <table:table-row table:style-name="ro1">
          <table:table-cell office:value-type="float" office:value="6.4747130000000004" table:style-name="ce2">
            <text:p>6.474713</text:p>
          </table:table-cell>
          <table:table-cell office:value-type="float" office:value="0.96104800000000001" table:style-name="ce2">
            <text:p>0.961048</text:p>
          </table:table-cell>
          <table:table-cell table:style-name="ce2"/>
          <table:table-cell office:value-type="float" office:value="0.92361325830399998" table:formula="of:=POWER(([.B1296]-[.C1296]);2)" table:style-name="ce2">
            <text:p>0.923613258</text:p>
          </table:table-cell>
          <table:table-cell table:number-columns-repeated="16380"/>
        </table:table-row>
        <table:table-row table:style-name="ro1">
          <table:table-cell office:value-type="float" office:value="6.4797130000000003" table:style-name="ce2">
            <text:p>6.479713</text:p>
          </table:table-cell>
          <table:table-cell office:value-type="float" office:value="4.5517000000000002E-2" table:style-name="ce2">
            <text:p>0.045517</text:p>
          </table:table-cell>
          <table:table-cell table:style-name="ce2"/>
          <table:table-cell office:value-type="float" office:value="2.0717972890000004E-3" table:formula="of:=POWER(([.B1297]-[.C1297]);2)" table:style-name="ce2">
            <text:p>0.002071797</text:p>
          </table:table-cell>
          <table:table-cell table:number-columns-repeated="16380"/>
        </table:table-row>
        <table:table-row table:style-name="ro1">
          <table:table-cell office:value-type="float" office:value="6.4847130000000002" table:style-name="ce2">
            <text:p>6.484713</text:p>
          </table:table-cell>
          <table:table-cell office:value-type="float" office:value="-0.17502100000000001" table:style-name="ce2">
            <text:p>-0.175021</text:p>
          </table:table-cell>
          <table:table-cell table:style-name="ce2"/>
          <table:table-cell office:value-type="float" office:value="3.0632350441000003E-2" table:formula="of:=POWER(([.B1298]-[.C1298]);2)" table:style-name="ce2">
            <text:p>0.03063235</text:p>
          </table:table-cell>
          <table:table-cell table:number-columns-repeated="16380"/>
        </table:table-row>
        <table:table-row table:style-name="ro1">
          <table:table-cell office:value-type="float" office:value="6.4897119999999999" table:style-name="ce2">
            <text:p>6.489712</text:p>
          </table:table-cell>
          <table:table-cell office:value-type="float" office:value="0.55165699999999995" table:style-name="ce2">
            <text:p>0.551657</text:p>
          </table:table-cell>
          <table:table-cell table:style-name="ce2"/>
          <table:table-cell office:value-type="float" office:value="0.30432544564899994" table:formula="of:=POWER(([.B1299]-[.C1299]);2)" table:style-name="ce2">
            <text:p>0.304325446</text:p>
          </table:table-cell>
          <table:table-cell table:number-columns-repeated="16380"/>
        </table:table-row>
        <table:table-row table:style-name="ro1">
          <table:table-cell office:value-type="float" office:value="6.4947119999999998" table:style-name="ce2">
            <text:p>6.494712</text:p>
          </table:table-cell>
          <table:table-cell office:value-type="float" office:value="-0.51220399999999999" table:style-name="ce2">
            <text:p>-0.512204</text:p>
          </table:table-cell>
          <table:table-cell table:style-name="ce2"/>
          <table:table-cell office:value-type="float" office:value="0.26235293761599998" table:formula="of:=POWER(([.B1300]-[.C1300]);2)" table:style-name="ce2">
            <text:p>0.262352938</text:p>
          </table:table-cell>
          <table:table-cell table:number-columns-repeated="16380"/>
        </table:table-row>
        <table:table-row table:style-name="ro1">
          <table:table-cell office:value-type="float" office:value="6.4997119999999997" table:style-name="ce2">
            <text:p>6.499712</text:p>
          </table:table-cell>
          <table:table-cell office:value-type="float" office:value="-0.177674" table:style-name="ce2">
            <text:p>-0.177674</text:p>
          </table:table-cell>
          <table:table-cell table:style-name="ce2"/>
          <table:table-cell office:value-type="float" office:value="3.1568050276000001E-2" table:formula="of:=POWER(([.B1301]-[.C1301]);2)" table:style-name="ce2">
            <text:p>0.03156805</text:p>
          </table:table-cell>
          <table:table-cell table:number-columns-repeated="16380"/>
        </table:table-row>
        <table:table-row table:style-name="ro1">
          <table:table-cell office:value-type="float" office:value="6.5047110000000004" table:style-name="ce2">
            <text:p>6.504711</text:p>
          </table:table-cell>
          <table:table-cell office:value-type="float" office:value="0.260826" table:style-name="ce2">
            <text:p>0.260826</text:p>
          </table:table-cell>
          <table:table-cell table:style-name="ce2"/>
          <table:table-cell office:value-type="float" office:value="6.8030202275999999E-2" table:formula="of:=POWER(([.B1302]-[.C1302]);2)" table:style-name="ce2">
            <text:p>0.068030202</text:p>
          </table:table-cell>
          <table:table-cell table:number-columns-repeated="16380"/>
        </table:table-row>
        <table:table-row table:style-name="ro1">
          <table:table-cell office:value-type="float" office:value="6.5097110000000002" table:style-name="ce2">
            <text:p>6.509711</text:p>
          </table:table-cell>
          <table:table-cell office:value-type="float" office:value="7.1844000000000005E-2" table:style-name="ce2">
            <text:p>0.071844</text:p>
          </table:table-cell>
          <table:table-cell table:style-name="ce2"/>
          <table:table-cell office:value-type="float" office:value="5.1615603360000003E-3" table:formula="of:=POWER(([.B1303]-[.C1303]);2)" table:style-name="ce2">
            <text:p>0.00516156</text:p>
          </table:table-cell>
          <table:table-cell table:number-columns-repeated="16380"/>
        </table:table-row>
        <table:table-row table:style-name="ro1">
          <table:table-cell office:value-type="float" office:value="6.51471" table:style-name="ce2">
            <text:p>6.51471</text:p>
          </table:table-cell>
          <table:table-cell office:value-type="float" office:value="0.22904099999999999" table:style-name="ce2">
            <text:p>0.229041</text:p>
          </table:table-cell>
          <table:table-cell table:style-name="ce2"/>
          <table:table-cell office:value-type="float" office:value="5.2459779680999997E-2" table:formula="of:=POWER(([.B1304]-[.C1304]);2)" table:style-name="ce2">
            <text:p>0.05245978</text:p>
          </table:table-cell>
          <table:table-cell table:number-columns-repeated="16380"/>
        </table:table-row>
        <table:table-row table:style-name="ro1">
          <table:table-cell office:value-type="float" office:value="6.5197099999999999" table:style-name="ce2">
            <text:p>6.51971</text:p>
          </table:table-cell>
          <table:table-cell office:value-type="float" office:value="-0.55543600000000004" table:style-name="ce2">
            <text:p>-0.555436</text:p>
          </table:table-cell>
          <table:table-cell table:style-name="ce2"/>
          <table:table-cell office:value-type="float" office:value="0.30850915009600005" table:formula="of:=POWER(([.B1305]-[.C1305]);2)" table:style-name="ce2">
            <text:p>0.30850915</text:p>
          </table:table-cell>
          <table:table-cell table:number-columns-repeated="16380"/>
        </table:table-row>
        <table:table-row table:style-name="ro1">
          <table:table-cell office:value-type="float" office:value="6.5247099999999998" table:style-name="ce2">
            <text:p>6.52471</text:p>
          </table:table-cell>
          <table:table-cell office:value-type="float" office:value="0.13639999999999999" table:style-name="ce2">
            <text:p>0.1364</text:p>
          </table:table-cell>
          <table:table-cell table:style-name="ce2"/>
          <table:table-cell office:value-type="float" office:value="1.8604959999999997E-2" table:formula="of:=POWER(([.B1306]-[.C1306]);2)" table:style-name="ce2">
            <text:p>0.01860496</text:p>
          </table:table-cell>
          <table:table-cell table:number-columns-repeated="16380"/>
        </table:table-row>
        <table:table-row table:style-name="ro1">
          <table:table-cell office:value-type="float" office:value="6.5297090000000004" table:style-name="ce2">
            <text:p>6.529709</text:p>
          </table:table-cell>
          <table:table-cell office:value-type="float" office:value="0.97566200000000003" table:style-name="ce2">
            <text:p>0.975662</text:p>
          </table:table-cell>
          <table:table-cell table:style-name="ce2"/>
          <table:table-cell office:value-type="float" office:value="0.95191633824400002" table:formula="of:=POWER(([.B1307]-[.C1307]);2)" table:style-name="ce2">
            <text:p>0.951916338</text:p>
          </table:table-cell>
          <table:table-cell table:number-columns-repeated="16380"/>
        </table:table-row>
        <table:table-row table:style-name="ro1">
          <table:table-cell office:value-type="float" office:value="6.5347090000000003" table:style-name="ce2">
            <text:p>6.534709</text:p>
          </table:table-cell>
          <table:table-cell office:value-type="float" office:value="0.40744399999999997" table:style-name="ce2">
            <text:p>0.407444</text:p>
          </table:table-cell>
          <table:table-cell table:style-name="ce2"/>
          <table:table-cell office:value-type="float" office:value="0.16601061313599999" table:formula="of:=POWER(([.B1308]-[.C1308]);2)" table:style-name="ce2">
            <text:p>0.166010613</text:p>
          </table:table-cell>
          <table:table-cell table:number-columns-repeated="16380"/>
        </table:table-row>
        <table:table-row table:style-name="ro1">
          <table:table-cell office:value-type="float" office:value="6.5397090000000002" table:style-name="ce2">
            <text:p>6.539709</text:p>
          </table:table-cell>
          <table:table-cell office:value-type="float" office:value="3.3052999999999999E-2" table:style-name="ce2">
            <text:p>0.033053</text:p>
          </table:table-cell>
          <table:table-cell table:style-name="ce2"/>
          <table:table-cell office:value-type="float" office:value="1.092500809E-3" table:formula="of:=POWER(([.B1309]-[.C1309]);2)" table:style-name="ce2">
            <text:p>0.001092501</text:p>
          </table:table-cell>
          <table:table-cell table:number-columns-repeated="16380"/>
        </table:table-row>
        <table:table-row table:style-name="ro1">
          <table:table-cell office:value-type="float" office:value="6.544708" table:style-name="ce2">
            <text:p>6.544708</text:p>
          </table:table-cell>
          <table:table-cell office:value-type="float" office:value="-0.22145799999999999" table:style-name="ce2">
            <text:p>-0.221458</text:p>
          </table:table-cell>
          <table:table-cell table:style-name="ce2"/>
          <table:table-cell office:value-type="float" office:value="4.9043645763999992E-2" table:formula="of:=POWER(([.B1310]-[.C1310]);2)" table:style-name="ce2">
            <text:p>0.049043646</text:p>
          </table:table-cell>
          <table:table-cell table:number-columns-repeated="16380"/>
        </table:table-row>
        <table:table-row table:style-name="ro1">
          <table:table-cell office:value-type="float" office:value="6.5497079999999999" table:style-name="ce2">
            <text:p>6.549708</text:p>
          </table:table-cell>
          <table:table-cell office:value-type="float" office:value="0.183423" table:style-name="ce2">
            <text:p>0.183423</text:p>
          </table:table-cell>
          <table:table-cell table:style-name="ce2"/>
          <table:table-cell office:value-type="float" office:value="3.3643996929000004E-2" table:formula="of:=POWER(([.B1311]-[.C1311]);2)" table:style-name="ce2">
            <text:p>0.033643997</text:p>
          </table:table-cell>
          <table:table-cell table:number-columns-repeated="16380"/>
        </table:table-row>
        <table:table-row table:style-name="ro1">
          <table:table-cell office:value-type="float" office:value="6.5547079999999998" table:style-name="ce2">
            <text:p>6.554708</text:p>
          </table:table-cell>
          <table:table-cell office:value-type="float" office:value="0.47636499999999998" table:style-name="ce2">
            <text:p>0.476365</text:p>
          </table:table-cell>
          <table:table-cell table:style-name="ce2"/>
          <table:table-cell office:value-type="float" office:value="0.22692361322499999" table:formula="of:=POWER(([.B1312]-[.C1312]);2)" table:style-name="ce2">
            <text:p>0.226923613</text:p>
          </table:table-cell>
          <table:table-cell table:number-columns-repeated="16380"/>
        </table:table-row>
        <table:table-row table:style-name="ro1">
          <table:table-cell office:value-type="float" office:value="6.5597070000000004" table:style-name="ce2">
            <text:p>6.559707</text:p>
          </table:table-cell>
          <table:table-cell office:value-type="float" office:value="-0.14938100000000001" table:style-name="ce2">
            <text:p>-0.149381</text:p>
          </table:table-cell>
          <table:table-cell table:style-name="ce2"/>
          <table:table-cell office:value-type="float" office:value="2.2314683161000003E-2" table:formula="of:=POWER(([.B1313]-[.C1313]);2)" table:style-name="ce2">
            <text:p>0.022314683</text:p>
          </table:table-cell>
          <table:table-cell table:number-columns-repeated="16380"/>
        </table:table-row>
        <table:table-row table:style-name="ro1">
          <table:table-cell office:value-type="float" office:value="6.5647070000000003" table:style-name="ce2">
            <text:p>6.564707</text:p>
          </table:table-cell>
          <table:table-cell office:value-type="float" office:value="0.18615799999999999" table:style-name="ce2">
            <text:p>0.186158</text:p>
          </table:table-cell>
          <table:table-cell table:style-name="ce2"/>
          <table:table-cell office:value-type="float" office:value="3.4654800963999997E-2" table:formula="of:=POWER(([.B1314]-[.C1314]);2)" table:style-name="ce2">
            <text:p>0.034654801</text:p>
          </table:table-cell>
          <table:table-cell table:number-columns-repeated="16380"/>
        </table:table-row>
        <table:table-row table:style-name="ro1">
          <table:table-cell office:value-type="float" office:value="6.569706" table:style-name="ce2">
            <text:p>6.569706</text:p>
          </table:table-cell>
          <table:table-cell office:value-type="float" office:value="-0.50471100000000002" table:style-name="ce2">
            <text:p>-0.504711</text:p>
          </table:table-cell>
          <table:table-cell table:style-name="ce2"/>
          <table:table-cell office:value-type="float" office:value="0.25473319352100005" table:formula="of:=POWER(([.B1315]-[.C1315]);2)" table:style-name="ce2">
            <text:p>0.254733194</text:p>
          </table:table-cell>
          <table:table-cell table:number-columns-repeated="16380"/>
        </table:table-row>
        <table:table-row table:style-name="ro1">
          <table:table-cell office:value-type="float" office:value="6.5747059999999999" table:style-name="ce2">
            <text:p>6.574706</text:p>
          </table:table-cell>
          <table:table-cell office:value-type="float" office:value="0.470605" table:style-name="ce2">
            <text:p>0.470605</text:p>
          </table:table-cell>
          <table:table-cell table:style-name="ce2"/>
          <table:table-cell office:value-type="float" office:value="0.22146906602499999" table:formula="of:=POWER(([.B1316]-[.C1316]);2)" table:style-name="ce2">
            <text:p>0.221469066</text:p>
          </table:table-cell>
          <table:table-cell table:number-columns-repeated="16380"/>
        </table:table-row>
        <table:table-row table:style-name="ro1">
          <table:table-cell office:value-type="float" office:value="6.5797059999999998" table:style-name="ce2">
            <text:p>6.579706</text:p>
          </table:table-cell>
          <table:table-cell office:value-type="float" office:value="0.48197699999999999" table:style-name="ce2">
            <text:p>0.481977</text:p>
          </table:table-cell>
          <table:table-cell table:style-name="ce2"/>
          <table:table-cell office:value-type="float" office:value="0.232301828529" table:formula="of:=POWER(([.B1317]-[.C1317]);2)" table:style-name="ce2">
            <text:p>0.232301829</text:p>
          </table:table-cell>
          <table:table-cell table:number-columns-repeated="16380"/>
        </table:table-row>
        <table:table-row table:style-name="ro1">
          <table:table-cell office:value-type="float" office:value="6.5847049999999996" table:style-name="ce2">
            <text:p>6.584705</text:p>
          </table:table-cell>
          <table:table-cell office:value-type="float" office:value="6.8057000000000006E-2" table:style-name="ce2">
            <text:p>0.068057</text:p>
          </table:table-cell>
          <table:table-cell table:style-name="ce2"/>
          <table:table-cell office:value-type="float" office:value="4.6317552490000007E-3" table:formula="of:=POWER(([.B1318]-[.C1318]);2)" table:style-name="ce2">
            <text:p>0.004631755</text:p>
          </table:table-cell>
          <table:table-cell table:number-columns-repeated="16380"/>
        </table:table-row>
        <table:table-row table:style-name="ro1">
          <table:table-cell office:value-type="float" office:value="6.5897050000000004" table:style-name="ce2">
            <text:p>6.589705</text:p>
          </table:table-cell>
          <table:table-cell office:value-type="float" office:value="-0.117142" table:style-name="ce2">
            <text:p>-0.117142</text:p>
          </table:table-cell>
          <table:table-cell table:style-name="ce2"/>
          <table:table-cell office:value-type="float" office:value="1.3722248163999999E-2" table:formula="of:=POWER(([.B1319]-[.C1319]);2)" table:style-name="ce2">
            <text:p>0.013722248</text:p>
          </table:table-cell>
          <table:table-cell table:number-columns-repeated="16380"/>
        </table:table-row>
        <table:table-row table:style-name="ro1">
          <table:table-cell office:value-type="float" office:value="6.5947050000000003" table:style-name="ce2">
            <text:p>6.594705</text:p>
          </table:table-cell>
          <table:table-cell office:value-type="float" office:value="-0.319942" table:style-name="ce2">
            <text:p>-0.319942</text:p>
          </table:table-cell>
          <table:table-cell table:style-name="ce2"/>
          <table:table-cell office:value-type="float" office:value="0.102362883364" table:formula="of:=POWER(([.B1320]-[.C1320]);2)" table:style-name="ce2">
            <text:p>0.102362883</text:p>
          </table:table-cell>
          <table:table-cell table:number-columns-repeated="16380"/>
        </table:table-row>
        <table:table-row table:style-name="ro1">
          <table:table-cell office:value-type="float" office:value="6.599704" table:style-name="ce2">
            <text:p>6.599704</text:p>
          </table:table-cell>
          <table:table-cell office:value-type="float" office:value="-0.112317" table:style-name="ce2">
            <text:p>-0.112317</text:p>
          </table:table-cell>
          <table:table-cell table:style-name="ce2"/>
          <table:table-cell office:value-type="float" office:value="1.2615108489E-2" table:formula="of:=POWER(([.B1321]-[.C1321]);2)" table:style-name="ce2">
            <text:p>0.012615108</text:p>
          </table:table-cell>
          <table:table-cell table:number-columns-repeated="16380"/>
        </table:table-row>
        <table:table-row table:style-name="ro1">
          <table:table-cell office:value-type="float" office:value="6.6047039999999999" table:style-name="ce2">
            <text:p>6.604704</text:p>
          </table:table-cell>
          <table:table-cell office:value-type="float" office:value="0.25545699999999999" table:style-name="ce2">
            <text:p>0.255457</text:p>
          </table:table-cell>
          <table:table-cell table:style-name="ce2"/>
          <table:table-cell office:value-type="float" office:value="6.5258278848999998E-2" table:formula="of:=POWER(([.B1322]-[.C1322]);2)" table:style-name="ce2">
            <text:p>0.065258279</text:p>
          </table:table-cell>
          <table:table-cell table:number-columns-repeated="16380"/>
        </table:table-row>
        <table:table-row table:style-name="ro1">
          <table:table-cell office:value-type="float" office:value="6.6097039999999998" table:style-name="ce2">
            <text:p>6.609704</text:p>
          </table:table-cell>
          <table:table-cell office:value-type="float" office:value="-0.27100099999999999" table:style-name="ce2">
            <text:p>-0.271001</text:p>
          </table:table-cell>
          <table:table-cell table:style-name="ce2"/>
          <table:table-cell office:value-type="float" office:value="7.344154200099999E-2" table:formula="of:=POWER(([.B1323]-[.C1323]);2)" table:style-name="ce2">
            <text:p>0.073441542</text:p>
          </table:table-cell>
          <table:table-cell table:number-columns-repeated="16380"/>
        </table:table-row>
        <table:table-row table:style-name="ro1">
          <table:table-cell office:value-type="float" office:value="6.6147030000000004" table:style-name="ce2">
            <text:p>6.614703</text:p>
          </table:table-cell>
          <table:table-cell office:value-type="float" office:value="-0.56188000000000005" table:style-name="ce2">
            <text:p>-0.56188</text:p>
          </table:table-cell>
          <table:table-cell table:style-name="ce2"/>
          <table:table-cell office:value-type="float" office:value="0.31570913440000004" table:formula="of:=POWER(([.B1324]-[.C1324]);2)" table:style-name="ce2">
            <text:p>0.315709134</text:p>
          </table:table-cell>
          <table:table-cell table:number-columns-repeated="16380"/>
        </table:table-row>
        <table:table-row table:style-name="ro1">
          <table:table-cell office:value-type="float" office:value="6.6197030000000003" table:style-name="ce2">
            <text:p>6.619703</text:p>
          </table:table-cell>
          <table:table-cell office:value-type="float" office:value="0.50506099999999998" table:style-name="ce2">
            <text:p>0.505061</text:p>
          </table:table-cell>
          <table:table-cell table:style-name="ce2"/>
          <table:table-cell office:value-type="float" office:value="0.255086613721" table:formula="of:=POWER(([.B1325]-[.C1325]);2)" table:style-name="ce2">
            <text:p>0.255086614</text:p>
          </table:table-cell>
          <table:table-cell table:number-columns-repeated="16380"/>
        </table:table-row>
        <table:table-row table:style-name="ro1">
          <table:table-cell office:value-type="float" office:value="6.6247020000000001" table:style-name="ce2">
            <text:p>6.624702</text:p>
          </table:table-cell>
          <table:table-cell office:value-type="float" office:value="1.4512000000000001E-2" table:style-name="ce2">
            <text:p>0.014512</text:p>
          </table:table-cell>
          <table:table-cell table:style-name="ce2"/>
          <table:table-cell office:value-type="float" office:value="2.1059814400000001E-4" table:formula="of:=POWER(([.B1326]-[.C1326]);2)" table:style-name="ce2">
            <text:p>0.000210598</text:p>
          </table:table-cell>
          <table:table-cell table:number-columns-repeated="16380"/>
        </table:table-row>
        <table:table-row table:style-name="ro1">
          <table:table-cell office:value-type="float" office:value="6.629702" table:style-name="ce2">
            <text:p>6.629702</text:p>
          </table:table-cell>
          <table:table-cell office:value-type="float" office:value="-0.32199699999999998" table:style-name="ce2">
            <text:p>-0.321997</text:p>
          </table:table-cell>
          <table:table-cell table:style-name="ce2"/>
          <table:table-cell office:value-type="float" office:value="0.10368206800899998" table:formula="of:=POWER(([.B1327]-[.C1327]);2)" table:style-name="ce2">
            <text:p>0.103682068</text:p>
          </table:table-cell>
          <table:table-cell table:number-columns-repeated="16380"/>
        </table:table-row>
        <table:table-row table:style-name="ro1">
          <table:table-cell office:value-type="float" office:value="6.6347019999999999" table:style-name="ce2">
            <text:p>6.634702</text:p>
          </table:table-cell>
          <table:table-cell office:value-type="float" office:value="5.3113E-2" table:style-name="ce2">
            <text:p>0.053113</text:p>
          </table:table-cell>
          <table:table-cell table:style-name="ce2"/>
          <table:table-cell office:value-type="float" office:value="2.8209907690000002E-3" table:formula="of:=POWER(([.B1328]-[.C1328]);2)" table:style-name="ce2">
            <text:p>0.002820991</text:p>
          </table:table-cell>
          <table:table-cell table:number-columns-repeated="16380"/>
        </table:table-row>
        <table:table-row table:style-name="ro1">
          <table:table-cell office:value-type="float" office:value="6.6397009999999996" table:style-name="ce2">
            <text:p>6.639701</text:p>
          </table:table-cell>
          <table:table-cell office:value-type="float" office:value="0.95954700000000004" table:style-name="ce2">
            <text:p>0.959547</text:p>
          </table:table-cell>
          <table:table-cell table:style-name="ce2"/>
          <table:table-cell office:value-type="float" office:value="0.92073044520900005" table:formula="of:=POWER(([.B1329]-[.C1329]);2)" table:style-name="ce2">
            <text:p>0.920730445</text:p>
          </table:table-cell>
          <table:table-cell table:number-columns-repeated="16380"/>
        </table:table-row>
        <table:table-row table:style-name="ro1">
          <table:table-cell office:value-type="float" office:value="6.6447010000000004" table:style-name="ce2">
            <text:p>6.644701</text:p>
          </table:table-cell>
          <table:table-cell office:value-type="float" office:value="0.36788999999999999" table:style-name="ce2">
            <text:p>0.36789</text:p>
          </table:table-cell>
          <table:table-cell table:style-name="ce2"/>
          <table:table-cell office:value-type="float" office:value="0.1353430521" table:formula="of:=POWER(([.B1330]-[.C1330]);2)" table:style-name="ce2">
            <text:p>0.135343052</text:p>
          </table:table-cell>
          <table:table-cell table:number-columns-repeated="16380"/>
        </table:table-row>
        <table:table-row table:style-name="ro1">
          <table:table-cell office:value-type="float" office:value="6.6497010000000003" table:style-name="ce2">
            <text:p>6.649701</text:p>
          </table:table-cell>
          <table:table-cell office:value-type="float" office:value="0.107252" table:style-name="ce2">
            <text:p>0.107252</text:p>
          </table:table-cell>
          <table:table-cell table:style-name="ce2"/>
          <table:table-cell office:value-type="float" office:value="1.1502991504E-2" table:formula="of:=POWER(([.B1331]-[.C1331]);2)" table:style-name="ce2">
            <text:p>0.011502992</text:p>
          </table:table-cell>
          <table:table-cell table:number-columns-repeated="16380"/>
        </table:table-row>
        <table:table-row table:style-name="ro1">
          <table:table-cell office:value-type="float" office:value="6.6547000000000001" table:style-name="ce2">
            <text:p>6.6547</text:p>
          </table:table-cell>
          <table:table-cell office:value-type="float" office:value="-0.33355899999999999" table:style-name="ce2">
            <text:p>-0.333559</text:p>
          </table:table-cell>
          <table:table-cell table:style-name="ce2"/>
          <table:table-cell office:value-type="float" office:value="0.111261606481" table:formula="of:=POWER(([.B1332]-[.C1332]);2)" table:style-name="ce2">
            <text:p>0.111261606</text:p>
          </table:table-cell>
          <table:table-cell table:number-columns-repeated="16380"/>
        </table:table-row>
        <table:table-row table:style-name="ro1">
          <table:table-cell office:value-type="float" office:value="6.6597" table:style-name="ce2">
            <text:p>6.6597</text:p>
          </table:table-cell>
          <table:table-cell office:value-type="float" office:value="0.64318500000000001" table:style-name="ce2">
            <text:p>0.643185</text:p>
          </table:table-cell>
          <table:table-cell table:style-name="ce2"/>
          <table:table-cell office:value-type="float" office:value="0.41368694422500002" table:formula="of:=POWER(([.B1333]-[.C1333]);2)" table:style-name="ce2">
            <text:p>0.413686944</text:p>
          </table:table-cell>
          <table:table-cell table:number-columns-repeated="16380"/>
        </table:table-row>
        <table:table-row table:style-name="ro1">
          <table:table-cell office:value-type="float" office:value="6.6646999999999998" table:style-name="ce2">
            <text:p>6.6647</text:p>
          </table:table-cell>
          <table:table-cell office:value-type="float" office:value="-0.57684899999999995" table:style-name="ce2">
            <text:p>-0.576849</text:p>
          </table:table-cell>
          <table:table-cell table:style-name="ce2"/>
          <table:table-cell office:value-type="float" office:value="0.33275476880099991" table:formula="of:=POWER(([.B1334]-[.C1334]);2)" table:style-name="ce2">
            <text:p>0.332754769</text:p>
          </table:table-cell>
          <table:table-cell table:number-columns-repeated="16380"/>
        </table:table-row>
        <table:table-row table:style-name="ro1">
          <table:table-cell office:value-type="float" office:value="6.6696989999999996" table:style-name="ce2">
            <text:p>6.669699</text:p>
          </table:table-cell>
          <table:table-cell office:value-type="float" office:value="-0.50588" table:style-name="ce2">
            <text:p>-0.50588</text:p>
          </table:table-cell>
          <table:table-cell table:style-name="ce2"/>
          <table:table-cell office:value-type="float" office:value="0.25591457439999998" table:formula="of:=POWER(([.B1335]-[.C1335]);2)" table:style-name="ce2">
            <text:p>0.255914574</text:p>
          </table:table-cell>
          <table:table-cell table:number-columns-repeated="16380"/>
        </table:table-row>
        <table:table-row table:style-name="ro1">
          <table:table-cell office:value-type="float" office:value="6.6746990000000004" table:style-name="ce2">
            <text:p>6.674699</text:p>
          </table:table-cell>
          <table:table-cell office:value-type="float" office:value="-2.7132E-2" table:style-name="ce2">
            <text:p>-0.027132</text:p>
          </table:table-cell>
          <table:table-cell table:style-name="ce2"/>
          <table:table-cell office:value-type="float" office:value="7.3614542399999994E-4" table:formula="of:=POWER(([.B1336]-[.C1336]);2)" table:style-name="ce2">
            <text:p>0.000736145</text:p>
          </table:table-cell>
          <table:table-cell table:number-columns-repeated="16380"/>
        </table:table-row>
        <table:table-row table:style-name="ro1">
          <table:table-cell office:value-type="float" office:value="6.6796980000000001" table:style-name="ce2">
            <text:p>6.679698</text:p>
          </table:table-cell>
          <table:table-cell office:value-type="float" office:value="5.7010999999999999E-2" table:style-name="ce2">
            <text:p>0.057011</text:p>
          </table:table-cell>
          <table:table-cell table:style-name="ce2"/>
          <table:table-cell office:value-type="float" office:value="3.2502541210000001E-3" table:formula="of:=POWER(([.B1337]-[.C1337]);2)" table:style-name="ce2">
            <text:p>0.003250254</text:p>
          </table:table-cell>
          <table:table-cell table:number-columns-repeated="16380"/>
        </table:table-row>
        <table:table-row table:style-name="ro1">
          <table:table-cell office:value-type="float" office:value="6.684698" table:style-name="ce2">
            <text:p>6.684698</text:p>
          </table:table-cell>
          <table:table-cell office:value-type="float" office:value="0.68854800000000005" table:style-name="ce2">
            <text:p>0.688548</text:p>
          </table:table-cell>
          <table:table-cell table:style-name="ce2"/>
          <table:table-cell office:value-type="float" office:value="0.47409834830400005" table:formula="of:=POWER(([.B1338]-[.C1338]);2)" table:style-name="ce2">
            <text:p>0.474098348</text:p>
          </table:table-cell>
          <table:table-cell table:number-columns-repeated="16380"/>
        </table:table-row>
        <table:table-row table:style-name="ro1">
          <table:table-cell office:value-type="float" office:value="6.6896979999999999" table:style-name="ce2">
            <text:p>6.689698</text:p>
          </table:table-cell>
          <table:table-cell office:value-type="float" office:value="-0.341281" table:style-name="ce2">
            <text:p>-0.341281</text:p>
          </table:table-cell>
          <table:table-cell table:style-name="ce2"/>
          <table:table-cell office:value-type="float" office:value="0.116472720961" table:formula="of:=POWER(([.B1339]-[.C1339]);2)" table:style-name="ce2">
            <text:p>0.116472721</text:p>
          </table:table-cell>
          <table:table-cell table:number-columns-repeated="16380"/>
        </table:table-row>
        <table:table-row table:style-name="ro1">
          <table:table-cell office:value-type="float" office:value="6.6946969999999997" table:style-name="ce2">
            <text:p>6.694697</text:p>
          </table:table-cell>
          <table:table-cell office:value-type="float" office:value="0.19561100000000001" table:style-name="ce2">
            <text:p>0.195611</text:p>
          </table:table-cell>
          <table:table-cell table:style-name="ce2"/>
          <table:table-cell office:value-type="float" office:value="3.8263663321000001E-2" table:formula="of:=POWER(([.B1340]-[.C1340]);2)" table:style-name="ce2">
            <text:p>0.038263663</text:p>
          </table:table-cell>
          <table:table-cell table:number-columns-repeated="16380"/>
        </table:table-row>
        <table:table-row table:style-name="ro1">
          <table:table-cell office:value-type="float" office:value="6.6996969999999996" table:style-name="ce2">
            <text:p>6.699697</text:p>
          </table:table-cell>
          <table:table-cell office:value-type="float" office:value="0.78956499999999996" table:style-name="ce2">
            <text:p>0.789565</text:p>
          </table:table-cell>
          <table:table-cell table:style-name="ce2"/>
          <table:table-cell office:value-type="float" office:value="0.62341288922499993" table:formula="of:=POWER(([.B1341]-[.C1341]);2)" table:style-name="ce2">
            <text:p>0.623412889</text:p>
          </table:table-cell>
          <table:table-cell table:number-columns-repeated="16380"/>
        </table:table-row>
        <table:table-row table:style-name="ro1">
          <table:table-cell office:value-type="float" office:value="6.7046970000000004" table:style-name="ce2">
            <text:p>6.704697</text:p>
          </table:table-cell>
          <table:table-cell office:value-type="float" office:value="0.72736900000000004" table:style-name="ce2">
            <text:p>0.727369</text:p>
          </table:table-cell>
          <table:table-cell table:style-name="ce2"/>
          <table:table-cell office:value-type="float" office:value="0.52906566216100004" table:formula="of:=POWER(([.B1342]-[.C1342]);2)" table:style-name="ce2">
            <text:p>0.529065662</text:p>
          </table:table-cell>
          <table:table-cell table:number-columns-repeated="16380"/>
        </table:table-row>
        <table:table-row table:style-name="ro1">
          <table:table-cell office:value-type="float" office:value="6.7096960000000001" table:style-name="ce2">
            <text:p>6.709696</text:p>
          </table:table-cell>
          <table:table-cell office:value-type="float" office:value="-0.10148" table:style-name="ce2">
            <text:p>-0.10148</text:p>
          </table:table-cell>
          <table:table-cell table:style-name="ce2"/>
          <table:table-cell office:value-type="float" office:value="1.0298190400000001E-2" table:formula="of:=POWER(([.B1343]-[.C1343]);2)" table:style-name="ce2">
            <text:p>0.01029819</text:p>
          </table:table-cell>
          <table:table-cell table:number-columns-repeated="16380"/>
        </table:table-row>
        <table:table-row table:style-name="ro1">
          <table:table-cell office:value-type="float" office:value="6.714696" table:style-name="ce2">
            <text:p>6.714696</text:p>
          </table:table-cell>
          <table:table-cell office:value-type="float" office:value="-2.2331E-2" table:style-name="ce2">
            <text:p>-0.022331</text:p>
          </table:table-cell>
          <table:table-cell table:style-name="ce2"/>
          <table:table-cell office:value-type="float" office:value="4.9867356099999997E-4" table:formula="of:=POWER(([.B1344]-[.C1344]);2)" table:style-name="ce2">
            <text:p>0.000498674</text:p>
          </table:table-cell>
          <table:table-cell table:number-columns-repeated="16380"/>
        </table:table-row>
        <table:table-row table:style-name="ro1">
          <table:table-cell office:value-type="float" office:value="6.7196959999999999" table:style-name="ce2">
            <text:p>6.719696</text:p>
          </table:table-cell>
          <table:table-cell office:value-type="float" office:value="-0.147175" table:style-name="ce2">
            <text:p>-0.147175</text:p>
          </table:table-cell>
          <table:table-cell table:style-name="ce2"/>
          <table:table-cell office:value-type="float" office:value="2.1660480624999999E-2" table:formula="of:=POWER(([.B1345]-[.C1345]);2)" table:style-name="ce2">
            <text:p>0.021660481</text:p>
          </table:table-cell>
          <table:table-cell table:number-columns-repeated="16380"/>
        </table:table-row>
        <table:table-row table:style-name="ro1">
          <table:table-cell office:value-type="float" office:value="6.7246949999999996" table:style-name="ce2">
            <text:p>6.724695</text:p>
          </table:table-cell>
          <table:table-cell office:value-type="float" office:value="0.235652" table:style-name="ce2">
            <text:p>0.235652</text:p>
          </table:table-cell>
          <table:table-cell table:style-name="ce2"/>
          <table:table-cell office:value-type="float" office:value="5.5531865104000003E-2" table:formula="of:=POWER(([.B1346]-[.C1346]);2)" table:style-name="ce2">
            <text:p>0.055531865</text:p>
          </table:table-cell>
          <table:table-cell table:number-columns-repeated="16380"/>
        </table:table-row>
        <table:table-row table:style-name="ro1">
          <table:table-cell office:value-type="float" office:value="6.7296950000000004" table:style-name="ce2">
            <text:p>6.729695</text:p>
          </table:table-cell>
          <table:table-cell office:value-type="float" office:value="0.86782099999999995" table:style-name="ce2">
            <text:p>0.867821</text:p>
          </table:table-cell>
          <table:table-cell table:style-name="ce2"/>
          <table:table-cell office:value-type="float" office:value="0.75311328804099997" table:formula="of:=POWER(([.B1347]-[.C1347]);2)" table:style-name="ce2">
            <text:p>0.753113288</text:p>
          </table:table-cell>
          <table:table-cell table:number-columns-repeated="16380"/>
        </table:table-row>
        <table:table-row table:style-name="ro1">
          <table:table-cell office:value-type="float" office:value="6.7346940000000002" table:style-name="ce2">
            <text:p>6.734694</text:p>
          </table:table-cell>
          <table:table-cell office:value-type="float" office:value="0.21346899999999999" table:style-name="ce2">
            <text:p>0.213469</text:p>
          </table:table-cell>
          <table:table-cell table:style-name="ce2"/>
          <table:table-cell office:value-type="float" office:value="4.5569013960999993E-2" table:formula="of:=POWER(([.B1348]-[.C1348]);2)" table:style-name="ce2">
            <text:p>0.045569014</text:p>
          </table:table-cell>
          <table:table-cell table:number-columns-repeated="16380"/>
        </table:table-row>
        <table:table-row table:style-name="ro1">
          <table:table-cell office:value-type="float" office:value="6.7396940000000001" table:style-name="ce2">
            <text:p>6.739694</text:p>
          </table:table-cell>
          <table:table-cell office:value-type="float" office:value="-8.3864999999999995E-2" table:style-name="ce2">
            <text:p>-0.083865</text:p>
          </table:table-cell>
          <table:table-cell table:style-name="ce2"/>
          <table:table-cell office:value-type="float" office:value="7.0333382249999988E-3" table:formula="of:=POWER(([.B1349]-[.C1349]);2)" table:style-name="ce2">
            <text:p>0.007033338</text:p>
          </table:table-cell>
          <table:table-cell table:number-columns-repeated="16380"/>
        </table:table-row>
        <table:table-row table:style-name="ro1">
          <table:table-cell office:value-type="float" office:value="6.744694" table:style-name="ce2">
            <text:p>6.744694</text:p>
          </table:table-cell>
          <table:table-cell office:value-type="float" office:value="-0.33785300000000001" table:style-name="ce2">
            <text:p>-0.337853</text:p>
          </table:table-cell>
          <table:table-cell table:style-name="ce2"/>
          <table:table-cell office:value-type="float" office:value="0.114144649609" table:formula="of:=POWER(([.B1350]-[.C1350]);2)" table:style-name="ce2">
            <text:p>0.11414465</text:p>
          </table:table-cell>
          <table:table-cell table:number-columns-repeated="16380"/>
        </table:table-row>
        <table:table-row table:style-name="ro1">
          <table:table-cell office:value-type="float" office:value="6.7496929999999997" table:style-name="ce2">
            <text:p>6.749693</text:p>
          </table:table-cell>
          <table:table-cell office:value-type="float" office:value="1.0339579999999999" table:style-name="ce2">
            <text:p>1.033958</text:p>
          </table:table-cell>
          <table:table-cell table:style-name="ce2"/>
          <table:table-cell office:value-type="float" office:value="1.0690691457639998" table:formula="of:=POWER(([.B1351]-[.C1351]);2)" table:style-name="ce2">
            <text:p>1.069069146</text:p>
          </table:table-cell>
          <table:table-cell table:number-columns-repeated="16380"/>
        </table:table-row>
        <table:table-row table:style-name="ro1">
          <table:table-cell office:value-type="float" office:value="6.7546929999999996" table:style-name="ce2">
            <text:p>6.754693</text:p>
          </table:table-cell>
          <table:table-cell office:value-type="float" office:value="-0.263907" table:style-name="ce2">
            <text:p>-0.263907</text:p>
          </table:table-cell>
          <table:table-cell table:style-name="ce2"/>
          <table:table-cell office:value-type="float" office:value="6.9646904649000002E-2" table:formula="of:=POWER(([.B1352]-[.C1352]);2)" table:style-name="ce2">
            <text:p>0.069646905</text:p>
          </table:table-cell>
          <table:table-cell table:number-columns-repeated="16380"/>
        </table:table-row>
        <table:table-row table:style-name="ro1">
          <table:table-cell office:value-type="float" office:value="6.7596930000000004" table:style-name="ce2">
            <text:p>6.759693</text:p>
          </table:table-cell>
          <table:table-cell office:value-type="float" office:value="-0.228633" table:style-name="ce2">
            <text:p>-0.228633</text:p>
          </table:table-cell>
          <table:table-cell table:style-name="ce2"/>
          <table:table-cell office:value-type="float" office:value="5.2273048688999998E-2" table:formula="of:=POWER(([.B1353]-[.C1353]);2)" table:style-name="ce2">
            <text:p>0.052273049</text:p>
          </table:table-cell>
          <table:table-cell table:number-columns-repeated="16380"/>
        </table:table-row>
        <table:table-row table:style-name="ro1">
          <table:table-cell office:value-type="float" office:value="6.7646920000000001" table:style-name="ce2">
            <text:p>6.764692</text:p>
          </table:table-cell>
          <table:table-cell office:value-type="float" office:value="0.63747799999999999" table:style-name="ce2">
            <text:p>0.637478</text:p>
          </table:table-cell>
          <table:table-cell table:style-name="ce2"/>
          <table:table-cell office:value-type="float" office:value="0.40637820048399997" table:formula="of:=POWER(([.B1354]-[.C1354]);2)" table:style-name="ce2">
            <text:p>0.4063782</text:p>
          </table:table-cell>
          <table:table-cell table:number-columns-repeated="16380"/>
        </table:table-row>
        <table:table-row table:style-name="ro1">
          <table:table-cell office:value-type="float" office:value="6.769692" table:style-name="ce2">
            <text:p>6.769692</text:p>
          </table:table-cell>
          <table:table-cell office:value-type="float" office:value="-1.0656730000000001" table:style-name="ce2">
            <text:p>-1.065673</text:p>
          </table:table-cell>
          <table:table-cell table:style-name="ce2"/>
          <table:table-cell office:value-type="float" office:value="1.1356589429290003" table:formula="of:=POWER(([.B1355]-[.C1355]);2)" table:style-name="ce2">
            <text:p>1.135658943</text:p>
          </table:table-cell>
          <table:table-cell table:number-columns-repeated="16380"/>
        </table:table-row>
        <table:table-row table:style-name="ro1">
          <table:table-cell office:value-type="float" office:value="6.7746919999999999" table:style-name="ce2">
            <text:p>6.774692</text:p>
          </table:table-cell>
          <table:table-cell office:value-type="float" office:value="5.8554000000000002E-2" table:style-name="ce2">
            <text:p>0.058554</text:p>
          </table:table-cell>
          <table:table-cell table:style-name="ce2"/>
          <table:table-cell office:value-type="float" office:value="3.4285709160000004E-3" table:formula="of:=POWER(([.B1356]-[.C1356]);2)" table:style-name="ce2">
            <text:p>0.003428571</text:p>
          </table:table-cell>
          <table:table-cell table:number-columns-repeated="16380"/>
        </table:table-row>
        <table:table-row table:style-name="ro1">
          <table:table-cell office:value-type="float" office:value="6.7796909999999997" table:style-name="ce2">
            <text:p>6.779691</text:p>
          </table:table-cell>
          <table:table-cell office:value-type="float" office:value="0.226187" table:style-name="ce2">
            <text:p>0.226187</text:p>
          </table:table-cell>
          <table:table-cell table:style-name="ce2"/>
          <table:table-cell office:value-type="float" office:value="5.1160558969E-2" table:formula="of:=POWER(([.B1357]-[.C1357]);2)" table:style-name="ce2">
            <text:p>0.051160559</text:p>
          </table:table-cell>
          <table:table-cell table:number-columns-repeated="16380"/>
        </table:table-row>
        <table:table-row table:style-name="ro1">
          <table:table-cell office:value-type="float" office:value="6.7846909999999996" table:style-name="ce2">
            <text:p>6.784691</text:p>
          </table:table-cell>
          <table:table-cell office:value-type="float" office:value="-5.2761000000000002E-2" table:style-name="ce2">
            <text:p>-0.052761</text:p>
          </table:table-cell>
          <table:table-cell table:style-name="ce2"/>
          <table:table-cell office:value-type="float" office:value="2.7837231210000001E-3" table:formula="of:=POWER(([.B1358]-[.C1358]);2)" table:style-name="ce2">
            <text:p>0.002783723</text:p>
          </table:table-cell>
          <table:table-cell table:number-columns-repeated="16380"/>
        </table:table-row>
        <table:table-row table:style-name="ro1">
          <table:table-cell office:value-type="float" office:value="6.7896900000000002" table:style-name="ce2">
            <text:p>6.78969</text:p>
          </table:table-cell>
          <table:table-cell office:value-type="float" office:value="0.69465200000000005" table:style-name="ce2">
            <text:p>0.694652</text:p>
          </table:table-cell>
          <table:table-cell table:style-name="ce2"/>
          <table:table-cell office:value-type="float" office:value="0.48254140110400007" table:formula="of:=POWER(([.B1359]-[.C1359]);2)" table:style-name="ce2">
            <text:p>0.482541401</text:p>
          </table:table-cell>
          <table:table-cell table:number-columns-repeated="16380"/>
        </table:table-row>
        <table:table-row table:style-name="ro1">
          <table:table-cell office:value-type="float" office:value="6.7946900000000001" table:style-name="ce2">
            <text:p>6.79469</text:p>
          </table:table-cell>
          <table:table-cell office:value-type="float" office:value="7.7539999999999996E-3" table:style-name="ce2">
            <text:p>0.007754</text:p>
          </table:table-cell>
          <table:table-cell table:style-name="ce2"/>
          <table:table-cell office:value-type="float" office:value="6.0124515999999994E-5" table:formula="of:=POWER(([.B1360]-[.C1360]);2)" table:style-name="ce2">
            <text:p>6.01245E-05</text:p>
          </table:table-cell>
          <table:table-cell table:number-columns-repeated="16380"/>
        </table:table-row>
        <table:table-row table:style-name="ro1">
          <table:table-cell office:value-type="float" office:value="6.79969" table:style-name="ce2">
            <text:p>6.79969</text:p>
          </table:table-cell>
          <table:table-cell office:value-type="float" office:value="0.26575199999999999" table:style-name="ce2">
            <text:p>0.265752</text:p>
          </table:table-cell>
          <table:table-cell table:style-name="ce2"/>
          <table:table-cell office:value-type="float" office:value="7.062412550399999E-2" table:formula="of:=POWER(([.B1361]-[.C1361]);2)" table:style-name="ce2">
            <text:p>0.070624126</text:p>
          </table:table-cell>
          <table:table-cell table:number-columns-repeated="16380"/>
        </table:table-row>
        <table:table-row table:style-name="ro1">
          <table:table-cell office:value-type="float" office:value="6.8046889999999998" table:style-name="ce2">
            <text:p>6.804689</text:p>
          </table:table-cell>
          <table:table-cell office:value-type="float" office:value="-0.41030100000000003" table:style-name="ce2">
            <text:p>-0.410301</text:p>
          </table:table-cell>
          <table:table-cell table:style-name="ce2"/>
          <table:table-cell office:value-type="float" office:value="0.16834691060100002" table:formula="of:=POWER(([.B1362]-[.C1362]);2)" table:style-name="ce2">
            <text:p>0.168346911</text:p>
          </table:table-cell>
          <table:table-cell table:number-columns-repeated="16380"/>
        </table:table-row>
        <table:table-row table:style-name="ro1">
          <table:table-cell office:value-type="float" office:value="6.8096889999999997" table:style-name="ce2">
            <text:p>6.809689</text:p>
          </table:table-cell>
          <table:table-cell office:value-type="float" office:value="-4.3319000000000003E-2" table:style-name="ce2">
            <text:p>-0.043319</text:p>
          </table:table-cell>
          <table:table-cell table:style-name="ce2"/>
          <table:table-cell office:value-type="float" office:value="1.8765357610000004E-3" table:formula="of:=POWER(([.B1363]-[.C1363]);2)" table:style-name="ce2">
            <text:p>0.001876536</text:p>
          </table:table-cell>
          <table:table-cell table:number-columns-repeated="16380"/>
        </table:table-row>
        <table:table-row table:style-name="ro1">
          <table:table-cell office:value-type="float" office:value="6.8146890000000004" table:style-name="ce2">
            <text:p>6.814689</text:p>
          </table:table-cell>
          <table:table-cell office:value-type="float" office:value="0.32352399999999998" table:style-name="ce2">
            <text:p>0.323524</text:p>
          </table:table-cell>
          <table:table-cell table:style-name="ce2"/>
          <table:table-cell office:value-type="float" office:value="0.10466777857599999" table:formula="of:=POWER(([.B1364]-[.C1364]);2)" table:style-name="ce2">
            <text:p>0.104667779</text:p>
          </table:table-cell>
          <table:table-cell table:number-columns-repeated="16380"/>
        </table:table-row>
        <table:table-row table:style-name="ro1">
          <table:table-cell office:value-type="float" office:value="6.8196880000000002" table:style-name="ce2">
            <text:p>6.819688</text:p>
          </table:table-cell>
          <table:table-cell office:value-type="float" office:value="0.49388900000000002" table:style-name="ce2">
            <text:p>0.493889</text:p>
          </table:table-cell>
          <table:table-cell table:style-name="ce2"/>
          <table:table-cell office:value-type="float" office:value="0.24392634432100002" table:formula="of:=POWER(([.B1365]-[.C1365]);2)" table:style-name="ce2">
            <text:p>0.243926344</text:p>
          </table:table-cell>
          <table:table-cell table:number-columns-repeated="16380"/>
        </table:table-row>
        <table:table-row table:style-name="ro1">
          <table:table-cell office:value-type="float" office:value="6.8246880000000001" table:style-name="ce2">
            <text:p>6.824688</text:p>
          </table:table-cell>
          <table:table-cell office:value-type="float" office:value="0.24920400000000001" table:style-name="ce2">
            <text:p>0.249204</text:p>
          </table:table-cell>
          <table:table-cell table:style-name="ce2"/>
          <table:table-cell office:value-type="float" office:value="6.2102633616000005E-2" table:formula="of:=POWER(([.B1366]-[.C1366]);2)" table:style-name="ce2">
            <text:p>0.062102634</text:p>
          </table:table-cell>
          <table:table-cell table:number-columns-repeated="16380"/>
        </table:table-row>
        <table:table-row table:style-name="ro1">
          <table:table-cell office:value-type="float" office:value="6.829688" table:style-name="ce2">
            <text:p>6.829688</text:p>
          </table:table-cell>
          <table:table-cell office:value-type="float" office:value="-4.5443999999999998E-2" table:style-name="ce2">
            <text:p>-0.045444</text:p>
          </table:table-cell>
          <table:table-cell table:style-name="ce2"/>
          <table:table-cell office:value-type="float" office:value="2.0651571359999996E-3" table:formula="of:=POWER(([.B1367]-[.C1367]);2)" table:style-name="ce2">
            <text:p>0.002065157</text:p>
          </table:table-cell>
          <table:table-cell table:number-columns-repeated="16380"/>
        </table:table-row>
        <table:table-row table:style-name="ro1">
          <table:table-cell office:value-type="float" office:value="6.8346869999999997" table:style-name="ce2">
            <text:p>6.834687</text:p>
          </table:table-cell>
          <table:table-cell office:value-type="float" office:value="-0.89578800000000003" table:style-name="ce2">
            <text:p>-0.895788</text:p>
          </table:table-cell>
          <table:table-cell table:style-name="ce2"/>
          <table:table-cell office:value-type="float" office:value="0.80243614094400006" table:formula="of:=POWER(([.B1368]-[.C1368]);2)" table:style-name="ce2">
            <text:p>0.802436141</text:p>
          </table:table-cell>
          <table:table-cell table:number-columns-repeated="16380"/>
        </table:table-row>
        <table:table-row table:style-name="ro1">
          <table:table-cell office:value-type="float" office:value="6.8396869999999996" table:style-name="ce2">
            <text:p>6.839687</text:p>
          </table:table-cell>
          <table:table-cell office:value-type="float" office:value="-0.63811399999999996" table:style-name="ce2">
            <text:p>-0.638114</text:p>
          </table:table-cell>
          <table:table-cell table:style-name="ce2"/>
          <table:table-cell office:value-type="float" office:value="0.40718947699599994" table:formula="of:=POWER(([.B1369]-[.C1369]);2)" table:style-name="ce2">
            <text:p>0.407189477</text:p>
          </table:table-cell>
          <table:table-cell table:number-columns-repeated="16380"/>
        </table:table-row>
        <table:table-row table:style-name="ro1">
          <table:table-cell office:value-type="float" office:value="6.8446870000000004" table:style-name="ce2">
            <text:p>6.844687</text:p>
          </table:table-cell>
          <table:table-cell office:value-type="float" office:value="0.79695000000000005" table:style-name="ce2">
            <text:p>0.79695</text:p>
          </table:table-cell>
          <table:table-cell table:style-name="ce2"/>
          <table:table-cell office:value-type="float" office:value="0.6351293025000001" table:formula="of:=POWER(([.B1370]-[.C1370]);2)" table:style-name="ce2">
            <text:p>0.635129303</text:p>
          </table:table-cell>
          <table:table-cell table:number-columns-repeated="16380"/>
        </table:table-row>
        <table:table-row table:style-name="ro1">
          <table:table-cell office:value-type="float" office:value="6.8496860000000002" table:style-name="ce2">
            <text:p>6.849686</text:p>
          </table:table-cell>
          <table:table-cell office:value-type="float" office:value="0.22533500000000001" table:style-name="ce2">
            <text:p>0.225335</text:p>
          </table:table-cell>
          <table:table-cell table:style-name="ce2"/>
          <table:table-cell office:value-type="float" office:value="5.0775862225000003E-2" table:formula="of:=POWER(([.B1371]-[.C1371]);2)" table:style-name="ce2">
            <text:p>0.050775862</text:p>
          </table:table-cell>
          <table:table-cell table:number-columns-repeated="16380"/>
        </table:table-row>
        <table:table-row table:style-name="ro1">
          <table:table-cell office:value-type="float" office:value="6.8546860000000001" table:style-name="ce2">
            <text:p>6.854686</text:p>
          </table:table-cell>
          <table:table-cell office:value-type="float" office:value="-7.0440000000000003E-2" table:style-name="ce2">
            <text:p>-0.07044</text:p>
          </table:table-cell>
          <table:table-cell table:style-name="ce2"/>
          <table:table-cell office:value-type="float" office:value="4.9617936000000001E-3" table:formula="of:=POWER(([.B1372]-[.C1372]);2)" table:style-name="ce2">
            <text:p>0.004961794</text:p>
          </table:table-cell>
          <table:table-cell table:number-columns-repeated="16380"/>
        </table:table-row>
        <table:table-row table:style-name="ro1">
          <table:table-cell office:value-type="float" office:value="6.8596849999999998" table:style-name="ce2">
            <text:p>6.859685</text:p>
          </table:table-cell>
          <table:table-cell office:value-type="float" office:value="-1.624833" table:style-name="ce2">
            <text:p>-1.624833</text:p>
          </table:table-cell>
          <table:table-cell table:style-name="ce2"/>
          <table:table-cell office:value-type="float" office:value="2.6400822778889999" table:formula="of:=POWER(([.B1373]-[.C1373]);2)" table:style-name="ce2">
            <text:p>2.640082278</text:p>
          </table:table-cell>
          <table:table-cell table:number-columns-repeated="16380"/>
        </table:table-row>
        <table:table-row table:style-name="ro1">
          <table:table-cell office:value-type="float" office:value="6.8646849999999997" table:style-name="ce2">
            <text:p>6.864685</text:p>
          </table:table-cell>
          <table:table-cell office:value-type="float" office:value="0.27426899999999999" table:style-name="ce2">
            <text:p>0.274269</text:p>
          </table:table-cell>
          <table:table-cell table:style-name="ce2"/>
          <table:table-cell office:value-type="float" office:value="7.5223484360999987E-2" table:formula="of:=POWER(([.B1374]-[.C1374]);2)" table:style-name="ce2">
            <text:p>0.075223484</text:p>
          </table:table-cell>
          <table:table-cell table:number-columns-repeated="16380"/>
        </table:table-row>
        <table:table-row table:style-name="ro1">
          <table:table-cell office:value-type="float" office:value="6.8696849999999996" table:style-name="ce2">
            <text:p>6.869685</text:p>
          </table:table-cell>
          <table:table-cell office:value-type="float" office:value="-1.05291" table:style-name="ce2">
            <text:p>-1.05291</text:p>
          </table:table-cell>
          <table:table-cell table:style-name="ce2"/>
          <table:table-cell office:value-type="float" office:value="1.1086194681000001" table:formula="of:=POWER(([.B1375]-[.C1375]);2)" table:style-name="ce2">
            <text:p>1.108619468</text:p>
          </table:table-cell>
          <table:table-cell table:number-columns-repeated="16380"/>
        </table:table-row>
        <table:table-row table:style-name="ro1">
          <table:table-cell office:value-type="float" office:value="6.8746840000000002" table:style-name="ce2">
            <text:p>6.874684</text:p>
          </table:table-cell>
          <table:table-cell office:value-type="float" office:value="0.37228299999999998" table:style-name="ce2">
            <text:p>0.372283</text:p>
          </table:table-cell>
          <table:table-cell table:style-name="ce2"/>
          <table:table-cell office:value-type="float" office:value="0.13859463208899997" table:formula="of:=POWER(([.B1376]-[.C1376]);2)" table:style-name="ce2">
            <text:p>0.138594632</text:p>
          </table:table-cell>
          <table:table-cell table:number-columns-repeated="16380"/>
        </table:table-row>
        <table:table-row table:style-name="ro1">
          <table:table-cell office:value-type="float" office:value="6.8796840000000001" table:style-name="ce2">
            <text:p>6.879684</text:p>
          </table:table-cell>
          <table:table-cell office:value-type="float" office:value="-0.67756700000000003" table:style-name="ce2">
            <text:p>-0.677567</text:p>
          </table:table-cell>
          <table:table-cell table:style-name="ce2"/>
          <table:table-cell office:value-type="float" office:value="0.45909703948900005" table:formula="of:=POWER(([.B1377]-[.C1377]);2)" table:style-name="ce2">
            <text:p>0.459097039</text:p>
          </table:table-cell>
          <table:table-cell table:number-columns-repeated="16380"/>
        </table:table-row>
        <table:table-row table:style-name="ro1">
          <table:table-cell office:value-type="float" office:value="6.884684" table:style-name="ce2">
            <text:p>6.884684</text:p>
          </table:table-cell>
          <table:table-cell office:value-type="float" office:value="-0.84181700000000004" table:style-name="ce2">
            <text:p>-0.841817</text:p>
          </table:table-cell>
          <table:table-cell table:style-name="ce2"/>
          <table:table-cell office:value-type="float" office:value="0.70865586148900006" table:formula="of:=POWER(([.B1378]-[.C1378]);2)" table:style-name="ce2">
            <text:p>0.708655861</text:p>
          </table:table-cell>
          <table:table-cell table:number-columns-repeated="16380"/>
        </table:table-row>
        <table:table-row table:style-name="ro1">
          <table:table-cell office:value-type="float" office:value="6.8896829999999998" table:style-name="ce2">
            <text:p>6.889683</text:p>
          </table:table-cell>
          <table:table-cell office:value-type="float" office:value="-2.8317999999999999E-2" table:style-name="ce2">
            <text:p>-0.028318</text:p>
          </table:table-cell>
          <table:table-cell table:style-name="ce2"/>
          <table:table-cell office:value-type="float" office:value="8.01909124E-4" table:formula="of:=POWER(([.B1379]-[.C1379]);2)" table:style-name="ce2">
            <text:p>0.000801909</text:p>
          </table:table-cell>
          <table:table-cell table:number-columns-repeated="16380"/>
        </table:table-row>
        <table:table-row table:style-name="ro1">
          <table:table-cell office:value-type="float" office:value="6.8946829999999997" table:style-name="ce2">
            <text:p>6.894683</text:p>
          </table:table-cell>
          <table:table-cell office:value-type="float" office:value="-1.018519" table:style-name="ce2">
            <text:p>-1.018519</text:p>
          </table:table-cell>
          <table:table-cell table:style-name="ce2"/>
          <table:table-cell office:value-type="float" office:value="1.0373809533609999" table:formula="of:=POWER(([.B1380]-[.C1380]);2)" table:style-name="ce2">
            <text:p>1.037380953</text:p>
          </table:table-cell>
          <table:table-cell table:number-columns-repeated="16380"/>
        </table:table-row>
        <table:table-row table:style-name="ro1">
          <table:table-cell office:value-type="float" office:value="6.8996829999999996" table:style-name="ce2">
            <text:p>6.899683</text:p>
          </table:table-cell>
          <table:table-cell office:value-type="float" office:value="0.30910900000000002" table:style-name="ce2">
            <text:p>0.309109</text:p>
          </table:table-cell>
          <table:table-cell table:style-name="ce2"/>
          <table:table-cell office:value-type="float" office:value="9.5548373881000015E-2" table:formula="of:=POWER(([.B1381]-[.C1381]);2)" table:style-name="ce2">
            <text:p>0.095548374</text:p>
          </table:table-cell>
          <table:table-cell table:number-columns-repeated="16380"/>
        </table:table-row>
        <table:table-row table:style-name="ro1">
          <table:table-cell office:value-type="float" office:value="6.9046820000000002" table:style-name="ce2">
            <text:p>6.904682</text:p>
          </table:table-cell>
          <table:table-cell office:value-type="float" office:value="-0.33134799999999998" table:style-name="ce2">
            <text:p>-0.331348</text:p>
          </table:table-cell>
          <table:table-cell table:style-name="ce2"/>
          <table:table-cell office:value-type="float" office:value="0.10979149710399999" table:formula="of:=POWER(([.B1382]-[.C1382]);2)" table:style-name="ce2">
            <text:p>0.109791497</text:p>
          </table:table-cell>
          <table:table-cell table:number-columns-repeated="16380"/>
        </table:table-row>
        <table:table-row table:style-name="ro1">
          <table:table-cell office:value-type="float" office:value="6.9096820000000001" table:style-name="ce2">
            <text:p>6.909682</text:p>
          </table:table-cell>
          <table:table-cell office:value-type="float" office:value="5.5446000000000002E-2" table:style-name="ce2">
            <text:p>0.055446</text:p>
          </table:table-cell>
          <table:table-cell table:style-name="ce2"/>
          <table:table-cell office:value-type="float" office:value="3.0742589160000001E-3" table:formula="of:=POWER(([.B1383]-[.C1383]);2)" table:style-name="ce2">
            <text:p>0.003074259</text:p>
          </table:table-cell>
          <table:table-cell table:number-columns-repeated="16380"/>
        </table:table-row>
        <table:table-row table:style-name="ro1">
          <table:table-cell office:value-type="float" office:value="6.9146809999999999" table:style-name="ce2">
            <text:p>6.914681</text:p>
          </table:table-cell>
          <table:table-cell office:value-type="float" office:value="-0.33152999999999999" table:style-name="ce2">
            <text:p>-0.33153</text:p>
          </table:table-cell>
          <table:table-cell table:style-name="ce2"/>
          <table:table-cell office:value-type="float" office:value="0.1099121409" table:formula="of:=POWER(([.B1384]-[.C1384]);2)" table:style-name="ce2">
            <text:p>0.109912141</text:p>
          </table:table-cell>
          <table:table-cell table:number-columns-repeated="16380"/>
        </table:table-row>
        <table:table-row table:style-name="ro1">
          <table:table-cell office:value-type="float" office:value="6.9196809999999997" table:style-name="ce2">
            <text:p>6.919681</text:p>
          </table:table-cell>
          <table:table-cell office:value-type="float" office:value="-0.58211400000000002" table:style-name="ce2">
            <text:p>-0.582114</text:p>
          </table:table-cell>
          <table:table-cell table:style-name="ce2"/>
          <table:table-cell office:value-type="float" office:value="0.33885670899600001" table:formula="of:=POWER(([.B1385]-[.C1385]);2)" table:style-name="ce2">
            <text:p>0.338856709</text:p>
          </table:table-cell>
          <table:table-cell table:number-columns-repeated="16380"/>
        </table:table-row>
        <table:table-row table:style-name="ro1">
          <table:table-cell office:value-type="float" office:value="6.9246809999999996" table:style-name="ce2">
            <text:p>6.924681</text:p>
          </table:table-cell>
          <table:table-cell office:value-type="float" office:value="-0.28805500000000001" table:style-name="ce2">
            <text:p>-0.288055</text:p>
          </table:table-cell>
          <table:table-cell table:style-name="ce2"/>
          <table:table-cell office:value-type="float" office:value="8.2975683024999997E-2" table:formula="of:=POWER(([.B1386]-[.C1386]);2)" table:style-name="ce2">
            <text:p>0.082975683</text:p>
          </table:table-cell>
          <table:table-cell table:number-columns-repeated="16380"/>
        </table:table-row>
        <table:table-row table:style-name="ro1">
          <table:table-cell office:value-type="float" office:value="6.9296800000000003" table:style-name="ce2">
            <text:p>6.92968</text:p>
          </table:table-cell>
          <table:table-cell office:value-type="float" office:value="0.26280799999999999" table:style-name="ce2">
            <text:p>0.262808</text:p>
          </table:table-cell>
          <table:table-cell table:style-name="ce2"/>
          <table:table-cell office:value-type="float" office:value="6.9068044863999992E-2" table:formula="of:=POWER(([.B1387]-[.C1387]);2)" table:style-name="ce2">
            <text:p>0.069068045</text:p>
          </table:table-cell>
          <table:table-cell table:number-columns-repeated="16380"/>
        </table:table-row>
        <table:table-row table:style-name="ro1">
          <table:table-cell office:value-type="float" office:value="6.9346800000000002" table:style-name="ce2">
            <text:p>6.93468</text:p>
          </table:table-cell>
          <table:table-cell office:value-type="float" office:value="1.4352999999999999E-2" table:style-name="ce2">
            <text:p>0.014353</text:p>
          </table:table-cell>
          <table:table-cell table:style-name="ce2"/>
          <table:table-cell office:value-type="float" office:value="2.0600860899999999E-4" table:formula="of:=POWER(([.B1388]-[.C1388]);2)" table:style-name="ce2">
            <text:p>0.000206009</text:p>
          </table:table-cell>
          <table:table-cell table:number-columns-repeated="16380"/>
        </table:table-row>
        <table:table-row table:style-name="ro1">
          <table:table-cell office:value-type="float" office:value="6.9396800000000001" table:style-name="ce2">
            <text:p>6.93968</text:p>
          </table:table-cell>
          <table:table-cell office:value-type="float" office:value="0.43535600000000002" table:style-name="ce2">
            <text:p>0.435356</text:p>
          </table:table-cell>
          <table:table-cell table:style-name="ce2"/>
          <table:table-cell office:value-type="float" office:value="0.18953484673600002" table:formula="of:=POWER(([.B1389]-[.C1389]);2)" table:style-name="ce2">
            <text:p>0.189534847</text:p>
          </table:table-cell>
          <table:table-cell table:number-columns-repeated="16380"/>
        </table:table-row>
        <table:table-row table:style-name="ro1">
          <table:table-cell office:value-type="float" office:value="6.9446789999999998" table:style-name="ce2">
            <text:p>6.944679</text:p>
          </table:table-cell>
          <table:table-cell office:value-type="float" office:value="0.50670999999999999" table:style-name="ce2">
            <text:p>0.50671</text:p>
          </table:table-cell>
          <table:table-cell table:style-name="ce2"/>
          <table:table-cell office:value-type="float" office:value="0.25675502410000001" table:formula="of:=POWER(([.B1390]-[.C1390]);2)" table:style-name="ce2">
            <text:p>0.256755024</text:p>
          </table:table-cell>
          <table:table-cell table:number-columns-repeated="16380"/>
        </table:table-row>
        <table:table-row table:style-name="ro1">
          <table:table-cell office:value-type="float" office:value="6.9496789999999997" table:style-name="ce2">
            <text:p>6.949679</text:p>
          </table:table-cell>
          <table:table-cell office:value-type="float" office:value="-0.19869999999999999" table:style-name="ce2">
            <text:p>-0.1987</text:p>
          </table:table-cell>
          <table:table-cell table:style-name="ce2"/>
          <table:table-cell office:value-type="float" office:value="3.9481689999999993E-2" table:formula="of:=POWER(([.B1391]-[.C1391]);2)" table:style-name="ce2">
            <text:p>0.03948169</text:p>
          </table:table-cell>
          <table:table-cell table:number-columns-repeated="16380"/>
        </table:table-row>
        <table:table-row table:style-name="ro1">
          <table:table-cell office:value-type="float" office:value="6.9546789999999996" table:style-name="ce2">
            <text:p>6.954679</text:p>
          </table:table-cell>
          <table:table-cell office:value-type="float" office:value="0.24024599999999999" table:style-name="ce2">
            <text:p>0.240246</text:p>
          </table:table-cell>
          <table:table-cell table:style-name="ce2"/>
          <table:table-cell office:value-type="float" office:value="5.7718140515999994E-2" table:formula="of:=POWER(([.B1392]-[.C1392]);2)" table:style-name="ce2">
            <text:p>0.057718141</text:p>
          </table:table-cell>
          <table:table-cell table:number-columns-repeated="16380"/>
        </table:table-row>
        <table:table-row table:style-name="ro1">
          <table:table-cell office:value-type="float" office:value="6.9596780000000003" table:style-name="ce2">
            <text:p>6.959678</text:p>
          </table:table-cell>
          <table:table-cell office:value-type="float" office:value="-0.10032099999999999" table:style-name="ce2">
            <text:p>-0.100321</text:p>
          </table:table-cell>
          <table:table-cell table:style-name="ce2"/>
          <table:table-cell office:value-type="float" office:value="1.0064303040999999E-2" table:formula="of:=POWER(([.B1393]-[.C1393]);2)" table:style-name="ce2">
            <text:p>0.010064303</text:p>
          </table:table-cell>
          <table:table-cell table:number-columns-repeated="16380"/>
        </table:table-row>
        <table:table-row table:style-name="ro1">
          <table:table-cell office:value-type="float" office:value="6.9646780000000001" table:style-name="ce2">
            <text:p>6.964678</text:p>
          </table:table-cell>
          <table:table-cell office:value-type="float" office:value="0.54224499999999998" table:style-name="ce2">
            <text:p>0.542245</text:p>
          </table:table-cell>
          <table:table-cell table:style-name="ce2"/>
          <table:table-cell office:value-type="float" office:value="0.29402964002499998" table:formula="of:=POWER(([.B1394]-[.C1394]);2)" table:style-name="ce2">
            <text:p>0.29402964</text:p>
          </table:table-cell>
          <table:table-cell table:number-columns-repeated="16380"/>
        </table:table-row>
        <table:table-row table:style-name="ro1">
          <table:table-cell office:value-type="float" office:value="6.9696769999999999" table:style-name="ce2">
            <text:p>6.969677</text:p>
          </table:table-cell>
          <table:table-cell office:value-type="float" office:value="-0.454316" table:style-name="ce2">
            <text:p>-0.454316</text:p>
          </table:table-cell>
          <table:table-cell table:style-name="ce2"/>
          <table:table-cell office:value-type="float" office:value="0.20640302785600001" table:formula="of:=POWER(([.B1395]-[.C1395]);2)" table:style-name="ce2">
            <text:p>0.206403028</text:p>
          </table:table-cell>
          <table:table-cell table:number-columns-repeated="16380"/>
        </table:table-row>
        <table:table-row table:style-name="ro1">
          <table:table-cell office:value-type="float" office:value="6.9746769999999998" table:style-name="ce2">
            <text:p>6.974677</text:p>
          </table:table-cell>
          <table:table-cell office:value-type="float" office:value="0.235541" table:style-name="ce2">
            <text:p>0.235541</text:p>
          </table:table-cell>
          <table:table-cell table:style-name="ce2"/>
          <table:table-cell office:value-type="float" office:value="5.5479562681000003E-2" table:formula="of:=POWER(([.B1396]-[.C1396]);2)" table:style-name="ce2">
            <text:p>0.055479563</text:p>
          </table:table-cell>
          <table:table-cell table:number-columns-repeated="16380"/>
        </table:table-row>
        <table:table-row table:style-name="ro1">
          <table:table-cell office:value-type="float" office:value="6.9796769999999997" table:style-name="ce2">
            <text:p>6.979677</text:p>
          </table:table-cell>
          <table:table-cell office:value-type="float" office:value="-1.253293" table:style-name="ce2">
            <text:p>-1.253293</text:p>
          </table:table-cell>
          <table:table-cell table:style-name="ce2"/>
          <table:table-cell office:value-type="float" office:value="1.5707433438489999" table:formula="of:=POWER(([.B1397]-[.C1397]);2)" table:style-name="ce2">
            <text:p>1.570743344</text:p>
          </table:table-cell>
          <table:table-cell table:number-columns-repeated="16380"/>
        </table:table-row>
        <table:table-row table:style-name="ro1">
          <table:table-cell office:value-type="float" office:value="6.9846760000000003" table:style-name="ce2">
            <text:p>6.984676</text:p>
          </table:table-cell>
          <table:table-cell office:value-type="float" office:value="-0.67738699999999996" table:style-name="ce2">
            <text:p>-0.677387</text:p>
          </table:table-cell>
          <table:table-cell table:style-name="ce2"/>
          <table:table-cell office:value-type="float" office:value="0.45885314776899994" table:formula="of:=POWER(([.B1398]-[.C1398]);2)" table:style-name="ce2">
            <text:p>0.458853148</text:p>
          </table:table-cell>
          <table:table-cell table:number-columns-repeated="16380"/>
        </table:table-row>
        <table:table-row table:style-name="ro1">
          <table:table-cell office:value-type="float" office:value="6.9896760000000002" table:style-name="ce2">
            <text:p>6.989676</text:p>
          </table:table-cell>
          <table:table-cell office:value-type="float" office:value="-0.37717400000000001" table:style-name="ce2">
            <text:p>-0.377174</text:p>
          </table:table-cell>
          <table:table-cell table:style-name="ce2"/>
          <table:table-cell office:value-type="float" office:value="0.14226022627600002" table:formula="of:=POWER(([.B1399]-[.C1399]);2)" table:style-name="ce2">
            <text:p>0.142260226</text:p>
          </table:table-cell>
          <table:table-cell table:number-columns-repeated="16380"/>
        </table:table-row>
        <table:table-row table:style-name="ro1">
          <table:table-cell office:value-type="float" office:value="6.9946760000000001" table:style-name="ce2">
            <text:p>6.994676</text:p>
          </table:table-cell>
          <table:table-cell office:value-type="float" office:value="-4.4014999999999999E-2" table:style-name="ce2">
            <text:p>-0.044015</text:p>
          </table:table-cell>
          <table:table-cell table:style-name="ce2"/>
          <table:table-cell office:value-type="float" office:value="1.9373202249999999E-3" table:formula="of:=POWER(([.B1400]-[.C1400]);2)" table:style-name="ce2">
            <text:p>0.00193732</text:p>
          </table:table-cell>
          <table:table-cell table:number-columns-repeated="16380"/>
        </table:table-row>
        <table:table-row table:style-name="ro1">
          <table:table-cell office:value-type="float" office:value="6.9996749999999999" table:style-name="ce2">
            <text:p>6.999675</text:p>
          </table:table-cell>
          <table:table-cell office:value-type="float" office:value="-0.26854499999999998" table:style-name="ce2">
            <text:p>-0.268545</text:p>
          </table:table-cell>
          <table:table-cell table:style-name="ce2"/>
          <table:table-cell office:value-type="float" office:value="7.211641702499999E-2" table:formula="of:=POWER(([.B1401]-[.C1401]);2)" table:style-name="ce2">
            <text:p>0.072116417</text:p>
          </table:table-cell>
          <table:table-cell table:number-columns-repeated="16380"/>
        </table:table-row>
        <table:table-row table:style-name="ro1">
          <table:table-cell office:value-type="float" office:value="7.0046749999999998" table:style-name="ce2">
            <text:p>7.004675</text:p>
          </table:table-cell>
          <table:table-cell office:value-type="float" office:value="-0.59805299999999995" table:style-name="ce2">
            <text:p>-0.598053</text:p>
          </table:table-cell>
          <table:table-cell table:style-name="ce2"/>
          <table:table-cell office:value-type="float" office:value="0.35766739080899995" table:formula="of:=POWER(([.B1402]-[.C1402]);2)" table:style-name="ce2">
            <text:p>0.357667391</text:p>
          </table:table-cell>
          <table:table-cell table:number-columns-repeated="16380"/>
        </table:table-row>
        <table:table-row table:style-name="ro1">
          <table:table-cell office:value-type="float" office:value="7.0096749999999997" table:style-name="ce2">
            <text:p>7.009675</text:p>
          </table:table-cell>
          <table:table-cell office:value-type="float" office:value="-1.1400090000000001" table:style-name="ce2">
            <text:p>-1.140009</text:p>
          </table:table-cell>
          <table:table-cell table:style-name="ce2"/>
          <table:table-cell office:value-type="float" office:value="1.299620520081" table:formula="of:=POWER(([.B1403]-[.C1403]);2)" table:style-name="ce2">
            <text:p>1.29962052</text:p>
          </table:table-cell>
          <table:table-cell table:number-columns-repeated="16380"/>
        </table:table-row>
        <table:table-row table:style-name="ro1">
          <table:table-cell office:value-type="float" office:value="7.0146740000000003" table:style-name="ce2">
            <text:p>7.014674</text:p>
          </table:table-cell>
          <table:table-cell office:value-type="float" office:value="-0.376498" table:style-name="ce2">
            <text:p>-0.376498</text:p>
          </table:table-cell>
          <table:table-cell table:style-name="ce2"/>
          <table:table-cell office:value-type="float" office:value="0.14175074400400001" table:formula="of:=POWER(([.B1404]-[.C1404]);2)" table:style-name="ce2">
            <text:p>0.141750744</text:p>
          </table:table-cell>
          <table:table-cell table:number-columns-repeated="16380"/>
        </table:table-row>
        <table:table-row table:style-name="ro1">
          <table:table-cell office:value-type="float" office:value="7.0196740000000002" table:style-name="ce2">
            <text:p>7.019674</text:p>
          </table:table-cell>
          <table:table-cell office:value-type="float" office:value="0.10328900000000001" table:style-name="ce2">
            <text:p>0.103289</text:p>
          </table:table-cell>
          <table:table-cell table:style-name="ce2"/>
          <table:table-cell office:value-type="float" office:value="1.0668617521000002E-2" table:formula="of:=POWER(([.B1405]-[.C1405]);2)" table:style-name="ce2">
            <text:p>0.010668618</text:p>
          </table:table-cell>
          <table:table-cell table:number-columns-repeated="16380"/>
        </table:table-row>
        <table:table-row table:style-name="ro1">
          <table:table-cell office:value-type="float" office:value="7.0246729999999999" table:style-name="ce2">
            <text:p>7.024673</text:p>
          </table:table-cell>
          <table:table-cell office:value-type="float" office:value="-0.779393" table:style-name="ce2">
            <text:p>-0.779393</text:p>
          </table:table-cell>
          <table:table-cell table:style-name="ce2"/>
          <table:table-cell office:value-type="float" office:value="0.60745344844899996" table:formula="of:=POWER(([.B1406]-[.C1406]);2)" table:style-name="ce2">
            <text:p>0.607453448</text:p>
          </table:table-cell>
          <table:table-cell table:number-columns-repeated="16380"/>
        </table:table-row>
        <table:table-row table:style-name="ro1">
          <table:table-cell office:value-type="float" office:value="7.0296729999999998" table:style-name="ce2">
            <text:p>7.029673</text:p>
          </table:table-cell>
          <table:table-cell office:value-type="float" office:value="0.11000500000000001" table:style-name="ce2">
            <text:p>0.110005</text:p>
          </table:table-cell>
          <table:table-cell table:style-name="ce2"/>
          <table:table-cell office:value-type="float" office:value="1.2101100025E-2" table:formula="of:=POWER(([.B1407]-[.C1407]);2)" table:style-name="ce2">
            <text:p>0.0121011</text:p>
          </table:table-cell>
          <table:table-cell table:number-columns-repeated="16380"/>
        </table:table-row>
        <table:table-row table:style-name="ro1">
          <table:table-cell office:value-type="float" office:value="7.0346729999999997" table:style-name="ce2">
            <text:p>7.034673</text:p>
          </table:table-cell>
          <table:table-cell office:value-type="float" office:value="-1.5719E-2" table:style-name="ce2">
            <text:p>-0.015719</text:p>
          </table:table-cell>
          <table:table-cell table:style-name="ce2"/>
          <table:table-cell office:value-type="float" office:value="2.4708696099999999E-4" table:formula="of:=POWER(([.B1408]-[.C1408]);2)" table:style-name="ce2">
            <text:p>0.000247087</text:p>
          </table:table-cell>
          <table:table-cell table:number-columns-repeated="16380"/>
        </table:table-row>
        <table:table-row table:style-name="ro1">
          <table:table-cell office:value-type="float" office:value="7.0396720000000004" table:style-name="ce2">
            <text:p>7.039672</text:p>
          </table:table-cell>
          <table:table-cell office:value-type="float" office:value="-1.224313" table:style-name="ce2">
            <text:p>-1.224313</text:p>
          </table:table-cell>
          <table:table-cell table:style-name="ce2"/>
          <table:table-cell office:value-type="float" office:value="1.4989423219689999" table:formula="of:=POWER(([.B1409]-[.C1409]);2)" table:style-name="ce2">
            <text:p>1.498942322</text:p>
          </table:table-cell>
          <table:table-cell table:number-columns-repeated="16380"/>
        </table:table-row>
        <table:table-row table:style-name="ro1">
          <table:table-cell office:value-type="float" office:value="7.0446720000000003" table:style-name="ce2">
            <text:p>7.044672</text:p>
          </table:table-cell>
          <table:table-cell office:value-type="float" office:value="0.230545" table:style-name="ce2">
            <text:p>0.230545</text:p>
          </table:table-cell>
          <table:table-cell table:style-name="ce2"/>
          <table:table-cell office:value-type="float" office:value="5.3150997025000001E-2" table:formula="of:=POWER(([.B1410]-[.C1410]);2)" table:style-name="ce2">
            <text:p>0.053150997</text:p>
          </table:table-cell>
          <table:table-cell table:number-columns-repeated="16380"/>
        </table:table-row>
        <table:table-row table:style-name="ro1">
          <table:table-cell office:value-type="float" office:value="7.0496720000000002" table:style-name="ce2">
            <text:p>7.049672</text:p>
          </table:table-cell>
          <table:table-cell office:value-type="float" office:value="0.54736700000000005" table:style-name="ce2">
            <text:p>0.547367</text:p>
          </table:table-cell>
          <table:table-cell table:style-name="ce2"/>
          <table:table-cell office:value-type="float" office:value="0.29961063268900007" table:formula="of:=POWER(([.B1411]-[.C1411]);2)" table:style-name="ce2">
            <text:p>0.299610633</text:p>
          </table:table-cell>
          <table:table-cell table:number-columns-repeated="16380"/>
        </table:table-row>
        <table:table-row table:style-name="ro1">
          <table:table-cell office:value-type="float" office:value="7.0546709999999999" table:style-name="ce2">
            <text:p>7.054671</text:p>
          </table:table-cell>
          <table:table-cell office:value-type="float" office:value="-0.301398" table:style-name="ce2">
            <text:p>-0.301398</text:p>
          </table:table-cell>
          <table:table-cell table:style-name="ce2"/>
          <table:table-cell office:value-type="float" office:value="9.0840754403999996E-2" table:formula="of:=POWER(([.B1412]-[.C1412]);2)" table:style-name="ce2">
            <text:p>0.090840754</text:p>
          </table:table-cell>
          <table:table-cell table:number-columns-repeated="16380"/>
        </table:table-row>
        <table:table-row table:style-name="ro1">
          <table:table-cell office:value-type="float" office:value="7.0596709999999998" table:style-name="ce2">
            <text:p>7.059671</text:p>
          </table:table-cell>
          <table:table-cell office:value-type="float" office:value="-1.1162999999999999E-2" table:style-name="ce2">
            <text:p>-0.011163</text:p>
          </table:table-cell>
          <table:table-cell table:style-name="ce2"/>
          <table:table-cell office:value-type="float" office:value="1.24612569E-4" table:formula="of:=POWER(([.B1413]-[.C1413]);2)" table:style-name="ce2">
            <text:p>0.000124613</text:p>
          </table:table-cell>
          <table:table-cell table:number-columns-repeated="16380"/>
        </table:table-row>
        <table:table-row table:style-name="ro1">
          <table:table-cell office:value-type="float" office:value="7.0646709999999997" table:style-name="ce2">
            <text:p>7.064671</text:p>
          </table:table-cell>
          <table:table-cell office:value-type="float" office:value="0.96460400000000002" table:style-name="ce2">
            <text:p>0.964604</text:p>
          </table:table-cell>
          <table:table-cell table:style-name="ce2"/>
          <table:table-cell office:value-type="float" office:value="0.93046087681599998" table:formula="of:=POWER(([.B1414]-[.C1414]);2)" table:style-name="ce2">
            <text:p>0.930460877</text:p>
          </table:table-cell>
          <table:table-cell table:number-columns-repeated="16380"/>
        </table:table-row>
        <table:table-row table:style-name="ro1">
          <table:table-cell office:value-type="float" office:value="7.0696700000000003" table:style-name="ce2">
            <text:p>7.06967</text:p>
          </table:table-cell>
          <table:table-cell office:value-type="float" office:value="0.36517100000000002" table:style-name="ce2">
            <text:p>0.365171</text:p>
          </table:table-cell>
          <table:table-cell table:style-name="ce2"/>
          <table:table-cell office:value-type="float" office:value="0.13334985924100001" table:formula="of:=POWER(([.B1415]-[.C1415]);2)" table:style-name="ce2">
            <text:p>0.133349859</text:p>
          </table:table-cell>
          <table:table-cell table:number-columns-repeated="16380"/>
        </table:table-row>
        <table:table-row table:style-name="ro1">
          <table:table-cell office:value-type="float" office:value="7.0746700000000002" table:style-name="ce2">
            <text:p>7.07467</text:p>
          </table:table-cell>
          <table:table-cell office:value-type="float" office:value="0.59030400000000005" table:style-name="ce2">
            <text:p>0.590304</text:p>
          </table:table-cell>
          <table:table-cell table:style-name="ce2"/>
          <table:table-cell office:value-type="float" office:value="0.34845881241600007" table:formula="of:=POWER(([.B1416]-[.C1416]);2)" table:style-name="ce2">
            <text:p>0.348458812</text:p>
          </table:table-cell>
          <table:table-cell table:number-columns-repeated="16380"/>
        </table:table-row>
        <table:table-row table:style-name="ro1">
          <table:table-cell office:value-type="float" office:value="7.079669" table:style-name="ce2">
            <text:p>7.079669</text:p>
          </table:table-cell>
          <table:table-cell office:value-type="float" office:value="0.110065" table:style-name="ce2">
            <text:p>0.110065</text:p>
          </table:table-cell>
          <table:table-cell table:style-name="ce2"/>
          <table:table-cell office:value-type="float" office:value="1.2114304224999999E-2" table:formula="of:=POWER(([.B1417]-[.C1417]);2)" table:style-name="ce2">
            <text:p>0.012114304</text:p>
          </table:table-cell>
          <table:table-cell table:number-columns-repeated="16380"/>
        </table:table-row>
        <table:table-row table:style-name="ro1">
          <table:table-cell office:value-type="float" office:value="7.0846689999999999" table:style-name="ce2">
            <text:p>7.084669</text:p>
          </table:table-cell>
          <table:table-cell office:value-type="float" office:value="1.7291000000000001E-2" table:style-name="ce2">
            <text:p>0.017291</text:p>
          </table:table-cell>
          <table:table-cell table:style-name="ce2"/>
          <table:table-cell office:value-type="float" office:value="2.9897868100000003E-4" table:formula="of:=POWER(([.B1418]-[.C1418]);2)" table:style-name="ce2">
            <text:p>0.000298979</text:p>
          </table:table-cell>
          <table:table-cell table:number-columns-repeated="16380"/>
        </table:table-row>
        <table:table-row table:style-name="ro1">
          <table:table-cell office:value-type="float" office:value="7.0896689999999998" table:style-name="ce2">
            <text:p>7.089669</text:p>
          </table:table-cell>
          <table:table-cell office:value-type="float" office:value="0.52102999999999999" table:style-name="ce2">
            <text:p>0.52103</text:p>
          </table:table-cell>
          <table:table-cell table:style-name="ce2"/>
          <table:table-cell office:value-type="float" office:value="0.27147226089999998" table:formula="of:=POWER(([.B1419]-[.C1419]);2)" table:style-name="ce2">
            <text:p>0.271472261</text:p>
          </table:table-cell>
          <table:table-cell table:number-columns-repeated="16380"/>
        </table:table-row>
        <table:table-row table:style-name="ro1">
          <table:table-cell office:value-type="float" office:value="7.0946680000000004" table:style-name="ce2">
            <text:p>7.094668</text:p>
          </table:table-cell>
          <table:table-cell office:value-type="float" office:value="-0.10527499999999999" table:style-name="ce2">
            <text:p>-0.105275</text:p>
          </table:table-cell>
          <table:table-cell table:style-name="ce2"/>
          <table:table-cell office:value-type="float" office:value="1.1082825624999999E-2" table:formula="of:=POWER(([.B1420]-[.C1420]);2)" table:style-name="ce2">
            <text:p>0.011082826</text:p>
          </table:table-cell>
          <table:table-cell table:number-columns-repeated="16380"/>
        </table:table-row>
        <table:table-row table:style-name="ro1">
          <table:table-cell office:value-type="float" office:value="7.0996680000000003" table:style-name="ce2">
            <text:p>7.099668</text:p>
          </table:table-cell>
          <table:table-cell office:value-type="float" office:value="-0.93408100000000005" table:style-name="ce2">
            <text:p>-0.934081</text:p>
          </table:table-cell>
          <table:table-cell table:style-name="ce2"/>
          <table:table-cell office:value-type="float" office:value="0.87250731456100006" table:formula="of:=POWER(([.B1421]-[.C1421]);2)" table:style-name="ce2">
            <text:p>0.872507315</text:p>
          </table:table-cell>
          <table:table-cell table:number-columns-repeated="16380"/>
        </table:table-row>
        <table:table-row table:style-name="ro1">
          <table:table-cell office:value-type="float" office:value="7.1046680000000002" table:style-name="ce2">
            <text:p>7.104668</text:p>
          </table:table-cell>
          <table:table-cell office:value-type="float" office:value="0.60746599999999995" table:style-name="ce2">
            <text:p>0.607466</text:p>
          </table:table-cell>
          <table:table-cell table:style-name="ce2"/>
          <table:table-cell office:value-type="float" office:value="0.36901494115599992" table:formula="of:=POWER(([.B1422]-[.C1422]);2)" table:style-name="ce2">
            <text:p>0.369014941</text:p>
          </table:table-cell>
          <table:table-cell table:number-columns-repeated="16380"/>
        </table:table-row>
        <table:table-row table:style-name="ro1">
          <table:table-cell office:value-type="float" office:value="7.109667" table:style-name="ce2">
            <text:p>7.109667</text:p>
          </table:table-cell>
          <table:table-cell office:value-type="float" office:value="1.6521000000000001E-2" table:style-name="ce2">
            <text:p>0.016521</text:p>
          </table:table-cell>
          <table:table-cell table:style-name="ce2"/>
          <table:table-cell office:value-type="float" office:value="2.7294344100000002E-4" table:formula="of:=POWER(([.B1423]-[.C1423]);2)" table:style-name="ce2">
            <text:p>0.000272943</text:p>
          </table:table-cell>
          <table:table-cell table:number-columns-repeated="16380"/>
        </table:table-row>
        <table:table-row table:style-name="ro1">
          <table:table-cell office:value-type="float" office:value="7.1146669999999999" table:style-name="ce2">
            <text:p>7.114667</text:p>
          </table:table-cell>
          <table:table-cell office:value-type="float" office:value="7.6782000000000003E-2" table:style-name="ce2">
            <text:p>0.076782</text:p>
          </table:table-cell>
          <table:table-cell table:style-name="ce2"/>
          <table:table-cell office:value-type="float" office:value="5.8954755240000004E-3" table:formula="of:=POWER(([.B1424]-[.C1424]);2)" table:style-name="ce2">
            <text:p>0.005895476</text:p>
          </table:table-cell>
          <table:table-cell table:number-columns-repeated="16380"/>
        </table:table-row>
        <table:table-row table:style-name="ro1">
          <table:table-cell office:value-type="float" office:value="7.1196669999999997" table:style-name="ce2">
            <text:p>7.119667</text:p>
          </table:table-cell>
          <table:table-cell office:value-type="float" office:value="0.56879900000000005" table:style-name="ce2">
            <text:p>0.568799</text:p>
          </table:table-cell>
          <table:table-cell table:style-name="ce2"/>
          <table:table-cell office:value-type="float" office:value="0.32353230240100006" table:formula="of:=POWER(([.B1425]-[.C1425]);2)" table:style-name="ce2">
            <text:p>0.323532302</text:p>
          </table:table-cell>
          <table:table-cell table:number-columns-repeated="16380"/>
        </table:table-row>
        <table:table-row table:style-name="ro1">
          <table:table-cell office:value-type="float" office:value="7.1246660000000004" table:style-name="ce2">
            <text:p>7.124666</text:p>
          </table:table-cell>
          <table:table-cell office:value-type="float" office:value="0.114953" table:style-name="ce2">
            <text:p>0.114953</text:p>
          </table:table-cell>
          <table:table-cell table:style-name="ce2"/>
          <table:table-cell office:value-type="float" office:value="1.3214192208999999E-2" table:formula="of:=POWER(([.B1426]-[.C1426]);2)" table:style-name="ce2">
            <text:p>0.013214192</text:p>
          </table:table-cell>
          <table:table-cell table:number-columns-repeated="16380"/>
        </table:table-row>
        <table:table-row table:style-name="ro1">
          <table:table-cell office:value-type="float" office:value="7.1296660000000003" table:style-name="ce2">
            <text:p>7.129666</text:p>
          </table:table-cell>
          <table:table-cell office:value-type="float" office:value="3.2115999999999999E-2" table:style-name="ce2">
            <text:p>0.032116</text:p>
          </table:table-cell>
          <table:table-cell table:style-name="ce2"/>
          <table:table-cell office:value-type="float" office:value="1.031437456E-3" table:formula="of:=POWER(([.B1427]-[.C1427]);2)" table:style-name="ce2">
            <text:p>0.001031437</text:p>
          </table:table-cell>
          <table:table-cell table:number-columns-repeated="16380"/>
        </table:table-row>
        <table:table-row table:style-name="ro1">
          <table:table-cell office:value-type="float" office:value="7.134665" table:style-name="ce2">
            <text:p>7.134665</text:p>
          </table:table-cell>
          <table:table-cell office:value-type="float" office:value="-0.433056" table:style-name="ce2">
            <text:p>-0.433056</text:p>
          </table:table-cell>
          <table:table-cell table:style-name="ce2"/>
          <table:table-cell office:value-type="float" office:value="0.18753749913599999" table:formula="of:=POWER(([.B1428]-[.C1428]);2)" table:style-name="ce2">
            <text:p>0.187537499</text:p>
          </table:table-cell>
          <table:table-cell table:number-columns-repeated="16380"/>
        </table:table-row>
        <table:table-row table:style-name="ro1">
          <table:table-cell office:value-type="float" office:value="7.1396649999999999" table:style-name="ce2">
            <text:p>7.139665</text:p>
          </table:table-cell>
          <table:table-cell office:value-type="float" office:value="0.45794099999999999" table:style-name="ce2">
            <text:p>0.457941</text:p>
          </table:table-cell>
          <table:table-cell table:style-name="ce2"/>
          <table:table-cell office:value-type="float" office:value="0.20970995948099999" table:formula="of:=POWER(([.B1429]-[.C1429]);2)" table:style-name="ce2">
            <text:p>0.209709959</text:p>
          </table:table-cell>
          <table:table-cell table:number-columns-repeated="16380"/>
        </table:table-row>
        <table:table-row table:style-name="ro1">
          <table:table-cell office:value-type="float" office:value="7.1446649999999998" table:style-name="ce2">
            <text:p>7.144665</text:p>
          </table:table-cell>
          <table:table-cell office:value-type="float" office:value="-0.22210199999999999" table:style-name="ce2">
            <text:p>-0.222102</text:p>
          </table:table-cell>
          <table:table-cell table:style-name="ce2"/>
          <table:table-cell office:value-type="float" office:value="4.9329298404000001E-2" table:formula="of:=POWER(([.B1430]-[.C1430]);2)" table:style-name="ce2">
            <text:p>0.049329298</text:p>
          </table:table-cell>
          <table:table-cell table:number-columns-repeated="16380"/>
        </table:table-row>
        <table:table-row table:style-name="ro1">
          <table:table-cell office:value-type="float" office:value="7.1496639999999996" table:style-name="ce2">
            <text:p>7.149664</text:p>
          </table:table-cell>
          <table:table-cell office:value-type="float" office:value="-0.47820499999999999" table:style-name="ce2">
            <text:p>-0.478205</text:p>
          </table:table-cell>
          <table:table-cell table:style-name="ce2"/>
          <table:table-cell office:value-type="float" office:value="0.22868002202499998" table:formula="of:=POWER(([.B1431]-[.C1431]);2)" table:style-name="ce2">
            <text:p>0.228680022</text:p>
          </table:table-cell>
          <table:table-cell table:number-columns-repeated="16380"/>
        </table:table-row>
        <table:table-row table:style-name="ro1">
          <table:table-cell office:value-type="float" office:value="7.1546640000000004" table:style-name="ce2">
            <text:p>7.154664</text:p>
          </table:table-cell>
          <table:table-cell office:value-type="float" office:value="-5.2028999999999999E-2" table:style-name="ce2">
            <text:p>-0.052029</text:p>
          </table:table-cell>
          <table:table-cell table:style-name="ce2"/>
          <table:table-cell office:value-type="float" office:value="2.7070168409999997E-3" table:formula="of:=POWER(([.B1432]-[.C1432]);2)" table:style-name="ce2">
            <text:p>0.002707017</text:p>
          </table:table-cell>
          <table:table-cell table:number-columns-repeated="16380"/>
        </table:table-row>
        <table:table-row table:style-name="ro1">
          <table:table-cell office:value-type="float" office:value="7.1596640000000003" table:style-name="ce2">
            <text:p>7.159664</text:p>
          </table:table-cell>
          <table:table-cell office:value-type="float" office:value="8.5554000000000005E-2" table:style-name="ce2">
            <text:p>0.085554</text:p>
          </table:table-cell>
          <table:table-cell table:style-name="ce2"/>
          <table:table-cell office:value-type="float" office:value="7.3194869160000007E-3" table:formula="of:=POWER(([.B1433]-[.C1433]);2)" table:style-name="ce2">
            <text:p>0.007319487</text:p>
          </table:table-cell>
          <table:table-cell table:number-columns-repeated="16380"/>
        </table:table-row>
        <table:table-row table:style-name="ro1">
          <table:table-cell office:value-type="float" office:value="7.164663" table:style-name="ce2">
            <text:p>7.164663</text:p>
          </table:table-cell>
          <table:table-cell office:value-type="float" office:value="0.21065300000000001" table:style-name="ce2">
            <text:p>0.210653</text:p>
          </table:table-cell>
          <table:table-cell table:style-name="ce2"/>
          <table:table-cell office:value-type="float" office:value="4.4374686409000004E-2" table:formula="of:=POWER(([.B1434]-[.C1434]);2)" table:style-name="ce2">
            <text:p>0.044374686</text:p>
          </table:table-cell>
          <table:table-cell table:number-columns-repeated="16380"/>
        </table:table-row>
        <table:table-row table:style-name="ro1">
          <table:table-cell office:value-type="float" office:value="7.1696629999999999" table:style-name="ce2">
            <text:p>7.169663</text:p>
          </table:table-cell>
          <table:table-cell office:value-type="float" office:value="-0.25576599999999999" table:style-name="ce2">
            <text:p>-0.255766</text:p>
          </table:table-cell>
          <table:table-cell table:style-name="ce2"/>
          <table:table-cell office:value-type="float" office:value="6.5416246755999996E-2" table:formula="of:=POWER(([.B1435]-[.C1435]);2)" table:style-name="ce2">
            <text:p>0.065416247</text:p>
          </table:table-cell>
          <table:table-cell table:number-columns-repeated="16380"/>
        </table:table-row>
        <table:table-row table:style-name="ro1">
          <table:table-cell office:value-type="float" office:value="7.1746629999999998" table:style-name="ce2">
            <text:p>7.174663</text:p>
          </table:table-cell>
          <table:table-cell office:value-type="float" office:value="7.7743000000000007E-2" table:style-name="ce2">
            <text:p>0.077743</text:p>
          </table:table-cell>
          <table:table-cell table:style-name="ce2"/>
          <table:table-cell office:value-type="float" office:value="6.0439740490000008E-3" table:formula="of:=POWER(([.B1436]-[.C1436]);2)" table:style-name="ce2">
            <text:p>0.006043974</text:p>
          </table:table-cell>
          <table:table-cell table:number-columns-repeated="16380"/>
        </table:table-row>
        <table:table-row table:style-name="ro1">
          <table:table-cell office:value-type="float" office:value="7.1796620000000004" table:style-name="ce2">
            <text:p>7.179662</text:p>
          </table:table-cell>
          <table:table-cell office:value-type="float" office:value="-0.122158" table:style-name="ce2">
            <text:p>-0.122158</text:p>
          </table:table-cell>
          <table:table-cell table:style-name="ce2"/>
          <table:table-cell office:value-type="float" office:value="1.4922576964000001E-2" table:formula="of:=POWER(([.B1437]-[.C1437]);2)" table:style-name="ce2">
            <text:p>0.014922577</text:p>
          </table:table-cell>
          <table:table-cell table:number-columns-repeated="16380"/>
        </table:table-row>
        <table:table-row table:style-name="ro1">
          <table:table-cell office:value-type="float" office:value="7.1846620000000003" table:style-name="ce2">
            <text:p>7.184662</text:p>
          </table:table-cell>
          <table:table-cell office:value-type="float" office:value="0.105655" table:style-name="ce2">
            <text:p>0.105655</text:p>
          </table:table-cell>
          <table:table-cell table:style-name="ce2"/>
          <table:table-cell office:value-type="float" office:value="1.1162979025E-2" table:formula="of:=POWER(([.B1438]-[.C1438]);2)" table:style-name="ce2">
            <text:p>0.011162979</text:p>
          </table:table-cell>
          <table:table-cell table:number-columns-repeated="16380"/>
        </table:table-row>
        <table:table-row table:style-name="ro1">
          <table:table-cell office:value-type="float" office:value="7.1896620000000002" table:style-name="ce2">
            <text:p>7.189662</text:p>
          </table:table-cell>
          <table:table-cell office:value-type="float" office:value="0.68927700000000003" table:style-name="ce2">
            <text:p>0.689277</text:p>
          </table:table-cell>
          <table:table-cell table:style-name="ce2"/>
          <table:table-cell office:value-type="float" office:value="0.47510278272900003" table:formula="of:=POWER(([.B1439]-[.C1439]);2)" table:style-name="ce2">
            <text:p>0.475102783</text:p>
          </table:table-cell>
          <table:table-cell table:number-columns-repeated="16380"/>
        </table:table-row>
        <table:table-row table:style-name="ro1">
          <table:table-cell office:value-type="float" office:value="7.194661" table:style-name="ce2">
            <text:p>7.194661</text:p>
          </table:table-cell>
          <table:table-cell office:value-type="float" office:value="0.216284" table:style-name="ce2">
            <text:p>0.216284</text:p>
          </table:table-cell>
          <table:table-cell table:style-name="ce2"/>
          <table:table-cell office:value-type="float" office:value="4.6778768656000003E-2" table:formula="of:=POWER(([.B1440]-[.C1440]);2)" table:style-name="ce2">
            <text:p>0.046778769</text:p>
          </table:table-cell>
          <table:table-cell table:number-columns-repeated="16380"/>
        </table:table-row>
        <table:table-row table:style-name="ro1">
          <table:table-cell office:value-type="float" office:value="7.1996609999999999" table:style-name="ce2">
            <text:p>7.199661</text:p>
          </table:table-cell>
          <table:table-cell office:value-type="float" office:value="-0.46644000000000002" table:style-name="ce2">
            <text:p>-0.46644</text:p>
          </table:table-cell>
          <table:table-cell table:style-name="ce2"/>
          <table:table-cell office:value-type="float" office:value="0.21756627360000003" table:formula="of:=POWER(([.B1441]-[.C1441]);2)" table:style-name="ce2">
            <text:p>0.217566274</text:p>
          </table:table-cell>
          <table:table-cell table:number-columns-repeated="16380"/>
        </table:table-row>
        <table:table-row table:style-name="ro1">
          <table:table-cell office:value-type="float" office:value="7.2046599999999996" table:style-name="ce2">
            <text:p>7.20466</text:p>
          </table:table-cell>
          <table:table-cell office:value-type="float" office:value="0.128717" table:style-name="ce2">
            <text:p>0.128717</text:p>
          </table:table-cell>
          <table:table-cell table:style-name="ce2"/>
          <table:table-cell office:value-type="float" office:value="1.6568066089000001E-2" table:formula="of:=POWER(([.B1442]-[.C1442]);2)" table:style-name="ce2">
            <text:p>0.016568066</text:p>
          </table:table-cell>
          <table:table-cell table:number-columns-repeated="16380"/>
        </table:table-row>
        <table:table-row table:style-name="ro1">
          <table:table-cell office:value-type="float" office:value="7.2096600000000004" table:style-name="ce2">
            <text:p>7.20966</text:p>
          </table:table-cell>
          <table:table-cell office:value-type="float" office:value="-8.7360999999999994E-2" table:style-name="ce2">
            <text:p>-0.087361</text:p>
          </table:table-cell>
          <table:table-cell table:style-name="ce2"/>
          <table:table-cell office:value-type="float" office:value="7.631944320999999E-3" table:formula="of:=POWER(([.B1443]-[.C1443]);2)" table:style-name="ce2">
            <text:p>0.007631944</text:p>
          </table:table-cell>
          <table:table-cell table:number-columns-repeated="16380"/>
        </table:table-row>
        <table:table-row table:style-name="ro1">
          <table:table-cell office:value-type="float" office:value="7.2146600000000003" table:style-name="ce2">
            <text:p>7.21466</text:p>
          </table:table-cell>
          <table:table-cell office:value-type="float" office:value="0.17135900000000001" table:style-name="ce2">
            <text:p>0.171359</text:p>
          </table:table-cell>
          <table:table-cell table:style-name="ce2"/>
          <table:table-cell office:value-type="float" office:value="2.9363906881000004E-2" table:formula="of:=POWER(([.B1444]-[.C1444]);2)" table:style-name="ce2">
            <text:p>0.029363907</text:p>
          </table:table-cell>
          <table:table-cell table:number-columns-repeated="16380"/>
        </table:table-row>
        <table:table-row table:style-name="ro1">
          <table:table-cell office:value-type="float" office:value="7.219659" table:style-name="ce2">
            <text:p>7.219659</text:p>
          </table:table-cell>
          <table:table-cell office:value-type="float" office:value="-0.27467900000000001" table:style-name="ce2">
            <text:p>-0.274679</text:p>
          </table:table-cell>
          <table:table-cell table:style-name="ce2"/>
          <table:table-cell office:value-type="float" office:value="7.544855304100001E-2" table:formula="of:=POWER(([.B1445]-[.C1445]);2)" table:style-name="ce2">
            <text:p>0.075448553</text:p>
          </table:table-cell>
          <table:table-cell table:number-columns-repeated="16380"/>
        </table:table-row>
        <table:table-row table:style-name="ro1">
          <table:table-cell office:value-type="float" office:value="7.2246589999999999" table:style-name="ce2">
            <text:p>7.224659</text:p>
          </table:table-cell>
          <table:table-cell office:value-type="float" office:value="-0.11514000000000001" table:style-name="ce2">
            <text:p>-0.11514</text:p>
          </table:table-cell>
          <table:table-cell table:style-name="ce2"/>
          <table:table-cell office:value-type="float" office:value="1.3257219600000002E-2" table:formula="of:=POWER(([.B1446]-[.C1446]);2)" table:style-name="ce2">
            <text:p>0.01325722</text:p>
          </table:table-cell>
          <table:table-cell table:number-columns-repeated="16380"/>
        </table:table-row>
        <table:table-row table:style-name="ro1">
          <table:table-cell office:value-type="float" office:value="7.2296589999999998" table:style-name="ce2">
            <text:p>7.229659</text:p>
          </table:table-cell>
          <table:table-cell office:value-type="float" office:value="1.0538320000000001" table:style-name="ce2">
            <text:p>1.053832</text:p>
          </table:table-cell>
          <table:table-cell table:style-name="ce2"/>
          <table:table-cell office:value-type="float" office:value="1.1105618842240002" table:formula="of:=POWER(([.B1447]-[.C1447]);2)" table:style-name="ce2">
            <text:p>1.110561884</text:p>
          </table:table-cell>
          <table:table-cell table:number-columns-repeated="16380"/>
        </table:table-row>
        <table:table-row table:style-name="ro1">
          <table:table-cell office:value-type="float" office:value="7.2346579999999996" table:style-name="ce2">
            <text:p>7.234658</text:p>
          </table:table-cell>
          <table:table-cell office:value-type="float" office:value="0.45361299999999999" table:style-name="ce2">
            <text:p>0.453613</text:p>
          </table:table-cell>
          <table:table-cell table:style-name="ce2"/>
          <table:table-cell office:value-type="float" office:value="0.205764753769" table:formula="of:=POWER(([.B1448]-[.C1448]);2)" table:style-name="ce2">
            <text:p>0.205764754</text:p>
          </table:table-cell>
          <table:table-cell table:number-columns-repeated="16380"/>
        </table:table-row>
        <table:table-row table:style-name="ro1">
          <table:table-cell office:value-type="float" office:value="7.2396580000000004" table:style-name="ce2">
            <text:p>7.239658</text:p>
          </table:table-cell>
          <table:table-cell office:value-type="float" office:value="-0.68555900000000003" table:style-name="ce2">
            <text:p>-0.685559</text:p>
          </table:table-cell>
          <table:table-cell table:style-name="ce2"/>
          <table:table-cell office:value-type="float" office:value="0.46999114248100005" table:formula="of:=POWER(([.B1449]-[.C1449]);2)" table:style-name="ce2">
            <text:p>0.469991142</text:p>
          </table:table-cell>
          <table:table-cell table:number-columns-repeated="16380"/>
        </table:table-row>
        <table:table-row table:style-name="ro1">
          <table:table-cell office:value-type="float" office:value="7.2446580000000003" table:style-name="ce2">
            <text:p>7.244658</text:p>
          </table:table-cell>
          <table:table-cell office:value-type="float" office:value="0.511042" table:style-name="ce2">
            <text:p>0.511042</text:p>
          </table:table-cell>
          <table:table-cell table:style-name="ce2"/>
          <table:table-cell office:value-type="float" office:value="0.26116392576399999" table:formula="of:=POWER(([.B1450]-[.C1450]);2)" table:style-name="ce2">
            <text:p>0.261163926</text:p>
          </table:table-cell>
          <table:table-cell table:number-columns-repeated="16380"/>
        </table:table-row>
        <table:table-row table:style-name="ro1">
          <table:table-cell office:value-type="float" office:value="7.249657" table:style-name="ce2">
            <text:p>7.249657</text:p>
          </table:table-cell>
          <table:table-cell office:value-type="float" office:value="0.223024" table:style-name="ce2">
            <text:p>0.223024</text:p>
          </table:table-cell>
          <table:table-cell table:style-name="ce2"/>
          <table:table-cell office:value-type="float" office:value="4.9739704576E-2" table:formula="of:=POWER(([.B1451]-[.C1451]);2)" table:style-name="ce2">
            <text:p>0.049739705</text:p>
          </table:table-cell>
          <table:table-cell table:number-columns-repeated="16380"/>
        </table:table-row>
        <table:table-row table:style-name="ro1">
          <table:table-cell office:value-type="float" office:value="7.2546569999999999" table:style-name="ce2">
            <text:p>7.254657</text:p>
          </table:table-cell>
          <table:table-cell office:value-type="float" office:value="-3.4550999999999998E-2" table:style-name="ce2">
            <text:p>-0.034551</text:p>
          </table:table-cell>
          <table:table-cell table:style-name="ce2"/>
          <table:table-cell office:value-type="float" office:value="1.1937716009999999E-3" table:formula="of:=POWER(([.B1452]-[.C1452]);2)" table:style-name="ce2">
            <text:p>0.001193772</text:p>
          </table:table-cell>
          <table:table-cell table:number-columns-repeated="16380"/>
        </table:table-row>
        <table:table-row table:style-name="ro1">
          <table:table-cell office:value-type="float" office:value="7.2596559999999997" table:style-name="ce2">
            <text:p>7.259656</text:p>
          </table:table-cell>
          <table:table-cell office:value-type="float" office:value="0.45092100000000002" table:style-name="ce2">
            <text:p>0.450921</text:p>
          </table:table-cell>
          <table:table-cell table:style-name="ce2"/>
          <table:table-cell office:value-type="float" office:value="0.203329748241" table:formula="of:=POWER(([.B1453]-[.C1453]);2)" table:style-name="ce2">
            <text:p>0.203329748</text:p>
          </table:table-cell>
          <table:table-cell table:number-columns-repeated="16380"/>
        </table:table-row>
        <table:table-row table:style-name="ro1">
          <table:table-cell office:value-type="float" office:value="7.2646559999999996" table:style-name="ce2">
            <text:p>7.264656</text:p>
          </table:table-cell>
          <table:table-cell office:value-type="float" office:value="2.3189999999999999E-2" table:style-name="ce2">
            <text:p>0.02319</text:p>
          </table:table-cell>
          <table:table-cell table:style-name="ce2"/>
          <table:table-cell office:value-type="float" office:value="5.3777609999999993E-4" table:formula="of:=POWER(([.B1454]-[.C1454]);2)" table:style-name="ce2">
            <text:p>0.000537776</text:p>
          </table:table-cell>
          <table:table-cell table:number-columns-repeated="16380"/>
        </table:table-row>
        <table:table-row table:style-name="ro1">
          <table:table-cell office:value-type="float" office:value="7.2696560000000003" table:style-name="ce2">
            <text:p>7.269656</text:p>
          </table:table-cell>
          <table:table-cell office:value-type="float" office:value="-0.77941800000000006" table:style-name="ce2">
            <text:p>-0.779418</text:p>
          </table:table-cell>
          <table:table-cell table:style-name="ce2"/>
          <table:table-cell office:value-type="float" office:value="0.60749241872400006" table:formula="of:=POWER(([.B1455]-[.C1455]);2)" table:style-name="ce2">
            <text:p>0.607492419</text:p>
          </table:table-cell>
          <table:table-cell table:number-columns-repeated="16380"/>
        </table:table-row>
        <table:table-row table:style-name="ro1">
          <table:table-cell office:value-type="float" office:value="7.2746550000000001" table:style-name="ce2">
            <text:p>7.274655</text:p>
          </table:table-cell>
          <table:table-cell office:value-type="float" office:value="-0.432311" table:style-name="ce2">
            <text:p>-0.432311</text:p>
          </table:table-cell>
          <table:table-cell table:style-name="ce2"/>
          <table:table-cell office:value-type="float" office:value="0.18689280072100001" table:formula="of:=POWER(([.B1456]-[.C1456]);2)" table:style-name="ce2">
            <text:p>0.186892801</text:p>
          </table:table-cell>
          <table:table-cell table:number-columns-repeated="16380"/>
        </table:table-row>
        <table:table-row table:style-name="ro1">
          <table:table-cell office:value-type="float" office:value="7.279655" table:style-name="ce2">
            <text:p>7.279655</text:p>
          </table:table-cell>
          <table:table-cell office:value-type="float" office:value="1.0503999999999999E-2" table:style-name="ce2">
            <text:p>0.010504</text:p>
          </table:table-cell>
          <table:table-cell table:style-name="ce2"/>
          <table:table-cell office:value-type="float" office:value="1.1033401599999999E-4" table:formula="of:=POWER(([.B1457]-[.C1457]);2)" table:style-name="ce2">
            <text:p>0.000110334</text:p>
          </table:table-cell>
          <table:table-cell table:number-columns-repeated="16380"/>
        </table:table-row>
        <table:table-row table:style-name="ro1">
          <table:table-cell office:value-type="float" office:value="7.2846549999999999" table:style-name="ce2">
            <text:p>7.284655</text:p>
          </table:table-cell>
          <table:table-cell office:value-type="float" office:value="0.301597" table:style-name="ce2">
            <text:p>0.301597</text:p>
          </table:table-cell>
          <table:table-cell table:style-name="ce2"/>
          <table:table-cell office:value-type="float" office:value="9.0960750409000007E-2" table:formula="of:=POWER(([.B1458]-[.C1458]);2)" table:style-name="ce2">
            <text:p>0.09096075</text:p>
          </table:table-cell>
          <table:table-cell table:number-columns-repeated="16380"/>
        </table:table-row>
        <table:table-row table:style-name="ro1">
          <table:table-cell office:value-type="float" office:value="7.2896539999999996" table:style-name="ce2">
            <text:p>7.289654</text:p>
          </table:table-cell>
          <table:table-cell office:value-type="float" office:value="0.37352299999999999" table:style-name="ce2">
            <text:p>0.373523</text:p>
          </table:table-cell>
          <table:table-cell table:style-name="ce2"/>
          <table:table-cell office:value-type="float" office:value="0.13951943152899998" table:formula="of:=POWER(([.B1459]-[.C1459]);2)" table:style-name="ce2">
            <text:p>0.139519432</text:p>
          </table:table-cell>
          <table:table-cell table:number-columns-repeated="16380"/>
        </table:table-row>
        <table:table-row table:style-name="ro1">
          <table:table-cell office:value-type="float" office:value="7.2946540000000004" table:style-name="ce2">
            <text:p>7.294654</text:p>
          </table:table-cell>
          <table:table-cell office:value-type="float" office:value="0.61423700000000003" table:style-name="ce2">
            <text:p>0.614237</text:p>
          </table:table-cell>
          <table:table-cell table:style-name="ce2"/>
          <table:table-cell office:value-type="float" office:value="0.37728709216900003" table:formula="of:=POWER(([.B1460]-[.C1460]);2)" table:style-name="ce2">
            <text:p>0.377287092</text:p>
          </table:table-cell>
          <table:table-cell table:number-columns-repeated="16380"/>
        </table:table-row>
        <table:table-row table:style-name="ro1">
          <table:table-cell office:value-type="float" office:value="7.2996540000000003" table:style-name="ce2">
            <text:p>7.299654</text:p>
          </table:table-cell>
          <table:table-cell office:value-type="float" office:value="0.16700499999999999" table:style-name="ce2">
            <text:p>0.167005</text:p>
          </table:table-cell>
          <table:table-cell table:style-name="ce2"/>
          <table:table-cell office:value-type="float" office:value="2.7890670024999994E-2" table:formula="of:=POWER(([.B1461]-[.C1461]);2)" table:style-name="ce2">
            <text:p>0.02789067</text:p>
          </table:table-cell>
          <table:table-cell table:number-columns-repeated="16380"/>
        </table:table-row>
        <table:table-row table:style-name="ro1">
          <table:table-cell office:value-type="float" office:value="7.3046530000000001" table:style-name="ce2">
            <text:p>7.304653</text:p>
          </table:table-cell>
          <table:table-cell office:value-type="float" office:value="0.23575199999999999" table:style-name="ce2">
            <text:p>0.235752</text:p>
          </table:table-cell>
          <table:table-cell table:style-name="ce2"/>
          <table:table-cell office:value-type="float" office:value="5.5579005503999995E-2" table:formula="of:=POWER(([.B1462]-[.C1462]);2)" table:style-name="ce2">
            <text:p>0.055579006</text:p>
          </table:table-cell>
          <table:table-cell table:number-columns-repeated="16380"/>
        </table:table-row>
        <table:table-row table:style-name="ro1">
          <table:table-cell office:value-type="float" office:value="7.309653" table:style-name="ce2">
            <text:p>7.309653</text:p>
          </table:table-cell>
          <table:table-cell office:value-type="float" office:value="-0.478856" table:style-name="ce2">
            <text:p>-0.478856</text:p>
          </table:table-cell>
          <table:table-cell table:style-name="ce2"/>
          <table:table-cell office:value-type="float" office:value="0.22930306873600001" table:formula="of:=POWER(([.B1463]-[.C1463]);2)" table:style-name="ce2">
            <text:p>0.229303069</text:p>
          </table:table-cell>
          <table:table-cell table:number-columns-repeated="16380"/>
        </table:table-row>
        <table:table-row table:style-name="ro1">
          <table:table-cell office:value-type="float" office:value="7.3146519999999997" table:style-name="ce2">
            <text:p>7.314652</text:p>
          </table:table-cell>
          <table:table-cell office:value-type="float" office:value="-0.464619" table:style-name="ce2">
            <text:p>-0.464619</text:p>
          </table:table-cell>
          <table:table-cell table:style-name="ce2"/>
          <table:table-cell office:value-type="float" office:value="0.21587081516100001" table:formula="of:=POWER(([.B1464]-[.C1464]);2)" table:style-name="ce2">
            <text:p>0.215870815</text:p>
          </table:table-cell>
          <table:table-cell table:number-columns-repeated="16380"/>
        </table:table-row>
        <table:table-row table:style-name="ro1">
          <table:table-cell office:value-type="float" office:value="7.3196519999999996" table:style-name="ce2">
            <text:p>7.319652</text:p>
          </table:table-cell>
          <table:table-cell office:value-type="float" office:value="-0.87857399999999997" table:style-name="ce2">
            <text:p>-0.878574</text:p>
          </table:table-cell>
          <table:table-cell table:style-name="ce2"/>
          <table:table-cell office:value-type="float" office:value="0.77189227347599998" table:formula="of:=POWER(([.B1465]-[.C1465]);2)" table:style-name="ce2">
            <text:p>0.771892273</text:p>
          </table:table-cell>
          <table:table-cell table:number-columns-repeated="16380"/>
        </table:table-row>
        <table:table-row table:style-name="ro1">
          <table:table-cell office:value-type="float" office:value="7.3246520000000004" table:style-name="ce2">
            <text:p>7.324652</text:p>
          </table:table-cell>
          <table:table-cell office:value-type="float" office:value="-1.1083890000000001" table:style-name="ce2">
            <text:p>-1.108389</text:p>
          </table:table-cell>
          <table:table-cell table:style-name="ce2"/>
          <table:table-cell office:value-type="float" office:value="1.2285261753210002" table:formula="of:=POWER(([.B1466]-[.C1466]);2)" table:style-name="ce2">
            <text:p>1.228526175</text:p>
          </table:table-cell>
          <table:table-cell table:number-columns-repeated="16380"/>
        </table:table-row>
        <table:table-row table:style-name="ro1">
          <table:table-cell office:value-type="float" office:value="7.3296510000000001" table:style-name="ce2">
            <text:p>7.329651</text:p>
          </table:table-cell>
          <table:table-cell office:value-type="float" office:value="-0.378915" table:style-name="ce2">
            <text:p>-0.378915</text:p>
          </table:table-cell>
          <table:table-cell table:style-name="ce2"/>
          <table:table-cell office:value-type="float" office:value="0.143576577225" table:formula="of:=POWER(([.B1467]-[.C1467]);2)" table:style-name="ce2">
            <text:p>0.143576577</text:p>
          </table:table-cell>
          <table:table-cell table:number-columns-repeated="16380"/>
        </table:table-row>
        <table:table-row table:style-name="ro1">
          <table:table-cell office:value-type="float" office:value="7.334651" table:style-name="ce2">
            <text:p>7.334651</text:p>
          </table:table-cell>
          <table:table-cell office:value-type="float" office:value="-0.39330799999999999" table:style-name="ce2">
            <text:p>-0.393308</text:p>
          </table:table-cell>
          <table:table-cell table:style-name="ce2"/>
          <table:table-cell office:value-type="float" office:value="0.15469118286399999" table:formula="of:=POWER(([.B1468]-[.C1468]);2)" table:style-name="ce2">
            <text:p>0.154691183</text:p>
          </table:table-cell>
          <table:table-cell table:number-columns-repeated="16380"/>
        </table:table-row>
        <table:table-row table:style-name="ro1">
          <table:table-cell office:value-type="float" office:value="7.3396509999999999" table:style-name="ce2">
            <text:p>7.339651</text:p>
          </table:table-cell>
          <table:table-cell office:value-type="float" office:value="0.93653699999999995" table:style-name="ce2">
            <text:p>0.936537</text:p>
          </table:table-cell>
          <table:table-cell table:style-name="ce2"/>
          <table:table-cell office:value-type="float" office:value="0.87710155236899989" table:formula="of:=POWER(([.B1469]-[.C1469]);2)" table:style-name="ce2">
            <text:p>0.877101552</text:p>
          </table:table-cell>
          <table:table-cell table:number-columns-repeated="16380"/>
        </table:table-row>
        <table:table-row table:style-name="ro1">
          <table:table-cell office:value-type="float" office:value="7.3446499999999997" table:style-name="ce2">
            <text:p>7.34465</text:p>
          </table:table-cell>
          <table:table-cell office:value-type="float" office:value="-0.41679300000000002" table:style-name="ce2">
            <text:p>-0.416793</text:p>
          </table:table-cell>
          <table:table-cell table:style-name="ce2"/>
          <table:table-cell office:value-type="float" office:value="0.17371640484900003" table:formula="of:=POWER(([.B1470]-[.C1470]);2)" table:style-name="ce2">
            <text:p>0.173716405</text:p>
          </table:table-cell>
          <table:table-cell table:number-columns-repeated="16380"/>
        </table:table-row>
        <table:table-row table:style-name="ro1">
          <table:table-cell office:value-type="float" office:value="7.3496499999999996" table:style-name="ce2">
            <text:p>7.34965</text:p>
          </table:table-cell>
          <table:table-cell office:value-type="float" office:value="-0.91779999999999995" table:style-name="ce2">
            <text:p>-0.9178</text:p>
          </table:table-cell>
          <table:table-cell table:style-name="ce2"/>
          <table:table-cell office:value-type="float" office:value="0.84235683999999988" table:formula="of:=POWER(([.B1471]-[.C1471]);2)" table:style-name="ce2">
            <text:p>0.84235684</text:p>
          </table:table-cell>
          <table:table-cell table:number-columns-repeated="16380"/>
        </table:table-row>
        <table:table-row table:style-name="ro1">
          <table:table-cell office:value-type="float" office:value="7.3546500000000004" table:style-name="ce2">
            <text:p>7.35465</text:p>
          </table:table-cell>
          <table:table-cell office:value-type="float" office:value="-0.20805699999999999" table:style-name="ce2">
            <text:p>-0.208057</text:p>
          </table:table-cell>
          <table:table-cell table:style-name="ce2"/>
          <table:table-cell office:value-type="float" office:value="4.3287715248999999E-2" table:formula="of:=POWER(([.B1472]-[.C1472]);2)" table:style-name="ce2">
            <text:p>0.043287715</text:p>
          </table:table-cell>
          <table:table-cell table:number-columns-repeated="16380"/>
        </table:table-row>
        <table:table-row table:style-name="ro1">
          <table:table-cell office:value-type="float" office:value="7.3596490000000001" table:style-name="ce2">
            <text:p>7.359649</text:p>
          </table:table-cell>
          <table:table-cell office:value-type="float" office:value="0.444301" table:style-name="ce2">
            <text:p>0.444301</text:p>
          </table:table-cell>
          <table:table-cell table:style-name="ce2"/>
          <table:table-cell office:value-type="float" office:value="0.19740337860099999" table:formula="of:=POWER(([.B1473]-[.C1473]);2)" table:style-name="ce2">
            <text:p>0.197403379</text:p>
          </table:table-cell>
          <table:table-cell table:number-columns-repeated="16380"/>
        </table:table-row>
        <table:table-row table:style-name="ro1">
          <table:table-cell office:value-type="float" office:value="7.364649" table:style-name="ce2">
            <text:p>7.364649</text:p>
          </table:table-cell>
          <table:table-cell office:value-type="float" office:value="-0.83462400000000003" table:style-name="ce2">
            <text:p>-0.834624</text:p>
          </table:table-cell>
          <table:table-cell table:style-name="ce2"/>
          <table:table-cell office:value-type="float" office:value="0.69659722137600011" table:formula="of:=POWER(([.B1474]-[.C1474]);2)" table:style-name="ce2">
            <text:p>0.696597221</text:p>
          </table:table-cell>
          <table:table-cell table:number-columns-repeated="16380"/>
        </table:table-row>
        <table:table-row table:style-name="ro1">
          <table:table-cell office:value-type="float" office:value="7.3696479999999998" table:style-name="ce2">
            <text:p>7.369648</text:p>
          </table:table-cell>
          <table:table-cell office:value-type="float" office:value="-0.36740899999999999" table:style-name="ce2">
            <text:p>-0.367409</text:p>
          </table:table-cell>
          <table:table-cell table:style-name="ce2"/>
          <table:table-cell office:value-type="float" office:value="0.134989373281" table:formula="of:=POWER(([.B1475]-[.C1475]);2)" table:style-name="ce2">
            <text:p>0.134989373</text:p>
          </table:table-cell>
          <table:table-cell table:number-columns-repeated="16380"/>
        </table:table-row>
        <table:table-row table:style-name="ro1">
          <table:table-cell office:value-type="float" office:value="7.3746479999999996" table:style-name="ce2">
            <text:p>7.374648</text:p>
          </table:table-cell>
          <table:table-cell office:value-type="float" office:value="-0.56442899999999996" table:style-name="ce2">
            <text:p>-0.564429</text:p>
          </table:table-cell>
          <table:table-cell table:style-name="ce2"/>
          <table:table-cell office:value-type="float" office:value="0.31858009604099996" table:formula="of:=POWER(([.B1476]-[.C1476]);2)" table:style-name="ce2">
            <text:p>0.318580096</text:p>
          </table:table-cell>
          <table:table-cell table:number-columns-repeated="16380"/>
        </table:table-row>
        <table:table-row table:style-name="ro1">
          <table:table-cell office:value-type="float" office:value="7.3796480000000004" table:style-name="ce2">
            <text:p>7.379648</text:p>
          </table:table-cell>
          <table:table-cell office:value-type="float" office:value="-0.39811800000000003" table:style-name="ce2">
            <text:p>-0.398118</text:p>
          </table:table-cell>
          <table:table-cell table:style-name="ce2"/>
          <table:table-cell office:value-type="float" office:value="0.15849794192400002" table:formula="of:=POWER(([.B1477]-[.C1477]);2)" table:style-name="ce2">
            <text:p>0.158497942</text:p>
          </table:table-cell>
          <table:table-cell table:number-columns-repeated="16380"/>
        </table:table-row>
        <table:table-row table:style-name="ro1">
          <table:table-cell office:value-type="float" office:value="7.3846470000000002" table:style-name="ce2">
            <text:p>7.384647</text:p>
          </table:table-cell>
          <table:table-cell office:value-type="float" office:value="0.92317000000000005" table:style-name="ce2">
            <text:p>0.92317</text:p>
          </table:table-cell>
          <table:table-cell table:style-name="ce2"/>
          <table:table-cell office:value-type="float" office:value="0.85224284890000013" table:formula="of:=POWER(([.B1478]-[.C1478]);2)" table:style-name="ce2">
            <text:p>0.852242849</text:p>
          </table:table-cell>
          <table:table-cell table:number-columns-repeated="16380"/>
        </table:table-row>
        <table:table-row table:style-name="ro1">
          <table:table-cell office:value-type="float" office:value="7.3896470000000001" table:style-name="ce2">
            <text:p>7.389647</text:p>
          </table:table-cell>
          <table:table-cell office:value-type="float" office:value="4.1225999999999999E-2" table:style-name="ce2">
            <text:p>0.041226</text:p>
          </table:table-cell>
          <table:table-cell table:style-name="ce2"/>
          <table:table-cell office:value-type="float" office:value="1.6995830759999999E-3" table:formula="of:=POWER(([.B1479]-[.C1479]);2)" table:style-name="ce2">
            <text:p>0.001699583</text:p>
          </table:table-cell>
          <table:table-cell table:number-columns-repeated="16380"/>
        </table:table-row>
        <table:table-row table:style-name="ro1">
          <table:table-cell office:value-type="float" office:value="7.394647" table:style-name="ce2">
            <text:p>7.394647</text:p>
          </table:table-cell>
          <table:table-cell office:value-type="float" office:value="-0.42325200000000002" table:style-name="ce2">
            <text:p>-0.423252</text:p>
          </table:table-cell>
          <table:table-cell table:style-name="ce2"/>
          <table:table-cell office:value-type="float" office:value="0.17914225550400001" table:formula="of:=POWER(([.B1480]-[.C1480]);2)" table:style-name="ce2">
            <text:p>0.179142256</text:p>
          </table:table-cell>
          <table:table-cell table:number-columns-repeated="16380"/>
        </table:table-row>
        <table:table-row table:style-name="ro1">
          <table:table-cell office:value-type="float" office:value="7.3996459999999997" table:style-name="ce2">
            <text:p>7.399646</text:p>
          </table:table-cell>
          <table:table-cell office:value-type="float" office:value="0.26416600000000001" table:style-name="ce2">
            <text:p>0.264166</text:p>
          </table:table-cell>
          <table:table-cell table:style-name="ce2"/>
          <table:table-cell office:value-type="float" office:value="6.9783675555999999E-2" table:formula="of:=POWER(([.B1481]-[.C1481]);2)" table:style-name="ce2">
            <text:p>0.069783676</text:p>
          </table:table-cell>
          <table:table-cell table:number-columns-repeated="16380"/>
        </table:table-row>
        <table:table-row table:style-name="ro1">
          <table:table-cell office:value-type="float" office:value="7.4046459999999996" table:style-name="ce2">
            <text:p>7.404646</text:p>
          </table:table-cell>
          <table:table-cell office:value-type="float" office:value="0.60243500000000005" table:style-name="ce2">
            <text:p>0.602435</text:p>
          </table:table-cell>
          <table:table-cell table:style-name="ce2"/>
          <table:table-cell office:value-type="float" office:value="0.36292792922500006" table:formula="of:=POWER(([.B1482]-[.C1482]);2)" table:style-name="ce2">
            <text:p>0.362927929</text:p>
          </table:table-cell>
          <table:table-cell table:number-columns-repeated="16380"/>
        </table:table-row>
        <table:table-row table:style-name="ro1">
          <table:table-cell office:value-type="float" office:value="7.4096460000000004" table:style-name="ce2">
            <text:p>7.409646</text:p>
          </table:table-cell>
          <table:table-cell office:value-type="float" office:value="-0.31879400000000002" table:style-name="ce2">
            <text:p>-0.318794</text:p>
          </table:table-cell>
          <table:table-cell table:style-name="ce2"/>
          <table:table-cell office:value-type="float" office:value="0.10162961443600001" table:formula="of:=POWER(([.B1483]-[.C1483]);2)" table:style-name="ce2">
            <text:p>0.101629614</text:p>
          </table:table-cell>
          <table:table-cell table:number-columns-repeated="16380"/>
        </table:table-row>
        <table:table-row table:style-name="ro1">
          <table:table-cell office:value-type="float" office:value="7.4146450000000002" table:style-name="ce2">
            <text:p>7.414645</text:p>
          </table:table-cell>
          <table:table-cell office:value-type="float" office:value="0.30388799999999999" table:style-name="ce2">
            <text:p>0.303888</text:p>
          </table:table-cell>
          <table:table-cell table:style-name="ce2"/>
          <table:table-cell office:value-type="float" office:value="9.2347916544E-2" table:formula="of:=POWER(([.B1484]-[.C1484]);2)" table:style-name="ce2">
            <text:p>0.092347917</text:p>
          </table:table-cell>
          <table:table-cell table:number-columns-repeated="16380"/>
        </table:table-row>
        <table:table-row table:style-name="ro1">
          <table:table-cell office:value-type="float" office:value="7.419645" table:style-name="ce2">
            <text:p>7.419645</text:p>
          </table:table-cell>
          <table:table-cell office:value-type="float" office:value="0.39728400000000003" table:style-name="ce2">
            <text:p>0.397284</text:p>
          </table:table-cell>
          <table:table-cell table:style-name="ce2"/>
          <table:table-cell office:value-type="float" office:value="0.15783457665600001" table:formula="of:=POWER(([.B1485]-[.C1485]);2)" table:style-name="ce2">
            <text:p>0.157834577</text:p>
          </table:table-cell>
          <table:table-cell table:number-columns-repeated="16380"/>
        </table:table-row>
        <table:table-row table:style-name="ro1">
          <table:table-cell office:value-type="float" office:value="7.4246439999999998" table:style-name="ce2">
            <text:p>7.424644</text:p>
          </table:table-cell>
          <table:table-cell office:value-type="float" office:value="-8.1864999999999993E-2" table:style-name="ce2">
            <text:p>-0.081865</text:p>
          </table:table-cell>
          <table:table-cell table:style-name="ce2"/>
          <table:table-cell office:value-type="float" office:value="6.7018782249999992E-3" table:formula="of:=POWER(([.B1486]-[.C1486]);2)" table:style-name="ce2">
            <text:p>0.006701878</text:p>
          </table:table-cell>
          <table:table-cell table:number-columns-repeated="16380"/>
        </table:table-row>
        <table:table-row table:style-name="ro1">
          <table:table-cell office:value-type="float" office:value="7.4296439999999997" table:style-name="ce2">
            <text:p>7.429644</text:p>
          </table:table-cell>
          <table:table-cell office:value-type="float" office:value="-6.3860000000000002E-3" table:style-name="ce2">
            <text:p>-0.006386</text:p>
          </table:table-cell>
          <table:table-cell table:style-name="ce2"/>
          <table:table-cell office:value-type="float" office:value="4.0780996000000004E-5" table:formula="of:=POWER(([.B1487]-[.C1487]);2)" table:style-name="ce2">
            <text:p>4.0781E-05</text:p>
          </table:table-cell>
          <table:table-cell table:number-columns-repeated="16380"/>
        </table:table-row>
        <table:table-row table:style-name="ro1">
          <table:table-cell office:value-type="float" office:value="7.4346439999999996" table:style-name="ce2">
            <text:p>7.434644</text:p>
          </table:table-cell>
          <table:table-cell office:value-type="float" office:value="0.27755999999999997" table:style-name="ce2">
            <text:p>0.27756</text:p>
          </table:table-cell>
          <table:table-cell table:style-name="ce2"/>
          <table:table-cell office:value-type="float" office:value="7.7039553599999991E-2" table:formula="of:=POWER(([.B1488]-[.C1488]);2)" table:style-name="ce2">
            <text:p>0.077039554</text:p>
          </table:table-cell>
          <table:table-cell table:number-columns-repeated="16380"/>
        </table:table-row>
        <table:table-row table:style-name="ro1">
          <table:table-cell office:value-type="float" office:value="7.4396430000000002" table:style-name="ce2">
            <text:p>7.439643</text:p>
          </table:table-cell>
          <table:table-cell office:value-type="float" office:value="0.26039800000000002" table:style-name="ce2">
            <text:p>0.260398</text:p>
          </table:table-cell>
          <table:table-cell table:style-name="ce2"/>
          <table:table-cell office:value-type="float" office:value="6.7807118404000014E-2" table:formula="of:=POWER(([.B1489]-[.C1489]);2)" table:style-name="ce2">
            <text:p>0.067807118</text:p>
          </table:table-cell>
          <table:table-cell table:number-columns-repeated="16380"/>
        </table:table-row>
        <table:table-row table:style-name="ro1">
          <table:table-cell office:value-type="float" office:value="7.4446430000000001" table:style-name="ce2">
            <text:p>7.444643</text:p>
          </table:table-cell>
          <table:table-cell office:value-type="float" office:value="6.7796999999999996E-2" table:style-name="ce2">
            <text:p>0.067797</text:p>
          </table:table-cell>
          <table:table-cell table:style-name="ce2"/>
          <table:table-cell office:value-type="float" office:value="4.5964332089999992E-3" table:formula="of:=POWER(([.B1490]-[.C1490]);2)" table:style-name="ce2">
            <text:p>0.004596433</text:p>
          </table:table-cell>
          <table:table-cell table:number-columns-repeated="16380"/>
        </table:table-row>
        <table:table-row table:style-name="ro1">
          <table:table-cell office:value-type="float" office:value="7.449643" table:style-name="ce2">
            <text:p>7.449643</text:p>
          </table:table-cell>
          <table:table-cell office:value-type="float" office:value="-0.36871799999999999" table:style-name="ce2">
            <text:p>-0.368718</text:p>
          </table:table-cell>
          <table:table-cell table:style-name="ce2"/>
          <table:table-cell office:value-type="float" office:value="0.13595296352399999" table:formula="of:=POWER(([.B1491]-[.C1491]);2)" table:style-name="ce2">
            <text:p>0.135952964</text:p>
          </table:table-cell>
          <table:table-cell table:number-columns-repeated="16380"/>
        </table:table-row>
        <table:table-row table:style-name="ro1">
          <table:table-cell office:value-type="float" office:value="7.4546419999999998" table:style-name="ce2">
            <text:p>7.454642</text:p>
          </table:table-cell>
          <table:table-cell office:value-type="float" office:value="0.70152300000000001" table:style-name="ce2">
            <text:p>0.701523</text:p>
          </table:table-cell>
          <table:table-cell table:style-name="ce2"/>
          <table:table-cell office:value-type="float" office:value="0.492134519529" table:formula="of:=POWER(([.B1492]-[.C1492]);2)" table:style-name="ce2">
            <text:p>0.49213452</text:p>
          </table:table-cell>
          <table:table-cell table:number-columns-repeated="16380"/>
        </table:table-row>
        <table:table-row table:style-name="ro1">
          <table:table-cell office:value-type="float" office:value="7.4596419999999997" table:style-name="ce2">
            <text:p>7.459642</text:p>
          </table:table-cell>
          <table:table-cell office:value-type="float" office:value="0.98158400000000001" table:style-name="ce2">
            <text:p>0.981584</text:p>
          </table:table-cell>
          <table:table-cell table:style-name="ce2"/>
          <table:table-cell office:value-type="float" office:value="0.96350714905599999" table:formula="of:=POWER(([.B1493]-[.C1493]);2)" table:style-name="ce2">
            <text:p>0.963507149</text:p>
          </table:table-cell>
          <table:table-cell table:number-columns-repeated="16380"/>
        </table:table-row>
        <table:table-row table:style-name="ro1">
          <table:table-cell office:value-type="float" office:value="7.4646420000000004" table:style-name="ce2">
            <text:p>7.464642</text:p>
          </table:table-cell>
          <table:table-cell office:value-type="float" office:value="0.88516899999999998" table:style-name="ce2">
            <text:p>0.885169</text:p>
          </table:table-cell>
          <table:table-cell table:style-name="ce2"/>
          <table:table-cell office:value-type="float" office:value="0.78352415856099999" table:formula="of:=POWER(([.B1494]-[.C1494]);2)" table:style-name="ce2">
            <text:p>0.783524159</text:p>
          </table:table-cell>
          <table:table-cell table:number-columns-repeated="16380"/>
        </table:table-row>
        <table:table-row table:style-name="ro1">
          <table:table-cell office:value-type="float" office:value="7.4696410000000002" table:style-name="ce2">
            <text:p>7.469641</text:p>
          </table:table-cell>
          <table:table-cell office:value-type="float" office:value="-0.72343900000000005" table:style-name="ce2">
            <text:p>-0.723439</text:p>
          </table:table-cell>
          <table:table-cell table:style-name="ce2"/>
          <table:table-cell office:value-type="float" office:value="0.52336398672100004" table:formula="of:=POWER(([.B1495]-[.C1495]);2)" table:style-name="ce2">
            <text:p>0.523363987</text:p>
          </table:table-cell>
          <table:table-cell table:number-columns-repeated="16380"/>
        </table:table-row>
        <table:table-row table:style-name="ro1">
          <table:table-cell office:value-type="float" office:value="7.4746410000000001" table:style-name="ce2">
            <text:p>7.474641</text:p>
          </table:table-cell>
          <table:table-cell office:value-type="float" office:value="-0.43879600000000002" table:style-name="ce2">
            <text:p>-0.438796</text:p>
          </table:table-cell>
          <table:table-cell table:style-name="ce2"/>
          <table:table-cell office:value-type="float" office:value="0.19254192961600003" table:formula="of:=POWER(([.B1496]-[.C1496]);2)" table:style-name="ce2">
            <text:p>0.19254193</text:p>
          </table:table-cell>
          <table:table-cell table:number-columns-repeated="16380"/>
        </table:table-row>
        <table:table-row table:style-name="ro1">
          <table:table-cell office:value-type="float" office:value="7.4796399999999998" table:style-name="ce2">
            <text:p>7.47964</text:p>
          </table:table-cell>
          <table:table-cell office:value-type="float" office:value="-0.37591200000000002" table:style-name="ce2">
            <text:p>-0.375912</text:p>
          </table:table-cell>
          <table:table-cell table:style-name="ce2"/>
          <table:table-cell office:value-type="float" office:value="0.14130983174400003" table:formula="of:=POWER(([.B1497]-[.C1497]);2)" table:style-name="ce2">
            <text:p>0.141309832</text:p>
          </table:table-cell>
          <table:table-cell table:number-columns-repeated="16380"/>
        </table:table-row>
        <table:table-row table:style-name="ro1">
          <table:table-cell office:value-type="float" office:value="7.4846399999999997" table:style-name="ce2">
            <text:p>7.48464</text:p>
          </table:table-cell>
          <table:table-cell office:value-type="float" office:value="-0.37006099999999997" table:style-name="ce2">
            <text:p>-0.370061</text:p>
          </table:table-cell>
          <table:table-cell table:style-name="ce2"/>
          <table:table-cell office:value-type="float" office:value="0.13694514372099997" table:formula="of:=POWER(([.B1498]-[.C1498]);2)" table:style-name="ce2">
            <text:p>0.136945144</text:p>
          </table:table-cell>
          <table:table-cell table:number-columns-repeated="16380"/>
        </table:table-row>
        <table:table-row table:style-name="ro1">
          <table:table-cell office:value-type="float" office:value="7.4896399999999996" table:style-name="ce2">
            <text:p>7.48964</text:p>
          </table:table-cell>
          <table:table-cell office:value-type="float" office:value="-0.14448" table:style-name="ce2">
            <text:p>-0.14448</text:p>
          </table:table-cell>
          <table:table-cell table:style-name="ce2"/>
          <table:table-cell office:value-type="float" office:value="2.0874470399999998E-2" table:formula="of:=POWER(([.B1499]-[.C1499]);2)" table:style-name="ce2">
            <text:p>0.02087447</text:p>
          </table:table-cell>
          <table:table-cell table:number-columns-repeated="16380"/>
        </table:table-row>
        <table:table-row table:style-name="ro1">
          <table:table-cell office:value-type="float" office:value="7.4946390000000003" table:style-name="ce2">
            <text:p>7.494639</text:p>
          </table:table-cell>
          <table:table-cell office:value-type="float" office:value="-1.043552" table:style-name="ce2">
            <text:p>-1.043552</text:p>
          </table:table-cell>
          <table:table-cell table:style-name="ce2"/>
          <table:table-cell office:value-type="float" office:value="1.089000776704" table:formula="of:=POWER(([.B1500]-[.C1500]);2)" table:style-name="ce2">
            <text:p>1.089000777</text:p>
          </table:table-cell>
          <table:table-cell table:number-columns-repeated="16380"/>
        </table:table-row>
        <table:table-row table:style-name="ro1">
          <table:table-cell office:value-type="float" office:value="7.4996390000000002" table:style-name="ce2">
            <text:p>7.499639</text:p>
          </table:table-cell>
          <table:table-cell office:value-type="float" office:value="0.88710199999999995" table:style-name="ce2">
            <text:p>0.887102</text:p>
          </table:table-cell>
          <table:table-cell table:style-name="ce2"/>
          <table:table-cell office:value-type="float" office:value="0.78694995840399995" table:formula="of:=POWER(([.B1501]-[.C1501]);2)" table:style-name="ce2">
            <text:p>0.786949958</text:p>
          </table:table-cell>
          <table:table-cell table:number-columns-repeated="16380"/>
        </table:table-row>
        <table:table-row table:style-name="ro1">
          <table:table-cell office:value-type="float" office:value="7.5046390000000001" table:style-name="ce2">
            <text:p>7.504639</text:p>
          </table:table-cell>
          <table:table-cell office:value-type="float" office:value="-0.13852600000000001" table:style-name="ce2">
            <text:p>-0.138526</text:p>
          </table:table-cell>
          <table:table-cell table:style-name="ce2"/>
          <table:table-cell office:value-type="float" office:value="1.9189452676000002E-2" table:formula="of:=POWER(([.B1502]-[.C1502]);2)" table:style-name="ce2">
            <text:p>0.019189453</text:p>
          </table:table-cell>
          <table:table-cell table:number-columns-repeated="16380"/>
        </table:table-row>
        <table:table-row table:style-name="ro1">
          <table:table-cell office:value-type="float" office:value="7.5096379999999998" table:style-name="ce2">
            <text:p>7.509638</text:p>
          </table:table-cell>
          <table:table-cell office:value-type="float" office:value="-0.22298100000000001" table:style-name="ce2">
            <text:p>-0.222981</text:p>
          </table:table-cell>
          <table:table-cell table:style-name="ce2"/>
          <table:table-cell office:value-type="float" office:value="4.9720526361000009E-2" table:formula="of:=POWER(([.B1503]-[.C1503]);2)" table:style-name="ce2">
            <text:p>0.049720526</text:p>
          </table:table-cell>
          <table:table-cell table:number-columns-repeated="16380"/>
        </table:table-row>
        <table:table-row table:style-name="ro1">
          <table:table-cell office:value-type="float" office:value="7.5146379999999997" table:style-name="ce2">
            <text:p>7.514638</text:p>
          </table:table-cell>
          <table:table-cell office:value-type="float" office:value="-5.6633000000000003E-2" table:style-name="ce2">
            <text:p>-0.056633</text:p>
          </table:table-cell>
          <table:table-cell table:style-name="ce2"/>
          <table:table-cell office:value-type="float" office:value="3.2072966890000004E-3" table:formula="of:=POWER(([.B1504]-[.C1504]);2)" table:style-name="ce2">
            <text:p>0.003207297</text:p>
          </table:table-cell>
          <table:table-cell table:number-columns-repeated="16380"/>
        </table:table-row>
        <table:table-row table:style-name="ro1">
          <table:table-cell office:value-type="float" office:value="7.5196379999999996" table:style-name="ce2">
            <text:p>7.519638</text:p>
          </table:table-cell>
          <table:table-cell office:value-type="float" office:value="-2.1756999999999999E-2" table:style-name="ce2">
            <text:p>-0.021757</text:p>
          </table:table-cell>
          <table:table-cell table:style-name="ce2"/>
          <table:table-cell office:value-type="float" office:value="4.7336704899999995E-4" table:formula="of:=POWER(([.B1505]-[.C1505]);2)" table:style-name="ce2">
            <text:p>0.000473367</text:p>
          </table:table-cell>
          <table:table-cell table:number-columns-repeated="16380"/>
        </table:table-row>
        <table:table-row table:style-name="ro1">
          <table:table-cell office:value-type="float" office:value="7.5246370000000002" table:style-name="ce2">
            <text:p>7.524637</text:p>
          </table:table-cell>
          <table:table-cell office:value-type="float" office:value="3.28E-4" table:style-name="ce2">
            <text:p>0.000328</text:p>
          </table:table-cell>
          <table:table-cell table:style-name="ce2"/>
          <table:table-cell office:value-type="float" office:value="1.0758400000000001E-7" table:formula="of:=POWER(([.B1506]-[.C1506]);2)" table:style-name="ce2">
            <text:p>1.07584E-07</text:p>
          </table:table-cell>
          <table:table-cell table:number-columns-repeated="16380"/>
        </table:table-row>
        <table:table-row table:style-name="ro1">
          <table:table-cell office:value-type="float" office:value="7.5296370000000001" table:style-name="ce2">
            <text:p>7.529637</text:p>
          </table:table-cell>
          <table:table-cell office:value-type="float" office:value="0.46143000000000001" table:style-name="ce2">
            <text:p>0.46143</text:p>
          </table:table-cell>
          <table:table-cell table:style-name="ce2"/>
          <table:table-cell office:value-type="float" office:value="0.21291764490000001" table:formula="of:=POWER(([.B1507]-[.C1507]);2)" table:style-name="ce2">
            <text:p>0.212917645</text:p>
          </table:table-cell>
          <table:table-cell table:number-columns-repeated="16380"/>
        </table:table-row>
        <table:table-row table:style-name="ro1">
          <table:table-cell office:value-type="float" office:value="7.5346359999999999" table:style-name="ce2">
            <text:p>7.534636</text:p>
          </table:table-cell>
          <table:table-cell office:value-type="float" office:value="0.12100900000000001" table:style-name="ce2">
            <text:p>0.121009</text:p>
          </table:table-cell>
          <table:table-cell table:style-name="ce2"/>
          <table:table-cell office:value-type="float" office:value="1.4643178081000002E-2" table:formula="of:=POWER(([.B1508]-[.C1508]);2)" table:style-name="ce2">
            <text:p>0.014643178</text:p>
          </table:table-cell>
          <table:table-cell table:number-columns-repeated="16380"/>
        </table:table-row>
        <table:table-row table:style-name="ro1">
          <table:table-cell office:value-type="float" office:value="7.5396359999999998" table:style-name="ce2">
            <text:p>7.539636</text:p>
          </table:table-cell>
          <table:table-cell office:value-type="float" office:value="-0.77003299999999997" table:style-name="ce2">
            <text:p>-0.770033</text:p>
          </table:table-cell>
          <table:table-cell table:style-name="ce2"/>
          <table:table-cell office:value-type="float" office:value="0.59295082108899999" table:formula="of:=POWER(([.B1509]-[.C1509]);2)" table:style-name="ce2">
            <text:p>0.592950821</text:p>
          </table:table-cell>
          <table:table-cell table:number-columns-repeated="16380"/>
        </table:table-row>
        <table:table-row table:style-name="ro1">
          <table:table-cell office:value-type="float" office:value="7.5446359999999997" table:style-name="ce2">
            <text:p>7.544636</text:p>
          </table:table-cell>
          <table:table-cell office:value-type="float" office:value="-0.67824499999999999" table:style-name="ce2">
            <text:p>-0.678245</text:p>
          </table:table-cell>
          <table:table-cell table:style-name="ce2"/>
          <table:table-cell office:value-type="float" office:value="0.460016280025" table:formula="of:=POWER(([.B1510]-[.C1510]);2)" table:style-name="ce2">
            <text:p>0.46001628</text:p>
          </table:table-cell>
          <table:table-cell table:number-columns-repeated="16380"/>
        </table:table-row>
        <table:table-row table:style-name="ro1">
          <table:table-cell office:value-type="float" office:value="7.5496350000000003" table:style-name="ce2">
            <text:p>7.549635</text:p>
          </table:table-cell>
          <table:table-cell office:value-type="float" office:value="-0.30349500000000001" table:style-name="ce2">
            <text:p>-0.303495</text:p>
          </table:table-cell>
          <table:table-cell table:style-name="ce2"/>
          <table:table-cell office:value-type="float" office:value="9.210921502500001E-2" table:formula="of:=POWER(([.B1511]-[.C1511]);2)" table:style-name="ce2">
            <text:p>0.092109215</text:p>
          </table:table-cell>
          <table:table-cell table:number-columns-repeated="16380"/>
        </table:table-row>
        <table:table-row table:style-name="ro1">
          <table:table-cell office:value-type="float" office:value="7.5546350000000002" table:style-name="ce2">
            <text:p>7.554635</text:p>
          </table:table-cell>
          <table:table-cell office:value-type="float" office:value="-0.55090600000000001" table:style-name="ce2">
            <text:p>-0.550906</text:p>
          </table:table-cell>
          <table:table-cell table:style-name="ce2"/>
          <table:table-cell office:value-type="float" office:value="0.30349742083600001" table:formula="of:=POWER(([.B1512]-[.C1512]);2)" table:style-name="ce2">
            <text:p>0.303497421</text:p>
          </table:table-cell>
          <table:table-cell table:number-columns-repeated="16380"/>
        </table:table-row>
        <table:table-row table:style-name="ro1">
          <table:table-cell office:value-type="float" office:value="7.5596350000000001" table:style-name="ce2">
            <text:p>7.559635</text:p>
          </table:table-cell>
          <table:table-cell office:value-type="float" office:value="0.18167900000000001" table:style-name="ce2">
            <text:p>0.181679</text:p>
          </table:table-cell>
          <table:table-cell table:style-name="ce2"/>
          <table:table-cell office:value-type="float" office:value="3.3007259040999999E-2" table:formula="of:=POWER(([.B1513]-[.C1513]);2)" table:style-name="ce2">
            <text:p>0.033007259</text:p>
          </table:table-cell>
          <table:table-cell table:number-columns-repeated="16380"/>
        </table:table-row>
        <table:table-row table:style-name="ro1">
          <table:table-cell office:value-type="float" office:value="7.5646339999999999" table:style-name="ce2">
            <text:p>7.564634</text:p>
          </table:table-cell>
          <table:table-cell office:value-type="float" office:value="-0.12392499999999999" table:style-name="ce2">
            <text:p>-0.123925</text:p>
          </table:table-cell>
          <table:table-cell table:style-name="ce2"/>
          <table:table-cell office:value-type="float" office:value="1.5357405624999999E-2" table:formula="of:=POWER(([.B1514]-[.C1514]);2)" table:style-name="ce2">
            <text:p>0.015357406</text:p>
          </table:table-cell>
          <table:table-cell table:number-columns-repeated="16380"/>
        </table:table-row>
        <table:table-row table:style-name="ro1">
          <table:table-cell office:value-type="float" office:value="7.5696339999999998" table:style-name="ce2">
            <text:p>7.569634</text:p>
          </table:table-cell>
          <table:table-cell office:value-type="float" office:value="-0.41533799999999998" table:style-name="ce2">
            <text:p>-0.415338</text:p>
          </table:table-cell>
          <table:table-cell table:style-name="ce2"/>
          <table:table-cell office:value-type="float" office:value="0.172505654244" table:formula="of:=POWER(([.B1515]-[.C1515]);2)" table:style-name="ce2">
            <text:p>0.172505654</text:p>
          </table:table-cell>
          <table:table-cell table:number-columns-repeated="16380"/>
        </table:table-row>
        <table:table-row table:style-name="ro1">
          <table:table-cell office:value-type="float" office:value="7.5746339999999996" table:style-name="ce2">
            <text:p>7.574634</text:p>
          </table:table-cell>
          <table:table-cell office:value-type="float" office:value="0.379029" table:style-name="ce2">
            <text:p>0.379029</text:p>
          </table:table-cell>
          <table:table-cell table:style-name="ce2"/>
          <table:table-cell office:value-type="float" office:value="0.14366298284100001" table:formula="of:=POWER(([.B1516]-[.C1516]);2)" table:style-name="ce2">
            <text:p>0.143662983</text:p>
          </table:table-cell>
          <table:table-cell table:number-columns-repeated="16380"/>
        </table:table-row>
        <table:table-row table:style-name="ro1">
          <table:table-cell office:value-type="float" office:value="7.5796330000000003" table:style-name="ce2">
            <text:p>7.579633</text:p>
          </table:table-cell>
          <table:table-cell office:value-type="float" office:value="0.55793499999999996" table:style-name="ce2">
            <text:p>0.557935</text:p>
          </table:table-cell>
          <table:table-cell table:style-name="ce2"/>
          <table:table-cell office:value-type="float" office:value="0.31129146422499998" table:formula="of:=POWER(([.B1517]-[.C1517]);2)" table:style-name="ce2">
            <text:p>0.311291464</text:p>
          </table:table-cell>
          <table:table-cell table:number-columns-repeated="16380"/>
        </table:table-row>
        <table:table-row table:style-name="ro1">
          <table:table-cell office:value-type="float" office:value="7.5846330000000002" table:style-name="ce2">
            <text:p>7.584633</text:p>
          </table:table-cell>
          <table:table-cell office:value-type="float" office:value="-0.22801099999999999" table:style-name="ce2">
            <text:p>-0.228011</text:p>
          </table:table-cell>
          <table:table-cell table:style-name="ce2"/>
          <table:table-cell office:value-type="float" office:value="5.1989016120999994E-2" table:formula="of:=POWER(([.B1518]-[.C1518]);2)" table:style-name="ce2">
            <text:p>0.051989016</text:p>
          </table:table-cell>
          <table:table-cell table:number-columns-repeated="16380"/>
        </table:table-row>
        <table:table-row table:style-name="ro1">
          <table:table-cell office:value-type="float" office:value="7.5896330000000001" table:style-name="ce2">
            <text:p>7.589633</text:p>
          </table:table-cell>
          <table:table-cell office:value-type="float" office:value="0.14654600000000001" table:style-name="ce2">
            <text:p>0.146546</text:p>
          </table:table-cell>
          <table:table-cell table:style-name="ce2"/>
          <table:table-cell office:value-type="float" office:value="2.1475730116000003E-2" table:formula="of:=POWER(([.B1519]-[.C1519]);2)" table:style-name="ce2">
            <text:p>0.02147573</text:p>
          </table:table-cell>
          <table:table-cell table:number-columns-repeated="16380"/>
        </table:table-row>
        <table:table-row table:style-name="ro1">
          <table:table-cell office:value-type="float" office:value="7.5946319999999998" table:style-name="ce2">
            <text:p>7.594632</text:p>
          </table:table-cell>
          <table:table-cell office:value-type="float" office:value="0.26234400000000002" table:style-name="ce2">
            <text:p>0.262344</text:p>
          </table:table-cell>
          <table:table-cell table:style-name="ce2"/>
          <table:table-cell office:value-type="float" office:value="6.8824374336000013E-2" table:formula="of:=POWER(([.B1520]-[.C1520]);2)" table:style-name="ce2">
            <text:p>0.068824374</text:p>
          </table:table-cell>
          <table:table-cell table:number-columns-repeated="16380"/>
        </table:table-row>
        <table:table-row table:style-name="ro1">
          <table:table-cell office:value-type="float" office:value="7.5996319999999997" table:style-name="ce2">
            <text:p>7.599632</text:p>
          </table:table-cell>
          <table:table-cell office:value-type="float" office:value="-0.36508800000000002" table:style-name="ce2">
            <text:p>-0.365088</text:p>
          </table:table-cell>
          <table:table-cell table:style-name="ce2"/>
          <table:table-cell office:value-type="float" office:value="0.13328924774400003" table:formula="of:=POWER(([.B1521]-[.C1521]);2)" table:style-name="ce2">
            <text:p>0.133289248</text:p>
          </table:table-cell>
          <table:table-cell table:number-columns-repeated="16380"/>
        </table:table-row>
        <table:table-row table:style-name="ro1">
          <table:table-cell office:value-type="float" office:value="7.6046310000000004" table:style-name="ce2">
            <text:p>7.604631</text:p>
          </table:table-cell>
          <table:table-cell office:value-type="float" office:value="1.4919999999999999E-2" table:style-name="ce2">
            <text:p>0.01492</text:p>
          </table:table-cell>
          <table:table-cell table:style-name="ce2"/>
          <table:table-cell office:value-type="float" office:value="2.2260639999999998E-4" table:formula="of:=POWER(([.B1522]-[.C1522]);2)" table:style-name="ce2">
            <text:p>0.000222606</text:p>
          </table:table-cell>
          <table:table-cell table:number-columns-repeated="16380"/>
        </table:table-row>
        <table:table-row table:style-name="ro1">
          <table:table-cell office:value-type="float" office:value="7.6096310000000003" table:style-name="ce2">
            <text:p>7.609631</text:p>
          </table:table-cell>
          <table:table-cell office:value-type="float" office:value="0.96435599999999999" table:style-name="ce2">
            <text:p>0.964356</text:p>
          </table:table-cell>
          <table:table-cell table:style-name="ce2"/>
          <table:table-cell office:value-type="float" office:value="0.92998249473600003" table:formula="of:=POWER(([.B1523]-[.C1523]);2)" table:style-name="ce2">
            <text:p>0.929982495</text:p>
          </table:table-cell>
          <table:table-cell table:number-columns-repeated="16380"/>
        </table:table-row>
        <table:table-row table:style-name="ro1">
          <table:table-cell office:value-type="float" office:value="7.6146310000000001" table:style-name="ce2">
            <text:p>7.614631</text:p>
          </table:table-cell>
          <table:table-cell office:value-type="float" office:value="-0.155365" table:style-name="ce2">
            <text:p>-0.155365</text:p>
          </table:table-cell>
          <table:table-cell table:style-name="ce2"/>
          <table:table-cell office:value-type="float" office:value="2.4138283225000001E-2" table:formula="of:=POWER(([.B1524]-[.C1524]);2)" table:style-name="ce2">
            <text:p>0.024138283</text:p>
          </table:table-cell>
          <table:table-cell table:number-columns-repeated="16380"/>
        </table:table-row>
        <table:table-row table:style-name="ro1">
          <table:table-cell office:value-type="float" office:value="7.6196299999999999" table:style-name="ce2">
            <text:p>7.61963</text:p>
          </table:table-cell>
          <table:table-cell office:value-type="float" office:value="-0.45590399999999998" table:style-name="ce2">
            <text:p>-0.455904</text:p>
          </table:table-cell>
          <table:table-cell table:style-name="ce2"/>
          <table:table-cell office:value-type="float" office:value="0.20784845721599998" table:formula="of:=POWER(([.B1525]-[.C1525]);2)" table:style-name="ce2">
            <text:p>0.207848457</text:p>
          </table:table-cell>
          <table:table-cell table:number-columns-repeated="16380"/>
        </table:table-row>
        <table:table-row table:style-name="ro1">
          <table:table-cell office:value-type="float" office:value="7.6246299999999998" table:style-name="ce2">
            <text:p>7.62463</text:p>
          </table:table-cell>
          <table:table-cell office:value-type="float" office:value="0.306504" table:style-name="ce2">
            <text:p>0.306504</text:p>
          </table:table-cell>
          <table:table-cell table:style-name="ce2"/>
          <table:table-cell office:value-type="float" office:value="9.3944702015999998E-2" table:formula="of:=POWER(([.B1526]-[.C1526]);2)" table:style-name="ce2">
            <text:p>0.093944702</text:p>
          </table:table-cell>
          <table:table-cell table:number-columns-repeated="16380"/>
        </table:table-row>
        <table:table-row table:style-name="ro1">
          <table:table-cell office:value-type="float" office:value="7.6296299999999997" table:style-name="ce2">
            <text:p>7.62963</text:p>
          </table:table-cell>
          <table:table-cell office:value-type="float" office:value="-5.0918999999999999E-2" table:style-name="ce2">
            <text:p>-0.050919</text:p>
          </table:table-cell>
          <table:table-cell table:style-name="ce2"/>
          <table:table-cell office:value-type="float" office:value="2.5927445610000001E-3" table:formula="of:=POWER(([.B1527]-[.C1527]);2)" table:style-name="ce2">
            <text:p>0.002592745</text:p>
          </table:table-cell>
          <table:table-cell table:number-columns-repeated="16380"/>
        </table:table-row>
        <table:table-row table:style-name="ro1">
          <table:table-cell office:value-type="float" office:value="7.6346290000000003" table:style-name="ce2">
            <text:p>7.634629</text:p>
          </table:table-cell>
          <table:table-cell office:value-type="float" office:value="-4.6896E-2" table:style-name="ce2">
            <text:p>-0.046896</text:p>
          </table:table-cell>
          <table:table-cell table:style-name="ce2"/>
          <table:table-cell office:value-type="float" office:value="2.1992348160000002E-3" table:formula="of:=POWER(([.B1528]-[.C1528]);2)" table:style-name="ce2">
            <text:p>0.002199235</text:p>
          </table:table-cell>
          <table:table-cell table:number-columns-repeated="16380"/>
        </table:table-row>
        <table:table-row table:style-name="ro1">
          <table:table-cell office:value-type="float" office:value="7.6396290000000002" table:style-name="ce2">
            <text:p>7.639629</text:p>
          </table:table-cell>
          <table:table-cell office:value-type="float" office:value="-0.44323099999999999" table:style-name="ce2">
            <text:p>-0.443231</text:p>
          </table:table-cell>
          <table:table-cell table:style-name="ce2"/>
          <table:table-cell office:value-type="float" office:value="0.19645371936099998" table:formula="of:=POWER(([.B1529]-[.C1529]);2)" table:style-name="ce2">
            <text:p>0.196453719</text:p>
          </table:table-cell>
          <table:table-cell table:number-columns-repeated="16380"/>
        </table:table-row>
        <table:table-row table:style-name="ro1">
          <table:table-cell office:value-type="float" office:value="7.6446290000000001" table:style-name="ce2">
            <text:p>7.644629</text:p>
          </table:table-cell>
          <table:table-cell office:value-type="float" office:value="-0.77116600000000002" table:style-name="ce2">
            <text:p>-0.771166</text:p>
          </table:table-cell>
          <table:table-cell table:style-name="ce2"/>
          <table:table-cell office:value-type="float" office:value="0.59469699955600008" table:formula="of:=POWER(([.B1530]-[.C1530]);2)" table:style-name="ce2">
            <text:p>0.594697</text:p>
          </table:table-cell>
          <table:table-cell table:number-columns-repeated="16380"/>
        </table:table-row>
        <table:table-row table:style-name="ro1">
          <table:table-cell office:value-type="float" office:value="7.6496279999999999" table:style-name="ce2">
            <text:p>7.649628</text:p>
          </table:table-cell>
          <table:table-cell office:value-type="float" office:value="9.1648999999999994E-2" table:style-name="ce2">
            <text:p>0.091649</text:p>
          </table:table-cell>
          <table:table-cell table:style-name="ce2"/>
          <table:table-cell office:value-type="float" office:value="8.3995392009999989E-3" table:formula="of:=POWER(([.B1531]-[.C1531]);2)" table:style-name="ce2">
            <text:p>0.008399539</text:p>
          </table:table-cell>
          <table:table-cell table:number-columns-repeated="16380"/>
        </table:table-row>
        <table:table-row table:style-name="ro1">
          <table:table-cell office:value-type="float" office:value="7.6546279999999998" table:style-name="ce2">
            <text:p>7.654628</text:p>
          </table:table-cell>
          <table:table-cell office:value-type="float" office:value="-9.0100000000000006E-3" table:style-name="ce2">
            <text:p>-0.00901</text:p>
          </table:table-cell>
          <table:table-cell table:style-name="ce2"/>
          <table:table-cell office:value-type="float" office:value="8.1180100000000012E-5" table:formula="of:=POWER(([.B1532]-[.C1532]);2)" table:style-name="ce2">
            <text:p>8.11801E-05</text:p>
          </table:table-cell>
          <table:table-cell table:number-columns-repeated="16380"/>
        </table:table-row>
        <table:table-row table:style-name="ro1">
          <table:table-cell office:value-type="float" office:value="7.6596270000000004" table:style-name="ce2">
            <text:p>7.659627</text:p>
          </table:table-cell>
          <table:table-cell office:value-type="float" office:value="-0.430844" table:style-name="ce2">
            <text:p>-0.430844</text:p>
          </table:table-cell>
          <table:table-cell table:style-name="ce2"/>
          <table:table-cell office:value-type="float" office:value="0.18562655233600001" table:formula="of:=POWER(([.B1533]-[.C1533]);2)" table:style-name="ce2">
            <text:p>0.185626552</text:p>
          </table:table-cell>
          <table:table-cell table:number-columns-repeated="16380"/>
        </table:table-row>
        <table:table-row table:style-name="ro1">
          <table:table-cell office:value-type="float" office:value="7.6646270000000003" table:style-name="ce2">
            <text:p>7.664627</text:p>
          </table:table-cell>
          <table:table-cell office:value-type="float" office:value="0.84618700000000002" table:style-name="ce2">
            <text:p>0.846187</text:p>
          </table:table-cell>
          <table:table-cell table:style-name="ce2"/>
          <table:table-cell office:value-type="float" office:value="0.71603243896900004" table:formula="of:=POWER(([.B1534]-[.C1534]);2)" table:style-name="ce2">
            <text:p>0.716032439</text:p>
          </table:table-cell>
          <table:table-cell table:number-columns-repeated="16380"/>
        </table:table-row>
        <table:table-row table:style-name="ro1">
          <table:table-cell office:value-type="float" office:value="7.6696270000000002" table:style-name="ce2">
            <text:p>7.669627</text:p>
          </table:table-cell>
          <table:table-cell office:value-type="float" office:value="0.75540700000000005" table:style-name="ce2">
            <text:p>0.755407</text:p>
          </table:table-cell>
          <table:table-cell table:style-name="ce2"/>
          <table:table-cell office:value-type="float" office:value="0.57063973564900006" table:formula="of:=POWER(([.B1535]-[.C1535]);2)" table:style-name="ce2">
            <text:p>0.570639736</text:p>
          </table:table-cell>
          <table:table-cell table:number-columns-repeated="16380"/>
        </table:table-row>
        <table:table-row table:style-name="ro1">
          <table:table-cell office:value-type="float" office:value="7.6746259999999999" table:style-name="ce2">
            <text:p>7.674626</text:p>
          </table:table-cell>
          <table:table-cell office:value-type="float" office:value="0.136796" table:style-name="ce2">
            <text:p>0.136796</text:p>
          </table:table-cell>
          <table:table-cell table:style-name="ce2"/>
          <table:table-cell office:value-type="float" office:value="1.8713145616000001E-2" table:formula="of:=POWER(([.B1536]-[.C1536]);2)" table:style-name="ce2">
            <text:p>0.018713146</text:p>
          </table:table-cell>
          <table:table-cell table:number-columns-repeated="16380"/>
        </table:table-row>
        <table:table-row table:style-name="ro1">
          <table:table-cell office:value-type="float" office:value="7.6796259999999998" table:style-name="ce2">
            <text:p>7.679626</text:p>
          </table:table-cell>
          <table:table-cell office:value-type="float" office:value="7.8118000000000007E-2" table:style-name="ce2">
            <text:p>0.078118</text:p>
          </table:table-cell>
          <table:table-cell table:style-name="ce2"/>
          <table:table-cell office:value-type="float" office:value="6.1024219240000009E-3" table:formula="of:=POWER(([.B1537]-[.C1537]);2)" table:style-name="ce2">
            <text:p>0.006102422</text:p>
          </table:table-cell>
          <table:table-cell table:number-columns-repeated="16380"/>
        </table:table-row>
        <table:table-row table:style-name="ro1">
          <table:table-cell office:value-type="float" office:value="7.6846259999999997" table:style-name="ce2">
            <text:p>7.684626</text:p>
          </table:table-cell>
          <table:table-cell office:value-type="float" office:value="-0.21312200000000001" table:style-name="ce2">
            <text:p>-0.213122</text:p>
          </table:table-cell>
          <table:table-cell table:style-name="ce2"/>
          <table:table-cell office:value-type="float" office:value="4.5420986884000002E-2" table:formula="of:=POWER(([.B1538]-[.C1538]);2)" table:style-name="ce2">
            <text:p>0.045420987</text:p>
          </table:table-cell>
          <table:table-cell table:number-columns-repeated="16380"/>
        </table:table-row>
        <table:table-row table:style-name="ro1">
          <table:table-cell office:value-type="float" office:value="7.6896250000000004" table:style-name="ce2">
            <text:p>7.689625</text:p>
          </table:table-cell>
          <table:table-cell office:value-type="float" office:value="-0.67812600000000001" table:style-name="ce2">
            <text:p>-0.678126</text:p>
          </table:table-cell>
          <table:table-cell table:style-name="ce2"/>
          <table:table-cell office:value-type="float" office:value="0.45985487187599999" table:formula="of:=POWER(([.B1539]-[.C1539]);2)" table:style-name="ce2">
            <text:p>0.459854872</text:p>
          </table:table-cell>
          <table:table-cell table:number-columns-repeated="16380"/>
        </table:table-row>
        <table:table-row table:style-name="ro1">
          <table:table-cell office:value-type="float" office:value="7.6946250000000003" table:style-name="ce2">
            <text:p>7.694625</text:p>
          </table:table-cell>
          <table:table-cell office:value-type="float" office:value="0.57660199999999995" table:style-name="ce2">
            <text:p>0.576602</text:p>
          </table:table-cell>
          <table:table-cell table:style-name="ce2"/>
          <table:table-cell office:value-type="float" office:value="0.33246986640399995" table:formula="of:=POWER(([.B1540]-[.C1540]);2)" table:style-name="ce2">
            <text:p>0.332469866</text:p>
          </table:table-cell>
          <table:table-cell table:number-columns-repeated="16380"/>
        </table:table-row>
        <table:table-row table:style-name="ro1">
          <table:table-cell office:value-type="float" office:value="7.6996250000000002" table:style-name="ce2">
            <text:p>7.699625</text:p>
          </table:table-cell>
          <table:table-cell office:value-type="float" office:value="-6.9069999999999999E-3" table:style-name="ce2">
            <text:p>-0.006907</text:p>
          </table:table-cell>
          <table:table-cell table:style-name="ce2"/>
          <table:table-cell office:value-type="float" office:value="4.7706649000000002E-5" table:formula="of:=POWER(([.B1541]-[.C1541]);2)" table:style-name="ce2">
            <text:p>4.77066E-05</text:p>
          </table:table-cell>
          <table:table-cell table:number-columns-repeated="16380"/>
        </table:table-row>
        <table:table-row table:style-name="ro1">
          <table:table-cell office:value-type="float" office:value="7.7046239999999999" table:style-name="ce2">
            <text:p>7.704624</text:p>
          </table:table-cell>
          <table:table-cell office:value-type="float" office:value="0.30353200000000002" table:style-name="ce2">
            <text:p>0.303532</text:p>
          </table:table-cell>
          <table:table-cell table:style-name="ce2"/>
          <table:table-cell office:value-type="float" office:value="9.213167502400002E-2" table:formula="of:=POWER(([.B1542]-[.C1542]);2)" table:style-name="ce2">
            <text:p>0.092131675</text:p>
          </table:table-cell>
          <table:table-cell table:number-columns-repeated="16380"/>
        </table:table-row>
        <table:table-row table:style-name="ro1">
          <table:table-cell office:value-type="float" office:value="7.7096239999999998" table:style-name="ce2">
            <text:p>7.709624</text:p>
          </table:table-cell>
          <table:table-cell office:value-type="float" office:value="-0.311361" table:style-name="ce2">
            <text:p>-0.311361</text:p>
          </table:table-cell>
          <table:table-cell table:style-name="ce2"/>
          <table:table-cell office:value-type="float" office:value="9.6945672321000001E-2" table:formula="of:=POWER(([.B1543]-[.C1543]);2)" table:style-name="ce2">
            <text:p>0.096945672</text:p>
          </table:table-cell>
          <table:table-cell table:number-columns-repeated="16380"/>
        </table:table-row>
        <table:table-row table:style-name="ro1">
          <table:table-cell office:value-type="float" office:value="7.7146229999999996" table:style-name="ce2">
            <text:p>7.714623</text:p>
          </table:table-cell>
          <table:table-cell office:value-type="float" office:value="9.9568000000000004E-2" table:style-name="ce2">
            <text:p>0.099568</text:p>
          </table:table-cell>
          <table:table-cell table:style-name="ce2"/>
          <table:table-cell office:value-type="float" office:value="9.9137866240000001E-3" table:formula="of:=POWER(([.B1544]-[.C1544]);2)" table:style-name="ce2">
            <text:p>0.009913787</text:p>
          </table:table-cell>
          <table:table-cell table:number-columns-repeated="16380"/>
        </table:table-row>
        <table:table-row table:style-name="ro1">
          <table:table-cell office:value-type="float" office:value="7.7196230000000003" table:style-name="ce2">
            <text:p>7.719623</text:p>
          </table:table-cell>
          <table:table-cell office:value-type="float" office:value="-0.34884700000000002" table:style-name="ce2">
            <text:p>-0.348847</text:p>
          </table:table-cell>
          <table:table-cell table:style-name="ce2"/>
          <table:table-cell office:value-type="float" office:value="0.12169422940900002" table:formula="of:=POWER(([.B1545]-[.C1545]);2)" table:style-name="ce2">
            <text:p>0.121694229</text:p>
          </table:table-cell>
          <table:table-cell table:number-columns-repeated="16380"/>
        </table:table-row>
        <table:table-row table:style-name="ro1">
          <table:table-cell office:value-type="float" office:value="7.7246230000000002" table:style-name="ce2">
            <text:p>7.724623</text:p>
          </table:table-cell>
          <table:table-cell office:value-type="float" office:value="0.12931300000000001" table:style-name="ce2">
            <text:p>0.129313</text:p>
          </table:table-cell>
          <table:table-cell table:style-name="ce2"/>
          <table:table-cell office:value-type="float" office:value="1.6721851969000005E-2" table:formula="of:=POWER(([.B1546]-[.C1546]);2)" table:style-name="ce2">
            <text:p>0.016721852</text:p>
          </table:table-cell>
          <table:table-cell table:number-columns-repeated="16380"/>
        </table:table-row>
        <table:table-row table:style-name="ro1">
          <table:table-cell office:value-type="float" office:value="7.729622" table:style-name="ce2">
            <text:p>7.729622</text:p>
          </table:table-cell>
          <table:table-cell office:value-type="float" office:value="4.6710000000000002E-2" table:style-name="ce2">
            <text:p>0.04671</text:p>
          </table:table-cell>
          <table:table-cell table:style-name="ce2"/>
          <table:table-cell office:value-type="float" office:value="2.1818241000000002E-3" table:formula="of:=POWER(([.B1547]-[.C1547]);2)" table:style-name="ce2">
            <text:p>0.002181824</text:p>
          </table:table-cell>
          <table:table-cell table:number-columns-repeated="16380"/>
        </table:table-row>
        <table:table-row table:style-name="ro1">
          <table:table-cell office:value-type="float" office:value="7.7346219999999999" table:style-name="ce2">
            <text:p>7.734622</text:p>
          </table:table-cell>
          <table:table-cell office:value-type="float" office:value="1.9933700000000001" table:style-name="ce2">
            <text:p>1.99337</text:p>
          </table:table-cell>
          <table:table-cell table:style-name="ce2"/>
          <table:table-cell office:value-type="float" office:value="3.9735239569000003" table:formula="of:=POWER(([.B1548]-[.C1548]);2)" table:style-name="ce2">
            <text:p>3.973523957</text:p>
          </table:table-cell>
          <table:table-cell table:number-columns-repeated="16380"/>
        </table:table-row>
        <table:table-row table:style-name="ro1">
          <table:table-cell office:value-type="float" office:value="7.7396219999999998" table:style-name="ce2">
            <text:p>7.739622</text:p>
          </table:table-cell>
          <table:table-cell office:value-type="float" office:value="-0.35698200000000002" table:style-name="ce2">
            <text:p>-0.356982</text:p>
          </table:table-cell>
          <table:table-cell table:style-name="ce2"/>
          <table:table-cell office:value-type="float" office:value="0.12743614832400002" table:formula="of:=POWER(([.B1549]-[.C1549]);2)" table:style-name="ce2">
            <text:p>0.127436148</text:p>
          </table:table-cell>
          <table:table-cell table:number-columns-repeated="16380"/>
        </table:table-row>
        <table:table-row table:style-name="ro1">
          <table:table-cell office:value-type="float" office:value="7.7446210000000004" table:style-name="ce2">
            <text:p>7.744621</text:p>
          </table:table-cell>
          <table:table-cell office:value-type="float" office:value="0.36958400000000002" table:style-name="ce2">
            <text:p>0.369584</text:p>
          </table:table-cell>
          <table:table-cell table:style-name="ce2"/>
          <table:table-cell office:value-type="float" office:value="0.13659233305600002" table:formula="of:=POWER(([.B1550]-[.C1550]);2)" table:style-name="ce2">
            <text:p>0.136592333</text:p>
          </table:table-cell>
          <table:table-cell table:number-columns-repeated="16380"/>
        </table:table-row>
        <table:table-row table:style-name="ro1">
          <table:table-cell office:value-type="float" office:value="7.7496210000000003" table:style-name="ce2">
            <text:p>7.749621</text:p>
          </table:table-cell>
          <table:table-cell office:value-type="float" office:value="-0.18809000000000001" table:style-name="ce2">
            <text:p>-0.18809</text:p>
          </table:table-cell>
          <table:table-cell table:style-name="ce2"/>
          <table:table-cell office:value-type="float" office:value="3.5377848100000005E-2" table:formula="of:=POWER(([.B1551]-[.C1551]);2)" table:style-name="ce2">
            <text:p>0.035377848</text:p>
          </table:table-cell>
          <table:table-cell table:number-columns-repeated="16380"/>
        </table:table-row>
        <table:table-row table:style-name="ro1">
          <table:table-cell office:value-type="float" office:value="7.7546210000000002" table:style-name="ce2">
            <text:p>7.754621</text:p>
          </table:table-cell>
          <table:table-cell office:value-type="float" office:value="0.27288499999999999" table:style-name="ce2">
            <text:p>0.272885</text:p>
          </table:table-cell>
          <table:table-cell table:style-name="ce2"/>
          <table:table-cell office:value-type="float" office:value="7.4466223224999989E-2" table:formula="of:=POWER(([.B1552]-[.C1552]);2)" table:style-name="ce2">
            <text:p>0.074466223</text:p>
          </table:table-cell>
          <table:table-cell table:number-columns-repeated="16380"/>
        </table:table-row>
        <table:table-row table:style-name="ro1">
          <table:table-cell office:value-type="float" office:value="7.75962" table:style-name="ce2">
            <text:p>7.75962</text:p>
          </table:table-cell>
          <table:table-cell office:value-type="float" office:value="0.12806400000000001" table:style-name="ce2">
            <text:p>0.128064</text:p>
          </table:table-cell>
          <table:table-cell table:style-name="ce2"/>
          <table:table-cell office:value-type="float" office:value="1.6400388096000001E-2" table:formula="of:=POWER(([.B1553]-[.C1553]);2)" table:style-name="ce2">
            <text:p>0.016400388</text:p>
          </table:table-cell>
          <table:table-cell table:number-columns-repeated="16380"/>
        </table:table-row>
        <table:table-row table:style-name="ro1">
          <table:table-cell office:value-type="float" office:value="7.7646199999999999" table:style-name="ce2">
            <text:p>7.76462</text:p>
          </table:table-cell>
          <table:table-cell office:value-type="float" office:value="-0.23289199999999999" table:style-name="ce2">
            <text:p>-0.232892</text:p>
          </table:table-cell>
          <table:table-cell table:style-name="ce2"/>
          <table:table-cell office:value-type="float" office:value="5.4238683663999997E-2" table:formula="of:=POWER(([.B1554]-[.C1554]);2)" table:style-name="ce2">
            <text:p>0.054238684</text:p>
          </table:table-cell>
          <table:table-cell table:number-columns-repeated="16380"/>
        </table:table-row>
        <table:table-row table:style-name="ro1">
          <table:table-cell office:value-type="float" office:value="7.7696189999999996" table:style-name="ce2">
            <text:p>7.769619</text:p>
          </table:table-cell>
          <table:table-cell office:value-type="float" office:value="-0.39053700000000002" table:style-name="ce2">
            <text:p>-0.390537</text:p>
          </table:table-cell>
          <table:table-cell table:style-name="ce2"/>
          <table:table-cell office:value-type="float" office:value="0.15251914836900002" table:formula="of:=POWER(([.B1555]-[.C1555]);2)" table:style-name="ce2">
            <text:p>0.152519148</text:p>
          </table:table-cell>
          <table:table-cell table:number-columns-repeated="16380"/>
        </table:table-row>
        <table:table-row table:style-name="ro1">
          <table:table-cell office:value-type="float" office:value="7.7746190000000004" table:style-name="ce2">
            <text:p>7.774619</text:p>
          </table:table-cell>
          <table:table-cell office:value-type="float" office:value="1.3179E-2" table:style-name="ce2">
            <text:p>0.013179</text:p>
          </table:table-cell>
          <table:table-cell table:style-name="ce2"/>
          <table:table-cell office:value-type="float" office:value="1.7368604099999999E-4" table:formula="of:=POWER(([.B1556]-[.C1556]);2)" table:style-name="ce2">
            <text:p>0.000173686</text:p>
          </table:table-cell>
          <table:table-cell table:number-columns-repeated="16380"/>
        </table:table-row>
        <table:table-row table:style-name="ro1">
          <table:table-cell office:value-type="float" office:value="7.7796190000000003" table:style-name="ce2">
            <text:p>7.779619</text:p>
          </table:table-cell>
          <table:table-cell office:value-type="float" office:value="0.31007200000000001" table:style-name="ce2">
            <text:p>0.310072</text:p>
          </table:table-cell>
          <table:table-cell table:style-name="ce2"/>
          <table:table-cell office:value-type="float" office:value="9.614464518400001E-2" table:formula="of:=POWER(([.B1557]-[.C1557]);2)" table:style-name="ce2">
            <text:p>0.096144645</text:p>
          </table:table-cell>
          <table:table-cell table:number-columns-repeated="16380"/>
        </table:table-row>
        <table:table-row table:style-name="ro1">
          <table:table-cell office:value-type="float" office:value="7.784618" table:style-name="ce2">
            <text:p>7.784618</text:p>
          </table:table-cell>
          <table:table-cell office:value-type="float" office:value="-3.9865999999999999E-2" table:style-name="ce2">
            <text:p>-0.039866</text:p>
          </table:table-cell>
          <table:table-cell table:style-name="ce2"/>
          <table:table-cell office:value-type="float" office:value="1.5892979559999998E-3" table:formula="of:=POWER(([.B1558]-[.C1558]);2)" table:style-name="ce2">
            <text:p>0.001589298</text:p>
          </table:table-cell>
          <table:table-cell table:number-columns-repeated="16380"/>
        </table:table-row>
        <table:table-row table:style-name="ro1">
          <table:table-cell office:value-type="float" office:value="7.7896179999999999" table:style-name="ce2">
            <text:p>7.789618</text:p>
          </table:table-cell>
          <table:table-cell office:value-type="float" office:value="-8.4695999999999994E-2" table:style-name="ce2">
            <text:p>-0.084696</text:p>
          </table:table-cell>
          <table:table-cell table:style-name="ce2"/>
          <table:table-cell office:value-type="float" office:value="7.1734124159999989E-3" table:formula="of:=POWER(([.B1559]-[.C1559]);2)" table:style-name="ce2">
            <text:p>0.007173412</text:p>
          </table:table-cell>
          <table:table-cell table:number-columns-repeated="16380"/>
        </table:table-row>
        <table:table-row table:style-name="ro1">
          <table:table-cell office:value-type="float" office:value="7.7946179999999998" table:style-name="ce2">
            <text:p>7.794618</text:p>
          </table:table-cell>
          <table:table-cell office:value-type="float" office:value="-0.18851999999999999" table:style-name="ce2">
            <text:p>-0.18852</text:p>
          </table:table-cell>
          <table:table-cell table:style-name="ce2"/>
          <table:table-cell office:value-type="float" office:value="3.55397904E-2" table:formula="of:=POWER(([.B1560]-[.C1560]);2)" table:style-name="ce2">
            <text:p>0.03553979</text:p>
          </table:table-cell>
          <table:table-cell table:number-columns-repeated="16380"/>
        </table:table-row>
        <table:table-row table:style-name="ro1">
          <table:table-cell office:value-type="float" office:value="7.7996169999999996" table:style-name="ce2">
            <text:p>7.799617</text:p>
          </table:table-cell>
          <table:table-cell office:value-type="float" office:value="0.11287899999999999" table:style-name="ce2">
            <text:p>0.112879</text:p>
          </table:table-cell>
          <table:table-cell table:style-name="ce2"/>
          <table:table-cell office:value-type="float" office:value="1.2741668640999999E-2" table:formula="of:=POWER(([.B1561]-[.C1561]);2)" table:style-name="ce2">
            <text:p>0.012741669</text:p>
          </table:table-cell>
          <table:table-cell table:number-columns-repeated="16380"/>
        </table:table-row>
        <table:table-row table:style-name="ro1">
          <table:table-cell office:value-type="float" office:value="7.8046170000000004" table:style-name="ce2">
            <text:p>7.804617</text:p>
          </table:table-cell>
          <table:table-cell office:value-type="float" office:value="9.4444E-2" table:style-name="ce2">
            <text:p>0.094444</text:p>
          </table:table-cell>
          <table:table-cell table:style-name="ce2"/>
          <table:table-cell office:value-type="float" office:value="8.9196691359999993E-3" table:formula="of:=POWER(([.B1562]-[.C1562]);2)" table:style-name="ce2">
            <text:p>0.008919669</text:p>
          </table:table-cell>
          <table:table-cell table:number-columns-repeated="16380"/>
        </table:table-row>
        <table:table-row table:style-name="ro1">
          <table:table-cell office:value-type="float" office:value="7.8096170000000003" table:style-name="ce2">
            <text:p>7.809617</text:p>
          </table:table-cell>
          <table:table-cell office:value-type="float" office:value="-0.24815400000000001" table:style-name="ce2">
            <text:p>-0.248154</text:p>
          </table:table-cell>
          <table:table-cell table:style-name="ce2"/>
          <table:table-cell office:value-type="float" office:value="6.1580407716000006E-2" table:formula="of:=POWER(([.B1563]-[.C1563]);2)" table:style-name="ce2">
            <text:p>0.061580408</text:p>
          </table:table-cell>
          <table:table-cell table:number-columns-repeated="16380"/>
        </table:table-row>
        <table:table-row table:style-name="ro1">
          <table:table-cell office:value-type="float" office:value="7.814616" table:style-name="ce2">
            <text:p>7.814616</text:p>
          </table:table-cell>
          <table:table-cell office:value-type="float" office:value="0.20913300000000001" table:style-name="ce2">
            <text:p>0.209133</text:p>
          </table:table-cell>
          <table:table-cell table:style-name="ce2"/>
          <table:table-cell office:value-type="float" office:value="4.3736611689000005E-2" table:formula="of:=POWER(([.B1564]-[.C1564]);2)" table:style-name="ce2">
            <text:p>0.043736612</text:p>
          </table:table-cell>
          <table:table-cell table:number-columns-repeated="16380"/>
        </table:table-row>
        <table:table-row table:style-name="ro1">
          <table:table-cell office:value-type="float" office:value="7.8196159999999999" table:style-name="ce2">
            <text:p>7.819616</text:p>
          </table:table-cell>
          <table:table-cell office:value-type="float" office:value="-3.551E-2" table:style-name="ce2">
            <text:p>-0.03551</text:p>
          </table:table-cell>
          <table:table-cell table:style-name="ce2"/>
          <table:table-cell office:value-type="float" office:value="1.2609601E-3" table:formula="of:=POWER(([.B1565]-[.C1565]);2)" table:style-name="ce2">
            <text:p>0.00126096</text:p>
          </table:table-cell>
          <table:table-cell table:number-columns-repeated="16380"/>
        </table:table-row>
        <table:table-row table:style-name="ro1">
          <table:table-cell office:value-type="float" office:value="7.8246149999999997" table:style-name="ce2">
            <text:p>7.824615</text:p>
          </table:table-cell>
          <table:table-cell office:value-type="float" office:value="0.12570100000000001" table:style-name="ce2">
            <text:p>0.125701</text:p>
          </table:table-cell>
          <table:table-cell table:style-name="ce2"/>
          <table:table-cell office:value-type="float" office:value="1.5800741401000001E-2" table:formula="of:=POWER(([.B1566]-[.C1566]);2)" table:style-name="ce2">
            <text:p>0.015800741</text:p>
          </table:table-cell>
          <table:table-cell table:number-columns-repeated="16380"/>
        </table:table-row>
        <table:table-row table:style-name="ro1">
          <table:table-cell office:value-type="float" office:value="7.8296150000000004" table:style-name="ce2">
            <text:p>7.829615</text:p>
          </table:table-cell>
          <table:table-cell office:value-type="float" office:value="-0.85119900000000004" table:style-name="ce2">
            <text:p>-0.851199</text:p>
          </table:table-cell>
          <table:table-cell table:style-name="ce2"/>
          <table:table-cell office:value-type="float" office:value="0.7245397376010001" table:formula="of:=POWER(([.B1567]-[.C1567]);2)" table:style-name="ce2">
            <text:p>0.724539738</text:p>
          </table:table-cell>
          <table:table-cell table:number-columns-repeated="16380"/>
        </table:table-row>
        <table:table-row table:style-name="ro1">
          <table:table-cell office:value-type="float" office:value="7.8346150000000003" table:style-name="ce2">
            <text:p>7.834615</text:p>
          </table:table-cell>
          <table:table-cell office:value-type="float" office:value="0.67971300000000001" table:style-name="ce2">
            <text:p>0.679713</text:p>
          </table:table-cell>
          <table:table-cell table:style-name="ce2"/>
          <table:table-cell office:value-type="float" office:value="0.46200976236900004" table:formula="of:=POWER(([.B1568]-[.C1568]);2)" table:style-name="ce2">
            <text:p>0.462009762</text:p>
          </table:table-cell>
          <table:table-cell table:number-columns-repeated="16380"/>
        </table:table-row>
        <table:table-row table:style-name="ro1">
          <table:table-cell office:value-type="float" office:value="7.8396140000000001" table:style-name="ce2">
            <text:p>7.839614</text:p>
          </table:table-cell>
          <table:table-cell office:value-type="float" office:value="-0.242087" table:style-name="ce2">
            <text:p>-0.242087</text:p>
          </table:table-cell>
          <table:table-cell table:style-name="ce2"/>
          <table:table-cell office:value-type="float" office:value="5.8606115569E-2" table:formula="of:=POWER(([.B1569]-[.C1569]);2)" table:style-name="ce2">
            <text:p>0.058606116</text:p>
          </table:table-cell>
          <table:table-cell table:number-columns-repeated="16380"/>
        </table:table-row>
        <table:table-row table:style-name="ro1">
          <table:table-cell office:value-type="float" office:value="7.844614" table:style-name="ce2">
            <text:p>7.844614</text:p>
          </table:table-cell>
          <table:table-cell office:value-type="float" office:value="-0.34620699999999999" table:style-name="ce2">
            <text:p>-0.346207</text:p>
          </table:table-cell>
          <table:table-cell table:style-name="ce2"/>
          <table:table-cell office:value-type="float" office:value="0.11985928684899999" table:formula="of:=POWER(([.B1570]-[.C1570]);2)" table:style-name="ce2">
            <text:p>0.119859287</text:p>
          </table:table-cell>
          <table:table-cell table:number-columns-repeated="16380"/>
        </table:table-row>
        <table:table-row table:style-name="ro1">
          <table:table-cell office:value-type="float" office:value="7.8496139999999999" table:style-name="ce2">
            <text:p>7.849614</text:p>
          </table:table-cell>
          <table:table-cell office:value-type="float" office:value="-0.68857599999999997" table:style-name="ce2">
            <text:p>-0.688576</text:p>
          </table:table-cell>
          <table:table-cell table:style-name="ce2"/>
          <table:table-cell office:value-type="float" office:value="0.47413690777599993" table:formula="of:=POWER(([.B1571]-[.C1571]);2)" table:style-name="ce2">
            <text:p>0.474136908</text:p>
          </table:table-cell>
          <table:table-cell table:number-columns-repeated="16380"/>
        </table:table-row>
        <table:table-row table:style-name="ro1">
          <table:table-cell office:value-type="float" office:value="7.8546129999999996" table:style-name="ce2">
            <text:p>7.854613</text:p>
          </table:table-cell>
          <table:table-cell office:value-type="float" office:value="-0.173432" table:style-name="ce2">
            <text:p>-0.173432</text:p>
          </table:table-cell>
          <table:table-cell table:style-name="ce2"/>
          <table:table-cell office:value-type="float" office:value="3.0078658624000002E-2" table:formula="of:=POWER(([.B1572]-[.C1572]);2)" table:style-name="ce2">
            <text:p>0.030078659</text:p>
          </table:table-cell>
          <table:table-cell table:number-columns-repeated="16380"/>
        </table:table-row>
        <table:table-row table:style-name="ro1">
          <table:table-cell office:value-type="float" office:value="7.8596130000000004" table:style-name="ce2">
            <text:p>7.859613</text:p>
          </table:table-cell>
          <table:table-cell office:value-type="float" office:value="-0.276445" table:style-name="ce2">
            <text:p>-0.276445</text:p>
          </table:table-cell>
          <table:table-cell table:style-name="ce2"/>
          <table:table-cell office:value-type="float" office:value="7.6421838024999994E-2" table:formula="of:=POWER(([.B1573]-[.C1573]);2)" table:style-name="ce2">
            <text:p>0.076421838</text:p>
          </table:table-cell>
          <table:table-cell table:number-columns-repeated="16380"/>
        </table:table-row>
        <table:table-row table:style-name="ro1">
          <table:table-cell office:value-type="float" office:value="7.8646130000000003" table:style-name="ce2">
            <text:p>7.864613</text:p>
          </table:table-cell>
          <table:table-cell office:value-type="float" office:value="-0.30701000000000001" table:style-name="ce2">
            <text:p>-0.30701</text:p>
          </table:table-cell>
          <table:table-cell table:style-name="ce2"/>
          <table:table-cell office:value-type="float" office:value="9.4255140100000009E-2" table:formula="of:=POWER(([.B1574]-[.C1574]);2)" table:style-name="ce2">
            <text:p>0.09425514</text:p>
          </table:table-cell>
          <table:table-cell table:number-columns-repeated="16380"/>
        </table:table-row>
        <table:table-row table:style-name="ro1">
          <table:table-cell office:value-type="float" office:value="7.8696120000000001" table:style-name="ce2">
            <text:p>7.869612</text:p>
          </table:table-cell>
          <table:table-cell office:value-type="float" office:value="0.10073699999999999" table:style-name="ce2">
            <text:p>0.100737</text:p>
          </table:table-cell>
          <table:table-cell table:style-name="ce2"/>
          <table:table-cell office:value-type="float" office:value="1.0147943168999999E-2" table:formula="of:=POWER(([.B1575]-[.C1575]);2)" table:style-name="ce2">
            <text:p>0.010147943</text:p>
          </table:table-cell>
          <table:table-cell table:number-columns-repeated="16380"/>
        </table:table-row>
        <table:table-row table:style-name="ro1">
          <table:table-cell office:value-type="float" office:value="7.8746119999999999" table:style-name="ce2">
            <text:p>7.874612</text:p>
          </table:table-cell>
          <table:table-cell office:value-type="float" office:value="0.13661100000000001" table:style-name="ce2">
            <text:p>0.136611</text:p>
          </table:table-cell>
          <table:table-cell table:style-name="ce2"/>
          <table:table-cell office:value-type="float" office:value="1.8662565321000003E-2" table:formula="of:=POWER(([.B1576]-[.C1576]);2)" table:style-name="ce2">
            <text:p>0.018662565</text:p>
          </table:table-cell>
          <table:table-cell table:number-columns-repeated="16380"/>
        </table:table-row>
        <table:table-row table:style-name="ro1">
          <table:table-cell office:value-type="float" office:value="7.8796109999999997" table:style-name="ce2">
            <text:p>7.879611</text:p>
          </table:table-cell>
          <table:table-cell office:value-type="float" office:value="-0.52303900000000003" table:style-name="ce2">
            <text:p>-0.523039</text:p>
          </table:table-cell>
          <table:table-cell table:style-name="ce2"/>
          <table:table-cell office:value-type="float" office:value="0.27356979552100003" table:formula="of:=POWER(([.B1577]-[.C1577]);2)" table:style-name="ce2">
            <text:p>0.273569796</text:p>
          </table:table-cell>
          <table:table-cell table:number-columns-repeated="16380"/>
        </table:table-row>
        <table:table-row table:style-name="ro1">
          <table:table-cell office:value-type="float" office:value="7.8846109999999996" table:style-name="ce2">
            <text:p>7.884611</text:p>
          </table:table-cell>
          <table:table-cell office:value-type="float" office:value="-0.14325399999999999" table:style-name="ce2">
            <text:p>-0.143254</text:p>
          </table:table-cell>
          <table:table-cell table:style-name="ce2"/>
          <table:table-cell office:value-type="float" office:value="2.0521708515999999E-2" table:formula="of:=POWER(([.B1578]-[.C1578]);2)" table:style-name="ce2">
            <text:p>0.020521709</text:p>
          </table:table-cell>
          <table:table-cell table:number-columns-repeated="16380"/>
        </table:table-row>
        <table:table-row table:style-name="ro1">
          <table:table-cell office:value-type="float" office:value="7.8896110000000004" table:style-name="ce2">
            <text:p>7.889611</text:p>
          </table:table-cell>
          <table:table-cell office:value-type="float" office:value="3.7429999999999998E-3" table:style-name="ce2">
            <text:p>0.003743</text:p>
          </table:table-cell>
          <table:table-cell table:style-name="ce2"/>
          <table:table-cell office:value-type="float" office:value="1.4010048999999999E-5" table:formula="of:=POWER(([.B1579]-[.C1579]);2)" table:style-name="ce2">
            <text:p>1.401E-05</text:p>
          </table:table-cell>
          <table:table-cell table:number-columns-repeated="16380"/>
        </table:table-row>
        <table:table-row table:style-name="ro1">
          <table:table-cell office:value-type="float" office:value="7.8946100000000001" table:style-name="ce2">
            <text:p>7.89461</text:p>
          </table:table-cell>
          <table:table-cell office:value-type="float" office:value="-4.4475000000000001E-2" table:style-name="ce2">
            <text:p>-0.044475</text:p>
          </table:table-cell>
          <table:table-cell table:style-name="ce2"/>
          <table:table-cell office:value-type="float" office:value="1.9780256250000001E-3" table:formula="of:=POWER(([.B1580]-[.C1580]);2)" table:style-name="ce2">
            <text:p>0.001978026</text:p>
          </table:table-cell>
          <table:table-cell table:number-columns-repeated="16380"/>
        </table:table-row>
        <table:table-row table:style-name="ro1">
          <table:table-cell office:value-type="float" office:value="7.89961" table:style-name="ce2">
            <text:p>7.89961</text:p>
          </table:table-cell>
          <table:table-cell office:value-type="float" office:value="9.6254000000000006E-2" table:style-name="ce2">
            <text:p>0.096254</text:p>
          </table:table-cell>
          <table:table-cell table:style-name="ce2"/>
          <table:table-cell office:value-type="float" office:value="9.264832516000002E-3" table:formula="of:=POWER(([.B1581]-[.C1581]);2)" table:style-name="ce2">
            <text:p>0.009264833</text:p>
          </table:table-cell>
          <table:table-cell table:number-columns-repeated="16380"/>
        </table:table-row>
        <table:table-row table:style-name="ro1">
          <table:table-cell office:value-type="float" office:value="7.9046099999999999" table:style-name="ce2">
            <text:p>7.90461</text:p>
          </table:table-cell>
          <table:table-cell office:value-type="float" office:value="5.3955000000000003E-2" table:style-name="ce2">
            <text:p>0.053955</text:p>
          </table:table-cell>
          <table:table-cell table:style-name="ce2"/>
          <table:table-cell office:value-type="float" office:value="2.9111420250000001E-3" table:formula="of:=POWER(([.B1582]-[.C1582]);2)" table:style-name="ce2">
            <text:p>0.002911142</text:p>
          </table:table-cell>
          <table:table-cell table:number-columns-repeated="16380"/>
        </table:table-row>
        <table:table-row table:style-name="ro1">
          <table:table-cell office:value-type="float" office:value="7.9096089999999997" table:style-name="ce2">
            <text:p>7.909609</text:p>
          </table:table-cell>
          <table:table-cell office:value-type="float" office:value="0.53013600000000005" table:style-name="ce2">
            <text:p>0.530136</text:p>
          </table:table-cell>
          <table:table-cell table:style-name="ce2"/>
          <table:table-cell office:value-type="float" office:value="0.28104417849600005" table:formula="of:=POWER(([.B1583]-[.C1583]);2)" table:style-name="ce2">
            <text:p>0.281044178</text:p>
          </table:table-cell>
          <table:table-cell table:number-columns-repeated="16380"/>
        </table:table-row>
        <table:table-row table:style-name="ro1">
          <table:table-cell office:value-type="float" office:value="7.9146089999999996" table:style-name="ce2">
            <text:p>7.914609</text:p>
          </table:table-cell>
          <table:table-cell office:value-type="float" office:value="-7.1293999999999996E-2" table:style-name="ce2">
            <text:p>-0.071294</text:p>
          </table:table-cell>
          <table:table-cell table:style-name="ce2"/>
          <table:table-cell office:value-type="float" office:value="5.0828344359999996E-3" table:formula="of:=POWER(([.B1584]-[.C1584]);2)" table:style-name="ce2">
            <text:p>0.005082834</text:p>
          </table:table-cell>
          <table:table-cell table:number-columns-repeated="16380"/>
        </table:table-row>
        <table:table-row table:style-name="ro1">
          <table:table-cell office:value-type="float" office:value="7.9196090000000003" table:style-name="ce2">
            <text:p>7.919609</text:p>
          </table:table-cell>
          <table:table-cell office:value-type="float" office:value="0.29258400000000001" table:style-name="ce2">
            <text:p>0.292584</text:p>
          </table:table-cell>
          <table:table-cell table:style-name="ce2"/>
          <table:table-cell office:value-type="float" office:value="8.560539705600001E-2" table:formula="of:=POWER(([.B1585]-[.C1585]);2)" table:style-name="ce2">
            <text:p>0.085605397</text:p>
          </table:table-cell>
          <table:table-cell table:number-columns-repeated="16380"/>
        </table:table-row>
        <table:table-row table:style-name="ro1">
          <table:table-cell office:value-type="float" office:value="7.9246080000000001" table:style-name="ce2">
            <text:p>7.924608</text:p>
          </table:table-cell>
          <table:table-cell office:value-type="float" office:value="4.2456000000000001E-2" table:style-name="ce2">
            <text:p>0.042456</text:p>
          </table:table-cell>
          <table:table-cell table:style-name="ce2"/>
          <table:table-cell office:value-type="float" office:value="1.8025119360000001E-3" table:formula="of:=POWER(([.B1586]-[.C1586]);2)" table:style-name="ce2">
            <text:p>0.001802512</text:p>
          </table:table-cell>
          <table:table-cell table:number-columns-repeated="16380"/>
        </table:table-row>
        <table:table-row table:style-name="ro1">
          <table:table-cell office:value-type="float" office:value="7.929608" table:style-name="ce2">
            <text:p>7.929608</text:p>
          </table:table-cell>
          <table:table-cell office:value-type="float" office:value="9.2086000000000001E-2" table:style-name="ce2">
            <text:p>0.092086</text:p>
          </table:table-cell>
          <table:table-cell table:style-name="ce2"/>
          <table:table-cell office:value-type="float" office:value="8.4798313960000003E-3" table:formula="of:=POWER(([.B1587]-[.C1587]);2)" table:style-name="ce2">
            <text:p>0.008479831</text:p>
          </table:table-cell>
          <table:table-cell table:number-columns-repeated="16380"/>
        </table:table-row>
        <table:table-row table:style-name="ro1">
          <table:table-cell office:value-type="float" office:value="7.9346079999999999" table:style-name="ce2">
            <text:p>7.934608</text:p>
          </table:table-cell>
          <table:table-cell office:value-type="float" office:value="-0.456009" table:style-name="ce2">
            <text:p>-0.456009</text:p>
          </table:table-cell>
          <table:table-cell table:style-name="ce2"/>
          <table:table-cell office:value-type="float" office:value="0.207944208081" table:formula="of:=POWER(([.B1588]-[.C1588]);2)" table:style-name="ce2">
            <text:p>0.207944208</text:p>
          </table:table-cell>
          <table:table-cell table:number-columns-repeated="16380"/>
        </table:table-row>
        <table:table-row table:style-name="ro1">
          <table:table-cell office:value-type="float" office:value="7.9396069999999996" table:style-name="ce2">
            <text:p>7.939607</text:p>
          </table:table-cell>
          <table:table-cell office:value-type="float" office:value="-0.30171999999999999" table:style-name="ce2">
            <text:p>-0.30172</text:p>
          </table:table-cell>
          <table:table-cell table:style-name="ce2"/>
          <table:table-cell office:value-type="float" office:value="9.1034958399999991E-2" table:formula="of:=POWER(([.B1589]-[.C1589]);2)" table:style-name="ce2">
            <text:p>0.091034958</text:p>
          </table:table-cell>
          <table:table-cell table:number-columns-repeated="16380"/>
        </table:table-row>
        <table:table-row table:style-name="ro1">
          <table:table-cell office:value-type="float" office:value="7.9446070000000004" table:style-name="ce2">
            <text:p>7.944607</text:p>
          </table:table-cell>
          <table:table-cell office:value-type="float" office:value="-0.85892000000000002" table:style-name="ce2">
            <text:p>-0.85892</text:p>
          </table:table-cell>
          <table:table-cell table:style-name="ce2"/>
          <table:table-cell office:value-type="float" office:value="0.73774356640000005" table:formula="of:=POWER(([.B1590]-[.C1590]);2)" table:style-name="ce2">
            <text:p>0.737743566</text:p>
          </table:table-cell>
          <table:table-cell table:number-columns-repeated="16380"/>
        </table:table-row>
        <table:table-row table:style-name="ro1">
          <table:table-cell office:value-type="float" office:value="7.9496060000000002" table:style-name="ce2">
            <text:p>7.949606</text:p>
          </table:table-cell>
          <table:table-cell office:value-type="float" office:value="-0.30786799999999998" table:style-name="ce2">
            <text:p>-0.307868</text:p>
          </table:table-cell>
          <table:table-cell table:style-name="ce2"/>
          <table:table-cell office:value-type="float" office:value="9.4782705423999983E-2" table:formula="of:=POWER(([.B1591]-[.C1591]);2)" table:style-name="ce2">
            <text:p>0.094782705</text:p>
          </table:table-cell>
          <table:table-cell table:number-columns-repeated="16380"/>
        </table:table-row>
        <table:table-row table:style-name="ro1">
          <table:table-cell office:value-type="float" office:value="7.9546060000000001" table:style-name="ce2">
            <text:p>7.954606</text:p>
          </table:table-cell>
          <table:table-cell office:value-type="float" office:value="-0.52957399999999999" table:style-name="ce2">
            <text:p>-0.529574</text:p>
          </table:table-cell>
          <table:table-cell table:style-name="ce2"/>
          <table:table-cell office:value-type="float" office:value="0.28044862147599997" table:formula="of:=POWER(([.B1592]-[.C1592]);2)" table:style-name="ce2">
            <text:p>0.280448621</text:p>
          </table:table-cell>
          <table:table-cell table:number-columns-repeated="16380"/>
        </table:table-row>
        <table:table-row table:style-name="ro1">
          <table:table-cell office:value-type="float" office:value="7.959606" table:style-name="ce2">
            <text:p>7.959606</text:p>
          </table:table-cell>
          <table:table-cell office:value-type="float" office:value="-0.36608499999999999" table:style-name="ce2">
            <text:p>-0.366085</text:p>
          </table:table-cell>
          <table:table-cell table:style-name="ce2"/>
          <table:table-cell office:value-type="float" office:value="0.13401822722500001" table:formula="of:=POWER(([.B1593]-[.C1593]);2)" table:style-name="ce2">
            <text:p>0.134018227</text:p>
          </table:table-cell>
          <table:table-cell table:number-columns-repeated="16380"/>
        </table:table-row>
        <table:table-row table:style-name="ro1">
          <table:table-cell office:value-type="float" office:value="7.9646049999999997" table:style-name="ce2">
            <text:p>7.964605</text:p>
          </table:table-cell>
          <table:table-cell office:value-type="float" office:value="-0.81021900000000002" table:style-name="ce2">
            <text:p>-0.810219</text:p>
          </table:table-cell>
          <table:table-cell table:style-name="ce2"/>
          <table:table-cell office:value-type="float" office:value="0.65645482796100008" table:formula="of:=POWER(([.B1594]-[.C1594]);2)" table:style-name="ce2">
            <text:p>0.656454828</text:p>
          </table:table-cell>
          <table:table-cell table:number-columns-repeated="16380"/>
        </table:table-row>
        <table:table-row table:style-name="ro1">
          <table:table-cell office:value-type="float" office:value="7.9696049999999996" table:style-name="ce2">
            <text:p>7.969605</text:p>
          </table:table-cell>
          <table:table-cell office:value-type="float" office:value="-0.84244300000000005" table:style-name="ce2">
            <text:p>-0.842443</text:p>
          </table:table-cell>
          <table:table-cell table:style-name="ce2"/>
          <table:table-cell office:value-type="float" office:value="0.70971020824900011" table:formula="of:=POWER(([.B1595]-[.C1595]);2)" table:style-name="ce2">
            <text:p>0.709710208</text:p>
          </table:table-cell>
          <table:table-cell table:number-columns-repeated="16380"/>
        </table:table-row>
        <table:table-row table:style-name="ro1">
          <table:table-cell office:value-type="float" office:value="7.9746050000000004" table:style-name="ce2">
            <text:p>7.974605</text:p>
          </table:table-cell>
          <table:table-cell office:value-type="float" office:value="2.6571999999999998E-2" table:style-name="ce2">
            <text:p>0.026572</text:p>
          </table:table-cell>
          <table:table-cell table:style-name="ce2"/>
          <table:table-cell office:value-type="float" office:value="7.0607118399999987E-4" table:formula="of:=POWER(([.B1596]-[.C1596]);2)" table:style-name="ce2">
            <text:p>0.000706071</text:p>
          </table:table-cell>
          <table:table-cell table:number-columns-repeated="16380"/>
        </table:table-row>
        <table:table-row table:style-name="ro1">
          <table:table-cell office:value-type="float" office:value="7.9796040000000001" table:style-name="ce2">
            <text:p>7.979604</text:p>
          </table:table-cell>
          <table:table-cell office:value-type="float" office:value="-0.45673900000000001" table:style-name="ce2">
            <text:p>-0.456739</text:p>
          </table:table-cell>
          <table:table-cell table:style-name="ce2"/>
          <table:table-cell office:value-type="float" office:value="0.20861051412100001" table:formula="of:=POWER(([.B1597]-[.C1597]);2)" table:style-name="ce2">
            <text:p>0.208610514</text:p>
          </table:table-cell>
          <table:table-cell table:number-columns-repeated="16380"/>
        </table:table-row>
        <table:table-row table:style-name="ro1">
          <table:table-cell office:value-type="float" office:value="7.984604" table:style-name="ce2">
            <text:p>7.984604</text:p>
          </table:table-cell>
          <table:table-cell office:value-type="float" office:value="-0.39287899999999998" table:style-name="ce2">
            <text:p>-0.392879</text:p>
          </table:table-cell>
          <table:table-cell table:style-name="ce2"/>
          <table:table-cell office:value-type="float" office:value="0.15435390864099999" table:formula="of:=POWER(([.B1598]-[.C1598]);2)" table:style-name="ce2">
            <text:p>0.154353909</text:p>
          </table:table-cell>
          <table:table-cell table:number-columns-repeated="16380"/>
        </table:table-row>
        <table:table-row table:style-name="ro1">
          <table:table-cell office:value-type="float" office:value="7.9896039999999999" table:style-name="ce2">
            <text:p>7.989604</text:p>
          </table:table-cell>
          <table:table-cell office:value-type="float" office:value="9.9193000000000003E-2" table:style-name="ce2">
            <text:p>0.099193</text:p>
          </table:table-cell>
          <table:table-cell table:style-name="ce2"/>
          <table:table-cell office:value-type="float" office:value="9.8392512490000014E-3" table:formula="of:=POWER(([.B1599]-[.C1599]);2)" table:style-name="ce2">
            <text:p>0.009839251</text:p>
          </table:table-cell>
          <table:table-cell table:number-columns-repeated="16380"/>
        </table:table-row>
        <table:table-row table:style-name="ro1">
          <table:table-cell office:value-type="float" office:value="7.9946029999999997" table:style-name="ce2">
            <text:p>7.994603</text:p>
          </table:table-cell>
          <table:table-cell office:value-type="float" office:value="-0.56811999999999996" table:style-name="ce2">
            <text:p>-0.56812</text:p>
          </table:table-cell>
          <table:table-cell table:style-name="ce2"/>
          <table:table-cell office:value-type="float" office:value="0.32276033439999996" table:formula="of:=POWER(([.B1600]-[.C1600]);2)" table:style-name="ce2">
            <text:p>0.322760334</text:p>
          </table:table-cell>
          <table:table-cell table:number-columns-repeated="16380"/>
        </table:table-row>
        <table:table-row table:style-name="ro1">
          <table:table-cell office:value-type="float" office:value="7.9996029999999996" table:style-name="ce2">
            <text:p>7.999603</text:p>
          </table:table-cell>
          <table:table-cell office:value-type="float" office:value="0.70809299999999997" table:style-name="ce2">
            <text:p>0.708093</text:p>
          </table:table-cell>
          <table:table-cell table:style-name="ce2"/>
          <table:table-cell office:value-type="float" office:value="0.50139569664899997" table:formula="of:=POWER(([.B1601]-[.C1601]);2)" table:style-name="ce2">
            <text:p>0.501395697</text:p>
          </table:table-cell>
          <table:table-cell table:number-columns-repeated="16380"/>
        </table:table-row>
        <table:table-row table:style-name="ro1">
          <table:table-cell office:value-type="float" office:value="8.0046040000000005" table:style-name="ce2">
            <text:p>8.004604</text:p>
          </table:table-cell>
          <table:table-cell office:value-type="float" office:value="-0.191993" table:style-name="ce2">
            <text:p>-0.191993</text:p>
          </table:table-cell>
          <table:table-cell table:style-name="ce2"/>
          <table:table-cell office:value-type="float" office:value="3.6861312048999999E-2" table:formula="of:=POWER(([.B1602]-[.C1602]);2)" table:style-name="ce2">
            <text:p>0.036861312</text:p>
          </table:table-cell>
          <table:table-cell table:number-columns-repeated="16380"/>
        </table:table-row>
        <table:table-row table:style-name="ro1">
          <table:table-cell office:value-type="float" office:value="8.0096059999999998" table:style-name="ce2">
            <text:p>8.009606</text:p>
          </table:table-cell>
          <table:table-cell office:value-type="float" office:value="-6.701E-2" table:style-name="ce2">
            <text:p>-0.06701</text:p>
          </table:table-cell>
          <table:table-cell table:style-name="ce2"/>
          <table:table-cell office:value-type="float" office:value="4.4903401000000003E-3" table:formula="of:=POWER(([.B1603]-[.C1603]);2)" table:style-name="ce2">
            <text:p>0.00449034</text:p>
          </table:table-cell>
          <table:table-cell table:number-columns-repeated="16380"/>
        </table:table-row>
        <table:table-row table:style-name="ro1">
          <table:table-cell office:value-type="float" office:value="8.0146080000000008" table:style-name="ce2">
            <text:p>8.014608</text:p>
          </table:table-cell>
          <table:table-cell office:value-type="float" office:value="6.2038999999999997E-2" table:style-name="ce2">
            <text:p>0.062039</text:p>
          </table:table-cell>
          <table:table-cell table:style-name="ce2"/>
          <table:table-cell office:value-type="float" office:value="3.8488375209999996E-3" table:formula="of:=POWER(([.B1604]-[.C1604]);2)" table:style-name="ce2">
            <text:p>0.003848838</text:p>
          </table:table-cell>
          <table:table-cell table:number-columns-repeated="16380"/>
        </table:table-row>
        <table:table-row table:style-name="ro1">
          <table:table-cell office:value-type="float" office:value="8.0196100000000001" table:style-name="ce2">
            <text:p>8.01961</text:p>
          </table:table-cell>
          <table:table-cell office:value-type="float" office:value="-0.22953599999999999" table:style-name="ce2">
            <text:p>-0.229536</text:p>
          </table:table-cell>
          <table:table-cell table:style-name="ce2"/>
          <table:table-cell office:value-type="float" office:value="5.2686775295999994E-2" table:formula="of:=POWER(([.B1605]-[.C1605]);2)" table:style-name="ce2">
            <text:p>0.052686775</text:p>
          </table:table-cell>
          <table:table-cell table:number-columns-repeated="16380"/>
        </table:table-row>
        <table:table-row table:style-name="ro1">
          <table:table-cell office:value-type="float" office:value="8.0246119999999994" table:style-name="ce2">
            <text:p>8.024612</text:p>
          </table:table-cell>
          <table:table-cell office:value-type="float" office:value="0.34065099999999998" table:style-name="ce2">
            <text:p>0.340651</text:p>
          </table:table-cell>
          <table:table-cell table:style-name="ce2"/>
          <table:table-cell office:value-type="float" office:value="0.11604310380099998" table:formula="of:=POWER(([.B1606]-[.C1606]);2)" table:style-name="ce2">
            <text:p>0.116043104</text:p>
          </table:table-cell>
          <table:table-cell table:number-columns-repeated="16380"/>
        </table:table-row>
        <table:table-row table:style-name="ro1">
          <table:table-cell office:value-type="float" office:value="8.0296140000000005" table:style-name="ce2">
            <text:p>8.029614</text:p>
          </table:table-cell>
          <table:table-cell office:value-type="float" office:value="-7.7921000000000004E-2" table:style-name="ce2">
            <text:p>-0.077921</text:p>
          </table:table-cell>
          <table:table-cell table:style-name="ce2"/>
          <table:table-cell office:value-type="float" office:value="6.0716822410000005E-3" table:formula="of:=POWER(([.B1607]-[.C1607]);2)" table:style-name="ce2">
            <text:p>0.006071682</text:p>
          </table:table-cell>
          <table:table-cell table:number-columns-repeated="16380"/>
        </table:table-row>
        <table:table-row table:style-name="ro1">
          <table:table-cell office:value-type="float" office:value="8.0346159999999998" table:style-name="ce2">
            <text:p>8.034616</text:p>
          </table:table-cell>
          <table:table-cell office:value-type="float" office:value="-0.28571099999999999" table:style-name="ce2">
            <text:p>-0.285711</text:p>
          </table:table-cell>
          <table:table-cell table:style-name="ce2"/>
          <table:table-cell office:value-type="float" office:value="8.1630775520999996E-2" table:formula="of:=POWER(([.B1608]-[.C1608]);2)" table:style-name="ce2">
            <text:p>0.081630776</text:p>
          </table:table-cell>
          <table:table-cell table:number-columns-repeated="16380"/>
        </table:table-row>
        <table:table-row table:style-name="ro1">
          <table:table-cell office:value-type="float" office:value="8.0396180000000008" table:style-name="ce2">
            <text:p>8.039618</text:p>
          </table:table-cell>
          <table:table-cell office:value-type="float" office:value="-6.1246000000000002E-2" table:style-name="ce2">
            <text:p>-0.061246</text:p>
          </table:table-cell>
          <table:table-cell table:style-name="ce2"/>
          <table:table-cell office:value-type="float" office:value="3.7510725160000004E-3" table:formula="of:=POWER(([.B1609]-[.C1609]);2)" table:style-name="ce2">
            <text:p>0.003751073</text:p>
          </table:table-cell>
          <table:table-cell table:number-columns-repeated="16380"/>
        </table:table-row>
        <table:table-row table:style-name="ro1">
          <table:table-cell office:value-type="float" office:value="8.0446209999999994" table:style-name="ce2">
            <text:p>8.044621</text:p>
          </table:table-cell>
          <table:table-cell office:value-type="float" office:value="0.54274699999999998" table:style-name="ce2">
            <text:p>0.542747</text:p>
          </table:table-cell>
          <table:table-cell table:style-name="ce2"/>
          <table:table-cell office:value-type="float" office:value="0.29457430600899998" table:formula="of:=POWER(([.B1610]-[.C1610]);2)" table:style-name="ce2">
            <text:p>0.294574306</text:p>
          </table:table-cell>
          <table:table-cell table:number-columns-repeated="16380"/>
        </table:table-row>
        <table:table-row table:style-name="ro1">
          <table:table-cell office:value-type="float" office:value="8.0496230000000004" table:style-name="ce2">
            <text:p>8.049623</text:p>
          </table:table-cell>
          <table:table-cell office:value-type="float" office:value="-0.22758700000000001" table:style-name="ce2">
            <text:p>-0.227587</text:p>
          </table:table-cell>
          <table:table-cell table:style-name="ce2"/>
          <table:table-cell office:value-type="float" office:value="5.1795842569000008E-2" table:formula="of:=POWER(([.B1611]-[.C1611]);2)" table:style-name="ce2">
            <text:p>0.051795843</text:p>
          </table:table-cell>
          <table:table-cell table:number-columns-repeated="16380"/>
        </table:table-row>
        <table:table-row table:style-name="ro1">
          <table:table-cell office:value-type="float" office:value="8.0546249999999997" table:style-name="ce2">
            <text:p>8.054625</text:p>
          </table:table-cell>
          <table:table-cell office:value-type="float" office:value="-0.57891400000000004" table:style-name="ce2">
            <text:p>-0.578914</text:p>
          </table:table-cell>
          <table:table-cell table:style-name="ce2"/>
          <table:table-cell office:value-type="float" office:value="0.33514141939600006" table:formula="of:=POWER(([.B1612]-[.C1612]);2)" table:style-name="ce2">
            <text:p>0.335141419</text:p>
          </table:table-cell>
          <table:table-cell table:number-columns-repeated="16380"/>
        </table:table-row>
        <table:table-row table:style-name="ro1">
          <table:table-cell office:value-type="float" office:value="8.0596270000000008" table:style-name="ce2">
            <text:p>8.059627</text:p>
          </table:table-cell>
          <table:table-cell office:value-type="float" office:value="-0.25346099999999999" table:style-name="ce2">
            <text:p>-0.253461</text:p>
          </table:table-cell>
          <table:table-cell table:style-name="ce2"/>
          <table:table-cell office:value-type="float" office:value="6.4242478520999999E-2" table:formula="of:=POWER(([.B1613]-[.C1613]);2)" table:style-name="ce2">
            <text:p>0.064242479</text:p>
          </table:table-cell>
          <table:table-cell table:number-columns-repeated="16380"/>
        </table:table-row>
        <table:table-row table:style-name="ro1">
          <table:table-cell office:value-type="float" office:value="8.064629" table:style-name="ce2">
            <text:p>8.064629</text:p>
          </table:table-cell>
          <table:table-cell office:value-type="float" office:value="0.27290799999999998" table:style-name="ce2">
            <text:p>0.272908</text:p>
          </table:table-cell>
          <table:table-cell table:style-name="ce2"/>
          <table:table-cell office:value-type="float" office:value="7.4478776463999988E-2" table:formula="of:=POWER(([.B1614]-[.C1614]);2)" table:style-name="ce2">
            <text:p>0.074478776</text:p>
          </table:table-cell>
          <table:table-cell table:number-columns-repeated="16380"/>
        </table:table-row>
        <table:table-row table:style-name="ro1">
          <table:table-cell office:value-type="float" office:value="8.0696309999999993" table:style-name="ce2">
            <text:p>8.069631</text:p>
          </table:table-cell>
          <table:table-cell office:value-type="float" office:value="-7.0227999999999999E-2" table:style-name="ce2">
            <text:p>-0.070228</text:p>
          </table:table-cell>
          <table:table-cell table:style-name="ce2"/>
          <table:table-cell office:value-type="float" office:value="4.9319719839999998E-3" table:formula="of:=POWER(([.B1615]-[.C1615]);2)" table:style-name="ce2">
            <text:p>0.004931972</text:p>
          </table:table-cell>
          <table:table-cell table:number-columns-repeated="16380"/>
        </table:table-row>
        <table:table-row table:style-name="ro1">
          <table:table-cell office:value-type="float" office:value="8.0746330000000004" table:style-name="ce2">
            <text:p>8.074633</text:p>
          </table:table-cell>
          <table:table-cell office:value-type="float" office:value="0.37352400000000002" table:style-name="ce2">
            <text:p>0.373524</text:p>
          </table:table-cell>
          <table:table-cell table:style-name="ce2"/>
          <table:table-cell office:value-type="float" office:value="0.13952017857600002" table:formula="of:=POWER(([.B1616]-[.C1616]);2)" table:style-name="ce2">
            <text:p>0.139520179</text:p>
          </table:table-cell>
          <table:table-cell table:number-columns-repeated="16380"/>
        </table:table-row>
        <table:table-row table:style-name="ro1">
          <table:table-cell office:value-type="float" office:value="8.0796349999999997" table:style-name="ce2">
            <text:p>8.079635</text:p>
          </table:table-cell>
          <table:table-cell office:value-type="float" office:value="-0.47044799999999998" table:style-name="ce2">
            <text:p>-0.470448</text:p>
          </table:table-cell>
          <table:table-cell table:style-name="ce2"/>
          <table:table-cell office:value-type="float" office:value="0.22132132070399999" table:formula="of:=POWER(([.B1617]-[.C1617]);2)" table:style-name="ce2">
            <text:p>0.221321321</text:p>
          </table:table-cell>
          <table:table-cell table:number-columns-repeated="16380"/>
        </table:table-row>
        <table:table-row table:style-name="ro1">
          <table:table-cell office:value-type="float" office:value="8.0846370000000007" table:style-name="ce2">
            <text:p>8.084637</text:p>
          </table:table-cell>
          <table:table-cell office:value-type="float" office:value="0.79788700000000001" table:style-name="ce2">
            <text:p>0.797887</text:p>
          </table:table-cell>
          <table:table-cell table:style-name="ce2"/>
          <table:table-cell office:value-type="float" office:value="0.63662366476900001" table:formula="of:=POWER(([.B1618]-[.C1618]);2)" table:style-name="ce2">
            <text:p>0.636623665</text:p>
          </table:table-cell>
          <table:table-cell table:number-columns-repeated="16380"/>
        </table:table-row>
        <table:table-row table:style-name="ro1">
          <table:table-cell office:value-type="float" office:value="8.089639" table:style-name="ce2">
            <text:p>8.089639</text:p>
          </table:table-cell>
          <table:table-cell office:value-type="float" office:value="0.123055" table:style-name="ce2">
            <text:p>0.123055</text:p>
          </table:table-cell>
          <table:table-cell table:style-name="ce2"/>
          <table:table-cell office:value-type="float" office:value="1.5142533025E-2" table:formula="of:=POWER(([.B1619]-[.C1619]);2)" table:style-name="ce2">
            <text:p>0.015142533</text:p>
          </table:table-cell>
          <table:table-cell table:number-columns-repeated="16380"/>
        </table:table-row>
        <table:table-row table:style-name="ro1">
          <table:table-cell office:value-type="float" office:value="8.0946409999999993" table:style-name="ce2">
            <text:p>8.094641</text:p>
          </table:table-cell>
          <table:table-cell office:value-type="float" office:value="-0.2147" table:style-name="ce2">
            <text:p>-0.2147</text:p>
          </table:table-cell>
          <table:table-cell table:style-name="ce2"/>
          <table:table-cell office:value-type="float" office:value="4.6096089999999999E-2" table:formula="of:=POWER(([.B1620]-[.C1620]);2)" table:style-name="ce2">
            <text:p>0.04609609</text:p>
          </table:table-cell>
          <table:table-cell table:number-columns-repeated="16380"/>
        </table:table-row>
        <table:table-row table:style-name="ro1">
          <table:table-cell office:value-type="float" office:value="8.0996430000000004" table:style-name="ce2">
            <text:p>8.099643</text:p>
          </table:table-cell>
          <table:table-cell office:value-type="float" office:value="0.88061900000000004" table:style-name="ce2">
            <text:p>0.880619</text:p>
          </table:table-cell>
          <table:table-cell table:style-name="ce2"/>
          <table:table-cell office:value-type="float" office:value="0.77548982316100012" table:formula="of:=POWER(([.B1621]-[.C1621]);2)" table:style-name="ce2">
            <text:p>0.775489823</text:p>
          </table:table-cell>
          <table:table-cell table:number-columns-repeated="16380"/>
        </table:table-row>
        <table:table-row table:style-name="ro1">
          <table:table-cell office:value-type="float" office:value="8.1046449999999997" table:style-name="ce2">
            <text:p>8.104645</text:p>
          </table:table-cell>
          <table:table-cell office:value-type="float" office:value="-8.6875999999999995E-2" table:style-name="ce2">
            <text:p>-0.086876</text:p>
          </table:table-cell>
          <table:table-cell table:style-name="ce2"/>
          <table:table-cell office:value-type="float" office:value="7.5474393759999989E-3" table:formula="of:=POWER(([.B1622]-[.C1622]);2)" table:style-name="ce2">
            <text:p>0.007547439</text:p>
          </table:table-cell>
          <table:table-cell table:number-columns-repeated="16380"/>
        </table:table-row>
        <table:table-row table:style-name="ro1">
          <table:table-cell office:value-type="float" office:value="8.1096470000000007" table:style-name="ce2">
            <text:p>8.109647</text:p>
          </table:table-cell>
          <table:table-cell office:value-type="float" office:value="-3.9439999999999996E-3" table:style-name="ce2">
            <text:p>-0.003944</text:p>
          </table:table-cell>
          <table:table-cell table:style-name="ce2"/>
          <table:table-cell office:value-type="float" office:value="1.5555135999999998E-5" table:formula="of:=POWER(([.B1623]-[.C1623]);2)" table:style-name="ce2">
            <text:p>1.55551E-05</text:p>
          </table:table-cell>
          <table:table-cell table:number-columns-repeated="16380"/>
        </table:table-row>
        <table:table-row table:style-name="ro1">
          <table:table-cell office:value-type="float" office:value="8.114649" table:style-name="ce2">
            <text:p>8.114649</text:p>
          </table:table-cell>
          <table:table-cell office:value-type="float" office:value="-0.20219100000000001" table:style-name="ce2">
            <text:p>-0.202191</text:p>
          </table:table-cell>
          <table:table-cell table:style-name="ce2"/>
          <table:table-cell office:value-type="float" office:value="4.0881200481000003E-2" table:formula="of:=POWER(([.B1624]-[.C1624]);2)" table:style-name="ce2">
            <text:p>0.0408812</text:p>
          </table:table-cell>
          <table:table-cell table:number-columns-repeated="16380"/>
        </table:table-row>
        <table:table-row table:style-name="ro1">
          <table:table-cell office:value-type="float" office:value="8.1196509999999993" table:style-name="ce2">
            <text:p>8.119651</text:p>
          </table:table-cell>
          <table:table-cell office:value-type="float" office:value="-0.64469200000000004" table:style-name="ce2">
            <text:p>-0.644692</text:p>
          </table:table-cell>
          <table:table-cell table:style-name="ce2"/>
          <table:table-cell office:value-type="float" office:value="0.41562777486400004" table:formula="of:=POWER(([.B1625]-[.C1625]);2)" table:style-name="ce2">
            <text:p>0.415627775</text:p>
          </table:table-cell>
          <table:table-cell table:number-columns-repeated="16380"/>
        </table:table-row>
        <table:table-row table:style-name="ro1">
          <table:table-cell office:value-type="float" office:value="8.1246530000000003" table:style-name="ce2">
            <text:p>8.124653</text:p>
          </table:table-cell>
          <table:table-cell office:value-type="float" office:value="0.40632400000000002" table:style-name="ce2">
            <text:p>0.406324</text:p>
          </table:table-cell>
          <table:table-cell table:style-name="ce2"/>
          <table:table-cell office:value-type="float" office:value="0.16509919297600001" table:formula="of:=POWER(([.B1626]-[.C1626]);2)" table:style-name="ce2">
            <text:p>0.165099193</text:p>
          </table:table-cell>
          <table:table-cell table:number-columns-repeated="16380"/>
        </table:table-row>
        <table:table-row table:style-name="ro1">
          <table:table-cell office:value-type="float" office:value="8.1296549999999996" table:style-name="ce2">
            <text:p>8.129655</text:p>
          </table:table-cell>
          <table:table-cell office:value-type="float" office:value="0.48474299999999998" table:style-name="ce2">
            <text:p>0.484743</text:p>
          </table:table-cell>
          <table:table-cell table:style-name="ce2"/>
          <table:table-cell office:value-type="float" office:value="0.23497577604899997" table:formula="of:=POWER(([.B1627]-[.C1627]);2)" table:style-name="ce2">
            <text:p>0.234975776</text:p>
          </table:table-cell>
          <table:table-cell table:number-columns-repeated="16380"/>
        </table:table-row>
        <table:table-row table:style-name="ro1">
          <table:table-cell office:value-type="float" office:value="8.1346570000000007" table:style-name="ce2">
            <text:p>8.134657</text:p>
          </table:table-cell>
          <table:table-cell office:value-type="float" office:value="-4.3383999999999999E-2" table:style-name="ce2">
            <text:p>-0.043384</text:p>
          </table:table-cell>
          <table:table-cell table:style-name="ce2"/>
          <table:table-cell office:value-type="float" office:value="1.8821714559999999E-3" table:formula="of:=POWER(([.B1628]-[.C1628]);2)" table:style-name="ce2">
            <text:p>0.001882171</text:p>
          </table:table-cell>
          <table:table-cell table:number-columns-repeated="16380"/>
        </table:table-row>
        <table:table-row table:style-name="ro1">
          <table:table-cell office:value-type="float" office:value="8.139659" table:style-name="ce2">
            <text:p>8.139659</text:p>
          </table:table-cell>
          <table:table-cell office:value-type="float" office:value="-0.12951799999999999" table:style-name="ce2">
            <text:p>-0.129518</text:p>
          </table:table-cell>
          <table:table-cell table:style-name="ce2"/>
          <table:table-cell office:value-type="float" office:value="1.6774912324E-2" table:formula="of:=POWER(([.B1629]-[.C1629]);2)" table:style-name="ce2">
            <text:p>0.016774912</text:p>
          </table:table-cell>
          <table:table-cell table:number-columns-repeated="16380"/>
        </table:table-row>
        <table:table-row table:style-name="ro1">
          <table:table-cell office:value-type="float" office:value="8.1446609999999993" table:style-name="ce2">
            <text:p>8.144661</text:p>
          </table:table-cell>
          <table:table-cell office:value-type="float" office:value="-0.60918899999999998" table:style-name="ce2">
            <text:p>-0.609189</text:p>
          </table:table-cell>
          <table:table-cell table:style-name="ce2"/>
          <table:table-cell office:value-type="float" office:value="0.37111123772099996" table:formula="of:=POWER(([.B1630]-[.C1630]);2)" table:style-name="ce2">
            <text:p>0.371111238</text:p>
          </table:table-cell>
          <table:table-cell table:number-columns-repeated="16380"/>
        </table:table-row>
        <table:table-row table:style-name="ro1">
          <table:table-cell office:value-type="float" office:value="8.1496630000000003" table:style-name="ce2">
            <text:p>8.149663</text:p>
          </table:table-cell>
          <table:table-cell office:value-type="float" office:value="0.345725" table:style-name="ce2">
            <text:p>0.345725</text:p>
          </table:table-cell>
          <table:table-cell table:style-name="ce2"/>
          <table:table-cell office:value-type="float" office:value="0.119525775625" table:formula="of:=POWER(([.B1631]-[.C1631]);2)" table:style-name="ce2">
            <text:p>0.119525776</text:p>
          </table:table-cell>
          <table:table-cell table:number-columns-repeated="16380"/>
        </table:table-row>
        <table:table-row table:style-name="ro1">
          <table:table-cell office:value-type="float" office:value="8.1546649999999996" table:style-name="ce2">
            <text:p>8.154665</text:p>
          </table:table-cell>
          <table:table-cell office:value-type="float" office:value="-0.142378" table:style-name="ce2">
            <text:p>-0.142378</text:p>
          </table:table-cell>
          <table:table-cell table:style-name="ce2"/>
          <table:table-cell office:value-type="float" office:value="2.0271494884000003E-2" table:formula="of:=POWER(([.B1632]-[.C1632]);2)" table:style-name="ce2">
            <text:p>0.020271495</text:p>
          </table:table-cell>
          <table:table-cell table:number-columns-repeated="16380"/>
        </table:table-row>
        <table:table-row table:style-name="ro1">
          <table:table-cell office:value-type="float" office:value="8.1596670000000007" table:style-name="ce2">
            <text:p>8.159667</text:p>
          </table:table-cell>
          <table:table-cell office:value-type="float" office:value="0.463084" table:style-name="ce2">
            <text:p>0.463084</text:p>
          </table:table-cell>
          <table:table-cell table:style-name="ce2"/>
          <table:table-cell office:value-type="float" office:value="0.21444679105600001" table:formula="of:=POWER(([.B1633]-[.C1633]);2)" table:style-name="ce2">
            <text:p>0.214446791</text:p>
          </table:table-cell>
          <table:table-cell table:number-columns-repeated="16380"/>
        </table:table-row>
        <table:table-row table:style-name="ro1">
          <table:table-cell office:value-type="float" office:value="8.164669" table:style-name="ce2">
            <text:p>8.164669</text:p>
          </table:table-cell>
          <table:table-cell office:value-type="float" office:value="0.38141000000000003" table:style-name="ce2">
            <text:p>0.38141</text:p>
          </table:table-cell>
          <table:table-cell table:style-name="ce2"/>
          <table:table-cell office:value-type="float" office:value="0.14547358810000002" table:formula="of:=POWER(([.B1634]-[.C1634]);2)" table:style-name="ce2">
            <text:p>0.145473588</text:p>
          </table:table-cell>
          <table:table-cell table:number-columns-repeated="16380"/>
        </table:table-row>
        <table:table-row table:style-name="ro1">
          <table:table-cell office:value-type="float" office:value="8.1696709999999992" table:style-name="ce2">
            <text:p>8.169671</text:p>
          </table:table-cell>
          <table:table-cell office:value-type="float" office:value="0.10483099999999999" table:style-name="ce2">
            <text:p>0.104831</text:p>
          </table:table-cell>
          <table:table-cell table:style-name="ce2"/>
          <table:table-cell office:value-type="float" office:value="1.0989538560999998E-2" table:formula="of:=POWER(([.B1635]-[.C1635]);2)" table:style-name="ce2">
            <text:p>0.010989539</text:p>
          </table:table-cell>
          <table:table-cell table:number-columns-repeated="16380"/>
        </table:table-row>
        <table:table-row table:style-name="ro1">
          <table:table-cell office:value-type="float" office:value="8.1746730000000003" table:style-name="ce2">
            <text:p>8.174673</text:p>
          </table:table-cell>
          <table:table-cell office:value-type="float" office:value="-7.4139999999999996E-3" table:style-name="ce2">
            <text:p>-0.007414</text:p>
          </table:table-cell>
          <table:table-cell table:style-name="ce2"/>
          <table:table-cell office:value-type="float" office:value="5.4967395999999994E-5" table:formula="of:=POWER(([.B1636]-[.C1636]);2)" table:style-name="ce2">
            <text:p>5.49674E-05</text:p>
          </table:table-cell>
          <table:table-cell table:number-columns-repeated="16380"/>
        </table:table-row>
        <table:table-row table:style-name="ro1">
          <table:table-cell office:value-type="float" office:value="8.1796749999999996" table:style-name="ce2">
            <text:p>8.179675</text:p>
          </table:table-cell>
          <table:table-cell office:value-type="float" office:value="-1.2983E-2" table:style-name="ce2">
            <text:p>-0.012983</text:p>
          </table:table-cell>
          <table:table-cell table:style-name="ce2"/>
          <table:table-cell office:value-type="float" office:value="1.6855828900000001E-4" table:formula="of:=POWER(([.B1637]-[.C1637]);2)" table:style-name="ce2">
            <text:p>0.000168558</text:p>
          </table:table-cell>
          <table:table-cell table:number-columns-repeated="16380"/>
        </table:table-row>
        <table:table-row table:style-name="ro1">
          <table:table-cell office:value-type="float" office:value="8.1846770000000006" table:style-name="ce2">
            <text:p>8.184677</text:p>
          </table:table-cell>
          <table:table-cell office:value-type="float" office:value="-5.9563999999999999E-2" table:style-name="ce2">
            <text:p>-0.059564</text:p>
          </table:table-cell>
          <table:table-cell table:style-name="ce2"/>
          <table:table-cell office:value-type="float" office:value="3.5478700959999999E-3" table:formula="of:=POWER(([.B1638]-[.C1638]);2)" table:style-name="ce2">
            <text:p>0.00354787</text:p>
          </table:table-cell>
          <table:table-cell table:number-columns-repeated="16380"/>
        </table:table-row>
        <table:table-row table:style-name="ro1">
          <table:table-cell office:value-type="float" office:value="8.1896789999999999" table:style-name="ce2">
            <text:p>8.189679</text:p>
          </table:table-cell>
          <table:table-cell office:value-type="float" office:value="-0.36729299999999998" table:style-name="ce2">
            <text:p>-0.367293</text:p>
          </table:table-cell>
          <table:table-cell table:style-name="ce2"/>
          <table:table-cell office:value-type="float" office:value="0.13490414784899998" table:formula="of:=POWER(([.B1639]-[.C1639]);2)" table:style-name="ce2">
            <text:p>0.134904148</text:p>
          </table:table-cell>
          <table:table-cell table:number-columns-repeated="16380"/>
        </table:table-row>
        <table:table-row table:style-name="ro1">
          <table:table-cell office:value-type="float" office:value="8.1946809999999992" table:style-name="ce2">
            <text:p>8.194681</text:p>
          </table:table-cell>
          <table:table-cell office:value-type="float" office:value="-0.54675399999999996" table:style-name="ce2">
            <text:p>-0.546754</text:p>
          </table:table-cell>
          <table:table-cell table:style-name="ce2"/>
          <table:table-cell office:value-type="float" office:value="0.29893993651599998" table:formula="of:=POWER(([.B1640]-[.C1640]);2)" table:style-name="ce2">
            <text:p>0.298939937</text:p>
          </table:table-cell>
          <table:table-cell table:number-columns-repeated="16380"/>
        </table:table-row>
        <table:table-row table:style-name="ro1">
          <table:table-cell office:value-type="float" office:value="8.1996830000000003" table:style-name="ce2">
            <text:p>8.199683</text:p>
          </table:table-cell>
          <table:table-cell office:value-type="float" office:value="-0.123071" table:style-name="ce2">
            <text:p>-0.123071</text:p>
          </table:table-cell>
          <table:table-cell table:style-name="ce2"/>
          <table:table-cell office:value-type="float" office:value="1.5146471041E-2" table:formula="of:=POWER(([.B1641]-[.C1641]);2)" table:style-name="ce2">
            <text:p>0.015146471</text:p>
          </table:table-cell>
          <table:table-cell table:number-columns-repeated="16380"/>
        </table:table-row>
        <table:table-row table:style-name="ro1">
          <table:table-cell office:value-type="float" office:value="8.2046849999999996" table:style-name="ce2">
            <text:p>8.204685</text:p>
          </table:table-cell>
          <table:table-cell office:value-type="float" office:value="-5.9988E-2" table:style-name="ce2">
            <text:p>-0.059988</text:p>
          </table:table-cell>
          <table:table-cell table:style-name="ce2"/>
          <table:table-cell office:value-type="float" office:value="3.5985601440000001E-3" table:formula="of:=POWER(([.B1642]-[.C1642]);2)" table:style-name="ce2">
            <text:p>0.00359856</text:p>
          </table:table-cell>
          <table:table-cell table:number-columns-repeated="16380"/>
        </table:table-row>
        <table:table-row table:style-name="ro1">
          <table:table-cell office:value-type="float" office:value="8.2096870000000006" table:style-name="ce2">
            <text:p>8.209687</text:p>
          </table:table-cell>
          <table:table-cell office:value-type="float" office:value="0.76000599999999996" table:style-name="ce2">
            <text:p>0.760006</text:p>
          </table:table-cell>
          <table:table-cell table:style-name="ce2"/>
          <table:table-cell office:value-type="float" office:value="0.57760912003599996" table:formula="of:=POWER(([.B1643]-[.C1643]);2)" table:style-name="ce2">
            <text:p>0.57760912</text:p>
          </table:table-cell>
          <table:table-cell table:number-columns-repeated="16380"/>
        </table:table-row>
        <table:table-row table:style-name="ro1">
          <table:table-cell office:value-type="float" office:value="8.2146889999999999" table:style-name="ce2">
            <text:p>8.214689</text:p>
          </table:table-cell>
          <table:table-cell office:value-type="float" office:value="2.2551000000000002E-2" table:style-name="ce2">
            <text:p>0.022551</text:p>
          </table:table-cell>
          <table:table-cell table:style-name="ce2"/>
          <table:table-cell office:value-type="float" office:value="5.0854760100000002E-4" table:formula="of:=POWER(([.B1644]-[.C1644]);2)" table:style-name="ce2">
            <text:p>0.000508548</text:p>
          </table:table-cell>
          <table:table-cell table:number-columns-repeated="16380"/>
        </table:table-row>
        <table:table-row table:style-name="ro1">
          <table:table-cell office:value-type="float" office:value="8.2196909999999992" table:style-name="ce2">
            <text:p>8.219691</text:p>
          </table:table-cell>
          <table:table-cell office:value-type="float" office:value="-0.33785700000000002" table:style-name="ce2">
            <text:p>-0.337857</text:p>
          </table:table-cell>
          <table:table-cell table:style-name="ce2"/>
          <table:table-cell office:value-type="float" office:value="0.11414735244900001" table:formula="of:=POWER(([.B1645]-[.C1645]);2)" table:style-name="ce2">
            <text:p>0.114147352</text:p>
          </table:table-cell>
          <table:table-cell table:number-columns-repeated="16380"/>
        </table:table-row>
        <table:table-row table:style-name="ro1">
          <table:table-cell office:value-type="float" office:value="8.2246930000000003" table:style-name="ce2">
            <text:p>8.224693</text:p>
          </table:table-cell>
          <table:table-cell office:value-type="float" office:value="0.12901399999999999" table:style-name="ce2">
            <text:p>0.129014</text:p>
          </table:table-cell>
          <table:table-cell table:style-name="ce2"/>
          <table:table-cell office:value-type="float" office:value="1.6644612195999997E-2" table:formula="of:=POWER(([.B1646]-[.C1646]);2)" table:style-name="ce2">
            <text:p>0.016644612</text:p>
          </table:table-cell>
          <table:table-cell table:number-columns-repeated="16380"/>
        </table:table-row>
        <table:table-row table:style-name="ro1">
          <table:table-cell office:value-type="float" office:value="8.2296949999999995" table:style-name="ce2">
            <text:p>8.229695</text:p>
          </table:table-cell>
          <table:table-cell office:value-type="float" office:value="-9.6477999999999994E-2" table:style-name="ce2">
            <text:p>-0.096478</text:p>
          </table:table-cell>
          <table:table-cell table:style-name="ce2"/>
          <table:table-cell office:value-type="float" office:value="9.3080044839999997E-3" table:formula="of:=POWER(([.B1647]-[.C1647]);2)" table:style-name="ce2">
            <text:p>0.009308004</text:p>
          </table:table-cell>
          <table:table-cell table:number-columns-repeated="16380"/>
        </table:table-row>
        <table:table-row table:style-name="ro1">
          <table:table-cell office:value-type="float" office:value="8.2346970000000006" table:style-name="ce2">
            <text:p>8.234697</text:p>
          </table:table-cell>
          <table:table-cell office:value-type="float" office:value="-0.40482299999999999" table:style-name="ce2">
            <text:p>-0.404823</text:p>
          </table:table-cell>
          <table:table-cell table:style-name="ce2"/>
          <table:table-cell office:value-type="float" office:value="0.16388166132899998" table:formula="of:=POWER(([.B1648]-[.C1648]);2)" table:style-name="ce2">
            <text:p>0.163881661</text:p>
          </table:table-cell>
          <table:table-cell table:number-columns-repeated="16380"/>
        </table:table-row>
        <table:table-row table:style-name="ro1">
          <table:table-cell office:value-type="float" office:value="8.2396989999999999" table:style-name="ce2">
            <text:p>8.239699</text:p>
          </table:table-cell>
          <table:table-cell office:value-type="float" office:value="-0.51740299999999995" table:style-name="ce2">
            <text:p>-0.517403</text:p>
          </table:table-cell>
          <table:table-cell table:style-name="ce2"/>
          <table:table-cell office:value-type="float" office:value="0.26770586440899996" table:formula="of:=POWER(([.B1649]-[.C1649]);2)" table:style-name="ce2">
            <text:p>0.267705864</text:p>
          </table:table-cell>
          <table:table-cell table:number-columns-repeated="16380"/>
        </table:table-row>
        <table:table-row table:style-name="ro1">
          <table:table-cell office:value-type="float" office:value="8.2447009999999992" table:style-name="ce2">
            <text:p>8.244701</text:p>
          </table:table-cell>
          <table:table-cell office:value-type="float" office:value="-0.20765900000000001" table:style-name="ce2">
            <text:p>-0.207659</text:p>
          </table:table-cell>
          <table:table-cell table:style-name="ce2"/>
          <table:table-cell office:value-type="float" office:value="4.3122260281000004E-2" table:formula="of:=POWER(([.B1650]-[.C1650]);2)" table:style-name="ce2">
            <text:p>0.04312226</text:p>
          </table:table-cell>
          <table:table-cell table:number-columns-repeated="16380"/>
        </table:table-row>
        <table:table-row table:style-name="ro1">
          <table:table-cell office:value-type="float" office:value="8.2497030000000002" table:style-name="ce2">
            <text:p>8.249703</text:p>
          </table:table-cell>
          <table:table-cell office:value-type="float" office:value="0.36050700000000002" table:style-name="ce2">
            <text:p>0.360507</text:p>
          </table:table-cell>
          <table:table-cell table:style-name="ce2"/>
          <table:table-cell office:value-type="float" office:value="0.12996529704900001" table:formula="of:=POWER(([.B1651]-[.C1651]);2)" table:style-name="ce2">
            <text:p>0.129965297</text:p>
          </table:table-cell>
          <table:table-cell table:number-columns-repeated="16380"/>
        </table:table-row>
        <table:table-row table:style-name="ro1">
          <table:table-cell office:value-type="float" office:value="8.2547049999999995" table:style-name="ce2">
            <text:p>8.254705</text:p>
          </table:table-cell>
          <table:table-cell office:value-type="float" office:value="-0.14154" table:style-name="ce2">
            <text:p>-0.14154</text:p>
          </table:table-cell>
          <table:table-cell table:style-name="ce2"/>
          <table:table-cell office:value-type="float" office:value="2.0033571600000001E-2" table:formula="of:=POWER(([.B1652]-[.C1652]);2)" table:style-name="ce2">
            <text:p>0.020033572</text:p>
          </table:table-cell>
          <table:table-cell table:number-columns-repeated="16380"/>
        </table:table-row>
        <table:table-row table:style-name="ro1">
          <table:table-cell office:value-type="float" office:value="8.2597070000000006" table:style-name="ce2">
            <text:p>8.259707</text:p>
          </table:table-cell>
          <table:table-cell office:value-type="float" office:value="0.476941" table:style-name="ce2">
            <text:p>0.476941</text:p>
          </table:table-cell>
          <table:table-cell table:style-name="ce2"/>
          <table:table-cell office:value-type="float" office:value="0.22747271748100001" table:formula="of:=POWER(([.B1653]-[.C1653]);2)" table:style-name="ce2">
            <text:p>0.227472717</text:p>
          </table:table-cell>
          <table:table-cell table:number-columns-repeated="16380"/>
        </table:table-row>
        <table:table-row table:style-name="ro1">
          <table:table-cell office:value-type="float" office:value="8.2647089999999999" table:style-name="ce2">
            <text:p>8.264709</text:p>
          </table:table-cell>
          <table:table-cell office:value-type="float" office:value="0.46600599999999998" table:style-name="ce2">
            <text:p>0.466006</text:p>
          </table:table-cell>
          <table:table-cell table:style-name="ce2"/>
          <table:table-cell office:value-type="float" office:value="0.21716159203599997" table:formula="of:=POWER(([.B1654]-[.C1654]);2)" table:style-name="ce2">
            <text:p>0.217161592</text:p>
          </table:table-cell>
          <table:table-cell table:number-columns-repeated="16380"/>
        </table:table-row>
        <table:table-row table:style-name="ro1">
          <table:table-cell office:value-type="float" office:value="8.2697109999999991" table:style-name="ce2">
            <text:p>8.269711</text:p>
          </table:table-cell>
          <table:table-cell office:value-type="float" office:value="-0.544628" table:style-name="ce2">
            <text:p>-0.544628</text:p>
          </table:table-cell>
          <table:table-cell table:style-name="ce2"/>
          <table:table-cell office:value-type="float" office:value="0.29661965838400001" table:formula="of:=POWER(([.B1655]-[.C1655]);2)" table:style-name="ce2">
            <text:p>0.296619658</text:p>
          </table:table-cell>
          <table:table-cell table:number-columns-repeated="16380"/>
        </table:table-row>
        <table:table-row table:style-name="ro1">
          <table:table-cell office:value-type="float" office:value="8.2747139999999995" table:style-name="ce2">
            <text:p>8.274714</text:p>
          </table:table-cell>
          <table:table-cell office:value-type="float" office:value="-1.1480000000000001E-2" table:style-name="ce2">
            <text:p>-0.01148</text:p>
          </table:table-cell>
          <table:table-cell table:style-name="ce2"/>
          <table:table-cell office:value-type="float" office:value="1.3179040000000001E-4" table:formula="of:=POWER(([.B1656]-[.C1656]);2)" table:style-name="ce2">
            <text:p>0.00013179</text:p>
          </table:table-cell>
          <table:table-cell table:number-columns-repeated="16380"/>
        </table:table-row>
        <table:table-row table:style-name="ro1">
          <table:table-cell office:value-type="float" office:value="8.2797160000000005" table:style-name="ce2">
            <text:p>8.279716</text:p>
          </table:table-cell>
          <table:table-cell office:value-type="float" office:value="0.66867699999999997" table:style-name="ce2">
            <text:p>0.668677</text:p>
          </table:table-cell>
          <table:table-cell table:style-name="ce2"/>
          <table:table-cell office:value-type="float" office:value="0.44712893032899997" table:formula="of:=POWER(([.B1657]-[.C1657]);2)" table:style-name="ce2">
            <text:p>0.44712893</text:p>
          </table:table-cell>
          <table:table-cell table:number-columns-repeated="16380"/>
        </table:table-row>
        <table:table-row table:style-name="ro1">
          <table:table-cell office:value-type="float" office:value="8.2847179999999998" table:style-name="ce2">
            <text:p>8.284718</text:p>
          </table:table-cell>
          <table:table-cell office:value-type="float" office:value="-0.387013" table:style-name="ce2">
            <text:p>-0.387013</text:p>
          </table:table-cell>
          <table:table-cell table:style-name="ce2"/>
          <table:table-cell office:value-type="float" office:value="0.149779062169" table:formula="of:=POWER(([.B1658]-[.C1658]);2)" table:style-name="ce2">
            <text:p>0.149779062</text:p>
          </table:table-cell>
          <table:table-cell table:number-columns-repeated="16380"/>
        </table:table-row>
        <table:table-row table:style-name="ro1">
          <table:table-cell office:value-type="float" office:value="8.2897200000000009" table:style-name="ce2">
            <text:p>8.28972</text:p>
          </table:table-cell>
          <table:table-cell office:value-type="float" office:value="0.36881799999999998" table:style-name="ce2">
            <text:p>0.368818</text:p>
          </table:table-cell>
          <table:table-cell table:style-name="ce2"/>
          <table:table-cell office:value-type="float" office:value="0.136026717124" table:formula="of:=POWER(([.B1659]-[.C1659]);2)" table:style-name="ce2">
            <text:p>0.136026717</text:p>
          </table:table-cell>
          <table:table-cell table:number-columns-repeated="16380"/>
        </table:table-row>
        <table:table-row table:style-name="ro1">
          <table:table-cell office:value-type="float" office:value="8.2947220000000002" table:style-name="ce2">
            <text:p>8.294722</text:p>
          </table:table-cell>
          <table:table-cell office:value-type="float" office:value="0.33923300000000001" table:style-name="ce2">
            <text:p>0.339233</text:p>
          </table:table-cell>
          <table:table-cell table:style-name="ce2"/>
          <table:table-cell office:value-type="float" office:value="0.115079028289" table:formula="of:=POWER(([.B1660]-[.C1660]);2)" table:style-name="ce2">
            <text:p>0.115079028</text:p>
          </table:table-cell>
          <table:table-cell table:number-columns-repeated="16380"/>
        </table:table-row>
        <table:table-row table:style-name="ro1">
          <table:table-cell office:value-type="float" office:value="8.2997239999999994" table:style-name="ce2">
            <text:p>8.299724</text:p>
          </table:table-cell>
          <table:table-cell office:value-type="float" office:value="-7.3714000000000002E-2" table:style-name="ce2">
            <text:p>-0.073714</text:p>
          </table:table-cell>
          <table:table-cell table:style-name="ce2"/>
          <table:table-cell office:value-type="float" office:value="5.4337537960000007E-3" table:formula="of:=POWER(([.B1661]-[.C1661]);2)" table:style-name="ce2">
            <text:p>0.005433754</text:p>
          </table:table-cell>
          <table:table-cell table:number-columns-repeated="16380"/>
        </table:table-row>
        <table:table-row table:style-name="ro1">
          <table:table-cell office:value-type="float" office:value="8.3047260000000005" table:style-name="ce2">
            <text:p>8.304726</text:p>
          </table:table-cell>
          <table:table-cell office:value-type="float" office:value="0.313023" table:style-name="ce2">
            <text:p>0.313023</text:p>
          </table:table-cell>
          <table:table-cell table:style-name="ce2"/>
          <table:table-cell office:value-type="float" office:value="9.7983398528999996E-2" table:formula="of:=POWER(([.B1662]-[.C1662]);2)" table:style-name="ce2">
            <text:p>0.097983399</text:p>
          </table:table-cell>
          <table:table-cell table:number-columns-repeated="16380"/>
        </table:table-row>
        <table:table-row table:style-name="ro1">
          <table:table-cell office:value-type="float" office:value="8.3097279999999998" table:style-name="ce2">
            <text:p>8.309728</text:p>
          </table:table-cell>
          <table:table-cell office:value-type="float" office:value="0.80125500000000005" table:style-name="ce2">
            <text:p>0.801255</text:p>
          </table:table-cell>
          <table:table-cell table:style-name="ce2"/>
          <table:table-cell office:value-type="float" office:value="0.64200957502500011" table:formula="of:=POWER(([.B1663]-[.C1663]);2)" table:style-name="ce2">
            <text:p>0.642009575</text:p>
          </table:table-cell>
          <table:table-cell table:number-columns-repeated="16380"/>
        </table:table-row>
        <table:table-row table:style-name="ro1">
          <table:table-cell office:value-type="float" office:value="8.3147300000000008" table:style-name="ce2">
            <text:p>8.31473</text:p>
          </table:table-cell>
          <table:table-cell office:value-type="float" office:value="0.90104200000000001" table:style-name="ce2">
            <text:p>0.901042</text:p>
          </table:table-cell>
          <table:table-cell table:style-name="ce2"/>
          <table:table-cell office:value-type="float" office:value="0.81187668576400007" table:formula="of:=POWER(([.B1664]-[.C1664]);2)" table:style-name="ce2">
            <text:p>0.811876686</text:p>
          </table:table-cell>
          <table:table-cell table:number-columns-repeated="16380"/>
        </table:table-row>
        <table:table-row table:style-name="ro1">
          <table:table-cell office:value-type="float" office:value="8.3197320000000001" table:style-name="ce2">
            <text:p>8.319732</text:p>
          </table:table-cell>
          <table:table-cell office:value-type="float" office:value="0.72228899999999996" table:style-name="ce2">
            <text:p>0.722289</text:p>
          </table:table-cell>
          <table:table-cell table:style-name="ce2"/>
          <table:table-cell office:value-type="float" office:value="0.52170139952099992" table:formula="of:=POWER(([.B1665]-[.C1665]);2)" table:style-name="ce2">
            <text:p>0.5217014</text:p>
          </table:table-cell>
          <table:table-cell table:number-columns-repeated="16380"/>
        </table:table-row>
        <table:table-row table:style-name="ro1">
          <table:table-cell office:value-type="float" office:value="8.3247339999999994" table:style-name="ce2">
            <text:p>8.324734</text:p>
          </table:table-cell>
          <table:table-cell office:value-type="float" office:value="0.29327599999999998" table:style-name="ce2">
            <text:p>0.293276</text:p>
          </table:table-cell>
          <table:table-cell table:style-name="ce2"/>
          <table:table-cell office:value-type="float" office:value="8.6010812175999984E-2" table:formula="of:=POWER(([.B1666]-[.C1666]);2)" table:style-name="ce2">
            <text:p>0.086010812</text:p>
          </table:table-cell>
          <table:table-cell table:number-columns-repeated="16380"/>
        </table:table-row>
        <table:table-row table:style-name="ro1">
          <table:table-cell office:value-type="float" office:value="8.3297360000000005" table:style-name="ce2">
            <text:p>8.329736</text:p>
          </table:table-cell>
          <table:table-cell office:value-type="float" office:value="-0.13344800000000001" table:style-name="ce2">
            <text:p>-0.133448</text:p>
          </table:table-cell>
          <table:table-cell table:style-name="ce2"/>
          <table:table-cell office:value-type="float" office:value="1.7808368704000002E-2" table:formula="of:=POWER(([.B1667]-[.C1667]);2)" table:style-name="ce2">
            <text:p>0.017808369</text:p>
          </table:table-cell>
          <table:table-cell table:number-columns-repeated="16380"/>
        </table:table-row>
        <table:table-row table:style-name="ro1">
          <table:table-cell office:value-type="float" office:value="8.3347379999999998" table:style-name="ce2">
            <text:p>8.334738</text:p>
          </table:table-cell>
          <table:table-cell office:value-type="float" office:value="6.1193999999999998E-2" table:style-name="ce2">
            <text:p>0.061194</text:p>
          </table:table-cell>
          <table:table-cell table:style-name="ce2"/>
          <table:table-cell office:value-type="float" office:value="3.7447056359999997E-3" table:formula="of:=POWER(([.B1668]-[.C1668]);2)" table:style-name="ce2">
            <text:p>0.003744706</text:p>
          </table:table-cell>
          <table:table-cell table:number-columns-repeated="16380"/>
        </table:table-row>
        <table:table-row table:style-name="ro1">
          <table:table-cell office:value-type="float" office:value="8.3397400000000008" table:style-name="ce2">
            <text:p>8.33974</text:p>
          </table:table-cell>
          <table:table-cell office:value-type="float" office:value="0.38170300000000001" table:style-name="ce2">
            <text:p>0.381703</text:p>
          </table:table-cell>
          <table:table-cell table:style-name="ce2"/>
          <table:table-cell office:value-type="float" office:value="0.14569718020900002" table:formula="of:=POWER(([.B1669]-[.C1669]);2)" table:style-name="ce2">
            <text:p>0.14569718</text:p>
          </table:table-cell>
          <table:table-cell table:number-columns-repeated="16380"/>
        </table:table-row>
        <table:table-row table:style-name="ro1">
          <table:table-cell office:value-type="float" office:value="8.3447420000000001" table:style-name="ce2">
            <text:p>8.344742</text:p>
          </table:table-cell>
          <table:table-cell office:value-type="float" office:value="0.31548300000000001" table:style-name="ce2">
            <text:p>0.315483</text:p>
          </table:table-cell>
          <table:table-cell table:style-name="ce2"/>
          <table:table-cell office:value-type="float" office:value="9.9529523289000013E-2" table:formula="of:=POWER(([.B1670]-[.C1670]);2)" table:style-name="ce2">
            <text:p>0.099529523</text:p>
          </table:table-cell>
          <table:table-cell table:number-columns-repeated="16380"/>
        </table:table-row>
        <table:table-row table:style-name="ro1">
          <table:table-cell office:value-type="float" office:value="8.3497439999999994" table:style-name="ce2">
            <text:p>8.349744</text:p>
          </table:table-cell>
          <table:table-cell office:value-type="float" office:value="0.112543" table:style-name="ce2">
            <text:p>0.112543</text:p>
          </table:table-cell>
          <table:table-cell table:style-name="ce2"/>
          <table:table-cell office:value-type="float" office:value="1.2665926849000001E-2" table:formula="of:=POWER(([.B1671]-[.C1671]);2)" table:style-name="ce2">
            <text:p>0.012665927</text:p>
          </table:table-cell>
          <table:table-cell table:number-columns-repeated="16380"/>
        </table:table-row>
        <table:table-row table:style-name="ro1">
          <table:table-cell office:value-type="float" office:value="8.3547460000000004" table:style-name="ce2">
            <text:p>8.354746</text:p>
          </table:table-cell>
          <table:table-cell office:value-type="float" office:value="0.50404599999999999" table:style-name="ce2">
            <text:p>0.504046</text:p>
          </table:table-cell>
          <table:table-cell table:style-name="ce2"/>
          <table:table-cell office:value-type="float" office:value="0.25406237011599997" table:formula="of:=POWER(([.B1672]-[.C1672]);2)" table:style-name="ce2">
            <text:p>0.25406237</text:p>
          </table:table-cell>
          <table:table-cell table:number-columns-repeated="16380"/>
        </table:table-row>
        <table:table-row table:style-name="ro1">
          <table:table-cell office:value-type="float" office:value="8.3597479999999997" table:style-name="ce2">
            <text:p>8.359748</text:p>
          </table:table-cell>
          <table:table-cell office:value-type="float" office:value="-0.49584499999999998" table:style-name="ce2">
            <text:p>-0.495845</text:p>
          </table:table-cell>
          <table:table-cell table:style-name="ce2"/>
          <table:table-cell office:value-type="float" office:value="0.24586226402499997" table:formula="of:=POWER(([.B1673]-[.C1673]);2)" table:style-name="ce2">
            <text:p>0.245862264</text:p>
          </table:table-cell>
          <table:table-cell table:number-columns-repeated="16380"/>
        </table:table-row>
        <table:table-row table:style-name="ro1">
          <table:table-cell office:value-type="float" office:value="8.3647500000000008" table:style-name="ce2">
            <text:p>8.36475</text:p>
          </table:table-cell>
          <table:table-cell office:value-type="float" office:value="-0.45829399999999998" table:style-name="ce2">
            <text:p>-0.458294</text:p>
          </table:table-cell>
          <table:table-cell table:style-name="ce2"/>
          <table:table-cell office:value-type="float" office:value="0.21003339043599997" table:formula="of:=POWER(([.B1674]-[.C1674]);2)" table:style-name="ce2">
            <text:p>0.21003339</text:p>
          </table:table-cell>
          <table:table-cell table:number-columns-repeated="16380"/>
        </table:table-row>
        <table:table-row table:style-name="ro1">
          <table:table-cell office:value-type="float" office:value="8.3697520000000001" table:style-name="ce2">
            <text:p>8.369752</text:p>
          </table:table-cell>
          <table:table-cell office:value-type="float" office:value="0.395038" table:style-name="ce2">
            <text:p>0.395038</text:p>
          </table:table-cell>
          <table:table-cell table:style-name="ce2"/>
          <table:table-cell office:value-type="float" office:value="0.15605502144399999" table:formula="of:=POWER(([.B1675]-[.C1675]);2)" table:style-name="ce2">
            <text:p>0.156055021</text:p>
          </table:table-cell>
          <table:table-cell table:number-columns-repeated="16380"/>
        </table:table-row>
        <table:table-row table:style-name="ro1">
          <table:table-cell office:value-type="float" office:value="8.3747539999999994" table:style-name="ce2">
            <text:p>8.374754</text:p>
          </table:table-cell>
          <table:table-cell office:value-type="float" office:value="-0.30016700000000002" table:style-name="ce2">
            <text:p>-0.300167</text:p>
          </table:table-cell>
          <table:table-cell table:style-name="ce2"/>
          <table:table-cell office:value-type="float" office:value="9.0100227889000004E-2" table:formula="of:=POWER(([.B1676]-[.C1676]);2)" table:style-name="ce2">
            <text:p>0.090100228</text:p>
          </table:table-cell>
          <table:table-cell table:number-columns-repeated="16380"/>
        </table:table-row>
        <table:table-row table:style-name="ro1">
          <table:table-cell office:value-type="float" office:value="8.3797560000000004" table:style-name="ce2">
            <text:p>8.379756</text:p>
          </table:table-cell>
          <table:table-cell office:value-type="float" office:value="4.1277000000000001E-2" table:style-name="ce2">
            <text:p>0.041277</text:p>
          </table:table-cell>
          <table:table-cell table:style-name="ce2"/>
          <table:table-cell office:value-type="float" office:value="1.7037907290000001E-3" table:formula="of:=POWER(([.B1677]-[.C1677]);2)" table:style-name="ce2">
            <text:p>0.001703791</text:p>
          </table:table-cell>
          <table:table-cell table:number-columns-repeated="16380"/>
        </table:table-row>
        <table:table-row table:style-name="ro1">
          <table:table-cell office:value-type="float" office:value="8.3847579999999997" table:style-name="ce2">
            <text:p>8.384758</text:p>
          </table:table-cell>
          <table:table-cell office:value-type="float" office:value="0.460621" table:style-name="ce2">
            <text:p>0.460621</text:p>
          </table:table-cell>
          <table:table-cell table:style-name="ce2"/>
          <table:table-cell office:value-type="float" office:value="0.21217170564099999" table:formula="of:=POWER(([.B1678]-[.C1678]);2)" table:style-name="ce2">
            <text:p>0.212171706</text:p>
          </table:table-cell>
          <table:table-cell table:number-columns-repeated="16380"/>
        </table:table-row>
        <table:table-row table:style-name="ro1">
          <table:table-cell office:value-type="float" office:value="8.3897600000000008" table:style-name="ce2">
            <text:p>8.38976</text:p>
          </table:table-cell>
          <table:table-cell office:value-type="float" office:value="0.19431599999999999" table:style-name="ce2">
            <text:p>0.194316</text:p>
          </table:table-cell>
          <table:table-cell table:style-name="ce2"/>
          <table:table-cell office:value-type="float" office:value="3.7758707855999996E-2" table:formula="of:=POWER(([.B1679]-[.C1679]);2)" table:style-name="ce2">
            <text:p>0.037758708</text:p>
          </table:table-cell>
          <table:table-cell table:number-columns-repeated="16380"/>
        </table:table-row>
        <table:table-row table:style-name="ro1">
          <table:table-cell office:value-type="float" office:value="8.3947620000000001" table:style-name="ce2">
            <text:p>8.394762</text:p>
          </table:table-cell>
          <table:table-cell office:value-type="float" office:value="0.48860700000000001" table:style-name="ce2">
            <text:p>0.488607</text:p>
          </table:table-cell>
          <table:table-cell table:style-name="ce2"/>
          <table:table-cell office:value-type="float" office:value="0.238736800449" table:formula="of:=POWER(([.B1680]-[.C1680]);2)" table:style-name="ce2">
            <text:p>0.2387368</text:p>
          </table:table-cell>
          <table:table-cell table:number-columns-repeated="16380"/>
        </table:table-row>
        <table:table-row table:style-name="ro1">
          <table:table-cell office:value-type="float" office:value="8.3997639999999993" table:style-name="ce2">
            <text:p>8.399764</text:p>
          </table:table-cell>
          <table:table-cell office:value-type="float" office:value="0.17525099999999999" table:style-name="ce2">
            <text:p>0.175251</text:p>
          </table:table-cell>
          <table:table-cell table:style-name="ce2"/>
          <table:table-cell office:value-type="float" office:value="3.0712913000999997E-2" table:formula="of:=POWER(([.B1681]-[.C1681]);2)" table:style-name="ce2">
            <text:p>0.030712913</text:p>
          </table:table-cell>
          <table:table-cell table:number-columns-repeated="16380"/>
        </table:table-row>
        <table:table-row table:style-name="ro1">
          <table:table-cell office:value-type="float" office:value="8.4047660000000004" table:style-name="ce2">
            <text:p>8.404766</text:p>
          </table:table-cell>
          <table:table-cell office:value-type="float" office:value="-7.9699999999999997E-3" table:style-name="ce2">
            <text:p>-0.00797</text:p>
          </table:table-cell>
          <table:table-cell table:style-name="ce2"/>
          <table:table-cell office:value-type="float" office:value="6.3520899999999997E-5" table:formula="of:=POWER(([.B1682]-[.C1682]);2)" table:style-name="ce2">
            <text:p>6.35209E-05</text:p>
          </table:table-cell>
          <table:table-cell table:number-columns-repeated="16380"/>
        </table:table-row>
        <table:table-row table:style-name="ro1">
          <table:table-cell office:value-type="float" office:value="8.4097679999999997" table:style-name="ce2">
            <text:p>8.409768</text:p>
          </table:table-cell>
          <table:table-cell office:value-type="float" office:value="0.17582800000000001" table:style-name="ce2">
            <text:p>0.175828</text:p>
          </table:table-cell>
          <table:table-cell table:style-name="ce2"/>
          <table:table-cell office:value-type="float" office:value="3.0915485584000004E-2" table:formula="of:=POWER(([.B1683]-[.C1683]);2)" table:style-name="ce2">
            <text:p>0.030915486</text:p>
          </table:table-cell>
          <table:table-cell table:number-columns-repeated="16380"/>
        </table:table-row>
        <table:table-row table:style-name="ro1">
          <table:table-cell office:value-type="float" office:value="8.4147700000000007" table:style-name="ce2">
            <text:p>8.41477</text:p>
          </table:table-cell>
          <table:table-cell office:value-type="float" office:value="0.72731599999999996" table:style-name="ce2">
            <text:p>0.727316</text:p>
          </table:table-cell>
          <table:table-cell table:style-name="ce2"/>
          <table:table-cell office:value-type="float" office:value="0.5289885638559999" table:formula="of:=POWER(([.B1684]-[.C1684]);2)" table:style-name="ce2">
            <text:p>0.528988564</text:p>
          </table:table-cell>
          <table:table-cell table:number-columns-repeated="16380"/>
        </table:table-row>
        <table:table-row table:style-name="ro1">
          <table:table-cell office:value-type="float" office:value="8.419772" table:style-name="ce2">
            <text:p>8.419772</text:p>
          </table:table-cell>
          <table:table-cell office:value-type="float" office:value="9.0509000000000006E-2" table:style-name="ce2">
            <text:p>0.090509</text:p>
          </table:table-cell>
          <table:table-cell table:style-name="ce2"/>
          <table:table-cell office:value-type="float" office:value="8.191879081000001E-3" table:formula="of:=POWER(([.B1685]-[.C1685]);2)" table:style-name="ce2">
            <text:p>0.008191879</text:p>
          </table:table-cell>
          <table:table-cell table:number-columns-repeated="16380"/>
        </table:table-row>
        <table:table-row table:style-name="ro1">
          <table:table-cell office:value-type="float" office:value="8.4247739999999993" table:style-name="ce2">
            <text:p>8.424774</text:p>
          </table:table-cell>
          <table:table-cell office:value-type="float" office:value="-0.610398" table:style-name="ce2">
            <text:p>-0.610398</text:p>
          </table:table-cell>
          <table:table-cell table:style-name="ce2"/>
          <table:table-cell office:value-type="float" office:value="0.37258571840400001" table:formula="of:=POWER(([.B1686]-[.C1686]);2)" table:style-name="ce2">
            <text:p>0.372585718</text:p>
          </table:table-cell>
          <table:table-cell table:number-columns-repeated="16380"/>
        </table:table-row>
        <table:table-row table:style-name="ro1">
          <table:table-cell office:value-type="float" office:value="8.4297760000000004" table:style-name="ce2">
            <text:p>8.429776</text:p>
          </table:table-cell>
          <table:table-cell office:value-type="float" office:value="-0.38313799999999998" table:style-name="ce2">
            <text:p>-0.383138</text:p>
          </table:table-cell>
          <table:table-cell table:style-name="ce2"/>
          <table:table-cell office:value-type="float" office:value="0.14679472704399998" table:formula="of:=POWER(([.B1687]-[.C1687]);2)" table:style-name="ce2">
            <text:p>0.146794727</text:p>
          </table:table-cell>
          <table:table-cell table:number-columns-repeated="16380"/>
        </table:table-row>
        <table:table-row table:style-name="ro1">
          <table:table-cell office:value-type="float" office:value="8.4347779999999997" table:style-name="ce2">
            <text:p>8.434778</text:p>
          </table:table-cell>
          <table:table-cell office:value-type="float" office:value="-0.223164" table:style-name="ce2">
            <text:p>-0.223164</text:p>
          </table:table-cell>
          <table:table-cell table:style-name="ce2"/>
          <table:table-cell office:value-type="float" office:value="4.9802170896000003E-2" table:formula="of:=POWER(([.B1688]-[.C1688]);2)" table:style-name="ce2">
            <text:p>0.049802171</text:p>
          </table:table-cell>
          <table:table-cell table:number-columns-repeated="16380"/>
        </table:table-row>
        <table:table-row table:style-name="ro1">
          <table:table-cell office:value-type="float" office:value="8.4397800000000007" table:style-name="ce2">
            <text:p>8.43978</text:p>
          </table:table-cell>
          <table:table-cell office:value-type="float" office:value="-0.51460899999999998" table:style-name="ce2">
            <text:p>-0.514609</text:p>
          </table:table-cell>
          <table:table-cell table:style-name="ce2"/>
          <table:table-cell office:value-type="float" office:value="0.264822422881" table:formula="of:=POWER(([.B1689]-[.C1689]);2)" table:style-name="ce2">
            <text:p>0.264822423</text:p>
          </table:table-cell>
          <table:table-cell table:number-columns-repeated="16380"/>
        </table:table-row>
        <table:table-row table:style-name="ro1">
          <table:table-cell office:value-type="float" office:value="8.444782" table:style-name="ce2">
            <text:p>8.444782</text:p>
          </table:table-cell>
          <table:table-cell office:value-type="float" office:value="0.24262500000000001" table:style-name="ce2">
            <text:p>0.242625</text:p>
          </table:table-cell>
          <table:table-cell table:style-name="ce2"/>
          <table:table-cell office:value-type="float" office:value="5.8866890625000001E-2" table:formula="of:=POWER(([.B1690]-[.C1690]);2)" table:style-name="ce2">
            <text:p>0.058866891</text:p>
          </table:table-cell>
          <table:table-cell table:number-columns-repeated="16380"/>
        </table:table-row>
        <table:table-row table:style-name="ro1">
          <table:table-cell office:value-type="float" office:value="8.4497839999999993" table:style-name="ce2">
            <text:p>8.449784</text:p>
          </table:table-cell>
          <table:table-cell office:value-type="float" office:value="0.23003299999999999" table:style-name="ce2">
            <text:p>0.230033</text:p>
          </table:table-cell>
          <table:table-cell table:style-name="ce2"/>
          <table:table-cell office:value-type="float" office:value="5.2915181088999994E-2" table:formula="of:=POWER(([.B1691]-[.C1691]);2)" table:style-name="ce2">
            <text:p>0.052915181</text:p>
          </table:table-cell>
          <table:table-cell table:number-columns-repeated="16380"/>
        </table:table-row>
        <table:table-row table:style-name="ro1">
          <table:table-cell office:value-type="float" office:value="8.4547860000000004" table:style-name="ce2">
            <text:p>8.454786</text:p>
          </table:table-cell>
          <table:table-cell office:value-type="float" office:value="-4.5318999999999998E-2" table:style-name="ce2">
            <text:p>-0.045319</text:p>
          </table:table-cell>
          <table:table-cell table:style-name="ce2"/>
          <table:table-cell office:value-type="float" office:value="2.053811761E-3" table:formula="of:=POWER(([.B1692]-[.C1692]);2)" table:style-name="ce2">
            <text:p>0.002053812</text:p>
          </table:table-cell>
          <table:table-cell table:number-columns-repeated="16380"/>
        </table:table-row>
        <table:table-row table:style-name="ro1">
          <table:table-cell office:value-type="float" office:value="8.4597879999999996" table:style-name="ce2">
            <text:p>8.459788</text:p>
          </table:table-cell>
          <table:table-cell office:value-type="float" office:value="-0.15672900000000001" table:style-name="ce2">
            <text:p>-0.156729</text:p>
          </table:table-cell>
          <table:table-cell table:style-name="ce2"/>
          <table:table-cell office:value-type="float" office:value="2.4563979441000004E-2" table:formula="of:=POWER(([.B1693]-[.C1693]);2)" table:style-name="ce2">
            <text:p>0.024563979</text:p>
          </table:table-cell>
          <table:table-cell table:number-columns-repeated="16380"/>
        </table:table-row>
        <table:table-row table:style-name="ro1">
          <table:table-cell office:value-type="float" office:value="8.4647900000000007" table:style-name="ce2">
            <text:p>8.46479</text:p>
          </table:table-cell>
          <table:table-cell office:value-type="float" office:value="0.92433399999999999" table:style-name="ce2">
            <text:p>0.924334</text:p>
          </table:table-cell>
          <table:table-cell table:style-name="ce2"/>
          <table:table-cell office:value-type="float" office:value="0.85439334355599994" table:formula="of:=POWER(([.B1694]-[.C1694]);2)" table:style-name="ce2">
            <text:p>0.854393344</text:p>
          </table:table-cell>
          <table:table-cell table:number-columns-repeated="16380"/>
        </table:table-row>
        <table:table-row table:style-name="ro1">
          <table:table-cell office:value-type="float" office:value="8.469792" table:style-name="ce2">
            <text:p>8.469792</text:p>
          </table:table-cell>
          <table:table-cell office:value-type="float" office:value="0.13356000000000001" table:style-name="ce2">
            <text:p>0.13356</text:p>
          </table:table-cell>
          <table:table-cell table:style-name="ce2"/>
          <table:table-cell office:value-type="float" office:value="1.7838273600000003E-2" table:formula="of:=POWER(([.B1695]-[.C1695]);2)" table:style-name="ce2">
            <text:p>0.017838274</text:p>
          </table:table-cell>
          <table:table-cell table:number-columns-repeated="16380"/>
        </table:table-row>
        <table:table-row table:style-name="ro1">
          <table:table-cell office:value-type="float" office:value="8.4747939999999993" table:style-name="ce2">
            <text:p>8.474794</text:p>
          </table:table-cell>
          <table:table-cell office:value-type="float" office:value="0.80788599999999999" table:style-name="ce2">
            <text:p>0.807886</text:p>
          </table:table-cell>
          <table:table-cell table:style-name="ce2"/>
          <table:table-cell office:value-type="float" office:value="0.65267978899599999" table:formula="of:=POWER(([.B1696]-[.C1696]);2)" table:style-name="ce2">
            <text:p>0.652679789</text:p>
          </table:table-cell>
          <table:table-cell table:number-columns-repeated="16380"/>
        </table:table-row>
        <table:table-row table:style-name="ro1">
          <table:table-cell office:value-type="float" office:value="8.4797960000000003" table:style-name="ce2">
            <text:p>8.479796</text:p>
          </table:table-cell>
          <table:table-cell office:value-type="float" office:value="3.9614999999999997E-2" table:style-name="ce2">
            <text:p>0.039615</text:p>
          </table:table-cell>
          <table:table-cell table:style-name="ce2"/>
          <table:table-cell office:value-type="float" office:value="1.5693482249999999E-3" table:formula="of:=POWER(([.B1697]-[.C1697]);2)" table:style-name="ce2">
            <text:p>0.001569348</text:p>
          </table:table-cell>
          <table:table-cell table:number-columns-repeated="16380"/>
        </table:table-row>
        <table:table-row table:style-name="ro1">
          <table:table-cell office:value-type="float" office:value="8.4847979999999996" table:style-name="ce2">
            <text:p>8.484798</text:p>
          </table:table-cell>
          <table:table-cell office:value-type="float" office:value="-3.2514000000000001E-2" table:style-name="ce2">
            <text:p>-0.032514</text:p>
          </table:table-cell>
          <table:table-cell table:style-name="ce2"/>
          <table:table-cell office:value-type="float" office:value="1.057160196E-3" table:formula="of:=POWER(([.B1698]-[.C1698]);2)" table:style-name="ce2">
            <text:p>0.00105716</text:p>
          </table:table-cell>
          <table:table-cell table:number-columns-repeated="16380"/>
        </table:table-row>
        <table:table-row table:style-name="ro1">
          <table:table-cell office:value-type="float" office:value="8.4898000000000007" table:style-name="ce2">
            <text:p>8.4898</text:p>
          </table:table-cell>
          <table:table-cell office:value-type="float" office:value="1.7087999999999999E-2" table:style-name="ce2">
            <text:p>0.017088</text:p>
          </table:table-cell>
          <table:table-cell table:style-name="ce2"/>
          <table:table-cell office:value-type="float" office:value="2.9199974399999999E-4" table:formula="of:=POWER(([.B1699]-[.C1699]);2)" table:style-name="ce2">
            <text:p>0.000292</text:p>
          </table:table-cell>
          <table:table-cell table:number-columns-repeated="16380"/>
        </table:table-row>
        <table:table-row table:style-name="ro1">
          <table:table-cell office:value-type="float" office:value="8.494802" table:style-name="ce2">
            <text:p>8.494802</text:p>
          </table:table-cell>
          <table:table-cell office:value-type="float" office:value="-0.37826500000000002" table:style-name="ce2">
            <text:p>-0.378265</text:p>
          </table:table-cell>
          <table:table-cell table:style-name="ce2"/>
          <table:table-cell office:value-type="float" office:value="0.14308441022500001" table:formula="of:=POWER(([.B1700]-[.C1700]);2)" table:style-name="ce2">
            <text:p>0.14308441</text:p>
          </table:table-cell>
          <table:table-cell table:number-columns-repeated="16380"/>
        </table:table-row>
        <table:table-row table:style-name="ro1">
          <table:table-cell office:value-type="float" office:value="8.4998039999999992" table:style-name="ce2">
            <text:p>8.499804</text:p>
          </table:table-cell>
          <table:table-cell office:value-type="float" office:value="-0.51253599999999999" table:style-name="ce2">
            <text:p>-0.512536</text:p>
          </table:table-cell>
          <table:table-cell table:style-name="ce2"/>
          <table:table-cell office:value-type="float" office:value="0.26269315129600002" table:formula="of:=POWER(([.B1701]-[.C1701]);2)" table:style-name="ce2">
            <text:p>0.262693151</text:p>
          </table:table-cell>
          <table:table-cell table:number-columns-repeated="16380"/>
        </table:table-row>
        <table:table-row table:style-name="ro1">
          <table:table-cell office:value-type="float" office:value="8.5048069999999996" table:style-name="ce2">
            <text:p>8.504807</text:p>
          </table:table-cell>
          <table:table-cell office:value-type="float" office:value="-0.83284499999999995" table:style-name="ce2">
            <text:p>-0.832845</text:p>
          </table:table-cell>
          <table:table-cell table:style-name="ce2"/>
          <table:table-cell office:value-type="float" office:value="0.69363079402499994" table:formula="of:=POWER(([.B1702]-[.C1702]);2)" table:style-name="ce2">
            <text:p>0.693630794</text:p>
          </table:table-cell>
          <table:table-cell table:number-columns-repeated="16380"/>
        </table:table-row>
        <table:table-row table:style-name="ro1">
          <table:table-cell office:value-type="float" office:value="8.5098090000000006" table:style-name="ce2">
            <text:p>8.509809</text:p>
          </table:table-cell>
          <table:table-cell office:value-type="float" office:value="-0.59116500000000005" table:style-name="ce2">
            <text:p>-0.591165</text:p>
          </table:table-cell>
          <table:table-cell table:style-name="ce2"/>
          <table:table-cell office:value-type="float" office:value="0.34947605722500008" table:formula="of:=POWER(([.B1703]-[.C1703]);2)" table:style-name="ce2">
            <text:p>0.349476057</text:p>
          </table:table-cell>
          <table:table-cell table:number-columns-repeated="16380"/>
        </table:table-row>
        <table:table-row table:style-name="ro1">
          <table:table-cell office:value-type="float" office:value="8.5148109999999999" table:style-name="ce2">
            <text:p>8.514811</text:p>
          </table:table-cell>
          <table:table-cell office:value-type="float" office:value="-0.528196" table:style-name="ce2">
            <text:p>-0.528196</text:p>
          </table:table-cell>
          <table:table-cell table:style-name="ce2"/>
          <table:table-cell office:value-type="float" office:value="0.27899101441599999" table:formula="of:=POWER(([.B1704]-[.C1704]);2)" table:style-name="ce2">
            <text:p>0.278991014</text:p>
          </table:table-cell>
          <table:table-cell table:number-columns-repeated="16380"/>
        </table:table-row>
        <table:table-row table:style-name="ro1">
          <table:table-cell office:value-type="float" office:value="8.5198129999999992" table:style-name="ce2">
            <text:p>8.519813</text:p>
          </table:table-cell>
          <table:table-cell office:value-type="float" office:value="-0.65200599999999997" table:style-name="ce2">
            <text:p>-0.652006</text:p>
          </table:table-cell>
          <table:table-cell table:style-name="ce2"/>
          <table:table-cell office:value-type="float" office:value="0.42511182403599995" table:formula="of:=POWER(([.B1705]-[.C1705]);2)" table:style-name="ce2">
            <text:p>0.425111824</text:p>
          </table:table-cell>
          <table:table-cell table:number-columns-repeated="16380"/>
        </table:table-row>
        <table:table-row table:style-name="ro1">
          <table:table-cell office:value-type="float" office:value="8.5248150000000003" table:style-name="ce2">
            <text:p>8.524815</text:p>
          </table:table-cell>
          <table:table-cell office:value-type="float" office:value="-0.69238699999999997" table:style-name="ce2">
            <text:p>-0.692387</text:p>
          </table:table-cell>
          <table:table-cell table:style-name="ce2"/>
          <table:table-cell office:value-type="float" office:value="0.47939975776899996" table:formula="of:=POWER(([.B1706]-[.C1706]);2)" table:style-name="ce2">
            <text:p>0.479399758</text:p>
          </table:table-cell>
          <table:table-cell table:number-columns-repeated="16380"/>
        </table:table-row>
        <table:table-row table:style-name="ro1">
          <table:table-cell office:value-type="float" office:value="8.5298169999999995" table:style-name="ce2">
            <text:p>8.529817</text:p>
          </table:table-cell>
          <table:table-cell office:value-type="float" office:value="-1.011862" table:style-name="ce2">
            <text:p>-1.011862</text:p>
          </table:table-cell>
          <table:table-cell table:style-name="ce2"/>
          <table:table-cell office:value-type="float" office:value="1.0238647070440001" table:formula="of:=POWER(([.B1707]-[.C1707]);2)" table:style-name="ce2">
            <text:p>1.023864707</text:p>
          </table:table-cell>
          <table:table-cell table:number-columns-repeated="16380"/>
        </table:table-row>
        <table:table-row table:style-name="ro1">
          <table:table-cell office:value-type="float" office:value="8.5348190000000006" table:style-name="ce2">
            <text:p>8.534819</text:p>
          </table:table-cell>
          <table:table-cell office:value-type="float" office:value="-0.34271499999999999" table:style-name="ce2">
            <text:p>-0.342715</text:p>
          </table:table-cell>
          <table:table-cell table:style-name="ce2"/>
          <table:table-cell office:value-type="float" office:value="0.117453571225" table:formula="of:=POWER(([.B1708]-[.C1708]);2)" table:style-name="ce2">
            <text:p>0.117453571</text:p>
          </table:table-cell>
          <table:table-cell table:number-columns-repeated="16380"/>
        </table:table-row>
        <table:table-row table:style-name="ro1">
          <table:table-cell office:value-type="float" office:value="8.5398209999999999" table:style-name="ce2">
            <text:p>8.539821</text:p>
          </table:table-cell>
          <table:table-cell office:value-type="float" office:value="0.40363500000000002" table:style-name="ce2">
            <text:p>0.403635</text:p>
          </table:table-cell>
          <table:table-cell table:style-name="ce2"/>
          <table:table-cell office:value-type="float" office:value="0.16292121322500003" table:formula="of:=POWER(([.B1709]-[.C1709]);2)" table:style-name="ce2">
            <text:p>0.162921213</text:p>
          </table:table-cell>
          <table:table-cell table:number-columns-repeated="16380"/>
        </table:table-row>
        <table:table-row table:style-name="ro1">
          <table:table-cell office:value-type="float" office:value="8.5448229999999992" table:style-name="ce2">
            <text:p>8.544823</text:p>
          </table:table-cell>
          <table:table-cell office:value-type="float" office:value="0.39793499999999998" table:style-name="ce2">
            <text:p>0.397935</text:p>
          </table:table-cell>
          <table:table-cell table:style-name="ce2"/>
          <table:table-cell office:value-type="float" office:value="0.15835226422499998" table:formula="of:=POWER(([.B1710]-[.C1710]);2)" table:style-name="ce2">
            <text:p>0.158352264</text:p>
          </table:table-cell>
          <table:table-cell table:number-columns-repeated="16380"/>
        </table:table-row>
        <table:table-row table:style-name="ro1">
          <table:table-cell office:value-type="float" office:value="8.5498250000000002" table:style-name="ce2">
            <text:p>8.549825</text:p>
          </table:table-cell>
          <table:table-cell office:value-type="float" office:value="-0.26455800000000002" table:style-name="ce2">
            <text:p>-0.264558</text:p>
          </table:table-cell>
          <table:table-cell table:style-name="ce2"/>
          <table:table-cell office:value-type="float" office:value="6.9990935364000015E-2" table:formula="of:=POWER(([.B1711]-[.C1711]);2)" table:style-name="ce2">
            <text:p>0.069990935</text:p>
          </table:table-cell>
          <table:table-cell table:number-columns-repeated="16380"/>
        </table:table-row>
        <table:table-row table:style-name="ro1">
          <table:table-cell office:value-type="float" office:value="8.5548269999999995" table:style-name="ce2">
            <text:p>8.554827</text:p>
          </table:table-cell>
          <table:table-cell office:value-type="float" office:value="0.22494700000000001" table:style-name="ce2">
            <text:p>0.224947</text:p>
          </table:table-cell>
          <table:table-cell table:style-name="ce2"/>
          <table:table-cell office:value-type="float" office:value="5.0601152809000002E-2" table:formula="of:=POWER(([.B1712]-[.C1712]);2)" table:style-name="ce2">
            <text:p>0.050601153</text:p>
          </table:table-cell>
          <table:table-cell table:number-columns-repeated="16380"/>
        </table:table-row>
        <table:table-row table:style-name="ro1">
          <table:table-cell office:value-type="float" office:value="8.5598290000000006" table:style-name="ce2">
            <text:p>8.559829</text:p>
          </table:table-cell>
          <table:table-cell office:value-type="float" office:value="-0.237954" table:style-name="ce2">
            <text:p>-0.237954</text:p>
          </table:table-cell>
          <table:table-cell table:style-name="ce2"/>
          <table:table-cell office:value-type="float" office:value="5.6622106116E-2" table:formula="of:=POWER(([.B1713]-[.C1713]);2)" table:style-name="ce2">
            <text:p>0.056622106</text:p>
          </table:table-cell>
          <table:table-cell table:number-columns-repeated="16380"/>
        </table:table-row>
        <table:table-row table:style-name="ro1">
          <table:table-cell office:value-type="float" office:value="8.5648309999999999" table:style-name="ce2">
            <text:p>8.564831</text:p>
          </table:table-cell>
          <table:table-cell office:value-type="float" office:value="1.2790429999999999" table:style-name="ce2">
            <text:p>1.279043</text:p>
          </table:table-cell>
          <table:table-cell table:style-name="ce2"/>
          <table:table-cell office:value-type="float" office:value="1.6359509958489997" table:formula="of:=POWER(([.B1714]-[.C1714]);2)" table:style-name="ce2">
            <text:p>1.635950996</text:p>
          </table:table-cell>
          <table:table-cell table:number-columns-repeated="16380"/>
        </table:table-row>
        <table:table-row table:style-name="ro1">
          <table:table-cell office:value-type="float" office:value="8.5698329999999991" table:style-name="ce2">
            <text:p>8.569833</text:p>
          </table:table-cell>
          <table:table-cell office:value-type="float" office:value="-0.42543999999999998" table:style-name="ce2">
            <text:p>-0.42544</text:p>
          </table:table-cell>
          <table:table-cell table:style-name="ce2"/>
          <table:table-cell office:value-type="float" office:value="0.1809991936" table:formula="of:=POWER(([.B1715]-[.C1715]);2)" table:style-name="ce2">
            <text:p>0.180999194</text:p>
          </table:table-cell>
          <table:table-cell table:number-columns-repeated="16380"/>
        </table:table-row>
        <table:table-row table:style-name="ro1">
          <table:table-cell office:value-type="float" office:value="8.5748350000000002" table:style-name="ce2">
            <text:p>8.574835</text:p>
          </table:table-cell>
          <table:table-cell office:value-type="float" office:value="-0.76878299999999999" table:style-name="ce2">
            <text:p>-0.768783</text:p>
          </table:table-cell>
          <table:table-cell table:style-name="ce2"/>
          <table:table-cell office:value-type="float" office:value="0.59102730108900003" table:formula="of:=POWER(([.B1716]-[.C1716]);2)" table:style-name="ce2">
            <text:p>0.591027301</text:p>
          </table:table-cell>
          <table:table-cell table:number-columns-repeated="16380"/>
        </table:table-row>
        <table:table-row table:style-name="ro1">
          <table:table-cell office:value-type="float" office:value="8.5798369999999995" table:style-name="ce2">
            <text:p>8.579837</text:p>
          </table:table-cell>
          <table:table-cell office:value-type="float" office:value="-1.146E-2" table:style-name="ce2">
            <text:p>-0.01146</text:p>
          </table:table-cell>
          <table:table-cell table:style-name="ce2"/>
          <table:table-cell office:value-type="float" office:value="1.3133159999999998E-4" table:formula="of:=POWER(([.B1717]-[.C1717]);2)" table:style-name="ce2">
            <text:p>0.000131332</text:p>
          </table:table-cell>
          <table:table-cell table:number-columns-repeated="16380"/>
        </table:table-row>
        <table:table-row table:style-name="ro1">
          <table:table-cell office:value-type="float" office:value="8.5848390000000006" table:style-name="ce2">
            <text:p>8.584839</text:p>
          </table:table-cell>
          <table:table-cell office:value-type="float" office:value="-0.11615" table:style-name="ce2">
            <text:p>-0.11615</text:p>
          </table:table-cell>
          <table:table-cell table:style-name="ce2"/>
          <table:table-cell office:value-type="float" office:value="1.3490822500000001E-2" table:formula="of:=POWER(([.B1718]-[.C1718]);2)" table:style-name="ce2">
            <text:p>0.013490823</text:p>
          </table:table-cell>
          <table:table-cell table:number-columns-repeated="16380"/>
        </table:table-row>
        <table:table-row table:style-name="ro1">
          <table:table-cell office:value-type="float" office:value="8.5898409999999998" table:style-name="ce2">
            <text:p>8.589841</text:p>
          </table:table-cell>
          <table:table-cell office:value-type="float" office:value="0.56824699999999995" table:style-name="ce2">
            <text:p>0.568247</text:p>
          </table:table-cell>
          <table:table-cell table:style-name="ce2"/>
          <table:table-cell office:value-type="float" office:value="0.32290465300899995" table:formula="of:=POWER(([.B1719]-[.C1719]);2)" table:style-name="ce2">
            <text:p>0.322904653</text:p>
          </table:table-cell>
          <table:table-cell table:number-columns-repeated="16380"/>
        </table:table-row>
        <table:table-row table:style-name="ro1">
          <table:table-cell office:value-type="float" office:value="8.5948429999999991" table:style-name="ce2">
            <text:p>8.594843</text:p>
          </table:table-cell>
          <table:table-cell office:value-type="float" office:value="0.52325100000000002" table:style-name="ce2">
            <text:p>0.523251</text:p>
          </table:table-cell>
          <table:table-cell table:style-name="ce2"/>
          <table:table-cell office:value-type="float" office:value="0.27379160900100002" table:formula="of:=POWER(([.B1720]-[.C1720]);2)" table:style-name="ce2">
            <text:p>0.273791609</text:p>
          </table:table-cell>
          <table:table-cell table:number-columns-repeated="16380"/>
        </table:table-row>
        <table:table-row table:style-name="ro1">
          <table:table-cell office:value-type="float" office:value="8.5998450000000002" table:style-name="ce2">
            <text:p>8.599845</text:p>
          </table:table-cell>
          <table:table-cell office:value-type="float" office:value="-0.16228300000000001" table:style-name="ce2">
            <text:p>-0.162283</text:p>
          </table:table-cell>
          <table:table-cell table:style-name="ce2"/>
          <table:table-cell office:value-type="float" office:value="2.6335772089000002E-2" table:formula="of:=POWER(([.B1721]-[.C1721]);2)" table:style-name="ce2">
            <text:p>0.026335772</text:p>
          </table:table-cell>
          <table:table-cell table:number-columns-repeated="16380"/>
        </table:table-row>
        <table:table-row table:style-name="ro1">
          <table:table-cell office:value-type="float" office:value="8.6048469999999995" table:style-name="ce2">
            <text:p>8.604847</text:p>
          </table:table-cell>
          <table:table-cell office:value-type="float" office:value="-0.50816700000000004" table:style-name="ce2">
            <text:p>-0.508167</text:p>
          </table:table-cell>
          <table:table-cell table:style-name="ce2"/>
          <table:table-cell office:value-type="float" office:value="0.25823369988900002" table:formula="of:=POWER(([.B1722]-[.C1722]);2)" table:style-name="ce2">
            <text:p>0.2582337</text:p>
          </table:table-cell>
          <table:table-cell table:number-columns-repeated="16380"/>
        </table:table-row>
        <table:table-row table:style-name="ro1">
          <table:table-cell office:value-type="float" office:value="8.6098490000000005" table:style-name="ce2">
            <text:p>8.609849</text:p>
          </table:table-cell>
          <table:table-cell office:value-type="float" office:value="0.40371499999999999" table:style-name="ce2">
            <text:p>0.403715</text:p>
          </table:table-cell>
          <table:table-cell table:style-name="ce2"/>
          <table:table-cell office:value-type="float" office:value="0.162985801225" table:formula="of:=POWER(([.B1723]-[.C1723]);2)" table:style-name="ce2">
            <text:p>0.162985801</text:p>
          </table:table-cell>
          <table:table-cell table:number-columns-repeated="16380"/>
        </table:table-row>
        <table:table-row table:style-name="ro1">
          <table:table-cell office:value-type="float" office:value="8.6148509999999998" table:style-name="ce2">
            <text:p>8.614851</text:p>
          </table:table-cell>
          <table:table-cell office:value-type="float" office:value="7.1007000000000001E-2" table:style-name="ce2">
            <text:p>0.071007</text:p>
          </table:table-cell>
          <table:table-cell table:style-name="ce2"/>
          <table:table-cell office:value-type="float" office:value="5.0419940490000004E-3" table:formula="of:=POWER(([.B1724]-[.C1724]);2)" table:style-name="ce2">
            <text:p>0.005041994</text:p>
          </table:table-cell>
          <table:table-cell table:number-columns-repeated="16380"/>
        </table:table-row>
        <table:table-row table:style-name="ro1">
          <table:table-cell office:value-type="float" office:value="8.6198530000000009" table:style-name="ce2">
            <text:p>8.619853</text:p>
          </table:table-cell>
          <table:table-cell office:value-type="float" office:value="0.16167999999999999" table:style-name="ce2">
            <text:p>0.16168</text:p>
          </table:table-cell>
          <table:table-cell table:style-name="ce2"/>
          <table:table-cell office:value-type="float" office:value="2.6140422399999998E-2" table:formula="of:=POWER(([.B1725]-[.C1725]);2)" table:style-name="ce2">
            <text:p>0.026140422</text:p>
          </table:table-cell>
          <table:table-cell table:number-columns-repeated="16380"/>
        </table:table-row>
        <table:table-row table:style-name="ro1">
          <table:table-cell office:value-type="float" office:value="8.6248550000000002" table:style-name="ce2">
            <text:p>8.624855</text:p>
          </table:table-cell>
          <table:table-cell office:value-type="float" office:value="-9.3603000000000006E-2" table:style-name="ce2">
            <text:p>-0.093603</text:p>
          </table:table-cell>
          <table:table-cell table:style-name="ce2"/>
          <table:table-cell office:value-type="float" office:value="8.761521609000001E-3" table:formula="of:=POWER(([.B1726]-[.C1726]);2)" table:style-name="ce2">
            <text:p>0.008761522</text:p>
          </table:table-cell>
          <table:table-cell table:number-columns-repeated="16380"/>
        </table:table-row>
        <table:table-row table:style-name="ro1">
          <table:table-cell office:value-type="float" office:value="8.6298569999999994" table:style-name="ce2">
            <text:p>8.629857</text:p>
          </table:table-cell>
          <table:table-cell office:value-type="float" office:value="-0.65742900000000004" table:style-name="ce2">
            <text:p>-0.657429</text:p>
          </table:table-cell>
          <table:table-cell table:style-name="ce2"/>
          <table:table-cell office:value-type="float" office:value="0.43221289004100005" table:formula="of:=POWER(([.B1727]-[.C1727]);2)" table:style-name="ce2">
            <text:p>0.43221289</text:p>
          </table:table-cell>
          <table:table-cell table:number-columns-repeated="16380"/>
        </table:table-row>
        <table:table-row table:style-name="ro1">
          <table:table-cell office:value-type="float" office:value="8.6348590000000005" table:style-name="ce2">
            <text:p>8.634859</text:p>
          </table:table-cell>
          <table:table-cell office:value-type="float" office:value="-0.59414199999999995" table:style-name="ce2">
            <text:p>-0.594142</text:p>
          </table:table-cell>
          <table:table-cell table:style-name="ce2"/>
          <table:table-cell office:value-type="float" office:value="0.35300471616399992" table:formula="of:=POWER(([.B1728]-[.C1728]);2)" table:style-name="ce2">
            <text:p>0.353004716</text:p>
          </table:table-cell>
          <table:table-cell table:number-columns-repeated="16380"/>
        </table:table-row>
        <table:table-row table:style-name="ro1">
          <table:table-cell office:value-type="float" office:value="8.6398609999999998" table:style-name="ce2">
            <text:p>8.639861</text:p>
          </table:table-cell>
          <table:table-cell office:value-type="float" office:value="-0.25530000000000003" table:style-name="ce2">
            <text:p>-0.2553</text:p>
          </table:table-cell>
          <table:table-cell table:style-name="ce2"/>
          <table:table-cell office:value-type="float" office:value="6.5178090000000008E-2" table:formula="of:=POWER(([.B1729]-[.C1729]);2)" table:style-name="ce2">
            <text:p>0.06517809</text:p>
          </table:table-cell>
          <table:table-cell table:number-columns-repeated="16380"/>
        </table:table-row>
        <table:table-row table:style-name="ro1">
          <table:table-cell office:value-type="float" office:value="8.6448630000000009" table:style-name="ce2">
            <text:p>8.644863</text:p>
          </table:table-cell>
          <table:table-cell office:value-type="float" office:value="7.7868999999999994E-2" table:style-name="ce2">
            <text:p>0.077869</text:p>
          </table:table-cell>
          <table:table-cell table:style-name="ce2"/>
          <table:table-cell office:value-type="float" office:value="6.0635811609999991E-3" table:formula="of:=POWER(([.B1730]-[.C1730]);2)" table:style-name="ce2">
            <text:p>0.006063581</text:p>
          </table:table-cell>
          <table:table-cell table:number-columns-repeated="16380"/>
        </table:table-row>
        <table:table-row table:style-name="ro1">
          <table:table-cell office:value-type="float" office:value="8.6498650000000001" table:style-name="ce2">
            <text:p>8.649865</text:p>
          </table:table-cell>
          <table:table-cell office:value-type="float" office:value="-0.94452599999999998" table:style-name="ce2">
            <text:p>-0.944526</text:p>
          </table:table-cell>
          <table:table-cell table:style-name="ce2"/>
          <table:table-cell office:value-type="float" office:value="0.8921293646759999" table:formula="of:=POWER(([.B1731]-[.C1731]);2)" table:style-name="ce2">
            <text:p>0.892129365</text:p>
          </table:table-cell>
          <table:table-cell table:number-columns-repeated="16380"/>
        </table:table-row>
        <table:table-row table:style-name="ro1">
          <table:table-cell office:value-type="float" office:value="8.6548669999999994" table:style-name="ce2">
            <text:p>8.654867</text:p>
          </table:table-cell>
          <table:table-cell office:value-type="float" office:value="-0.37650099999999997" table:style-name="ce2">
            <text:p>-0.376501</text:p>
          </table:table-cell>
          <table:table-cell table:style-name="ce2"/>
          <table:table-cell office:value-type="float" office:value="0.14175300300099999" table:formula="of:=POWER(([.B1732]-[.C1732]);2)" table:style-name="ce2">
            <text:p>0.141753003</text:p>
          </table:table-cell>
          <table:table-cell table:number-columns-repeated="16380"/>
        </table:table-row>
        <table:table-row table:style-name="ro1">
          <table:table-cell office:value-type="float" office:value="8.6598690000000005" table:style-name="ce2">
            <text:p>8.659869</text:p>
          </table:table-cell>
          <table:table-cell office:value-type="float" office:value="-0.29574400000000001" table:style-name="ce2">
            <text:p>-0.295744</text:p>
          </table:table-cell>
          <table:table-cell table:style-name="ce2"/>
          <table:table-cell office:value-type="float" office:value="8.7464513536000002E-2" table:formula="of:=POWER(([.B1733]-[.C1733]);2)" table:style-name="ce2">
            <text:p>0.087464514</text:p>
          </table:table-cell>
          <table:table-cell table:number-columns-repeated="16380"/>
        </table:table-row>
        <table:table-row table:style-name="ro1">
          <table:table-cell office:value-type="float" office:value="8.6648709999999998" table:style-name="ce2">
            <text:p>8.664871</text:p>
          </table:table-cell>
          <table:table-cell office:value-type="float" office:value="-0.152252" table:style-name="ce2">
            <text:p>-0.152252</text:p>
          </table:table-cell>
          <table:table-cell table:style-name="ce2"/>
          <table:table-cell office:value-type="float" office:value="2.3180671503999998E-2" table:formula="of:=POWER(([.B1734]-[.C1734]);2)" table:style-name="ce2">
            <text:p>0.023180672</text:p>
          </table:table-cell>
          <table:table-cell table:number-columns-repeated="16380"/>
        </table:table-row>
        <table:table-row table:style-name="ro1">
          <table:table-cell office:value-type="float" office:value="8.6698730000000008" table:style-name="ce2">
            <text:p>8.669873</text:p>
          </table:table-cell>
          <table:table-cell office:value-type="float" office:value="-0.49809300000000001" table:style-name="ce2">
            <text:p>-0.498093</text:p>
          </table:table-cell>
          <table:table-cell table:style-name="ce2"/>
          <table:table-cell office:value-type="float" office:value="0.248096636649" table:formula="of:=POWER(([.B1735]-[.C1735]);2)" table:style-name="ce2">
            <text:p>0.248096637</text:p>
          </table:table-cell>
          <table:table-cell table:number-columns-repeated="16380"/>
        </table:table-row>
        <table:table-row table:style-name="ro1">
          <table:table-cell office:value-type="float" office:value="8.6748750000000001" table:style-name="ce2">
            <text:p>8.674875</text:p>
          </table:table-cell>
          <table:table-cell office:value-type="float" office:value="0.56865200000000005" table:style-name="ce2">
            <text:p>0.568652</text:p>
          </table:table-cell>
          <table:table-cell table:style-name="ce2"/>
          <table:table-cell office:value-type="float" office:value="0.32336509710400008" table:formula="of:=POWER(([.B1736]-[.C1736]);2)" table:style-name="ce2">
            <text:p>0.323365097</text:p>
          </table:table-cell>
          <table:table-cell table:number-columns-repeated="16380"/>
        </table:table-row>
        <table:table-row table:style-name="ro1">
          <table:table-cell office:value-type="float" office:value="8.6798769999999994" table:style-name="ce2">
            <text:p>8.679877</text:p>
          </table:table-cell>
          <table:table-cell office:value-type="float" office:value="0.74944599999999995" table:style-name="ce2">
            <text:p>0.749446</text:p>
          </table:table-cell>
          <table:table-cell table:style-name="ce2"/>
          <table:table-cell office:value-type="float" office:value="0.56166930691599992" table:formula="of:=POWER(([.B1737]-[.C1737]);2)" table:style-name="ce2">
            <text:p>0.561669307</text:p>
          </table:table-cell>
          <table:table-cell table:number-columns-repeated="16380"/>
        </table:table-row>
        <table:table-row table:style-name="ro1">
          <table:table-cell office:value-type="float" office:value="8.6848790000000005" table:style-name="ce2">
            <text:p>8.684879</text:p>
          </table:table-cell>
          <table:table-cell office:value-type="float" office:value="0.11214" table:style-name="ce2">
            <text:p>0.11214</text:p>
          </table:table-cell>
          <table:table-cell table:style-name="ce2"/>
          <table:table-cell office:value-type="float" office:value="1.25753796E-2" table:formula="of:=POWER(([.B1738]-[.C1738]);2)" table:style-name="ce2">
            <text:p>0.01257538</text:p>
          </table:table-cell>
          <table:table-cell table:number-columns-repeated="16380"/>
        </table:table-row>
        <table:table-row table:style-name="ro1">
          <table:table-cell office:value-type="float" office:value="8.6898809999999997" table:style-name="ce2">
            <text:p>8.689881</text:p>
          </table:table-cell>
          <table:table-cell office:value-type="float" office:value="0.34883999999999998" table:style-name="ce2">
            <text:p>0.34884</text:p>
          </table:table-cell>
          <table:table-cell table:style-name="ce2"/>
          <table:table-cell office:value-type="float" office:value="0.12168934559999998" table:formula="of:=POWER(([.B1739]-[.C1739]);2)" table:style-name="ce2">
            <text:p>0.121689346</text:p>
          </table:table-cell>
          <table:table-cell table:number-columns-repeated="16380"/>
        </table:table-row>
        <table:table-row table:style-name="ro1">
          <table:table-cell office:value-type="float" office:value="8.6948830000000008" table:style-name="ce2">
            <text:p>8.694883</text:p>
          </table:table-cell>
          <table:table-cell office:value-type="float" office:value="-0.64507199999999998" table:style-name="ce2">
            <text:p>-0.645072</text:p>
          </table:table-cell>
          <table:table-cell table:style-name="ce2"/>
          <table:table-cell office:value-type="float" office:value="0.41611788518399995" table:formula="of:=POWER(([.B1740]-[.C1740]);2)" table:style-name="ce2">
            <text:p>0.416117885</text:p>
          </table:table-cell>
          <table:table-cell table:number-columns-repeated="16380"/>
        </table:table-row>
        <table:table-row table:style-name="ro1">
          <table:table-cell office:value-type="float" office:value="8.6998850000000001" table:style-name="ce2">
            <text:p>8.699885</text:p>
          </table:table-cell>
          <table:table-cell office:value-type="float" office:value="-0.70808700000000002" table:style-name="ce2">
            <text:p>-0.708087</text:p>
          </table:table-cell>
          <table:table-cell table:style-name="ce2"/>
          <table:table-cell office:value-type="float" office:value="0.50138719956900002" table:formula="of:=POWER(([.B1741]-[.C1741]);2)" table:style-name="ce2">
            <text:p>0.5013872</text:p>
          </table:table-cell>
          <table:table-cell table:number-columns-repeated="16380"/>
        </table:table-row>
        <table:table-row table:style-name="ro1">
          <table:table-cell office:value-type="float" office:value="8.7048869999999994" table:style-name="ce2">
            <text:p>8.704887</text:p>
          </table:table-cell>
          <table:table-cell office:value-type="float" office:value="0.84711899999999996" table:style-name="ce2">
            <text:p>0.847119</text:p>
          </table:table-cell>
          <table:table-cell table:style-name="ce2"/>
          <table:table-cell office:value-type="float" office:value="0.71761060016099998" table:formula="of:=POWER(([.B1742]-[.C1742]);2)" table:style-name="ce2">
            <text:p>0.7176106</text:p>
          </table:table-cell>
          <table:table-cell table:number-columns-repeated="16380"/>
        </table:table-row>
        <table:table-row table:style-name="ro1">
          <table:table-cell office:value-type="float" office:value="8.7098890000000004" table:style-name="ce2">
            <text:p>8.709889</text:p>
          </table:table-cell>
          <table:table-cell office:value-type="float" office:value="-0.110545" table:style-name="ce2">
            <text:p>-0.110545</text:p>
          </table:table-cell>
          <table:table-cell table:style-name="ce2"/>
          <table:table-cell office:value-type="float" office:value="1.2220197025000001E-2" table:formula="of:=POWER(([.B1743]-[.C1743]);2)" table:style-name="ce2">
            <text:p>0.012220197</text:p>
          </table:table-cell>
          <table:table-cell table:number-columns-repeated="16380"/>
        </table:table-row>
        <table:table-row table:style-name="ro1">
          <table:table-cell office:value-type="float" office:value="8.7148909999999997" table:style-name="ce2">
            <text:p>8.714891</text:p>
          </table:table-cell>
          <table:table-cell office:value-type="float" office:value="-0.160466" table:style-name="ce2">
            <text:p>-0.160466</text:p>
          </table:table-cell>
          <table:table-cell table:style-name="ce2"/>
          <table:table-cell office:value-type="float" office:value="2.5749337155999998E-2" table:formula="of:=POWER(([.B1744]-[.C1744]);2)" table:style-name="ce2">
            <text:p>0.025749337</text:p>
          </table:table-cell>
          <table:table-cell table:number-columns-repeated="16380"/>
        </table:table-row>
        <table:table-row table:style-name="ro1">
          <table:table-cell office:value-type="float" office:value="8.7198930000000008" table:style-name="ce2">
            <text:p>8.719893</text:p>
          </table:table-cell>
          <table:table-cell office:value-type="float" office:value="-0.43628699999999998" table:style-name="ce2">
            <text:p>-0.436287</text:p>
          </table:table-cell>
          <table:table-cell table:style-name="ce2"/>
          <table:table-cell office:value-type="float" office:value="0.19034634636899997" table:formula="of:=POWER(([.B1745]-[.C1745]);2)" table:style-name="ce2">
            <text:p>0.190346346</text:p>
          </table:table-cell>
          <table:table-cell table:number-columns-repeated="16380"/>
        </table:table-row>
        <table:table-row table:style-name="ro1">
          <table:table-cell office:value-type="float" office:value="8.7248950000000001" table:style-name="ce2">
            <text:p>8.724895</text:p>
          </table:table-cell>
          <table:table-cell office:value-type="float" office:value="-0.67787200000000003" table:style-name="ce2">
            <text:p>-0.677872</text:p>
          </table:table-cell>
          <table:table-cell table:style-name="ce2"/>
          <table:table-cell office:value-type="float" office:value="0.45951044838400001" table:formula="of:=POWER(([.B1746]-[.C1746]);2)" table:style-name="ce2">
            <text:p>0.459510448</text:p>
          </table:table-cell>
          <table:table-cell table:number-columns-repeated="16380"/>
        </table:table-row>
        <table:table-row table:style-name="ro1">
          <table:table-cell office:value-type="float" office:value="8.7298969999999994" table:style-name="ce2">
            <text:p>8.729897</text:p>
          </table:table-cell>
          <table:table-cell office:value-type="float" office:value="0.51865399999999995" table:style-name="ce2">
            <text:p>0.518654</text:p>
          </table:table-cell>
          <table:table-cell table:style-name="ce2"/>
          <table:table-cell office:value-type="float" office:value="0.26900197171599993" table:formula="of:=POWER(([.B1747]-[.C1747]);2)" table:style-name="ce2">
            <text:p>0.269001972</text:p>
          </table:table-cell>
          <table:table-cell table:number-columns-repeated="16380"/>
        </table:table-row>
        <table:table-row table:style-name="ro1">
          <table:table-cell office:value-type="float" office:value="8.7348999999999997" table:style-name="ce2">
            <text:p>8.7349</text:p>
          </table:table-cell>
          <table:table-cell office:value-type="float" office:value="-0.20916699999999999" table:style-name="ce2">
            <text:p>-0.209167</text:p>
          </table:table-cell>
          <table:table-cell table:style-name="ce2"/>
          <table:table-cell office:value-type="float" office:value="4.3750833888999995E-2" table:formula="of:=POWER(([.B1748]-[.C1748]);2)" table:style-name="ce2">
            <text:p>0.043750834</text:p>
          </table:table-cell>
          <table:table-cell table:number-columns-repeated="16380"/>
        </table:table-row>
        <table:table-row table:style-name="ro1">
          <table:table-cell office:value-type="float" office:value="8.7399020000000007" table:style-name="ce2">
            <text:p>8.739902</text:p>
          </table:table-cell>
          <table:table-cell office:value-type="float" office:value="-1.1329480000000001" table:style-name="ce2">
            <text:p>-1.132948</text:p>
          </table:table-cell>
          <table:table-cell table:style-name="ce2"/>
          <table:table-cell office:value-type="float" office:value="1.2835711707040001" table:formula="of:=POWER(([.B1749]-[.C1749]);2)" table:style-name="ce2">
            <text:p>1.283571171</text:p>
          </table:table-cell>
          <table:table-cell table:number-columns-repeated="16380"/>
        </table:table-row>
        <table:table-row table:style-name="ro1">
          <table:table-cell office:value-type="float" office:value="8.744904" table:style-name="ce2">
            <text:p>8.744904</text:p>
          </table:table-cell>
          <table:table-cell office:value-type="float" office:value="0.349103" table:style-name="ce2">
            <text:p>0.349103</text:p>
          </table:table-cell>
          <table:table-cell table:style-name="ce2"/>
          <table:table-cell office:value-type="float" office:value="0.12187290460899999" table:formula="of:=POWER(([.B1750]-[.C1750]);2)" table:style-name="ce2">
            <text:p>0.121872905</text:p>
          </table:table-cell>
          <table:table-cell table:number-columns-repeated="16380"/>
        </table:table-row>
        <table:table-row table:style-name="ro1">
          <table:table-cell office:value-type="float" office:value="8.7499059999999993" table:style-name="ce2">
            <text:p>8.749906</text:p>
          </table:table-cell>
          <table:table-cell office:value-type="float" office:value="-0.14366499999999999" table:style-name="ce2">
            <text:p>-0.143665</text:p>
          </table:table-cell>
          <table:table-cell table:style-name="ce2"/>
          <table:table-cell office:value-type="float" office:value="2.0639632224999996E-2" table:formula="of:=POWER(([.B1751]-[.C1751]);2)" table:style-name="ce2">
            <text:p>0.020639632</text:p>
          </table:table-cell>
          <table:table-cell table:number-columns-repeated="16380"/>
        </table:table-row>
        <table:table-row table:style-name="ro1">
          <table:table-cell office:value-type="float" office:value="8.7549080000000004" table:style-name="ce2">
            <text:p>8.754908</text:p>
          </table:table-cell>
          <table:table-cell office:value-type="float" office:value="-0.169873" table:style-name="ce2">
            <text:p>-0.169873</text:p>
          </table:table-cell>
          <table:table-cell table:style-name="ce2"/>
          <table:table-cell office:value-type="float" office:value="2.8856836128999998E-2" table:formula="of:=POWER(([.B1752]-[.C1752]);2)" table:style-name="ce2">
            <text:p>0.028856836</text:p>
          </table:table-cell>
          <table:table-cell table:number-columns-repeated="16380"/>
        </table:table-row>
        <table:table-row table:style-name="ro1">
          <table:table-cell office:value-type="float" office:value="8.7599099999999996" table:style-name="ce2">
            <text:p>8.75991</text:p>
          </table:table-cell>
          <table:table-cell office:value-type="float" office:value="-0.192713" table:style-name="ce2">
            <text:p>-0.192713</text:p>
          </table:table-cell>
          <table:table-cell table:style-name="ce2"/>
          <table:table-cell office:value-type="float" office:value="3.7138300368999996E-2" table:formula="of:=POWER(([.B1753]-[.C1753]);2)" table:style-name="ce2">
            <text:p>0.0371383</text:p>
          </table:table-cell>
          <table:table-cell table:number-columns-repeated="16380"/>
        </table:table-row>
        <table:table-row table:style-name="ro1">
          <table:table-cell office:value-type="float" office:value="8.7649120000000007" table:style-name="ce2">
            <text:p>8.764912</text:p>
          </table:table-cell>
          <table:table-cell office:value-type="float" office:value="-0.64924000000000004" table:style-name="ce2">
            <text:p>-0.64924</text:p>
          </table:table-cell>
          <table:table-cell table:style-name="ce2"/>
          <table:table-cell office:value-type="float" office:value="0.42151257760000005" table:formula="of:=POWER(([.B1754]-[.C1754]);2)" table:style-name="ce2">
            <text:p>0.421512578</text:p>
          </table:table-cell>
          <table:table-cell table:number-columns-repeated="16380"/>
        </table:table-row>
        <table:table-row table:style-name="ro1">
          <table:table-cell office:value-type="float" office:value="8.769914" table:style-name="ce2">
            <text:p>8.769914</text:p>
          </table:table-cell>
          <table:table-cell office:value-type="float" office:value="3.7578E-2" table:style-name="ce2">
            <text:p>0.037578</text:p>
          </table:table-cell>
          <table:table-cell table:style-name="ce2"/>
          <table:table-cell office:value-type="float" office:value="1.4121060840000001E-3" table:formula="of:=POWER(([.B1755]-[.C1755]);2)" table:style-name="ce2">
            <text:p>0.001412106</text:p>
          </table:table-cell>
          <table:table-cell table:number-columns-repeated="16380"/>
        </table:table-row>
        <table:table-row table:style-name="ro1">
          <table:table-cell office:value-type="float" office:value="8.7749159999999993" table:style-name="ce2">
            <text:p>8.774916</text:p>
          </table:table-cell>
          <table:table-cell office:value-type="float" office:value="0.69005399999999995" table:style-name="ce2">
            <text:p>0.690054</text:p>
          </table:table-cell>
          <table:table-cell table:style-name="ce2"/>
          <table:table-cell office:value-type="float" office:value="0.47617452291599993" table:formula="of:=POWER(([.B1756]-[.C1756]);2)" table:style-name="ce2">
            <text:p>0.476174523</text:p>
          </table:table-cell>
          <table:table-cell table:number-columns-repeated="16380"/>
        </table:table-row>
        <table:table-row table:style-name="ro1">
          <table:table-cell office:value-type="float" office:value="8.7799180000000003" table:style-name="ce2">
            <text:p>8.779918</text:p>
          </table:table-cell>
          <table:table-cell office:value-type="float" office:value="-1.2064999999999999E-2" table:style-name="ce2">
            <text:p>-0.012065</text:p>
          </table:table-cell>
          <table:table-cell table:style-name="ce2"/>
          <table:table-cell office:value-type="float" office:value="1.4556422499999999E-4" table:formula="of:=POWER(([.B1757]-[.C1757]);2)" table:style-name="ce2">
            <text:p>0.000145564</text:p>
          </table:table-cell>
          <table:table-cell table:number-columns-repeated="16380"/>
        </table:table-row>
        <table:table-row table:style-name="ro1">
          <table:table-cell office:value-type="float" office:value="8.7849199999999996" table:style-name="ce2">
            <text:p>8.78492</text:p>
          </table:table-cell>
          <table:table-cell office:value-type="float" office:value="-0.21146100000000001" table:style-name="ce2">
            <text:p>-0.211461</text:p>
          </table:table-cell>
          <table:table-cell table:style-name="ce2"/>
          <table:table-cell office:value-type="float" office:value="4.4715754521000003E-2" table:formula="of:=POWER(([.B1758]-[.C1758]);2)" table:style-name="ce2">
            <text:p>0.044715755</text:p>
          </table:table-cell>
          <table:table-cell table:number-columns-repeated="16380"/>
        </table:table-row>
        <table:table-row table:style-name="ro1">
          <table:table-cell office:value-type="float" office:value="8.7899220000000007" table:style-name="ce2">
            <text:p>8.789922</text:p>
          </table:table-cell>
          <table:table-cell office:value-type="float" office:value="0.14984500000000001" table:style-name="ce2">
            <text:p>0.149845</text:p>
          </table:table-cell>
          <table:table-cell table:style-name="ce2"/>
          <table:table-cell office:value-type="float" office:value="2.2453524025000001E-2" table:formula="of:=POWER(([.B1759]-[.C1759]);2)" table:style-name="ce2">
            <text:p>0.022453524</text:p>
          </table:table-cell>
          <table:table-cell table:number-columns-repeated="16380"/>
        </table:table-row>
        <table:table-row table:style-name="ro1">
          <table:table-cell office:value-type="float" office:value="8.794924" table:style-name="ce2">
            <text:p>8.794924</text:p>
          </table:table-cell>
          <table:table-cell office:value-type="float" office:value="-0.40203499999999998" table:style-name="ce2">
            <text:p>-0.402035</text:p>
          </table:table-cell>
          <table:table-cell table:style-name="ce2"/>
          <table:table-cell office:value-type="float" office:value="0.16163214122499997" table:formula="of:=POWER(([.B1760]-[.C1760]);2)" table:style-name="ce2">
            <text:p>0.161632141</text:p>
          </table:table-cell>
          <table:table-cell table:number-columns-repeated="16380"/>
        </table:table-row>
        <table:table-row table:style-name="ro1">
          <table:table-cell office:value-type="float" office:value="8.7999259999999992" table:style-name="ce2">
            <text:p>8.799926</text:p>
          </table:table-cell>
          <table:table-cell office:value-type="float" office:value="0.166268" table:style-name="ce2">
            <text:p>0.166268</text:p>
          </table:table-cell>
          <table:table-cell table:style-name="ce2"/>
          <table:table-cell office:value-type="float" office:value="2.7645047823999999E-2" table:formula="of:=POWER(([.B1761]-[.C1761]);2)" table:style-name="ce2">
            <text:p>0.027645048</text:p>
          </table:table-cell>
          <table:table-cell table:number-columns-repeated="16380"/>
        </table:table-row>
        <table:table-row table:style-name="ro1">
          <table:table-cell office:value-type="float" office:value="8.8049280000000003" table:style-name="ce2">
            <text:p>8.804928</text:p>
          </table:table-cell>
          <table:table-cell office:value-type="float" office:value="0.39987899999999998" table:style-name="ce2">
            <text:p>0.399879</text:p>
          </table:table-cell>
          <table:table-cell table:style-name="ce2"/>
          <table:table-cell office:value-type="float" office:value="0.15990321464099999" table:formula="of:=POWER(([.B1762]-[.C1762]);2)" table:style-name="ce2">
            <text:p>0.159903215</text:p>
          </table:table-cell>
          <table:table-cell table:number-columns-repeated="16380"/>
        </table:table-row>
        <table:table-row table:style-name="ro1">
          <table:table-cell office:value-type="float" office:value="8.8099299999999996" table:style-name="ce2">
            <text:p>8.80993</text:p>
          </table:table-cell>
          <table:table-cell office:value-type="float" office:value="-8.3715999999999999E-2" table:style-name="ce2">
            <text:p>-0.083716</text:p>
          </table:table-cell>
          <table:table-cell table:style-name="ce2"/>
          <table:table-cell office:value-type="float" office:value="7.008368656E-3" table:formula="of:=POWER(([.B1763]-[.C1763]);2)" table:style-name="ce2">
            <text:p>0.007008369</text:p>
          </table:table-cell>
          <table:table-cell table:number-columns-repeated="16380"/>
        </table:table-row>
        <table:table-row table:style-name="ro1">
          <table:table-cell office:value-type="float" office:value="8.8149320000000007" table:style-name="ce2">
            <text:p>8.814932</text:p>
          </table:table-cell>
          <table:table-cell office:value-type="float" office:value="0.398225" table:style-name="ce2">
            <text:p>0.398225</text:p>
          </table:table-cell>
          <table:table-cell table:style-name="ce2"/>
          <table:table-cell office:value-type="float" office:value="0.158583150625" table:formula="of:=POWER(([.B1764]-[.C1764]);2)" table:style-name="ce2">
            <text:p>0.158583151</text:p>
          </table:table-cell>
          <table:table-cell table:number-columns-repeated="16380"/>
        </table:table-row>
        <table:table-row table:style-name="ro1">
          <table:table-cell office:value-type="float" office:value="8.8199339999999999" table:style-name="ce2">
            <text:p>8.819934</text:p>
          </table:table-cell>
          <table:table-cell office:value-type="float" office:value="-0.33631699999999998" table:style-name="ce2">
            <text:p>-0.336317</text:p>
          </table:table-cell>
          <table:table-cell table:style-name="ce2"/>
          <table:table-cell office:value-type="float" office:value="0.11310912448899998" table:formula="of:=POWER(([.B1765]-[.C1765]);2)" table:style-name="ce2">
            <text:p>0.113109124</text:p>
          </table:table-cell>
          <table:table-cell table:number-columns-repeated="16380"/>
        </table:table-row>
        <table:table-row table:style-name="ro1">
          <table:table-cell office:value-type="float" office:value="8.8249359999999992" table:style-name="ce2">
            <text:p>8.824936</text:p>
          </table:table-cell>
          <table:table-cell office:value-type="float" office:value="1.1050219999999999" table:style-name="ce2">
            <text:p>1.105022</text:p>
          </table:table-cell>
          <table:table-cell table:style-name="ce2"/>
          <table:table-cell office:value-type="float" office:value="1.2210736204839998" table:formula="of:=POWER(([.B1766]-[.C1766]);2)" table:style-name="ce2">
            <text:p>1.22107362</text:p>
          </table:table-cell>
          <table:table-cell table:number-columns-repeated="16380"/>
        </table:table-row>
        <table:table-row table:style-name="ro1">
          <table:table-cell office:value-type="float" office:value="8.8299380000000003" table:style-name="ce2">
            <text:p>8.829938</text:p>
          </table:table-cell>
          <table:table-cell office:value-type="float" office:value="0.78950100000000001" table:style-name="ce2">
            <text:p>0.789501</text:p>
          </table:table-cell>
          <table:table-cell table:style-name="ce2"/>
          <table:table-cell office:value-type="float" office:value="0.62331182900100002" table:formula="of:=POWER(([.B1767]-[.C1767]);2)" table:style-name="ce2">
            <text:p>0.623311829</text:p>
          </table:table-cell>
          <table:table-cell table:number-columns-repeated="16380"/>
        </table:table-row>
        <table:table-row table:style-name="ro1">
          <table:table-cell office:value-type="float" office:value="8.8349399999999996" table:style-name="ce2">
            <text:p>8.83494</text:p>
          </table:table-cell>
          <table:table-cell office:value-type="float" office:value="0.73241599999999996" table:style-name="ce2">
            <text:p>0.732416</text:p>
          </table:table-cell>
          <table:table-cell table:style-name="ce2"/>
          <table:table-cell office:value-type="float" office:value="0.5364331970559999" table:formula="of:=POWER(([.B1768]-[.C1768]);2)" table:style-name="ce2">
            <text:p>0.536433197</text:p>
          </table:table-cell>
          <table:table-cell table:number-columns-repeated="16380"/>
        </table:table-row>
        <table:table-row table:style-name="ro1">
          <table:table-cell office:value-type="float" office:value="8.8399420000000006" table:style-name="ce2">
            <text:p>8.839942</text:p>
          </table:table-cell>
          <table:table-cell office:value-type="float" office:value="-3.2924000000000002E-2" table:style-name="ce2">
            <text:p>-0.032924</text:p>
          </table:table-cell>
          <table:table-cell table:style-name="ce2"/>
          <table:table-cell office:value-type="float" office:value="1.0839897760000002E-3" table:formula="of:=POWER(([.B1769]-[.C1769]);2)" table:style-name="ce2">
            <text:p>0.00108399</text:p>
          </table:table-cell>
          <table:table-cell table:number-columns-repeated="16380"/>
        </table:table-row>
        <table:table-row table:style-name="ro1">
          <table:table-cell office:value-type="float" office:value="8.8449439999999999" table:style-name="ce2">
            <text:p>8.844944</text:p>
          </table:table-cell>
          <table:table-cell office:value-type="float" office:value="0.208595" table:style-name="ce2">
            <text:p>0.208595</text:p>
          </table:table-cell>
          <table:table-cell table:style-name="ce2"/>
          <table:table-cell office:value-type="float" office:value="4.3511874025000001E-2" table:formula="of:=POWER(([.B1770]-[.C1770]);2)" table:style-name="ce2">
            <text:p>0.043511874</text:p>
          </table:table-cell>
          <table:table-cell table:number-columns-repeated="16380"/>
        </table:table-row>
        <table:table-row table:style-name="ro1">
          <table:table-cell office:value-type="float" office:value="8.8499459999999992" table:style-name="ce2">
            <text:p>8.849946</text:p>
          </table:table-cell>
          <table:table-cell office:value-type="float" office:value="1.060187" table:style-name="ce2">
            <text:p>1.060187</text:p>
          </table:table-cell>
          <table:table-cell table:style-name="ce2"/>
          <table:table-cell office:value-type="float" office:value="1.1239964749689999" table:formula="of:=POWER(([.B1771]-[.C1771]);2)" table:style-name="ce2">
            <text:p>1.123996475</text:p>
          </table:table-cell>
          <table:table-cell table:number-columns-repeated="16380"/>
        </table:table-row>
        <table:table-row table:style-name="ro1">
          <table:table-cell office:value-type="float" office:value="8.8549480000000003" table:style-name="ce2">
            <text:p>8.854948</text:p>
          </table:table-cell>
          <table:table-cell office:value-type="float" office:value="0.65461000000000003" table:style-name="ce2">
            <text:p>0.65461</text:p>
          </table:table-cell>
          <table:table-cell table:style-name="ce2"/>
          <table:table-cell office:value-type="float" office:value="0.42851425210000005" table:formula="of:=POWER(([.B1772]-[.C1772]);2)" table:style-name="ce2">
            <text:p>0.428514252</text:p>
          </table:table-cell>
          <table:table-cell table:number-columns-repeated="16380"/>
        </table:table-row>
        <table:table-row table:style-name="ro1">
          <table:table-cell office:value-type="float" office:value="8.8599499999999995" table:style-name="ce2">
            <text:p>8.85995</text:p>
          </table:table-cell>
          <table:table-cell office:value-type="float" office:value="-0.52539100000000005" table:style-name="ce2">
            <text:p>-0.525391</text:p>
          </table:table-cell>
          <table:table-cell table:style-name="ce2"/>
          <table:table-cell office:value-type="float" office:value="0.27603570288100004" table:formula="of:=POWER(([.B1773]-[.C1773]);2)" table:style-name="ce2">
            <text:p>0.276035703</text:p>
          </table:table-cell>
          <table:table-cell table:number-columns-repeated="16380"/>
        </table:table-row>
        <table:table-row table:style-name="ro1">
          <table:table-cell office:value-type="float" office:value="8.8649520000000006" table:style-name="ce2">
            <text:p>8.864952</text:p>
          </table:table-cell>
          <table:table-cell office:value-type="float" office:value="-7.3584999999999998E-2" table:style-name="ce2">
            <text:p>-0.073585</text:p>
          </table:table-cell>
          <table:table-cell table:style-name="ce2"/>
          <table:table-cell office:value-type="float" office:value="5.4147522249999996E-3" table:formula="of:=POWER(([.B1774]-[.C1774]);2)" table:style-name="ce2">
            <text:p>0.005414752</text:p>
          </table:table-cell>
          <table:table-cell table:number-columns-repeated="16380"/>
        </table:table-row>
        <table:table-row table:style-name="ro1">
          <table:table-cell office:value-type="float" office:value="8.8699539999999999" table:style-name="ce2">
            <text:p>8.869954</text:p>
          </table:table-cell>
          <table:table-cell office:value-type="float" office:value="0.45749800000000002" table:style-name="ce2">
            <text:p>0.457498</text:p>
          </table:table-cell>
          <table:table-cell table:style-name="ce2"/>
          <table:table-cell office:value-type="float" office:value="0.20930442000400001" table:formula="of:=POWER(([.B1775]-[.C1775]);2)" table:style-name="ce2">
            <text:p>0.20930442</text:p>
          </table:table-cell>
          <table:table-cell table:number-columns-repeated="16380"/>
        </table:table-row>
        <table:table-row table:style-name="ro1">
          <table:table-cell office:value-type="float" office:value="8.8749559999999992" table:style-name="ce2">
            <text:p>8.874956</text:p>
          </table:table-cell>
          <table:table-cell office:value-type="float" office:value="-0.41404099999999999" table:style-name="ce2">
            <text:p>-0.414041</text:p>
          </table:table-cell>
          <table:table-cell table:style-name="ce2"/>
          <table:table-cell office:value-type="float" office:value="0.171429949681" table:formula="of:=POWER(([.B1776]-[.C1776]);2)" table:style-name="ce2">
            <text:p>0.17142995</text:p>
          </table:table-cell>
          <table:table-cell table:number-columns-repeated="16380"/>
        </table:table-row>
        <table:table-row table:style-name="ro1">
          <table:table-cell office:value-type="float" office:value="8.8799580000000002" table:style-name="ce2">
            <text:p>8.879958</text:p>
          </table:table-cell>
          <table:table-cell office:value-type="float" office:value="-0.79198500000000005" table:style-name="ce2">
            <text:p>-0.791985</text:p>
          </table:table-cell>
          <table:table-cell table:style-name="ce2"/>
          <table:table-cell office:value-type="float" office:value="0.62724024022500013" table:formula="of:=POWER(([.B1777]-[.C1777]);2)" table:style-name="ce2">
            <text:p>0.62724024</text:p>
          </table:table-cell>
          <table:table-cell table:number-columns-repeated="16380"/>
        </table:table-row>
        <table:table-row table:style-name="ro1">
          <table:table-cell office:value-type="float" office:value="8.8849599999999995" table:style-name="ce2">
            <text:p>8.88496</text:p>
          </table:table-cell>
          <table:table-cell office:value-type="float" office:value="-5.2359999999999997E-2" table:style-name="ce2">
            <text:p>-0.05236</text:p>
          </table:table-cell>
          <table:table-cell table:style-name="ce2"/>
          <table:table-cell office:value-type="float" office:value="2.7415695999999995E-3" table:formula="of:=POWER(([.B1778]-[.C1778]);2)" table:style-name="ce2">
            <text:p>0.00274157</text:p>
          </table:table-cell>
          <table:table-cell table:number-columns-repeated="16380"/>
        </table:table-row>
        <table:table-row table:style-name="ro1">
          <table:table-cell office:value-type="float" office:value="8.8899620000000006" table:style-name="ce2">
            <text:p>8.889962</text:p>
          </table:table-cell>
          <table:table-cell office:value-type="float" office:value="-0.24890799999999999" table:style-name="ce2">
            <text:p>-0.248908</text:p>
          </table:table-cell>
          <table:table-cell table:style-name="ce2"/>
          <table:table-cell office:value-type="float" office:value="6.1955192463999997E-2" table:formula="of:=POWER(([.B1779]-[.C1779]);2)" table:style-name="ce2">
            <text:p>0.061955192</text:p>
          </table:table-cell>
          <table:table-cell table:number-columns-repeated="16380"/>
        </table:table-row>
        <table:table-row table:style-name="ro1">
          <table:table-cell office:value-type="float" office:value="8.8949639999999999" table:style-name="ce2">
            <text:p>8.894964</text:p>
          </table:table-cell>
          <table:table-cell office:value-type="float" office:value="-0.72309100000000004" table:style-name="ce2">
            <text:p>-0.723091</text:p>
          </table:table-cell>
          <table:table-cell table:style-name="ce2"/>
          <table:table-cell office:value-type="float" office:value="0.52286059428100007" table:formula="of:=POWER(([.B1780]-[.C1780]);2)" table:style-name="ce2">
            <text:p>0.522860594</text:p>
          </table:table-cell>
          <table:table-cell table:number-columns-repeated="16380"/>
        </table:table-row>
        <table:table-row table:style-name="ro1">
          <table:table-cell office:value-type="float" office:value="8.8999659999999992" table:style-name="ce2">
            <text:p>8.899966</text:p>
          </table:table-cell>
          <table:table-cell office:value-type="float" office:value="-1.8335000000000001E-2" table:style-name="ce2">
            <text:p>-0.018335</text:p>
          </table:table-cell>
          <table:table-cell table:style-name="ce2"/>
          <table:table-cell office:value-type="float" office:value="3.36172225E-4" table:formula="of:=POWER(([.B1781]-[.C1781]);2)" table:style-name="ce2">
            <text:p>0.000336172</text:p>
          </table:table-cell>
          <table:table-cell table:number-columns-repeated="16380"/>
        </table:table-row>
        <table:table-row table:style-name="ro1">
          <table:table-cell office:value-type="float" office:value="8.9049680000000002" table:style-name="ce2">
            <text:p>8.904968</text:p>
          </table:table-cell>
          <table:table-cell office:value-type="float" office:value="0.31300800000000001" table:style-name="ce2">
            <text:p>0.313008</text:p>
          </table:table-cell>
          <table:table-cell table:style-name="ce2"/>
          <table:table-cell office:value-type="float" office:value="9.7974008064000001E-2" table:formula="of:=POWER(([.B1782]-[.C1782]);2)" table:style-name="ce2">
            <text:p>0.097974008</text:p>
          </table:table-cell>
          <table:table-cell table:number-columns-repeated="16380"/>
        </table:table-row>
        <table:table-row table:style-name="ro1">
          <table:table-cell office:value-type="float" office:value="8.9099699999999995" table:style-name="ce2">
            <text:p>8.90997</text:p>
          </table:table-cell>
          <table:table-cell office:value-type="float" office:value="5.9412E-2" table:style-name="ce2">
            <text:p>0.059412</text:p>
          </table:table-cell>
          <table:table-cell table:style-name="ce2"/>
          <table:table-cell office:value-type="float" office:value="3.5297857439999998E-3" table:formula="of:=POWER(([.B1783]-[.C1783]);2)" table:style-name="ce2">
            <text:p>0.003529786</text:p>
          </table:table-cell>
          <table:table-cell table:number-columns-repeated="16380"/>
        </table:table-row>
        <table:table-row table:style-name="ro1">
          <table:table-cell office:value-type="float" office:value="8.9149720000000006" table:style-name="ce2">
            <text:p>8.914972</text:p>
          </table:table-cell>
          <table:table-cell office:value-type="float" office:value="1.0121990000000001" table:style-name="ce2">
            <text:p>1.012199</text:p>
          </table:table-cell>
          <table:table-cell table:style-name="ce2"/>
          <table:table-cell office:value-type="float" office:value="1.0245468156010002" table:formula="of:=POWER(([.B1784]-[.C1784]);2)" table:style-name="ce2">
            <text:p>1.024546816</text:p>
          </table:table-cell>
          <table:table-cell table:number-columns-repeated="16380"/>
        </table:table-row>
        <table:table-row table:style-name="ro1">
          <table:table-cell office:value-type="float" office:value="8.9199739999999998" table:style-name="ce2">
            <text:p>8.919974</text:p>
          </table:table-cell>
          <table:table-cell office:value-type="float" office:value="-0.39282899999999998" table:style-name="ce2">
            <text:p>-0.392829</text:p>
          </table:table-cell>
          <table:table-cell table:style-name="ce2"/>
          <table:table-cell office:value-type="float" office:value="0.15431462324099998" table:formula="of:=POWER(([.B1785]-[.C1785]);2)" table:style-name="ce2">
            <text:p>0.154314623</text:p>
          </table:table-cell>
          <table:table-cell table:number-columns-repeated="16380"/>
        </table:table-row>
        <table:table-row table:style-name="ro1">
          <table:table-cell office:value-type="float" office:value="8.9249759999999991" table:style-name="ce2">
            <text:p>8.924976</text:p>
          </table:table-cell>
          <table:table-cell office:value-type="float" office:value="-0.53438799999999997" table:style-name="ce2">
            <text:p>-0.534388</text:p>
          </table:table-cell>
          <table:table-cell table:style-name="ce2"/>
          <table:table-cell office:value-type="float" office:value="0.285570534544" table:formula="of:=POWER(([.B1786]-[.C1786]);2)" table:style-name="ce2">
            <text:p>0.285570535</text:p>
          </table:table-cell>
          <table:table-cell table:number-columns-repeated="16380"/>
        </table:table-row>
        <table:table-row table:style-name="ro1">
          <table:table-cell office:value-type="float" office:value="8.9299780000000002" table:style-name="ce2">
            <text:p>8.929978</text:p>
          </table:table-cell>
          <table:table-cell office:value-type="float" office:value="-0.78535699999999997" table:style-name="ce2">
            <text:p>-0.785357</text:p>
          </table:table-cell>
          <table:table-cell table:style-name="ce2"/>
          <table:table-cell office:value-type="float" office:value="0.61678561744899996" table:formula="of:=POWER(([.B1787]-[.C1787]);2)" table:style-name="ce2">
            <text:p>0.616785617</text:p>
          </table:table-cell>
          <table:table-cell table:number-columns-repeated="16380"/>
        </table:table-row>
        <table:table-row table:style-name="ro1">
          <table:table-cell office:value-type="float" office:value="8.9349799999999995" table:style-name="ce2">
            <text:p>8.93498</text:p>
          </table:table-cell>
          <table:table-cell office:value-type="float" office:value="-0.225076" table:style-name="ce2">
            <text:p>-0.225076</text:p>
          </table:table-cell>
          <table:table-cell table:style-name="ce2"/>
          <table:table-cell office:value-type="float" office:value="5.0659205775999999E-2" table:formula="of:=POWER(([.B1788]-[.C1788]);2)" table:style-name="ce2">
            <text:p>0.050659206</text:p>
          </table:table-cell>
          <table:table-cell table:number-columns-repeated="16380"/>
        </table:table-row>
        <table:table-row table:style-name="ro1">
          <table:table-cell office:value-type="float" office:value="8.9399820000000005" table:style-name="ce2">
            <text:p>8.939982</text:p>
          </table:table-cell>
          <table:table-cell office:value-type="float" office:value="-4.0063000000000001E-2" table:style-name="ce2">
            <text:p>-0.040063</text:p>
          </table:table-cell>
          <table:table-cell table:style-name="ce2"/>
          <table:table-cell office:value-type="float" office:value="1.605043969E-3" table:formula="of:=POWER(([.B1789]-[.C1789]);2)" table:style-name="ce2">
            <text:p>0.001605044</text:p>
          </table:table-cell>
          <table:table-cell table:number-columns-repeated="16380"/>
        </table:table-row>
        <table:table-row table:style-name="ro1">
          <table:table-cell office:value-type="float" office:value="8.9449839999999998" table:style-name="ce2">
            <text:p>8.944984</text:p>
          </table:table-cell>
          <table:table-cell office:value-type="float" office:value="0.62809099999999995" table:style-name="ce2">
            <text:p>0.628091</text:p>
          </table:table-cell>
          <table:table-cell table:style-name="ce2"/>
          <table:table-cell office:value-type="float" office:value="0.39449830428099997" table:formula="of:=POWER(([.B1790]-[.C1790]);2)" table:style-name="ce2">
            <text:p>0.394498304</text:p>
          </table:table-cell>
          <table:table-cell table:number-columns-repeated="16380"/>
        </table:table-row>
        <table:table-row table:style-name="ro1">
          <table:table-cell office:value-type="float" office:value="8.9499860000000009" table:style-name="ce2">
            <text:p>8.949986</text:p>
          </table:table-cell>
          <table:table-cell office:value-type="float" office:value="-1.273E-3" table:style-name="ce2">
            <text:p>-0.001273</text:p>
          </table:table-cell>
          <table:table-cell table:style-name="ce2"/>
          <table:table-cell office:value-type="float" office:value="1.6205290000000002E-6" table:formula="of:=POWER(([.B1791]-[.C1791]);2)" table:style-name="ce2">
            <text:p>1.62053E-06</text:p>
          </table:table-cell>
          <table:table-cell table:number-columns-repeated="16380"/>
        </table:table-row>
        <table:table-row table:style-name="ro1">
          <table:table-cell office:value-type="float" office:value="8.9549880000000002" table:style-name="ce2">
            <text:p>8.954988</text:p>
          </table:table-cell>
          <table:table-cell office:value-type="float" office:value="-0.38353999999999999" table:style-name="ce2">
            <text:p>-0.38354</text:p>
          </table:table-cell>
          <table:table-cell table:style-name="ce2"/>
          <table:table-cell office:value-type="float" office:value="0.14710293159999999" table:formula="of:=POWER(([.B1792]-[.C1792]);2)" table:style-name="ce2">
            <text:p>0.147102932</text:p>
          </table:table-cell>
          <table:table-cell table:number-columns-repeated="16380"/>
        </table:table-row>
        <table:table-row table:style-name="ro1">
          <table:table-cell office:value-type="float" office:value="8.9599910000000005" table:style-name="ce2">
            <text:p>8.959991</text:p>
          </table:table-cell>
          <table:table-cell office:value-type="float" office:value="0.103044" table:style-name="ce2">
            <text:p>0.103044</text:p>
          </table:table-cell>
          <table:table-cell table:style-name="ce2"/>
          <table:table-cell office:value-type="float" office:value="1.0618065935999999E-2" table:formula="of:=POWER(([.B1793]-[.C1793]);2)" table:style-name="ce2">
            <text:p>0.010618066</text:p>
          </table:table-cell>
          <table:table-cell table:number-columns-repeated="16380"/>
        </table:table-row>
        <table:table-row table:style-name="ro1">
          <table:table-cell office:value-type="float" office:value="8.9649929999999998" table:style-name="ce2">
            <text:p>8.964993</text:p>
          </table:table-cell>
          <table:table-cell office:value-type="float" office:value="0.20624899999999999" table:style-name="ce2">
            <text:p>0.206249</text:p>
          </table:table-cell>
          <table:table-cell table:style-name="ce2"/>
          <table:table-cell office:value-type="float" office:value="4.2538650000999996E-2" table:formula="of:=POWER(([.B1794]-[.C1794]);2)" table:style-name="ce2">
            <text:p>0.04253865</text:p>
          </table:table-cell>
          <table:table-cell table:number-columns-repeated="16380"/>
        </table:table-row>
        <table:table-row table:style-name="ro1">
          <table:table-cell office:value-type="float" office:value="8.9699950000000008" table:style-name="ce2">
            <text:p>8.969995</text:p>
          </table:table-cell>
          <table:table-cell office:value-type="float" office:value="0.22793099999999999" table:style-name="ce2">
            <text:p>0.227931</text:p>
          </table:table-cell>
          <table:table-cell table:style-name="ce2"/>
          <table:table-cell office:value-type="float" office:value="5.1952540760999998E-2" table:formula="of:=POWER(([.B1795]-[.C1795]);2)" table:style-name="ce2">
            <text:p>0.051952541</text:p>
          </table:table-cell>
          <table:table-cell table:number-columns-repeated="16380"/>
        </table:table-row>
        <table:table-row table:style-name="ro1">
          <table:table-cell office:value-type="float" office:value="8.9749970000000001" table:style-name="ce2">
            <text:p>8.974997</text:p>
          </table:table-cell>
          <table:table-cell office:value-type="float" office:value="-1.0285280000000001" table:style-name="ce2">
            <text:p>-1.028528</text:p>
          </table:table-cell>
          <table:table-cell table:style-name="ce2"/>
          <table:table-cell office:value-type="float" office:value="1.0578698467840002" table:formula="of:=POWER(([.B1796]-[.C1796]);2)" table:style-name="ce2">
            <text:p>1.057869847</text:p>
          </table:table-cell>
          <table:table-cell table:number-columns-repeated="16380"/>
        </table:table-row>
        <table:table-row table:style-name="ro1">
          <table:table-cell office:value-type="float" office:value="8.9799989999999994" table:style-name="ce2">
            <text:p>8.979999</text:p>
          </table:table-cell>
          <table:table-cell office:value-type="float" office:value="-0.15501999999999999" table:style-name="ce2">
            <text:p>-0.15502</text:p>
          </table:table-cell>
          <table:table-cell table:style-name="ce2"/>
          <table:table-cell office:value-type="float" office:value="2.4031200399999997E-2" table:formula="of:=POWER(([.B1797]-[.C1797]);2)" table:style-name="ce2">
            <text:p>0.0240312</text:p>
          </table:table-cell>
          <table:table-cell table:number-columns-repeated="16380"/>
        </table:table-row>
        <table:table-row table:style-name="ro1">
          <table:table-cell office:value-type="float" office:value="8.9850010000000005" table:style-name="ce2">
            <text:p>8.985001</text:p>
          </table:table-cell>
          <table:table-cell office:value-type="float" office:value="0.11633400000000001" table:style-name="ce2">
            <text:p>0.116334</text:p>
          </table:table-cell>
          <table:table-cell table:style-name="ce2"/>
          <table:table-cell office:value-type="float" office:value="1.3533599556000002E-2" table:formula="of:=POWER(([.B1798]-[.C1798]);2)" table:style-name="ce2">
            <text:p>0.0135336</text:p>
          </table:table-cell>
          <table:table-cell table:number-columns-repeated="16380"/>
        </table:table-row>
        <table:table-row table:style-name="ro1">
          <table:table-cell office:value-type="float" office:value="8.9900029999999997" table:style-name="ce2">
            <text:p>8.990003</text:p>
          </table:table-cell>
          <table:table-cell office:value-type="float" office:value="-0.44273899999999999" table:style-name="ce2">
            <text:p>-0.442739</text:p>
          </table:table-cell>
          <table:table-cell table:style-name="ce2"/>
          <table:table-cell office:value-type="float" office:value="0.196017822121" table:formula="of:=POWER(([.B1799]-[.C1799]);2)" table:style-name="ce2">
            <text:p>0.196017822</text:p>
          </table:table-cell>
          <table:table-cell table:number-columns-repeated="16380"/>
        </table:table-row>
        <table:table-row table:style-name="ro1">
          <table:table-cell office:value-type="float" office:value="8.9950050000000008" table:style-name="ce2">
            <text:p>8.995005</text:p>
          </table:table-cell>
          <table:table-cell office:value-type="float" office:value="0.59009900000000004" table:style-name="ce2">
            <text:p>0.590099</text:p>
          </table:table-cell>
          <table:table-cell table:style-name="ce2"/>
          <table:table-cell office:value-type="float" office:value="0.34821682980100005" table:formula="of:=POWER(([.B1800]-[.C1800]);2)" table:style-name="ce2">
            <text:p>0.34821683</text:p>
          </table:table-cell>
          <table:table-cell table:number-columns-repeated="16380"/>
        </table:table-row>
        <table:table-row table:style-name="ro1">
          <table:table-cell office:value-type="float" office:value="9.0000070000000001" table:style-name="ce2">
            <text:p>9.000007</text:p>
          </table:table-cell>
          <table:table-cell office:value-type="float" office:value="-0.441079" table:style-name="ce2">
            <text:p>-0.441079</text:p>
          </table:table-cell>
          <table:table-cell table:style-name="ce2"/>
          <table:table-cell office:value-type="float" office:value="0.194550684241" table:formula="of:=POWER(([.B1801]-[.C1801]);2)" table:style-name="ce2">
            <text:p>0.194550684</text:p>
          </table:table-cell>
          <table:table-cell table:number-columns-repeated="16380"/>
        </table:table-row>
        <table:table-row table:style-name="ro1">
          <table:table-cell office:value-type="float" office:value="9.0050089999999994" table:style-name="ce2">
            <text:p>9.005009</text:p>
          </table:table-cell>
          <table:table-cell office:value-type="float" office:value="-1.030368" table:style-name="ce2">
            <text:p>-1.030368</text:p>
          </table:table-cell>
          <table:table-cell table:style-name="ce2"/>
          <table:table-cell office:value-type="float" office:value="1.061658215424" table:formula="of:=POWER(([.B1802]-[.C1802]);2)" table:style-name="ce2">
            <text:p>1.061658215</text:p>
          </table:table-cell>
          <table:table-cell table:number-columns-repeated="16380"/>
        </table:table-row>
        <table:table-row table:style-name="ro1">
          <table:table-cell office:value-type="float" office:value="9.0100110000000004" table:style-name="ce2">
            <text:p>9.010011</text:p>
          </table:table-cell>
          <table:table-cell office:value-type="float" office:value="-0.12749199999999999" table:style-name="ce2">
            <text:p>-0.127492</text:p>
          </table:table-cell>
          <table:table-cell table:style-name="ce2"/>
          <table:table-cell office:value-type="float" office:value="1.6254210063999998E-2" table:formula="of:=POWER(([.B1803]-[.C1803]);2)" table:style-name="ce2">
            <text:p>0.01625421</text:p>
          </table:table-cell>
          <table:table-cell table:number-columns-repeated="16380"/>
        </table:table-row>
        <table:table-row table:style-name="ro1">
          <table:table-cell office:value-type="float" office:value="9.0150129999999997" table:style-name="ce2">
            <text:p>9.015013</text:p>
          </table:table-cell>
          <table:table-cell office:value-type="float" office:value="0.30111599999999999" table:style-name="ce2">
            <text:p>0.301116</text:p>
          </table:table-cell>
          <table:table-cell table:style-name="ce2"/>
          <table:table-cell office:value-type="float" office:value="9.0670845456000002E-2" table:formula="of:=POWER(([.B1804]-[.C1804]);2)" table:style-name="ce2">
            <text:p>0.090670845</text:p>
          </table:table-cell>
          <table:table-cell table:number-columns-repeated="16380"/>
        </table:table-row>
        <table:table-row table:style-name="ro1">
          <table:table-cell office:value-type="float" office:value="9.0200150000000008" table:style-name="ce2">
            <text:p>9.020015</text:p>
          </table:table-cell>
          <table:table-cell office:value-type="float" office:value="-0.22676499999999999" table:style-name="ce2">
            <text:p>-0.226765</text:p>
          </table:table-cell>
          <table:table-cell table:style-name="ce2"/>
          <table:table-cell office:value-type="float" office:value="5.1422365224999995E-2" table:formula="of:=POWER(([.B1805]-[.C1805]);2)" table:style-name="ce2">
            <text:p>0.051422365</text:p>
          </table:table-cell>
          <table:table-cell table:number-columns-repeated="16380"/>
        </table:table-row>
        <table:table-row table:style-name="ro1">
          <table:table-cell office:value-type="float" office:value="9.0250170000000001" table:style-name="ce2">
            <text:p>9.025017</text:p>
          </table:table-cell>
          <table:table-cell office:value-type="float" office:value="-0.94647000000000003" table:style-name="ce2">
            <text:p>-0.94647</text:p>
          </table:table-cell>
          <table:table-cell table:style-name="ce2"/>
          <table:table-cell office:value-type="float" office:value="0.89580546090000002" table:formula="of:=POWER(([.B1806]-[.C1806]);2)" table:style-name="ce2">
            <text:p>0.895805461</text:p>
          </table:table-cell>
          <table:table-cell table:number-columns-repeated="16380"/>
        </table:table-row>
        <table:table-row table:style-name="ro1">
          <table:table-cell office:value-type="float" office:value="9.0300189999999994" table:style-name="ce2">
            <text:p>9.030019</text:p>
          </table:table-cell>
          <table:table-cell office:value-type="float" office:value="0.34540300000000002" table:style-name="ce2">
            <text:p>0.345403</text:p>
          </table:table-cell>
          <table:table-cell table:style-name="ce2"/>
          <table:table-cell office:value-type="float" office:value="0.11930323240900001" table:formula="of:=POWER(([.B1807]-[.C1807]);2)" table:style-name="ce2">
            <text:p>0.119303232</text:p>
          </table:table-cell>
          <table:table-cell table:number-columns-repeated="16380"/>
        </table:table-row>
        <table:table-row table:style-name="ro1">
          <table:table-cell office:value-type="float" office:value="9.0350210000000004" table:style-name="ce2">
            <text:p>9.035021</text:p>
          </table:table-cell>
          <table:table-cell office:value-type="float" office:value="4.6267999999999997E-2" table:style-name="ce2">
            <text:p>0.046268</text:p>
          </table:table-cell>
          <table:table-cell table:style-name="ce2"/>
          <table:table-cell office:value-type="float" office:value="2.1407278239999996E-3" table:formula="of:=POWER(([.B1808]-[.C1808]);2)" table:style-name="ce2">
            <text:p>0.002140728</text:p>
          </table:table-cell>
          <table:table-cell table:number-columns-repeated="16380"/>
        </table:table-row>
        <table:table-row table:style-name="ro1">
          <table:table-cell office:value-type="float" office:value="9.0400229999999997" table:style-name="ce2">
            <text:p>9.040023</text:p>
          </table:table-cell>
          <table:table-cell office:value-type="float" office:value="-0.79182900000000001" table:style-name="ce2">
            <text:p>-0.791829</text:p>
          </table:table-cell>
          <table:table-cell table:style-name="ce2"/>
          <table:table-cell office:value-type="float" office:value="0.62699316524100002" table:formula="of:=POWER(([.B1809]-[.C1809]);2)" table:style-name="ce2">
            <text:p>0.626993165</text:p>
          </table:table-cell>
          <table:table-cell table:number-columns-repeated="16380"/>
        </table:table-row>
        <table:table-row table:style-name="ro1">
          <table:table-cell office:value-type="float" office:value="9.0450250000000008" table:style-name="ce2">
            <text:p>9.045025</text:p>
          </table:table-cell>
          <table:table-cell office:value-type="float" office:value="0.38888400000000001" table:style-name="ce2">
            <text:p>0.388884</text:p>
          </table:table-cell>
          <table:table-cell table:style-name="ce2"/>
          <table:table-cell office:value-type="float" office:value="0.151230765456" table:formula="of:=POWER(([.B1810]-[.C1810]);2)" table:style-name="ce2">
            <text:p>0.151230765</text:p>
          </table:table-cell>
          <table:table-cell table:number-columns-repeated="16380"/>
        </table:table-row>
        <table:table-row table:style-name="ro1">
          <table:table-cell office:value-type="float" office:value="9.050027" table:style-name="ce2">
            <text:p>9.050027</text:p>
          </table:table-cell>
          <table:table-cell office:value-type="float" office:value="-1.0602E-2" table:style-name="ce2">
            <text:p>-0.010602</text:p>
          </table:table-cell>
          <table:table-cell table:style-name="ce2"/>
          <table:table-cell office:value-type="float" office:value="1.1240240400000001E-4" table:formula="of:=POWER(([.B1811]-[.C1811]);2)" table:style-name="ce2">
            <text:p>0.000112402</text:p>
          </table:table-cell>
          <table:table-cell table:number-columns-repeated="16380"/>
        </table:table-row>
        <table:table-row table:style-name="ro1">
          <table:table-cell office:value-type="float" office:value="9.0550289999999993" table:style-name="ce2">
            <text:p>9.055029</text:p>
          </table:table-cell>
          <table:table-cell office:value-type="float" office:value="-0.10181" table:style-name="ce2">
            <text:p>-0.10181</text:p>
          </table:table-cell>
          <table:table-cell table:style-name="ce2"/>
          <table:table-cell office:value-type="float" office:value="1.0365276099999999E-2" table:formula="of:=POWER(([.B1812]-[.C1812]);2)" table:style-name="ce2">
            <text:p>0.010365276</text:p>
          </table:table-cell>
          <table:table-cell table:number-columns-repeated="16380"/>
        </table:table-row>
        <table:table-row table:style-name="ro1">
          <table:table-cell office:value-type="float" office:value="9.0600310000000004" table:style-name="ce2">
            <text:p>9.060031</text:p>
          </table:table-cell>
          <table:table-cell office:value-type="float" office:value="-0.76855799999999996" table:style-name="ce2">
            <text:p>-0.768558</text:p>
          </table:table-cell>
          <table:table-cell table:style-name="ce2"/>
          <table:table-cell office:value-type="float" office:value="0.59068139936399999" table:formula="of:=POWER(([.B1813]-[.C1813]);2)" table:style-name="ce2">
            <text:p>0.590681399</text:p>
          </table:table-cell>
          <table:table-cell table:number-columns-repeated="16380"/>
        </table:table-row>
        <table:table-row table:style-name="ro1">
          <table:table-cell office:value-type="float" office:value="9.0650329999999997" table:style-name="ce2">
            <text:p>9.065033</text:p>
          </table:table-cell>
          <table:table-cell office:value-type="float" office:value="-0.29419499999999998" table:style-name="ce2">
            <text:p>-0.294195</text:p>
          </table:table-cell>
          <table:table-cell table:style-name="ce2"/>
          <table:table-cell office:value-type="float" office:value="8.6550698024999997E-2" table:formula="of:=POWER(([.B1814]-[.C1814]);2)" table:style-name="ce2">
            <text:p>0.086550698</text:p>
          </table:table-cell>
          <table:table-cell table:number-columns-repeated="16380"/>
        </table:table-row>
        <table:table-row table:style-name="ro1">
          <table:table-cell office:value-type="float" office:value="9.0700350000000007" table:style-name="ce2">
            <text:p>9.070035</text:p>
          </table:table-cell>
          <table:table-cell office:value-type="float" office:value="-0.20178399999999999" table:style-name="ce2">
            <text:p>-0.201784</text:p>
          </table:table-cell>
          <table:table-cell table:style-name="ce2"/>
          <table:table-cell office:value-type="float" office:value="4.0716782655999997E-2" table:formula="of:=POWER(([.B1815]-[.C1815]);2)" table:style-name="ce2">
            <text:p>0.040716783</text:p>
          </table:table-cell>
          <table:table-cell table:number-columns-repeated="16380"/>
        </table:table-row>
        <table:table-row table:style-name="ro1">
          <table:table-cell office:value-type="float" office:value="9.075037" table:style-name="ce2">
            <text:p>9.075037</text:p>
          </table:table-cell>
          <table:table-cell office:value-type="float" office:value="-0.251664" table:style-name="ce2">
            <text:p>-0.251664</text:p>
          </table:table-cell>
          <table:table-cell table:style-name="ce2"/>
          <table:table-cell office:value-type="float" office:value="6.3334768895999996E-2" table:formula="of:=POWER(([.B1816]-[.C1816]);2)" table:style-name="ce2">
            <text:p>0.063334769</text:p>
          </table:table-cell>
          <table:table-cell table:number-columns-repeated="16380"/>
        </table:table-row>
        <table:table-row table:style-name="ro1">
          <table:table-cell office:value-type="float" office:value="9.0800389999999993" table:style-name="ce2">
            <text:p>9.080039</text:p>
          </table:table-cell>
          <table:table-cell office:value-type="float" office:value="4.3447E-2" table:style-name="ce2">
            <text:p>0.043447</text:p>
          </table:table-cell>
          <table:table-cell table:style-name="ce2"/>
          <table:table-cell office:value-type="float" office:value="1.887641809E-3" table:formula="of:=POWER(([.B1817]-[.C1817]);2)" table:style-name="ce2">
            <text:p>0.001887642</text:p>
          </table:table-cell>
          <table:table-cell table:number-columns-repeated="16380"/>
        </table:table-row>
        <table:table-row table:style-name="ro1">
          <table:table-cell office:value-type="float" office:value="9.0850410000000004" table:style-name="ce2">
            <text:p>9.085041</text:p>
          </table:table-cell>
          <table:table-cell office:value-type="float" office:value="-0.109303" table:style-name="ce2">
            <text:p>-0.109303</text:p>
          </table:table-cell>
          <table:table-cell table:style-name="ce2"/>
          <table:table-cell office:value-type="float" office:value="1.1947145809E-2" table:formula="of:=POWER(([.B1818]-[.C1818]);2)" table:style-name="ce2">
            <text:p>0.011947146</text:p>
          </table:table-cell>
          <table:table-cell table:number-columns-repeated="16380"/>
        </table:table-row>
        <table:table-row table:style-name="ro1">
          <table:table-cell office:value-type="float" office:value="9.0900429999999997" table:style-name="ce2">
            <text:p>9.090043</text:p>
          </table:table-cell>
          <table:table-cell office:value-type="float" office:value="0.22789000000000001" table:style-name="ce2">
            <text:p>0.22789</text:p>
          </table:table-cell>
          <table:table-cell table:style-name="ce2"/>
          <table:table-cell office:value-type="float" office:value="5.1933852100000004E-2" table:formula="of:=POWER(([.B1819]-[.C1819]);2)" table:style-name="ce2">
            <text:p>0.051933852</text:p>
          </table:table-cell>
          <table:table-cell table:number-columns-repeated="16380"/>
        </table:table-row>
        <table:table-row table:style-name="ro1">
          <table:table-cell office:value-type="float" office:value="9.0950450000000007" table:style-name="ce2">
            <text:p>9.095045</text:p>
          </table:table-cell>
          <table:table-cell office:value-type="float" office:value="0.634714" table:style-name="ce2">
            <text:p>0.634714</text:p>
          </table:table-cell>
          <table:table-cell table:style-name="ce2"/>
          <table:table-cell office:value-type="float" office:value="0.40286186179599998" table:formula="of:=POWER(([.B1820]-[.C1820]);2)" table:style-name="ce2">
            <text:p>0.402861862</text:p>
          </table:table-cell>
          <table:table-cell table:number-columns-repeated="16380"/>
        </table:table-row>
        <table:table-row table:style-name="ro1">
          <table:table-cell office:value-type="float" office:value="9.100047" table:style-name="ce2">
            <text:p>9.100047</text:p>
          </table:table-cell>
          <table:table-cell office:value-type="float" office:value="0.56174000000000002" table:style-name="ce2">
            <text:p>0.56174</text:p>
          </table:table-cell>
          <table:table-cell table:style-name="ce2"/>
          <table:table-cell office:value-type="float" office:value="0.3155518276" table:formula="of:=POWER(([.B1821]-[.C1821]);2)" table:style-name="ce2">
            <text:p>0.315551828</text:p>
          </table:table-cell>
          <table:table-cell table:number-columns-repeated="16380"/>
        </table:table-row>
        <table:table-row table:style-name="ro1">
          <table:table-cell office:value-type="float" office:value="9.1050489999999993" table:style-name="ce2">
            <text:p>9.105049</text:p>
          </table:table-cell>
          <table:table-cell office:value-type="float" office:value="-0.33377400000000002" table:style-name="ce2">
            <text:p>-0.333774</text:p>
          </table:table-cell>
          <table:table-cell table:style-name="ce2"/>
          <table:table-cell office:value-type="float" office:value="0.11140508307600001" table:formula="of:=POWER(([.B1822]-[.C1822]);2)" table:style-name="ce2">
            <text:p>0.111405083</text:p>
          </table:table-cell>
          <table:table-cell table:number-columns-repeated="16380"/>
        </table:table-row>
        <table:table-row table:style-name="ro1">
          <table:table-cell office:value-type="float" office:value="9.1100510000000003" table:style-name="ce2">
            <text:p>9.110051</text:p>
          </table:table-cell>
          <table:table-cell office:value-type="float" office:value="0.15589" table:style-name="ce2">
            <text:p>0.15589</text:p>
          </table:table-cell>
          <table:table-cell table:style-name="ce2"/>
          <table:table-cell office:value-type="float" office:value="2.4301692100000001E-2" table:formula="of:=POWER(([.B1823]-[.C1823]);2)" table:style-name="ce2">
            <text:p>0.024301692</text:p>
          </table:table-cell>
          <table:table-cell table:number-columns-repeated="16380"/>
        </table:table-row>
        <table:table-row table:style-name="ro1">
          <table:table-cell office:value-type="float" office:value="9.1150529999999996" table:style-name="ce2">
            <text:p>9.115053</text:p>
          </table:table-cell>
          <table:table-cell office:value-type="float" office:value="5.1435000000000002E-2" table:style-name="ce2">
            <text:p>0.051435</text:p>
          </table:table-cell>
          <table:table-cell table:style-name="ce2"/>
          <table:table-cell office:value-type="float" office:value="2.645559225E-3" table:formula="of:=POWER(([.B1824]-[.C1824]);2)" table:style-name="ce2">
            <text:p>0.002645559</text:p>
          </table:table-cell>
          <table:table-cell table:number-columns-repeated="16380"/>
        </table:table-row>
        <table:table-row table:style-name="ro1">
          <table:table-cell office:value-type="float" office:value="9.1200550000000007" table:style-name="ce2">
            <text:p>9.120055</text:p>
          </table:table-cell>
          <table:table-cell office:value-type="float" office:value="-0.27998699999999999" table:style-name="ce2">
            <text:p>-0.279987</text:p>
          </table:table-cell>
          <table:table-cell table:style-name="ce2"/>
          <table:table-cell office:value-type="float" office:value="7.8392720168999994E-2" table:formula="of:=POWER(([.B1825]-[.C1825]);2)" table:style-name="ce2">
            <text:p>0.07839272</text:p>
          </table:table-cell>
          <table:table-cell table:number-columns-repeated="16380"/>
        </table:table-row>
        <table:table-row table:style-name="ro1">
          <table:table-cell office:value-type="float" office:value="9.125057" table:style-name="ce2">
            <text:p>9.125057</text:p>
          </table:table-cell>
          <table:table-cell office:value-type="float" office:value="0.54018299999999997" table:style-name="ce2">
            <text:p>0.540183</text:p>
          </table:table-cell>
          <table:table-cell table:style-name="ce2"/>
          <table:table-cell office:value-type="float" office:value="0.29179767348899999" table:formula="of:=POWER(([.B1826]-[.C1826]);2)" table:style-name="ce2">
            <text:p>0.291797673</text:p>
          </table:table-cell>
          <table:table-cell table:number-columns-repeated="16380"/>
        </table:table-row>
        <table:table-row table:style-name="ro1">
          <table:table-cell office:value-type="float" office:value="9.1300589999999993" table:style-name="ce2">
            <text:p>9.130059</text:p>
          </table:table-cell>
          <table:table-cell office:value-type="float" office:value="-1.124932" table:style-name="ce2">
            <text:p>-1.124932</text:p>
          </table:table-cell>
          <table:table-cell table:style-name="ce2"/>
          <table:table-cell office:value-type="float" office:value="1.265472004624" table:formula="of:=POWER(([.B1827]-[.C1827]);2)" table:style-name="ce2">
            <text:p>1.265472005</text:p>
          </table:table-cell>
          <table:table-cell table:number-columns-repeated="16380"/>
        </table:table-row>
        <table:table-row table:style-name="ro1">
          <table:table-cell office:value-type="float" office:value="9.1350610000000003" table:style-name="ce2">
            <text:p>9.135061</text:p>
          </table:table-cell>
          <table:table-cell office:value-type="float" office:value="0.33302100000000001" table:style-name="ce2">
            <text:p>0.333021</text:p>
          </table:table-cell>
          <table:table-cell table:style-name="ce2"/>
          <table:table-cell office:value-type="float" office:value="0.11090298644100001" table:formula="of:=POWER(([.B1828]-[.C1828]);2)" table:style-name="ce2">
            <text:p>0.110902986</text:p>
          </table:table-cell>
          <table:table-cell table:number-columns-repeated="16380"/>
        </table:table-row>
        <table:table-row table:style-name="ro1">
          <table:table-cell office:value-type="float" office:value="9.1400629999999996" table:style-name="ce2">
            <text:p>9.140063</text:p>
          </table:table-cell>
          <table:table-cell office:value-type="float" office:value="-0.29776999999999998" table:style-name="ce2">
            <text:p>-0.29777</text:p>
          </table:table-cell>
          <table:table-cell table:style-name="ce2"/>
          <table:table-cell office:value-type="float" office:value="8.8666972899999988E-2" table:formula="of:=POWER(([.B1829]-[.C1829]);2)" table:style-name="ce2">
            <text:p>0.088666973</text:p>
          </table:table-cell>
          <table:table-cell table:number-columns-repeated="16380"/>
        </table:table-row>
        <table:table-row table:style-name="ro1">
          <table:table-cell office:value-type="float" office:value="9.1450650000000007" table:style-name="ce2">
            <text:p>9.145065</text:p>
          </table:table-cell>
          <table:table-cell office:value-type="float" office:value="0.41200999999999999" table:style-name="ce2">
            <text:p>0.41201</text:p>
          </table:table-cell>
          <table:table-cell table:style-name="ce2"/>
          <table:table-cell office:value-type="float" office:value="0.16975224009999998" table:formula="of:=POWER(([.B1830]-[.C1830]);2)" table:style-name="ce2">
            <text:p>0.16975224</text:p>
          </table:table-cell>
          <table:table-cell table:number-columns-repeated="16380"/>
        </table:table-row>
        <table:table-row table:style-name="ro1">
          <table:table-cell office:value-type="float" office:value="9.150067" table:style-name="ce2">
            <text:p>9.150067</text:p>
          </table:table-cell>
          <table:table-cell office:value-type="float" office:value="0.46336699999999997" table:style-name="ce2">
            <text:p>0.463367</text:p>
          </table:table-cell>
          <table:table-cell table:style-name="ce2"/>
          <table:table-cell office:value-type="float" office:value="0.21470897668899996" table:formula="of:=POWER(([.B1831]-[.C1831]);2)" table:style-name="ce2">
            <text:p>0.214708977</text:p>
          </table:table-cell>
          <table:table-cell table:number-columns-repeated="16380"/>
        </table:table-row>
        <table:table-row table:style-name="ro1">
          <table:table-cell office:value-type="float" office:value="9.1550689999999992" table:style-name="ce2">
            <text:p>9.155069</text:p>
          </table:table-cell>
          <table:table-cell office:value-type="float" office:value="0.35529100000000002" table:style-name="ce2">
            <text:p>0.355291</text:p>
          </table:table-cell>
          <table:table-cell table:style-name="ce2"/>
          <table:table-cell office:value-type="float" office:value="0.12623169468100001" table:formula="of:=POWER(([.B1832]-[.C1832]);2)" table:style-name="ce2">
            <text:p>0.126231695</text:p>
          </table:table-cell>
          <table:table-cell table:number-columns-repeated="16380"/>
        </table:table-row>
        <table:table-row table:style-name="ro1">
          <table:table-cell office:value-type="float" office:value="9.1600710000000003" table:style-name="ce2">
            <text:p>9.160071</text:p>
          </table:table-cell>
          <table:table-cell office:value-type="float" office:value="0.35030600000000001" table:style-name="ce2">
            <text:p>0.350306</text:p>
          </table:table-cell>
          <table:table-cell table:style-name="ce2"/>
          <table:table-cell office:value-type="float" office:value="0.122714293636" table:formula="of:=POWER(([.B1833]-[.C1833]);2)" table:style-name="ce2">
            <text:p>0.122714294</text:p>
          </table:table-cell>
          <table:table-cell table:number-columns-repeated="16380"/>
        </table:table-row>
        <table:table-row table:style-name="ro1">
          <table:table-cell office:value-type="float" office:value="9.1650729999999996" table:style-name="ce2">
            <text:p>9.165073</text:p>
          </table:table-cell>
          <table:table-cell office:value-type="float" office:value="-0.42241000000000001" table:style-name="ce2">
            <text:p>-0.42241</text:p>
          </table:table-cell>
          <table:table-cell table:style-name="ce2"/>
          <table:table-cell office:value-type="float" office:value="0.17843020810000002" table:formula="of:=POWER(([.B1834]-[.C1834]);2)" table:style-name="ce2">
            <text:p>0.178430208</text:p>
          </table:table-cell>
          <table:table-cell table:number-columns-repeated="16380"/>
        </table:table-row>
        <table:table-row table:style-name="ro1">
          <table:table-cell office:value-type="float" office:value="9.1700750000000006" table:style-name="ce2">
            <text:p>9.170075</text:p>
          </table:table-cell>
          <table:table-cell office:value-type="float" office:value="-0.164358" table:style-name="ce2">
            <text:p>-0.164358</text:p>
          </table:table-cell>
          <table:table-cell table:style-name="ce2"/>
          <table:table-cell office:value-type="float" office:value="2.7013552164000001E-2" table:formula="of:=POWER(([.B1835]-[.C1835]);2)" table:style-name="ce2">
            <text:p>0.027013552</text:p>
          </table:table-cell>
          <table:table-cell table:number-columns-repeated="16380"/>
        </table:table-row>
        <table:table-row table:style-name="ro1">
          <table:table-cell office:value-type="float" office:value="9.1750769999999999" table:style-name="ce2">
            <text:p>9.175077</text:p>
          </table:table-cell>
          <table:table-cell office:value-type="float" office:value="-0.55188199999999998" table:style-name="ce2">
            <text:p>-0.551882</text:p>
          </table:table-cell>
          <table:table-cell table:style-name="ce2"/>
          <table:table-cell office:value-type="float" office:value="0.304573741924" table:formula="of:=POWER(([.B1836]-[.C1836]);2)" table:style-name="ce2">
            <text:p>0.304573742</text:p>
          </table:table-cell>
          <table:table-cell table:number-columns-repeated="16380"/>
        </table:table-row>
        <table:table-row table:style-name="ro1">
          <table:table-cell office:value-type="float" office:value="9.1800789999999992" table:style-name="ce2">
            <text:p>9.180079</text:p>
          </table:table-cell>
          <table:table-cell office:value-type="float" office:value="9.6340000000000002E-3" table:style-name="ce2">
            <text:p>0.009634</text:p>
          </table:table-cell>
          <table:table-cell table:style-name="ce2"/>
          <table:table-cell office:value-type="float" office:value="9.2813956000000009E-5" table:formula="of:=POWER(([.B1837]-[.C1837]);2)" table:style-name="ce2">
            <text:p>9.2814E-05</text:p>
          </table:table-cell>
          <table:table-cell table:number-columns-repeated="16380"/>
        </table:table-row>
        <table:table-row table:style-name="ro1">
          <table:table-cell office:value-type="float" office:value="9.1850810000000003" table:style-name="ce2">
            <text:p>9.185081</text:p>
          </table:table-cell>
          <table:table-cell office:value-type="float" office:value="-0.42134300000000002" table:style-name="ce2">
            <text:p>-0.421343</text:p>
          </table:table-cell>
          <table:table-cell table:style-name="ce2"/>
          <table:table-cell office:value-type="float" office:value="0.17752992364900003" table:formula="of:=POWER(([.B1838]-[.C1838]);2)" table:style-name="ce2">
            <text:p>0.177529924</text:p>
          </table:table-cell>
          <table:table-cell table:number-columns-repeated="16380"/>
        </table:table-row>
        <table:table-row table:style-name="ro1">
          <table:table-cell office:value-type="float" office:value="9.1900840000000006" table:style-name="ce2">
            <text:p>9.190084</text:p>
          </table:table-cell>
          <table:table-cell office:value-type="float" office:value="0.38938" table:style-name="ce2">
            <text:p>0.38938</text:p>
          </table:table-cell>
          <table:table-cell table:style-name="ce2"/>
          <table:table-cell office:value-type="float" office:value="0.15161678440000001" table:formula="of:=POWER(([.B1839]-[.C1839]);2)" table:style-name="ce2">
            <text:p>0.151616784</text:p>
          </table:table-cell>
          <table:table-cell table:number-columns-repeated="16380"/>
        </table:table-row>
        <table:table-row table:style-name="ro1">
          <table:table-cell office:value-type="float" office:value="9.1950859999999999" table:style-name="ce2">
            <text:p>9.195086</text:p>
          </table:table-cell>
          <table:table-cell office:value-type="float" office:value="-0.74596700000000005" table:style-name="ce2">
            <text:p>-0.745967</text:p>
          </table:table-cell>
          <table:table-cell table:style-name="ce2"/>
          <table:table-cell office:value-type="float" office:value="0.55646676508900006" table:formula="of:=POWER(([.B1840]-[.C1840]);2)" table:style-name="ce2">
            <text:p>0.556466765</text:p>
          </table:table-cell>
          <table:table-cell table:number-columns-repeated="16380"/>
        </table:table-row>
        <table:table-row table:style-name="ro1">
          <table:table-cell office:value-type="float" office:value="9.2000879999999992" table:style-name="ce2">
            <text:p>9.200088</text:p>
          </table:table-cell>
          <table:table-cell office:value-type="float" office:value="1.055966" table:style-name="ce2">
            <text:p>1.055966</text:p>
          </table:table-cell>
          <table:table-cell table:style-name="ce2"/>
          <table:table-cell office:value-type="float" office:value="1.1150641931559999" table:formula="of:=POWER(([.B1841]-[.C1841]);2)" table:style-name="ce2">
            <text:p>1.115064193</text:p>
          </table:table-cell>
          <table:table-cell table:number-columns-repeated="16380"/>
        </table:table-row>
        <table:table-row table:style-name="ro1">
          <table:table-cell office:value-type="float" office:value="9.2050900000000002" table:style-name="ce2">
            <text:p>9.20509</text:p>
          </table:table-cell>
          <table:table-cell office:value-type="float" office:value="-9.2213000000000003E-2" table:style-name="ce2">
            <text:p>-0.092213</text:p>
          </table:table-cell>
          <table:table-cell table:style-name="ce2"/>
          <table:table-cell office:value-type="float" office:value="8.503237369000001E-3" table:formula="of:=POWER(([.B1842]-[.C1842]);2)" table:style-name="ce2">
            <text:p>0.008503237</text:p>
          </table:table-cell>
          <table:table-cell table:number-columns-repeated="16380"/>
        </table:table-row>
        <table:table-row table:style-name="ro1">
          <table:table-cell office:value-type="float" office:value="9.2100919999999995" table:style-name="ce2">
            <text:p>9.210092</text:p>
          </table:table-cell>
          <table:table-cell office:value-type="float" office:value="1.009811" table:style-name="ce2">
            <text:p>1.009811</text:p>
          </table:table-cell>
          <table:table-cell table:style-name="ce2"/>
          <table:table-cell office:value-type="float" office:value="1.0197182557210001" table:formula="of:=POWER(([.B1843]-[.C1843]);2)" table:style-name="ce2">
            <text:p>1.019718256</text:p>
          </table:table-cell>
          <table:table-cell table:number-columns-repeated="16380"/>
        </table:table-row>
        <table:table-row table:style-name="ro1">
          <table:table-cell office:value-type="float" office:value="9.2150940000000006" table:style-name="ce2">
            <text:p>9.215094</text:p>
          </table:table-cell>
          <table:table-cell office:value-type="float" office:value="0.32778600000000002" table:style-name="ce2">
            <text:p>0.327786</text:p>
          </table:table-cell>
          <table:table-cell table:style-name="ce2"/>
          <table:table-cell office:value-type="float" office:value="0.10744366179600001" table:formula="of:=POWER(([.B1844]-[.C1844]);2)" table:style-name="ce2">
            <text:p>0.107443662</text:p>
          </table:table-cell>
          <table:table-cell table:number-columns-repeated="16380"/>
        </table:table-row>
        <table:table-row table:style-name="ro1">
          <table:table-cell office:value-type="float" office:value="9.2200959999999998" table:style-name="ce2">
            <text:p>9.220096</text:p>
          </table:table-cell>
          <table:table-cell office:value-type="float" office:value="-0.36074899999999999" table:style-name="ce2">
            <text:p>-0.360749</text:p>
          </table:table-cell>
          <table:table-cell table:style-name="ce2"/>
          <table:table-cell office:value-type="float" office:value="0.13013984100099998" table:formula="of:=POWER(([.B1845]-[.C1845]);2)" table:style-name="ce2">
            <text:p>0.130139841</text:p>
          </table:table-cell>
          <table:table-cell table:number-columns-repeated="16380"/>
        </table:table-row>
        <table:table-row table:style-name="ro1">
          <table:table-cell office:value-type="float" office:value="9.2250979999999991" table:style-name="ce2">
            <text:p>9.225098</text:p>
          </table:table-cell>
          <table:table-cell office:value-type="float" office:value="0.67227000000000003" table:style-name="ce2">
            <text:p>0.67227</text:p>
          </table:table-cell>
          <table:table-cell table:style-name="ce2"/>
          <table:table-cell office:value-type="float" office:value="0.45194695290000003" table:formula="of:=POWER(([.B1846]-[.C1846]);2)" table:style-name="ce2">
            <text:p>0.451946953</text:p>
          </table:table-cell>
          <table:table-cell table:number-columns-repeated="16380"/>
        </table:table-row>
        <table:table-row table:style-name="ro1">
          <table:table-cell office:value-type="float" office:value="9.2301000000000002" table:style-name="ce2">
            <text:p>9.2301</text:p>
          </table:table-cell>
          <table:table-cell office:value-type="float" office:value="-0.98970599999999997" table:style-name="ce2">
            <text:p>-0.989706</text:p>
          </table:table-cell>
          <table:table-cell table:style-name="ce2"/>
          <table:table-cell office:value-type="float" office:value="0.97951796643599998" table:formula="of:=POWER(([.B1847]-[.C1847]);2)" table:style-name="ce2">
            <text:p>0.979517966</text:p>
          </table:table-cell>
          <table:table-cell table:number-columns-repeated="16380"/>
        </table:table-row>
        <table:table-row table:style-name="ro1">
          <table:table-cell office:value-type="float" office:value="9.2351019999999995" table:style-name="ce2">
            <text:p>9.235102</text:p>
          </table:table-cell>
          <table:table-cell office:value-type="float" office:value="-0.69777199999999995" table:style-name="ce2">
            <text:p>-0.697772</text:p>
          </table:table-cell>
          <table:table-cell table:style-name="ce2"/>
          <table:table-cell office:value-type="float" office:value="0.48688576398399991" table:formula="of:=POWER(([.B1848]-[.C1848]);2)" table:style-name="ce2">
            <text:p>0.486885764</text:p>
          </table:table-cell>
          <table:table-cell table:number-columns-repeated="16380"/>
        </table:table-row>
        <table:table-row table:style-name="ro1">
          <table:table-cell office:value-type="float" office:value="9.2401040000000005" table:style-name="ce2">
            <text:p>9.240104</text:p>
          </table:table-cell>
          <table:table-cell office:value-type="float" office:value="0.55077900000000002" table:style-name="ce2">
            <text:p>0.550779</text:p>
          </table:table-cell>
          <table:table-cell table:style-name="ce2"/>
          <table:table-cell office:value-type="float" office:value="0.30335750684100005" table:formula="of:=POWER(([.B1849]-[.C1849]);2)" table:style-name="ce2">
            <text:p>0.303357507</text:p>
          </table:table-cell>
          <table:table-cell table:number-columns-repeated="16380"/>
        </table:table-row>
        <table:table-row table:style-name="ro1">
          <table:table-cell office:value-type="float" office:value="9.2451059999999998" table:style-name="ce2">
            <text:p>9.245106</text:p>
          </table:table-cell>
          <table:table-cell office:value-type="float" office:value="-0.135071" table:style-name="ce2">
            <text:p>-0.135071</text:p>
          </table:table-cell>
          <table:table-cell table:style-name="ce2"/>
          <table:table-cell office:value-type="float" office:value="1.8244175041E-2" table:formula="of:=POWER(([.B1850]-[.C1850]);2)" table:style-name="ce2">
            <text:p>0.018244175</text:p>
          </table:table-cell>
          <table:table-cell table:number-columns-repeated="16380"/>
        </table:table-row>
        <table:table-row table:style-name="ro1">
          <table:table-cell office:value-type="float" office:value="9.2501080000000009" table:style-name="ce2">
            <text:p>9.250108</text:p>
          </table:table-cell>
          <table:table-cell office:value-type="float" office:value="8.3932000000000007E-2" table:style-name="ce2">
            <text:p>0.083932</text:p>
          </table:table-cell>
          <table:table-cell table:style-name="ce2"/>
          <table:table-cell office:value-type="float" office:value="7.0445806240000009E-3" table:formula="of:=POWER(([.B1851]-[.C1851]);2)" table:style-name="ce2">
            <text:p>0.007044581</text:p>
          </table:table-cell>
          <table:table-cell table:number-columns-repeated="16380"/>
        </table:table-row>
        <table:table-row table:style-name="ro1">
          <table:table-cell office:value-type="float" office:value="9.2551100000000002" table:style-name="ce2">
            <text:p>9.25511</text:p>
          </table:table-cell>
          <table:table-cell office:value-type="float" office:value="-0.318359" table:style-name="ce2">
            <text:p>-0.318359</text:p>
          </table:table-cell>
          <table:table-cell table:style-name="ce2"/>
          <table:table-cell office:value-type="float" office:value="0.101352452881" table:formula="of:=POWER(([.B1852]-[.C1852]);2)" table:style-name="ce2">
            <text:p>0.101352453</text:p>
          </table:table-cell>
          <table:table-cell table:number-columns-repeated="16380"/>
        </table:table-row>
        <table:table-row table:style-name="ro1">
          <table:table-cell office:value-type="float" office:value="9.2601119999999995" table:style-name="ce2">
            <text:p>9.260112</text:p>
          </table:table-cell>
          <table:table-cell office:value-type="float" office:value="0.45762199999999997" table:style-name="ce2">
            <text:p>0.457622</text:p>
          </table:table-cell>
          <table:table-cell table:style-name="ce2"/>
          <table:table-cell office:value-type="float" office:value="0.20941789488399998" table:formula="of:=POWER(([.B1853]-[.C1853]);2)" table:style-name="ce2">
            <text:p>0.209417895</text:p>
          </table:table-cell>
          <table:table-cell table:number-columns-repeated="16380"/>
        </table:table-row>
        <table:table-row table:style-name="ro1">
          <table:table-cell office:value-type="float" office:value="9.2651140000000005" table:style-name="ce2">
            <text:p>9.265114</text:p>
          </table:table-cell>
          <table:table-cell office:value-type="float" office:value="-0.525864" table:style-name="ce2">
            <text:p>-0.525864</text:p>
          </table:table-cell>
          <table:table-cell table:style-name="ce2"/>
          <table:table-cell office:value-type="float" office:value="0.27653294649600002" table:formula="of:=POWER(([.B1854]-[.C1854]);2)" table:style-name="ce2">
            <text:p>0.276532946</text:p>
          </table:table-cell>
          <table:table-cell table:number-columns-repeated="16380"/>
        </table:table-row>
        <table:table-row table:style-name="ro1">
          <table:table-cell office:value-type="float" office:value="9.2701159999999998" table:style-name="ce2">
            <text:p>9.270116</text:p>
          </table:table-cell>
          <table:table-cell office:value-type="float" office:value="-0.85276799999999997" table:style-name="ce2">
            <text:p>-0.852768</text:p>
          </table:table-cell>
          <table:table-cell table:style-name="ce2"/>
          <table:table-cell office:value-type="float" office:value="0.72721326182399992" table:formula="of:=POWER(([.B1855]-[.C1855]);2)" table:style-name="ce2">
            <text:p>0.727213262</text:p>
          </table:table-cell>
          <table:table-cell table:number-columns-repeated="16380"/>
        </table:table-row>
        <table:table-row table:style-name="ro1">
          <table:table-cell office:value-type="float" office:value="9.2751180000000009" table:style-name="ce2">
            <text:p>9.275118</text:p>
          </table:table-cell>
          <table:table-cell office:value-type="float" office:value="0.255411" table:style-name="ce2">
            <text:p>0.255411</text:p>
          </table:table-cell>
          <table:table-cell table:style-name="ce2"/>
          <table:table-cell office:value-type="float" office:value="6.5234778921000006E-2" table:formula="of:=POWER(([.B1856]-[.C1856]);2)" table:style-name="ce2">
            <text:p>0.065234779</text:p>
          </table:table-cell>
          <table:table-cell table:number-columns-repeated="16380"/>
        </table:table-row>
        <table:table-row table:style-name="ro1">
          <table:table-cell office:value-type="float" office:value="9.2801200000000001" table:style-name="ce2">
            <text:p>9.28012</text:p>
          </table:table-cell>
          <table:table-cell office:value-type="float" office:value="0.282142" table:style-name="ce2">
            <text:p>0.282142</text:p>
          </table:table-cell>
          <table:table-cell table:style-name="ce2"/>
          <table:table-cell office:value-type="float" office:value="7.9604108164000001E-2" table:formula="of:=POWER(([.B1857]-[.C1857]);2)" table:style-name="ce2">
            <text:p>0.079604108</text:p>
          </table:table-cell>
          <table:table-cell table:number-columns-repeated="16380"/>
        </table:table-row>
        <table:table-row table:style-name="ro1">
          <table:table-cell office:value-type="float" office:value="9.2851219999999994" table:style-name="ce2">
            <text:p>9.285122</text:p>
          </table:table-cell>
          <table:table-cell office:value-type="float" office:value="-0.48270999999999997" table:style-name="ce2">
            <text:p>-0.48271</text:p>
          </table:table-cell>
          <table:table-cell table:style-name="ce2"/>
          <table:table-cell office:value-type="float" office:value="0.23300894409999998" table:formula="of:=POWER(([.B1858]-[.C1858]);2)" table:style-name="ce2">
            <text:p>0.233008944</text:p>
          </table:table-cell>
          <table:table-cell table:number-columns-repeated="16380"/>
        </table:table-row>
        <table:table-row table:style-name="ro1">
          <table:table-cell office:value-type="float" office:value="9.2901240000000005" table:style-name="ce2">
            <text:p>9.290124</text:p>
          </table:table-cell>
          <table:table-cell office:value-type="float" office:value="-0.22209000000000001" table:style-name="ce2">
            <text:p>-0.22209</text:p>
          </table:table-cell>
          <table:table-cell table:style-name="ce2"/>
          <table:table-cell office:value-type="float" office:value="4.9323968100000004E-2" table:formula="of:=POWER(([.B1859]-[.C1859]);2)" table:style-name="ce2">
            <text:p>0.049323968</text:p>
          </table:table-cell>
          <table:table-cell table:number-columns-repeated="16380"/>
        </table:table-row>
        <table:table-row table:style-name="ro1">
          <table:table-cell office:value-type="float" office:value="9.2951259999999998" table:style-name="ce2">
            <text:p>9.295126</text:p>
          </table:table-cell>
          <table:table-cell office:value-type="float" office:value="0.132022" table:style-name="ce2">
            <text:p>0.132022</text:p>
          </table:table-cell>
          <table:table-cell table:style-name="ce2"/>
          <table:table-cell office:value-type="float" office:value="1.7429808484000001E-2" table:formula="of:=POWER(([.B1860]-[.C1860]);2)" table:style-name="ce2">
            <text:p>0.017429808</text:p>
          </table:table-cell>
          <table:table-cell table:number-columns-repeated="16380"/>
        </table:table-row>
        <table:table-row table:style-name="ro1">
          <table:table-cell office:value-type="float" office:value="9.3001280000000008" table:style-name="ce2">
            <text:p>9.300128</text:p>
          </table:table-cell>
          <table:table-cell office:value-type="float" office:value="0.170012" table:style-name="ce2">
            <text:p>0.170012</text:p>
          </table:table-cell>
          <table:table-cell table:style-name="ce2"/>
          <table:table-cell office:value-type="float" office:value="2.8904080143999998E-2" table:formula="of:=POWER(([.B1861]-[.C1861]);2)" table:style-name="ce2">
            <text:p>0.02890408</text:p>
          </table:table-cell>
          <table:table-cell table:number-columns-repeated="16380"/>
        </table:table-row>
        <table:table-row table:style-name="ro1">
          <table:table-cell office:value-type="float" office:value="9.3051300000000001" table:style-name="ce2">
            <text:p>9.30513</text:p>
          </table:table-cell>
          <table:table-cell office:value-type="float" office:value="-0.52050099999999999" table:style-name="ce2">
            <text:p>-0.520501</text:p>
          </table:table-cell>
          <table:table-cell table:style-name="ce2"/>
          <table:table-cell office:value-type="float" office:value="0.27092129100099999" table:formula="of:=POWER(([.B1862]-[.C1862]);2)" table:style-name="ce2">
            <text:p>0.270921291</text:p>
          </table:table-cell>
          <table:table-cell table:number-columns-repeated="16380"/>
        </table:table-row>
        <table:table-row table:style-name="ro1">
          <table:table-cell office:value-type="float" office:value="9.3101319999999994" table:style-name="ce2">
            <text:p>9.310132</text:p>
          </table:table-cell>
          <table:table-cell office:value-type="float" office:value="-0.52576199999999995" table:style-name="ce2">
            <text:p>-0.525762</text:p>
          </table:table-cell>
          <table:table-cell table:style-name="ce2"/>
          <table:table-cell office:value-type="float" office:value="0.27642568064399997" table:formula="of:=POWER(([.B1863]-[.C1863]);2)" table:style-name="ce2">
            <text:p>0.276425681</text:p>
          </table:table-cell>
          <table:table-cell table:number-columns-repeated="16380"/>
        </table:table-row>
        <table:table-row table:style-name="ro1">
          <table:table-cell office:value-type="float" office:value="9.3151340000000005" table:style-name="ce2">
            <text:p>9.315134</text:p>
          </table:table-cell>
          <table:table-cell office:value-type="float" office:value="0.24768299999999999" table:style-name="ce2">
            <text:p>0.247683</text:p>
          </table:table-cell>
          <table:table-cell table:style-name="ce2"/>
          <table:table-cell office:value-type="float" office:value="6.1346868488999992E-2" table:formula="of:=POWER(([.B1864]-[.C1864]);2)" table:style-name="ce2">
            <text:p>0.061346868</text:p>
          </table:table-cell>
          <table:table-cell table:number-columns-repeated="16380"/>
        </table:table-row>
        <table:table-row table:style-name="ro1">
          <table:table-cell office:value-type="float" office:value="9.3201359999999998" table:style-name="ce2">
            <text:p>9.320136</text:p>
          </table:table-cell>
          <table:table-cell office:value-type="float" office:value="0.793879" table:style-name="ce2">
            <text:p>0.793879</text:p>
          </table:table-cell>
          <table:table-cell table:style-name="ce2"/>
          <table:table-cell office:value-type="float" office:value="0.63024386664099996" table:formula="of:=POWER(([.B1865]-[.C1865]);2)" table:style-name="ce2">
            <text:p>0.630243867</text:p>
          </table:table-cell>
          <table:table-cell table:number-columns-repeated="16380"/>
        </table:table-row>
        <table:table-row table:style-name="ro1">
          <table:table-cell office:value-type="float" office:value="9.3251380000000008" table:style-name="ce2">
            <text:p>9.325138</text:p>
          </table:table-cell>
          <table:table-cell office:value-type="float" office:value="0.57334200000000002" table:style-name="ce2">
            <text:p>0.573342</text:p>
          </table:table-cell>
          <table:table-cell table:style-name="ce2"/>
          <table:table-cell office:value-type="float" office:value="0.32872104896400001" table:formula="of:=POWER(([.B1866]-[.C1866]);2)" table:style-name="ce2">
            <text:p>0.328721049</text:p>
          </table:table-cell>
          <table:table-cell table:number-columns-repeated="16380"/>
        </table:table-row>
        <table:table-row table:style-name="ro1">
          <table:table-cell office:value-type="float" office:value="9.3301400000000001" table:style-name="ce2">
            <text:p>9.33014</text:p>
          </table:table-cell>
          <table:table-cell office:value-type="float" office:value="0.87539800000000001" table:style-name="ce2">
            <text:p>0.875398</text:p>
          </table:table-cell>
          <table:table-cell table:style-name="ce2"/>
          <table:table-cell office:value-type="float" office:value="0.76632165840400002" table:formula="of:=POWER(([.B1867]-[.C1867]);2)" table:style-name="ce2">
            <text:p>0.766321658</text:p>
          </table:table-cell>
          <table:table-cell table:number-columns-repeated="16380"/>
        </table:table-row>
        <table:table-row table:style-name="ro1">
          <table:table-cell office:value-type="float" office:value="9.3351419999999994" table:style-name="ce2">
            <text:p>9.335142</text:p>
          </table:table-cell>
          <table:table-cell office:value-type="float" office:value="2.99E-4" table:style-name="ce2">
            <text:p>0.000299</text:p>
          </table:table-cell>
          <table:table-cell table:style-name="ce2"/>
          <table:table-cell office:value-type="float" office:value="8.9401000000000008E-8" table:formula="of:=POWER(([.B1868]-[.C1868]);2)" table:style-name="ce2">
            <text:p>8.9401E-08</text:p>
          </table:table-cell>
          <table:table-cell table:number-columns-repeated="16380"/>
        </table:table-row>
        <table:table-row table:style-name="ro1">
          <table:table-cell office:value-type="float" office:value="9.3401440000000004" table:style-name="ce2">
            <text:p>9.340144</text:p>
          </table:table-cell>
          <table:table-cell office:value-type="float" office:value="6.9061999999999998E-2" table:style-name="ce2">
            <text:p>0.069062</text:p>
          </table:table-cell>
          <table:table-cell table:style-name="ce2"/>
          <table:table-cell office:value-type="float" office:value="4.7695598439999997E-3" table:formula="of:=POWER(([.B1869]-[.C1869]);2)" table:style-name="ce2">
            <text:p>0.00476956</text:p>
          </table:table-cell>
          <table:table-cell table:number-columns-repeated="16380"/>
        </table:table-row>
        <table:table-row table:style-name="ro1">
          <table:table-cell office:value-type="float" office:value="9.3451459999999997" table:style-name="ce2">
            <text:p>9.345146</text:p>
          </table:table-cell>
          <table:table-cell office:value-type="float" office:value="0.16330900000000001" table:style-name="ce2">
            <text:p>0.163309</text:p>
          </table:table-cell>
          <table:table-cell table:style-name="ce2"/>
          <table:table-cell office:value-type="float" office:value="2.6669829481000003E-2" table:formula="of:=POWER(([.B1870]-[.C1870]);2)" table:style-name="ce2">
            <text:p>0.026669829</text:p>
          </table:table-cell>
          <table:table-cell table:number-columns-repeated="16380"/>
        </table:table-row>
        <table:table-row table:style-name="ro1">
          <table:table-cell office:value-type="float" office:value="9.3501480000000008" table:style-name="ce2">
            <text:p>9.350148</text:p>
          </table:table-cell>
          <table:table-cell office:value-type="float" office:value="6.9178000000000003E-2" table:style-name="ce2">
            <text:p>0.069178</text:p>
          </table:table-cell>
          <table:table-cell table:style-name="ce2"/>
          <table:table-cell office:value-type="float" office:value="4.7855956840000009E-3" table:formula="of:=POWER(([.B1871]-[.C1871]);2)" table:style-name="ce2">
            <text:p>0.004785596</text:p>
          </table:table-cell>
          <table:table-cell table:number-columns-repeated="16380"/>
        </table:table-row>
        <table:table-row table:style-name="ro1">
          <table:table-cell office:value-type="float" office:value="9.3551500000000001" table:style-name="ce2">
            <text:p>9.35515</text:p>
          </table:table-cell>
          <table:table-cell office:value-type="float" office:value="0.99729900000000005" table:style-name="ce2">
            <text:p>0.997299</text:p>
          </table:table-cell>
          <table:table-cell table:style-name="ce2"/>
          <table:table-cell office:value-type="float" office:value="0.99460529540100007" table:formula="of:=POWER(([.B1872]-[.C1872]);2)" table:style-name="ce2">
            <text:p>0.994605295</text:p>
          </table:table-cell>
          <table:table-cell table:number-columns-repeated="16380"/>
        </table:table-row>
        <table:table-row table:style-name="ro1">
          <table:table-cell office:value-type="float" office:value="9.3601519999999994" table:style-name="ce2">
            <text:p>9.360152</text:p>
          </table:table-cell>
          <table:table-cell office:value-type="float" office:value="0.32131700000000002" table:style-name="ce2">
            <text:p>0.321317</text:p>
          </table:table-cell>
          <table:table-cell table:style-name="ce2"/>
          <table:table-cell office:value-type="float" office:value="0.10324461448900001" table:formula="of:=POWER(([.B1873]-[.C1873]);2)" table:style-name="ce2">
            <text:p>0.103244614</text:p>
          </table:table-cell>
          <table:table-cell table:number-columns-repeated="16380"/>
        </table:table-row>
        <table:table-row table:style-name="ro1">
          <table:table-cell office:value-type="float" office:value="9.3651540000000004" table:style-name="ce2">
            <text:p>9.365154</text:p>
          </table:table-cell>
          <table:table-cell office:value-type="float" office:value="1.0337350000000001" table:style-name="ce2">
            <text:p>1.033735</text:p>
          </table:table-cell>
          <table:table-cell table:style-name="ce2"/>
          <table:table-cell office:value-type="float" office:value="1.0686080502250002" table:formula="of:=POWER(([.B1874]-[.C1874]);2)" table:style-name="ce2">
            <text:p>1.06860805</text:p>
          </table:table-cell>
          <table:table-cell table:number-columns-repeated="16380"/>
        </table:table-row>
        <table:table-row table:style-name="ro1">
          <table:table-cell office:value-type="float" office:value="9.3701559999999997" table:style-name="ce2">
            <text:p>9.370156</text:p>
          </table:table-cell>
          <table:table-cell office:value-type="float" office:value="-9.3106999999999995E-2" table:style-name="ce2">
            <text:p>-0.093107</text:p>
          </table:table-cell>
          <table:table-cell table:style-name="ce2"/>
          <table:table-cell office:value-type="float" office:value="8.668913448999999E-3" table:formula="of:=POWER(([.B1875]-[.C1875]);2)" table:style-name="ce2">
            <text:p>0.008668913</text:p>
          </table:table-cell>
          <table:table-cell table:number-columns-repeated="16380"/>
        </table:table-row>
        <table:table-row table:style-name="ro1">
          <table:table-cell office:value-type="float" office:value="9.3751580000000008" table:style-name="ce2">
            <text:p>9.375158</text:p>
          </table:table-cell>
          <table:table-cell office:value-type="float" office:value="-0.16158600000000001" table:style-name="ce2">
            <text:p>-0.161586</text:p>
          </table:table-cell>
          <table:table-cell table:style-name="ce2"/>
          <table:table-cell office:value-type="float" office:value="2.6110035396000004E-2" table:formula="of:=POWER(([.B1876]-[.C1876]);2)" table:style-name="ce2">
            <text:p>0.026110035</text:p>
          </table:table-cell>
          <table:table-cell table:number-columns-repeated="16380"/>
        </table:table-row>
        <table:table-row table:style-name="ro1">
          <table:table-cell office:value-type="float" office:value="9.3801600000000001" table:style-name="ce2">
            <text:p>9.38016</text:p>
          </table:table-cell>
          <table:table-cell office:value-type="float" office:value="-3.7752000000000001E-2" table:style-name="ce2">
            <text:p>-0.037752</text:p>
          </table:table-cell>
          <table:table-cell table:style-name="ce2"/>
          <table:table-cell office:value-type="float" office:value="1.425213504E-3" table:formula="of:=POWER(([.B1877]-[.C1877]);2)" table:style-name="ce2">
            <text:p>0.001425214</text:p>
          </table:table-cell>
          <table:table-cell table:number-columns-repeated="16380"/>
        </table:table-row>
        <table:table-row table:style-name="ro1">
          <table:table-cell office:value-type="float" office:value="9.3851619999999993" table:style-name="ce2">
            <text:p>9.385162</text:p>
          </table:table-cell>
          <table:table-cell office:value-type="float" office:value="-0.76515500000000003" table:style-name="ce2">
            <text:p>-0.765155</text:p>
          </table:table-cell>
          <table:table-cell table:style-name="ce2"/>
          <table:table-cell office:value-type="float" office:value="0.585462174025" table:formula="of:=POWER(([.B1878]-[.C1878]);2)" table:style-name="ce2">
            <text:p>0.585462174</text:p>
          </table:table-cell>
          <table:table-cell table:number-columns-repeated="16380"/>
        </table:table-row>
        <table:table-row table:style-name="ro1">
          <table:table-cell office:value-type="float" office:value="9.3901640000000004" table:style-name="ce2">
            <text:p>9.390164</text:p>
          </table:table-cell>
          <table:table-cell office:value-type="float" office:value="0.30841600000000002" table:style-name="ce2">
            <text:p>0.308416</text:p>
          </table:table-cell>
          <table:table-cell table:style-name="ce2"/>
          <table:table-cell office:value-type="float" office:value="9.5120429056000017E-2" table:formula="of:=POWER(([.B1879]-[.C1879]);2)" table:style-name="ce2">
            <text:p>0.095120429</text:p>
          </table:table-cell>
          <table:table-cell table:number-columns-repeated="16380"/>
        </table:table-row>
        <table:table-row table:style-name="ro1">
          <table:table-cell office:value-type="float" office:value="9.3951659999999997" table:style-name="ce2">
            <text:p>9.395166</text:p>
          </table:table-cell>
          <table:table-cell office:value-type="float" office:value="0.170404" table:style-name="ce2">
            <text:p>0.170404</text:p>
          </table:table-cell>
          <table:table-cell table:style-name="ce2"/>
          <table:table-cell office:value-type="float" office:value="2.9037523215999998E-2" table:formula="of:=POWER(([.B1880]-[.C1880]);2)" table:style-name="ce2">
            <text:p>0.029037523</text:p>
          </table:table-cell>
          <table:table-cell table:number-columns-repeated="16380"/>
        </table:table-row>
        <table:table-row table:style-name="ro1">
          <table:table-cell office:value-type="float" office:value="9.4001680000000007" table:style-name="ce2">
            <text:p>9.400168</text:p>
          </table:table-cell>
          <table:table-cell office:value-type="float" office:value="-0.107734" table:style-name="ce2">
            <text:p>-0.107734</text:p>
          </table:table-cell>
          <table:table-cell table:style-name="ce2"/>
          <table:table-cell office:value-type="float" office:value="1.1606614756E-2" table:formula="of:=POWER(([.B1881]-[.C1881]);2)" table:style-name="ce2">
            <text:p>0.011606615</text:p>
          </table:table-cell>
          <table:table-cell table:number-columns-repeated="16380"/>
        </table:table-row>
        <table:table-row table:style-name="ro1">
          <table:table-cell office:value-type="float" office:value="9.40517" table:style-name="ce2">
            <text:p>9.40517</text:p>
          </table:table-cell>
          <table:table-cell office:value-type="float" office:value="-0.571496" table:style-name="ce2">
            <text:p>-0.571496</text:p>
          </table:table-cell>
          <table:table-cell table:style-name="ce2"/>
          <table:table-cell office:value-type="float" office:value="0.32660767801599999" table:formula="of:=POWER(([.B1882]-[.C1882]);2)" table:style-name="ce2">
            <text:p>0.326607678</text:p>
          </table:table-cell>
          <table:table-cell table:number-columns-repeated="16380"/>
        </table:table-row>
        <table:table-row table:style-name="ro1">
          <table:table-cell office:value-type="float" office:value="9.4101719999999993" table:style-name="ce2">
            <text:p>9.410172</text:p>
          </table:table-cell>
          <table:table-cell office:value-type="float" office:value="-0.24312500000000001" table:style-name="ce2">
            <text:p>-0.243125</text:p>
          </table:table-cell>
          <table:table-cell table:style-name="ce2"/>
          <table:table-cell office:value-type="float" office:value="5.9109765625000005E-2" table:formula="of:=POWER(([.B1883]-[.C1883]);2)" table:style-name="ce2">
            <text:p>0.059109766</text:p>
          </table:table-cell>
          <table:table-cell table:number-columns-repeated="16380"/>
        </table:table-row>
        <table:table-row table:style-name="ro1">
          <table:table-cell office:value-type="float" office:value="9.4151740000000004" table:style-name="ce2">
            <text:p>9.415174</text:p>
          </table:table-cell>
          <table:table-cell office:value-type="float" office:value="0.38470900000000002" table:style-name="ce2">
            <text:p>0.384709</text:p>
          </table:table-cell>
          <table:table-cell table:style-name="ce2"/>
          <table:table-cell office:value-type="float" office:value="0.14800101468100002" table:formula="of:=POWER(([.B1884]-[.C1884]);2)" table:style-name="ce2">
            <text:p>0.148001015</text:p>
          </table:table-cell>
          <table:table-cell table:number-columns-repeated="16380"/>
        </table:table-row>
        <table:table-row table:style-name="ro1">
          <table:table-cell office:value-type="float" office:value="9.4201770000000007" table:style-name="ce2">
            <text:p>9.420177</text:p>
          </table:table-cell>
          <table:table-cell office:value-type="float" office:value="8.022E-2" table:style-name="ce2">
            <text:p>0.08022</text:p>
          </table:table-cell>
          <table:table-cell table:style-name="ce2"/>
          <table:table-cell office:value-type="float" office:value="6.4352484000000003E-3" table:formula="of:=POWER(([.B1885]-[.C1885]);2)" table:style-name="ce2">
            <text:p>0.006435248</text:p>
          </table:table-cell>
          <table:table-cell table:number-columns-repeated="16380"/>
        </table:table-row>
        <table:table-row table:style-name="ro1">
          <table:table-cell office:value-type="float" office:value="9.425179" table:style-name="ce2">
            <text:p>9.425179</text:p>
          </table:table-cell>
          <table:table-cell office:value-type="float" office:value="0.13594000000000001" table:style-name="ce2">
            <text:p>0.13594</text:p>
          </table:table-cell>
          <table:table-cell table:style-name="ce2"/>
          <table:table-cell office:value-type="float" office:value="1.8479683600000001E-2" table:formula="of:=POWER(([.B1886]-[.C1886]);2)" table:style-name="ce2">
            <text:p>0.018479684</text:p>
          </table:table-cell>
          <table:table-cell table:number-columns-repeated="16380"/>
        </table:table-row>
        <table:table-row table:style-name="ro1">
          <table:table-cell office:value-type="float" office:value="9.4301809999999993" table:style-name="ce2">
            <text:p>9.430181</text:p>
          </table:table-cell>
          <table:table-cell office:value-type="float" office:value="-0.79581500000000005" table:style-name="ce2">
            <text:p>-0.795815</text:p>
          </table:table-cell>
          <table:table-cell table:style-name="ce2"/>
          <table:table-cell office:value-type="float" office:value="0.63332151422500005" table:formula="of:=POWER(([.B1887]-[.C1887]);2)" table:style-name="ce2">
            <text:p>0.633321514</text:p>
          </table:table-cell>
          <table:table-cell table:number-columns-repeated="16380"/>
        </table:table-row>
        <table:table-row table:style-name="ro1">
          <table:table-cell office:value-type="float" office:value="9.4351830000000003" table:style-name="ce2">
            <text:p>9.435183</text:p>
          </table:table-cell>
          <table:table-cell office:value-type="float" office:value="0.41964499999999999" table:style-name="ce2">
            <text:p>0.419645</text:p>
          </table:table-cell>
          <table:table-cell table:style-name="ce2"/>
          <table:table-cell office:value-type="float" office:value="0.17610192602499999" table:formula="of:=POWER(([.B1888]-[.C1888]);2)" table:style-name="ce2">
            <text:p>0.176101926</text:p>
          </table:table-cell>
          <table:table-cell table:number-columns-repeated="16380"/>
        </table:table-row>
        <table:table-row table:style-name="ro1">
          <table:table-cell office:value-type="float" office:value="9.4401849999999996" table:style-name="ce2">
            <text:p>9.440185</text:p>
          </table:table-cell>
          <table:table-cell office:value-type="float" office:value="-0.63259699999999996" table:style-name="ce2">
            <text:p>-0.632597</text:p>
          </table:table-cell>
          <table:table-cell table:style-name="ce2"/>
          <table:table-cell office:value-type="float" office:value="0.40017896440899997" table:formula="of:=POWER(([.B1889]-[.C1889]);2)" table:style-name="ce2">
            <text:p>0.400178964</text:p>
          </table:table-cell>
          <table:table-cell table:number-columns-repeated="16380"/>
        </table:table-row>
        <table:table-row table:style-name="ro1">
          <table:table-cell office:value-type="float" office:value="9.4451870000000007" table:style-name="ce2">
            <text:p>9.445187</text:p>
          </table:table-cell>
          <table:table-cell office:value-type="float" office:value="-0.17699999999999999" table:style-name="ce2">
            <text:p>-0.177</text:p>
          </table:table-cell>
          <table:table-cell table:style-name="ce2"/>
          <table:table-cell office:value-type="float" office:value="3.1328999999999996E-2" table:formula="of:=POWER(([.B1890]-[.C1890]);2)" table:style-name="ce2">
            <text:p>0.031329</text:p>
          </table:table-cell>
          <table:table-cell table:number-columns-repeated="16380"/>
        </table:table-row>
        <table:table-row table:style-name="ro1">
          <table:table-cell office:value-type="float" office:value="9.450189" table:style-name="ce2">
            <text:p>9.450189</text:p>
          </table:table-cell>
          <table:table-cell office:value-type="float" office:value="-0.35937000000000002" table:style-name="ce2">
            <text:p>-0.35937</text:p>
          </table:table-cell>
          <table:table-cell table:style-name="ce2"/>
          <table:table-cell office:value-type="float" office:value="0.12914679690000003" table:formula="of:=POWER(([.B1891]-[.C1891]);2)" table:style-name="ce2">
            <text:p>0.129146797</text:p>
          </table:table-cell>
          <table:table-cell table:number-columns-repeated="16380"/>
        </table:table-row>
        <table:table-row table:style-name="ro1">
          <table:table-cell office:value-type="float" office:value="9.4551909999999992" table:style-name="ce2">
            <text:p>9.455191</text:p>
          </table:table-cell>
          <table:table-cell office:value-type="float" office:value="-0.13449800000000001" table:style-name="ce2">
            <text:p>-0.134498</text:p>
          </table:table-cell>
          <table:table-cell table:style-name="ce2"/>
          <table:table-cell office:value-type="float" office:value="1.8089712004000003E-2" table:formula="of:=POWER(([.B1892]-[.C1892]);2)" table:style-name="ce2">
            <text:p>0.018089712</text:p>
          </table:table-cell>
          <table:table-cell table:number-columns-repeated="16380"/>
        </table:table-row>
        <table:table-row table:style-name="ro1">
          <table:table-cell office:value-type="float" office:value="9.4601930000000003" table:style-name="ce2">
            <text:p>9.460193</text:p>
          </table:table-cell>
          <table:table-cell office:value-type="float" office:value="0.73671200000000003" table:style-name="ce2">
            <text:p>0.736712</text:p>
          </table:table-cell>
          <table:table-cell table:style-name="ce2"/>
          <table:table-cell office:value-type="float" office:value="0.54274457094400008" table:formula="of:=POWER(([.B1893]-[.C1893]);2)" table:style-name="ce2">
            <text:p>0.542744571</text:p>
          </table:table-cell>
          <table:table-cell table:number-columns-repeated="16380"/>
        </table:table-row>
        <table:table-row table:style-name="ro1">
          <table:table-cell office:value-type="float" office:value="9.4651949999999996" table:style-name="ce2">
            <text:p>9.465195</text:p>
          </table:table-cell>
          <table:table-cell office:value-type="float" office:value="-0.54092200000000001" table:style-name="ce2">
            <text:p>-0.540922</text:p>
          </table:table-cell>
          <table:table-cell table:style-name="ce2"/>
          <table:table-cell office:value-type="float" office:value="0.29259661008400001" table:formula="of:=POWER(([.B1894]-[.C1894]);2)" table:style-name="ce2">
            <text:p>0.29259661</text:p>
          </table:table-cell>
          <table:table-cell table:number-columns-repeated="16380"/>
        </table:table-row>
        <table:table-row table:style-name="ro1">
          <table:table-cell office:value-type="float" office:value="9.4701970000000006" table:style-name="ce2">
            <text:p>9.470197</text:p>
          </table:table-cell>
          <table:table-cell office:value-type="float" office:value="-4.8166E-2" table:style-name="ce2">
            <text:p>-0.048166</text:p>
          </table:table-cell>
          <table:table-cell table:style-name="ce2"/>
          <table:table-cell office:value-type="float" office:value="2.3199635559999999E-3" table:formula="of:=POWER(([.B1895]-[.C1895]);2)" table:style-name="ce2">
            <text:p>0.002319964</text:p>
          </table:table-cell>
          <table:table-cell table:number-columns-repeated="16380"/>
        </table:table-row>
        <table:table-row table:style-name="ro1">
          <table:table-cell office:value-type="float" office:value="9.4751989999999999" table:style-name="ce2">
            <text:p>9.475199</text:p>
          </table:table-cell>
          <table:table-cell office:value-type="float" office:value="0.70860999999999996" table:style-name="ce2">
            <text:p>0.70861</text:p>
          </table:table-cell>
          <table:table-cell table:style-name="ce2"/>
          <table:table-cell office:value-type="float" office:value="0.50212813209999996" table:formula="of:=POWER(([.B1896]-[.C1896]);2)" table:style-name="ce2">
            <text:p>0.502128132</text:p>
          </table:table-cell>
          <table:table-cell table:number-columns-repeated="16380"/>
        </table:table-row>
        <table:table-row table:style-name="ro1">
          <table:table-cell office:value-type="float" office:value="9.4802009999999992" table:style-name="ce2">
            <text:p>9.480201</text:p>
          </table:table-cell>
          <table:table-cell office:value-type="float" office:value="-0.25726100000000002" table:style-name="ce2">
            <text:p>-0.257261</text:p>
          </table:table-cell>
          <table:table-cell table:style-name="ce2"/>
          <table:table-cell office:value-type="float" office:value="6.6183222121000015E-2" table:formula="of:=POWER(([.B1897]-[.C1897]);2)" table:style-name="ce2">
            <text:p>0.066183222</text:p>
          </table:table-cell>
          <table:table-cell table:number-columns-repeated="16380"/>
        </table:table-row>
        <table:table-row table:style-name="ro1">
          <table:table-cell office:value-type="float" office:value="9.4852030000000003" table:style-name="ce2">
            <text:p>9.485203</text:p>
          </table:table-cell>
          <table:table-cell office:value-type="float" office:value="0.55882299999999996" table:style-name="ce2">
            <text:p>0.558823</text:p>
          </table:table-cell>
          <table:table-cell table:style-name="ce2"/>
          <table:table-cell office:value-type="float" office:value="0.31228314532899998" table:formula="of:=POWER(([.B1898]-[.C1898]);2)" table:style-name="ce2">
            <text:p>0.312283145</text:p>
          </table:table-cell>
          <table:table-cell table:number-columns-repeated="16380"/>
        </table:table-row>
        <table:table-row table:style-name="ro1">
          <table:table-cell office:value-type="float" office:value="9.4902049999999996" table:style-name="ce2">
            <text:p>9.490205</text:p>
          </table:table-cell>
          <table:table-cell office:value-type="float" office:value="2.0421000000000002E-2" table:style-name="ce2">
            <text:p>0.020421</text:p>
          </table:table-cell>
          <table:table-cell table:style-name="ce2"/>
          <table:table-cell office:value-type="float" office:value="4.1701724100000006E-4" table:formula="of:=POWER(([.B1899]-[.C1899]);2)" table:style-name="ce2">
            <text:p>0.000417017</text:p>
          </table:table-cell>
          <table:table-cell table:number-columns-repeated="16380"/>
        </table:table-row>
        <table:table-row table:style-name="ro1">
          <table:table-cell office:value-type="float" office:value="9.4952070000000006" table:style-name="ce2">
            <text:p>9.495207</text:p>
          </table:table-cell>
          <table:table-cell office:value-type="float" office:value="0.42213000000000001" table:style-name="ce2">
            <text:p>0.42213</text:p>
          </table:table-cell>
          <table:table-cell table:style-name="ce2"/>
          <table:table-cell office:value-type="float" office:value="0.17819373690000001" table:formula="of:=POWER(([.B1900]-[.C1900]);2)" table:style-name="ce2">
            <text:p>0.178193737</text:p>
          </table:table-cell>
          <table:table-cell table:number-columns-repeated="16380"/>
        </table:table-row>
        <table:table-row table:style-name="ro1">
          <table:table-cell office:value-type="float" office:value="9.5002089999999999" table:style-name="ce2">
            <text:p>9.500209</text:p>
          </table:table-cell>
          <table:table-cell office:value-type="float" office:value="0.58807600000000004" table:style-name="ce2">
            <text:p>0.588076</text:p>
          </table:table-cell>
          <table:table-cell table:style-name="ce2"/>
          <table:table-cell office:value-type="float" office:value="0.34583338177600004" table:formula="of:=POWER(([.B1901]-[.C1901]);2)" table:style-name="ce2">
            <text:p>0.345833382</text:p>
          </table:table-cell>
          <table:table-cell table:number-columns-repeated="16380"/>
        </table:table-row>
        <table:table-row table:style-name="ro1">
          <table:table-cell office:value-type="float" office:value="9.5052109999999992" table:style-name="ce2">
            <text:p>9.505211</text:p>
          </table:table-cell>
          <table:table-cell office:value-type="float" office:value="-7.2686000000000001E-2" table:style-name="ce2">
            <text:p>-0.072686</text:p>
          </table:table-cell>
          <table:table-cell table:style-name="ce2"/>
          <table:table-cell office:value-type="float" office:value="5.2832545960000005E-3" table:formula="of:=POWER(([.B1902]-[.C1902]);2)" table:style-name="ce2">
            <text:p>0.005283255</text:p>
          </table:table-cell>
          <table:table-cell table:number-columns-repeated="16380"/>
        </table:table-row>
        <table:table-row table:style-name="ro1">
          <table:table-cell office:value-type="float" office:value="9.5102130000000002" table:style-name="ce2">
            <text:p>9.510213</text:p>
          </table:table-cell>
          <table:table-cell office:value-type="float" office:value="-0.87249399999999999" table:style-name="ce2">
            <text:p>-0.872494</text:p>
          </table:table-cell>
          <table:table-cell table:style-name="ce2"/>
          <table:table-cell office:value-type="float" office:value="0.76124578003599996" table:formula="of:=POWER(([.B1903]-[.C1903]);2)" table:style-name="ce2">
            <text:p>0.76124578</text:p>
          </table:table-cell>
          <table:table-cell table:number-columns-repeated="16380"/>
        </table:table-row>
        <table:table-row table:style-name="ro1">
          <table:table-cell office:value-type="float" office:value="9.5152149999999995" table:style-name="ce2">
            <text:p>9.515215</text:p>
          </table:table-cell>
          <table:table-cell office:value-type="float" office:value="0.49435499999999999" table:style-name="ce2">
            <text:p>0.494355</text:p>
          </table:table-cell>
          <table:table-cell table:style-name="ce2"/>
          <table:table-cell office:value-type="float" office:value="0.24438686602499998" table:formula="of:=POWER(([.B1904]-[.C1904]);2)" table:style-name="ce2">
            <text:p>0.244386866</text:p>
          </table:table-cell>
          <table:table-cell table:number-columns-repeated="16380"/>
        </table:table-row>
        <table:table-row table:style-name="ro1">
          <table:table-cell office:value-type="float" office:value="9.5202170000000006" table:style-name="ce2">
            <text:p>9.520217</text:p>
          </table:table-cell>
          <table:table-cell office:value-type="float" office:value="0.14851700000000001" table:style-name="ce2">
            <text:p>0.148517</text:p>
          </table:table-cell>
          <table:table-cell table:style-name="ce2"/>
          <table:table-cell office:value-type="float" office:value="2.2057299289000003E-2" table:formula="of:=POWER(([.B1905]-[.C1905]);2)" table:style-name="ce2">
            <text:p>0.022057299</text:p>
          </table:table-cell>
          <table:table-cell table:number-columns-repeated="16380"/>
        </table:table-row>
        <table:table-row table:style-name="ro1">
          <table:table-cell office:value-type="float" office:value="9.5252189999999999" table:style-name="ce2">
            <text:p>9.525219</text:p>
          </table:table-cell>
          <table:table-cell office:value-type="float" office:value="-0.23441400000000001" table:style-name="ce2">
            <text:p>-0.234414</text:p>
          </table:table-cell>
          <table:table-cell table:style-name="ce2"/>
          <table:table-cell office:value-type="float" office:value="5.4949923396000008E-2" table:formula="of:=POWER(([.B1906]-[.C1906]);2)" table:style-name="ce2">
            <text:p>0.054949923</text:p>
          </table:table-cell>
          <table:table-cell table:number-columns-repeated="16380"/>
        </table:table-row>
        <table:table-row table:style-name="ro1">
          <table:table-cell office:value-type="float" office:value="9.5302209999999992" table:style-name="ce2">
            <text:p>9.530221</text:p>
          </table:table-cell>
          <table:table-cell office:value-type="float" office:value="-0.63124000000000002" table:style-name="ce2">
            <text:p>-0.63124</text:p>
          </table:table-cell>
          <table:table-cell table:style-name="ce2"/>
          <table:table-cell office:value-type="float" office:value="0.39846393760000004" table:formula="of:=POWER(([.B1907]-[.C1907]);2)" table:style-name="ce2">
            <text:p>0.398463938</text:p>
          </table:table-cell>
          <table:table-cell table:number-columns-repeated="16380"/>
        </table:table-row>
        <table:table-row table:style-name="ro1">
          <table:table-cell office:value-type="float" office:value="9.5352230000000002" table:style-name="ce2">
            <text:p>9.535223</text:p>
          </table:table-cell>
          <table:table-cell office:value-type="float" office:value="0.27515200000000001" table:style-name="ce2">
            <text:p>0.275152</text:p>
          </table:table-cell>
          <table:table-cell table:style-name="ce2"/>
          <table:table-cell office:value-type="float" office:value="7.5708623104000006E-2" table:formula="of:=POWER(([.B1908]-[.C1908]);2)" table:style-name="ce2">
            <text:p>0.075708623</text:p>
          </table:table-cell>
          <table:table-cell table:number-columns-repeated="16380"/>
        </table:table-row>
        <table:table-row table:style-name="ro1">
          <table:table-cell office:value-type="float" office:value="9.5402249999999995" table:style-name="ce2">
            <text:p>9.540225</text:p>
          </table:table-cell>
          <table:table-cell office:value-type="float" office:value="-5.2174999999999999E-2" table:style-name="ce2">
            <text:p>-0.052175</text:p>
          </table:table-cell>
          <table:table-cell table:style-name="ce2"/>
          <table:table-cell office:value-type="float" office:value="2.7222306250000001E-3" table:formula="of:=POWER(([.B1909]-[.C1909]);2)" table:style-name="ce2">
            <text:p>0.002722231</text:p>
          </table:table-cell>
          <table:table-cell table:number-columns-repeated="16380"/>
        </table:table-row>
        <table:table-row table:style-name="ro1">
          <table:table-cell office:value-type="float" office:value="9.5452270000000006" table:style-name="ce2">
            <text:p>9.545227</text:p>
          </table:table-cell>
          <table:table-cell office:value-type="float" office:value="-6.1617999999999999E-2" table:style-name="ce2">
            <text:p>-0.061618</text:p>
          </table:table-cell>
          <table:table-cell table:style-name="ce2"/>
          <table:table-cell office:value-type="float" office:value="3.7967779240000001E-3" table:formula="of:=POWER(([.B1910]-[.C1910]);2)" table:style-name="ce2">
            <text:p>0.003796778</text:p>
          </table:table-cell>
          <table:table-cell table:number-columns-repeated="16380"/>
        </table:table-row>
        <table:table-row table:style-name="ro1">
          <table:table-cell office:value-type="float" office:value="9.5502289999999999" table:style-name="ce2">
            <text:p>9.550229</text:p>
          </table:table-cell>
          <table:table-cell office:value-type="float" office:value="-0.41886200000000001" table:style-name="ce2">
            <text:p>-0.418862</text:p>
          </table:table-cell>
          <table:table-cell table:style-name="ce2"/>
          <table:table-cell office:value-type="float" office:value="0.17544537504400001" table:formula="of:=POWER(([.B1911]-[.C1911]);2)" table:style-name="ce2">
            <text:p>0.175445375</text:p>
          </table:table-cell>
          <table:table-cell table:number-columns-repeated="16380"/>
        </table:table-row>
        <table:table-row table:style-name="ro1">
          <table:table-cell office:value-type="float" office:value="9.5552309999999991" table:style-name="ce2">
            <text:p>9.555231</text:p>
          </table:table-cell>
          <table:table-cell office:value-type="float" office:value="-0.33973100000000001" table:style-name="ce2">
            <text:p>-0.339731</text:p>
          </table:table-cell>
          <table:table-cell table:style-name="ce2"/>
          <table:table-cell office:value-type="float" office:value="0.115417152361" table:formula="of:=POWER(([.B1912]-[.C1912]);2)" table:style-name="ce2">
            <text:p>0.115417152</text:p>
          </table:table-cell>
          <table:table-cell table:number-columns-repeated="16380"/>
        </table:table-row>
        <table:table-row table:style-name="ro1">
          <table:table-cell office:value-type="float" office:value="9.5602330000000002" table:style-name="ce2">
            <text:p>9.560233</text:p>
          </table:table-cell>
          <table:table-cell office:value-type="float" office:value="-7.9535999999999996E-2" table:style-name="ce2">
            <text:p>-0.079536</text:p>
          </table:table-cell>
          <table:table-cell table:style-name="ce2"/>
          <table:table-cell office:value-type="float" office:value="6.325975295999999E-3" table:formula="of:=POWER(([.B1913]-[.C1913]);2)" table:style-name="ce2">
            <text:p>0.006325975</text:p>
          </table:table-cell>
          <table:table-cell table:number-columns-repeated="16380"/>
        </table:table-row>
        <table:table-row table:style-name="ro1">
          <table:table-cell office:value-type="float" office:value="9.5652349999999995" table:style-name="ce2">
            <text:p>9.565235</text:p>
          </table:table-cell>
          <table:table-cell office:value-type="float" office:value="1.2054370000000001" table:style-name="ce2">
            <text:p>1.205437</text:p>
          </table:table-cell>
          <table:table-cell table:style-name="ce2"/>
          <table:table-cell office:value-type="float" office:value="1.4530783609690001" table:formula="of:=POWER(([.B1914]-[.C1914]);2)" table:style-name="ce2">
            <text:p>1.453078361</text:p>
          </table:table-cell>
          <table:table-cell table:number-columns-repeated="16380"/>
        </table:table-row>
        <table:table-row table:style-name="ro1">
          <table:table-cell office:value-type="float" office:value="9.5702370000000005" table:style-name="ce2">
            <text:p>9.570237</text:p>
          </table:table-cell>
          <table:table-cell office:value-type="float" office:value="0.47080499999999997" table:style-name="ce2">
            <text:p>0.470805</text:p>
          </table:table-cell>
          <table:table-cell table:style-name="ce2"/>
          <table:table-cell office:value-type="float" office:value="0.22165734802499998" table:formula="of:=POWER(([.B1915]-[.C1915]);2)" table:style-name="ce2">
            <text:p>0.221657348</text:p>
          </table:table-cell>
          <table:table-cell table:number-columns-repeated="16380"/>
        </table:table-row>
        <table:table-row table:style-name="ro1">
          <table:table-cell office:value-type="float" office:value="9.5752389999999998" table:style-name="ce2">
            <text:p>9.575239</text:p>
          </table:table-cell>
          <table:table-cell office:value-type="float" office:value="0.71768699999999996" table:style-name="ce2">
            <text:p>0.717687</text:p>
          </table:table-cell>
          <table:table-cell table:style-name="ce2"/>
          <table:table-cell office:value-type="float" office:value="0.515074629969" table:formula="of:=POWER(([.B1916]-[.C1916]);2)" table:style-name="ce2">
            <text:p>0.51507463</text:p>
          </table:table-cell>
          <table:table-cell table:number-columns-repeated="16380"/>
        </table:table-row>
        <table:table-row table:style-name="ro1">
          <table:table-cell office:value-type="float" office:value="9.5802409999999991" table:style-name="ce2">
            <text:p>9.580241</text:p>
          </table:table-cell>
          <table:table-cell office:value-type="float" office:value="0.185972" table:style-name="ce2">
            <text:p>0.185972</text:p>
          </table:table-cell>
          <table:table-cell table:style-name="ce2"/>
          <table:table-cell office:value-type="float" office:value="3.4585584783999999E-2" table:formula="of:=POWER(([.B1917]-[.C1917]);2)" table:style-name="ce2">
            <text:p>0.034585585</text:p>
          </table:table-cell>
          <table:table-cell table:number-columns-repeated="16380"/>
        </table:table-row>
        <table:table-row table:style-name="ro1">
          <table:table-cell office:value-type="float" office:value="9.5852430000000002" table:style-name="ce2">
            <text:p>9.585243</text:p>
          </table:table-cell>
          <table:table-cell office:value-type="float" office:value="0.61755400000000005" table:style-name="ce2">
            <text:p>0.617554</text:p>
          </table:table-cell>
          <table:table-cell table:style-name="ce2"/>
          <table:table-cell office:value-type="float" office:value="0.38137294291600005" table:formula="of:=POWER(([.B1918]-[.C1918]);2)" table:style-name="ce2">
            <text:p>0.381372943</text:p>
          </table:table-cell>
          <table:table-cell table:number-columns-repeated="16380"/>
        </table:table-row>
        <table:table-row table:style-name="ro1">
          <table:table-cell office:value-type="float" office:value="9.5902449999999995" table:style-name="ce2">
            <text:p>9.590245</text:p>
          </table:table-cell>
          <table:table-cell office:value-type="float" office:value="9.5320000000000002E-2" table:style-name="ce2">
            <text:p>0.09532</text:p>
          </table:table-cell>
          <table:table-cell table:style-name="ce2"/>
          <table:table-cell office:value-type="float" office:value="9.0859024E-3" table:formula="of:=POWER(([.B1919]-[.C1919]);2)" table:style-name="ce2">
            <text:p>0.009085902</text:p>
          </table:table-cell>
          <table:table-cell table:number-columns-repeated="16380"/>
        </table:table-row>
        <table:table-row table:style-name="ro1">
          <table:table-cell office:value-type="float" office:value="9.5952470000000005" table:style-name="ce2">
            <text:p>9.595247</text:p>
          </table:table-cell>
          <table:table-cell office:value-type="float" office:value="-0.43174400000000002" table:style-name="ce2">
            <text:p>-0.431744</text:p>
          </table:table-cell>
          <table:table-cell table:style-name="ce2"/>
          <table:table-cell office:value-type="float" office:value="0.18640288153600001" table:formula="of:=POWER(([.B1920]-[.C1920]);2)" table:style-name="ce2">
            <text:p>0.186402882</text:p>
          </table:table-cell>
          <table:table-cell table:number-columns-repeated="16380"/>
        </table:table-row>
        <table:table-row table:style-name="ro1">
          <table:table-cell office:value-type="float" office:value="9.6002489999999998" table:style-name="ce2">
            <text:p>9.600249</text:p>
          </table:table-cell>
          <table:table-cell office:value-type="float" office:value="0.172817" table:style-name="ce2">
            <text:p>0.172817</text:p>
          </table:table-cell>
          <table:table-cell table:style-name="ce2"/>
          <table:table-cell office:value-type="float" office:value="2.9865715488999998E-2" table:formula="of:=POWER(([.B1921]-[.C1921]);2)" table:style-name="ce2">
            <text:p>0.029865715</text:p>
          </table:table-cell>
          <table:table-cell table:number-columns-repeated="16380"/>
        </table:table-row>
        <table:table-row table:style-name="ro1">
          <table:table-cell office:value-type="float" office:value="9.6052510000000009" table:style-name="ce2">
            <text:p>9.605251</text:p>
          </table:table-cell>
          <table:table-cell office:value-type="float" office:value="0.60811800000000005" table:style-name="ce2">
            <text:p>0.608118</text:p>
          </table:table-cell>
          <table:table-cell table:style-name="ce2"/>
          <table:table-cell office:value-type="float" office:value="0.36980750192400008" table:formula="of:=POWER(([.B1922]-[.C1922]);2)" table:style-name="ce2">
            <text:p>0.369807502</text:p>
          </table:table-cell>
          <table:table-cell table:number-columns-repeated="16380"/>
        </table:table-row>
        <table:table-row table:style-name="ro1">
          <table:table-cell office:value-type="float" office:value="9.6102530000000002" table:style-name="ce2">
            <text:p>9.610253</text:p>
          </table:table-cell>
          <table:table-cell office:value-type="float" office:value="-5.518E-2" table:style-name="ce2">
            <text:p>-0.05518</text:p>
          </table:table-cell>
          <table:table-cell table:style-name="ce2"/>
          <table:table-cell office:value-type="float" office:value="3.0448324000000001E-3" table:formula="of:=POWER(([.B1923]-[.C1923]);2)" table:style-name="ce2">
            <text:p>0.003044832</text:p>
          </table:table-cell>
          <table:table-cell table:number-columns-repeated="16380"/>
        </table:table-row>
        <table:table-row table:style-name="ro1">
          <table:table-cell office:value-type="float" office:value="9.6152549999999994" table:style-name="ce2">
            <text:p>9.615255</text:p>
          </table:table-cell>
          <table:table-cell office:value-type="float" office:value="0.50988100000000003" table:style-name="ce2">
            <text:p>0.509881</text:p>
          </table:table-cell>
          <table:table-cell table:style-name="ce2"/>
          <table:table-cell office:value-type="float" office:value="0.25997863416100003" table:formula="of:=POWER(([.B1924]-[.C1924]);2)" table:style-name="ce2">
            <text:p>0.259978634</text:p>
          </table:table-cell>
          <table:table-cell table:number-columns-repeated="16380"/>
        </table:table-row>
        <table:table-row table:style-name="ro1">
          <table:table-cell office:value-type="float" office:value="9.6202570000000005" table:style-name="ce2">
            <text:p>9.620257</text:p>
          </table:table-cell>
          <table:table-cell office:value-type="float" office:value="9.7363000000000005E-2" table:style-name="ce2">
            <text:p>0.097363</text:p>
          </table:table-cell>
          <table:table-cell table:style-name="ce2"/>
          <table:table-cell office:value-type="float" office:value="9.4795537690000008E-3" table:formula="of:=POWER(([.B1925]-[.C1925]);2)" table:style-name="ce2">
            <text:p>0.009479554</text:p>
          </table:table-cell>
          <table:table-cell table:number-columns-repeated="16380"/>
        </table:table-row>
        <table:table-row table:style-name="ro1">
          <table:table-cell office:value-type="float" office:value="9.6252589999999998" table:style-name="ce2">
            <text:p>9.625259</text:p>
          </table:table-cell>
          <table:table-cell office:value-type="float" office:value="4.4932E-2" table:style-name="ce2">
            <text:p>0.044932</text:p>
          </table:table-cell>
          <table:table-cell table:style-name="ce2"/>
          <table:table-cell office:value-type="float" office:value="2.018884624E-3" table:formula="of:=POWER(([.B1926]-[.C1926]);2)" table:style-name="ce2">
            <text:p>0.002018885</text:p>
          </table:table-cell>
          <table:table-cell table:number-columns-repeated="16380"/>
        </table:table-row>
        <table:table-row table:style-name="ro1">
          <table:table-cell office:value-type="float" office:value="9.6302610000000008" table:style-name="ce2">
            <text:p>9.630261</text:p>
          </table:table-cell>
          <table:table-cell office:value-type="float" office:value="-0.30433300000000002" table:style-name="ce2">
            <text:p>-0.304333</text:p>
          </table:table-cell>
          <table:table-cell table:style-name="ce2"/>
          <table:table-cell office:value-type="float" office:value="9.2618574889000008E-2" table:formula="of:=POWER(([.B1927]-[.C1927]);2)" table:style-name="ce2">
            <text:p>0.092618575</text:p>
          </table:table-cell>
          <table:table-cell table:number-columns-repeated="16380"/>
        </table:table-row>
        <table:table-row table:style-name="ro1">
          <table:table-cell office:value-type="float" office:value="9.6352630000000001" table:style-name="ce2">
            <text:p>9.635263</text:p>
          </table:table-cell>
          <table:table-cell office:value-type="float" office:value="0.32068000000000002" table:style-name="ce2">
            <text:p>0.32068</text:p>
          </table:table-cell>
          <table:table-cell table:style-name="ce2"/>
          <table:table-cell office:value-type="float" office:value="0.10283566240000001" table:formula="of:=POWER(([.B1928]-[.C1928]);2)" table:style-name="ce2">
            <text:p>0.102835662</text:p>
          </table:table-cell>
          <table:table-cell table:number-columns-repeated="16380"/>
        </table:table-row>
        <table:table-row table:style-name="ro1">
          <table:table-cell office:value-type="float" office:value="9.6402649999999994" table:style-name="ce2">
            <text:p>9.640265</text:p>
          </table:table-cell>
          <table:table-cell office:value-type="float" office:value="0.48507099999999997" table:style-name="ce2">
            <text:p>0.485071</text:p>
          </table:table-cell>
          <table:table-cell table:style-name="ce2"/>
          <table:table-cell office:value-type="float" office:value="0.23529387504099997" table:formula="of:=POWER(([.B1929]-[.C1929]);2)" table:style-name="ce2">
            <text:p>0.235293875</text:p>
          </table:table-cell>
          <table:table-cell table:number-columns-repeated="16380"/>
        </table:table-row>
        <table:table-row table:style-name="ro1">
          <table:table-cell office:value-type="float" office:value="9.6452670000000005" table:style-name="ce2">
            <text:p>9.645267</text:p>
          </table:table-cell>
          <table:table-cell office:value-type="float" office:value="-0.53859999999999997" table:style-name="ce2">
            <text:p>-0.5386</text:p>
          </table:table-cell>
          <table:table-cell table:style-name="ce2"/>
          <table:table-cell office:value-type="float" office:value="0.29008995999999998" table:formula="of:=POWER(([.B1930]-[.C1930]);2)" table:style-name="ce2">
            <text:p>0.29008996</text:p>
          </table:table-cell>
          <table:table-cell table:number-columns-repeated="16380"/>
        </table:table-row>
        <table:table-row table:style-name="ro1">
          <table:table-cell office:value-type="float" office:value="9.6502700000000008" table:style-name="ce2">
            <text:p>9.65027</text:p>
          </table:table-cell>
          <table:table-cell office:value-type="float" office:value="4.1360000000000001E-2" table:style-name="ce2">
            <text:p>0.04136</text:p>
          </table:table-cell>
          <table:table-cell table:style-name="ce2"/>
          <table:table-cell office:value-type="float" office:value="1.7106496000000001E-3" table:formula="of:=POWER(([.B1931]-[.C1931]);2)" table:style-name="ce2">
            <text:p>0.00171065</text:p>
          </table:table-cell>
          <table:table-cell table:number-columns-repeated="16380"/>
        </table:table-row>
        <table:table-row table:style-name="ro1">
          <table:table-cell office:value-type="float" office:value="9.6552720000000001" table:style-name="ce2">
            <text:p>9.655272</text:p>
          </table:table-cell>
          <table:table-cell office:value-type="float" office:value="-0.964924" table:style-name="ce2">
            <text:p>-0.964924</text:p>
          </table:table-cell>
          <table:table-cell table:style-name="ce2"/>
          <table:table-cell office:value-type="float" office:value="0.93107832577600003" table:formula="of:=POWER(([.B1932]-[.C1932]);2)" table:style-name="ce2">
            <text:p>0.931078326</text:p>
          </table:table-cell>
          <table:table-cell table:number-columns-repeated="16380"/>
        </table:table-row>
        <table:table-row table:style-name="ro1">
          <table:table-cell office:value-type="float" office:value="9.6602739999999994" table:style-name="ce2">
            <text:p>9.660274</text:p>
          </table:table-cell>
          <table:table-cell office:value-type="float" office:value="-0.12363499999999999" table:style-name="ce2">
            <text:p>-0.123635</text:p>
          </table:table-cell>
          <table:table-cell table:style-name="ce2"/>
          <table:table-cell office:value-type="float" office:value="1.5285613225E-2" table:formula="of:=POWER(([.B1933]-[.C1933]);2)" table:style-name="ce2">
            <text:p>0.015285613</text:p>
          </table:table-cell>
          <table:table-cell table:number-columns-repeated="16380"/>
        </table:table-row>
        <table:table-row table:style-name="ro1">
          <table:table-cell office:value-type="float" office:value="9.6652760000000004" table:style-name="ce2">
            <text:p>9.665276</text:p>
          </table:table-cell>
          <table:table-cell office:value-type="float" office:value="-0.99226800000000004" table:style-name="ce2">
            <text:p>-0.992268</text:p>
          </table:table-cell>
          <table:table-cell table:style-name="ce2"/>
          <table:table-cell office:value-type="float" office:value="0.98459578382400004" table:formula="of:=POWER(([.B1934]-[.C1934]);2)" table:style-name="ce2">
            <text:p>0.984595784</text:p>
          </table:table-cell>
          <table:table-cell table:number-columns-repeated="16380"/>
        </table:table-row>
        <table:table-row table:style-name="ro1">
          <table:table-cell office:value-type="float" office:value="9.6702779999999997" table:style-name="ce2">
            <text:p>9.670278</text:p>
          </table:table-cell>
          <table:table-cell office:value-type="float" office:value="-0.38368200000000002" table:style-name="ce2">
            <text:p>-0.383682</text:p>
          </table:table-cell>
          <table:table-cell table:style-name="ce2"/>
          <table:table-cell office:value-type="float" office:value="0.14721187712400002" table:formula="of:=POWER(([.B1935]-[.C1935]);2)" table:style-name="ce2">
            <text:p>0.147211877</text:p>
          </table:table-cell>
          <table:table-cell table:number-columns-repeated="16380"/>
        </table:table-row>
        <table:table-row table:style-name="ro1">
          <table:table-cell office:value-type="float" office:value="9.6752800000000008" table:style-name="ce2">
            <text:p>9.67528</text:p>
          </table:table-cell>
          <table:table-cell office:value-type="float" office:value="0.72203899999999999" table:style-name="ce2">
            <text:p>0.722039</text:p>
          </table:table-cell>
          <table:table-cell table:style-name="ce2"/>
          <table:table-cell office:value-type="float" office:value="0.52134031752099996" table:formula="of:=POWER(([.B1936]-[.C1936]);2)" table:style-name="ce2">
            <text:p>0.521340318</text:p>
          </table:table-cell>
          <table:table-cell table:number-columns-repeated="16380"/>
        </table:table-row>
        <table:table-row table:style-name="ro1">
          <table:table-cell office:value-type="float" office:value="9.6802820000000001" table:style-name="ce2">
            <text:p>9.680282</text:p>
          </table:table-cell>
          <table:table-cell office:value-type="float" office:value="-0.59079199999999998" table:style-name="ce2">
            <text:p>-0.590792</text:p>
          </table:table-cell>
          <table:table-cell table:style-name="ce2"/>
          <table:table-cell office:value-type="float" office:value="0.34903518726399996" table:formula="of:=POWER(([.B1937]-[.C1937]);2)" table:style-name="ce2">
            <text:p>0.349035187</text:p>
          </table:table-cell>
          <table:table-cell table:number-columns-repeated="16380"/>
        </table:table-row>
        <table:table-row table:style-name="ro1">
          <table:table-cell office:value-type="float" office:value="9.6852839999999993" table:style-name="ce2">
            <text:p>9.685284</text:p>
          </table:table-cell>
          <table:table-cell office:value-type="float" office:value="0.24557499999999999" table:style-name="ce2">
            <text:p>0.245575</text:p>
          </table:table-cell>
          <table:table-cell table:style-name="ce2"/>
          <table:table-cell office:value-type="float" office:value="6.0307080624999995E-2" table:formula="of:=POWER(([.B1938]-[.C1938]);2)" table:style-name="ce2">
            <text:p>0.060307081</text:p>
          </table:table-cell>
          <table:table-cell table:number-columns-repeated="16380"/>
        </table:table-row>
        <table:table-row table:style-name="ro1">
          <table:table-cell office:value-type="float" office:value="9.6902860000000004" table:style-name="ce2">
            <text:p>9.690286</text:p>
          </table:table-cell>
          <table:table-cell office:value-type="float" office:value="-0.62759600000000004" table:style-name="ce2">
            <text:p>-0.627596</text:p>
          </table:table-cell>
          <table:table-cell table:style-name="ce2"/>
          <table:table-cell office:value-type="float" office:value="0.39387673921600003" table:formula="of:=POWER(([.B1939]-[.C1939]);2)" table:style-name="ce2">
            <text:p>0.393876739</text:p>
          </table:table-cell>
          <table:table-cell table:number-columns-repeated="16380"/>
        </table:table-row>
        <table:table-row table:style-name="ro1">
          <table:table-cell office:value-type="float" office:value="9.6952879999999997" table:style-name="ce2">
            <text:p>9.695288</text:p>
          </table:table-cell>
          <table:table-cell office:value-type="float" office:value="-0.30468699999999999" table:style-name="ce2">
            <text:p>-0.304687</text:p>
          </table:table-cell>
          <table:table-cell table:style-name="ce2"/>
          <table:table-cell office:value-type="float" office:value="9.2834167968999987E-2" table:formula="of:=POWER(([.B1940]-[.C1940]);2)" table:style-name="ce2">
            <text:p>0.092834168</text:p>
          </table:table-cell>
          <table:table-cell table:number-columns-repeated="16380"/>
        </table:table-row>
        <table:table-row table:style-name="ro1">
          <table:table-cell office:value-type="float" office:value="9.7002900000000007" table:style-name="ce2">
            <text:p>9.70029</text:p>
          </table:table-cell>
          <table:table-cell office:value-type="float" office:value="6.368E-2" table:style-name="ce2">
            <text:p>0.06368</text:p>
          </table:table-cell>
          <table:table-cell table:style-name="ce2"/>
          <table:table-cell office:value-type="float" office:value="4.0551424000000004E-3" table:formula="of:=POWER(([.B1941]-[.C1941]);2)" table:style-name="ce2">
            <text:p>0.004055142</text:p>
          </table:table-cell>
          <table:table-cell table:number-columns-repeated="16380"/>
        </table:table-row>
        <table:table-row table:style-name="ro1">
          <table:table-cell office:value-type="float" office:value="9.705292" table:style-name="ce2">
            <text:p>9.705292</text:p>
          </table:table-cell>
          <table:table-cell office:value-type="float" office:value="9.4809999999999998E-3" table:style-name="ce2">
            <text:p>0.009481</text:p>
          </table:table-cell>
          <table:table-cell table:style-name="ce2"/>
          <table:table-cell office:value-type="float" office:value="8.9889361E-5" table:formula="of:=POWER(([.B1942]-[.C1942]);2)" table:style-name="ce2">
            <text:p>8.98894E-05</text:p>
          </table:table-cell>
          <table:table-cell table:number-columns-repeated="16380"/>
        </table:table-row>
        <table:table-row table:style-name="ro1">
          <table:table-cell office:value-type="float" office:value="9.7102939999999993" table:style-name="ce2">
            <text:p>9.710294</text:p>
          </table:table-cell>
          <table:table-cell office:value-type="float" office:value="6.6839999999999998E-3" table:style-name="ce2">
            <text:p>0.006684</text:p>
          </table:table-cell>
          <table:table-cell table:style-name="ce2"/>
          <table:table-cell office:value-type="float" office:value="4.4675855999999997E-5" table:formula="of:=POWER(([.B1943]-[.C1943]);2)" table:style-name="ce2">
            <text:p>4.46759E-05</text:p>
          </table:table-cell>
          <table:table-cell table:number-columns-repeated="16380"/>
        </table:table-row>
        <table:table-row table:style-name="ro1">
          <table:table-cell office:value-type="float" office:value="9.7152960000000004" table:style-name="ce2">
            <text:p>9.715296</text:p>
          </table:table-cell>
          <table:table-cell office:value-type="float" office:value="0.66769800000000001" table:style-name="ce2">
            <text:p>0.667698</text:p>
          </table:table-cell>
          <table:table-cell table:style-name="ce2"/>
          <table:table-cell office:value-type="float" office:value="0.44582061920400001" table:formula="of:=POWER(([.B1944]-[.C1944]);2)" table:style-name="ce2">
            <text:p>0.445820619</text:p>
          </table:table-cell>
          <table:table-cell table:number-columns-repeated="16380"/>
        </table:table-row>
        <table:table-row table:style-name="ro1">
          <table:table-cell office:value-type="float" office:value="9.7202979999999997" table:style-name="ce2">
            <text:p>9.720298</text:p>
          </table:table-cell>
          <table:table-cell office:value-type="float" office:value="0.54264999999999997" table:style-name="ce2">
            <text:p>0.54265</text:p>
          </table:table-cell>
          <table:table-cell table:style-name="ce2"/>
          <table:table-cell office:value-type="float" office:value="0.29446902249999996" table:formula="of:=POWER(([.B1945]-[.C1945]);2)" table:style-name="ce2">
            <text:p>0.294469023</text:p>
          </table:table-cell>
          <table:table-cell table:number-columns-repeated="16380"/>
        </table:table-row>
        <table:table-row table:style-name="ro1">
          <table:table-cell office:value-type="float" office:value="9.7253000000000007" table:style-name="ce2">
            <text:p>9.7253</text:p>
          </table:table-cell>
          <table:table-cell office:value-type="float" office:value="3.8334E-2" table:style-name="ce2">
            <text:p>0.038334</text:p>
          </table:table-cell>
          <table:table-cell table:style-name="ce2"/>
          <table:table-cell office:value-type="float" office:value="1.4694955560000001E-3" table:formula="of:=POWER(([.B1946]-[.C1946]);2)" table:style-name="ce2">
            <text:p>0.001469496</text:p>
          </table:table-cell>
          <table:table-cell table:number-columns-repeated="16380"/>
        </table:table-row>
        <table:table-row table:style-name="ro1">
          <table:table-cell office:value-type="float" office:value="9.730302" table:style-name="ce2">
            <text:p>9.730302</text:p>
          </table:table-cell>
          <table:table-cell office:value-type="float" office:value="0.21530099999999999" table:style-name="ce2">
            <text:p>0.215301</text:p>
          </table:table-cell>
          <table:table-cell table:style-name="ce2"/>
          <table:table-cell office:value-type="float" office:value="4.6354520600999996E-2" table:formula="of:=POWER(([.B1947]-[.C1947]);2)" table:style-name="ce2">
            <text:p>0.046354521</text:p>
          </table:table-cell>
          <table:table-cell table:number-columns-repeated="16380"/>
        </table:table-row>
        <table:table-row table:style-name="ro1">
          <table:table-cell office:value-type="float" office:value="9.7353039999999993" table:style-name="ce2">
            <text:p>9.735304</text:p>
          </table:table-cell>
          <table:table-cell office:value-type="float" office:value="0.24435999999999999" table:style-name="ce2">
            <text:p>0.24436</text:p>
          </table:table-cell>
          <table:table-cell table:style-name="ce2"/>
          <table:table-cell office:value-type="float" office:value="5.9711809599999999E-2" table:formula="of:=POWER(([.B1948]-[.C1948]);2)" table:style-name="ce2">
            <text:p>0.05971181</text:p>
          </table:table-cell>
          <table:table-cell table:number-columns-repeated="16380"/>
        </table:table-row>
        <table:table-row table:style-name="ro1">
          <table:table-cell office:value-type="float" office:value="9.7403060000000004" table:style-name="ce2">
            <text:p>9.740306</text:p>
          </table:table-cell>
          <table:table-cell office:value-type="float" office:value="-0.749475" table:style-name="ce2">
            <text:p>-0.749475</text:p>
          </table:table-cell>
          <table:table-cell table:style-name="ce2"/>
          <table:table-cell office:value-type="float" office:value="0.56171277562499999" table:formula="of:=POWER(([.B1949]-[.C1949]);2)" table:style-name="ce2">
            <text:p>0.561712776</text:p>
          </table:table-cell>
          <table:table-cell table:number-columns-repeated="16380"/>
        </table:table-row>
        <table:table-row table:style-name="ro1">
          <table:table-cell office:value-type="float" office:value="9.7453079999999996" table:style-name="ce2">
            <text:p>9.745308</text:p>
          </table:table-cell>
          <table:table-cell office:value-type="float" office:value="0.69426699999999997" table:style-name="ce2">
            <text:p>0.694267</text:p>
          </table:table-cell>
          <table:table-cell table:style-name="ce2"/>
          <table:table-cell office:value-type="float" office:value="0.48200666728899993" table:formula="of:=POWER(([.B1950]-[.C1950]);2)" table:style-name="ce2">
            <text:p>0.482006667</text:p>
          </table:table-cell>
          <table:table-cell table:number-columns-repeated="16380"/>
        </table:table-row>
        <table:table-row table:style-name="ro1">
          <table:table-cell office:value-type="float" office:value="9.7503100000000007" table:style-name="ce2">
            <text:p>9.75031</text:p>
          </table:table-cell>
          <table:table-cell office:value-type="float" office:value="-0.24329999999999999" table:style-name="ce2">
            <text:p>-0.2433</text:p>
          </table:table-cell>
          <table:table-cell table:style-name="ce2"/>
          <table:table-cell office:value-type="float" office:value="5.9194889999999993E-2" table:formula="of:=POWER(([.B1951]-[.C1951]);2)" table:style-name="ce2">
            <text:p>0.05919489</text:p>
          </table:table-cell>
          <table:table-cell table:number-columns-repeated="16380"/>
        </table:table-row>
        <table:table-row table:style-name="ro1">
          <table:table-cell office:value-type="float" office:value="9.755312" table:style-name="ce2">
            <text:p>9.755312</text:p>
          </table:table-cell>
          <table:table-cell office:value-type="float" office:value="-0.184974" table:style-name="ce2">
            <text:p>-0.184974</text:p>
          </table:table-cell>
          <table:table-cell table:style-name="ce2"/>
          <table:table-cell office:value-type="float" office:value="3.4215380676000003E-2" table:formula="of:=POWER(([.B1952]-[.C1952]);2)" table:style-name="ce2">
            <text:p>0.034215381</text:p>
          </table:table-cell>
          <table:table-cell table:number-columns-repeated="16380"/>
        </table:table-row>
        <table:table-row table:style-name="ro1">
          <table:table-cell office:value-type="float" office:value="9.7603139999999993" table:style-name="ce2">
            <text:p>9.760314</text:p>
          </table:table-cell>
          <table:table-cell office:value-type="float" office:value="-0.75173599999999996" table:style-name="ce2">
            <text:p>-0.751736</text:p>
          </table:table-cell>
          <table:table-cell table:style-name="ce2"/>
          <table:table-cell office:value-type="float" office:value="0.56510701369599992" table:formula="of:=POWER(([.B1953]-[.C1953]);2)" table:style-name="ce2">
            <text:p>0.565107014</text:p>
          </table:table-cell>
          <table:table-cell table:number-columns-repeated="16380"/>
        </table:table-row>
        <table:table-row table:style-name="ro1">
          <table:table-cell office:value-type="float" office:value="9.7653160000000003" table:style-name="ce2">
            <text:p>9.765316</text:p>
          </table:table-cell>
          <table:table-cell office:value-type="float" office:value="-0.13454199999999999" table:style-name="ce2">
            <text:p>-0.134542</text:p>
          </table:table-cell>
          <table:table-cell table:style-name="ce2"/>
          <table:table-cell office:value-type="float" office:value="1.8101549764E-2" table:formula="of:=POWER(([.B1954]-[.C1954]);2)" table:style-name="ce2">
            <text:p>0.01810155</text:p>
          </table:table-cell>
          <table:table-cell table:number-columns-repeated="16380"/>
        </table:table-row>
        <table:table-row table:style-name="ro1">
          <table:table-cell office:value-type="float" office:value="9.7703179999999996" table:style-name="ce2">
            <text:p>9.770318</text:p>
          </table:table-cell>
          <table:table-cell office:value-type="float" office:value="8.8786000000000004E-2" table:style-name="ce2">
            <text:p>0.088786</text:p>
          </table:table-cell>
          <table:table-cell table:style-name="ce2"/>
          <table:table-cell office:value-type="float" office:value="7.8829537960000001E-3" table:formula="of:=POWER(([.B1955]-[.C1955]);2)" table:style-name="ce2">
            <text:p>0.007882954</text:p>
          </table:table-cell>
          <table:table-cell table:number-columns-repeated="16380"/>
        </table:table-row>
        <table:table-row table:style-name="ro1">
          <table:table-cell office:value-type="float" office:value="9.7753200000000007" table:style-name="ce2">
            <text:p>9.77532</text:p>
          </table:table-cell>
          <table:table-cell office:value-type="float" office:value="-0.28834900000000002" table:style-name="ce2">
            <text:p>-0.288349</text:p>
          </table:table-cell>
          <table:table-cell table:style-name="ce2"/>
          <table:table-cell office:value-type="float" office:value="8.3145145801000006E-2" table:formula="of:=POWER(([.B1956]-[.C1956]);2)" table:style-name="ce2">
            <text:p>0.083145146</text:p>
          </table:table-cell>
          <table:table-cell table:number-columns-repeated="16380"/>
        </table:table-row>
        <table:table-row table:style-name="ro1">
          <table:table-cell office:value-type="float" office:value="9.780322" table:style-name="ce2">
            <text:p>9.780322</text:p>
          </table:table-cell>
          <table:table-cell office:value-type="float" office:value="-0.29992099999999999" table:style-name="ce2">
            <text:p>-0.299921</text:p>
          </table:table-cell>
          <table:table-cell table:style-name="ce2"/>
          <table:table-cell office:value-type="float" office:value="8.9952606241000002E-2" table:formula="of:=POWER(([.B1957]-[.C1957]);2)" table:style-name="ce2">
            <text:p>0.089952606</text:p>
          </table:table-cell>
          <table:table-cell table:number-columns-repeated="16380"/>
        </table:table-row>
        <table:table-row table:style-name="ro1">
          <table:table-cell office:value-type="float" office:value="9.7853239999999992" table:style-name="ce2">
            <text:p>9.785324</text:p>
          </table:table-cell>
          <table:table-cell office:value-type="float" office:value="0.388517" table:style-name="ce2">
            <text:p>0.388517</text:p>
          </table:table-cell>
          <table:table-cell table:style-name="ce2"/>
          <table:table-cell office:value-type="float" office:value="0.15094545928899999" table:formula="of:=POWER(([.B1958]-[.C1958]);2)" table:style-name="ce2">
            <text:p>0.150945459</text:p>
          </table:table-cell>
          <table:table-cell table:number-columns-repeated="16380"/>
        </table:table-row>
        <table:table-row table:style-name="ro1">
          <table:table-cell office:value-type="float" office:value="9.7903260000000003" table:style-name="ce2">
            <text:p>9.790326</text:p>
          </table:table-cell>
          <table:table-cell office:value-type="float" office:value="-0.37513400000000002" table:style-name="ce2">
            <text:p>-0.375134</text:p>
          </table:table-cell>
          <table:table-cell table:style-name="ce2"/>
          <table:table-cell office:value-type="float" office:value="0.14072551795600002" table:formula="of:=POWER(([.B1959]-[.C1959]);2)" table:style-name="ce2">
            <text:p>0.140725518</text:p>
          </table:table-cell>
          <table:table-cell table:number-columns-repeated="16380"/>
        </table:table-row>
        <table:table-row table:style-name="ro1">
          <table:table-cell office:value-type="float" office:value="9.7953279999999996" table:style-name="ce2">
            <text:p>9.795328</text:p>
          </table:table-cell>
          <table:table-cell office:value-type="float" office:value="-5.6808999999999998E-2" table:style-name="ce2">
            <text:p>-0.056809</text:p>
          </table:table-cell>
          <table:table-cell table:style-name="ce2"/>
          <table:table-cell office:value-type="float" office:value="3.2272624809999997E-3" table:formula="of:=POWER(([.B1960]-[.C1960]);2)" table:style-name="ce2">
            <text:p>0.003227262</text:p>
          </table:table-cell>
          <table:table-cell table:number-columns-repeated="16380"/>
        </table:table-row>
        <table:table-row table:style-name="ro1">
          <table:table-cell office:value-type="float" office:value="9.8003300000000007" table:style-name="ce2">
            <text:p>9.80033</text:p>
          </table:table-cell>
          <table:table-cell office:value-type="float" office:value="0.56419200000000003" table:style-name="ce2">
            <text:p>0.564192</text:p>
          </table:table-cell>
          <table:table-cell table:style-name="ce2"/>
          <table:table-cell office:value-type="float" office:value="0.31831261286400003" table:formula="of:=POWER(([.B1961]-[.C1961]);2)" table:style-name="ce2">
            <text:p>0.318312613</text:p>
          </table:table-cell>
          <table:table-cell table:number-columns-repeated="16380"/>
        </table:table-row>
        <table:table-row table:style-name="ro1">
          <table:table-cell office:value-type="float" office:value="9.8053319999999999" table:style-name="ce2">
            <text:p>9.805332</text:p>
          </table:table-cell>
          <table:table-cell office:value-type="float" office:value="6.9025000000000003E-2" table:style-name="ce2">
            <text:p>0.069025</text:p>
          </table:table-cell>
          <table:table-cell table:style-name="ce2"/>
          <table:table-cell office:value-type="float" office:value="4.7644506250000005E-3" table:formula="of:=POWER(([.B1962]-[.C1962]);2)" table:style-name="ce2">
            <text:p>0.004764451</text:p>
          </table:table-cell>
          <table:table-cell table:number-columns-repeated="16380"/>
        </table:table-row>
        <table:table-row table:style-name="ro1">
          <table:table-cell office:value-type="float" office:value="9.8103339999999992" table:style-name="ce2">
            <text:p>9.810334</text:p>
          </table:table-cell>
          <table:table-cell office:value-type="float" office:value="0.17425399999999999" table:style-name="ce2">
            <text:p>0.174254</text:p>
          </table:table-cell>
          <table:table-cell table:style-name="ce2"/>
          <table:table-cell office:value-type="float" office:value="3.0364456515999998E-2" table:formula="of:=POWER(([.B1963]-[.C1963]);2)" table:style-name="ce2">
            <text:p>0.030364457</text:p>
          </table:table-cell>
          <table:table-cell table:number-columns-repeated="16380"/>
        </table:table-row>
        <table:table-row table:style-name="ro1">
          <table:table-cell office:value-type="float" office:value="9.8153360000000003" table:style-name="ce2">
            <text:p>9.815336</text:p>
          </table:table-cell>
          <table:table-cell office:value-type="float" office:value="-0.758301" table:style-name="ce2">
            <text:p>-0.758301</text:p>
          </table:table-cell>
          <table:table-cell table:style-name="ce2"/>
          <table:table-cell office:value-type="float" office:value="0.57502040660099996" table:formula="of:=POWER(([.B1964]-[.C1964]);2)" table:style-name="ce2">
            <text:p>0.575020407</text:p>
          </table:table-cell>
          <table:table-cell table:number-columns-repeated="16380"/>
        </table:table-row>
        <table:table-row table:style-name="ro1">
          <table:table-cell office:value-type="float" office:value="9.8203379999999996" table:style-name="ce2">
            <text:p>9.820338</text:p>
          </table:table-cell>
          <table:table-cell office:value-type="float" office:value="-0.12567700000000001" table:style-name="ce2">
            <text:p>-0.125677</text:p>
          </table:table-cell>
          <table:table-cell table:style-name="ce2"/>
          <table:table-cell office:value-type="float" office:value="1.5794708329000002E-2" table:formula="of:=POWER(([.B1965]-[.C1965]);2)" table:style-name="ce2">
            <text:p>0.015794708</text:p>
          </table:table-cell>
          <table:table-cell table:number-columns-repeated="16380"/>
        </table:table-row>
        <table:table-row table:style-name="ro1">
          <table:table-cell office:value-type="float" office:value="9.8253400000000006" table:style-name="ce2">
            <text:p>9.82534</text:p>
          </table:table-cell>
          <table:table-cell office:value-type="float" office:value="-7.6957999999999999E-2" table:style-name="ce2">
            <text:p>-0.076958</text:p>
          </table:table-cell>
          <table:table-cell table:style-name="ce2"/>
          <table:table-cell office:value-type="float" office:value="5.9225337640000002E-3" table:formula="of:=POWER(([.B1966]-[.C1966]);2)" table:style-name="ce2">
            <text:p>0.005922534</text:p>
          </table:table-cell>
          <table:table-cell table:number-columns-repeated="16380"/>
        </table:table-row>
        <table:table-row table:style-name="ro1">
          <table:table-cell office:value-type="float" office:value="9.8303419999999999" table:style-name="ce2">
            <text:p>9.830342</text:p>
          </table:table-cell>
          <table:table-cell office:value-type="float" office:value="-4.0993000000000002E-2" table:style-name="ce2">
            <text:p>-0.040993</text:p>
          </table:table-cell>
          <table:table-cell table:style-name="ce2"/>
          <table:table-cell office:value-type="float" office:value="1.6804260490000001E-3" table:formula="of:=POWER(([.B1967]-[.C1967]);2)" table:style-name="ce2">
            <text:p>0.001680426</text:p>
          </table:table-cell>
          <table:table-cell table:number-columns-repeated="16380"/>
        </table:table-row>
        <table:table-row table:style-name="ro1">
          <table:table-cell office:value-type="float" office:value="9.8353439999999992" table:style-name="ce2">
            <text:p>9.835344</text:p>
          </table:table-cell>
          <table:table-cell office:value-type="float" office:value="0.98048199999999996" table:style-name="ce2">
            <text:p>0.980482</text:p>
          </table:table-cell>
          <table:table-cell table:style-name="ce2"/>
          <table:table-cell office:value-type="float" office:value="0.96134495232399997" table:formula="of:=POWER(([.B1968]-[.C1968]);2)" table:style-name="ce2">
            <text:p>0.961344952</text:p>
          </table:table-cell>
          <table:table-cell table:number-columns-repeated="16380"/>
        </table:table-row>
        <table:table-row table:style-name="ro1">
          <table:table-cell office:value-type="float" office:value="9.8403460000000003" table:style-name="ce2">
            <text:p>9.840346</text:p>
          </table:table-cell>
          <table:table-cell office:value-type="float" office:value="7.4792999999999998E-2" table:style-name="ce2">
            <text:p>0.074793</text:p>
          </table:table-cell>
          <table:table-cell table:style-name="ce2"/>
          <table:table-cell office:value-type="float" office:value="5.5939928489999995E-3" table:formula="of:=POWER(([.B1969]-[.C1969]);2)" table:style-name="ce2">
            <text:p>0.005593993</text:p>
          </table:table-cell>
          <table:table-cell table:number-columns-repeated="16380"/>
        </table:table-row>
        <table:table-row table:style-name="ro1">
          <table:table-cell office:value-type="float" office:value="9.8453479999999995" table:style-name="ce2">
            <text:p>9.845348</text:p>
          </table:table-cell>
          <table:table-cell office:value-type="float" office:value="0.58728899999999995" table:style-name="ce2">
            <text:p>0.587289</text:p>
          </table:table-cell>
          <table:table-cell table:style-name="ce2"/>
          <table:table-cell office:value-type="float" office:value="0.34490836952099996" table:formula="of:=POWER(([.B1970]-[.C1970]);2)" table:style-name="ce2">
            <text:p>0.34490837</text:p>
          </table:table-cell>
          <table:table-cell table:number-columns-repeated="16380"/>
        </table:table-row>
        <table:table-row table:style-name="ro1">
          <table:table-cell office:value-type="float" office:value="9.8503500000000006" table:style-name="ce2">
            <text:p>9.85035</text:p>
          </table:table-cell>
          <table:table-cell office:value-type="float" office:value="0.14006299999999999" table:style-name="ce2">
            <text:p>0.140063</text:p>
          </table:table-cell>
          <table:table-cell table:style-name="ce2"/>
          <table:table-cell office:value-type="float" office:value="1.9617643968999999E-2" table:formula="of:=POWER(([.B1971]-[.C1971]);2)" table:style-name="ce2">
            <text:p>0.019617644</text:p>
          </table:table-cell>
          <table:table-cell table:number-columns-repeated="16380"/>
        </table:table-row>
        <table:table-row table:style-name="ro1">
          <table:table-cell office:value-type="float" office:value="9.8553519999999999" table:style-name="ce2">
            <text:p>9.855352</text:p>
          </table:table-cell>
          <table:table-cell office:value-type="float" office:value="0.39077200000000001" table:style-name="ce2">
            <text:p>0.390772</text:p>
          </table:table-cell>
          <table:table-cell table:style-name="ce2"/>
          <table:table-cell office:value-type="float" office:value="0.15270275598400002" table:formula="of:=POWER(([.B1972]-[.C1972]);2)" table:style-name="ce2">
            <text:p>0.152702756</text:p>
          </table:table-cell>
          <table:table-cell table:number-columns-repeated="16380"/>
        </table:table-row>
        <table:table-row table:style-name="ro1">
          <table:table-cell office:value-type="float" office:value="9.8603539999999992" table:style-name="ce2">
            <text:p>9.860354</text:p>
          </table:table-cell>
          <table:table-cell office:value-type="float" office:value="0.33042199999999999" table:style-name="ce2">
            <text:p>0.330422</text:p>
          </table:table-cell>
          <table:table-cell table:style-name="ce2"/>
          <table:table-cell office:value-type="float" office:value="0.10917869808399999" table:formula="of:=POWER(([.B1973]-[.C1973]);2)" table:style-name="ce2">
            <text:p>0.109178698</text:p>
          </table:table-cell>
          <table:table-cell table:number-columns-repeated="16380"/>
        </table:table-row>
        <table:table-row table:style-name="ro1">
          <table:table-cell office:value-type="float" office:value="9.8653560000000002" table:style-name="ce2">
            <text:p>9.865356</text:p>
          </table:table-cell>
          <table:table-cell office:value-type="float" office:value="-7.8499999999999993E-3" table:style-name="ce2">
            <text:p>-0.00785</text:p>
          </table:table-cell>
          <table:table-cell table:style-name="ce2"/>
          <table:table-cell office:value-type="float" office:value="6.1622499999999995E-5" table:formula="of:=POWER(([.B1974]-[.C1974]);2)" table:style-name="ce2">
            <text:p>6.16225E-05</text:p>
          </table:table-cell>
          <table:table-cell table:number-columns-repeated="16380"/>
        </table:table-row>
        <table:table-row table:style-name="ro1">
          <table:table-cell office:value-type="float" office:value="9.8703579999999995" table:style-name="ce2">
            <text:p>9.870358</text:p>
          </table:table-cell>
          <table:table-cell office:value-type="float" office:value="0.57633599999999996" table:style-name="ce2">
            <text:p>0.576336</text:p>
          </table:table-cell>
          <table:table-cell table:style-name="ce2"/>
          <table:table-cell office:value-type="float" office:value="0.33216318489599994" table:formula="of:=POWER(([.B1975]-[.C1975]);2)" table:style-name="ce2">
            <text:p>0.332163185</text:p>
          </table:table-cell>
          <table:table-cell table:number-columns-repeated="16380"/>
        </table:table-row>
        <table:table-row table:style-name="ro1">
          <table:table-cell office:value-type="float" office:value="9.8753600000000006" table:style-name="ce2">
            <text:p>9.87536</text:p>
          </table:table-cell>
          <table:table-cell office:value-type="float" office:value="4.9093999999999999E-2" table:style-name="ce2">
            <text:p>0.049094</text:p>
          </table:table-cell>
          <table:table-cell table:style-name="ce2"/>
          <table:table-cell office:value-type="float" office:value="2.4102208359999999E-3" table:formula="of:=POWER(([.B1976]-[.C1976]);2)" table:style-name="ce2">
            <text:p>0.002410221</text:p>
          </table:table-cell>
          <table:table-cell table:number-columns-repeated="16380"/>
        </table:table-row>
        <table:table-row table:style-name="ro1">
          <table:table-cell office:value-type="float" office:value="9.8803629999999991" table:style-name="ce2">
            <text:p>9.880363</text:p>
          </table:table-cell>
          <table:table-cell office:value-type="float" office:value="-0.10606599999999999" table:style-name="ce2">
            <text:p>-0.106066</text:p>
          </table:table-cell>
          <table:table-cell table:style-name="ce2"/>
          <table:table-cell office:value-type="float" office:value="1.1249996355999999E-2" table:formula="of:=POWER(([.B1977]-[.C1977]);2)" table:style-name="ce2">
            <text:p>0.011249996</text:p>
          </table:table-cell>
          <table:table-cell table:number-columns-repeated="16380"/>
        </table:table-row>
        <table:table-row table:style-name="ro1">
          <table:table-cell office:value-type="float" office:value="9.8853650000000002" table:style-name="ce2">
            <text:p>9.885365</text:p>
          </table:table-cell>
          <table:table-cell office:value-type="float" office:value="0.28573900000000002" table:style-name="ce2">
            <text:p>0.285739</text:p>
          </table:table-cell>
          <table:table-cell table:style-name="ce2"/>
          <table:table-cell office:value-type="float" office:value="8.1646776121000006E-2" table:formula="of:=POWER(([.B1978]-[.C1978]);2)" table:style-name="ce2">
            <text:p>0.081646776</text:p>
          </table:table-cell>
          <table:table-cell table:number-columns-repeated="16380"/>
        </table:table-row>
        <table:table-row table:style-name="ro1">
          <table:table-cell office:value-type="float" office:value="9.8903669999999995" table:style-name="ce2">
            <text:p>9.890367</text:p>
          </table:table-cell>
          <table:table-cell office:value-type="float" office:value="0.16841" table:style-name="ce2">
            <text:p>0.16841</text:p>
          </table:table-cell>
          <table:table-cell table:style-name="ce2"/>
          <table:table-cell office:value-type="float" office:value="2.8361928100000003E-2" table:formula="of:=POWER(([.B1979]-[.C1979]);2)" table:style-name="ce2">
            <text:p>0.028361928</text:p>
          </table:table-cell>
          <table:table-cell table:number-columns-repeated="16380"/>
        </table:table-row>
        <table:table-row table:style-name="ro1">
          <table:table-cell office:value-type="float" office:value="9.8953690000000005" table:style-name="ce2">
            <text:p>9.895369</text:p>
          </table:table-cell>
          <table:table-cell office:value-type="float" office:value="1.011501" table:style-name="ce2">
            <text:p>1.011501</text:p>
          </table:table-cell>
          <table:table-cell table:style-name="ce2"/>
          <table:table-cell office:value-type="float" office:value="1.023134273001" table:formula="of:=POWER(([.B1980]-[.C1980]);2)" table:style-name="ce2">
            <text:p>1.023134273</text:p>
          </table:table-cell>
          <table:table-cell table:number-columns-repeated="16380"/>
        </table:table-row>
        <table:table-row table:style-name="ro1">
          <table:table-cell office:value-type="float" office:value="9.9003709999999998" table:style-name="ce2">
            <text:p>9.900371</text:p>
          </table:table-cell>
          <table:table-cell office:value-type="float" office:value="-0.19438" table:style-name="ce2">
            <text:p>-0.19438</text:p>
          </table:table-cell>
          <table:table-cell table:style-name="ce2"/>
          <table:table-cell office:value-type="float" office:value="3.77835844E-2" table:formula="of:=POWER(([.B1981]-[.C1981]);2)" table:style-name="ce2">
            <text:p>0.037783584</text:p>
          </table:table-cell>
          <table:table-cell table:number-columns-repeated="16380"/>
        </table:table-row>
        <table:table-row table:style-name="ro1">
          <table:table-cell office:value-type="float" office:value="9.9053730000000009" table:style-name="ce2">
            <text:p>9.905373</text:p>
          </table:table-cell>
          <table:table-cell office:value-type="float" office:value="-7.1176000000000003E-2" table:style-name="ce2">
            <text:p>-0.071176</text:p>
          </table:table-cell>
          <table:table-cell table:style-name="ce2"/>
          <table:table-cell office:value-type="float" office:value="5.0660229760000003E-3" table:formula="of:=POWER(([.B1982]-[.C1982]);2)" table:style-name="ce2">
            <text:p>0.005066023</text:p>
          </table:table-cell>
          <table:table-cell table:number-columns-repeated="16380"/>
        </table:table-row>
        <table:table-row table:style-name="ro1">
          <table:table-cell office:value-type="float" office:value="9.9103750000000002" table:style-name="ce2">
            <text:p>9.910375</text:p>
          </table:table-cell>
          <table:table-cell office:value-type="float" office:value="0.70831699999999997" table:style-name="ce2">
            <text:p>0.708317</text:p>
          </table:table-cell>
          <table:table-cell table:style-name="ce2"/>
          <table:table-cell office:value-type="float" office:value="0.50171297248899993" table:formula="of:=POWER(([.B1983]-[.C1983]);2)" table:style-name="ce2">
            <text:p>0.501712972</text:p>
          </table:table-cell>
          <table:table-cell table:number-columns-repeated="16380"/>
        </table:table-row>
        <table:table-row table:style-name="ro1">
          <table:table-cell office:value-type="float" office:value="9.9153769999999994" table:style-name="ce2">
            <text:p>9.915377</text:p>
          </table:table-cell>
          <table:table-cell office:value-type="float" office:value="5.4253999999999997E-2" table:style-name="ce2">
            <text:p>0.054254</text:p>
          </table:table-cell>
          <table:table-cell table:style-name="ce2"/>
          <table:table-cell office:value-type="float" office:value="2.9434965159999995E-3" table:formula="of:=POWER(([.B1984]-[.C1984]);2)" table:style-name="ce2">
            <text:p>0.002943497</text:p>
          </table:table-cell>
          <table:table-cell table:number-columns-repeated="16380"/>
        </table:table-row>
        <table:table-row table:style-name="ro1">
          <table:table-cell office:value-type="float" office:value="9.9203790000000005" table:style-name="ce2">
            <text:p>9.920379</text:p>
          </table:table-cell>
          <table:table-cell office:value-type="float" office:value="-0.11365" table:style-name="ce2">
            <text:p>-0.11365</text:p>
          </table:table-cell>
          <table:table-cell table:style-name="ce2"/>
          <table:table-cell office:value-type="float" office:value="1.2916322500000001E-2" table:formula="of:=POWER(([.B1985]-[.C1985]);2)" table:style-name="ce2">
            <text:p>0.012916323</text:p>
          </table:table-cell>
          <table:table-cell table:number-columns-repeated="16380"/>
        </table:table-row>
        <table:table-row table:style-name="ro1">
          <table:table-cell office:value-type="float" office:value="9.9253809999999998" table:style-name="ce2">
            <text:p>9.925381</text:p>
          </table:table-cell>
          <table:table-cell office:value-type="float" office:value="-7.3372000000000007E-2" table:style-name="ce2">
            <text:p>-0.073372</text:p>
          </table:table-cell>
          <table:table-cell table:style-name="ce2"/>
          <table:table-cell office:value-type="float" office:value="5.3834503840000008E-3" table:formula="of:=POWER(([.B1986]-[.C1986]);2)" table:style-name="ce2">
            <text:p>0.00538345</text:p>
          </table:table-cell>
          <table:table-cell table:number-columns-repeated="16380"/>
        </table:table-row>
        <table:table-row table:style-name="ro1">
          <table:table-cell office:value-type="float" office:value="9.9303830000000008" table:style-name="ce2">
            <text:p>9.930383</text:p>
          </table:table-cell>
          <table:table-cell office:value-type="float" office:value="2.4008000000000002E-2" table:style-name="ce2">
            <text:p>0.024008</text:p>
          </table:table-cell>
          <table:table-cell table:style-name="ce2"/>
          <table:table-cell office:value-type="float" office:value="5.7638406400000006E-4" table:formula="of:=POWER(([.B1987]-[.C1987]);2)" table:style-name="ce2">
            <text:p>0.000576384</text:p>
          </table:table-cell>
          <table:table-cell table:number-columns-repeated="16380"/>
        </table:table-row>
        <table:table-row table:style-name="ro1">
          <table:table-cell office:value-type="float" office:value="9.9353850000000001" table:style-name="ce2">
            <text:p>9.935385</text:p>
          </table:table-cell>
          <table:table-cell office:value-type="float" office:value="0.573569" table:style-name="ce2">
            <text:p>0.573569</text:p>
          </table:table-cell>
          <table:table-cell table:style-name="ce2"/>
          <table:table-cell office:value-type="float" office:value="0.32898139776099999" table:formula="of:=POWER(([.B1988]-[.C1988]);2)" table:style-name="ce2">
            <text:p>0.328981398</text:p>
          </table:table-cell>
          <table:table-cell table:number-columns-repeated="16380"/>
        </table:table-row>
        <table:table-row table:style-name="ro1">
          <table:table-cell office:value-type="float" office:value="9.9403869999999994" table:style-name="ce2">
            <text:p>9.940387</text:p>
          </table:table-cell>
          <table:table-cell office:value-type="float" office:value="7.2340000000000002E-2" table:style-name="ce2">
            <text:p>0.07234</text:p>
          </table:table-cell>
          <table:table-cell table:style-name="ce2"/>
          <table:table-cell office:value-type="float" office:value="5.2330756000000004E-3" table:formula="of:=POWER(([.B1989]-[.C1989]);2)" table:style-name="ce2">
            <text:p>0.005233076</text:p>
          </table:table-cell>
          <table:table-cell table:number-columns-repeated="16380"/>
        </table:table-row>
        <table:table-row table:style-name="ro1">
          <table:table-cell office:value-type="float" office:value="9.9453890000000005" table:style-name="ce2">
            <text:p>9.945389</text:p>
          </table:table-cell>
          <table:table-cell office:value-type="float" office:value="-7.8547000000000006E-2" table:style-name="ce2">
            <text:p>-0.078547</text:p>
          </table:table-cell>
          <table:table-cell table:style-name="ce2"/>
          <table:table-cell office:value-type="float" office:value="6.1696312090000005E-3" table:formula="of:=POWER(([.B1990]-[.C1990]);2)" table:style-name="ce2">
            <text:p>0.006169631</text:p>
          </table:table-cell>
          <table:table-cell table:number-columns-repeated="16380"/>
        </table:table-row>
        <table:table-row table:style-name="ro1">
          <table:table-cell office:value-type="float" office:value="9.9503909999999998" table:style-name="ce2">
            <text:p>9.950391</text:p>
          </table:table-cell>
          <table:table-cell office:value-type="float" office:value="0.257245" table:style-name="ce2">
            <text:p>0.257245</text:p>
          </table:table-cell>
          <table:table-cell table:style-name="ce2"/>
          <table:table-cell office:value-type="float" office:value="6.6174990025000005E-2" table:formula="of:=POWER(([.B1991]-[.C1991]);2)" table:style-name="ce2">
            <text:p>0.06617499</text:p>
          </table:table-cell>
          <table:table-cell table:number-columns-repeated="16380"/>
        </table:table-row>
        <table:table-row table:style-name="ro1">
          <table:table-cell office:value-type="float" office:value="9.9553930000000008" table:style-name="ce2">
            <text:p>9.955393</text:p>
          </table:table-cell>
          <table:table-cell office:value-type="float" office:value="-0.68199399999999999" table:style-name="ce2">
            <text:p>-0.681994</text:p>
          </table:table-cell>
          <table:table-cell table:style-name="ce2"/>
          <table:table-cell office:value-type="float" office:value="0.465115816036" table:formula="of:=POWER(([.B1992]-[.C1992]);2)" table:style-name="ce2">
            <text:p>0.465115816</text:p>
          </table:table-cell>
          <table:table-cell table:number-columns-repeated="16380"/>
        </table:table-row>
        <table:table-row table:style-name="ro1">
          <table:table-cell office:value-type="float" office:value="9.9603950000000001" table:style-name="ce2">
            <text:p>9.960395</text:p>
          </table:table-cell>
          <table:table-cell office:value-type="float" office:value="-0.83183499999999999" table:style-name="ce2">
            <text:p>-0.831835</text:p>
          </table:table-cell>
          <table:table-cell table:style-name="ce2"/>
          <table:table-cell office:value-type="float" office:value="0.69194946722499995" table:formula="of:=POWER(([.B1993]-[.C1993]);2)" table:style-name="ce2">
            <text:p>0.691949467</text:p>
          </table:table-cell>
          <table:table-cell table:number-columns-repeated="16380"/>
        </table:table-row>
        <table:table-row table:style-name="ro1">
          <table:table-cell office:value-type="float" office:value="9.9653969999999994" table:style-name="ce2">
            <text:p>9.965397</text:p>
          </table:table-cell>
          <table:table-cell office:value-type="float" office:value="9.0357999999999994E-2" table:style-name="ce2">
            <text:p>0.090358</text:p>
          </table:table-cell>
          <table:table-cell table:style-name="ce2"/>
          <table:table-cell office:value-type="float" office:value="8.1645681639999981E-3" table:formula="of:=POWER(([.B1994]-[.C1994]);2)" table:style-name="ce2">
            <text:p>0.008164568</text:p>
          </table:table-cell>
          <table:table-cell table:number-columns-repeated="16380"/>
        </table:table-row>
        <table:table-row table:style-name="ro1">
          <table:table-cell office:value-type="float" office:value="9.9703990000000005" table:style-name="ce2">
            <text:p>9.970399</text:p>
          </table:table-cell>
          <table:table-cell office:value-type="float" office:value="0.19875000000000001" table:style-name="ce2">
            <text:p>0.19875</text:p>
          </table:table-cell>
          <table:table-cell table:style-name="ce2"/>
          <table:table-cell office:value-type="float" office:value="3.9501562500000004E-2" table:formula="of:=POWER(([.B1995]-[.C1995]);2)" table:style-name="ce2">
            <text:p>0.039501563</text:p>
          </table:table-cell>
          <table:table-cell table:number-columns-repeated="16380"/>
        </table:table-row>
        <table:table-row table:style-name="ro1">
          <table:table-cell office:value-type="float" office:value="9.9754009999999997" table:style-name="ce2">
            <text:p>9.975401</text:p>
          </table:table-cell>
          <table:table-cell office:value-type="float" office:value="0.24463299999999999" table:style-name="ce2">
            <text:p>0.244633</text:p>
          </table:table-cell>
          <table:table-cell table:style-name="ce2"/>
          <table:table-cell office:value-type="float" office:value="5.9845304688999998E-2" table:formula="of:=POWER(([.B1996]-[.C1996]);2)" table:style-name="ce2">
            <text:p>0.059845305</text:p>
          </table:table-cell>
          <table:table-cell table:number-columns-repeated="16380"/>
        </table:table-row>
        <table:table-row table:style-name="ro1">
          <table:table-cell office:value-type="float" office:value="9.9804030000000008" table:style-name="ce2">
            <text:p>9.980403</text:p>
          </table:table-cell>
          <table:table-cell office:value-type="float" office:value="-0.20746300000000001" table:style-name="ce2">
            <text:p>-0.207463</text:p>
          </table:table-cell>
          <table:table-cell table:style-name="ce2"/>
          <table:table-cell office:value-type="float" office:value="4.3040896369000006E-2" table:formula="of:=POWER(([.B1997]-[.C1997]);2)" table:style-name="ce2">
            <text:p>0.043040896</text:p>
          </table:table-cell>
          <table:table-cell table:number-columns-repeated="16380"/>
        </table:table-row>
        <table:table-row table:style-name="ro1">
          <table:table-cell office:value-type="float" office:value="9.9854050000000001" table:style-name="ce2">
            <text:p>9.985405</text:p>
          </table:table-cell>
          <table:table-cell office:value-type="float" office:value="-6.5103999999999995E-2" table:style-name="ce2">
            <text:p>-0.065104</text:p>
          </table:table-cell>
          <table:table-cell table:style-name="ce2"/>
          <table:table-cell office:value-type="float" office:value="4.2385308159999992E-3" table:formula="of:=POWER(([.B1998]-[.C1998]);2)" table:style-name="ce2">
            <text:p>0.004238531</text:p>
          </table:table-cell>
          <table:table-cell table:number-columns-repeated="16380"/>
        </table:table-row>
        <table:table-row table:style-name="ro1">
          <table:table-cell office:value-type="float" office:value="9.9904069999999994" table:style-name="ce2">
            <text:p>9.990407</text:p>
          </table:table-cell>
          <table:table-cell office:value-type="float" office:value="-0.27079500000000001" table:style-name="ce2">
            <text:p>-0.270795</text:p>
          </table:table-cell>
          <table:table-cell table:style-name="ce2"/>
          <table:table-cell office:value-type="float" office:value="7.3329932025000003E-2" table:formula="of:=POWER(([.B1999]-[.C1999]);2)" table:style-name="ce2">
            <text:p>0.073329932</text:p>
          </table:table-cell>
          <table:table-cell table:number-columns-repeated="16380"/>
        </table:table-row>
        <table:table-row table:style-name="ro1">
          <table:table-cell office:value-type="float" office:value="9.9954090000000004" table:style-name="ce2">
            <text:p>9.995409</text:p>
          </table:table-cell>
          <table:table-cell office:value-type="float" office:value="0.41648600000000002" table:style-name="ce2">
            <text:p>0.416486</text:p>
          </table:table-cell>
          <table:table-cell table:style-name="ce2"/>
          <table:table-cell office:value-type="float" office:value="0.17346058819600002" table:formula="of:=POWER(([.B2000]-[.C2000]);2)" table:style-name="ce2">
            <text:p>0.173460588</text:p>
          </table:table-cell>
          <table:table-cell table:number-columns-repeated="16380"/>
        </table:table-row>
        <table:table-row table:style-name="ro1">
          <table:table-cell office:value-type="float" office:value="10.000411" table:style-name="ce2">
            <text:p>10.000411</text:p>
          </table:table-cell>
          <table:table-cell office:value-type="float" office:value="0.52659299999999998" table:style-name="ce2">
            <text:p>0.526593</text:p>
          </table:table-cell>
          <table:table-cell table:style-name="ce2"/>
          <table:table-cell office:value-type="float" office:value="0.277300187649" table:formula="of:=POWER(([.B2001]-[.C2001]);2)" table:style-name="ce2">
            <text:p>0.277300188</text:p>
          </table:table-cell>
          <table:table-cell table:number-columns-repeated="16380"/>
        </table:table-row>
        <table:table-row table:number-rows-repeated="1046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160__37__32_-_32_Accent1" style:display-name="20 % - Accent1" style:family="table-cell" style:data-style-name="N0">
      <style:table-cell-properties fo:background-color="#D9E1F2"/>
    </style:style>
    <style:style style:name="_50_0_160__37__32_-_32_Accent2" style:display-name="20 % - Accent2" style:family="table-cell" style:data-style-name="N0">
      <style:table-cell-properties fo:background-color="#FCE4D6"/>
    </style:style>
    <style:style style:name="_50_0_160__37__32_-_32_Accent3" style:display-name="20 % - Accent3" style:family="table-cell" style:data-style-name="N0">
      <style:table-cell-properties fo:background-color="#EDEDED"/>
    </style:style>
    <style:style style:name="_50_0_160__37__32_-_32_Accent4" style:display-name="20 % - Accent4" style:family="table-cell" style:data-style-name="N0">
      <style:table-cell-properties fo:background-color="#FFF2CC"/>
    </style:style>
    <style:style style:name="_50_0_160__37__32_-_32_Accent5" style:display-name="20 % - Accent5" style:family="table-cell" style:data-style-name="N0">
      <style:table-cell-properties fo:background-color="#DDEBF7"/>
    </style:style>
    <style:style style:name="_50_0_160__37__32_-_32_Accent6" style:display-name="20 % - Accent6" style:family="table-cell" style:data-style-name="N0">
      <style:table-cell-properties fo:background-color="#E2EFDA"/>
    </style:style>
    <style:style style:name="_52_0_160__37__32_-_32_Accent1" style:display-name="40 % - Accent1" style:family="table-cell" style:data-style-name="N0">
      <style:table-cell-properties fo:background-color="#B4C6E7"/>
    </style:style>
    <style:style style:name="_52_0_160__37__32_-_32_Accent2" style:display-name="40 % - Accent2" style:family="table-cell" style:data-style-name="N0">
      <style:table-cell-properties fo:background-color="#F8CBAD"/>
    </style:style>
    <style:style style:name="_52_0_160__37__32_-_32_Accent3" style:display-name="40 % - Accent3" style:family="table-cell" style:data-style-name="N0">
      <style:table-cell-properties fo:background-color="#DBDBDB"/>
    </style:style>
    <style:style style:name="_52_0_160__37__32_-_32_Accent4" style:display-name="40 % - Accent4" style:family="table-cell" style:data-style-name="N0">
      <style:table-cell-properties fo:background-color="#FFE699"/>
    </style:style>
    <style:style style:name="_52_0_160__37__32_-_32_Accent5" style:display-name="40 % - Accent5" style:family="table-cell" style:data-style-name="N0">
      <style:table-cell-properties fo:background-color="#BDD7EE"/>
    </style:style>
    <style:style style:name="_52_0_160__37__32_-_32_Accent6" style:display-name="40 % - Accent6" style:family="table-cell" style:data-style-name="N0">
      <style:table-cell-properties fo:background-color="#C6E0B4"/>
    </style:style>
    <style:style style:name="_54_0_160__37__32_-_32_Accent1" style:display-name="60 % - Accent1" style:family="table-cell" style:data-style-name="N0">
      <style:table-cell-properties fo:background-color="#8EA9DB"/>
    </style:style>
    <style:style style:name="_54_0_160__37__32_-_32_Accent2" style:display-name="60 % - Accent2" style:family="table-cell" style:data-style-name="N0">
      <style:table-cell-properties fo:background-color="#F4B084"/>
    </style:style>
    <style:style style:name="_54_0_160__37__32_-_32_Accent3" style:display-name="60 % - Accent3" style:family="table-cell" style:data-style-name="N0">
      <style:table-cell-properties fo:background-color="#C9C9C9"/>
    </style:style>
    <style:style style:name="_54_0_160__37__32_-_32_Accent4" style:display-name="60 % - Accent4" style:family="table-cell" style:data-style-name="N0">
      <style:table-cell-properties fo:background-color="#FFD966"/>
    </style:style>
    <style:style style:name="_54_0_160__37__32_-_32_Accent5" style:display-name="60 % - Accent5" style:family="table-cell" style:data-style-name="N0">
      <style:table-cell-properties fo:background-color="#9BC2E6"/>
    </style:style>
    <style:style style:name="_54_0_160__37__32_-_32_Accent6" style:display-name="60 % - Accent6" style:family="table-cell" style:data-style-name="N0">
      <style:table-cell-properties fo:background-color="#A9D08E"/>
    </style:style>
    <style:style style:name="Accent1" style:family="table-cell" style:data-style-name="N0">
      <style:table-cell-properties fo:background-color="#4472C4"/>
      <style:text-properties fo:color="#FFFFFF"/>
    </style:style>
    <style:style style:name="Accent2" style:family="table-cell" style:data-style-name="N0">
      <style:table-cell-properties fo:background-color="#ED7D31"/>
      <style:text-properties fo:color="#FFFFFF"/>
    </style:style>
    <style:style style:name="Accent3" style:family="table-cell" style:data-style-name="N0">
      <style:table-cell-properties fo:background-color="#A5A5A5"/>
      <style:text-properties fo:color="#FFFFFF"/>
    </style:style>
    <style:style style:name="Accent4" style:family="table-cell" style:data-style-name="N0">
      <style:table-cell-properties fo:background-color="#FFC000"/>
      <style:text-properties fo:color="#FFFFFF"/>
    </style:style>
    <style:style style:name="Accent5" style:family="table-cell" style:data-style-name="N0">
      <style:table-cell-properties fo:background-color="#5B9BD5"/>
      <style:text-properties fo:color="#FFFFFF"/>
    </style:style>
    <style:style style:name="Accent6" style:family="table-cell" style:data-style-name="N0">
      <style:table-cell-properties fo:background-color="#70AD47"/>
      <style:text-properties fo:color="#FFFFFF"/>
    </style:style>
    <style:style style:name="Avertissement" style:family="table-cell" style:data-style-name="N0">
      <style:text-properties fo:color="#FF0000"/>
    </style:style>
    <style:style style:name="Calcul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ellule_32_li_233_e" style:display-name="Cellule liée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Entr_233_e" style:display-name="Entrée" style:family="table-cell" style:data-style-name="N0">
      <style:table-cell-properties fo:border="thin solid #7F7F7F" fo:background-color="#FFCC99"/>
      <style:text-properties fo:color="#3F3F76"/>
    </style:style>
    <style:style style:name="Insatisfaisant" style:family="table-cell" style:data-style-name="N0">
      <style:table-cell-properties fo:background-color="#FFC7CE"/>
      <style:text-properties fo:color="#9C0006"/>
    </style:style>
    <style:style style:name="Neutre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Sortie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exte_32_explicatif" style:display-name="Texte explicatif" style:family="table-cell" style:data-style-name="N0">
      <style:text-properties fo:color="#7F7F7F" fo:font-style="italic" style:font-style-asian="italic" style:font-style-complex="italic"/>
    </style:style>
    <style:style style:name="Titre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Titre_160_1" style:display-name="Titre 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Titre_160_2" style:display-name="Titre 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Titre_160_3" style:display-name="Titre 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Titre_160_4" style:display-name="Titre 4" style:family="table-cell" style:data-style-name="N0">
      <style:text-properties fo:color="#44546A" fo:font-weight="bold" style:font-weight-asian="bold" style:font-weight-complex="bold"/>
    </style:style>
    <style:style style:name="Total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V_233_rification" style:display-name="Vérification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330</meta:generator>
    <meta:initial-creator>gaylord MARVILLE</meta:initial-creator>
    <dc:creator>gaylord MARVILLE</dc:creator>
    <meta:creation-date>2018-06-11T21:07:09Z</meta:creation-date>
    <dc:date>2018-06-11T21:07:18Z</dc:date>
  </office:meta>
</office:document-meta>
</file>